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268cm"/>
    </style:style>
    <style:style style:name="co3" style:family="table-column">
      <style:table-column-properties fo:break-before="auto" style:column-width="2.51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4" style:family="table-cell" style:parent-style-name="Default">
      <style:table-cell-properties fo:background-color="#000000"/>
    </style:style>
    <style:style style:name="ce13" style:family="table-cell" style:parent-style-name="Default">
      <style:table-cell-properties fo:background-color="transparent"/>
    </style:style>
    <style:style style:name="ce2" style:family="table-cell" style:parent-style-name="Default" style:data-style-name="N107"/>
    <style:style style:name="ce6" style:family="table-cell" style:parent-style-name="Default" style:data-style-name="N107">
      <style:table-cell-properties fo:background-color="transparent"/>
    </style:style>
    <style:style style:name="ce7" style:family="table-cell" style:parent-style-name="Default">
      <style:table-cell-properties fo:background-color="#cccccc"/>
    </style:style>
    <style:style style:name="ce8" style:family="table-cell" style:parent-style-name="Default" style:data-style-name="N107">
      <style:table-cell-properties fo:background-color="#000000"/>
    </style:style>
    <style:style style:name="ce3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Erlangs64_4C" table:style-name="ta1">
        <table:shapes>
          <draw:frame draw:z-index="0" draw:style-name="gr1" draw:text-style-name="P1" svg:width="17.484cm" svg:height="10.094cm" svg:x="50.001cm" svg:y="9.323cm">
            <draw:object draw:notify-on-update-of-ranges="Erlangs64_4C.Y3:Erlangs64_4C.Y19 Erlangs64_4C.Z2:Erlangs64_4C.Z2 Erlangs64_4C.Z3:Erlangs64_4C.Z19 Erlangs64_4C.AB2:Erlangs64_4C.AB2 Erlangs64_4C.AB3:Erlangs64_4C.AB19 Erlangs64_4C.AA2:Erlangs64_4C.AA2 Erlangs64_4C.AA3:Erlangs64_4C.AA19 Erlangs64_4C.AC2:Erlangs64_4C.AC2 Erlangs64_4C.AC3:Erlangs64_4C.AC1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20" table:default-cell-style-name="Default"/>
        <table:table-column table:style-name="co1" table:default-cell-style-name="ce2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3" table:number-columns-repeated="2" table:default-cell-style-name="Default"/>
        <table:table-column table:style-name="co1" table:default-cell-style-name="Default"/>
        <table:table-row table:style-name="ro1">
          <table:table-cell office:value-type="float" office:value="0.67" calcext:value-type="float">
            <text:p>0,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67" calcext:value-type="float">
            <text:p>0,6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0.67" calcext:value-type="float">
            <text:p>0,6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67" calcext:value-type="float">
            <text:p>0,67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AVERAGE([.A1:.T1])" office:value-type="float" office:value="0.201" calcext:value-type="float">
            <text:p>0,2</text:p>
          </table:table-cell>
          <table:table-cell table:style-name="ce2"/>
          <table:table-cell table:number-columns-repeated="7"/>
        </table:table-row>
        <table:table-row table:style-name="ro1">
          <table:table-cell office:value-type="float" office:value="2.67" calcext:value-type="float">
            <text:p>2,67</text:p>
          </table:table-cell>
          <table:table-cell office:value-type="float" office:value="0" calcext:value-type="float">
            <text:p>0</text:p>
          </table:table-cell>
          <table:table-cell office:value-type="float" office:value="1.33" calcext:value-type="float">
            <text:p>1,33</text:p>
          </table:table-cell>
          <table:table-cell office:value-type="float" office:value="0.67" calcext:value-type="float">
            <text:p>0,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67" calcext:value-type="float">
            <text:p>0,67</text:p>
          </table:table-cell>
          <table:table-cell table:number-columns-repeated="2" office:value-type="float" office:value="1.33" calcext:value-type="float">
            <text:p>1,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.33" calcext:value-type="float">
            <text:p>1,33</text:p>
          </table:table-cell>
          <table:table-cell office:value-type="float" office:value="0.67" calcext:value-type="float">
            <text:p>0,67</text:p>
          </table:table-cell>
          <table:table-cell office:value-type="float" office:value="2.67" calcext:value-type="float">
            <text:p>2,67</text:p>
          </table:table-cell>
          <table:table-cell office:value-type="float" office:value="0" calcext:value-type="float">
            <text:p>0</text:p>
          </table:table-cell>
          <table:table-cell office:value-type="float" office:value="4.67" calcext:value-type="float">
            <text:p>4,67</text:p>
          </table:table-cell>
          <table:table-cell office:value-type="float" office:value="0.67" calcext:value-type="float">
            <text:p>0,67</text:p>
          </table:table-cell>
          <table:table-cell office:value-type="float" office:value="1.33" calcext:value-type="float">
            <text:p>1,33</text:p>
          </table:table-cell>
          <table:table-cell office:value-type="float" office:value="0" calcext:value-type="float">
            <text:p>0</text:p>
          </table:table-cell>
          <table:table-cell table:formula="of:=AVERAGE([.A2:.T2])" office:value-type="float" office:value="1.0335" calcext:value-type="float">
            <text:p>1,0</text:p>
          </table:table-cell>
          <table:table-cell table:number-columns-repeated="3"/>
          <table:table-cell table:style-name="ce6"/>
          <table:table-cell table:style-name="ce7" office:value-type="string" calcext:value-type="string">
            <text:p>Janet</text:p>
          </table:table-cell>
          <table:table-cell table:style-name="ce7" office:value-type="string" calcext:value-type="string">
            <text:p>RedCLARA</text:p>
          </table:table-cell>
          <table:table-cell table:style-name="ce7" office:value-type="string" calcext:value-type="string">
            <text:p>NSF</text:p>
          </table:table-cell>
          <table:table-cell table:style-name="ce7" office:value-type="string" calcext:value-type="string">
            <text:p>Ipê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33" calcext:value-type="float">
            <text:p>1,33</text:p>
          </table:table-cell>
          <table:table-cell office:value-type="float" office:value="6" calcext:value-type="float">
            <text:p>6</text:p>
          </table:table-cell>
          <table:table-cell office:value-type="float" office:value="3.33" calcext:value-type="float">
            <text:p>3,33</text:p>
          </table:table-cell>
          <table:table-cell office:value-type="float" office:value="1.33" calcext:value-type="float">
            <text:p>1,33</text:p>
          </table:table-cell>
          <table:table-cell office:value-type="float" office:value="3.33" calcext:value-type="float">
            <text:p>3,33</text:p>
          </table:table-cell>
          <table:table-cell office:value-type="float" office:value="4.67" calcext:value-type="float">
            <text:p>4,67</text:p>
          </table:table-cell>
          <table:table-cell office:value-type="float" office:value="5.33" calcext:value-type="float">
            <text:p>5,33</text:p>
          </table:table-cell>
          <table:table-cell office:value-type="float" office:value="2" calcext:value-type="float">
            <text:p>2</text:p>
          </table:table-cell>
          <table:table-cell office:value-type="float" office:value="2.67" calcext:value-type="float">
            <text:p>2,67</text:p>
          </table:table-cell>
          <table:table-cell office:value-type="float" office:value="2" calcext:value-type="float">
            <text:p>2</text:p>
          </table:table-cell>
          <table:table-cell office:value-type="float" office:value="1.33" calcext:value-type="float">
            <text:p>1,3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.33" calcext:value-type="float">
            <text:p>1,33</text:p>
          </table:table-cell>
          <table:table-cell table:number-columns-repeated="2" office:value-type="float" office:value="3.33" calcext:value-type="float">
            <text:p>3,33</text:p>
          </table:table-cell>
          <table:table-cell office:value-type="float" office:value="0.67" calcext:value-type="float">
            <text:p>0,67</text:p>
          </table:table-cell>
          <table:table-cell table:formula="of:=AVERAGE([.A3:.T3])" office:value-type="float" office:value="3.099" calcext:value-type="float">
            <text:p>3,1</text:p>
          </table:table-cell>
          <table:table-cell table:number-columns-repeated="3"/>
          <table:table-cell table:style-name="ce7" office:value-type="float" office:value="1" calcext:value-type="float">
            <text:p>1</text:p>
          </table:table-cell>
          <table:table-cell table:style-name="ce8" table:formula="of:=[.U1]" office:value-type="float" office:value="0.201" calcext:value-type="float">
            <text:p>0,2</text:p>
          </table:table-cell>
          <table:table-cell table:style-name="ce8" table:formula="of:=[.U68]" office:value-type="float" office:value="0.2675" calcext:value-type="float">
            <text:p>0,3</text:p>
          </table:table-cell>
          <table:table-cell table:style-name="ce8" table:formula="of:=[.U135]" office:value-type="string" office:string-value="" calcext:value-type="error">
            <text:p>#DIV/0!</text:p>
          </table:table-cell>
          <table:table-cell table:style-name="ce8" table:formula="of:=[.U202]" office:value-type="float" office:value="0.0335" calcext:value-type="float">
            <text:p>0,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.67" calcext:value-type="float">
            <text:p>10,67</text:p>
          </table:table-cell>
          <table:table-cell office:value-type="float" office:value="9.33" calcext:value-type="float">
            <text:p>9,33</text:p>
          </table:table-cell>
          <table:table-cell office:value-type="float" office:value="6" calcext:value-type="float">
            <text:p>6</text:p>
          </table:table-cell>
          <table:table-cell office:value-type="float" office:value="6.67" calcext:value-type="float">
            <text:p>6,67</text:p>
          </table:table-cell>
          <table:table-cell office:value-type="float" office:value="4.67" calcext:value-type="float">
            <text:p>4,67</text:p>
          </table:table-cell>
          <table:table-cell office:value-type="float" office:value="2.67" calcext:value-type="float">
            <text:p>2,67</text:p>
          </table:table-cell>
          <table:table-cell office:value-type="float" office:value="6.67" calcext:value-type="float">
            <text:p>6,67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.67" calcext:value-type="float">
            <text:p>2,67</text:p>
          </table:table-cell>
          <table:table-cell office:value-type="float" office:value="8" calcext:value-type="float">
            <text:p>8</text:p>
          </table:table-cell>
          <table:table-cell office:value-type="float" office:value="6.67" calcext:value-type="float">
            <text:p>6,67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3.33" calcext:value-type="float">
            <text:p>3,33</text:p>
          </table:table-cell>
          <table:table-cell office:value-type="float" office:value="1.33" calcext:value-type="float">
            <text:p>1,33</text:p>
          </table:table-cell>
          <table:table-cell office:value-type="float" office:value="5.33" calcext:value-type="float">
            <text:p>5,33</text:p>
          </table:table-cell>
          <table:table-cell office:value-type="float" office:value="8.67" calcext:value-type="float">
            <text:p>8,67</text:p>
          </table:table-cell>
          <table:table-cell table:formula="of:=AVERAGE([.A4:.T4])" office:value-type="float" office:value="6.334" calcext:value-type="float">
            <text:p>6,3</text:p>
          </table:table-cell>
          <table:table-cell table:number-columns-repeated="3"/>
          <table:table-cell table:style-name="ce7" office:value-type="float" office:value="4" calcext:value-type="float">
            <text:p>4</text:p>
          </table:table-cell>
          <table:table-cell table:style-name="ce8" table:formula="of:=[.U4]" office:value-type="float" office:value="6.334" calcext:value-type="float">
            <text:p>6,3</text:p>
          </table:table-cell>
          <table:table-cell table:style-name="ce8" table:formula="of:=[.U72]" office:value-type="float" office:value="8.0665" calcext:value-type="float">
            <text:p>8,1</text:p>
          </table:table-cell>
          <table:table-cell table:style-name="ce8" table:formula="of:=[.U138]" office:value-type="string" office:string-value="" calcext:value-type="error">
            <text:p>#DIV/0!</text:p>
          </table:table-cell>
          <table:table-cell table:style-name="ce8" table:formula="of:=[.U206]" office:value-type="float" office:value="0.067" calcext:value-type="float">
            <text:p>0,1</text:p>
          </table:table-cell>
        </table:table-row>
        <table:table-row table:style-name="ro1">
          <table:table-cell table:number-columns-repeated="2" office:value-type="float" office:value="7.33" calcext:value-type="float">
            <text:p>7,33</text:p>
          </table:table-cell>
          <table:table-cell office:value-type="float" office:value="4.67" calcext:value-type="float">
            <text:p>4,67</text:p>
          </table:table-cell>
          <table:table-cell office:value-type="float" office:value="12" calcext:value-type="float">
            <text:p>12</text:p>
          </table:table-cell>
          <table:table-cell office:value-type="float" office:value="10.67" calcext:value-type="float">
            <text:p>10,67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1.33" calcext:value-type="float">
            <text:p>11,33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1.33" calcext:value-type="float">
            <text:p>11,33</text:p>
          </table:table-cell>
          <table:table-cell office:value-type="float" office:value="8.67" calcext:value-type="float">
            <text:p>8,67</text:p>
          </table:table-cell>
          <table:table-cell office:value-type="float" office:value="13.33" calcext:value-type="float">
            <text:p>13,33</text:p>
          </table:table-cell>
          <table:table-cell office:value-type="float" office:value="6" calcext:value-type="float">
            <text:p>6</text:p>
          </table:table-cell>
          <table:table-cell office:value-type="float" office:value="6.67" calcext:value-type="float">
            <text:p>6,67</text:p>
          </table:table-cell>
          <table:table-cell office:value-type="float" office:value="9.33" calcext:value-type="float">
            <text:p>9,33</text:p>
          </table:table-cell>
          <table:table-cell office:value-type="float" office:value="11.33" calcext:value-type="float">
            <text:p>11,33</text:p>
          </table:table-cell>
          <table:table-cell office:value-type="float" office:value="16" calcext:value-type="float">
            <text:p>16</text:p>
          </table:table-cell>
          <table:table-cell office:value-type="float" office:value="5.33" calcext:value-type="float">
            <text:p>5,33</text:p>
          </table:table-cell>
          <table:table-cell office:value-type="float" office:value="8" calcext:value-type="float">
            <text:p>8</text:p>
          </table:table-cell>
          <table:table-cell table:formula="of:=AVERAGE([.A5:.T5])" office:value-type="float" office:value="9.766" calcext:value-type="float">
            <text:p>9,8</text:p>
          </table:table-cell>
          <table:table-cell table:number-columns-repeated="3"/>
          <table:table-cell table:style-name="ce7" office:value-type="float" office:value="8" calcext:value-type="float">
            <text:p>8</text:p>
          </table:table-cell>
          <table:table-cell table:style-name="ce8" table:formula="of:=[.U8]" office:value-type="float" office:value="26.3335" calcext:value-type="float">
            <text:p>26,3</text:p>
          </table:table-cell>
          <table:table-cell table:style-name="ce8" table:formula="of:=[.U76]" office:value-type="float" office:value="28.5005" calcext:value-type="float">
            <text:p>28,5</text:p>
          </table:table-cell>
          <table:table-cell table:style-name="ce8" table:formula="of:=[.U142]" office:value-type="string" office:string-value="" calcext:value-type="error">
            <text:p>#DIV/0!</text:p>
          </table:table-cell>
          <table:table-cell table:style-name="ce8" table:formula="of:=[.U210]" office:value-type="float" office:value="0.2335" calcext:value-type="float">
            <text:p>0,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8.67" calcext:value-type="float">
            <text:p>8,67</text:p>
          </table:table-cell>
          <table:table-cell office:value-type="float" office:value="18.67" calcext:value-type="float">
            <text:p>18,67</text:p>
          </table:table-cell>
          <table:table-cell office:value-type="float" office:value="9.33" calcext:value-type="float">
            <text:p>9,33</text:p>
          </table:table-cell>
          <table:table-cell office:value-type="float" office:value="14" calcext:value-type="float">
            <text:p>14</text:p>
          </table:table-cell>
          <table:table-cell office:value-type="float" office:value="11.33" calcext:value-type="float">
            <text:p>11,33</text:p>
          </table:table-cell>
          <table:table-cell office:value-type="float" office:value="16" calcext:value-type="float">
            <text:p>16</text:p>
          </table:table-cell>
          <table:table-cell office:value-type="float" office:value="9.33" calcext:value-type="float">
            <text:p>9,33</text:p>
          </table:table-cell>
          <table:table-cell office:value-type="float" office:value="18.67" calcext:value-type="float">
            <text:p>18,67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.67" calcext:value-type="float">
            <text:p>6,67</text:p>
          </table:table-cell>
          <table:table-cell office:value-type="float" office:value="14.67" calcext:value-type="float">
            <text:p>14,67</text:p>
          </table:table-cell>
          <table:table-cell office:value-type="float" office:value="13.33" calcext:value-type="float">
            <text:p>13,33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2.67" calcext:value-type="float">
            <text:p>22,67</text:p>
          </table:table-cell>
          <table:table-cell table:formula="of:=AVERAGE([.A6:.T6])" office:value-type="float" office:value="14.467" calcext:value-type="float">
            <text:p>14,5</text:p>
          </table:table-cell>
          <table:table-cell table:number-columns-repeated="3"/>
          <table:table-cell table:style-name="ce7" office:value-type="float" office:value="12" calcext:value-type="float">
            <text:p>12</text:p>
          </table:table-cell>
          <table:table-cell table:style-name="ce8" table:formula="of:=[.U12]" office:value-type="float" office:value="41.2665" calcext:value-type="float">
            <text:p>41,3</text:p>
          </table:table-cell>
          <table:table-cell table:style-name="ce8" table:formula="of:=[.U80]" office:value-type="float" office:value="46.7335" calcext:value-type="float">
            <text:p>46,7</text:p>
          </table:table-cell>
          <table:table-cell table:style-name="ce8" table:formula="of:=[.U146]" office:value-type="string" office:string-value="" calcext:value-type="error">
            <text:p>#DIV/0!</text:p>
          </table:table-cell>
          <table:table-cell table:style-name="ce8" table:formula="of:=[.U214]" office:value-type="float" office:value="1.234" calcext:value-type="float">
            <text:p>1,2</text:p>
          </table:table-cell>
        </table:table-row>
        <table:table-row table:style-name="ro1">
          <table:table-cell office:value-type="float" office:value="19.33" calcext:value-type="float">
            <text:p>19,33</text:p>
          </table:table-cell>
          <table:table-cell office:value-type="float" office:value="23.33" calcext:value-type="float">
            <text:p>23,33</text:p>
          </table:table-cell>
          <table:table-cell office:value-type="float" office:value="21.33" calcext:value-type="float">
            <text:p>21,33</text:p>
          </table:table-cell>
          <table:table-cell office:value-type="float" office:value="12" calcext:value-type="float">
            <text:p>12</text:p>
          </table:table-cell>
          <table:table-cell office:value-type="float" office:value="22.67" calcext:value-type="float">
            <text:p>22,67</text:p>
          </table:table-cell>
          <table:table-cell table:number-columns-repeated="2" office:value-type="float" office:value="15.33" calcext:value-type="float">
            <text:p>15,33</text:p>
          </table:table-cell>
          <table:table-cell office:value-type="float" office:value="26.67" calcext:value-type="float">
            <text:p>26,67</text:p>
          </table:table-cell>
          <table:table-cell office:value-type="float" office:value="35.33" calcext:value-type="float">
            <text:p>35,33</text:p>
          </table:table-cell>
          <table:table-cell office:value-type="float" office:value="16" calcext:value-type="float">
            <text:p>16</text:p>
          </table:table-cell>
          <table:table-cell office:value-type="float" office:value="16.67" calcext:value-type="float">
            <text:p>16,67</text:p>
          </table:table-cell>
          <table:table-cell table:number-columns-repeated="2" office:value-type="float" office:value="20.67" calcext:value-type="float">
            <text:p>20,67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21.33" calcext:value-type="float">
            <text:p>21,33</text:p>
          </table:table-cell>
          <table:table-cell office:value-type="float" office:value="20.67" calcext:value-type="float">
            <text:p>20,67</text:p>
          </table:table-cell>
          <table:table-cell table:number-columns-repeated="2" office:value-type="float" office:value="22.67" calcext:value-type="float">
            <text:p>22,67</text:p>
          </table:table-cell>
          <table:table-cell office:value-type="float" office:value="13.33" calcext:value-type="float">
            <text:p>13,33</text:p>
          </table:table-cell>
          <table:table-cell table:formula="of:=AVERAGE([.A7:.T7])" office:value-type="float" office:value="20.3" calcext:value-type="float">
            <text:p>20,3</text:p>
          </table:table-cell>
          <table:table-cell table:number-columns-repeated="3"/>
          <table:table-cell table:style-name="ce7" office:value-type="float" office:value="16" calcext:value-type="float">
            <text:p>16</text:p>
          </table:table-cell>
          <table:table-cell table:style-name="ce8" table:formula="of:=[.U16]" office:value-type="float" office:value="55.3345" calcext:value-type="float">
            <text:p>55,3</text:p>
          </table:table-cell>
          <table:table-cell table:style-name="ce8" table:formula="of:=[.U84]" office:value-type="float" office:value="55.067" calcext:value-type="float">
            <text:p>55,1</text:p>
          </table:table-cell>
          <table:table-cell table:style-name="ce8" table:formula="of:=[.U150]" office:value-type="string" office:string-value="" calcext:value-type="error">
            <text:p>#DIV/0!</text:p>
          </table:table-cell>
          <table:table-cell table:style-name="ce8" table:formula="of:=[.U218]" office:value-type="float" office:value="6.0995" calcext:value-type="float">
            <text:p>6,1</text:p>
          </table:table-cell>
        </table:table-row>
        <table:table-row table:style-name="ro1">
          <table:table-cell office:value-type="float" office:value="33.33" calcext:value-type="float">
            <text:p>33,33</text:p>
          </table:table-cell>
          <table:table-cell office:value-type="float" office:value="32.67" calcext:value-type="float">
            <text:p>32,67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.67" calcext:value-type="float">
            <text:p>40,67</text:p>
          </table:table-cell>
          <table:table-cell office:value-type="float" office:value="18.67" calcext:value-type="float">
            <text:p>18,67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23.33" calcext:value-type="float">
            <text:p>23,33</text:p>
          </table:table-cell>
          <table:table-cell office:value-type="float" office:value="16" calcext:value-type="float">
            <text:p>16</text:p>
          </table:table-cell>
          <table:table-cell office:value-type="float" office:value="27.33" calcext:value-type="float">
            <text:p>27,33</text:p>
          </table:table-cell>
          <table:table-cell office:value-type="float" office:value="24.67" calcext:value-type="float">
            <text:p>24,67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33.33" calcext:value-type="float">
            <text:p>33,33</text:p>
          </table:table-cell>
          <table:table-cell office:value-type="float" office:value="20.67" calcext:value-type="float">
            <text:p>20,67</text:p>
          </table:table-cell>
          <table:table-cell table:formula="of:=AVERAGE([.A8:.T8])" office:value-type="float" office:value="26.3335" calcext:value-type="float">
            <text:p>26,3</text:p>
          </table:table-cell>
          <table:table-cell table:number-columns-repeated="3"/>
          <table:table-cell table:style-name="ce7" office:value-type="float" office:value="20" calcext:value-type="float">
            <text:p>20</text:p>
          </table:table-cell>
          <table:table-cell table:style-name="ce8" table:formula="of:=[.U20]" office:value-type="float" office:value="59.5675" calcext:value-type="float">
            <text:p>59,6</text:p>
          </table:table-cell>
          <table:table-cell table:style-name="ce8" table:formula="of:=[.U88]" office:value-type="float" office:value="62.5985" calcext:value-type="float">
            <text:p>62,6</text:p>
          </table:table-cell>
          <table:table-cell table:style-name="ce8" table:formula="of:=[.U154]" office:value-type="string" office:string-value="" calcext:value-type="error">
            <text:p>#DIV/0!</text:p>
          </table:table-cell>
          <table:table-cell table:style-name="ce8" table:formula="of:=[.U222]" office:value-type="float" office:value="15.8335" calcext:value-type="float">
            <text:p>15,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9.33" calcext:value-type="float">
            <text:p>39,33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30.67" calcext:value-type="float">
            <text:p>30,67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29.33" calcext:value-type="float">
            <text:p>29,33</text:p>
          </table:table-cell>
          <table:table-cell office:value-type="float" office:value="39.33" calcext:value-type="float">
            <text:p>39,33</text:p>
          </table:table-cell>
          <table:table-cell office:value-type="float" office:value="24.67" calcext:value-type="float">
            <text:p>24,67</text:p>
          </table:table-cell>
          <table:table-cell office:value-type="float" office:value="22.67" calcext:value-type="float">
            <text:p>22,67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4.67" calcext:value-type="float">
            <text:p>24,67</text:p>
          </table:table-cell>
          <table:table-cell office:value-type="float" office:value="32.67" calcext:value-type="float">
            <text:p>32,67</text:p>
          </table:table-cell>
          <table:table-cell office:value-type="float" office:value="40.67" calcext:value-type="float">
            <text:p>40,67</text:p>
          </table:table-cell>
          <table:table-cell office:value-type="float" office:value="23.33" calcext:value-type="float">
            <text:p>23,33</text:p>
          </table:table-cell>
          <table:table-cell office:value-type="float" office:value="27.33" calcext:value-type="float">
            <text:p>27,33</text:p>
          </table:table-cell>
          <table:table-cell office:value-type="float" office:value="24.67" calcext:value-type="float">
            <text:p>24,67</text:p>
          </table:table-cell>
          <table:table-cell table:formula="of:=AVERAGE([.A9:.T9])" office:value-type="float" office:value="31.4005" calcext:value-type="float">
            <text:p>31,4</text:p>
          </table:table-cell>
          <table:table-cell table:number-columns-repeated="3"/>
          <table:table-cell table:style-name="ce7" office:value-type="float" office:value="24" calcext:value-type="float">
            <text:p>24</text:p>
          </table:table-cell>
          <table:table-cell table:style-name="ce8" table:formula="of:=[.U24]" office:value-type="float" office:value="68.833" calcext:value-type="float">
            <text:p>68,8</text:p>
          </table:table-cell>
          <table:table-cell table:style-name="ce8" table:formula="of:=[.U92]" office:value-type="float" office:value="66.5325" calcext:value-type="float">
            <text:p>66,5</text:p>
          </table:table-cell>
          <table:table-cell table:style-name="ce8" table:formula="of:=[.U158]" office:value-type="string" office:string-value="" calcext:value-type="error">
            <text:p>#DIV/0!</text:p>
          </table:table-cell>
          <table:table-cell table:style-name="ce8" table:formula="of:=[.U226]" office:value-type="float" office:value="23.433" calcext:value-type="float">
            <text:p>23,4</text:p>
          </table:table-cell>
        </table:table-row>
        <table:table-row table:style-name="ro1">
          <table:table-cell office:value-type="float" office:value="30.67" calcext:value-type="float">
            <text:p>30,67</text:p>
          </table:table-cell>
          <table:table-cell office:value-type="float" office:value="31.33" calcext:value-type="float">
            <text:p>31,33</text:p>
          </table:table-cell>
          <table:table-cell office:value-type="float" office:value="34.67" calcext:value-type="float">
            <text:p>34,67</text:p>
          </table:table-cell>
          <table:table-cell office:value-type="float" office:value="40" calcext:value-type="float">
            <text:p>40</text:p>
          </table:table-cell>
          <table:table-cell office:value-type="float" office:value="26.67" calcext:value-type="float">
            <text:p>26,67</text:p>
          </table:table-cell>
          <table:table-cell office:value-type="float" office:value="34.67" calcext:value-type="float">
            <text:p>34,67</text:p>
          </table:table-cell>
          <table:table-cell office:value-type="float" office:value="38" calcext:value-type="float">
            <text:p>38</text:p>
          </table:table-cell>
          <table:table-cell office:value-type="float" office:value="37.33" calcext:value-type="float">
            <text:p>37,33</text:p>
          </table:table-cell>
          <table:table-cell office:value-type="float" office:value="27.33" calcext:value-type="float">
            <text:p>27,33</text:p>
          </table:table-cell>
          <table:table-cell office:value-type="float" office:value="30" calcext:value-type="float">
            <text:p>30</text:p>
          </table:table-cell>
          <table:table-cell office:value-type="float" office:value="33.33" calcext:value-type="float">
            <text:p>33,33</text:p>
          </table:table-cell>
          <table:table-cell office:value-type="float" office:value="28.67" calcext:value-type="float">
            <text:p>28,67</text:p>
          </table:table-cell>
          <table:table-cell office:value-type="float" office:value="33.33" calcext:value-type="float">
            <text:p>33,33</text:p>
          </table:table-cell>
          <table:table-cell office:value-type="float" office:value="46.67" calcext:value-type="float">
            <text:p>46,67</text:p>
          </table:table-cell>
          <table:table-cell office:value-type="float" office:value="34" calcext:value-type="float">
            <text:p>34</text:p>
          </table:table-cell>
          <table:table-cell office:value-type="float" office:value="32.67" calcext:value-type="float">
            <text:p>32,67</text:p>
          </table:table-cell>
          <table:table-cell office:value-type="float" office:value="37.33" calcext:value-type="float">
            <text:p>37,33</text:p>
          </table:table-cell>
          <table:table-cell office:value-type="float" office:value="47.33" calcext:value-type="float">
            <text:p>47,33</text:p>
          </table:table-cell>
          <table:table-cell office:value-type="float" office:value="33.33" calcext:value-type="float">
            <text:p>33,33</text:p>
          </table:table-cell>
          <table:table-cell office:value-type="float" office:value="36.67" calcext:value-type="float">
            <text:p>36,67</text:p>
          </table:table-cell>
          <table:table-cell table:formula="of:=AVERAGE([.A10:.T10])" office:value-type="float" office:value="34.7" calcext:value-type="float">
            <text:p>34,7</text:p>
          </table:table-cell>
          <table:table-cell table:number-columns-repeated="3"/>
          <table:table-cell table:style-name="ce7" office:value-type="float" office:value="28" calcext:value-type="float">
            <text:p>28</text:p>
          </table:table-cell>
          <table:table-cell table:style-name="ce8" table:formula="of:=[.U28]" office:value-type="float" office:value="70.166" calcext:value-type="float">
            <text:p>70,2</text:p>
          </table:table-cell>
          <table:table-cell table:style-name="ce8" table:formula="of:=[.U96]" office:value-type="float" office:value="70.8665" calcext:value-type="float">
            <text:p>70,9</text:p>
          </table:table-cell>
          <table:table-cell table:style-name="ce8" table:formula="of:=[.U162]" office:value-type="string" office:string-value="" calcext:value-type="error">
            <text:p>#DIV/0!</text:p>
          </table:table-cell>
          <table:table-cell table:style-name="ce8" table:formula="of:=[.U230]" office:value-type="float" office:value="33.266" calcext:value-type="float">
            <text:p>33,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2.67" calcext:value-type="float">
            <text:p>42,67</text:p>
          </table:table-cell>
          <table:table-cell office:value-type="float" office:value="32.67" calcext:value-type="float">
            <text:p>32,67</text:p>
          </table:table-cell>
          <table:table-cell office:value-type="float" office:value="44" calcext:value-type="float">
            <text:p>44</text:p>
          </table:table-cell>
          <table:table-cell office:value-type="float" office:value="37.33" calcext:value-type="float">
            <text:p>37,33</text:p>
          </table:table-cell>
          <table:table-cell office:value-type="float" office:value="41.33" calcext:value-type="float">
            <text:p>41,33</text:p>
          </table:table-cell>
          <table:table-cell office:value-type="float" office:value="38" calcext:value-type="float">
            <text:p>38</text:p>
          </table:table-cell>
          <table:table-cell office:value-type="float" office:value="45.33" calcext:value-type="float">
            <text:p>45,33</text:p>
          </table:table-cell>
          <table:table-cell office:value-type="float" office:value="40.67" calcext:value-type="float">
            <text:p>40,67</text:p>
          </table:table-cell>
          <table:table-cell office:value-type="float" office:value="35.33" calcext:value-type="float">
            <text:p>35,33</text:p>
          </table:table-cell>
          <table:table-cell office:value-type="float" office:value="43.33" calcext:value-type="float">
            <text:p>43,33</text:p>
          </table:table-cell>
          <table:table-cell office:value-type="float" office:value="23.33" calcext:value-type="float">
            <text:p>23,33</text:p>
          </table:table-cell>
          <table:table-cell office:value-type="float" office:value="43.33" calcext:value-type="float">
            <text:p>43,33</text:p>
          </table:table-cell>
          <table:table-cell office:value-type="float" office:value="38.67" calcext:value-type="float">
            <text:p>38,67</text:p>
          </table:table-cell>
          <table:table-cell office:value-type="float" office:value="32.67" calcext:value-type="float">
            <text:p>32,67</text:p>
          </table:table-cell>
          <table:table-cell office:value-type="float" office:value="33.33" calcext:value-type="float">
            <text:p>33,33</text:p>
          </table:table-cell>
          <table:table-cell office:value-type="float" office:value="38.67" calcext:value-type="float">
            <text:p>38,67</text:p>
          </table:table-cell>
          <table:table-cell office:value-type="float" office:value="42.67" calcext:value-type="float">
            <text:p>42,67</text:p>
          </table:table-cell>
          <table:table-cell office:value-type="float" office:value="50" calcext:value-type="float">
            <text:p>50</text:p>
          </table:table-cell>
          <table:table-cell office:value-type="float" office:value="36" calcext:value-type="float">
            <text:p>36</text:p>
          </table:table-cell>
          <table:table-cell table:formula="of:=AVERAGE([.A11:.T11])" office:value-type="float" office:value="38.9665" calcext:value-type="float">
            <text:p>39,0</text:p>
          </table:table-cell>
          <table:table-cell table:number-columns-repeated="3"/>
          <table:table-cell table:style-name="ce7" office:value-type="float" office:value="32" calcext:value-type="float">
            <text:p>32</text:p>
          </table:table-cell>
          <table:table-cell table:style-name="ce8" table:formula="of:=[.U32]" office:value-type="float" office:value="73.9675" calcext:value-type="float">
            <text:p>74,0</text:p>
          </table:table-cell>
          <table:table-cell table:style-name="ce8" table:formula="of:=[.U100]" office:value-type="float" office:value="71.599" calcext:value-type="float">
            <text:p>71,6</text:p>
          </table:table-cell>
          <table:table-cell table:style-name="ce8" table:formula="of:=[.U166]" office:value-type="string" office:string-value="" calcext:value-type="error">
            <text:p>#DIV/0!</text:p>
          </table:table-cell>
          <table:table-cell table:style-name="ce8" table:formula="of:=[.U234]" office:value-type="float" office:value="33.967" calcext:value-type="float">
            <text:p>34,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44" calcext:value-type="float">
            <text:p>44</text:p>
          </table:table-cell>
          <table:table-cell office:value-type="float" office:value="34.67" calcext:value-type="float">
            <text:p>34,67</text:p>
          </table:table-cell>
          <table:table-cell office:value-type="float" office:value="39.33" calcext:value-type="float">
            <text:p>39,33</text:p>
          </table:table-cell>
          <table:table-cell office:value-type="float" office:value="49.33" calcext:value-type="float">
            <text:p>49,33</text:p>
          </table:table-cell>
          <table:table-cell office:value-type="float" office:value="51.33" calcext:value-type="float">
            <text:p>51,33</text:p>
          </table:table-cell>
          <table:table-cell office:value-type="float" office:value="38.67" calcext:value-type="float">
            <text:p>38,67</text:p>
          </table:table-cell>
          <table:table-cell office:value-type="float" office:value="44" calcext:value-type="float">
            <text:p>44</text:p>
          </table:table-cell>
          <table:table-cell office:value-type="float" office:value="43.33" calcext:value-type="float">
            <text:p>43,33</text:p>
          </table:table-cell>
          <table:table-cell office:value-type="float" office:value="51.33" calcext:value-type="float">
            <text:p>51,33</text:p>
          </table:table-cell>
          <table:table-cell office:value-type="float" office:value="40.67" calcext:value-type="float">
            <text:p>40,67</text:p>
          </table:table-cell>
          <table:table-cell office:value-type="float" office:value="35.33" calcext:value-type="float">
            <text:p>35,33</text:p>
          </table:table-cell>
          <table:table-cell office:value-type="float" office:value="40" calcext:value-type="float">
            <text:p>40</text:p>
          </table:table-cell>
          <table:table-cell office:value-type="float" office:value="44.67" calcext:value-type="float">
            <text:p>44,67</text:p>
          </table:table-cell>
          <table:table-cell office:value-type="float" office:value="42" calcext:value-type="float">
            <text:p>42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44.67" calcext:value-type="float">
            <text:p>44,67</text:p>
          </table:table-cell>
          <table:table-cell table:formula="of:=AVERAGE([.A12:.T12])" office:value-type="float" office:value="41.2665" calcext:value-type="float">
            <text:p>41,3</text:p>
          </table:table-cell>
          <table:table-cell table:number-columns-repeated="3"/>
          <table:table-cell table:style-name="ce7" office:value-type="float" office:value="36" calcext:value-type="float">
            <text:p>36</text:p>
          </table:table-cell>
          <table:table-cell table:style-name="ce8" table:formula="of:=[.U36]" office:value-type="float" office:value="75.3675" calcext:value-type="float">
            <text:p>75,4</text:p>
          </table:table-cell>
          <table:table-cell table:style-name="ce8" table:formula="of:=[.U104]" office:value-type="float" office:value="75.0665" calcext:value-type="float">
            <text:p>75,1</text:p>
          </table:table-cell>
          <table:table-cell table:style-name="ce8" table:formula="of:=[.U170]" office:value-type="string" office:string-value="" calcext:value-type="error">
            <text:p>#DIV/0!</text:p>
          </table:table-cell>
          <table:table-cell table:style-name="ce8" table:formula="of:=[.U238]" office:value-type="float" office:value="40.5665" calcext:value-type="float">
            <text:p>40,6</text:p>
          </table:table-cell>
        </table:table-row>
        <table:table-row table:style-name="ro1">
          <table:table-cell office:value-type="float" office:value="49.33" calcext:value-type="float">
            <text:p>49,33</text:p>
          </table:table-cell>
          <table:table-cell office:value-type="float" office:value="30" calcext:value-type="float">
            <text:p>30</text:p>
          </table:table-cell>
          <table:table-cell office:value-type="float" office:value="49.33" calcext:value-type="float">
            <text:p>49,33</text:p>
          </table:table-cell>
          <table:table-cell office:value-type="float" office:value="54" calcext:value-type="float">
            <text:p>54</text:p>
          </table:table-cell>
          <table:table-cell office:value-type="float" office:value="50" calcext:value-type="float">
            <text:p>50</text:p>
          </table:table-cell>
          <table:table-cell office:value-type="float" office:value="51.33" calcext:value-type="float">
            <text:p>51,33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39.33" calcext:value-type="float">
            <text:p>39,33</text:p>
          </table:table-cell>
          <table:table-cell office:value-type="float" office:value="46.67" calcext:value-type="float">
            <text:p>46,67</text:p>
          </table:table-cell>
          <table:table-cell office:value-type="float" office:value="56.67" calcext:value-type="float">
            <text:p>56,67</text:p>
          </table:table-cell>
          <table:table-cell office:value-type="float" office:value="51.33" calcext:value-type="float">
            <text:p>51,33</text:p>
          </table:table-cell>
          <table:table-cell office:value-type="float" office:value="37.33" calcext:value-type="float">
            <text:p>37,33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57.33" calcext:value-type="float">
            <text:p>57,33</text:p>
          </table:table-cell>
          <table:table-cell office:value-type="float" office:value="52" calcext:value-type="float">
            <text:p>52</text:p>
          </table:table-cell>
          <table:table-cell office:value-type="float" office:value="50.67" calcext:value-type="float">
            <text:p>50,67</text:p>
          </table:table-cell>
          <table:table-cell office:value-type="float" office:value="42.67" calcext:value-type="float">
            <text:p>42,67</text:p>
          </table:table-cell>
          <table:table-cell office:value-type="float" office:value="41.33" calcext:value-type="float">
            <text:p>41,33</text:p>
          </table:table-cell>
          <table:table-cell table:formula="of:=AVERAGE([.A13:.T13])" office:value-type="float" office:value="46.266" calcext:value-type="float">
            <text:p>46,3</text:p>
          </table:table-cell>
          <table:table-cell table:number-columns-repeated="3"/>
          <table:table-cell table:style-name="ce7" office:value-type="float" office:value="40" calcext:value-type="float">
            <text:p>40</text:p>
          </table:table-cell>
          <table:table-cell table:style-name="ce8" table:formula="of:=[.U40]" office:value-type="float" office:value="78.267" calcext:value-type="float">
            <text:p>78,3</text:p>
          </table:table-cell>
          <table:table-cell table:style-name="ce8" table:formula="of:=[.U108]" office:value-type="float" office:value="78.8325" calcext:value-type="float">
            <text:p>78,8</text:p>
          </table:table-cell>
          <table:table-cell table:style-name="ce8" table:formula="of:=[.U174]" office:value-type="string" office:string-value="" calcext:value-type="error">
            <text:p>#DIV/0!</text:p>
          </table:table-cell>
          <table:table-cell table:style-name="ce8" table:formula="of:=[.U242]" office:value-type="float" office:value="47.0335" calcext:value-type="float">
            <text:p>47,0</text:p>
          </table:table-cell>
        </table:table-row>
        <table:table-row table:style-name="ro1">
          <table:table-cell office:value-type="float" office:value="44.67" calcext:value-type="float">
            <text:p>44,67</text:p>
          </table:table-cell>
          <table:table-cell office:value-type="float" office:value="58" calcext:value-type="float">
            <text:p>58</text:p>
          </table:table-cell>
          <table:table-cell office:value-type="float" office:value="55.33" calcext:value-type="float">
            <text:p>55,33</text:p>
          </table:table-cell>
          <table:table-cell office:value-type="float" office:value="52" calcext:value-type="float">
            <text:p>52</text:p>
          </table:table-cell>
          <table:table-cell office:value-type="float" office:value="43.33" calcext:value-type="float">
            <text:p>43,33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44.67" calcext:value-type="float">
            <text:p>44,67</text:p>
          </table:table-cell>
          <table:table-cell office:value-type="float" office:value="54.67" calcext:value-type="float">
            <text:p>54,67</text:p>
          </table:table-cell>
          <table:table-cell office:value-type="float" office:value="54" calcext:value-type="float">
            <text:p>54</text:p>
          </table:table-cell>
          <table:table-cell office:value-type="float" office:value="44.67" calcext:value-type="float">
            <text:p>44,67</text:p>
          </table:table-cell>
          <table:table-cell office:value-type="float" office:value="56" calcext:value-type="float">
            <text:p>56</text:p>
          </table:table-cell>
          <table:table-cell office:value-type="float" office:value="46.67" calcext:value-type="float">
            <text:p>46,67</text:p>
          </table:table-cell>
          <table:table-cell office:value-type="float" office:value="56.67" calcext:value-type="float">
            <text:p>56,67</text:p>
          </table:table-cell>
          <table:table-cell office:value-type="float" office:value="50.67" calcext:value-type="float">
            <text:p>50,67</text:p>
          </table:table-cell>
          <table:table-cell office:value-type="float" office:value="48.67" calcext:value-type="float">
            <text:p>48,67</text:p>
          </table:table-cell>
          <table:table-cell office:value-type="float" office:value="44" calcext:value-type="float">
            <text:p>44</text:p>
          </table:table-cell>
          <table:table-cell office:value-type="float" office:value="35.33" calcext:value-type="float">
            <text:p>35,33</text:p>
          </table:table-cell>
          <table:table-cell office:value-type="float" office:value="50" calcext:value-type="float">
            <text:p>50</text:p>
          </table:table-cell>
          <table:table-cell office:value-type="float" office:value="58" calcext:value-type="float">
            <text:p>58</text:p>
          </table:table-cell>
          <table:table-cell table:formula="of:=AVERAGE([.A14:.T14])" office:value-type="float" office:value="49.5675" calcext:value-type="float">
            <text:p>49,6</text:p>
          </table:table-cell>
          <table:table-cell table:number-columns-repeated="3"/>
          <table:table-cell table:style-name="ce7" office:value-type="float" office:value="44" calcext:value-type="float">
            <text:p>44</text:p>
          </table:table-cell>
          <table:table-cell table:style-name="ce8" table:formula="of:=[.U44]" office:value-type="float" office:value="79.2335" calcext:value-type="float">
            <text:p>79,2</text:p>
          </table:table-cell>
          <table:table-cell table:style-name="ce8" table:formula="of:=[.U112]" office:value-type="float" office:value="80.4665" calcext:value-type="float">
            <text:p>80,5</text:p>
          </table:table-cell>
          <table:table-cell table:style-name="ce8" table:formula="of:=[.U178]" office:value-type="string" office:string-value="" calcext:value-type="error">
            <text:p>#DIV/0!</text:p>
          </table:table-cell>
          <table:table-cell table:style-name="ce8" table:formula="of:=[.U246]" office:value-type="float" office:value="50.834" calcext:value-type="float">
            <text:p>50,8</text:p>
          </table:table-cell>
        </table:table-row>
        <table:table-row table:style-name="ro1">
          <table:table-cell office:value-type="float" office:value="56.67" calcext:value-type="float">
            <text:p>56,67</text:p>
          </table:table-cell>
          <table:table-cell office:value-type="float" office:value="50" calcext:value-type="float">
            <text:p>50</text:p>
          </table:table-cell>
          <table:table-cell office:value-type="float" office:value="53.33" calcext:value-type="float">
            <text:p>53,33</text:p>
          </table:table-cell>
          <table:table-cell office:value-type="float" office:value="48.67" calcext:value-type="float">
            <text:p>48,67</text:p>
          </table:table-cell>
          <table:table-cell office:value-type="float" office:value="53.33" calcext:value-type="float">
            <text:p>53,33</text:p>
          </table:table-cell>
          <table:table-cell office:value-type="float" office:value="64" calcext:value-type="float">
            <text:p>64</text:p>
          </table:table-cell>
          <table:table-cell office:value-type="float" office:value="50" calcext:value-type="float">
            <text:p>50</text:p>
          </table:table-cell>
          <table:table-cell office:value-type="float" office:value="58.67" calcext:value-type="float">
            <text:p>58,67</text:p>
          </table:table-cell>
          <table:table-cell office:value-type="float" office:value="61.33" calcext:value-type="float">
            <text:p>61,33</text:p>
          </table:table-cell>
          <table:table-cell office:value-type="float" office:value="37.33" calcext:value-type="float">
            <text:p>37,33</text:p>
          </table:table-cell>
          <table:table-cell office:value-type="float" office:value="48" calcext:value-type="float">
            <text:p>48</text:p>
          </table:table-cell>
          <table:table-cell office:value-type="float" office:value="50.67" calcext:value-type="float">
            <text:p>50,67</text:p>
          </table:table-cell>
          <table:table-cell office:value-type="float" office:value="52" calcext:value-type="float">
            <text:p>52</text:p>
          </table:table-cell>
          <table:table-cell office:value-type="float" office:value="49.33" calcext:value-type="float">
            <text:p>49,33</text:p>
          </table:table-cell>
          <table:table-cell office:value-type="float" office:value="46.67" calcext:value-type="float">
            <text:p>46,67</text:p>
          </table:table-cell>
          <table:table-cell office:value-type="float" office:value="40.67" calcext:value-type="float">
            <text:p>40,67</text:p>
          </table:table-cell>
          <table:table-cell office:value-type="float" office:value="60.67" calcext:value-type="float">
            <text:p>60,67</text:p>
          </table:table-cell>
          <table:table-cell office:value-type="float" office:value="40.67" calcext:value-type="float">
            <text:p>40,67</text:p>
          </table:table-cell>
          <table:table-cell office:value-type="float" office:value="62" calcext:value-type="float">
            <text:p>62</text:p>
          </table:table-cell>
          <table:table-cell office:value-type="float" office:value="46" calcext:value-type="float">
            <text:p>46</text:p>
          </table:table-cell>
          <table:table-cell table:formula="of:=AVERAGE([.A15:.T15])" office:value-type="float" office:value="51.5005" calcext:value-type="float">
            <text:p>51,5</text:p>
          </table:table-cell>
          <table:table-cell table:number-columns-repeated="3"/>
          <table:table-cell table:style-name="ce7" office:value-type="float" office:value="48" calcext:value-type="float">
            <text:p>48</text:p>
          </table:table-cell>
          <table:table-cell table:style-name="ce8" table:formula="of:=[.U48]" office:value-type="float" office:value="80.934" calcext:value-type="float">
            <text:p>80,9</text:p>
          </table:table-cell>
          <table:table-cell table:style-name="ce8" table:formula="of:=[.U116]" office:value-type="float" office:value="79.9655" calcext:value-type="float">
            <text:p>80,0</text:p>
          </table:table-cell>
          <table:table-cell table:style-name="ce8" table:formula="of:=[.U182]" office:value-type="string" office:string-value="" calcext:value-type="error">
            <text:p>#DIV/0!</text:p>
          </table:table-cell>
          <table:table-cell table:style-name="ce8" table:formula="of:=[.U250]" office:value-type="float" office:value="53.6665" calcext:value-type="float">
            <text:p>53,7</text:p>
          </table:table-cell>
        </table:table-row>
        <table:table-row table:style-name="ro1">
          <table:table-cell office:value-type="float" office:value="57.33" calcext:value-type="float">
            <text:p>57,33</text:p>
          </table:table-cell>
          <table:table-cell office:value-type="float" office:value="54" calcext:value-type="float">
            <text:p>54</text:p>
          </table:table-cell>
          <table:table-cell office:value-type="float" office:value="64.67" calcext:value-type="float">
            <text:p>64,67</text:p>
          </table:table-cell>
          <table:table-cell office:value-type="float" office:value="48" calcext:value-type="float">
            <text:p>48</text:p>
          </table:table-cell>
          <table:table-cell office:value-type="float" office:value="52.67" calcext:value-type="float">
            <text:p>52,67</text:p>
          </table:table-cell>
          <table:table-cell office:value-type="float" office:value="42.67" calcext:value-type="float">
            <text:p>42,67</text:p>
          </table:table-cell>
          <table:table-cell office:value-type="float" office:value="52.67" calcext:value-type="float">
            <text:p>52,67</text:p>
          </table:table-cell>
          <table:table-cell office:value-type="float" office:value="73.33" calcext:value-type="float">
            <text:p>73,33</text:p>
          </table:table-cell>
          <table:table-cell office:value-type="float" office:value="51.33" calcext:value-type="float">
            <text:p>51,33</text:p>
          </table:table-cell>
          <table:table-cell office:value-type="float" office:value="56.67" calcext:value-type="float">
            <text:p>56,67</text:p>
          </table:table-cell>
          <table:table-cell office:value-type="float" office:value="54.67" calcext:value-type="float">
            <text:p>54,67</text:p>
          </table:table-cell>
          <table:table-cell office:value-type="float" office:value="59.33" calcext:value-type="float">
            <text:p>59,33</text:p>
          </table:table-cell>
          <table:table-cell office:value-type="float" office:value="62.67" calcext:value-type="float">
            <text:p>62,67</text:p>
          </table:table-cell>
          <table:table-cell office:value-type="float" office:value="54" calcext:value-type="float">
            <text:p>54</text:p>
          </table:table-cell>
          <table:table-cell office:value-type="float" office:value="56.67" calcext:value-type="float">
            <text:p>56,67</text:p>
          </table:table-cell>
          <table:table-cell office:value-type="float" office:value="52.67" calcext:value-type="float">
            <text:p>52,67</text:p>
          </table:table-cell>
          <table:table-cell office:value-type="float" office:value="56" calcext:value-type="float">
            <text:p>56</text:p>
          </table:table-cell>
          <table:table-cell office:value-type="float" office:value="54" calcext:value-type="float">
            <text:p>54</text:p>
          </table:table-cell>
          <table:table-cell office:value-type="float" office:value="52.67" calcext:value-type="float">
            <text:p>52,67</text:p>
          </table:table-cell>
          <table:table-cell office:value-type="float" office:value="50.67" calcext:value-type="float">
            <text:p>50,67</text:p>
          </table:table-cell>
          <table:table-cell table:formula="of:=AVERAGE([.A16:.T16])" office:value-type="float" office:value="55.3345" calcext:value-type="float">
            <text:p>55,3</text:p>
          </table:table-cell>
          <table:table-cell table:number-columns-repeated="3"/>
          <table:table-cell table:style-name="ce7" office:value-type="float" office:value="52" calcext:value-type="float">
            <text:p>52</text:p>
          </table:table-cell>
          <table:table-cell table:style-name="ce8" table:formula="of:=[.U52]" office:value-type="float" office:value="84.033" calcext:value-type="float">
            <text:p>84,0</text:p>
          </table:table-cell>
          <table:table-cell table:style-name="ce8" table:formula="of:=[.U120]" office:value-type="float" office:value="82.0995" calcext:value-type="float">
            <text:p>82,1</text:p>
          </table:table-cell>
          <table:table-cell table:style-name="ce8" table:formula="of:=[.U186]" office:value-type="string" office:string-value="" calcext:value-type="error">
            <text:p>#DIV/0!</text:p>
          </table:table-cell>
          <table:table-cell table:style-name="ce8" table:formula="of:=[.U254]" office:value-type="float" office:value="56.0675" calcext:value-type="float">
            <text:p>56,1</text:p>
          </table:table-cell>
        </table:table-row>
        <table:table-row table:style-name="ro1">
          <table:table-cell office:value-type="float" office:value="57.33" calcext:value-type="float">
            <text:p>57,33</text:p>
          </table:table-cell>
          <table:table-cell office:value-type="float" office:value="56.67" calcext:value-type="float">
            <text:p>56,67</text:p>
          </table:table-cell>
          <table:table-cell office:value-type="float" office:value="54.67" calcext:value-type="float">
            <text:p>54,67</text:p>
          </table:table-cell>
          <table:table-cell office:value-type="float" office:value="50.67" calcext:value-type="float">
            <text:p>50,67</text:p>
          </table:table-cell>
          <table:table-cell office:value-type="float" office:value="54" calcext:value-type="float">
            <text:p>54</text:p>
          </table:table-cell>
          <table:table-cell office:value-type="float" office:value="64.67" calcext:value-type="float">
            <text:p>64,67</text:p>
          </table:table-cell>
          <table:table-cell office:value-type="float" office:value="60" calcext:value-type="float">
            <text:p>60</text:p>
          </table:table-cell>
          <table:table-cell office:value-type="float" office:value="52" calcext:value-type="float">
            <text:p>52</text:p>
          </table:table-cell>
          <table:table-cell office:value-type="float" office:value="58.67" calcext:value-type="float">
            <text:p>58,67</text:p>
          </table:table-cell>
          <table:table-cell office:value-type="float" office:value="64.67" calcext:value-type="float">
            <text:p>64,67</text:p>
          </table:table-cell>
          <table:table-cell office:value-type="float" office:value="60.67" calcext:value-type="float">
            <text:p>60,67</text:p>
          </table:table-cell>
          <table:table-cell office:value-type="float" office:value="43.33" calcext:value-type="float">
            <text:p>43,33</text:p>
          </table:table-cell>
          <table:table-cell office:value-type="float" office:value="49.33" calcext:value-type="float">
            <text:p>49,33</text:p>
          </table:table-cell>
          <table:table-cell office:value-type="float" office:value="59.33" calcext:value-type="float">
            <text:p>59,33</text:p>
          </table:table-cell>
          <table:table-cell office:value-type="float" office:value="56" calcext:value-type="float">
            <text:p>56</text:p>
          </table:table-cell>
          <table:table-cell office:value-type="float" office:value="64" calcext:value-type="float">
            <text:p>64</text:p>
          </table:table-cell>
          <table:table-cell office:value-type="float" office:value="54.67" calcext:value-type="float">
            <text:p>54,67</text:p>
          </table:table-cell>
          <table:table-cell office:value-type="float" office:value="43.33" calcext:value-type="float">
            <text:p>43,33</text:p>
          </table:table-cell>
          <table:table-cell office:value-type="float" office:value="50" calcext:value-type="float">
            <text:p>50</text:p>
          </table:table-cell>
          <table:table-cell office:value-type="float" office:value="65.33" calcext:value-type="float">
            <text:p>65,33</text:p>
          </table:table-cell>
          <table:table-cell table:formula="of:=AVERAGE([.A17:.T17])" office:value-type="float" office:value="55.967" calcext:value-type="float">
            <text:p>56,0</text:p>
          </table:table-cell>
          <table:table-cell table:number-columns-repeated="3"/>
          <table:table-cell table:style-name="ce7" office:value-type="float" office:value="56" calcext:value-type="float">
            <text:p>56</text:p>
          </table:table-cell>
          <table:table-cell table:style-name="ce8" table:formula="of:=[.U56]" office:value-type="float" office:value="84.367" calcext:value-type="float">
            <text:p>84,4</text:p>
          </table:table-cell>
          <table:table-cell table:style-name="ce8" table:formula="of:=[.U124]" office:value-type="float" office:value="82.8005" calcext:value-type="float">
            <text:p>82,8</text:p>
          </table:table-cell>
          <table:table-cell table:style-name="ce8" table:formula="of:=[.U190]" office:value-type="string" office:string-value="" calcext:value-type="error">
            <text:p>#DIV/0!</text:p>
          </table:table-cell>
          <table:table-cell table:style-name="ce8" table:formula="of:=[.U258]" office:value-type="float" office:value="59.8995" calcext:value-type="float">
            <text:p>59,9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52.67" calcext:value-type="float">
            <text:p>52,67</text:p>
          </table:table-cell>
          <table:table-cell office:value-type="float" office:value="61.33" calcext:value-type="float">
            <text:p>61,33</text:p>
          </table:table-cell>
          <table:table-cell office:value-type="float" office:value="58.67" calcext:value-type="float">
            <text:p>58,67</text:p>
          </table:table-cell>
          <table:table-cell office:value-type="float" office:value="58" calcext:value-type="float">
            <text:p>58</text:p>
          </table:table-cell>
          <table:table-cell office:value-type="float" office:value="55.33" calcext:value-type="float">
            <text:p>55,33</text:p>
          </table:table-cell>
          <table:table-cell office:value-type="float" office:value="54.67" calcext:value-type="float">
            <text:p>54,67</text:p>
          </table:table-cell>
          <table:table-cell office:value-type="float" office:value="57.33" calcext:value-type="float">
            <text:p>57,33</text:p>
          </table:table-cell>
          <table:table-cell office:value-type="float" office:value="60.67" calcext:value-type="float">
            <text:p>60,67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float" office:value="53.33" calcext:value-type="float">
            <text:p>53,33</text:p>
          </table:table-cell>
          <table:table-cell office:value-type="float" office:value="57.33" calcext:value-type="float">
            <text:p>57,33</text:p>
          </table:table-cell>
          <table:table-cell office:value-type="float" office:value="60.67" calcext:value-type="float">
            <text:p>60,67</text:p>
          </table:table-cell>
          <table:table-cell office:value-type="float" office:value="51.33" calcext:value-type="float">
            <text:p>51,33</text:p>
          </table:table-cell>
          <table:table-cell office:value-type="float" office:value="68" calcext:value-type="float">
            <text:p>68</text:p>
          </table:table-cell>
          <table:table-cell office:value-type="float" office:value="62.67" calcext:value-type="float">
            <text:p>62,67</text:p>
          </table:table-cell>
          <table:table-cell office:value-type="float" office:value="61.33" calcext:value-type="float">
            <text:p>61,33</text:p>
          </table:table-cell>
          <table:table-cell office:value-type="float" office:value="62" calcext:value-type="float">
            <text:p>62</text:p>
          </table:table-cell>
          <table:table-cell office:value-type="float" office:value="58.67" calcext:value-type="float">
            <text:p>58,67</text:p>
          </table:table-cell>
          <table:table-cell table:formula="of:=AVERAGE([.A18:.T18])" office:value-type="float" office:value="59" calcext:value-type="float">
            <text:p>59,0</text:p>
          </table:table-cell>
          <table:table-cell table:number-columns-repeated="3"/>
          <table:table-cell table:style-name="ce7" office:value-type="float" office:value="60" calcext:value-type="float">
            <text:p>60</text:p>
          </table:table-cell>
          <table:table-cell table:style-name="ce8" table:formula="of:=[.U60]" office:value-type="float" office:value="84.767" calcext:value-type="float">
            <text:p>84,8</text:p>
          </table:table-cell>
          <table:table-cell table:style-name="ce8" table:formula="of:=[.U128]" office:value-type="float" office:value="83.966" calcext:value-type="float">
            <text:p>84,0</text:p>
          </table:table-cell>
          <table:table-cell table:style-name="ce8" table:formula="of:=[.U194]" office:value-type="string" office:string-value="" calcext:value-type="error">
            <text:p>#DIV/0!</text:p>
          </table:table-cell>
          <table:table-cell table:style-name="ce8" table:formula="of:=[.U262]" office:value-type="float" office:value="60.0005" calcext:value-type="float">
            <text:p>60,0</text:p>
          </table:table-cell>
        </table:table-row>
        <table:table-row table:style-name="ro1">
          <table:table-cell office:value-type="float" office:value="63.33" calcext:value-type="float">
            <text:p>63,33</text:p>
          </table:table-cell>
          <table:table-cell office:value-type="float" office:value="56.67" calcext:value-type="float">
            <text:p>56,67</text:p>
          </table:table-cell>
          <table:table-cell office:value-type="float" office:value="64.67" calcext:value-type="float">
            <text:p>64,67</text:p>
          </table:table-cell>
          <table:table-cell office:value-type="float" office:value="62.67" calcext:value-type="float">
            <text:p>62,67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61.33" calcext:value-type="float">
            <text:p>61,33</text:p>
          </table:table-cell>
          <table:table-cell office:value-type="float" office:value="54.67" calcext:value-type="float">
            <text:p>54,67</text:p>
          </table:table-cell>
          <table:table-cell office:value-type="float" office:value="52" calcext:value-type="float">
            <text:p>52</text:p>
          </table:table-cell>
          <table:table-cell office:value-type="float" office:value="56.67" calcext:value-type="float">
            <text:p>56,67</text:p>
          </table:table-cell>
          <table:table-cell office:value-type="float" office:value="58" calcext:value-type="float">
            <text:p>58</text:p>
          </table:table-cell>
          <table:table-cell office:value-type="float" office:value="51.33" calcext:value-type="float">
            <text:p>51,33</text:p>
          </table:table-cell>
          <table:table-cell office:value-type="float" office:value="56" calcext:value-type="float">
            <text:p>56</text:p>
          </table:table-cell>
          <table:table-cell office:value-type="float" office:value="48.67" calcext:value-type="float">
            <text:p>48,67</text:p>
          </table:table-cell>
          <table:table-cell office:value-type="float" office:value="56.67" calcext:value-type="float">
            <text:p>56,67</text:p>
          </table:table-cell>
          <table:table-cell office:value-type="float" office:value="54.67" calcext:value-type="float">
            <text:p>54,67</text:p>
          </table:table-cell>
          <table:table-cell office:value-type="float" office:value="52.67" calcext:value-type="float">
            <text:p>52,67</text:p>
          </table:table-cell>
          <table:table-cell office:value-type="float" office:value="59.33" calcext:value-type="float">
            <text:p>59,33</text:p>
          </table:table-cell>
          <table:table-cell office:value-type="float" office:value="61.33" calcext:value-type="float">
            <text:p>61,33</text:p>
          </table:table-cell>
          <table:table-cell office:value-type="float" office:value="70" calcext:value-type="float">
            <text:p>70</text:p>
          </table:table-cell>
          <table:table-cell table:formula="of:=AVERAGE([.A19:.T19])" office:value-type="float" office:value="58.334" calcext:value-type="float">
            <text:p>58,3</text:p>
          </table:table-cell>
          <table:table-cell table:number-columns-repeated="3"/>
          <table:table-cell table:style-name="ce7" office:value-type="float" office:value="64" calcext:value-type="float">
            <text:p>64</text:p>
          </table:table-cell>
          <table:table-cell table:style-name="ce8" table:formula="of:=[.U64]" office:value-type="float" office:value="85.866" calcext:value-type="float">
            <text:p>85,9</text:p>
          </table:table-cell>
          <table:table-cell table:style-name="ce8" table:formula="of:=[.U131]" office:value-type="float" office:value="82.9005" calcext:value-type="float">
            <text:p>82,9</text:p>
          </table:table-cell>
          <table:table-cell table:style-name="ce8" table:formula="of:=[.U198]" office:value-type="string" office:string-value="" calcext:value-type="error">
            <text:p>#DIV/0!</text:p>
          </table:table-cell>
          <table:table-cell table:style-name="ce8" table:formula="of:=[.U265]" office:value-type="float" office:value="61.266" calcext:value-type="float">
            <text:p>61,3</text:p>
          </table:table-cell>
        </table:table-row>
        <table:table-row table:style-name="ro1">
          <table:table-cell office:value-type="float" office:value="56.67" calcext:value-type="float">
            <text:p>56,67</text:p>
          </table:table-cell>
          <table:table-cell office:value-type="float" office:value="52.67" calcext:value-type="float">
            <text:p>52,67</text:p>
          </table:table-cell>
          <table:table-cell office:value-type="float" office:value="64" calcext:value-type="float">
            <text:p>64</text:p>
          </table:table-cell>
          <table:table-cell office:value-type="float" office:value="53.33" calcext:value-type="float">
            <text:p>53,33</text:p>
          </table:table-cell>
          <table:table-cell office:value-type="float" office:value="66" calcext:value-type="float">
            <text:p>66</text:p>
          </table:table-cell>
          <table:table-cell office:value-type="float" office:value="69.33" calcext:value-type="float">
            <text:p>69,33</text:p>
          </table:table-cell>
          <table:table-cell office:value-type="float" office:value="64.67" calcext:value-type="float">
            <text:p>64,67</text:p>
          </table:table-cell>
          <table:table-cell office:value-type="float" office:value="64" calcext:value-type="float">
            <text:p>64</text:p>
          </table:table-cell>
          <table:table-cell office:value-type="float" office:value="54" calcext:value-type="float">
            <text:p>54</text:p>
          </table:table-cell>
          <table:table-cell office:value-type="float" office:value="50.67" calcext:value-type="float">
            <text:p>50,67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64.67" calcext:value-type="float">
            <text:p>64,67</text:p>
          </table:table-cell>
          <table:table-cell office:value-type="float" office:value="50.67" calcext:value-type="float">
            <text:p>50,67</text:p>
          </table:table-cell>
          <table:table-cell office:value-type="float" office:value="57.33" calcext:value-type="float">
            <text:p>57,33</text:p>
          </table:table-cell>
          <table:table-cell office:value-type="float" office:value="58" calcext:value-type="float">
            <text:p>58</text:p>
          </table:table-cell>
          <table:table-cell office:value-type="float" office:value="56.67" calcext:value-type="float">
            <text:p>56,67</text:p>
          </table:table-cell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office:value-type="float" office:value="56.67" calcext:value-type="float">
            <text:p>56,67</text:p>
          </table:table-cell>
          <table:table-cell table:formula="of:=AVERAGE([.A20:.T20])" office:value-type="float" office:value="59.5675" calcext:value-type="float">
            <text:p>59,6</text:p>
          </table:table-cell>
          <table:table-cell table:number-columns-repeated="8"/>
        </table:table-row>
        <table:table-row table:style-name="ro1">
          <table:table-cell office:value-type="float" office:value="67.33" calcext:value-type="float">
            <text:p>67,33</text:p>
          </table:table-cell>
          <table:table-cell office:value-type="float" office:value="60.67" calcext:value-type="float">
            <text:p>60,67</text:p>
          </table:table-cell>
          <table:table-cell office:value-type="float" office:value="59.33" calcext:value-type="float">
            <text:p>59,33</text:p>
          </table:table-cell>
          <table:table-cell office:value-type="float" office:value="53.33" calcext:value-type="float">
            <text:p>53,33</text:p>
          </table:table-cell>
          <table:table-cell office:value-type="float" office:value="56.67" calcext:value-type="float">
            <text:p>56,67</text:p>
          </table:table-cell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office:value-type="float" office:value="62.67" calcext:value-type="float">
            <text:p>62,67</text:p>
          </table:table-cell>
          <table:table-cell office:value-type="float" office:value="68.67" calcext:value-type="float">
            <text:p>68,67</text:p>
          </table:table-cell>
          <table:table-cell office:value-type="float" office:value="69.33" calcext:value-type="float">
            <text:p>69,33</text:p>
          </table:table-cell>
          <table:table-cell office:value-type="float" office:value="63.33" calcext:value-type="float">
            <text:p>63,3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63.33" calcext:value-type="float">
            <text:p>63,33</text:p>
          </table:table-cell>
          <table:table-cell office:value-type="float" office:value="61.33" calcext:value-type="float">
            <text:p>61,33</text:p>
          </table:table-cell>
          <table:table-cell office:value-type="float" office:value="58.67" calcext:value-type="float">
            <text:p>58,67</text:p>
          </table:table-cell>
          <table:table-cell office:value-type="float" office:value="59.33" calcext:value-type="float">
            <text:p>59,33</text:p>
          </table:table-cell>
          <table:table-cell office:value-type="float" office:value="68" calcext:value-type="float">
            <text:p>68</text:p>
          </table:table-cell>
          <table:table-cell office:value-type="float" office:value="64.67" calcext:value-type="float">
            <text:p>64,67</text:p>
          </table:table-cell>
          <table:table-cell table:formula="of:=AVERAGE([.A21:.T21])" office:value-type="float" office:value="62.833" calcext:value-type="float">
            <text:p>62,8</text:p>
          </table:table-cell>
          <table:table-cell table:number-columns-repeated="8"/>
        </table:table-row>
        <table:table-row table:style-name="ro1">
          <table:table-cell office:value-type="float" office:value="64.67" calcext:value-type="float">
            <text:p>64,67</text:p>
          </table:table-cell>
          <table:table-cell office:value-type="float" office:value="58.67" calcext:value-type="float">
            <text:p>58,67</text:p>
          </table:table-cell>
          <table:table-cell office:value-type="float" office:value="74" calcext:value-type="float">
            <text:p>74</text:p>
          </table:table-cell>
          <table:table-cell office:value-type="float" office:value="64.67" calcext:value-type="float">
            <text:p>64,67</text:p>
          </table:table-cell>
          <table:table-cell office:value-type="float" office:value="64" calcext:value-type="float">
            <text:p>64</text:p>
          </table:table-cell>
          <table:table-cell office:value-type="float" office:value="62.67" calcext:value-type="float">
            <text:p>62,67</text:p>
          </table:table-cell>
          <table:table-cell office:value-type="float" office:value="69.33" calcext:value-type="float">
            <text:p>69,33</text:p>
          </table:table-cell>
          <table:table-cell office:value-type="float" office:value="58" calcext:value-type="float">
            <text:p>58</text:p>
          </table:table-cell>
          <table:table-cell office:value-type="float" office:value="61.33" calcext:value-type="float">
            <text:p>61,33</text:p>
          </table:table-cell>
          <table:table-cell office:value-type="float" office:value="59.33" calcext:value-type="float">
            <text:p>59,33</text:p>
          </table:table-cell>
          <table:table-cell office:value-type="float" office:value="56.67" calcext:value-type="float">
            <text:p>56,67</text:p>
          </table:table-cell>
          <table:table-cell office:value-type="float" office:value="64.67" calcext:value-type="float">
            <text:p>64,67</text:p>
          </table:table-cell>
          <table:table-cell office:value-type="float" office:value="62.67" calcext:value-type="float">
            <text:p>62,67</text:p>
          </table:table-cell>
          <table:table-cell office:value-type="float" office:value="58" calcext:value-type="float">
            <text:p>58</text:p>
          </table:table-cell>
          <table:table-cell office:value-type="float" office:value="59.33" calcext:value-type="float">
            <text:p>59,33</text:p>
          </table:table-cell>
          <table:table-cell office:value-type="float" office:value="67.33" calcext:value-type="float">
            <text:p>67,33</text:p>
          </table:table-cell>
          <table:table-cell office:value-type="float" office:value="74.67" calcext:value-type="float">
            <text:p>74,67</text:p>
          </table:table-cell>
          <table:table-cell office:value-type="float" office:value="69.33" calcext:value-type="float">
            <text:p>69,33</text:p>
          </table:table-cell>
          <table:table-cell office:value-type="float" office:value="74.67" calcext:value-type="float">
            <text:p>74,67</text:p>
          </table:table-cell>
          <table:table-cell office:value-type="float" office:value="68" calcext:value-type="float">
            <text:p>68</text:p>
          </table:table-cell>
          <table:table-cell table:formula="of:=AVERAGE([.A22:.T22])" office:value-type="float" office:value="64.6005" calcext:value-type="float">
            <text:p>64,6</text:p>
          </table:table-cell>
          <table:table-cell table:number-columns-repeated="8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68" calcext:value-type="float">
            <text:p>68</text:p>
          </table:table-cell>
          <table:table-cell office:value-type="float" office:value="79.33" calcext:value-type="float">
            <text:p>79,33</text:p>
          </table:table-cell>
          <table:table-cell office:value-type="float" office:value="64" calcext:value-type="float">
            <text:p>64</text:p>
          </table:table-cell>
          <table:table-cell office:value-type="float" office:value="71.33" calcext:value-type="float">
            <text:p>71,33</text:p>
          </table:table-cell>
          <table:table-cell office:value-type="float" office:value="69.33" calcext:value-type="float">
            <text:p>69,33</text:p>
          </table:table-cell>
          <table:table-cell office:value-type="float" office:value="73.33" calcext:value-type="float">
            <text:p>73,33</text:p>
          </table:table-cell>
          <table:table-cell office:value-type="float" office:value="58.67" calcext:value-type="float">
            <text:p>58,67</text:p>
          </table:table-cell>
          <table:table-cell office:value-type="float" office:value="67.33" calcext:value-type="float">
            <text:p>67,33</text:p>
          </table:table-cell>
          <table:table-cell office:value-type="float" office:value="58.67" calcext:value-type="float">
            <text:p>58,67</text:p>
          </table:table-cell>
          <table:table-cell office:value-type="float" office:value="64.67" calcext:value-type="float">
            <text:p>64,67</text:p>
          </table:table-cell>
          <table:table-cell office:value-type="float" office:value="67.33" calcext:value-type="float">
            <text:p>67,33</text:p>
          </table:table-cell>
          <table:table-cell table:number-columns-repeated="2" office:value-type="float" office:value="65.33" calcext:value-type="float">
            <text:p>65,33</text:p>
          </table:table-cell>
          <table:table-cell office:value-type="float" office:value="70" calcext:value-type="float">
            <text:p>70</text:p>
          </table:table-cell>
          <table:table-cell office:value-type="float" office:value="58" calcext:value-type="float">
            <text:p>58</text:p>
          </table:table-cell>
          <table:table-cell office:value-type="float" office:value="65.33" calcext:value-type="float">
            <text:p>65,33</text:p>
          </table:table-cell>
          <table:table-cell table:number-columns-repeated="2" office:value-type="float" office:value="68.67" calcext:value-type="float">
            <text:p>68,67</text:p>
          </table:table-cell>
          <table:table-cell office:value-type="float" office:value="66" calcext:value-type="float">
            <text:p>66</text:p>
          </table:table-cell>
          <table:table-cell table:formula="of:=AVERAGE([.A23:.T23])" office:value-type="float" office:value="66.566" calcext:value-type="float">
            <text:p>66,6</text:p>
          </table:table-cell>
          <table:table-cell table:number-columns-repeated="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office:value-type="float" office:value="62.67" calcext:value-type="float">
            <text:p>62,67</text:p>
          </table:table-cell>
          <table:table-cell office:value-type="float" office:value="66.67" calcext:value-type="float">
            <text:p>66,67</text:p>
          </table:table-cell>
          <table:table-cell office:value-type="float" office:value="77.33" calcext:value-type="float">
            <text:p>77,33</text:p>
          </table:table-cell>
          <table:table-cell office:value-type="float" office:value="56.67" calcext:value-type="float">
            <text:p>56,67</text:p>
          </table:table-cell>
          <table:table-cell table:number-columns-repeated="2" office:value-type="float" office:value="67.33" calcext:value-type="float">
            <text:p>67,33</text:p>
          </table:table-cell>
          <table:table-cell office:value-type="float" office:value="71.33" calcext:value-type="float">
            <text:p>71,33</text:p>
          </table:table-cell>
          <table:table-cell office:value-type="float" office:value="68.67" calcext:value-type="float">
            <text:p>68,67</text:p>
          </table:table-cell>
          <table:table-cell office:value-type="float" office:value="72" calcext:value-type="float">
            <text:p>72</text:p>
          </table:table-cell>
          <table:table-cell office:value-type="float" office:value="66.67" calcext:value-type="float">
            <text:p>66,67</text:p>
          </table:table-cell>
          <table:table-cell office:value-type="float" office:value="76" calcext:value-type="float">
            <text:p>76</text:p>
          </table:table-cell>
          <table:table-cell office:value-type="float" office:value="69.33" calcext:value-type="float">
            <text:p>69,33</text:p>
          </table:table-cell>
          <table:table-cell office:value-type="float" office:value="71.33" calcext:value-type="float">
            <text:p>71,33</text:p>
          </table:table-cell>
          <table:table-cell office:value-type="float" office:value="69.33" calcext:value-type="float">
            <text:p>69,33</text:p>
          </table:table-cell>
          <table:table-cell office:value-type="float" office:value="66.67" calcext:value-type="float">
            <text:p>66,67</text:p>
          </table:table-cell>
          <table:table-cell office:value-type="float" office:value="70.67" calcext:value-type="float">
            <text:p>70,67</text:p>
          </table:table-cell>
          <table:table-cell office:value-type="float" office:value="71.33" calcext:value-type="float">
            <text:p>71,33</text:p>
          </table:table-cell>
          <table:table-cell office:value-type="float" office:value="75.33" calcext:value-type="float">
            <text:p>75,33</text:p>
          </table:table-cell>
          <table:table-cell table:formula="of:=AVERAGE([.A24:.T24])" office:value-type="float" office:value="68.833" calcext:value-type="float">
            <text:p>68,8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70" calcext:value-type="float">
            <text:p>70</text:p>
          </table:table-cell>
          <table:table-cell office:value-type="float" office:value="67.33" calcext:value-type="float">
            <text:p>67,33</text:p>
          </table:table-cell>
          <table:table-cell office:value-type="float" office:value="70" calcext:value-type="float">
            <text:p>70</text:p>
          </table:table-cell>
          <table:table-cell office:value-type="float" office:value="78.67" calcext:value-type="float">
            <text:p>78,67</text:p>
          </table:table-cell>
          <table:table-cell office:value-type="float" office:value="71.33" calcext:value-type="float">
            <text:p>71,33</text:p>
          </table:table-cell>
          <table:table-cell office:value-type="float" office:value="63.33" calcext:value-type="float">
            <text:p>63,33</text:p>
          </table:table-cell>
          <table:table-cell office:value-type="float" office:value="68" calcext:value-type="float">
            <text:p>68</text:p>
          </table:table-cell>
          <table:table-cell office:value-type="float" office:value="64" calcext:value-type="float">
            <text:p>64</text:p>
          </table:table-cell>
          <table:table-cell office:value-type="float" office:value="74" calcext:value-type="float">
            <text:p>74</text:p>
          </table:table-cell>
          <table:table-cell office:value-type="float" office:value="64.67" calcext:value-type="float">
            <text:p>64,67</text:p>
          </table:table-cell>
          <table:table-cell office:value-type="float" office:value="71.33" calcext:value-type="float">
            <text:p>71,33</text:p>
          </table:table-cell>
          <table:table-cell office:value-type="float" office:value="66.67" calcext:value-type="float">
            <text:p>66,67</text:p>
          </table:table-cell>
          <table:table-cell office:value-type="float" office:value="73.33" calcext:value-type="float">
            <text:p>73,33</text:p>
          </table:table-cell>
          <table:table-cell office:value-type="float" office:value="69.33" calcext:value-type="float">
            <text:p>69,33</text:p>
          </table:table-cell>
          <table:table-cell office:value-type="float" office:value="64.67" calcext:value-type="float">
            <text:p>64,67</text:p>
          </table:table-cell>
          <table:table-cell office:value-type="float" office:value="67.33" calcext:value-type="float">
            <text:p>67,33</text:p>
          </table:table-cell>
          <table:table-cell office:value-type="float" office:value="78.67" calcext:value-type="float">
            <text:p>78,67</text:p>
          </table:table-cell>
          <table:table-cell office:value-type="float" office:value="68.67" calcext:value-type="float">
            <text:p>68,67</text:p>
          </table:table-cell>
          <table:table-cell office:value-type="float" office:value="78.67" calcext:value-type="float">
            <text:p>78,67</text:p>
          </table:table-cell>
          <table:table-cell table:formula="of:=AVERAGE([.A25:.T25])" office:value-type="float" office:value="70" calcext:value-type="float">
            <text:p>70,0</text:p>
          </table:table-cell>
          <table:table-cell table:number-columns-repeated="8"/>
        </table:table-row>
        <table:table-row table:style-name="ro1">
          <table:table-cell office:value-type="float" office:value="81.33" calcext:value-type="float">
            <text:p>81,33</text:p>
          </table:table-cell>
          <table:table-cell office:value-type="float" office:value="61.33" calcext:value-type="float">
            <text:p>61,33</text:p>
          </table:table-cell>
          <table:table-cell office:value-type="float" office:value="70.67" calcext:value-type="float">
            <text:p>70,67</text:p>
          </table:table-cell>
          <table:table-cell office:value-type="float" office:value="64" calcext:value-type="float">
            <text:p>64</text:p>
          </table:table-cell>
          <table:table-cell office:value-type="float" office:value="66.67" calcext:value-type="float">
            <text:p>66,67</text:p>
          </table:table-cell>
          <table:table-cell office:value-type="float" office:value="68.67" calcext:value-type="float">
            <text:p>68,67</text:p>
          </table:table-cell>
          <table:table-cell office:value-type="float" office:value="70.67" calcext:value-type="float">
            <text:p>70,67</text:p>
          </table:table-cell>
          <table:table-cell office:value-type="float" office:value="72" calcext:value-type="float">
            <text:p>72</text:p>
          </table:table-cell>
          <table:table-cell office:value-type="float" office:value="63.33" calcext:value-type="float">
            <text:p>63,33</text:p>
          </table:table-cell>
          <table:table-cell office:value-type="float" office:value="69.33" calcext:value-type="float">
            <text:p>69,33</text:p>
          </table:table-cell>
          <table:table-cell office:value-type="float" office:value="72" calcext:value-type="float">
            <text:p>72</text:p>
          </table:table-cell>
          <table:table-cell office:value-type="float" office:value="66" calcext:value-type="float">
            <text:p>66</text:p>
          </table:table-cell>
          <table:table-cell office:value-type="float" office:value="71.33" calcext:value-type="float">
            <text:p>71,33</text:p>
          </table:table-cell>
          <table:table-cell office:value-type="float" office:value="68" calcext:value-type="float">
            <text:p>68</text:p>
          </table:table-cell>
          <table:table-cell office:value-type="float" office:value="63.33" calcext:value-type="float">
            <text:p>63,33</text:p>
          </table:table-cell>
          <table:table-cell office:value-type="float" office:value="68" calcext:value-type="float">
            <text:p>68</text:p>
          </table:table-cell>
          <table:table-cell office:value-type="float" office:value="72.67" calcext:value-type="float">
            <text:p>72,67</text:p>
          </table:table-cell>
          <table:table-cell office:value-type="float" office:value="63.33" calcext:value-type="float">
            <text:p>63,33</text:p>
          </table:table-cell>
          <table:table-cell office:value-type="float" office:value="70" calcext:value-type="float">
            <text:p>70</text:p>
          </table:table-cell>
          <table:table-cell office:value-type="float" office:value="71.33" calcext:value-type="float">
            <text:p>71,33</text:p>
          </table:table-cell>
          <table:table-cell table:formula="of:=AVERAGE([.A26:.T26])" office:value-type="float" office:value="68.6995" calcext:value-type="float">
            <text:p>68,7</text:p>
          </table:table-cell>
          <table:table-cell table:number-columns-repeated="8"/>
        </table:table-row>
        <table:table-row table:style-name="ro1">
          <table:table-cell office:value-type="float" office:value="75.33" calcext:value-type="float">
            <text:p>75,33</text:p>
          </table:table-cell>
          <table:table-cell office:value-type="float" office:value="72.67" calcext:value-type="float">
            <text:p>72,67</text:p>
          </table:table-cell>
          <table:table-cell office:value-type="float" office:value="68.67" calcext:value-type="float">
            <text:p>68,67</text:p>
          </table:table-cell>
          <table:table-cell office:value-type="float" office:value="78" calcext:value-type="float">
            <text:p>78</text:p>
          </table:table-cell>
          <table:table-cell office:value-type="float" office:value="69.33" calcext:value-type="float">
            <text:p>69,33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74" calcext:value-type="float">
            <text:p>74</text:p>
          </table:table-cell>
          <table:table-cell office:value-type="float" office:value="70" calcext:value-type="float">
            <text:p>70</text:p>
          </table:table-cell>
          <table:table-cell office:value-type="float" office:value="70.67" calcext:value-type="float">
            <text:p>70,67</text:p>
          </table:table-cell>
          <table:table-cell table:number-columns-repeated="2" office:value-type="float" office:value="72.67" calcext:value-type="float">
            <text:p>72,67</text:p>
          </table:table-cell>
          <table:table-cell office:value-type="float" office:value="56" calcext:value-type="float">
            <text:p>56</text:p>
          </table:table-cell>
          <table:table-cell office:value-type="float" office:value="70.67" calcext:value-type="float">
            <text:p>70,67</text:p>
          </table:table-cell>
          <table:table-cell office:value-type="float" office:value="64" calcext:value-type="float">
            <text:p>64</text:p>
          </table:table-cell>
          <table:table-cell office:value-type="float" office:value="72.67" calcext:value-type="float">
            <text:p>72,67</text:p>
          </table:table-cell>
          <table:table-cell office:value-type="float" office:value="74.67" calcext:value-type="float">
            <text:p>74,67</text:p>
          </table:table-cell>
          <table:table-cell office:value-type="float" office:value="66" calcext:value-type="float">
            <text:p>66</text:p>
          </table:table-cell>
          <table:table-cell office:value-type="float" office:value="71.33" calcext:value-type="float">
            <text:p>71,33</text:p>
          </table:table-cell>
          <table:table-cell table:formula="of:=AVERAGE([.A27:.T27])" office:value-type="float" office:value="70.2675" calcext:value-type="float">
            <text:p>70,3</text:p>
          </table:table-cell>
          <table:table-cell table:number-columns-repeated="8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70.67" calcext:value-type="float">
            <text:p>70,67</text:p>
          </table:table-cell>
          <table:table-cell office:value-type="float" office:value="61.33" calcext:value-type="float">
            <text:p>61,33</text:p>
          </table:table-cell>
          <table:table-cell office:value-type="float" office:value="67.33" calcext:value-type="float">
            <text:p>67,33</text:p>
          </table:table-cell>
          <table:table-cell office:value-type="float" office:value="74" calcext:value-type="float">
            <text:p>74</text:p>
          </table:table-cell>
          <table:table-cell office:value-type="float" office:value="72.67" calcext:value-type="float">
            <text:p>72,67</text:p>
          </table:table-cell>
          <table:table-cell office:value-type="float" office:value="70" calcext:value-type="float">
            <text:p>70</text:p>
          </table:table-cell>
          <table:table-cell office:value-type="float" office:value="73.33" calcext:value-type="float">
            <text:p>73,33</text:p>
          </table:table-cell>
          <table:table-cell office:value-type="float" office:value="74" calcext:value-type="float">
            <text:p>74</text:p>
          </table:table-cell>
          <table:table-cell office:value-type="float" office:value="73.33" calcext:value-type="float">
            <text:p>73,33</text:p>
          </table:table-cell>
          <table:table-cell office:value-type="float" office:value="71.33" calcext:value-type="float">
            <text:p>71,33</text:p>
          </table:table-cell>
          <table:table-cell office:value-type="float" office:value="66.67" calcext:value-type="float">
            <text:p>66,67</text:p>
          </table:table-cell>
          <table:table-cell office:value-type="float" office:value="65.33" calcext:value-type="float">
            <text:p>65,33</text:p>
          </table:table-cell>
          <table:table-cell office:value-type="float" office:value="70" calcext:value-type="float">
            <text:p>70</text:p>
          </table:table-cell>
          <table:table-cell office:value-type="float" office:value="67.33" calcext:value-type="float">
            <text:p>67,33</text:p>
          </table:table-cell>
          <table:table-cell office:value-type="float" office:value="70.67" calcext:value-type="float">
            <text:p>70,67</text:p>
          </table:table-cell>
          <table:table-cell office:value-type="float" office:value="72" calcext:value-type="float">
            <text:p>72</text:p>
          </table:table-cell>
          <table:table-cell office:value-type="float" office:value="66" calcext:value-type="float">
            <text:p>66</text:p>
          </table:table-cell>
          <table:table-cell office:value-type="float" office:value="70" calcext:value-type="float">
            <text:p>70</text:p>
          </table:table-cell>
          <table:table-cell office:value-type="float" office:value="73.33" calcext:value-type="float">
            <text:p>73,33</text:p>
          </table:table-cell>
          <table:table-cell table:formula="of:=AVERAGE([.A28:.T28])" office:value-type="float" office:value="70.166" calcext:value-type="float">
            <text:p>70,2</text:p>
          </table:table-cell>
          <table:table-cell table:number-columns-repeated="8"/>
        </table:table-row>
        <table:table-row table:style-name="ro1">
          <table:table-cell office:value-type="float" office:value="79.33" calcext:value-type="float">
            <text:p>79,33</text:p>
          </table:table-cell>
          <table:table-cell office:value-type="float" office:value="70.67" calcext:value-type="float">
            <text:p>70,67</text:p>
          </table:table-cell>
          <table:table-cell office:value-type="float" office:value="71.33" calcext:value-type="float">
            <text:p>71,33</text:p>
          </table:table-cell>
          <table:table-cell office:value-type="float" office:value="60" calcext:value-type="float">
            <text:p>60</text:p>
          </table:table-cell>
          <table:table-cell office:value-type="float" office:value="79.33" calcext:value-type="float">
            <text:p>79,33</text:p>
          </table:table-cell>
          <table:table-cell office:value-type="float" office:value="68.67" calcext:value-type="float">
            <text:p>68,67</text:p>
          </table:table-cell>
          <table:table-cell office:value-type="float" office:value="72" calcext:value-type="float">
            <text:p>72</text:p>
          </table:table-cell>
          <table:table-cell office:value-type="float" office:value="76.67" calcext:value-type="float">
            <text:p>76,67</text:p>
          </table:table-cell>
          <table:table-cell office:value-type="float" office:value="68" calcext:value-type="float">
            <text:p>68</text:p>
          </table:table-cell>
          <table:table-cell office:value-type="float" office:value="72" calcext:value-type="float">
            <text:p>72</text:p>
          </table:table-cell>
          <table:table-cell office:value-type="float" office:value="70.67" calcext:value-type="float">
            <text:p>70,67</text:p>
          </table:table-cell>
          <table:table-cell office:value-type="float" office:value="71.33" calcext:value-type="float">
            <text:p>71,33</text:p>
          </table:table-cell>
          <table:table-cell office:value-type="float" office:value="67.33" calcext:value-type="float">
            <text:p>67,33</text:p>
          </table:table-cell>
          <table:table-cell office:value-type="float" office:value="72.67" calcext:value-type="float">
            <text:p>72,67</text:p>
          </table:table-cell>
          <table:table-cell office:value-type="float" office:value="70.67" calcext:value-type="float">
            <text:p>70,67</text:p>
          </table:table-cell>
          <table:table-cell office:value-type="float" office:value="74.67" calcext:value-type="float">
            <text:p>74,67</text:p>
          </table:table-cell>
          <table:table-cell office:value-type="float" office:value="74" calcext:value-type="float">
            <text:p>74</text:p>
          </table:table-cell>
          <table:table-cell office:value-type="float" office:value="80.67" calcext:value-type="float">
            <text:p>80,67</text:p>
          </table:table-cell>
          <table:table-cell office:value-type="float" office:value="78.67" calcext:value-type="float">
            <text:p>78,67</text:p>
          </table:table-cell>
          <table:table-cell office:value-type="float" office:value="70.67" calcext:value-type="float">
            <text:p>70,67</text:p>
          </table:table-cell>
          <table:table-cell table:formula="of:=AVERAGE([.A29:.T29])" office:value-type="float" office:value="72.4675" calcext:value-type="float">
            <text:p>72,5</text:p>
          </table:table-cell>
          <table:table-cell table:number-columns-repeated="8"/>
        </table:table-row>
        <table:table-row table:style-name="ro1">
          <table:table-cell office:value-type="float" office:value="67.33" calcext:value-type="float">
            <text:p>67,33</text:p>
          </table:table-cell>
          <table:table-cell office:value-type="float" office:value="80" calcext:value-type="float">
            <text:p>80</text:p>
          </table:table-cell>
          <table:table-cell office:value-type="float" office:value="79.33" calcext:value-type="float">
            <text:p>79,33</text:p>
          </table:table-cell>
          <table:table-cell office:value-type="float" office:value="73.33" calcext:value-type="float">
            <text:p>73,33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73.33" calcext:value-type="float">
            <text:p>73,33</text:p>
          </table:table-cell>
          <table:table-cell office:value-type="float" office:value="66" calcext:value-type="float">
            <text:p>66</text:p>
          </table:table-cell>
          <table:table-cell office:value-type="float" office:value="71.33" calcext:value-type="float">
            <text:p>71,33</text:p>
          </table:table-cell>
          <table:table-cell office:value-type="float" office:value="69.33" calcext:value-type="float">
            <text:p>69,33</text:p>
          </table:table-cell>
          <table:table-cell office:value-type="float" office:value="68" calcext:value-type="float">
            <text:p>68</text:p>
          </table:table-cell>
          <table:table-cell office:value-type="float" office:value="78" calcext:value-type="float">
            <text:p>78</text:p>
          </table:table-cell>
          <table:table-cell office:value-type="float" office:value="70.67" calcext:value-type="float">
            <text:p>70,67</text:p>
          </table:table-cell>
          <table:table-cell office:value-type="float" office:value="74" calcext:value-type="float">
            <text:p>74</text:p>
          </table:table-cell>
          <table:table-cell office:value-type="float" office:value="75.33" calcext:value-type="float">
            <text:p>75,33</text:p>
          </table:table-cell>
          <table:table-cell office:value-type="float" office:value="71.33" calcext:value-type="float">
            <text:p>71,33</text:p>
          </table:table-cell>
          <table:table-cell office:value-type="float" office:value="74.67" calcext:value-type="float">
            <text:p>74,67</text:p>
          </table:table-cell>
          <table:table-cell office:value-type="float" office:value="67.33" calcext:value-type="float">
            <text:p>67,33</text:p>
          </table:table-cell>
          <table:table-cell office:value-type="float" office:value="87.33" calcext:value-type="float">
            <text:p>87,33</text:p>
          </table:table-cell>
          <table:table-cell office:value-type="float" office:value="68" calcext:value-type="float">
            <text:p>68</text:p>
          </table:table-cell>
          <table:table-cell table:formula="of:=AVERAGE([.A30:.T30])" office:value-type="float" office:value="72.9985" calcext:value-type="float">
            <text:p>73,0</text:p>
          </table:table-cell>
          <table:table-cell table:number-columns-repeated="8"/>
        </table:table-row>
        <table:table-row table:style-name="ro1">
          <table:table-cell office:value-type="float" office:value="70.67" calcext:value-type="float">
            <text:p>70,67</text:p>
          </table:table-cell>
          <table:table-cell office:value-type="float" office:value="75.33" calcext:value-type="float">
            <text:p>75,33</text:p>
          </table:table-cell>
          <table:table-cell office:value-type="float" office:value="71.33" calcext:value-type="float">
            <text:p>71,33</text:p>
          </table:table-cell>
          <table:table-cell office:value-type="float" office:value="77.33" calcext:value-type="float">
            <text:p>77,33</text:p>
          </table:table-cell>
          <table:table-cell office:value-type="float" office:value="73.33" calcext:value-type="float">
            <text:p>73,33</text:p>
          </table:table-cell>
          <table:table-cell office:value-type="float" office:value="69.33" calcext:value-type="float">
            <text:p>69,33</text:p>
          </table:table-cell>
          <table:table-cell office:value-type="float" office:value="76.67" calcext:value-type="float">
            <text:p>76,67</text:p>
          </table:table-cell>
          <table:table-cell office:value-type="float" office:value="78.67" calcext:value-type="float">
            <text:p>78,67</text:p>
          </table:table-cell>
          <table:table-cell office:value-type="float" office:value="70.67" calcext:value-type="float">
            <text:p>70,67</text:p>
          </table:table-cell>
          <table:table-cell office:value-type="float" office:value="76.67" calcext:value-type="float">
            <text:p>76,67</text:p>
          </table:table-cell>
          <table:table-cell office:value-type="float" office:value="78" calcext:value-type="float">
            <text:p>78</text:p>
          </table:table-cell>
          <table:table-cell office:value-type="float" office:value="73.33" calcext:value-type="float">
            <text:p>73,33</text:p>
          </table:table-cell>
          <table:table-cell office:value-type="float" office:value="64" calcext:value-type="float">
            <text:p>64</text:p>
          </table:table-cell>
          <table:table-cell office:value-type="float" office:value="71.33" calcext:value-type="float">
            <text:p>71,33</text:p>
          </table:table-cell>
          <table:table-cell office:value-type="float" office:value="74" calcext:value-type="float">
            <text:p>74</text:p>
          </table:table-cell>
          <table:table-cell office:value-type="float" office:value="76.67" calcext:value-type="float">
            <text:p>76,67</text:p>
          </table:table-cell>
          <table:table-cell office:value-type="float" office:value="72.67" calcext:value-type="float">
            <text:p>72,67</text:p>
          </table:table-cell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office:value-type="float" office:value="76.67" calcext:value-type="float">
            <text:p>76,67</text:p>
          </table:table-cell>
          <table:table-cell table:formula="of:=AVERAGE([.A31:.T31])" office:value-type="float" office:value="73.8335" calcext:value-type="float">
            <text:p>73,8</text:p>
          </table:table-cell>
          <table:table-cell table:number-columns-repeated="8"/>
        </table:table-row>
        <table:table-row table:style-name="ro1">
          <table:table-cell office:value-type="float" office:value="76.67" calcext:value-type="float">
            <text:p>76,67</text:p>
          </table:table-cell>
          <table:table-cell office:value-type="float" office:value="70.67" calcext:value-type="float">
            <text:p>70,67</text:p>
          </table:table-cell>
          <table:table-cell office:value-type="float" office:value="72" calcext:value-type="float">
            <text:p>72</text:p>
          </table:table-cell>
          <table:table-cell office:value-type="float" office:value="76.67" calcext:value-type="float">
            <text:p>76,67</text:p>
          </table:table-cell>
          <table:table-cell office:value-type="float" office:value="64.67" calcext:value-type="float">
            <text:p>64,67</text:p>
          </table:table-cell>
          <table:table-cell office:value-type="float" office:value="74" calcext:value-type="float">
            <text:p>74</text:p>
          </table:table-cell>
          <table:table-cell office:value-type="float" office:value="76.67" calcext:value-type="float">
            <text:p>76,67</text:p>
          </table:table-cell>
          <table:table-cell office:value-type="float" office:value="81.33" calcext:value-type="float">
            <text:p>81,33</text:p>
          </table:table-cell>
          <table:table-cell office:value-type="float" office:value="76" calcext:value-type="float">
            <text:p>76</text:p>
          </table:table-cell>
          <table:table-cell office:value-type="float" office:value="79.33" calcext:value-type="float">
            <text:p>79,33</text:p>
          </table:table-cell>
          <table:table-cell office:value-type="float" office:value="70.67" calcext:value-type="float">
            <text:p>70,67</text:p>
          </table:table-cell>
          <table:table-cell office:value-type="float" office:value="70" calcext:value-type="float">
            <text:p>70</text:p>
          </table:table-cell>
          <table:table-cell office:value-type="float" office:value="75.33" calcext:value-type="float">
            <text:p>75,33</text:p>
          </table:table-cell>
          <table:table-cell office:value-type="float" office:value="69.33" calcext:value-type="float">
            <text:p>69,33</text:p>
          </table:table-cell>
          <table:table-cell office:value-type="float" office:value="70.67" calcext:value-type="float">
            <text:p>70,67</text:p>
          </table:table-cell>
          <table:table-cell office:value-type="float" office:value="72.67" calcext:value-type="float">
            <text:p>72,67</text:p>
          </table:table-cell>
          <table:table-cell office:value-type="float" office:value="78" calcext:value-type="float">
            <text:p>78</text:p>
          </table:table-cell>
          <table:table-cell office:value-type="float" office:value="74.67" calcext:value-type="float">
            <text:p>74,67</text:p>
          </table:table-cell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table:formula="of:=AVERAGE([.A32:.T32])" office:value-type="float" office:value="73.9675" calcext:value-type="float">
            <text:p>74,0</text:p>
          </table:table-cell>
          <table:table-cell table:number-columns-repeated="8"/>
        </table:table-row>
        <table:table-row table:style-name="ro1">
          <table:table-cell office:value-type="float" office:value="74.67" calcext:value-type="float">
            <text:p>74,67</text:p>
          </table:table-cell>
          <table:table-cell office:value-type="float" office:value="77.33" calcext:value-type="float">
            <text:p>77,33</text:p>
          </table:table-cell>
          <table:table-cell office:value-type="float" office:value="76.67" calcext:value-type="float">
            <text:p>76,67</text:p>
          </table:table-cell>
          <table:table-cell office:value-type="float" office:value="73.33" calcext:value-type="float">
            <text:p>73,33</text:p>
          </table:table-cell>
          <table:table-cell office:value-type="float" office:value="76" calcext:value-type="float">
            <text:p>76</text:p>
          </table:table-cell>
          <table:table-cell office:value-type="float" office:value="68.67" calcext:value-type="float">
            <text:p>68,67</text:p>
          </table:table-cell>
          <table:table-cell office:value-type="float" office:value="72" calcext:value-type="float">
            <text:p>72</text:p>
          </table:table-cell>
          <table:table-cell office:value-type="float" office:value="76" calcext:value-type="float">
            <text:p>76</text:p>
          </table:table-cell>
          <table:table-cell office:value-type="float" office:value="79.33" calcext:value-type="float">
            <text:p>79,33</text:p>
          </table:table-cell>
          <table:table-cell office:value-type="float" office:value="74.67" calcext:value-type="float">
            <text:p>74,67</text:p>
          </table:table-cell>
          <table:table-cell office:value-type="float" office:value="72" calcext:value-type="float">
            <text:p>72</text:p>
          </table:table-cell>
          <table:table-cell office:value-type="float" office:value="78.67" calcext:value-type="float">
            <text:p>78,67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float" office:value="68.67" calcext:value-type="float">
            <text:p>68,67</text:p>
          </table:table-cell>
          <table:table-cell office:value-type="float" office:value="73.33" calcext:value-type="float">
            <text:p>73,33</text:p>
          </table:table-cell>
          <table:table-cell office:value-type="float" office:value="77.33" calcext:value-type="float">
            <text:p>77,33</text:p>
          </table:table-cell>
          <table:table-cell office:value-type="float" office:value="72" calcext:value-type="float">
            <text:p>72</text:p>
          </table:table-cell>
          <table:table-cell office:value-type="float" office:value="81.33" calcext:value-type="float">
            <text:p>81,33</text:p>
          </table:table-cell>
          <table:table-cell office:value-type="float" office:value="70.67" calcext:value-type="float">
            <text:p>70,67</text:p>
          </table:table-cell>
          <table:table-cell table:formula="of:=AVERAGE([.A33:.T33])" office:value-type="float" office:value="74.4335" calcext:value-type="float">
            <text:p>74,4</text:p>
          </table:table-cell>
          <table:table-cell table:number-columns-repeated="8"/>
        </table:table-row>
        <table:table-row table:style-name="ro1">
          <table:table-cell office:value-type="float" office:value="79.33" calcext:value-type="float">
            <text:p>79,33</text:p>
          </table:table-cell>
          <table:table-cell office:value-type="float" office:value="71.33" calcext:value-type="float">
            <text:p>71,33</text:p>
          </table:table-cell>
          <table:table-cell office:value-type="float" office:value="77.33" calcext:value-type="float">
            <text:p>77,33</text:p>
          </table:table-cell>
          <table:table-cell office:value-type="float" office:value="74" calcext:value-type="float">
            <text:p>74</text:p>
          </table:table-cell>
          <table:table-cell office:value-type="float" office:value="72.67" calcext:value-type="float">
            <text:p>72,67</text:p>
          </table:table-cell>
          <table:table-cell office:value-type="float" office:value="64" calcext:value-type="float">
            <text:p>64</text:p>
          </table:table-cell>
          <table:table-cell office:value-type="float" office:value="80" calcext:value-type="float">
            <text:p>80</text:p>
          </table:table-cell>
          <table:table-cell office:value-type="float" office:value="76.67" calcext:value-type="float">
            <text:p>76,67</text:p>
          </table:table-cell>
          <table:table-cell office:value-type="float" office:value="77.33" calcext:value-type="float">
            <text:p>77,33</text:p>
          </table:table-cell>
          <table:table-cell office:value-type="float" office:value="71.33" calcext:value-type="float">
            <text:p>71,33</text:p>
          </table:table-cell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float" office:value="73.33" calcext:value-type="float">
            <text:p>73,33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float" office:value="76.67" calcext:value-type="float">
            <text:p>76,67</text:p>
          </table:table-cell>
          <table:table-cell office:value-type="float" office:value="78.67" calcext:value-type="float">
            <text:p>78,67</text:p>
          </table:table-cell>
          <table:table-cell office:value-type="float" office:value="63.33" calcext:value-type="float">
            <text:p>63,33</text:p>
          </table:table-cell>
          <table:table-cell office:value-type="float" office:value="74" calcext:value-type="float">
            <text:p>74</text:p>
          </table:table-cell>
          <table:table-cell office:value-type="float" office:value="81.33" calcext:value-type="float">
            <text:p>81,33</text:p>
          </table:table-cell>
          <table:table-cell table:formula="of:=AVERAGE([.A34:.T34])" office:value-type="float" office:value="73.866" calcext:value-type="float">
            <text:p>73,9</text:p>
          </table:table-cell>
          <table:table-cell table:number-columns-repeated="8"/>
        </table:table-row>
        <table:table-row table:style-name="ro1">
          <table:table-cell office:value-type="float" office:value="78.67" calcext:value-type="float">
            <text:p>78,67</text:p>
          </table:table-cell>
          <table:table-cell office:value-type="float" office:value="73.33" calcext:value-type="float">
            <text:p>73,33</text:p>
          </table:table-cell>
          <table:table-cell office:value-type="float" office:value="77.33" calcext:value-type="float">
            <text:p>77,33</text:p>
          </table:table-cell>
          <table:table-cell office:value-type="float" office:value="79.33" calcext:value-type="float">
            <text:p>79,33</text:p>
          </table:table-cell>
          <table:table-cell office:value-type="float" office:value="70" calcext:value-type="float">
            <text:p>70</text:p>
          </table:table-cell>
          <table:table-cell office:value-type="float" office:value="82" calcext:value-type="float">
            <text:p>82</text:p>
          </table:table-cell>
          <table:table-cell office:value-type="float" office:value="76" calcext:value-type="float">
            <text:p>76</text:p>
          </table:table-cell>
          <table:table-cell office:value-type="float" office:value="71.33" calcext:value-type="float">
            <text:p>71,33</text:p>
          </table:table-cell>
          <table:table-cell office:value-type="float" office:value="73.33" calcext:value-type="float">
            <text:p>73,33</text:p>
          </table:table-cell>
          <table:table-cell office:value-type="float" office:value="74.67" calcext:value-type="float">
            <text:p>74,67</text:p>
          </table:table-cell>
          <table:table-cell office:value-type="float" office:value="67.33" calcext:value-type="float">
            <text:p>67,33</text:p>
          </table:table-cell>
          <table:table-cell office:value-type="float" office:value="80.67" calcext:value-type="float">
            <text:p>80,67</text:p>
          </table:table-cell>
          <table:table-cell office:value-type="float" office:value="74" calcext:value-type="float">
            <text:p>74</text:p>
          </table:table-cell>
          <table:table-cell office:value-type="float" office:value="77.33" calcext:value-type="float">
            <text:p>77,33</text:p>
          </table:table-cell>
          <table:table-cell office:value-type="float" office:value="73.33" calcext:value-type="float">
            <text:p>73,33</text:p>
          </table:table-cell>
          <table:table-cell office:value-type="float" office:value="72.67" calcext:value-type="float">
            <text:p>72,67</text:p>
          </table:table-cell>
          <table:table-cell office:value-type="float" office:value="78" calcext:value-type="float">
            <text:p>78</text:p>
          </table:table-cell>
          <table:table-cell office:value-type="float" office:value="74" calcext:value-type="float">
            <text:p>74</text:p>
          </table:table-cell>
          <table:table-cell office:value-type="float" office:value="75.33" calcext:value-type="float">
            <text:p>75,33</text:p>
          </table:table-cell>
          <table:table-cell office:value-type="float" office:value="69.33" calcext:value-type="float">
            <text:p>69,33</text:p>
          </table:table-cell>
          <table:table-cell table:formula="of:=AVERAGE([.A35:.T35])" office:value-type="float" office:value="74.899" calcext:value-type="float">
            <text:p>74,9</text:p>
          </table:table-cell>
          <table:table-cell table:number-columns-repeated="8"/>
        </table:table-row>
        <table:table-row table:style-name="ro1">
          <table:table-cell office:value-type="float" office:value="80.67" calcext:value-type="float">
            <text:p>80,67</text:p>
          </table:table-cell>
          <table:table-cell office:value-type="float" office:value="72.67" calcext:value-type="float">
            <text:p>72,67</text:p>
          </table:table-cell>
          <table:table-cell office:value-type="float" office:value="69.33" calcext:value-type="float">
            <text:p>69,33</text:p>
          </table:table-cell>
          <table:table-cell office:value-type="float" office:value="80.67" calcext:value-type="float">
            <text:p>80,67</text:p>
          </table:table-cell>
          <table:table-cell office:value-type="float" office:value="73.33" calcext:value-type="float">
            <text:p>73,33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float" office:value="68.67" calcext:value-type="float">
            <text:p>68,67</text:p>
          </table:table-cell>
          <table:table-cell office:value-type="float" office:value="76" calcext:value-type="float">
            <text:p>76</text:p>
          </table:table-cell>
          <table:table-cell office:value-type="float" office:value="76.67" calcext:value-type="float">
            <text:p>76,67</text:p>
          </table:table-cell>
          <table:table-cell office:value-type="float" office:value="73.33" calcext:value-type="float">
            <text:p>73,33</text:p>
          </table:table-cell>
          <table:table-cell office:value-type="float" office:value="74" calcext:value-type="float">
            <text:p>74</text:p>
          </table:table-cell>
          <table:table-cell office:value-type="float" office:value="71.33" calcext:value-type="float">
            <text:p>71,33</text:p>
          </table:table-cell>
          <table:table-cell office:value-type="float" office:value="72.67" calcext:value-type="float">
            <text:p>72,67</text:p>
          </table:table-cell>
          <table:table-cell office:value-type="float" office:value="76" calcext:value-type="float">
            <text:p>76</text:p>
          </table:table-cell>
          <table:table-cell office:value-type="float" office:value="81.33" calcext:value-type="float">
            <text:p>81,33</text:p>
          </table:table-cell>
          <table:table-cell office:value-type="float" office:value="78.67" calcext:value-type="float">
            <text:p>78,67</text:p>
          </table:table-cell>
          <table:table-cell table:number-columns-repeated="2" office:value-type="float" office:value="76.67" calcext:value-type="float">
            <text:p>76,67</text:p>
          </table:table-cell>
          <table:table-cell office:value-type="float" office:value="82.67" calcext:value-type="float">
            <text:p>82,67</text:p>
          </table:table-cell>
          <table:table-cell table:formula="of:=AVERAGE([.A36:.T36])" office:value-type="float" office:value="75.3675" calcext:value-type="float">
            <text:p>75,4</text:p>
          </table:table-cell>
          <table:table-cell table:number-columns-repeated="8"/>
        </table:table-row>
        <table:table-row table:style-name="ro1">
          <table:table-cell office:value-type="float" office:value="66.67" calcext:value-type="float">
            <text:p>66,67</text:p>
          </table:table-cell>
          <table:table-cell office:value-type="float" office:value="76.67" calcext:value-type="float">
            <text:p>76,67</text:p>
          </table:table-cell>
          <table:table-cell office:value-type="float" office:value="78.67" calcext:value-type="float">
            <text:p>78,67</text:p>
          </table:table-cell>
          <table:table-cell office:value-type="float" office:value="74.67" calcext:value-type="float">
            <text:p>74,67</text:p>
          </table:table-cell>
          <table:table-cell office:value-type="float" office:value="77.33" calcext:value-type="float">
            <text:p>77,33</text:p>
          </table:table-cell>
          <table:table-cell office:value-type="float" office:value="80" calcext:value-type="float">
            <text:p>80</text:p>
          </table:table-cell>
          <table:table-cell office:value-type="float" office:value="74" calcext:value-type="float">
            <text:p>74</text:p>
          </table:table-cell>
          <table:table-cell office:value-type="float" office:value="80" calcext:value-type="float">
            <text:p>80</text:p>
          </table:table-cell>
          <table:table-cell office:value-type="float" office:value="68" calcext:value-type="float">
            <text:p>68</text:p>
          </table:table-cell>
          <table:table-cell office:value-type="float" office:value="78.67" calcext:value-type="float">
            <text:p>78,67</text:p>
          </table:table-cell>
          <table:table-cell office:value-type="float" office:value="83.33" calcext:value-type="float">
            <text:p>83,33</text:p>
          </table:table-cell>
          <table:table-cell office:value-type="float" office:value="77.33" calcext:value-type="float">
            <text:p>77,33</text:p>
          </table:table-cell>
          <table:table-cell office:value-type="float" office:value="72" calcext:value-type="float">
            <text:p>72</text:p>
          </table:table-cell>
          <table:table-cell office:value-type="float" office:value="80" calcext:value-type="float">
            <text:p>80</text:p>
          </table:table-cell>
          <table:table-cell office:value-type="float" office:value="78" calcext:value-type="float">
            <text:p>78</text:p>
          </table:table-cell>
          <table:table-cell office:value-type="float" office:value="80.67" calcext:value-type="float">
            <text:p>80,67</text:p>
          </table:table-cell>
          <table:table-cell office:value-type="float" office:value="76.67" calcext:value-type="float">
            <text:p>76,67</text:p>
          </table:table-cell>
          <table:table-cell office:value-type="float" office:value="74" calcext:value-type="float">
            <text:p>74</text:p>
          </table:table-cell>
          <table:table-cell office:value-type="float" office:value="78.67" calcext:value-type="float">
            <text:p>78,67</text:p>
          </table:table-cell>
          <table:table-cell office:value-type="float" office:value="78" calcext:value-type="float">
            <text:p>78</text:p>
          </table:table-cell>
          <table:table-cell table:formula="of:=AVERAGE([.A37:.T37])" office:value-type="float" office:value="76.6675" calcext:value-type="float">
            <text:p>76,7</text:p>
          </table:table-cell>
          <table:table-cell table:number-columns-repeated="8"/>
        </table:table-row>
        <table:table-row table:style-name="ro1">
          <table:table-cell office:value-type="float" office:value="80.67" calcext:value-type="float">
            <text:p>80,67</text:p>
          </table:table-cell>
          <table:table-cell office:value-type="float" office:value="73.33" calcext:value-type="float">
            <text:p>73,33</text:p>
          </table:table-cell>
          <table:table-cell office:value-type="float" office:value="81.33" calcext:value-type="float">
            <text:p>81,33</text:p>
          </table:table-cell>
          <table:table-cell office:value-type="float" office:value="79.33" calcext:value-type="float">
            <text:p>79,33</text:p>
          </table:table-cell>
          <table:table-cell office:value-type="float" office:value="73.33" calcext:value-type="float">
            <text:p>73,33</text:p>
          </table:table-cell>
          <table:table-cell office:value-type="float" office:value="79.33" calcext:value-type="float">
            <text:p>79,33</text:p>
          </table:table-cell>
          <table:table-cell office:value-type="float" office:value="76.67" calcext:value-type="float">
            <text:p>76,67</text:p>
          </table:table-cell>
          <table:table-cell office:value-type="float" office:value="72" calcext:value-type="float">
            <text:p>72</text:p>
          </table:table-cell>
          <table:table-cell office:value-type="float" office:value="69.33" calcext:value-type="float">
            <text:p>69,33</text:p>
          </table:table-cell>
          <table:table-cell office:value-type="float" office:value="78.67" calcext:value-type="float">
            <text:p>78,67</text:p>
          </table:table-cell>
          <table:table-cell office:value-type="float" office:value="77.33" calcext:value-type="float">
            <text:p>77,33</text:p>
          </table:table-cell>
          <table:table-cell office:value-type="float" office:value="71.33" calcext:value-type="float">
            <text:p>71,33</text:p>
          </table:table-cell>
          <table:table-cell office:value-type="float" office:value="80" calcext:value-type="float">
            <text:p>80</text:p>
          </table:table-cell>
          <table:table-cell office:value-type="float" office:value="74.67" calcext:value-type="float">
            <text:p>74,67</text:p>
          </table:table-cell>
          <table:table-cell office:value-type="float" office:value="71.33" calcext:value-type="float">
            <text:p>71,33</text:p>
          </table:table-cell>
          <table:table-cell office:value-type="float" office:value="80.67" calcext:value-type="float">
            <text:p>80,67</text:p>
          </table:table-cell>
          <table:table-cell office:value-type="float" office:value="79.33" calcext:value-type="float">
            <text:p>79,33</text:p>
          </table:table-cell>
          <table:table-cell office:value-type="float" office:value="76" calcext:value-type="float">
            <text:p>76</text:p>
          </table:table-cell>
          <table:table-cell office:value-type="float" office:value="84.67" calcext:value-type="float">
            <text:p>84,67</text:p>
          </table:table-cell>
          <table:table-cell office:value-type="float" office:value="74.67" calcext:value-type="float">
            <text:p>74,67</text:p>
          </table:table-cell>
          <table:table-cell table:formula="of:=AVERAGE([.A38:.T38])" office:value-type="float" office:value="76.6995" calcext:value-type="float">
            <text:p>76,7</text:p>
          </table:table-cell>
          <table:table-cell table:number-columns-repeated="8"/>
        </table:table-row>
        <table:table-row table:style-name="ro1">
          <table:table-cell office:value-type="float" office:value="80.67" calcext:value-type="float">
            <text:p>80,67</text:p>
          </table:table-cell>
          <table:table-cell office:value-type="float" office:value="78.67" calcext:value-type="float">
            <text:p>78,67</text:p>
          </table:table-cell>
          <table:table-cell office:value-type="float" office:value="82" calcext:value-type="float">
            <text:p>82</text:p>
          </table:table-cell>
          <table:table-cell office:value-type="float" office:value="79.33" calcext:value-type="float">
            <text:p>79,33</text:p>
          </table:table-cell>
          <table:table-cell office:value-type="float" office:value="78" calcext:value-type="float">
            <text:p>78</text:p>
          </table:table-cell>
          <table:table-cell office:value-type="float" office:value="81.33" calcext:value-type="float">
            <text:p>81,33</text:p>
          </table:table-cell>
          <table:table-cell office:value-type="float" office:value="76.67" calcext:value-type="float">
            <text:p>76,67</text:p>
          </table:table-cell>
          <table:table-cell table:number-columns-repeated="2" office:value-type="float" office:value="74" calcext:value-type="float">
            <text:p>74</text:p>
          </table:table-cell>
          <table:table-cell office:value-type="float" office:value="84.67" calcext:value-type="float">
            <text:p>84,67</text:p>
          </table:table-cell>
          <table:table-cell table:number-columns-repeated="2" office:value-type="float" office:value="77.33" calcext:value-type="float">
            <text:p>77,33</text:p>
          </table:table-cell>
          <table:table-cell office:value-type="float" office:value="75.33" calcext:value-type="float">
            <text:p>75,33</text:p>
          </table:table-cell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office:value-type="float" office:value="86.67" calcext:value-type="float">
            <text:p>86,67</text:p>
          </table:table-cell>
          <table:table-cell office:value-type="float" office:value="78" calcext:value-type="float">
            <text:p>78</text:p>
          </table:table-cell>
          <table:table-cell office:value-type="float" office:value="78.67" calcext:value-type="float">
            <text:p>78,67</text:p>
          </table:table-cell>
          <table:table-cell table:formula="of:=AVERAGE([.A39:.T39])" office:value-type="float" office:value="78.7335" calcext:value-type="float">
            <text:p>78,7</text:p>
          </table:table-cell>
          <table:table-cell table:number-columns-repeated="8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73.33" calcext:value-type="float">
            <text:p>73,33</text:p>
          </table:table-cell>
          <table:table-cell table:number-columns-repeated="2" office:value-type="float" office:value="76.67" calcext:value-type="float">
            <text:p>76,67</text:p>
          </table:table-cell>
          <table:table-cell office:value-type="float" office:value="72.67" calcext:value-type="float">
            <text:p>72,67</text:p>
          </table:table-cell>
          <table:table-cell office:value-type="float" office:value="79.33" calcext:value-type="float">
            <text:p>79,33</text:p>
          </table:table-cell>
          <table:table-cell office:value-type="float" office:value="76" calcext:value-type="float">
            <text:p>76</text:p>
          </table:table-cell>
          <table:table-cell office:value-type="float" office:value="75.33" calcext:value-type="float">
            <text:p>75,33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82" calcext:value-type="float">
            <text:p>82</text:p>
          </table:table-cell>
          <table:table-cell office:value-type="float" office:value="78.67" calcext:value-type="float">
            <text:p>78,67</text:p>
          </table:table-cell>
          <table:table-cell office:value-type="float" office:value="74" calcext:value-type="float">
            <text:p>74</text:p>
          </table:table-cell>
          <table:table-cell office:value-type="float" office:value="80" calcext:value-type="float">
            <text:p>80</text:p>
          </table:table-cell>
          <table:table-cell office:value-type="float" office:value="79.33" calcext:value-type="float">
            <text:p>79,33</text:p>
          </table:table-cell>
          <table:table-cell office:value-type="float" office:value="78" calcext:value-type="float">
            <text:p>78</text:p>
          </table:table-cell>
          <table:table-cell office:value-type="float" office:value="82.67" calcext:value-type="float">
            <text:p>82,67</text:p>
          </table:table-cell>
          <table:table-cell office:value-type="float" office:value="80.67" calcext:value-type="float">
            <text:p>80,67</text:p>
          </table:table-cell>
          <table:table-cell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table:formula="of:=AVERAGE([.A40:.T40])" office:value-type="float" office:value="78.267" calcext:value-type="float">
            <text:p>78,3</text:p>
          </table:table-cell>
          <table:table-cell table:number-columns-repeated="8"/>
        </table:table-row>
        <table:table-row table:style-name="ro1">
          <table:table-cell office:value-type="float" office:value="85.33" calcext:value-type="float">
            <text:p>85,33</text:p>
          </table:table-cell>
          <table:table-cell office:value-type="float" office:value="73.33" calcext:value-type="float">
            <text:p>73,33</text:p>
          </table:table-cell>
          <table:table-cell office:value-type="float" office:value="83.33" calcext:value-type="float">
            <text:p>83,33</text:p>
          </table:table-cell>
          <table:table-cell office:value-type="float" office:value="75.33" calcext:value-type="float">
            <text:p>75,33</text:p>
          </table:table-cell>
          <table:table-cell office:value-type="float" office:value="80.67" calcext:value-type="float">
            <text:p>80,67</text:p>
          </table:table-cell>
          <table:table-cell office:value-type="float" office:value="76.67" calcext:value-type="float">
            <text:p>76,67</text:p>
          </table:table-cell>
          <table:table-cell office:value-type="float" office:value="79.33" calcext:value-type="float">
            <text:p>79,33</text:p>
          </table:table-cell>
          <table:table-cell office:value-type="float" office:value="78" calcext:value-type="float">
            <text:p>78</text:p>
          </table:table-cell>
          <table:table-cell office:value-type="float" office:value="83.33" calcext:value-type="float">
            <text:p>83,33</text:p>
          </table:table-cell>
          <table:table-cell table:number-columns-repeated="2" office:value-type="float" office:value="78.67" calcext:value-type="float">
            <text:p>78,67</text:p>
          </table:table-cell>
          <table:table-cell office:value-type="float" office:value="82" calcext:value-type="float">
            <text:p>82</text:p>
          </table:table-cell>
          <table:table-cell office:value-type="float" office:value="72.67" calcext:value-type="float">
            <text:p>72,67</text:p>
          </table:table-cell>
          <table:table-cell office:value-type="float" office:value="84" calcext:value-type="float">
            <text:p>84</text:p>
          </table:table-cell>
          <table:table-cell office:value-type="float" office:value="80" calcext:value-type="float">
            <text:p>80</text:p>
          </table:table-cell>
          <table:table-cell office:value-type="float" office:value="77.33" calcext:value-type="float">
            <text:p>77,33</text:p>
          </table:table-cell>
          <table:table-cell office:value-type="float" office:value="76" calcext:value-type="float">
            <text:p>76</text:p>
          </table:table-cell>
          <table:table-cell office:value-type="float" office:value="81.33" calcext:value-type="float">
            <text:p>81,33</text:p>
          </table:table-cell>
          <table:table-cell office:value-type="float" office:value="86.67" calcext:value-type="float">
            <text:p>86,67</text:p>
          </table:table-cell>
          <table:table-cell office:value-type="float" office:value="82" calcext:value-type="float">
            <text:p>82</text:p>
          </table:table-cell>
          <table:table-cell table:formula="of:=AVERAGE([.A41:.T41])" office:value-type="float" office:value="79.733" calcext:value-type="float">
            <text:p>79,7</text:p>
          </table:table-cell>
          <table:table-cell table:number-columns-repeated="8"/>
        </table:table-row>
        <table:table-row table:style-name="ro1">
          <table:table-cell office:value-type="float" office:value="77.33" calcext:value-type="float">
            <text:p>77,33</text:p>
          </table:table-cell>
          <table:table-cell office:value-type="float" office:value="85.33" calcext:value-type="float">
            <text:p>85,33</text:p>
          </table:table-cell>
          <table:table-cell office:value-type="float" office:value="84" calcext:value-type="float">
            <text:p>84</text:p>
          </table:table-cell>
          <table:table-cell office:value-type="float" office:value="74" calcext:value-type="float">
            <text:p>74</text:p>
          </table:table-cell>
          <table:table-cell office:value-type="float" office:value="82" calcext:value-type="float">
            <text:p>82</text:p>
          </table:table-cell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office:value-type="float" office:value="88" calcext:value-type="float">
            <text:p>88</text:p>
          </table:table-cell>
          <table:table-cell office:value-type="float" office:value="79.33" calcext:value-type="float">
            <text:p>79,33</text:p>
          </table:table-cell>
          <table:table-cell office:value-type="float" office:value="78.67" calcext:value-type="float">
            <text:p>78,67</text:p>
          </table:table-cell>
          <table:table-cell table:number-columns-repeated="2" office:value-type="float" office:value="74.67" calcext:value-type="float">
            <text:p>74,67</text:p>
          </table:table-cell>
          <table:table-cell office:value-type="float" office:value="82" calcext:value-type="float">
            <text:p>82</text:p>
          </table:table-cell>
          <table:table-cell office:value-type="float" office:value="82.67" calcext:value-type="float">
            <text:p>82,67</text:p>
          </table:table-cell>
          <table:table-cell office:value-type="float" office:value="78.67" calcext:value-type="float">
            <text:p>78,67</text:p>
          </table:table-cell>
          <table:table-cell office:value-type="float" office:value="79.33" calcext:value-type="float">
            <text:p>79,33</text:p>
          </table:table-cell>
          <table:table-cell office:value-type="float" office:value="74.67" calcext:value-type="float">
            <text:p>74,67</text:p>
          </table:table-cell>
          <table:table-cell office:value-type="float" office:value="73.33" calcext:value-type="float">
            <text:p>73,33</text:p>
          </table:table-cell>
          <table:table-cell office:value-type="float" office:value="81.33" calcext:value-type="float">
            <text:p>81,33</text:p>
          </table:table-cell>
          <table:table-cell office:value-type="float" office:value="84.67" calcext:value-type="float">
            <text:p>84,67</text:p>
          </table:table-cell>
          <table:table-cell table:formula="of:=AVERAGE([.A42:.T42])" office:value-type="float" office:value="79.4335" calcext:value-type="float">
            <text:p>79,4</text:p>
          </table:table-cell>
          <table:table-cell table:number-columns-repeated="8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81.33" calcext:value-type="float">
            <text:p>81,33</text:p>
          </table:table-cell>
          <table:table-cell office:value-type="float" office:value="88" calcext:value-type="float">
            <text:p>88</text:p>
          </table:table-cell>
          <table:table-cell office:value-type="float" office:value="85.33" calcext:value-type="float">
            <text:p>85,33</text:p>
          </table:table-cell>
          <table:table-cell office:value-type="float" office:value="81.33" calcext:value-type="float">
            <text:p>81,33</text:p>
          </table:table-cell>
          <table:table-cell office:value-type="float" office:value="82" calcext:value-type="float">
            <text:p>82</text:p>
          </table:table-cell>
          <table:table-cell office:value-type="float" office:value="78.67" calcext:value-type="float">
            <text:p>78,67</text:p>
          </table:table-cell>
          <table:table-cell office:value-type="float" office:value="77.33" calcext:value-type="float">
            <text:p>77,33</text:p>
          </table:table-cell>
          <table:table-cell office:value-type="float" office:value="78.67" calcext:value-type="float">
            <text:p>78,67</text:p>
          </table:table-cell>
          <table:table-cell office:value-type="float" office:value="75.33" calcext:value-type="float">
            <text:p>75,33</text:p>
          </table:table-cell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office:value-type="float" office:value="80.67" calcext:value-type="float">
            <text:p>80,67</text:p>
          </table:table-cell>
          <table:table-cell office:value-type="float" office:value="79.33" calcext:value-type="float">
            <text:p>79,33</text:p>
          </table:table-cell>
          <table:table-cell office:value-type="float" office:value="77.33" calcext:value-type="float">
            <text:p>77,33</text:p>
          </table:table-cell>
          <table:table-cell table:number-columns-repeated="2" office:value-type="float" office:value="78" calcext:value-type="float">
            <text:p>78</text:p>
          </table:table-cell>
          <table:table-cell office:value-type="float" office:value="82.67" calcext:value-type="float">
            <text:p>82,67</text:p>
          </table:table-cell>
          <table:table-cell office:value-type="float" office:value="85.33" calcext:value-type="float">
            <text:p>85,33</text:p>
          </table:table-cell>
          <table:table-cell office:value-type="float" office:value="74" calcext:value-type="float">
            <text:p>74</text:p>
          </table:table-cell>
          <table:table-cell table:formula="of:=AVERAGE([.A43:.T43])" office:value-type="float" office:value="79.466" calcext:value-type="float">
            <text:p>79,5</text:p>
          </table:table-cell>
          <table:table-cell table:number-columns-repeated="8"/>
        </table:table-row>
        <table:table-row table:style-name="ro1">
          <table:table-cell office:value-type="float" office:value="78.67" calcext:value-type="float">
            <text:p>78,67</text:p>
          </table:table-cell>
          <table:table-cell office:value-type="float" office:value="78" calcext:value-type="float">
            <text:p>78</text:p>
          </table:table-cell>
          <table:table-cell office:value-type="float" office:value="82.67" calcext:value-type="float">
            <text:p>82,67</text:p>
          </table:table-cell>
          <table:table-cell office:value-type="float" office:value="80.67" calcext:value-type="float">
            <text:p>80,67</text:p>
          </table:table-cell>
          <table:table-cell office:value-type="float" office:value="83.33" calcext:value-type="float">
            <text:p>83,33</text:p>
          </table:table-cell>
          <table:table-cell office:value-type="float" office:value="80.67" calcext:value-type="float">
            <text:p>80,67</text:p>
          </table:table-cell>
          <table:table-cell office:value-type="float" office:value="73.33" calcext:value-type="float">
            <text:p>73,33</text:p>
          </table:table-cell>
          <table:table-cell office:value-type="float" office:value="76" calcext:value-type="float">
            <text:p>76</text:p>
          </table:table-cell>
          <table:table-cell office:value-type="float" office:value="82" calcext:value-type="float">
            <text:p>82</text:p>
          </table:table-cell>
          <table:table-cell office:value-type="float" office:value="78" calcext:value-type="float">
            <text:p>78</text:p>
          </table:table-cell>
          <table:table-cell office:value-type="float" office:value="74.67" calcext:value-type="float">
            <text:p>74,67</text:p>
          </table:table-cell>
          <table:table-cell office:value-type="float" office:value="75.33" calcext:value-type="float">
            <text:p>75,33</text:p>
          </table:table-cell>
          <table:table-cell office:value-type="float" office:value="80" calcext:value-type="float">
            <text:p>80</text:p>
          </table:table-cell>
          <table:table-cell office:value-type="float" office:value="84.67" calcext:value-type="float">
            <text:p>84,67</text:p>
          </table:table-cell>
          <table:table-cell office:value-type="float" office:value="82.67" calcext:value-type="float">
            <text:p>82,67</text:p>
          </table:table-cell>
          <table:table-cell office:value-type="float" office:value="78.67" calcext:value-type="float">
            <text:p>78,67</text:p>
          </table:table-cell>
          <table:table-cell office:value-type="float" office:value="77.33" calcext:value-type="float">
            <text:p>77,33</text:p>
          </table:table-cell>
          <table:table-cell office:value-type="float" office:value="83.33" calcext:value-type="float">
            <text:p>83,33</text:p>
          </table:table-cell>
          <table:table-cell office:value-type="float" office:value="81.33" calcext:value-type="float">
            <text:p>81,33</text:p>
          </table:table-cell>
          <table:table-cell office:value-type="float" office:value="73.33" calcext:value-type="float">
            <text:p>73,33</text:p>
          </table:table-cell>
          <table:table-cell table:formula="of:=AVERAGE([.A44:.T44])" office:value-type="float" office:value="79.2335" calcext:value-type="float">
            <text:p>79,2</text:p>
          </table:table-cell>
          <table:table-cell table:number-columns-repeated="8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82" calcext:value-type="float">
            <text:p>82</text:p>
          </table:table-cell>
          <table:table-cell office:value-type="float" office:value="79.33" calcext:value-type="float">
            <text:p>79,33</text:p>
          </table:table-cell>
          <table:table-cell office:value-type="float" office:value="82.67" calcext:value-type="float">
            <text:p>82,67</text:p>
          </table:table-cell>
          <table:table-cell office:value-type="float" office:value="77.33" calcext:value-type="float">
            <text:p>77,33</text:p>
          </table:table-cell>
          <table:table-cell office:value-type="float" office:value="80" calcext:value-type="float">
            <text:p>80</text:p>
          </table:table-cell>
          <table:table-cell office:value-type="float" office:value="79.33" calcext:value-type="float">
            <text:p>79,33</text:p>
          </table:table-cell>
          <table:table-cell office:value-type="float" office:value="80.67" calcext:value-type="float">
            <text:p>80,67</text:p>
          </table:table-cell>
          <table:table-cell office:value-type="float" office:value="78.67" calcext:value-type="float">
            <text:p>78,67</text:p>
          </table:table-cell>
          <table:table-cell office:value-type="float" office:value="83.33" calcext:value-type="float">
            <text:p>83,33</text:p>
          </table:table-cell>
          <table:table-cell office:value-type="float" office:value="78" calcext:value-type="float">
            <text:p>78</text:p>
          </table:table-cell>
          <table:table-cell office:value-type="float" office:value="80.67" calcext:value-type="float">
            <text:p>80,67</text:p>
          </table:table-cell>
          <table:table-cell office:value-type="float" office:value="80" calcext:value-type="float">
            <text:p>80</text:p>
          </table:table-cell>
          <table:table-cell office:value-type="float" office:value="77.33" calcext:value-type="float">
            <text:p>77,33</text:p>
          </table:table-cell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office:value-type="float" office:value="85.33" calcext:value-type="float">
            <text:p>85,33</text:p>
          </table:table-cell>
          <table:table-cell office:value-type="float" office:value="82.67" calcext:value-type="float">
            <text:p>82,67</text:p>
          </table:table-cell>
          <table:table-cell office:value-type="float" office:value="84" calcext:value-type="float">
            <text:p>84</text:p>
          </table:table-cell>
          <table:table-cell office:value-type="float" office:value="79.33" calcext:value-type="float">
            <text:p>79,33</text:p>
          </table:table-cell>
          <table:table-cell table:formula="of:=AVERAGE([.A45:.T45])" office:value-type="float" office:value="80.533" calcext:value-type="float">
            <text:p>80,5</text:p>
          </table:table-cell>
          <table:table-cell table:number-columns-repeated="8"/>
        </table:table-row>
        <table:table-row table:style-name="ro1">
          <table:table-cell office:value-type="float" office:value="77.33" calcext:value-type="float">
            <text:p>77,33</text:p>
          </table:table-cell>
          <table:table-cell office:value-type="float" office:value="84.67" calcext:value-type="float">
            <text:p>84,67</text:p>
          </table:table-cell>
          <table:table-cell office:value-type="float" office:value="86" calcext:value-type="float">
            <text:p>86</text:p>
          </table:table-cell>
          <table:table-cell office:value-type="float" office:value="83.33" calcext:value-type="float">
            <text:p>83,33</text:p>
          </table:table-cell>
          <table:table-cell office:value-type="float" office:value="86.67" calcext:value-type="float">
            <text:p>86,67</text:p>
          </table:table-cell>
          <table:table-cell office:value-type="float" office:value="78" calcext:value-type="float">
            <text:p>78</text:p>
          </table:table-cell>
          <table:table-cell office:value-type="float" office:value="74.67" calcext:value-type="float">
            <text:p>74,67</text:p>
          </table:table-cell>
          <table:table-cell office:value-type="float" office:value="76.67" calcext:value-type="float">
            <text:p>76,67</text:p>
          </table:table-cell>
          <table:table-cell office:value-type="float" office:value="82" calcext:value-type="float">
            <text:p>82</text:p>
          </table:table-cell>
          <table:table-cell office:value-type="float" office:value="82.67" calcext:value-type="float">
            <text:p>82,67</text:p>
          </table:table-cell>
          <table:table-cell office:value-type="float" office:value="88.67" calcext:value-type="float">
            <text:p>88,67</text:p>
          </table:table-cell>
          <table:table-cell office:value-type="float" office:value="82.67" calcext:value-type="float">
            <text:p>82,67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83.33" calcext:value-type="float">
            <text:p>83,33</text:p>
          </table:table-cell>
          <table:table-cell office:value-type="float" office:value="86" calcext:value-type="float">
            <text:p>86</text:p>
          </table:table-cell>
          <table:table-cell office:value-type="float" office:value="74.67" calcext:value-type="float">
            <text:p>74,67</text:p>
          </table:table-cell>
          <table:table-cell office:value-type="float" office:value="84" calcext:value-type="float">
            <text:p>84</text:p>
          </table:table-cell>
          <table:table-cell office:value-type="float" office:value="83.33" calcext:value-type="float">
            <text:p>83,33</text:p>
          </table:table-cell>
          <table:table-cell office:value-type="float" office:value="80" calcext:value-type="float">
            <text:p>80</text:p>
          </table:table-cell>
          <table:table-cell table:formula="of:=AVERAGE([.A46:.T46])" office:value-type="float" office:value="81.8005" calcext:value-type="float">
            <text:p>81,8</text:p>
          </table:table-cell>
          <table:table-cell table:number-columns-repeated="8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2" office:value-type="float" office:value="84.67" calcext:value-type="float">
            <text:p>84,67</text:p>
          </table:table-cell>
          <table:table-cell office:value-type="float" office:value="83.33" calcext:value-type="float">
            <text:p>83,33</text:p>
          </table:table-cell>
          <table:table-cell office:value-type="float" office:value="86" calcext:value-type="float">
            <text:p>86</text:p>
          </table:table-cell>
          <table:table-cell office:value-type="float" office:value="79.33" calcext:value-type="float">
            <text:p>79,33</text:p>
          </table:table-cell>
          <table:table-cell office:value-type="float" office:value="84.67" calcext:value-type="float">
            <text:p>84,67</text:p>
          </table:table-cell>
          <table:table-cell office:value-type="float" office:value="81.33" calcext:value-type="float">
            <text:p>81,33</text:p>
          </table:table-cell>
          <table:table-cell table:number-columns-repeated="2" office:value-type="float" office:value="80.67" calcext:value-type="float">
            <text:p>80,67</text:p>
          </table:table-cell>
          <table:table-cell office:value-type="float" office:value="79.33" calcext:value-type="float">
            <text:p>79,33</text:p>
          </table:table-cell>
          <table:table-cell office:value-type="float" office:value="80" calcext:value-type="float">
            <text:p>80</text:p>
          </table:table-cell>
          <table:table-cell office:value-type="float" office:value="82.67" calcext:value-type="float">
            <text:p>82,67</text:p>
          </table:table-cell>
          <table:table-cell office:value-type="float" office:value="84" calcext:value-type="float">
            <text:p>84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78" calcext:value-type="float">
            <text:p>78</text:p>
          </table:table-cell>
          <table:table-cell office:value-type="float" office:value="77.33" calcext:value-type="float">
            <text:p>77,33</text:p>
          </table:table-cell>
          <table:table-cell office:value-type="float" office:value="81.33" calcext:value-type="float">
            <text:p>81,33</text:p>
          </table:table-cell>
          <table:table-cell office:value-type="float" office:value="78.67" calcext:value-type="float">
            <text:p>78,67</text:p>
          </table:table-cell>
          <table:table-cell table:formula="of:=AVERAGE([.A47:.T47])" office:value-type="float" office:value="81.1335" calcext:value-type="float">
            <text:p>81,1</text:p>
          </table:table-cell>
          <table:table-cell table:number-columns-repeated="8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78" calcext:value-type="float">
            <text:p>78</text:p>
          </table:table-cell>
          <table:table-cell office:value-type="float" office:value="79.33" calcext:value-type="float">
            <text:p>79,33</text:p>
          </table:table-cell>
          <table:table-cell table:number-columns-repeated="2" office:value-type="float" office:value="80.67" calcext:value-type="float">
            <text:p>80,67</text:p>
          </table:table-cell>
          <table:table-cell office:value-type="float" office:value="78.67" calcext:value-type="float">
            <text:p>78,67</text:p>
          </table:table-cell>
          <table:table-cell table:number-columns-repeated="2" office:value-type="float" office:value="82" calcext:value-type="float">
            <text:p>82</text:p>
          </table:table-cell>
          <table:table-cell office:value-type="float" office:value="78.67" calcext:value-type="float">
            <text:p>78,67</text:p>
          </table:table-cell>
          <table:table-cell office:value-type="float" office:value="80.67" calcext:value-type="float">
            <text:p>80,67</text:p>
          </table:table-cell>
          <table:table-cell office:value-type="float" office:value="82" calcext:value-type="float">
            <text:p>82</text:p>
          </table:table-cell>
          <table:table-cell office:value-type="float" office:value="78" calcext:value-type="float">
            <text:p>78</text:p>
          </table:table-cell>
          <table:table-cell office:value-type="float" office:value="83.33" calcext:value-type="float">
            <text:p>83,33</text:p>
          </table:table-cell>
          <table:table-cell office:value-type="float" office:value="84" calcext:value-type="float">
            <text:p>84</text:p>
          </table:table-cell>
          <table:table-cell office:value-type="float" office:value="78" calcext:value-type="float">
            <text:p>78</text:p>
          </table:table-cell>
          <table:table-cell office:value-type="float" office:value="78.67" calcext:value-type="float">
            <text:p>78,67</text:p>
          </table:table-cell>
          <table:table-cell office:value-type="float" office:value="82.67" calcext:value-type="float">
            <text:p>82,67</text:p>
          </table:table-cell>
          <table:table-cell office:value-type="float" office:value="77.33" calcext:value-type="float">
            <text:p>77,33</text:p>
          </table:table-cell>
          <table:table-cell office:value-type="float" office:value="90" calcext:value-type="float">
            <text:p>90</text:p>
          </table:table-cell>
          <table:table-cell office:value-type="float" office:value="84" calcext:value-type="float">
            <text:p>84</text:p>
          </table:table-cell>
          <table:table-cell table:formula="of:=AVERAGE([.A48:.T48])" office:value-type="float" office:value="80.934" calcext:value-type="float">
            <text:p>80,9</text:p>
          </table:table-cell>
          <table:table-cell table:number-columns-repeated="8"/>
        </table:table-row>
        <table:table-row table:style-name="ro1">
          <table:table-cell office:value-type="float" office:value="90.67" calcext:value-type="float">
            <text:p>90,67</text:p>
          </table:table-cell>
          <table:table-cell office:value-type="float" office:value="84" calcext:value-type="float">
            <text:p>84</text:p>
          </table:table-cell>
          <table:table-cell office:value-type="float" office:value="85.33" calcext:value-type="float">
            <text:p>85,33</text:p>
          </table:table-cell>
          <table:table-cell office:value-type="float" office:value="82" calcext:value-type="float">
            <text:p>82</text:p>
          </table:table-cell>
          <table:table-cell office:value-type="float" office:value="84" calcext:value-type="float">
            <text:p>84</text:p>
          </table:table-cell>
          <table:table-cell office:value-type="float" office:value="81.33" calcext:value-type="float">
            <text:p>81,33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82" calcext:value-type="float">
            <text:p>82</text:p>
          </table:table-cell>
          <table:table-cell office:value-type="float" office:value="82.67" calcext:value-type="float">
            <text:p>82,67</text:p>
          </table:table-cell>
          <table:table-cell office:value-type="float" office:value="78" calcext:value-type="float">
            <text:p>78</text:p>
          </table:table-cell>
          <table:table-cell office:value-type="float" office:value="82" calcext:value-type="float">
            <text:p>82</text:p>
          </table:table-cell>
          <table:table-cell office:value-type="float" office:value="76.67" calcext:value-type="float">
            <text:p>76,67</text:p>
          </table:table-cell>
          <table:table-cell office:value-type="float" office:value="86" calcext:value-type="float">
            <text:p>86</text:p>
          </table:table-cell>
          <table:table-cell office:value-type="float" office:value="73.33" calcext:value-type="float">
            <text:p>73,33</text:p>
          </table:table-cell>
          <table:table-cell office:value-type="float" office:value="76.67" calcext:value-type="float">
            <text:p>76,67</text:p>
          </table:table-cell>
          <table:table-cell office:value-type="float" office:value="78" calcext:value-type="float">
            <text:p>78</text:p>
          </table:table-cell>
          <table:table-cell office:value-type="float" office:value="76.67" calcext:value-type="float">
            <text:p>76,67</text:p>
          </table:table-cell>
          <table:table-cell table:number-columns-repeated="2" office:value-type="float" office:value="80.67" calcext:value-type="float">
            <text:p>80,67</text:p>
          </table:table-cell>
          <table:table-cell table:formula="of:=AVERAGE([.A49:.T49])" office:value-type="float" office:value="81.034" calcext:value-type="float">
            <text:p>81,0</text:p>
          </table:table-cell>
          <table:table-cell table:number-columns-repeated="8"/>
        </table:table-row>
        <table:table-row table:style-name="ro1">
          <table:table-cell office:value-type="float" office:value="85.33" calcext:value-type="float">
            <text:p>85,33</text:p>
          </table:table-cell>
          <table:table-cell office:value-type="float" office:value="87.33" calcext:value-type="float">
            <text:p>87,33</text:p>
          </table:table-cell>
          <table:table-cell office:value-type="float" office:value="79.33" calcext:value-type="float">
            <text:p>79,33</text:p>
          </table:table-cell>
          <table:table-cell office:value-type="float" office:value="85.33" calcext:value-type="float">
            <text:p>85,33</text:p>
          </table:table-cell>
          <table:table-cell office:value-type="float" office:value="82.67" calcext:value-type="float">
            <text:p>82,67</text:p>
          </table:table-cell>
          <table:table-cell office:value-type="float" office:value="80" calcext:value-type="float">
            <text:p>80</text:p>
          </table:table-cell>
          <table:table-cell office:value-type="float" office:value="84" calcext:value-type="float">
            <text:p>84</text:p>
          </table:table-cell>
          <table:table-cell office:value-type="float" office:value="82" calcext:value-type="float">
            <text:p>82</text:p>
          </table:table-cell>
          <table:table-cell office:value-type="float" office:value="76" calcext:value-type="float">
            <text:p>76</text:p>
          </table:table-cell>
          <table:table-cell office:value-type="float" office:value="85.33" calcext:value-type="float">
            <text:p>85,33</text:p>
          </table:table-cell>
          <table:table-cell table:number-columns-repeated="2" office:value-type="float" office:value="84" calcext:value-type="float">
            <text:p>84</text:p>
          </table:table-cell>
          <table:table-cell office:value-type="float" office:value="82" calcext:value-type="float">
            <text:p>82</text:p>
          </table:table-cell>
          <table:table-cell office:value-type="float" office:value="80" calcext:value-type="float">
            <text:p>80</text:p>
          </table:table-cell>
          <table:table-cell office:value-type="float" office:value="85.33" calcext:value-type="float">
            <text:p>85,33</text:p>
          </table:table-cell>
          <table:table-cell office:value-type="float" office:value="87.33" calcext:value-type="float">
            <text:p>87,33</text:p>
          </table:table-cell>
          <table:table-cell office:value-type="float" office:value="82" calcext:value-type="float">
            <text:p>82</text:p>
          </table:table-cell>
          <table:table-cell office:value-type="float" office:value="80" calcext:value-type="float">
            <text:p>80</text:p>
          </table:table-cell>
          <table:table-cell office:value-type="float" office:value="86" calcext:value-type="float">
            <text:p>86</text:p>
          </table:table-cell>
          <table:table-cell office:value-type="float" office:value="80.67" calcext:value-type="float">
            <text:p>80,67</text:p>
          </table:table-cell>
          <table:table-cell table:formula="of:=AVERAGE([.A50:.T50])" office:value-type="float" office:value="82.9325" calcext:value-type="float">
            <text:p>82,9</text:p>
          </table:table-cell>
          <table:table-cell table:number-columns-repeated="8"/>
        </table:table-row>
        <table:table-row table:style-name="ro1">
          <table:table-cell office:value-type="float" office:value="82.67" calcext:value-type="float">
            <text:p>82,67</text:p>
          </table:table-cell>
          <table:table-cell office:value-type="float" office:value="74" calcext:value-type="float">
            <text:p>74</text:p>
          </table:table-cell>
          <table:table-cell office:value-type="float" office:value="86.67" calcext:value-type="float">
            <text:p>86,67</text:p>
          </table:table-cell>
          <table:table-cell office:value-type="float" office:value="79.33" calcext:value-type="float">
            <text:p>79,33</text:p>
          </table:table-cell>
          <table:table-cell office:value-type="float" office:value="86" calcext:value-type="float">
            <text:p>86</text:p>
          </table:table-cell>
          <table:table-cell office:value-type="float" office:value="84.67" calcext:value-type="float">
            <text:p>84,67</text:p>
          </table:table-cell>
          <table:table-cell office:value-type="float" office:value="80" calcext:value-type="float">
            <text:p>80</text:p>
          </table:table-cell>
          <table:table-cell office:value-type="float" office:value="84.67" calcext:value-type="float">
            <text:p>84,67</text:p>
          </table:table-cell>
          <table:table-cell office:value-type="float" office:value="83.33" calcext:value-type="float">
            <text:p>83,33</text:p>
          </table:table-cell>
          <table:table-cell office:value-type="float" office:value="86" calcext:value-type="float">
            <text:p>86</text:p>
          </table:table-cell>
          <table:table-cell office:value-type="float" office:value="84.67" calcext:value-type="float">
            <text:p>84,67</text:p>
          </table:table-cell>
          <table:table-cell office:value-type="float" office:value="76" calcext:value-type="float">
            <text:p>76</text:p>
          </table:table-cell>
          <table:table-cell office:value-type="float" office:value="82" calcext:value-type="float">
            <text:p>82</text:p>
          </table:table-cell>
          <table:table-cell office:value-type="float" office:value="81.33" calcext:value-type="float">
            <text:p>81,33</text:p>
          </table:table-cell>
          <table:table-cell office:value-type="float" office:value="85.33" calcext:value-type="float">
            <text:p>85,33</text:p>
          </table:table-cell>
          <table:table-cell office:value-type="float" office:value="80.67" calcext:value-type="float">
            <text:p>80,67</text:p>
          </table:table-cell>
          <table:table-cell office:value-type="float" office:value="88" calcext:value-type="float">
            <text:p>88</text:p>
          </table:table-cell>
          <table:table-cell office:value-type="float" office:value="81.33" calcext:value-type="float">
            <text:p>81,33</text:p>
          </table:table-cell>
          <table:table-cell office:value-type="float" office:value="86" calcext:value-type="float">
            <text:p>86</text:p>
          </table:table-cell>
          <table:table-cell office:value-type="float" office:value="80" calcext:value-type="float">
            <text:p>80</text:p>
          </table:table-cell>
          <table:table-cell table:formula="of:=AVERAGE([.A51:.T51])" office:value-type="float" office:value="82.6335" calcext:value-type="float">
            <text:p>82,6</text:p>
          </table:table-cell>
          <table:table-cell table:number-columns-repeated="8"/>
        </table:table-row>
        <table:table-row table:style-name="ro1">
          <table:table-cell office:value-type="float" office:value="85.33" calcext:value-type="float">
            <text:p>85,33</text:p>
          </table:table-cell>
          <table:table-cell office:value-type="float" office:value="84.67" calcext:value-type="float">
            <text:p>84,67</text:p>
          </table:table-cell>
          <table:table-cell office:value-type="float" office:value="91.33" calcext:value-type="float">
            <text:p>91,33</text:p>
          </table:table-cell>
          <table:table-cell office:value-type="float" office:value="85.33" calcext:value-type="float">
            <text:p>85,33</text:p>
          </table:table-cell>
          <table:table-cell table:number-columns-repeated="2" office:value-type="float" office:value="82.67" calcext:value-type="float">
            <text:p>82,67</text:p>
          </table:table-cell>
          <table:table-cell office:value-type="float" office:value="81.33" calcext:value-type="float">
            <text:p>81,33</text:p>
          </table:table-cell>
          <table:table-cell office:value-type="float" office:value="90.67" calcext:value-type="float">
            <text:p>90,67</text:p>
          </table:table-cell>
          <table:table-cell table:number-columns-repeated="2" office:value-type="float" office:value="82.67" calcext:value-type="float">
            <text:p>82,67</text:p>
          </table:table-cell>
          <table:table-cell table:number-columns-repeated="2" office:value-type="float" office:value="86" calcext:value-type="float">
            <text:p>86</text:p>
          </table:table-cell>
          <table:table-cell office:value-type="float" office:value="79.33" calcext:value-type="float">
            <text:p>79,33</text:p>
          </table:table-cell>
          <table:table-cell office:value-type="float" office:value="85.33" calcext:value-type="float">
            <text:p>85,33</text:p>
          </table:table-cell>
          <table:table-cell table:number-columns-repeated="2" office:value-type="float" office:value="83.33" calcext:value-type="float">
            <text:p>83,33</text:p>
          </table:table-cell>
          <table:table-cell office:value-type="float" office:value="80.67" calcext:value-type="float">
            <text:p>80,67</text:p>
          </table:table-cell>
          <table:table-cell office:value-type="float" office:value="83.33" calcext:value-type="float">
            <text:p>83,33</text:p>
          </table:table-cell>
          <table:table-cell office:value-type="float" office:value="78" calcext:value-type="float">
            <text:p>78</text:p>
          </table:table-cell>
          <table:table-cell office:value-type="float" office:value="86" calcext:value-type="float">
            <text:p>86</text:p>
          </table:table-cell>
          <table:table-cell table:formula="of:=AVERAGE([.A52:.T52])" office:value-type="float" office:value="84.033" calcext:value-type="float">
            <text:p>84,0</text:p>
          </table:table-cell>
          <table:table-cell table:number-columns-repeated="8"/>
        </table:table-row>
        <table:table-row table:style-name="ro1">
          <table:table-cell office:value-type="float" office:value="81.33" calcext:value-type="float">
            <text:p>81,33</text:p>
          </table:table-cell>
          <table:table-cell office:value-type="float" office:value="77.33" calcext:value-type="float">
            <text:p>77,33</text:p>
          </table:table-cell>
          <table:table-cell office:value-type="float" office:value="86.67" calcext:value-type="float">
            <text:p>86,67</text:p>
          </table:table-cell>
          <table:table-cell office:value-type="float" office:value="83.33" calcext:value-type="float">
            <text:p>83,33</text:p>
          </table:table-cell>
          <table:table-cell office:value-type="float" office:value="72.67" calcext:value-type="float">
            <text:p>72,67</text:p>
          </table:table-cell>
          <table:table-cell table:number-columns-repeated="2" office:value-type="float" office:value="82.67" calcext:value-type="float">
            <text:p>82,67</text:p>
          </table:table-cell>
          <table:table-cell office:value-type="float" office:value="88.67" calcext:value-type="float">
            <text:p>88,67</text:p>
          </table:table-cell>
          <table:table-cell office:value-type="float" office:value="82" calcext:value-type="float">
            <text:p>82</text:p>
          </table:table-cell>
          <table:table-cell office:value-type="float" office:value="85.33" calcext:value-type="float">
            <text:p>85,33</text:p>
          </table:table-cell>
          <table:table-cell office:value-type="float" office:value="83.33" calcext:value-type="float">
            <text:p>83,33</text:p>
          </table:table-cell>
          <table:table-cell office:value-type="float" office:value="82" calcext:value-type="float">
            <text:p>82</text:p>
          </table:table-cell>
          <table:table-cell office:value-type="float" office:value="84" calcext:value-type="float">
            <text:p>84</text:p>
          </table:table-cell>
          <table:table-cell office:value-type="float" office:value="84.67" calcext:value-type="float">
            <text:p>84,67</text:p>
          </table:table-cell>
          <table:table-cell office:value-type="float" office:value="84" calcext:value-type="float">
            <text:p>84</text:p>
          </table:table-cell>
          <table:table-cell office:value-type="float" office:value="83.33" calcext:value-type="float">
            <text:p>83,33</text:p>
          </table:table-cell>
          <table:table-cell office:value-type="float" office:value="79.33" calcext:value-type="float">
            <text:p>79,33</text:p>
          </table:table-cell>
          <table:table-cell office:value-type="float" office:value="84.67" calcext:value-type="float">
            <text:p>84,67</text:p>
          </table:table-cell>
          <table:table-cell office:value-type="float" office:value="81.33" calcext:value-type="float">
            <text:p>81,33</text:p>
          </table:table-cell>
          <table:table-cell office:value-type="float" office:value="88.67" calcext:value-type="float">
            <text:p>88,67</text:p>
          </table:table-cell>
          <table:table-cell table:formula="of:=AVERAGE([.A53:.T53])" office:value-type="float" office:value="82.9" calcext:value-type="float">
            <text:p>82,9</text:p>
          </table:table-cell>
          <table:table-cell table:number-columns-repeated="8"/>
        </table:table-row>
        <table:table-row table:style-name="ro1">
          <table:table-cell office:value-type="float" office:value="86.67" calcext:value-type="float">
            <text:p>86,67</text:p>
          </table:table-cell>
          <table:table-cell office:value-type="float" office:value="82" calcext:value-type="float">
            <text:p>82</text:p>
          </table:table-cell>
          <table:table-cell office:value-type="float" office:value="85.33" calcext:value-type="float">
            <text:p>85,33</text:p>
          </table:table-cell>
          <table:table-cell office:value-type="float" office:value="74.67" calcext:value-type="float">
            <text:p>74,67</text:p>
          </table:table-cell>
          <table:table-cell office:value-type="float" office:value="86.67" calcext:value-type="float">
            <text:p>86,67</text:p>
          </table:table-cell>
          <table:table-cell office:value-type="float" office:value="80" calcext:value-type="float">
            <text:p>80</text:p>
          </table:table-cell>
          <table:table-cell office:value-type="float" office:value="83.33" calcext:value-type="float">
            <text:p>83,33</text:p>
          </table:table-cell>
          <table:table-cell office:value-type="float" office:value="89.33" calcext:value-type="float">
            <text:p>89,33</text:p>
          </table:table-cell>
          <table:table-cell office:value-type="float" office:value="84.67" calcext:value-type="float">
            <text:p>84,67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81.33" calcext:value-type="float">
            <text:p>81,33</text:p>
          </table:table-cell>
          <table:table-cell office:value-type="float" office:value="78.67" calcext:value-type="float">
            <text:p>78,67</text:p>
          </table:table-cell>
          <table:table-cell office:value-type="float" office:value="82" calcext:value-type="float">
            <text:p>82</text:p>
          </table:table-cell>
          <table:table-cell office:value-type="float" office:value="85.33" calcext:value-type="float">
            <text:p>85,33</text:p>
          </table:table-cell>
          <table:table-cell office:value-type="float" office:value="73.33" calcext:value-type="float">
            <text:p>73,33</text:p>
          </table:table-cell>
          <table:table-cell office:value-type="float" office:value="85.33" calcext:value-type="float">
            <text:p>85,33</text:p>
          </table:table-cell>
          <table:table-cell office:value-type="float" office:value="78" calcext:value-type="float">
            <text:p>78</text:p>
          </table:table-cell>
          <table:table-cell office:value-type="float" office:value="80.67" calcext:value-type="float">
            <text:p>80,67</text:p>
          </table:table-cell>
          <table:table-cell office:value-type="float" office:value="82.67" calcext:value-type="float">
            <text:p>82,67</text:p>
          </table:table-cell>
          <table:table-cell table:formula="of:=AVERAGE([.A54:.T54])" office:value-type="float" office:value="82.2665" calcext:value-type="float">
            <text:p>82,3</text:p>
          </table:table-cell>
          <table:table-cell table:number-columns-repeated="8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90" calcext:value-type="float">
            <text:p>90</text:p>
          </table:table-cell>
          <table:table-cell office:value-type="float" office:value="82" calcext:value-type="float">
            <text:p>82</text:p>
          </table:table-cell>
          <table:table-cell office:value-type="float" office:value="80" calcext:value-type="float">
            <text:p>80</text:p>
          </table:table-cell>
          <table:table-cell office:value-type="float" office:value="77.33" calcext:value-type="float">
            <text:p>77,33</text:p>
          </table:table-cell>
          <table:table-cell office:value-type="float" office:value="82.67" calcext:value-type="float">
            <text:p>82,67</text:p>
          </table:table-cell>
          <table:table-cell office:value-type="float" office:value="84" calcext:value-type="float">
            <text:p>84</text:p>
          </table:table-cell>
          <table:table-cell office:value-type="float" office:value="87.33" calcext:value-type="float">
            <text:p>87,33</text:p>
          </table:table-cell>
          <table:table-cell office:value-type="float" office:value="80.67" calcext:value-type="float">
            <text:p>80,67</text:p>
          </table:table-cell>
          <table:table-cell office:value-type="float" office:value="90.67" calcext:value-type="float">
            <text:p>90,67</text:p>
          </table:table-cell>
          <table:table-cell table:number-columns-repeated="2" office:value-type="float" office:value="83.33" calcext:value-type="float">
            <text:p>83,33</text:p>
          </table:table-cell>
          <table:table-cell office:value-type="float" office:value="80" calcext:value-type="float">
            <text:p>80</text:p>
          </table:table-cell>
          <table:table-cell office:value-type="float" office:value="92" calcext:value-type="float">
            <text:p>92</text:p>
          </table:table-cell>
          <table:table-cell office:value-type="float" office:value="86" calcext:value-type="float">
            <text:p>86</text:p>
          </table:table-cell>
          <table:table-cell office:value-type="float" office:value="85.33" calcext:value-type="float">
            <text:p>85,33</text:p>
          </table:table-cell>
          <table:table-cell office:value-type="float" office:value="82" calcext:value-type="float">
            <text:p>82</text:p>
          </table:table-cell>
          <table:table-cell office:value-type="float" office:value="80.67" calcext:value-type="float">
            <text:p>80,67</text:p>
          </table:table-cell>
          <table:table-cell office:value-type="float" office:value="84" calcext:value-type="float">
            <text:p>84</text:p>
          </table:table-cell>
          <table:table-cell office:value-type="float" office:value="88" calcext:value-type="float">
            <text:p>88</text:p>
          </table:table-cell>
          <table:table-cell table:formula="of:=AVERAGE([.A55:.T55])" office:value-type="float" office:value="84.1665" calcext:value-type="float">
            <text:p>84,2</text:p>
          </table:table-cell>
          <table:table-cell table:number-columns-repeated="8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82.67" calcext:value-type="float">
            <text:p>82,67</text:p>
          </table:table-cell>
          <table:table-cell office:value-type="float" office:value="92.67" calcext:value-type="float">
            <text:p>92,67</text:p>
          </table:table-cell>
          <table:table-cell office:value-type="float" office:value="76.67" calcext:value-type="float">
            <text:p>76,67</text:p>
          </table:table-cell>
          <table:table-cell table:number-columns-repeated="2" office:value-type="float" office:value="84.67" calcext:value-type="float">
            <text:p>84,67</text:p>
          </table:table-cell>
          <table:table-cell office:value-type="float" office:value="87.33" calcext:value-type="float">
            <text:p>87,33</text:p>
          </table:table-cell>
          <table:table-cell office:value-type="float" office:value="85.33" calcext:value-type="float">
            <text:p>85,33</text:p>
          </table:table-cell>
          <table:table-cell office:value-type="float" office:value="80.67" calcext:value-type="float">
            <text:p>80,67</text:p>
          </table:table-cell>
          <table:table-cell office:value-type="float" office:value="88.67" calcext:value-type="float">
            <text:p>88,67</text:p>
          </table:table-cell>
          <table:table-cell office:value-type="float" office:value="82" calcext:value-type="float">
            <text:p>82</text:p>
          </table:table-cell>
          <table:table-cell office:value-type="float" office:value="83.33" calcext:value-type="float">
            <text:p>83,33</text:p>
          </table:table-cell>
          <table:table-cell office:value-type="float" office:value="84" calcext:value-type="float">
            <text:p>84</text:p>
          </table:table-cell>
          <table:table-cell office:value-type="float" office:value="85.33" calcext:value-type="float">
            <text:p>85,33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83.33" calcext:value-type="float">
            <text:p>83,33</text:p>
          </table:table-cell>
          <table:table-cell office:value-type="float" office:value="88" calcext:value-type="float">
            <text:p>88</text:p>
          </table:table-cell>
          <table:table-cell office:value-type="float" office:value="82" calcext:value-type="float">
            <text:p>82</text:p>
          </table:table-cell>
          <table:table-cell office:value-type="float" office:value="84.67" calcext:value-type="float">
            <text:p>84,67</text:p>
          </table:table-cell>
          <table:table-cell table:formula="of:=AVERAGE([.A56:.T56])" office:value-type="float" office:value="84.367" calcext:value-type="float">
            <text:p>84,4</text:p>
          </table:table-cell>
          <table:table-cell table:number-columns-repeated="8"/>
        </table:table-row>
        <table:table-row table:style-name="ro1">
          <table:table-cell office:value-type="float" office:value="88.67" calcext:value-type="float">
            <text:p>88,67</text:p>
          </table:table-cell>
          <table:table-cell office:value-type="float" office:value="81.33" calcext:value-type="float">
            <text:p>81,33</text:p>
          </table:table-cell>
          <table:table-cell office:value-type="float" office:value="82" calcext:value-type="float">
            <text:p>82</text:p>
          </table:table-cell>
          <table:table-cell office:value-type="float" office:value="86.67" calcext:value-type="float">
            <text:p>86,67</text:p>
          </table:table-cell>
          <table:table-cell office:value-type="float" office:value="84" calcext:value-type="float">
            <text:p>84</text:p>
          </table:table-cell>
          <table:table-cell office:value-type="float" office:value="86" calcext:value-type="float">
            <text:p>86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82" calcext:value-type="float">
            <text:p>82</text:p>
          </table:table-cell>
          <table:table-cell office:value-type="float" office:value="86.67" calcext:value-type="float">
            <text:p>86,67</text:p>
          </table:table-cell>
          <table:table-cell office:value-type="float" office:value="80.67" calcext:value-type="float">
            <text:p>80,67</text:p>
          </table:table-cell>
          <table:table-cell office:value-type="float" office:value="80" calcext:value-type="float">
            <text:p>80</text:p>
          </table:table-cell>
          <table:table-cell office:value-type="float" office:value="83.33" calcext:value-type="float">
            <text:p>83,33</text:p>
          </table:table-cell>
          <table:table-cell office:value-type="float" office:value="88" calcext:value-type="float">
            <text:p>88</text:p>
          </table:table-cell>
          <table:table-cell office:value-type="float" office:value="86" calcext:value-type="float">
            <text:p>86</text:p>
          </table:table-cell>
          <table:table-cell office:value-type="float" office:value="76.67" calcext:value-type="float">
            <text:p>76,67</text:p>
          </table:table-cell>
          <table:table-cell office:value-type="float" office:value="82.67" calcext:value-type="float">
            <text:p>82,67</text:p>
          </table:table-cell>
          <table:table-cell office:value-type="float" office:value="78.67" calcext:value-type="float">
            <text:p>78,67</text:p>
          </table:table-cell>
          <table:table-cell office:value-type="float" office:value="84.67" calcext:value-type="float">
            <text:p>84,67</text:p>
          </table:table-cell>
          <table:table-cell office:value-type="float" office:value="88.67" calcext:value-type="float">
            <text:p>88,67</text:p>
          </table:table-cell>
          <table:table-cell table:formula="of:=AVERAGE([.A57:.T57])" office:value-type="float" office:value="83.3345" calcext:value-type="float">
            <text:p>83,3</text:p>
          </table:table-cell>
          <table:table-cell table:number-columns-repeated="8"/>
        </table:table-row>
        <table:table-row table:style-name="ro1">
          <table:table-cell office:value-type="float" office:value="90.67" calcext:value-type="float">
            <text:p>90,67</text:p>
          </table:table-cell>
          <table:table-cell office:value-type="float" office:value="88" calcext:value-type="float">
            <text:p>88</text:p>
          </table:table-cell>
          <table:table-cell office:value-type="float" office:value="88.67" calcext:value-type="float">
            <text:p>88,67</text:p>
          </table:table-cell>
          <table:table-cell office:value-type="float" office:value="86.67" calcext:value-type="float">
            <text:p>86,67</text:p>
          </table:table-cell>
          <table:table-cell office:value-type="float" office:value="85.33" calcext:value-type="float">
            <text:p>85,33</text:p>
          </table:table-cell>
          <table:table-cell office:value-type="float" office:value="87.33" calcext:value-type="float">
            <text:p>87,33</text:p>
          </table:table-cell>
          <table:table-cell office:value-type="float" office:value="81.33" calcext:value-type="float">
            <text:p>81,33</text:p>
          </table:table-cell>
          <table:table-cell office:value-type="float" office:value="96" calcext:value-type="float">
            <text:p>96</text:p>
          </table:table-cell>
          <table:table-cell office:value-type="float" office:value="82.67" calcext:value-type="float">
            <text:p>82,67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85.33" calcext:value-type="float">
            <text:p>85,33</text:p>
          </table:table-cell>
          <table:table-cell office:value-type="float" office:value="88.67" calcext:value-type="float">
            <text:p>88,67</text:p>
          </table:table-cell>
          <table:table-cell office:value-type="float" office:value="83.33" calcext:value-type="float">
            <text:p>83,33</text:p>
          </table:table-cell>
          <table:table-cell office:value-type="float" office:value="82" calcext:value-type="float">
            <text:p>82</text:p>
          </table:table-cell>
          <table:table-cell office:value-type="float" office:value="87.33" calcext:value-type="float">
            <text:p>87,33</text:p>
          </table:table-cell>
          <table:table-cell office:value-type="float" office:value="83.33" calcext:value-type="float">
            <text:p>83,33</text:p>
          </table:table-cell>
          <table:table-cell office:value-type="float" office:value="82.67" calcext:value-type="float">
            <text:p>82,67</text:p>
          </table:table-cell>
          <table:table-cell office:value-type="float" office:value="89.33" calcext:value-type="float">
            <text:p>89,33</text:p>
          </table:table-cell>
          <table:table-cell office:value-type="float" office:value="86" calcext:value-type="float">
            <text:p>86</text:p>
          </table:table-cell>
          <table:table-cell table:formula="of:=AVERAGE([.A58:.T58])" office:value-type="float" office:value="86.0995" calcext:value-type="float">
            <text:p>86,1</text:p>
          </table:table-cell>
          <table:table-cell table:number-columns-repeated="8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office:value-type="float" office:value="83.33" calcext:value-type="float">
            <text:p>83,33</text:p>
          </table:table-cell>
          <table:table-cell office:value-type="float" office:value="82.67" calcext:value-type="float">
            <text:p>82,67</text:p>
          </table:table-cell>
          <table:table-cell office:value-type="float" office:value="91.33" calcext:value-type="float">
            <text:p>91,33</text:p>
          </table:table-cell>
          <table:table-cell office:value-type="float" office:value="78.67" calcext:value-type="float">
            <text:p>78,67</text:p>
          </table:table-cell>
          <table:table-cell office:value-type="float" office:value="87.33" calcext:value-type="float">
            <text:p>87,33</text:p>
          </table:table-cell>
          <table:table-cell office:value-type="float" office:value="84" calcext:value-type="float">
            <text:p>84</text:p>
          </table:table-cell>
          <table:table-cell office:value-type="float" office:value="81.33" calcext:value-type="float">
            <text:p>81,33</text:p>
          </table:table-cell>
          <table:table-cell office:value-type="float" office:value="86" calcext:value-type="float">
            <text:p>86</text:p>
          </table:table-cell>
          <table:table-cell office:value-type="float" office:value="88" calcext:value-type="float">
            <text:p>88</text:p>
          </table:table-cell>
          <table:table-cell office:value-type="float" office:value="82.67" calcext:value-type="float">
            <text:p>82,67</text:p>
          </table:table-cell>
          <table:table-cell office:value-type="float" office:value="84" calcext:value-type="float">
            <text:p>84</text:p>
          </table:table-cell>
          <table:table-cell office:value-type="float" office:value="82.67" calcext:value-type="float">
            <text:p>82,67</text:p>
          </table:table-cell>
          <table:table-cell office:value-type="float" office:value="84" calcext:value-type="float">
            <text:p>84</text:p>
          </table:table-cell>
          <table:table-cell office:value-type="float" office:value="85.33" calcext:value-type="float">
            <text:p>85,33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89.33" calcext:value-type="float">
            <text:p>89,33</text:p>
          </table:table-cell>
          <table:table-cell office:value-type="float" office:value="85.33" calcext:value-type="float">
            <text:p>85,33</text:p>
          </table:table-cell>
          <table:table-cell table:formula="of:=AVERAGE([.A59:.T59])" office:value-type="float" office:value="84.3995" calcext:value-type="float">
            <text:p>84,4</text:p>
          </table:table-cell>
          <table:table-cell table:number-columns-repeated="8"/>
        </table:table-row>
        <table:table-row table:style-name="ro1">
          <table:table-cell office:value-type="float" office:value="85.33" calcext:value-type="float">
            <text:p>85,33</text:p>
          </table:table-cell>
          <table:table-cell office:value-type="float" office:value="82.67" calcext:value-type="float">
            <text:p>82,67</text:p>
          </table:table-cell>
          <table:table-cell office:value-type="float" office:value="87.33" calcext:value-type="float">
            <text:p>87,33</text:p>
          </table:table-cell>
          <table:table-cell office:value-type="float" office:value="80" calcext:value-type="float">
            <text:p>80</text:p>
          </table:table-cell>
          <table:table-cell office:value-type="float" office:value="77.33" calcext:value-type="float">
            <text:p>77,33</text:p>
          </table:table-cell>
          <table:table-cell office:value-type="float" office:value="88.67" calcext:value-type="float">
            <text:p>88,67</text:p>
          </table:table-cell>
          <table:table-cell office:value-type="float" office:value="86" calcext:value-type="float">
            <text:p>86</text:p>
          </table:table-cell>
          <table:table-cell office:value-type="float" office:value="82.67" calcext:value-type="float">
            <text:p>82,67</text:p>
          </table:table-cell>
          <table:table-cell office:value-type="float" office:value="84" calcext:value-type="float">
            <text:p>84</text:p>
          </table:table-cell>
          <table:table-cell office:value-type="float" office:value="84.67" calcext:value-type="float">
            <text:p>84,67</text:p>
          </table:table-cell>
          <table:table-cell office:value-type="float" office:value="92.67" calcext:value-type="float">
            <text:p>92,67</text:p>
          </table:table-cell>
          <table:table-cell office:value-type="float" office:value="82.67" calcext:value-type="float">
            <text:p>82,67</text:p>
          </table:table-cell>
          <table:table-cell office:value-type="float" office:value="86.67" calcext:value-type="float">
            <text:p>86,67</text:p>
          </table:table-cell>
          <table:table-cell office:value-type="float" office:value="84" calcext:value-type="float">
            <text:p>84</text:p>
          </table:table-cell>
          <table:table-cell office:value-type="float" office:value="85.33" calcext:value-type="float">
            <text:p>85,33</text:p>
          </table:table-cell>
          <table:table-cell office:value-type="float" office:value="83.33" calcext:value-type="float">
            <text:p>83,33</text:p>
          </table:table-cell>
          <table:table-cell office:value-type="float" office:value="84.67" calcext:value-type="float">
            <text:p>84,67</text:p>
          </table:table-cell>
          <table:table-cell office:value-type="float" office:value="89.33" calcext:value-type="float">
            <text:p>89,33</text:p>
          </table:table-cell>
          <table:table-cell office:value-type="float" office:value="86.67" calcext:value-type="float">
            <text:p>86,67</text:p>
          </table:table-cell>
          <table:table-cell office:value-type="float" office:value="81.33" calcext:value-type="float">
            <text:p>81,33</text:p>
          </table:table-cell>
          <table:table-cell table:formula="of:=AVERAGE([.A60:.T60])" office:value-type="float" office:value="84.767" calcext:value-type="float">
            <text:p>84,8</text:p>
          </table:table-cell>
          <table:table-cell table:number-columns-repeated="8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86.67" calcext:value-type="float">
            <text:p>86,67</text:p>
          </table:table-cell>
          <table:table-cell office:value-type="float" office:value="88.67" calcext:value-type="float">
            <text:p>88,67</text:p>
          </table:table-cell>
          <table:table-cell office:value-type="float" office:value="85.33" calcext:value-type="float">
            <text:p>85,33</text:p>
          </table:table-cell>
          <table:table-cell office:value-type="float" office:value="79.33" calcext:value-type="float">
            <text:p>79,33</text:p>
          </table:table-cell>
          <table:table-cell office:value-type="float" office:value="87.33" calcext:value-type="float">
            <text:p>87,33</text:p>
          </table:table-cell>
          <table:table-cell office:value-type="float" office:value="86.67" calcext:value-type="float">
            <text:p>86,67</text:p>
          </table:table-cell>
          <table:table-cell office:value-type="float" office:value="83.33" calcext:value-type="float">
            <text:p>83,33</text:p>
          </table:table-cell>
          <table:table-cell office:value-type="float" office:value="86" calcext:value-type="float">
            <text:p>86</text:p>
          </table:table-cell>
          <table:table-cell office:value-type="float" office:value="84" calcext:value-type="float">
            <text:p>84</text:p>
          </table:table-cell>
          <table:table-cell office:value-type="float" office:value="88" calcext:value-type="float">
            <text:p>88</text:p>
          </table:table-cell>
          <table:table-cell office:value-type="float" office:value="83.33" calcext:value-type="float">
            <text:p>83,33</text:p>
          </table:table-cell>
          <table:table-cell office:value-type="float" office:value="82.67" calcext:value-type="float">
            <text:p>82,67</text:p>
          </table:table-cell>
          <table:table-cell office:value-type="float" office:value="89.33" calcext:value-type="float">
            <text:p>89,33</text:p>
          </table:table-cell>
          <table:table-cell office:value-type="float" office:value="84" calcext:value-type="float">
            <text:p>84</text:p>
          </table:table-cell>
          <table:table-cell office:value-type="float" office:value="87.33" calcext:value-type="float">
            <text:p>87,33</text:p>
          </table:table-cell>
          <table:table-cell office:value-type="float" office:value="81.33" calcext:value-type="float">
            <text:p>81,33</text:p>
          </table:table-cell>
          <table:table-cell office:value-type="float" office:value="83.33" calcext:value-type="float">
            <text:p>83,33</text:p>
          </table:table-cell>
          <table:table-cell office:value-type="float" office:value="84.67" calcext:value-type="float">
            <text:p>84,67</text:p>
          </table:table-cell>
          <table:table-cell office:value-type="float" office:value="88" calcext:value-type="float">
            <text:p>88</text:p>
          </table:table-cell>
          <table:table-cell table:formula="of:=AVERAGE([.A61:.T61])" office:value-type="float" office:value="85.266" calcext:value-type="float">
            <text:p>85,3</text:p>
          </table:table-cell>
          <table:table-cell table:number-columns-repeated="8"/>
        </table:table-row>
        <table:table-row table:style-name="ro1">
          <table:table-cell office:value-type="float" office:value="83.33" calcext:value-type="float">
            <text:p>83,33</text:p>
          </table:table-cell>
          <table:table-cell office:value-type="float" office:value="87.33" calcext:value-type="float">
            <text:p>87,33</text:p>
          </table:table-cell>
          <table:table-cell office:value-type="float" office:value="90.67" calcext:value-type="float">
            <text:p>90,67</text:p>
          </table:table-cell>
          <table:table-cell office:value-type="float" office:value="89.33" calcext:value-type="float">
            <text:p>89,33</text:p>
          </table:table-cell>
          <table:table-cell office:value-type="float" office:value="82.67" calcext:value-type="float">
            <text:p>82,67</text:p>
          </table:table-cell>
          <table:table-cell office:value-type="float" office:value="90.67" calcext:value-type="float">
            <text:p>90,67</text:p>
          </table:table-cell>
          <table:table-cell office:value-type="float" office:value="84.67" calcext:value-type="float">
            <text:p>84,67</text:p>
          </table:table-cell>
          <table:table-cell office:value-type="float" office:value="93.33" calcext:value-type="float">
            <text:p>93,33</text:p>
          </table:table-cell>
          <table:table-cell office:value-type="float" office:value="82" calcext:value-type="float">
            <text:p>82</text:p>
          </table:table-cell>
          <table:table-cell office:value-type="float" office:value="88" calcext:value-type="float">
            <text:p>88</text:p>
          </table:table-cell>
          <table:table-cell office:value-type="float" office:value="86" calcext:value-type="float">
            <text:p>86</text:p>
          </table:table-cell>
          <table:table-cell office:value-type="float" office:value="85.33" calcext:value-type="float">
            <text:p>85,33</text:p>
          </table:table-cell>
          <table:table-cell office:value-type="float" office:value="87.33" calcext:value-type="float">
            <text:p>87,33</text:p>
          </table:table-cell>
          <table:table-cell office:value-type="float" office:value="88" calcext:value-type="float">
            <text:p>88</text:p>
          </table:table-cell>
          <table:table-cell office:value-type="float" office:value="79.33" calcext:value-type="float">
            <text:p>79,33</text:p>
          </table:table-cell>
          <table:table-cell office:value-type="float" office:value="82.67" calcext:value-type="float">
            <text:p>82,67</text:p>
          </table:table-cell>
          <table:table-cell office:value-type="float" office:value="87.33" calcext:value-type="float">
            <text:p>87,33</text:p>
          </table:table-cell>
          <table:table-cell office:value-type="float" office:value="86.67" calcext:value-type="float">
            <text:p>86,67</text:p>
          </table:table-cell>
          <table:table-cell office:value-type="float" office:value="90.67" calcext:value-type="float">
            <text:p>90,67</text:p>
          </table:table-cell>
          <table:table-cell office:value-type="float" office:value="86.67" calcext:value-type="float">
            <text:p>86,67</text:p>
          </table:table-cell>
          <table:table-cell table:formula="of:=AVERAGE([.A62:.T62])" office:value-type="float" office:value="86.6" calcext:value-type="float">
            <text:p>86,6</text:p>
          </table:table-cell>
          <table:table-cell table:number-columns-repeated="8"/>
        </table:table-row>
        <table:table-row table:style-name="ro1">
          <table:table-cell office:value-type="float" office:value="85.33" calcext:value-type="float">
            <text:p>85,33</text:p>
          </table:table-cell>
          <table:table-cell office:value-type="float" office:value="81.33" calcext:value-type="float">
            <text:p>81,33</text:p>
          </table:table-cell>
          <table:table-cell office:value-type="float" office:value="83.33" calcext:value-type="float">
            <text:p>83,33</text:p>
          </table:table-cell>
          <table:table-cell office:value-type="float" office:value="84" calcext:value-type="float">
            <text:p>84</text:p>
          </table:table-cell>
          <table:table-cell office:value-type="float" office:value="81.33" calcext:value-type="float">
            <text:p>81,33</text:p>
          </table:table-cell>
          <table:table-cell office:value-type="float" office:value="87.33" calcext:value-type="float">
            <text:p>87,33</text:p>
          </table:table-cell>
          <table:table-cell office:value-type="float" office:value="88" calcext:value-type="float">
            <text:p>88</text:p>
          </table:table-cell>
          <table:table-cell office:value-type="float" office:value="82.67" calcext:value-type="float">
            <text:p>82,67</text:p>
          </table:table-cell>
          <table:table-cell office:value-type="float" office:value="86.67" calcext:value-type="float">
            <text:p>86,67</text:p>
          </table:table-cell>
          <table:table-cell office:value-type="float" office:value="85.33" calcext:value-type="float">
            <text:p>85,33</text:p>
          </table:table-cell>
          <table:table-cell office:value-type="float" office:value="82.67" calcext:value-type="float">
            <text:p>82,67</text:p>
          </table:table-cell>
          <table:table-cell office:value-type="float" office:value="83.33" calcext:value-type="float">
            <text:p>83,33</text:p>
          </table:table-cell>
          <table:table-cell office:value-type="float" office:value="84" calcext:value-type="float">
            <text:p>84</text:p>
          </table:table-cell>
          <table:table-cell office:value-type="float" office:value="82.67" calcext:value-type="float">
            <text:p>82,67</text:p>
          </table:table-cell>
          <table:table-cell office:value-type="float" office:value="79.33" calcext:value-type="float">
            <text:p>79,33</text:p>
          </table:table-cell>
          <table:table-cell office:value-type="float" office:value="83.33" calcext:value-type="float">
            <text:p>83,33</text:p>
          </table:table-cell>
          <table:table-cell office:value-type="float" office:value="84" calcext:value-type="float">
            <text:p>84</text:p>
          </table:table-cell>
          <table:table-cell office:value-type="float" office:value="82.67" calcext:value-type="float">
            <text:p>82,67</text:p>
          </table:table-cell>
          <table:table-cell office:value-type="float" office:value="87.33" calcext:value-type="float">
            <text:p>87,33</text:p>
          </table:table-cell>
          <table:table-cell office:value-type="float" office:value="89.33" calcext:value-type="float">
            <text:p>89,33</text:p>
          </table:table-cell>
          <table:table-cell table:formula="of:=AVERAGE([.A63:.T63])" office:value-type="float" office:value="84.199" calcext:value-type="float">
            <text:p>84,2</text:p>
          </table:table-cell>
          <table:table-cell table:number-columns-repeated="8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84.67" calcext:value-type="float">
            <text:p>84,67</text:p>
          </table:table-cell>
          <table:table-cell office:value-type="float" office:value="87.33" calcext:value-type="float">
            <text:p>87,33</text:p>
          </table:table-cell>
          <table:table-cell office:value-type="float" office:value="85.33" calcext:value-type="float">
            <text:p>85,33</text:p>
          </table:table-cell>
          <table:table-cell office:value-type="float" office:value="87.33" calcext:value-type="float">
            <text:p>87,33</text:p>
          </table:table-cell>
          <table:table-cell office:value-type="float" office:value="88.67" calcext:value-type="float">
            <text:p>88,67</text:p>
          </table:table-cell>
          <table:table-cell office:value-type="float" office:value="81.33" calcext:value-type="float">
            <text:p>81,33</text:p>
          </table:table-cell>
          <table:table-cell office:value-type="float" office:value="87.33" calcext:value-type="float">
            <text:p>87,33</text:p>
          </table:table-cell>
          <table:table-cell office:value-type="float" office:value="83.33" calcext:value-type="float">
            <text:p>83,33</text:p>
          </table:table-cell>
          <table:table-cell office:value-type="float" office:value="82" calcext:value-type="float">
            <text:p>82</text:p>
          </table:table-cell>
          <table:table-cell office:value-type="float" office:value="87.33" calcext:value-type="float">
            <text:p>87,33</text:p>
          </table:table-cell>
          <table:table-cell office:value-type="float" office:value="86.67" calcext:value-type="float">
            <text:p>86,67</text:p>
          </table:table-cell>
          <table:table-cell office:value-type="float" office:value="80" calcext:value-type="float">
            <text:p>80</text:p>
          </table:table-cell>
          <table:table-cell office:value-type="float" office:value="86.67" calcext:value-type="float">
            <text:p>86,67</text:p>
          </table:table-cell>
          <table:table-cell office:value-type="float" office:value="82" calcext:value-type="float">
            <text:p>82</text:p>
          </table:table-cell>
          <table:table-cell office:value-type="float" office:value="83.33" calcext:value-type="float">
            <text:p>83,33</text:p>
          </table:table-cell>
          <table:table-cell office:value-type="float" office:value="85.33" calcext:value-type="float">
            <text:p>85,33</text:p>
          </table:table-cell>
          <table:table-cell office:value-type="float" office:value="86.67" calcext:value-type="float">
            <text:p>86,67</text:p>
          </table:table-cell>
          <table:table-cell table:number-columns-repeated="2" office:value-type="float" office:value="92" calcext:value-type="float">
            <text:p>92</text:p>
          </table:table-cell>
          <table:table-cell table:formula="of:=AVERAGE([.A64:.T64])" office:value-type="float" office:value="85.866" calcext:value-type="float">
            <text:p>85,9</text:p>
          </table:table-cell>
          <table:table-cell table:number-columns-repeated="8"/>
        </table:table-row>
        <table:table-row table:style-name="ro1" table:number-rows-repeated="2">
          <table:table-cell table:number-columns-repeated="29"/>
        </table:table-row>
        <table:table-row table:style-name="ro1">
          <table:table-cell table:style-name="ce14" office:value-type="string" calcext:value-type="string">
            <text:p>RedeCLARA</text:p>
          </table:table-cell>
          <table:table-cell table:style-name="ce13"/>
          <table:table-cell table:number-columns-repeated="27"/>
        </table:table-row>
        <table:table-row table:style-name="ro1">
          <table:table-cell office:value-type="float" office:value="1.33" calcext:value-type="float">
            <text:p>1,33</text:p>
          </table:table-cell>
          <table:table-cell office:value-type="float" office:value="0.67" calcext:value-type="float">
            <text:p>0,67</text:p>
          </table:table-cell>
          <table:table-cell office:value-type="float" office:value="0" calcext:value-type="float">
            <text:p>0</text:p>
          </table:table-cell>
          <table:table-cell office:value-type="float" office:value="0.67" calcext:value-type="float">
            <text:p>0,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7" calcext:value-type="float">
            <text:p>0,6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0.67" calcext:value-type="float">
            <text:p>0,6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67" calcext:value-type="float">
            <text:p>0,6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VERAGE([.A68:.T68])" office:value-type="float" office:value="0.2675" calcext:value-type="float">
            <text:p>0,3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7" calcext:value-type="float">
            <text:p>0,67</text:p>
          </table:table-cell>
          <table:table-cell office:value-type="float" office:value="0" calcext:value-type="float">
            <text:p>0</text:p>
          </table:table-cell>
          <table:table-cell office:value-type="float" office:value="0.67" calcext:value-type="float">
            <text:p>0,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7" calcext:value-type="float">
            <text:p>0,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33" calcext:value-type="float">
            <text:p>1,33</text:p>
          </table:table-cell>
          <table:table-cell table:number-columns-repeated="2" office:value-type="float" office:value="0.67" calcext:value-type="float">
            <text:p>0,6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67" calcext:value-type="float">
            <text:p>0,6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VERAGE([.A69:.T69])" office:value-type="float" office:value="0.2675" calcext:value-type="float">
            <text:p>0,3</text:p>
          </table:table-cell>
          <table:table-cell table:number-columns-repeated="8"/>
        </table:table-row>
        <table:table-row table:style-name="ro1">
          <table:table-cell office:value-type="float" office:value="1.33" calcext:value-type="float">
            <text:p>1,3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.67" calcext:value-type="float">
            <text:p>0,67</text:p>
          </table:table-cell>
          <table:table-cell office:value-type="float" office:value="0" calcext:value-type="float">
            <text:p>0</text:p>
          </table:table-cell>
          <table:table-cell office:value-type="float" office:value="1.33" calcext:value-type="float">
            <text:p>1,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3" calcext:value-type="float">
            <text:p>1,3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67" calcext:value-type="float">
            <text:p>0,67</text:p>
          </table:table-cell>
          <table:table-cell table:number-columns-repeated="2" office:value-type="float" office:value="1.33" calcext:value-type="float">
            <text:p>1,33</text:p>
          </table:table-cell>
          <table:table-cell office:value-type="float" office:value="0.67" calcext:value-type="float">
            <text:p>0,67</text:p>
          </table:table-cell>
          <table:table-cell office:value-type="float" office:value="2" calcext:value-type="float">
            <text:p>2</text:p>
          </table:table-cell>
          <table:table-cell office:value-type="float" office:value="0.67" calcext:value-type="float">
            <text:p>0,67</text:p>
          </table:table-cell>
          <table:table-cell office:value-type="float" office:value="0" calcext:value-type="float">
            <text:p>0</text:p>
          </table:table-cell>
          <table:table-cell office:value-type="float" office:value="0.67" calcext:value-type="float">
            <text:p>0,67</text:p>
          </table:table-cell>
          <table:table-cell table:formula="of:=AVERAGE([.A70:.T70])" office:value-type="float" office:value="0.867" calcext:value-type="float">
            <text:p>0,9</text:p>
          </table:table-cell>
          <table:table-cell table:number-columns-repeated="8"/>
        </table:table-row>
        <table:table-row table:style-name="ro1">
          <table:table-cell office:value-type="float" office:value="1.33" calcext:value-type="float">
            <text:p>1,33</text:p>
          </table:table-cell>
          <table:table-cell office:value-type="float" office:value="2" calcext:value-type="float">
            <text:p>2</text:p>
          </table:table-cell>
          <table:table-cell office:value-type="float" office:value="1.33" calcext:value-type="float">
            <text:p>1,33</text:p>
          </table:table-cell>
          <table:table-cell office:value-type="float" office:value="2" calcext:value-type="float">
            <text:p>2</text:p>
          </table:table-cell>
          <table:table-cell office:value-type="float" office:value="3.33" calcext:value-type="float">
            <text:p>3,3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.67" calcext:value-type="float">
            <text:p>2,6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.33" calcext:value-type="float">
            <text:p>5,33</text:p>
          </table:table-cell>
          <table:table-cell office:value-type="float" office:value="9.33" calcext:value-type="float">
            <text:p>9,3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.67" calcext:value-type="float">
            <text:p>2,67</text:p>
          </table:table-cell>
          <table:table-cell table:number-columns-repeated="2" office:value-type="float" office:value="0.67" calcext:value-type="float">
            <text:p>0,67</text:p>
          </table:table-cell>
          <table:table-cell office:value-type="float" office:value="2" calcext:value-type="float">
            <text:p>2</text:p>
          </table:table-cell>
          <table:table-cell office:value-type="float" office:value="2.67" calcext:value-type="float">
            <text:p>2,67</text:p>
          </table:table-cell>
          <table:table-cell office:value-type="float" office:value="0.67" calcext:value-type="float">
            <text:p>0,67</text:p>
          </table:table-cell>
          <table:table-cell table:formula="of:=AVERAGE([.A71:.T71])" office:value-type="float" office:value="2.767" calcext:value-type="float">
            <text:p>2,8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4.67" calcext:value-type="float">
            <text:p>4,67</text:p>
          </table:table-cell>
          <table:table-cell office:value-type="float" office:value="6" calcext:value-type="float">
            <text:p>6</text:p>
          </table:table-cell>
          <table:table-cell office:value-type="float" office:value="11.33" calcext:value-type="float">
            <text:p>11,3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.67" calcext:value-type="float">
            <text:p>4,67</text:p>
          </table:table-cell>
          <table:table-cell office:value-type="float" office:value="12.67" calcext:value-type="float">
            <text:p>12,67</text:p>
          </table:table-cell>
          <table:table-cell office:value-type="float" office:value="9.33" calcext:value-type="float">
            <text:p>9,33</text:p>
          </table:table-cell>
          <table:table-cell office:value-type="float" office:value="10.67" calcext:value-type="float">
            <text:p>10,67</text:p>
          </table:table-cell>
          <table:table-cell office:value-type="float" office:value="4" calcext:value-type="float">
            <text:p>4</text:p>
          </table:table-cell>
          <table:table-cell office:value-type="float" office:value="7.33" calcext:value-type="float">
            <text:p>7,33</text:p>
          </table:table-cell>
          <table:table-cell office:value-type="float" office:value="14" calcext:value-type="float">
            <text:p>14</text:p>
          </table:table-cell>
          <table:table-cell office:value-type="float" office:value="9.33" calcext:value-type="float">
            <text:p>9,33</text:p>
          </table:table-cell>
          <table:table-cell office:value-type="float" office:value="10.67" calcext:value-type="float">
            <text:p>10,67</text:p>
          </table:table-cell>
          <table:table-cell office:value-type="float" office:value="9.33" calcext:value-type="float">
            <text:p>9,33</text:p>
          </table:table-cell>
          <table:table-cell office:value-type="float" office:value="7.33" calcext:value-type="float">
            <text:p>7,33</text:p>
          </table:table-cell>
          <table:table-cell office:value-type="float" office:value="8" calcext:value-type="float">
            <text:p>8</text:p>
          </table:table-cell>
          <table:table-cell office:value-type="float" office:value="9.33" calcext:value-type="float">
            <text:p>9,33</text:p>
          </table:table-cell>
          <table:table-cell table:formula="of:=AVERAGE([.A72:.T72])" office:value-type="float" office:value="8.0665" calcext:value-type="float">
            <text:p>8,1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4.67" calcext:value-type="float">
            <text:p>14,67</text:p>
          </table:table-cell>
          <table:table-cell office:value-type="float" office:value="14" calcext:value-type="float">
            <text:p>14</text:p>
          </table:table-cell>
          <table:table-cell office:value-type="float" office:value="16.67" calcext:value-type="float">
            <text:p>16,67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20.67" calcext:value-type="float">
            <text:p>20,67</text:p>
          </table:table-cell>
          <table:table-cell office:value-type="float" office:value="8.67" calcext:value-type="float">
            <text:p>8,67</text:p>
          </table:table-cell>
          <table:table-cell office:value-type="float" office:value="18" calcext:value-type="float">
            <text:p>18</text:p>
          </table:table-cell>
          <table:table-cell office:value-type="float" office:value="15.33" calcext:value-type="float">
            <text:p>15,33</text:p>
          </table:table-cell>
          <table:table-cell office:value-type="float" office:value="20" calcext:value-type="float">
            <text:p>20</text:p>
          </table:table-cell>
          <table:table-cell office:value-type="float" office:value="16.67" calcext:value-type="float">
            <text:p>16,67</text:p>
          </table:table-cell>
          <table:table-cell office:value-type="float" office:value="8.67" calcext:value-type="float">
            <text:p>8,67</text:p>
          </table:table-cell>
          <table:table-cell office:value-type="float" office:value="6.67" calcext:value-type="float">
            <text:p>6,67</text:p>
          </table:table-cell>
          <table:table-cell office:value-type="float" office:value="14" calcext:value-type="float">
            <text:p>14</text:p>
          </table:table-cell>
          <table:table-cell office:value-type="float" office:value="16.67" calcext:value-type="float">
            <text:p>16,67</text:p>
          </table:table-cell>
          <table:table-cell office:value-type="float" office:value="11.33" calcext:value-type="float">
            <text:p>11,33</text:p>
          </table:table-cell>
          <table:table-cell office:value-type="float" office:value="14" calcext:value-type="float">
            <text:p>14</text:p>
          </table:table-cell>
          <table:table-cell table:formula="of:=AVERAGE([.A73:.T73])" office:value-type="float" office:value="13.801" calcext:value-type="float">
            <text:p>13,8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1.33" calcext:value-type="float">
            <text:p>11,33</text:p>
          </table:table-cell>
          <table:table-cell office:value-type="float" office:value="19.33" calcext:value-type="float">
            <text:p>19,33</text:p>
          </table:table-cell>
          <table:table-cell office:value-type="float" office:value="20.67" calcext:value-type="float">
            <text:p>20,67</text:p>
          </table:table-cell>
          <table:table-cell office:value-type="float" office:value="14.67" calcext:value-type="float">
            <text:p>14,67</text:p>
          </table:table-cell>
          <table:table-cell office:value-type="float" office:value="26.67" calcext:value-type="float">
            <text:p>26,67</text:p>
          </table:table-cell>
          <table:table-cell office:value-type="float" office:value="21.33" calcext:value-type="float">
            <text:p>21,33</text:p>
          </table:table-cell>
          <table:table-cell office:value-type="float" office:value="19.33" calcext:value-type="float">
            <text:p>19,33</text:p>
          </table:table-cell>
          <table:table-cell office:value-type="float" office:value="13.33" calcext:value-type="float">
            <text:p>13,3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29.33" calcext:value-type="float">
            <text:p>29,33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16.67" calcext:value-type="float">
            <text:p>16,67</text:p>
          </table:table-cell>
          <table:table-cell office:value-type="float" office:value="18" calcext:value-type="float">
            <text:p>18</text:p>
          </table:table-cell>
          <table:table-cell office:value-type="float" office:value="11.33" calcext:value-type="float">
            <text:p>11,33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24.67" calcext:value-type="float">
            <text:p>24,67</text:p>
          </table:table-cell>
          <table:table-cell table:formula="of:=AVERAGE([.A74:.T74])" office:value-type="float" office:value="18.033" calcext:value-type="float">
            <text:p>18,0</text:p>
          </table:table-cell>
          <table:table-cell table:number-columns-repeated="8"/>
        </table:table-row>
        <table:table-row table:style-name="ro1">
          <table:table-cell office:value-type="float" office:value="18.67" calcext:value-type="float">
            <text:p>18,67</text:p>
          </table:table-cell>
          <table:table-cell office:value-type="float" office:value="19.33" calcext:value-type="float">
            <text:p>19,33</text:p>
          </table:table-cell>
          <table:table-cell office:value-type="float" office:value="35.33" calcext:value-type="float">
            <text:p>35,33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20.67" calcext:value-type="float">
            <text:p>20,67</text:p>
          </table:table-cell>
          <table:table-cell office:value-type="float" office:value="26.67" calcext:value-type="float">
            <text:p>26,67</text:p>
          </table:table-cell>
          <table:table-cell office:value-type="float" office:value="22" calcext:value-type="float">
            <text:p>22</text:p>
          </table:table-cell>
          <table:table-cell office:value-type="float" office:value="31.33" calcext:value-type="float">
            <text:p>31,33</text:p>
          </table:table-cell>
          <table:table-cell office:value-type="float" office:value="25.33" calcext:value-type="float">
            <text:p>25,33</text:p>
          </table:table-cell>
          <table:table-cell office:value-type="float" office:value="20.67" calcext:value-type="float">
            <text:p>20,67</text:p>
          </table:table-cell>
          <table:table-cell office:value-type="float" office:value="25.33" calcext:value-type="float">
            <text:p>25,33</text:p>
          </table:table-cell>
          <table:table-cell office:value-type="float" office:value="22.67" calcext:value-type="float">
            <text:p>22,67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24.67" calcext:value-type="float">
            <text:p>24,67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table:formula="of:=AVERAGE([.A75:.T75])" office:value-type="float" office:value="23.6335" calcext:value-type="float">
            <text:p>23,6</text:p>
          </table:table-cell>
          <table:table-cell table:number-columns-repeated="8"/>
        </table:table-row>
        <table:table-row table:style-name="ro1">
          <table:table-cell office:value-type="float" office:value="34.67" calcext:value-type="float">
            <text:p>34,67</text:p>
          </table:table-cell>
          <table:table-cell office:value-type="float" office:value="29.33" calcext:value-type="float">
            <text:p>29,33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8.67" calcext:value-type="float">
            <text:p>28,67</text:p>
          </table:table-cell>
          <table:table-cell office:value-type="float" office:value="27.33" calcext:value-type="float">
            <text:p>27,33</text:p>
          </table:table-cell>
          <table:table-cell office:value-type="float" office:value="28.67" calcext:value-type="float">
            <text:p>28,67</text:p>
          </table:table-cell>
          <table:table-cell office:value-type="float" office:value="26.67" calcext:value-type="float">
            <text:p>26,67</text:p>
          </table:table-cell>
          <table:table-cell office:value-type="float" office:value="29.33" calcext:value-type="float">
            <text:p>29,33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28.67" calcext:value-type="float">
            <text:p>28,67</text:p>
          </table:table-cell>
          <table:table-cell office:value-type="float" office:value="38" calcext:value-type="float">
            <text:p>38</text:p>
          </table:table-cell>
          <table:table-cell office:value-type="float" office:value="25.33" calcext:value-type="float">
            <text:p>25,33</text:p>
          </table:table-cell>
          <table:table-cell office:value-type="float" office:value="31.33" calcext:value-type="float">
            <text:p>31,33</text:p>
          </table:table-cell>
          <table:table-cell office:value-type="float" office:value="24" calcext:value-type="float">
            <text:p>24</text:p>
          </table:table-cell>
          <table:table-cell office:value-type="float" office:value="26.67" calcext:value-type="float">
            <text:p>26,67</text:p>
          </table:table-cell>
          <table:table-cell office:value-type="float" office:value="26" calcext:value-type="float">
            <text:p>26</text:p>
          </table:table-cell>
          <table:table-cell office:value-type="float" office:value="24.67" calcext:value-type="float">
            <text:p>24,67</text:p>
          </table:table-cell>
          <table:table-cell table:formula="of:=AVERAGE([.A76:.T76])" office:value-type="float" office:value="28.5005" calcext:value-type="float">
            <text:p>28,5</text:p>
          </table:table-cell>
          <table:table-cell table:number-columns-repeated="8"/>
        </table:table-row>
        <table:table-row table:style-name="ro1">
          <table:table-cell office:value-type="float" office:value="24.67" calcext:value-type="float">
            <text:p>24,67</text:p>
          </table:table-cell>
          <table:table-cell office:value-type="float" office:value="39.33" calcext:value-type="float">
            <text:p>39,33</text:p>
          </table:table-cell>
          <table:table-cell office:value-type="float" office:value="35.33" calcext:value-type="float">
            <text:p>35,33</text:p>
          </table:table-cell>
          <table:table-cell office:value-type="float" office:value="22" calcext:value-type="float">
            <text:p>22</text:p>
          </table:table-cell>
          <table:table-cell office:value-type="float" office:value="27.33" calcext:value-type="float">
            <text:p>27,33</text:p>
          </table:table-cell>
          <table:table-cell office:value-type="float" office:value="26" calcext:value-type="float">
            <text:p>26</text:p>
          </table:table-cell>
          <table:table-cell office:value-type="float" office:value="25.33" calcext:value-type="float">
            <text:p>25,33</text:p>
          </table:table-cell>
          <table:table-cell office:value-type="float" office:value="20.67" calcext:value-type="float">
            <text:p>20,67</text:p>
          </table:table-cell>
          <table:table-cell office:value-type="float" office:value="36" calcext:value-type="float">
            <text:p>36</text:p>
          </table:table-cell>
          <table:table-cell office:value-type="float" office:value="39.33" calcext:value-type="float">
            <text:p>39,33</text:p>
          </table:table-cell>
          <table:table-cell office:value-type="float" office:value="22.67" calcext:value-type="float">
            <text:p>22,67</text:p>
          </table:table-cell>
          <table:table-cell office:value-type="float" office:value="31.33" calcext:value-type="float">
            <text:p>31,33</text:p>
          </table:table-cell>
          <table:table-cell office:value-type="float" office:value="22.67" calcext:value-type="float">
            <text:p>22,67</text:p>
          </table:table-cell>
          <table:table-cell office:value-type="float" office:value="26" calcext:value-type="float">
            <text:p>26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office:value-type="float" office:value="26.67" calcext:value-type="float">
            <text:p>26,67</text:p>
          </table:table-cell>
          <table:table-cell office:value-type="float" office:value="28.67" calcext:value-type="float">
            <text:p>28,67</text:p>
          </table:table-cell>
          <table:table-cell office:value-type="float" office:value="34" calcext:value-type="float">
            <text:p>34</text:p>
          </table:table-cell>
          <table:table-cell table:formula="of:=AVERAGE([.A77:.T77])" office:value-type="float" office:value="29.6" calcext:value-type="float">
            <text:p>29,6</text:p>
          </table:table-cell>
          <table:table-cell table:number-columns-repeated="8"/>
        </table:table-row>
        <table:table-row table:style-name="ro1">
          <table:table-cell office:value-type="float" office:value="36.67" calcext:value-type="float">
            <text:p>36,67</text:p>
          </table:table-cell>
          <table:table-cell office:value-type="float" office:value="43.33" calcext:value-type="float">
            <text:p>43,33</text:p>
          </table:table-cell>
          <table:table-cell office:value-type="float" office:value="38.67" calcext:value-type="float">
            <text:p>38,67</text:p>
          </table:table-cell>
          <table:table-cell office:value-type="float" office:value="45.33" calcext:value-type="float">
            <text:p>45,33</text:p>
          </table:table-cell>
          <table:table-cell office:value-type="float" office:value="30.67" calcext:value-type="float">
            <text:p>30,67</text:p>
          </table:table-cell>
          <table:table-cell office:value-type="float" office:value="35.33" calcext:value-type="float">
            <text:p>35,33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28.67" calcext:value-type="float">
            <text:p>28,67</text:p>
          </table:table-cell>
          <table:table-cell office:value-type="float" office:value="30" calcext:value-type="float">
            <text:p>30</text:p>
          </table:table-cell>
          <table:table-cell office:value-type="float" office:value="32.67" calcext:value-type="float">
            <text:p>32,67</text:p>
          </table:table-cell>
          <table:table-cell office:value-type="float" office:value="33.33" calcext:value-type="float">
            <text:p>33,33</text:p>
          </table:table-cell>
          <table:table-cell office:value-type="float" office:value="38.67" calcext:value-type="float">
            <text:p>38,67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43.33" calcext:value-type="float">
            <text:p>43,33</text:p>
          </table:table-cell>
          <table:table-cell office:value-type="float" office:value="41.33" calcext:value-type="float">
            <text:p>41,33</text:p>
          </table:table-cell>
          <table:table-cell office:value-type="float" office:value="42.67" calcext:value-type="float">
            <text:p>42,67</text:p>
          </table:table-cell>
          <table:table-cell table:formula="of:=AVERAGE([.A78:.T78])" office:value-type="float" office:value="34.8335" calcext:value-type="float">
            <text:p>34,8</text:p>
          </table:table-cell>
          <table:table-cell table:number-columns-repeated="8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0" calcext:value-type="float">
            <text:p>40</text:p>
          </table:table-cell>
          <table:table-cell office:value-type="float" office:value="44.67" calcext:value-type="float">
            <text:p>44,67</text:p>
          </table:table-cell>
          <table:table-cell office:value-type="float" office:value="43.33" calcext:value-type="float">
            <text:p>43,33</text:p>
          </table:table-cell>
          <table:table-cell office:value-type="float" office:value="38" calcext:value-type="float">
            <text:p>38</text:p>
          </table:table-cell>
          <table:table-cell office:value-type="float" office:value="47.33" calcext:value-type="float">
            <text:p>47,33</text:p>
          </table:table-cell>
          <table:table-cell office:value-type="float" office:value="28" calcext:value-type="float">
            <text:p>28</text:p>
          </table:table-cell>
          <table:table-cell office:value-type="float" office:value="31.33" calcext:value-type="float">
            <text:p>31,33</text:p>
          </table:table-cell>
          <table:table-cell office:value-type="float" office:value="43.33" calcext:value-type="float">
            <text:p>43,33</text:p>
          </table:table-cell>
          <table:table-cell office:value-type="float" office:value="38" calcext:value-type="float">
            <text:p>38</text:p>
          </table:table-cell>
          <table:table-cell office:value-type="float" office:value="42.67" calcext:value-type="float">
            <text:p>42,67</text:p>
          </table:table-cell>
          <table:table-cell office:value-type="float" office:value="43.33" calcext:value-type="float">
            <text:p>43,33</text:p>
          </table:table-cell>
          <table:table-cell office:value-type="float" office:value="52" calcext:value-type="float">
            <text:p>52</text:p>
          </table:table-cell>
          <table:table-cell office:value-type="float" office:value="44" calcext:value-type="float">
            <text:p>44</text:p>
          </table:table-cell>
          <table:table-cell office:value-type="float" office:value="41.33" calcext:value-type="float">
            <text:p>41,33</text:p>
          </table:table-cell>
          <table:table-cell office:value-type="float" office:value="24.67" calcext:value-type="float">
            <text:p>24,67</text:p>
          </table:table-cell>
          <table:table-cell office:value-type="float" office:value="46" calcext:value-type="float">
            <text:p>46</text:p>
          </table:table-cell>
          <table:table-cell office:value-type="float" office:value="40" calcext:value-type="float">
            <text:p>40</text:p>
          </table:table-cell>
          <table:table-cell office:value-type="float" office:value="49.33" calcext:value-type="float">
            <text:p>49,33</text:p>
          </table:table-cell>
          <table:table-cell office:value-type="float" office:value="47.33" calcext:value-type="float">
            <text:p>47,33</text:p>
          </table:table-cell>
          <table:table-cell table:formula="of:=AVERAGE([.A79:.T79])" office:value-type="float" office:value="41.6325" calcext:value-type="float">
            <text:p>41,6</text:p>
          </table:table-cell>
          <table:table-cell table:number-columns-repeated="8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53.33" calcext:value-type="float">
            <text:p>53,33</text:p>
          </table:table-cell>
          <table:table-cell office:value-type="float" office:value="51.33" calcext:value-type="float">
            <text:p>51,33</text:p>
          </table:table-cell>
          <table:table-cell office:value-type="float" office:value="54.67" calcext:value-type="float">
            <text:p>54,67</text:p>
          </table:table-cell>
          <table:table-cell office:value-type="float" office:value="41.33" calcext:value-type="float">
            <text:p>41,33</text:p>
          </table:table-cell>
          <table:table-cell table:number-columns-repeated="2" office:value-type="float" office:value="43.33" calcext:value-type="float">
            <text:p>43,33</text:p>
          </table:table-cell>
          <table:table-cell office:value-type="float" office:value="52.67" calcext:value-type="float">
            <text:p>52,67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40.67" calcext:value-type="float">
            <text:p>40,67</text:p>
          </table:table-cell>
          <table:table-cell office:value-type="float" office:value="38.67" calcext:value-type="float">
            <text:p>38,67</text:p>
          </table:table-cell>
          <table:table-cell office:value-type="float" office:value="44.67" calcext:value-type="float">
            <text:p>44,67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5.33" calcext:value-type="float">
            <text:p>45,33</text:p>
          </table:table-cell>
          <table:table-cell office:value-type="float" office:value="42.67" calcext:value-type="float">
            <text:p>42,67</text:p>
          </table:table-cell>
          <table:table-cell office:value-type="float" office:value="48.67" calcext:value-type="float">
            <text:p>48,67</text:p>
          </table:table-cell>
          <table:table-cell office:value-type="float" office:value="47.33" calcext:value-type="float">
            <text:p>47,33</text:p>
          </table:table-cell>
          <table:table-cell office:value-type="float" office:value="54.67" calcext:value-type="float">
            <text:p>54,67</text:p>
          </table:table-cell>
          <table:table-cell table:formula="of:=AVERAGE([.A80:.T80])" office:value-type="float" office:value="46.7335" calcext:value-type="float">
            <text:p>46,7</text:p>
          </table:table-cell>
          <table:table-cell table:number-columns-repeated="8"/>
        </table:table-row>
        <table:table-row table:style-name="ro1">
          <table:table-cell office:value-type="float" office:value="38.67" calcext:value-type="float">
            <text:p>38,67</text:p>
          </table:table-cell>
          <table:table-cell office:value-type="float" office:value="45.33" calcext:value-type="float">
            <text:p>45,33</text:p>
          </table:table-cell>
          <table:table-cell office:value-type="float" office:value="48" calcext:value-type="float">
            <text:p>48</text:p>
          </table:table-cell>
          <table:table-cell office:value-type="float" office:value="56.67" calcext:value-type="float">
            <text:p>56,67</text:p>
          </table:table-cell>
          <table:table-cell office:value-type="float" office:value="40" calcext:value-type="float">
            <text:p>40</text:p>
          </table:table-cell>
          <table:table-cell office:value-type="float" office:value="36.67" calcext:value-type="float">
            <text:p>36,67</text:p>
          </table:table-cell>
          <table:table-cell office:value-type="float" office:value="52.67" calcext:value-type="float">
            <text:p>52,67</text:p>
          </table:table-cell>
          <table:table-cell office:value-type="float" office:value="48" calcext:value-type="float">
            <text:p>48</text:p>
          </table:table-cell>
          <table:table-cell office:value-type="float" office:value="51.33" calcext:value-type="float">
            <text:p>51,33</text:p>
          </table:table-cell>
          <table:table-cell office:value-type="float" office:value="46" calcext:value-type="float">
            <text:p>46</text:p>
          </table:table-cell>
          <table:table-cell office:value-type="float" office:value="42.67" calcext:value-type="float">
            <text:p>42,67</text:p>
          </table:table-cell>
          <table:table-cell office:value-type="float" office:value="54.67" calcext:value-type="float">
            <text:p>54,67</text:p>
          </table:table-cell>
          <table:table-cell office:value-type="float" office:value="42.67" calcext:value-type="float">
            <text:p>42,67</text:p>
          </table:table-cell>
          <table:table-cell office:value-type="float" office:value="48.67" calcext:value-type="float">
            <text:p>48,67</text:p>
          </table:table-cell>
          <table:table-cell office:value-type="float" office:value="52" calcext:value-type="float">
            <text:p>52</text:p>
          </table:table-cell>
          <table:table-cell office:value-type="float" office:value="45.33" calcext:value-type="float">
            <text:p>45,33</text:p>
          </table:table-cell>
          <table:table-cell office:value-type="float" office:value="44.67" calcext:value-type="float">
            <text:p>44,67</text:p>
          </table:table-cell>
          <table:table-cell office:value-type="float" office:value="56" calcext:value-type="float">
            <text:p>56</text:p>
          </table:table-cell>
          <table:table-cell office:value-type="float" office:value="51.33" calcext:value-type="float">
            <text:p>51,33</text:p>
          </table:table-cell>
          <table:table-cell office:value-type="float" office:value="45.33" calcext:value-type="float">
            <text:p>45,33</text:p>
          </table:table-cell>
          <table:table-cell table:formula="of:=AVERAGE([.A81:.T81])" office:value-type="float" office:value="47.334" calcext:value-type="float">
            <text:p>47,3</text:p>
          </table:table-cell>
          <table:table-cell table:number-columns-repeated="8"/>
        </table:table-row>
        <table:table-row table:style-name="ro1">
          <table:table-cell office:value-type="float" office:value="43.33" calcext:value-type="float">
            <text:p>43,33</text:p>
          </table:table-cell>
          <table:table-cell office:value-type="float" office:value="53.33" calcext:value-type="float">
            <text:p>53,33</text:p>
          </table:table-cell>
          <table:table-cell office:value-type="float" office:value="50" calcext:value-type="float">
            <text:p>50</text:p>
          </table:table-cell>
          <table:table-cell office:value-type="float" office:value="60.67" calcext:value-type="float">
            <text:p>60,67</text:p>
          </table:table-cell>
          <table:table-cell office:value-type="float" office:value="49.33" calcext:value-type="float">
            <text:p>49,33</text:p>
          </table:table-cell>
          <table:table-cell office:value-type="float" office:value="47.33" calcext:value-type="float">
            <text:p>47,33</text:p>
          </table:table-cell>
          <table:table-cell table:number-columns-repeated="2" office:value-type="float" office:value="53.33" calcext:value-type="float">
            <text:p>53,33</text:p>
          </table:table-cell>
          <table:table-cell office:value-type="float" office:value="40.67" calcext:value-type="float">
            <text:p>40,67</text:p>
          </table:table-cell>
          <table:table-cell office:value-type="float" office:value="46.67" calcext:value-type="float">
            <text:p>46,67</text:p>
          </table:table-cell>
          <table:table-cell office:value-type="float" office:value="54.67" calcext:value-type="float">
            <text:p>54,67</text:p>
          </table:table-cell>
          <table:table-cell office:value-type="float" office:value="54" calcext:value-type="float">
            <text:p>54</text:p>
          </table:table-cell>
          <table:table-cell office:value-type="float" office:value="46" calcext:value-type="float">
            <text:p>46</text:p>
          </table:table-cell>
          <table:table-cell office:value-type="float" office:value="54" calcext:value-type="float">
            <text:p>54</text:p>
          </table:table-cell>
          <table:table-cell office:value-type="float" office:value="53.33" calcext:value-type="float">
            <text:p>53,33</text:p>
          </table:table-cell>
          <table:table-cell office:value-type="float" office:value="44.67" calcext:value-type="float">
            <text:p>44,67</text:p>
          </table:table-cell>
          <table:table-cell office:value-type="float" office:value="50.67" calcext:value-type="float">
            <text:p>50,67</text:p>
          </table:table-cell>
          <table:table-cell office:value-type="float" office:value="46.67" calcext:value-type="float">
            <text:p>46,67</text:p>
          </table:table-cell>
          <table:table-cell office:value-type="float" office:value="55.33" calcext:value-type="float">
            <text:p>55,33</text:p>
          </table:table-cell>
          <table:table-cell office:value-type="float" office:value="52" calcext:value-type="float">
            <text:p>52</text:p>
          </table:table-cell>
          <table:table-cell table:formula="of:=AVERAGE([.A82:.T82])" office:value-type="float" office:value="50.4665" calcext:value-type="float">
            <text:p>50,5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51.33" calcext:value-type="float">
            <text:p>51,33</text:p>
          </table:table-cell>
          <table:table-cell office:value-type="float" office:value="46.67" calcext:value-type="float">
            <text:p>46,67</text:p>
          </table:table-cell>
          <table:table-cell office:value-type="float" office:value="56.67" calcext:value-type="float">
            <text:p>56,67</text:p>
          </table:table-cell>
          <table:table-cell office:value-type="float" office:value="59.33" calcext:value-type="float">
            <text:p>59,33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62.67" calcext:value-type="float">
            <text:p>62,67</text:p>
          </table:table-cell>
          <table:table-cell office:value-type="float" office:value="49.33" calcext:value-type="float">
            <text:p>49,33</text:p>
          </table:table-cell>
          <table:table-cell office:value-type="float" office:value="46.67" calcext:value-type="float">
            <text:p>46,67</text:p>
          </table:table-cell>
          <table:table-cell office:value-type="float" office:value="42.67" calcext:value-type="float">
            <text:p>42,67</text:p>
          </table:table-cell>
          <table:table-cell office:value-type="float" office:value="58" calcext:value-type="float">
            <text:p>58</text:p>
          </table:table-cell>
          <table:table-cell office:value-type="float" office:value="50.67" calcext:value-type="float">
            <text:p>50,67</text:p>
          </table:table-cell>
          <table:table-cell office:value-type="float" office:value="54.67" calcext:value-type="float">
            <text:p>54,67</text:p>
          </table:table-cell>
          <table:table-cell office:value-type="float" office:value="52" calcext:value-type="float">
            <text:p>52</text:p>
          </table:table-cell>
          <table:table-cell office:value-type="float" office:value="49.33" calcext:value-type="float">
            <text:p>49,33</text:p>
          </table:table-cell>
          <table:table-cell office:value-type="float" office:value="55.33" calcext:value-type="float">
            <text:p>55,33</text:p>
          </table:table-cell>
          <table:table-cell office:value-type="float" office:value="47.33" calcext:value-type="float">
            <text:p>47,33</text:p>
          </table:table-cell>
          <table:table-cell office:value-type="float" office:value="40" calcext:value-type="float">
            <text:p>40</text:p>
          </table:table-cell>
          <table:table-cell office:value-type="float" office:value="53.33" calcext:value-type="float">
            <text:p>53,33</text:p>
          </table:table-cell>
          <table:table-cell table:formula="of:=AVERAGE([.A83:.T83])" office:value-type="float" office:value="51.5665" calcext:value-type="float">
            <text:p>51,6</text:p>
          </table:table-cell>
          <table:table-cell table:number-columns-repeated="8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1.33" calcext:value-type="float">
            <text:p>51,33</text:p>
          </table:table-cell>
          <table:table-cell office:value-type="float" office:value="62.67" calcext:value-type="float">
            <text:p>62,67</text:p>
          </table:table-cell>
          <table:table-cell office:value-type="float" office:value="61.33" calcext:value-type="float">
            <text:p>61,33</text:p>
          </table:table-cell>
          <table:table-cell office:value-type="float" office:value="48.67" calcext:value-type="float">
            <text:p>48,67</text:p>
          </table:table-cell>
          <table:table-cell office:value-type="float" office:value="50" calcext:value-type="float">
            <text:p>50</text:p>
          </table:table-cell>
          <table:table-cell office:value-type="float" office:value="54.67" calcext:value-type="float">
            <text:p>54,67</text:p>
          </table:table-cell>
          <table:table-cell office:value-type="float" office:value="48.67" calcext:value-type="float">
            <text:p>48,67</text:p>
          </table:table-cell>
          <table:table-cell office:value-type="float" office:value="54.67" calcext:value-type="float">
            <text:p>54,67</text:p>
          </table:table-cell>
          <table:table-cell office:value-type="float" office:value="58" calcext:value-type="float">
            <text:p>58</text:p>
          </table:table-cell>
          <table:table-cell office:value-type="float" office:value="53.33" calcext:value-type="float">
            <text:p>53,33</text:p>
          </table:table-cell>
          <table:table-cell office:value-type="float" office:value="61.33" calcext:value-type="float">
            <text:p>61,33</text:p>
          </table:table-cell>
          <table:table-cell office:value-type="float" office:value="57.33" calcext:value-type="float">
            <text:p>57,33</text:p>
          </table:table-cell>
          <table:table-cell office:value-type="float" office:value="58" calcext:value-type="float">
            <text:p>58</text:p>
          </table:table-cell>
          <table:table-cell office:value-type="float" office:value="52" calcext:value-type="float">
            <text:p>52</text:p>
          </table:table-cell>
          <table:table-cell office:value-type="float" office:value="54.67" calcext:value-type="float">
            <text:p>54,67</text:p>
          </table:table-cell>
          <table:table-cell office:value-type="float" office:value="56.67" calcext:value-type="float">
            <text:p>56,67</text:p>
          </table:table-cell>
          <table:table-cell office:value-type="float" office:value="58" calcext:value-type="float">
            <text:p>58</text:p>
          </table:table-cell>
          <table:table-cell office:value-type="float" office:value="58.67" calcext:value-type="float">
            <text:p>58,67</text:p>
          </table:table-cell>
          <table:table-cell office:value-type="float" office:value="53.33" calcext:value-type="float">
            <text:p>53,33</text:p>
          </table:table-cell>
          <table:table-cell table:formula="of:=AVERAGE([.A84:.T84])" office:value-type="float" office:value="55.067" calcext:value-type="float">
            <text:p>55,1</text:p>
          </table:table-cell>
          <table:table-cell table:number-columns-repeated="8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60.67" calcext:value-type="float">
            <text:p>60,67</text:p>
          </table:table-cell>
          <table:table-cell office:value-type="float" office:value="54.67" calcext:value-type="float">
            <text:p>54,67</text:p>
          </table:table-cell>
          <table:table-cell office:value-type="float" office:value="52" calcext:value-type="float">
            <text:p>52</text:p>
          </table:table-cell>
          <table:table-cell office:value-type="float" office:value="58" calcext:value-type="float">
            <text:p>58</text:p>
          </table:table-cell>
          <table:table-cell office:value-type="float" office:value="53.33" calcext:value-type="float">
            <text:p>53,33</text:p>
          </table:table-cell>
          <table:table-cell office:value-type="float" office:value="58.67" calcext:value-type="float">
            <text:p>58,67</text:p>
          </table:table-cell>
          <table:table-cell office:value-type="float" office:value="66.67" calcext:value-type="float">
            <text:p>66,67</text:p>
          </table:table-cell>
          <table:table-cell office:value-type="float" office:value="60" calcext:value-type="float">
            <text:p>60</text:p>
          </table:table-cell>
          <table:table-cell office:value-type="float" office:value="51.33" calcext:value-type="float">
            <text:p>51,33</text:p>
          </table:table-cell>
          <table:table-cell office:value-type="float" office:value="56" calcext:value-type="float">
            <text:p>56</text:p>
          </table:table-cell>
          <table:table-cell office:value-type="float" office:value="48" calcext:value-type="float">
            <text:p>48</text:p>
          </table:table-cell>
          <table:table-cell office:value-type="float" office:value="64.67" calcext:value-type="float">
            <text:p>64,67</text:p>
          </table:table-cell>
          <table:table-cell office:value-type="float" office:value="50" calcext:value-type="float">
            <text:p>50</text:p>
          </table:table-cell>
          <table:table-cell office:value-type="float" office:value="53.33" calcext:value-type="float">
            <text:p>53,33</text:p>
          </table:table-cell>
          <table:table-cell office:value-type="float" office:value="59.33" calcext:value-type="float">
            <text:p>59,33</text:p>
          </table:table-cell>
          <table:table-cell office:value-type="float" office:value="51.33" calcext:value-type="float">
            <text:p>51,33</text:p>
          </table:table-cell>
          <table:table-cell office:value-type="float" office:value="56" calcext:value-type="float">
            <text:p>56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table:formula="of:=AVERAGE([.A85:.T85])" office:value-type="float" office:value="56.9" calcext:value-type="float">
            <text:p>56,9</text:p>
          </table:table-cell>
          <table:table-cell table:number-columns-repeated="8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4.67" calcext:value-type="float">
            <text:p>54,67</text:p>
          </table:table-cell>
          <table:table-cell office:value-type="float" office:value="68.67" calcext:value-type="float">
            <text:p>68,67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57.33" calcext:value-type="float">
            <text:p>57,33</text:p>
          </table:table-cell>
          <table:table-cell office:value-type="float" office:value="72" calcext:value-type="float">
            <text:p>72</text:p>
          </table:table-cell>
          <table:table-cell office:value-type="float" office:value="61.33" calcext:value-type="float">
            <text:p>61,33</text:p>
          </table:table-cell>
          <table:table-cell office:value-type="float" office:value="56.67" calcext:value-type="float">
            <text:p>56,67</text:p>
          </table:table-cell>
          <table:table-cell office:value-type="float" office:value="52.67" calcext:value-type="float">
            <text:p>52,67</text:p>
          </table:table-cell>
          <table:table-cell office:value-type="float" office:value="67.33" calcext:value-type="float">
            <text:p>67,33</text:p>
          </table:table-cell>
          <table:table-cell office:value-type="float" office:value="50.67" calcext:value-type="float">
            <text:p>50,67</text:p>
          </table:table-cell>
          <table:table-cell office:value-type="float" office:value="58" calcext:value-type="float">
            <text:p>58</text:p>
          </table:table-cell>
          <table:table-cell office:value-type="float" office:value="58.67" calcext:value-type="float">
            <text:p>58,67</text:p>
          </table:table-cell>
          <table:table-cell office:value-type="float" office:value="56" calcext:value-type="float">
            <text:p>56</text:p>
          </table:table-cell>
          <table:table-cell office:value-type="float" office:value="60.67" calcext:value-type="float">
            <text:p>60,67</text:p>
          </table:table-cell>
          <table:table-cell office:value-type="float" office:value="62" calcext:value-type="float">
            <text:p>62</text:p>
          </table:table-cell>
          <table:table-cell office:value-type="float" office:value="54.67" calcext:value-type="float">
            <text:p>54,67</text:p>
          </table:table-cell>
          <table:table-cell office:value-type="float" office:value="55.33" calcext:value-type="float">
            <text:p>55,33</text:p>
          </table:table-cell>
          <table:table-cell office:value-type="float" office:value="53.33" calcext:value-type="float">
            <text:p>53,33</text:p>
          </table:table-cell>
          <table:table-cell table:formula="of:=AVERAGE([.A86:.T86])" office:value-type="float" office:value="58.667" calcext:value-type="float">
            <text:p>58,7</text:p>
          </table:table-cell>
          <table:table-cell/>
          <table:table-cell table:style-name="ce2"/>
          <table:table-cell table:number-columns-repeated="6"/>
        </table:table-row>
        <table:table-row table:style-name="ro1">
          <table:table-cell office:value-type="float" office:value="48.67" calcext:value-type="float">
            <text:p>48,67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60.67" calcext:value-type="float">
            <text:p>60,67</text:p>
          </table:table-cell>
          <table:table-cell office:value-type="float" office:value="66.67" calcext:value-type="float">
            <text:p>66,67</text:p>
          </table:table-cell>
          <table:table-cell office:value-type="float" office:value="54.67" calcext:value-type="float">
            <text:p>54,67</text:p>
          </table:table-cell>
          <table:table-cell office:value-type="float" office:value="59.33" calcext:value-type="float">
            <text:p>59,33</text:p>
          </table:table-cell>
          <table:table-cell office:value-type="float" office:value="58.67" calcext:value-type="float">
            <text:p>58,67</text:p>
          </table:table-cell>
          <table:table-cell office:value-type="float" office:value="58" calcext:value-type="float">
            <text:p>58</text:p>
          </table:table-cell>
          <table:table-cell office:value-type="float" office:value="54" calcext:value-type="float">
            <text:p>54</text:p>
          </table:table-cell>
          <table:table-cell office:value-type="float" office:value="60.67" calcext:value-type="float">
            <text:p>60,67</text:p>
          </table:table-cell>
          <table:table-cell office:value-type="float" office:value="59.33" calcext:value-type="float">
            <text:p>59,33</text:p>
          </table:table-cell>
          <table:table-cell office:value-type="float" office:value="60" calcext:value-type="float">
            <text:p>60</text:p>
          </table:table-cell>
          <table:table-cell office:value-type="float" office:value="55.33" calcext:value-type="float">
            <text:p>55,33</text:p>
          </table:table-cell>
          <table:table-cell table:number-columns-repeated="3" office:value-type="float" office:value="59.33" calcext:value-type="float">
            <text:p>59,33</text:p>
          </table:table-cell>
          <table:table-cell office:value-type="float" office:value="61.33" calcext:value-type="float">
            <text:p>61,33</text:p>
          </table:table-cell>
          <table:table-cell office:value-type="float" office:value="54.67" calcext:value-type="float">
            <text:p>54,67</text:p>
          </table:table-cell>
          <table:table-cell table:formula="of:=AVERAGE([.A87:.T87])" office:value-type="float" office:value="58.5" calcext:value-type="float">
            <text:p>58,5</text:p>
          </table:table-cell>
          <table:table-cell table:number-columns-repeated="8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60.67" calcext:value-type="float">
            <text:p>60,67</text:p>
          </table:table-cell>
          <table:table-cell office:value-type="float" office:value="58.67" calcext:value-type="float">
            <text:p>58,67</text:p>
          </table:table-cell>
          <table:table-cell table:number-columns-repeated="2" office:value-type="float" office:value="63.33" calcext:value-type="float">
            <text:p>63,33</text:p>
          </table:table-cell>
          <table:table-cell office:value-type="float" office:value="67.33" calcext:value-type="float">
            <text:p>67,33</text:p>
          </table:table-cell>
          <table:table-cell office:value-type="float" office:value="58.67" calcext:value-type="float">
            <text:p>58,67</text:p>
          </table:table-cell>
          <table:table-cell office:value-type="float" office:value="63.33" calcext:value-type="float">
            <text:p>63,33</text:p>
          </table:table-cell>
          <table:table-cell office:value-type="float" office:value="61.33" calcext:value-type="float">
            <text:p>61,33</text:p>
          </table:table-cell>
          <table:table-cell office:value-type="float" office:value="64" calcext:value-type="float">
            <text:p>64</text:p>
          </table:table-cell>
          <table:table-cell office:value-type="float" office:value="67.33" calcext:value-type="float">
            <text:p>67,33</text:p>
          </table:table-cell>
          <table:table-cell office:value-type="float" office:value="53.33" calcext:value-type="float">
            <text:p>53,33</text:p>
          </table:table-cell>
          <table:table-cell office:value-type="float" office:value="67.33" calcext:value-type="float">
            <text:p>67,33</text:p>
          </table:table-cell>
          <table:table-cell office:value-type="float" office:value="62" calcext:value-type="float">
            <text:p>62</text:p>
          </table:table-cell>
          <table:table-cell office:value-type="float" office:value="63.33" calcext:value-type="float">
            <text:p>63,33</text:p>
          </table:table-cell>
          <table:table-cell office:value-type="float" office:value="65.33" calcext:value-type="float">
            <text:p>65,33</text:p>
          </table:table-cell>
          <table:table-cell office:value-type="float" office:value="58" calcext:value-type="float">
            <text:p>58</text:p>
          </table:table-cell>
          <table:table-cell office:value-type="float" office:value="67.33" calcext:value-type="float">
            <text:p>67,33</text:p>
          </table:table-cell>
          <table:table-cell office:value-type="float" office:value="61.33" calcext:value-type="float">
            <text:p>61,33</text:p>
          </table:table-cell>
          <table:table-cell office:value-type="float" office:value="68" calcext:value-type="float">
            <text:p>68</text:p>
          </table:table-cell>
          <table:table-cell table:formula="of:=AVERAGE([.A88:.T88])" office:value-type="float" office:value="62.5985" calcext:value-type="float">
            <text:p>62,6</text:p>
          </table:table-cell>
          <table:table-cell table:number-columns-repeated="8"/>
        </table:table-row>
        <table:table-row table:style-name="ro1">
          <table:table-cell office:value-type="float" office:value="59.33" calcext:value-type="float">
            <text:p>59,33</text:p>
          </table:table-cell>
          <table:table-cell office:value-type="float" office:value="67.33" calcext:value-type="float">
            <text:p>67,33</text:p>
          </table:table-cell>
          <table:table-cell office:value-type="float" office:value="57.33" calcext:value-type="float">
            <text:p>57,33</text:p>
          </table:table-cell>
          <table:table-cell office:value-type="float" office:value="65.33" calcext:value-type="float">
            <text:p>65,33</text:p>
          </table:table-cell>
          <table:table-cell office:value-type="float" office:value="71.33" calcext:value-type="float">
            <text:p>71,33</text:p>
          </table:table-cell>
          <table:table-cell office:value-type="float" office:value="63.33" calcext:value-type="float">
            <text:p>63,33</text:p>
          </table:table-cell>
          <table:table-cell office:value-type="float" office:value="55.33" calcext:value-type="float">
            <text:p>55,33</text:p>
          </table:table-cell>
          <table:table-cell office:value-type="float" office:value="64" calcext:value-type="float">
            <text:p>64</text:p>
          </table:table-cell>
          <table:table-cell office:value-type="float" office:value="56.67" calcext:value-type="float">
            <text:p>56,67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3.33" calcext:value-type="float">
            <text:p>63,33</text:p>
          </table:table-cell>
          <table:table-cell office:value-type="float" office:value="66" calcext:value-type="float">
            <text:p>66</text:p>
          </table:table-cell>
          <table:table-cell office:value-type="float" office:value="64.67" calcext:value-type="float">
            <text:p>64,67</text:p>
          </table:table-cell>
          <table:table-cell office:value-type="float" office:value="60.67" calcext:value-type="float">
            <text:p>60,67</text:p>
          </table:table-cell>
          <table:table-cell office:value-type="float" office:value="71.33" calcext:value-type="float">
            <text:p>71,33</text:p>
          </table:table-cell>
          <table:table-cell office:value-type="float" office:value="64.67" calcext:value-type="float">
            <text:p>64,67</text:p>
          </table:table-cell>
          <table:table-cell office:value-type="float" office:value="58.67" calcext:value-type="float">
            <text:p>58,67</text:p>
          </table:table-cell>
          <table:table-cell office:value-type="float" office:value="65.33" calcext:value-type="float">
            <text:p>65,33</text:p>
          </table:table-cell>
          <table:table-cell office:value-type="float" office:value="60.67" calcext:value-type="float">
            <text:p>60,67</text:p>
          </table:table-cell>
          <table:table-cell table:formula="of:=AVERAGE([.A89:.T89])" office:value-type="float" office:value="62.666" calcext:value-type="float">
            <text:p>62,7</text:p>
          </table:table-cell>
          <table:table-cell table:number-columns-repeated="8"/>
        </table:table-row>
        <table:table-row table:style-name="ro1">
          <table:table-cell office:value-type="float" office:value="74.67" calcext:value-type="float">
            <text:p>74,67</text:p>
          </table:table-cell>
          <table:table-cell office:value-type="float" office:value="65.33" calcext:value-type="float">
            <text:p>65,33</text:p>
          </table:table-cell>
          <table:table-cell office:value-type="float" office:value="66" calcext:value-type="float">
            <text:p>66</text:p>
          </table:table-cell>
          <table:table-cell office:value-type="float" office:value="58" calcext:value-type="float">
            <text:p>58</text:p>
          </table:table-cell>
          <table:table-cell office:value-type="float" office:value="64.67" calcext:value-type="float">
            <text:p>64,67</text:p>
          </table:table-cell>
          <table:table-cell office:value-type="float" office:value="63.33" calcext:value-type="float">
            <text:p>63,33</text:p>
          </table:table-cell>
          <table:table-cell office:value-type="float" office:value="68.67" calcext:value-type="float">
            <text:p>68,67</text:p>
          </table:table-cell>
          <table:table-cell office:value-type="float" office:value="58" calcext:value-type="float">
            <text:p>58</text:p>
          </table:table-cell>
          <table:table-cell office:value-type="float" office:value="64.67" calcext:value-type="float">
            <text:p>64,67</text:p>
          </table:table-cell>
          <table:table-cell office:value-type="float" office:value="65.33" calcext:value-type="float">
            <text:p>65,33</text:p>
          </table:table-cell>
          <table:table-cell office:value-type="float" office:value="66.67" calcext:value-type="float">
            <text:p>66,67</text:p>
          </table:table-cell>
          <table:table-cell office:value-type="float" office:value="62" calcext:value-type="float">
            <text:p>62</text:p>
          </table:table-cell>
          <table:table-cell office:value-type="float" office:value="70" calcext:value-type="float">
            <text:p>70</text:p>
          </table:table-cell>
          <table:table-cell office:value-type="float" office:value="71.33" calcext:value-type="float">
            <text:p>71,33</text:p>
          </table:table-cell>
          <table:table-cell office:value-type="float" office:value="61.33" calcext:value-type="float">
            <text:p>61,33</text:p>
          </table:table-cell>
          <table:table-cell office:value-type="float" office:value="67.33" calcext:value-type="float">
            <text:p>67,33</text:p>
          </table:table-cell>
          <table:table-cell office:value-type="float" office:value="59.33" calcext:value-type="float">
            <text:p>59,33</text:p>
          </table:table-cell>
          <table:table-cell office:value-type="float" office:value="56.67" calcext:value-type="float">
            <text:p>56,67</text:p>
          </table:table-cell>
          <table:table-cell office:value-type="float" office:value="70" calcext:value-type="float">
            <text:p>70</text:p>
          </table:table-cell>
          <table:table-cell office:value-type="float" office:value="61.33" calcext:value-type="float">
            <text:p>61,33</text:p>
          </table:table-cell>
          <table:table-cell table:formula="of:=AVERAGE([.A90:.T90])" office:value-type="float" office:value="64.733" calcext:value-type="float">
            <text:p>64,7</text:p>
          </table:table-cell>
          <table:table-cell table:number-columns-repeated="8"/>
        </table:table-row>
        <table:table-row table:style-name="ro1">
          <table:table-cell office:value-type="float" office:value="71.33" calcext:value-type="float">
            <text:p>71,33</text:p>
          </table:table-cell>
          <table:table-cell office:value-type="float" office:value="65.33" calcext:value-type="float">
            <text:p>65,33</text:p>
          </table:table-cell>
          <table:table-cell office:value-type="float" office:value="68" calcext:value-type="float">
            <text:p>68</text:p>
          </table:table-cell>
          <table:table-cell office:value-type="float" office:value="70.67" calcext:value-type="float">
            <text:p>70,67</text:p>
          </table:table-cell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office:value-type="float" office:value="66" calcext:value-type="float">
            <text:p>66</text:p>
          </table:table-cell>
          <table:table-cell office:value-type="float" office:value="58" calcext:value-type="float">
            <text:p>58</text:p>
          </table:table-cell>
          <table:table-cell office:value-type="float" office:value="68.67" calcext:value-type="float">
            <text:p>68,67</text:p>
          </table:table-cell>
          <table:table-cell office:value-type="float" office:value="71.33" calcext:value-type="float">
            <text:p>71,33</text:p>
          </table:table-cell>
          <table:table-cell office:value-type="float" office:value="60.67" calcext:value-type="float">
            <text:p>60,67</text:p>
          </table:table-cell>
          <table:table-cell office:value-type="float" office:value="68.67" calcext:value-type="float">
            <text:p>68,67</text:p>
          </table:table-cell>
          <table:table-cell office:value-type="float" office:value="54" calcext:value-type="float">
            <text:p>54</text:p>
          </table:table-cell>
          <table:table-cell office:value-type="float" office:value="68.67" calcext:value-type="float">
            <text:p>68,67</text:p>
          </table:table-cell>
          <table:table-cell office:value-type="float" office:value="62" calcext:value-type="float">
            <text:p>62</text:p>
          </table:table-cell>
          <table:table-cell office:value-type="float" office:value="61.33" calcext:value-type="float">
            <text:p>61,33</text:p>
          </table:table-cell>
          <table:table-cell office:value-type="float" office:value="59.33" calcext:value-type="float">
            <text:p>59,33</text:p>
          </table:table-cell>
          <table:table-cell office:value-type="float" office:value="66" calcext:value-type="float">
            <text:p>66</text:p>
          </table:table-cell>
          <table:table-cell office:value-type="float" office:value="60.67" calcext:value-type="float">
            <text:p>60,67</text:p>
          </table:table-cell>
          <table:table-cell office:value-type="float" office:value="63.33" calcext:value-type="float">
            <text:p>63,33</text:p>
          </table:table-cell>
          <table:table-cell table:formula="of:=AVERAGE([.A91:.T91])" office:value-type="float" office:value="65.7" calcext:value-type="float">
            <text:p>65,7</text:p>
          </table:table-cell>
          <table:table-cell table:number-columns-repeated="8"/>
        </table:table-row>
        <table:table-row table:style-name="ro1">
          <table:table-cell office:value-type="float" office:value="58.67" calcext:value-type="float">
            <text:p>58,67</text:p>
          </table:table-cell>
          <table:table-cell office:value-type="float" office:value="66.67" calcext:value-type="float">
            <text:p>66,67</text:p>
          </table:table-cell>
          <table:table-cell office:value-type="float" office:value="63.33" calcext:value-type="float">
            <text:p>63,33</text:p>
          </table:table-cell>
          <table:table-cell office:value-type="float" office:value="65.33" calcext:value-type="float">
            <text:p>65,33</text:p>
          </table:table-cell>
          <table:table-cell office:value-type="float" office:value="61.33" calcext:value-type="float">
            <text:p>61,33</text:p>
          </table:table-cell>
          <table:table-cell office:value-type="float" office:value="67.33" calcext:value-type="float">
            <text:p>67,33</text:p>
          </table:table-cell>
          <table:table-cell office:value-type="float" office:value="70" calcext:value-type="float">
            <text:p>70</text:p>
          </table:table-cell>
          <table:table-cell office:value-type="float" office:value="64" calcext:value-type="float">
            <text:p>64</text:p>
          </table:table-cell>
          <table:table-cell office:value-type="float" office:value="59.33" calcext:value-type="float">
            <text:p>59,33</text:p>
          </table:table-cell>
          <table:table-cell office:value-type="float" office:value="73.33" calcext:value-type="float">
            <text:p>73,33</text:p>
          </table:table-cell>
          <table:table-cell office:value-type="float" office:value="70.67" calcext:value-type="float">
            <text:p>70,6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67.33" calcext:value-type="float">
            <text:p>67,33</text:p>
          </table:table-cell>
          <table:table-cell office:value-type="float" office:value="75.33" calcext:value-type="float">
            <text:p>75,33</text:p>
          </table:table-cell>
          <table:table-cell office:value-type="float" office:value="70.67" calcext:value-type="float">
            <text:p>70,67</text:p>
          </table:table-cell>
          <table:table-cell office:value-type="float" office:value="71.33" calcext:value-type="float">
            <text:p>71,33</text:p>
          </table:table-cell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table:formula="of:=AVERAGE([.A92:.T92])" office:value-type="float" office:value="66.5325" calcext:value-type="float">
            <text:p>66,5</text:p>
          </table:table-cell>
          <table:table-cell table:number-columns-repeated="8"/>
        </table:table-row>
        <table:table-row table:style-name="ro1">
          <table:table-cell office:value-type="float" office:value="74.67" calcext:value-type="float">
            <text:p>74,67</text:p>
          </table:table-cell>
          <table:table-cell office:value-type="float" office:value="62" calcext:value-type="float">
            <text:p>62</text:p>
          </table:table-cell>
          <table:table-cell office:value-type="float" office:value="67.33" calcext:value-type="float">
            <text:p>67,33</text:p>
          </table:table-cell>
          <table:table-cell office:value-type="float" office:value="72.67" calcext:value-type="float">
            <text:p>72,67</text:p>
          </table:table-cell>
          <table:table-cell office:value-type="float" office:value="75.33" calcext:value-type="float">
            <text:p>75,33</text:p>
          </table:table-cell>
          <table:table-cell office:value-type="float" office:value="62.67" calcext:value-type="float">
            <text:p>62,67</text:p>
          </table:table-cell>
          <table:table-cell office:value-type="float" office:value="72" calcext:value-type="float">
            <text:p>72</text:p>
          </table:table-cell>
          <table:table-cell office:value-type="float" office:value="67.33" calcext:value-type="float">
            <text:p>67,33</text:p>
          </table:table-cell>
          <table:table-cell office:value-type="float" office:value="70" calcext:value-type="float">
            <text:p>70</text:p>
          </table:table-cell>
          <table:table-cell office:value-type="float" office:value="69.33" calcext:value-type="float">
            <text:p>69,33</text:p>
          </table:table-cell>
          <table:table-cell office:value-type="float" office:value="66" calcext:value-type="float">
            <text:p>66</text:p>
          </table:table-cell>
          <table:table-cell office:value-type="float" office:value="63.33" calcext:value-type="float">
            <text:p>63,33</text:p>
          </table:table-cell>
          <table:table-cell office:value-type="float" office:value="73.33" calcext:value-type="float">
            <text:p>73,33</text:p>
          </table:table-cell>
          <table:table-cell office:value-type="float" office:value="63.33" calcext:value-type="float">
            <text:p>63,33</text:p>
          </table:table-cell>
          <table:table-cell table:number-columns-repeated="2" office:value-type="float" office:value="68" calcext:value-type="float">
            <text:p>68</text:p>
          </table:table-cell>
          <table:table-cell office:value-type="float" office:value="70.67" calcext:value-type="float">
            <text:p>70,67</text:p>
          </table:table-cell>
          <table:table-cell office:value-type="float" office:value="68.67" calcext:value-type="float">
            <text:p>68,67</text:p>
          </table:table-cell>
          <table:table-cell table:number-columns-repeated="2" office:value-type="float" office:value="70" calcext:value-type="float">
            <text:p>70</text:p>
          </table:table-cell>
          <table:table-cell table:formula="of:=AVERAGE([.A93:.T93])" office:value-type="float" office:value="68.733" calcext:value-type="float">
            <text:p>68,7</text:p>
          </table:table-cell>
          <table:table-cell table:number-columns-repeated="8"/>
        </table:table-row>
        <table:table-row table:style-name="ro1">
          <table:table-cell office:value-type="float" office:value="71.33" calcext:value-type="float">
            <text:p>71,33</text:p>
          </table:table-cell>
          <table:table-cell office:value-type="float" office:value="75.33" calcext:value-type="float">
            <text:p>75,33</text:p>
          </table:table-cell>
          <table:table-cell office:value-type="float" office:value="72" calcext:value-type="float">
            <text:p>72</text:p>
          </table:table-cell>
          <table:table-cell office:value-type="float" office:value="70.67" calcext:value-type="float">
            <text:p>70,6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68" calcext:value-type="float">
            <text:p>68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float" office:value="64" calcext:value-type="float">
            <text:p>64</text:p>
          </table:table-cell>
          <table:table-cell office:value-type="float" office:value="70" calcext:value-type="float">
            <text:p>70</text:p>
          </table:table-cell>
          <table:table-cell office:value-type="float" office:value="67.33" calcext:value-type="float">
            <text:p>67,33</text:p>
          </table:table-cell>
          <table:table-cell office:value-type="float" office:value="61.33" calcext:value-type="float">
            <text:p>61,33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65.33" calcext:value-type="float">
            <text:p>65,33</text:p>
          </table:table-cell>
          <table:table-cell office:value-type="float" office:value="72" calcext:value-type="float">
            <text:p>72</text:p>
          </table:table-cell>
          <table:table-cell office:value-type="float" office:value="59.33" calcext:value-type="float">
            <text:p>59,33</text:p>
          </table:table-cell>
          <table:table-cell office:value-type="float" office:value="57.33" calcext:value-type="float">
            <text:p>57,33</text:p>
          </table:table-cell>
          <table:table-cell office:value-type="float" office:value="67.33" calcext:value-type="float">
            <text:p>67,33</text:p>
          </table:table-cell>
          <table:table-cell table:formula="of:=AVERAGE([.A94:.T94])" office:value-type="float" office:value="66.6655" calcext:value-type="float">
            <text:p>66,7</text:p>
          </table:table-cell>
          <table:table-cell table:number-columns-repeated="8"/>
        </table:table-row>
        <table:table-row table:style-name="ro1">
          <table:table-cell office:value-type="float" office:value="66.67" calcext:value-type="float">
            <text:p>66,67</text:p>
          </table:table-cell>
          <table:table-cell office:value-type="float" office:value="60" calcext:value-type="float">
            <text:p>60</text:p>
          </table:table-cell>
          <table:table-cell office:value-type="float" office:value="71.33" calcext:value-type="float">
            <text:p>71,33</text:p>
          </table:table-cell>
          <table:table-cell office:value-type="float" office:value="65.33" calcext:value-type="float">
            <text:p>65,33</text:p>
          </table:table-cell>
          <table:table-cell office:value-type="float" office:value="76" calcext:value-type="float">
            <text:p>76</text:p>
          </table:table-cell>
          <table:table-cell office:value-type="float" office:value="70.67" calcext:value-type="float">
            <text:p>70,67</text:p>
          </table:table-cell>
          <table:table-cell office:value-type="float" office:value="70" calcext:value-type="float">
            <text:p>70</text:p>
          </table:table-cell>
          <table:table-cell office:value-type="float" office:value="64.67" calcext:value-type="float">
            <text:p>64,67</text:p>
          </table:table-cell>
          <table:table-cell office:value-type="float" office:value="66.67" calcext:value-type="float">
            <text:p>66,67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71.33" calcext:value-type="float">
            <text:p>71,33</text:p>
          </table:table-cell>
          <table:table-cell office:value-type="float" office:value="67.33" calcext:value-type="float">
            <text:p>67,33</text:p>
          </table:table-cell>
          <table:table-cell office:value-type="float" office:value="65.33" calcext:value-type="float">
            <text:p>65,33</text:p>
          </table:table-cell>
          <table:table-cell office:value-type="float" office:value="70.67" calcext:value-type="float">
            <text:p>70,67</text:p>
          </table:table-cell>
          <table:table-cell office:value-type="float" office:value="68" calcext:value-type="float">
            <text:p>68</text:p>
          </table:table-cell>
          <table:table-cell office:value-type="float" office:value="74.67" calcext:value-type="float">
            <text:p>74,67</text:p>
          </table:table-cell>
          <table:table-cell office:value-type="float" office:value="70.67" calcext:value-type="float">
            <text:p>70,67</text:p>
          </table:table-cell>
          <table:table-cell office:value-type="float" office:value="68" calcext:value-type="float">
            <text:p>68</text:p>
          </table:table-cell>
          <table:table-cell office:value-type="float" office:value="71.33" calcext:value-type="float">
            <text:p>71,33</text:p>
          </table:table-cell>
          <table:table-cell table:formula="of:=AVERAGE([.A95:.T95])" office:value-type="float" office:value="69.2" calcext:value-type="float">
            <text:p>69,2</text:p>
          </table:table-cell>
          <table:table-cell table:number-columns-repeated="8"/>
        </table:table-row>
        <table:table-row table:style-name="ro1">
          <table:table-cell office:value-type="float" office:value="62.67" calcext:value-type="float">
            <text:p>62,67</text:p>
          </table:table-cell>
          <table:table-cell office:value-type="float" office:value="70.67" calcext:value-type="float">
            <text:p>70,67</text:p>
          </table:table-cell>
          <table:table-cell office:value-type="float" office:value="69.33" calcext:value-type="float">
            <text:p>69,33</text:p>
          </table:table-cell>
          <table:table-cell office:value-type="float" office:value="64.67" calcext:value-type="float">
            <text:p>64,67</text:p>
          </table:table-cell>
          <table:table-cell office:value-type="float" office:value="69.33" calcext:value-type="float">
            <text:p>69,33</text:p>
          </table:table-cell>
          <table:table-cell office:value-type="float" office:value="77.33" calcext:value-type="float">
            <text:p>77,33</text:p>
          </table:table-cell>
          <table:table-cell office:value-type="float" office:value="75.33" calcext:value-type="float">
            <text:p>75,33</text:p>
          </table:table-cell>
          <table:table-cell office:value-type="float" office:value="69.33" calcext:value-type="float">
            <text:p>69,33</text:p>
          </table:table-cell>
          <table:table-cell office:value-type="float" office:value="64.67" calcext:value-type="float">
            <text:p>64,67</text:p>
          </table:table-cell>
          <table:table-cell office:value-type="float" office:value="78.67" calcext:value-type="float">
            <text:p>78,67</text:p>
          </table:table-cell>
          <table:table-cell office:value-type="float" office:value="67.33" calcext:value-type="float">
            <text:p>67,33</text:p>
          </table:table-cell>
          <table:table-cell office:value-type="float" office:value="74.67" calcext:value-type="float">
            <text:p>74,67</text:p>
          </table:table-cell>
          <table:table-cell office:value-type="float" office:value="74" calcext:value-type="float">
            <text:p>74</text:p>
          </table:table-cell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float" office:value="71.33" calcext:value-type="float">
            <text:p>71,33</text:p>
          </table:table-cell>
          <table:table-cell office:value-type="float" office:value="76" calcext:value-type="float">
            <text:p>76</text:p>
          </table:table-cell>
          <table:table-cell office:value-type="float" office:value="67.33" calcext:value-type="float">
            <text:p>67,33</text:p>
          </table:table-cell>
          <table:table-cell office:value-type="float" office:value="74" calcext:value-type="float">
            <text:p>74</text:p>
          </table:table-cell>
          <table:table-cell office:value-type="float" office:value="68.67" calcext:value-type="float">
            <text:p>68,67</text:p>
          </table:table-cell>
          <table:table-cell table:formula="of:=AVERAGE([.A96:.T96])" office:value-type="float" office:value="70.8665" calcext:value-type="float">
            <text:p>70,9</text:p>
          </table:table-cell>
          <table:table-cell table:number-columns-repeated="8"/>
        </table:table-row>
        <table:table-row table:style-name="ro1">
          <table:table-cell office:value-type="float" office:value="63.33" calcext:value-type="float">
            <text:p>63,33</text:p>
          </table:table-cell>
          <table:table-cell office:value-type="float" office:value="80.67" calcext:value-type="float">
            <text:p>80,67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72.67" calcext:value-type="float">
            <text:p>72,67</text:p>
          </table:table-cell>
          <table:table-cell office:value-type="float" office:value="68" calcext:value-type="float">
            <text:p>68</text:p>
          </table:table-cell>
          <table:table-cell office:value-type="float" office:value="75.33" calcext:value-type="float">
            <text:p>75,33</text:p>
          </table:table-cell>
          <table:table-cell office:value-type="float" office:value="68" calcext:value-type="float">
            <text:p>68</text:p>
          </table:table-cell>
          <table:table-cell office:value-type="float" office:value="78" calcext:value-type="float">
            <text:p>78</text:p>
          </table:table-cell>
          <table:table-cell office:value-type="float" office:value="68.67" calcext:value-type="float">
            <text:p>68,67</text:p>
          </table:table-cell>
          <table:table-cell office:value-type="float" office:value="65.33" calcext:value-type="float">
            <text:p>65,33</text:p>
          </table:table-cell>
          <table:table-cell office:value-type="float" office:value="76" calcext:value-type="float">
            <text:p>76</text:p>
          </table:table-cell>
          <table:table-cell office:value-type="float" office:value="71.33" calcext:value-type="float">
            <text:p>71,33</text:p>
          </table:table-cell>
          <table:table-cell office:value-type="float" office:value="80" calcext:value-type="float">
            <text:p>80</text:p>
          </table:table-cell>
          <table:table-cell office:value-type="float" office:value="77.33" calcext:value-type="float">
            <text:p>77,33</text:p>
          </table:table-cell>
          <table:table-cell office:value-type="float" office:value="65.33" calcext:value-type="float">
            <text:p>65,33</text:p>
          </table:table-cell>
          <table:table-cell office:value-type="float" office:value="70.67" calcext:value-type="float">
            <text:p>70,67</text:p>
          </table:table-cell>
          <table:table-cell office:value-type="float" office:value="73.33" calcext:value-type="float">
            <text:p>73,33</text:p>
          </table:table-cell>
          <table:table-cell table:number-columns-repeated="2" office:value-type="float" office:value="74.67" calcext:value-type="float">
            <text:p>74,67</text:p>
          </table:table-cell>
          <table:table-cell table:formula="of:=AVERAGE([.A97:.T97])" office:value-type="float" office:value="72.7" calcext:value-type="float">
            <text:p>72,7</text:p>
          </table:table-cell>
          <table:table-cell table:number-columns-repeated="8"/>
        </table:table-row>
        <table:table-row table:style-name="ro1">
          <table:table-cell office:value-type="float" office:value="63.33" calcext:value-type="float">
            <text:p>63,33</text:p>
          </table:table-cell>
          <table:table-cell office:value-type="float" office:value="75.33" calcext:value-type="float">
            <text:p>75,33</text:p>
          </table:table-cell>
          <table:table-cell table:number-columns-repeated="2" office:value-type="float" office:value="72.67" calcext:value-type="float">
            <text:p>72,67</text:p>
          </table:table-cell>
          <table:table-cell office:value-type="float" office:value="75.33" calcext:value-type="float">
            <text:p>75,33</text:p>
          </table:table-cell>
          <table:table-cell office:value-type="float" office:value="70.67" calcext:value-type="float">
            <text:p>70,67</text:p>
          </table:table-cell>
          <table:table-cell office:value-type="float" office:value="69.33" calcext:value-type="float">
            <text:p>69,33</text:p>
          </table:table-cell>
          <table:table-cell office:value-type="float" office:value="70" calcext:value-type="float">
            <text:p>70</text:p>
          </table:table-cell>
          <table:table-cell office:value-type="float" office:value="68" calcext:value-type="float">
            <text:p>68</text:p>
          </table:table-cell>
          <table:table-cell office:value-type="float" office:value="74.67" calcext:value-type="float">
            <text:p>74,67</text:p>
          </table:table-cell>
          <table:table-cell office:value-type="float" office:value="72.67" calcext:value-type="float">
            <text:p>72,67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float" office:value="79.33" calcext:value-type="float">
            <text:p>79,33</text:p>
          </table:table-cell>
          <table:table-cell office:value-type="float" office:value="73.33" calcext:value-type="float">
            <text:p>73,33</text:p>
          </table:table-cell>
          <table:table-cell office:value-type="float" office:value="68" calcext:value-type="float">
            <text:p>68</text:p>
          </table:table-cell>
          <table:table-cell office:value-type="float" office:value="75.33" calcext:value-type="float">
            <text:p>75,33</text:p>
          </table:table-cell>
          <table:table-cell office:value-type="float" office:value="77.33" calcext:value-type="float">
            <text:p>77,33</text:p>
          </table:table-cell>
          <table:table-cell office:value-type="float" office:value="74.67" calcext:value-type="float">
            <text:p>74,67</text:p>
          </table:table-cell>
          <table:table-cell office:value-type="float" office:value="64.67" calcext:value-type="float">
            <text:p>64,67</text:p>
          </table:table-cell>
          <table:table-cell table:formula="of:=AVERAGE([.A98:.T98])" office:value-type="float" office:value="72.1665" calcext:value-type="float">
            <text:p>72,2</text:p>
          </table:table-cell>
          <table:table-cell table:number-columns-repeated="8"/>
        </table:table-row>
        <table:table-row table:style-name="ro1">
          <table:table-cell office:value-type="float" office:value="72.67" calcext:value-type="float">
            <text:p>72,67</text:p>
          </table:table-cell>
          <table:table-cell office:value-type="float" office:value="78" calcext:value-type="float">
            <text:p>78</text:p>
          </table:table-cell>
          <table:table-cell office:value-type="float" office:value="75.33" calcext:value-type="float">
            <text:p>75,33</text:p>
          </table:table-cell>
          <table:table-cell office:value-type="float" office:value="79.33" calcext:value-type="float">
            <text:p>79,33</text:p>
          </table:table-cell>
          <table:table-cell office:value-type="float" office:value="78.67" calcext:value-type="float">
            <text:p>78,67</text:p>
          </table:table-cell>
          <table:table-cell office:value-type="float" office:value="75.33" calcext:value-type="float">
            <text:p>75,33</text:p>
          </table:table-cell>
          <table:table-cell office:value-type="float" office:value="76" calcext:value-type="float">
            <text:p>76</text:p>
          </table:table-cell>
          <table:table-cell office:value-type="float" office:value="69.33" calcext:value-type="float">
            <text:p>69,33</text:p>
          </table:table-cell>
          <table:table-cell office:value-type="float" office:value="74" calcext:value-type="float">
            <text:p>74</text:p>
          </table:table-cell>
          <table:table-cell office:value-type="float" office:value="72.67" calcext:value-type="float">
            <text:p>72,67</text:p>
          </table:table-cell>
          <table:table-cell office:value-type="float" office:value="68.67" calcext:value-type="float">
            <text:p>68,67</text:p>
          </table:table-cell>
          <table:table-cell office:value-type="float" office:value="69.33" calcext:value-type="float">
            <text:p>69,33</text:p>
          </table:table-cell>
          <table:table-cell office:value-type="float" office:value="77.33" calcext:value-type="float">
            <text:p>77,33</text:p>
          </table:table-cell>
          <table:table-cell office:value-type="float" office:value="78.67" calcext:value-type="float">
            <text:p>78,67</text:p>
          </table:table-cell>
          <table:table-cell office:value-type="float" office:value="62" calcext:value-type="float">
            <text:p>62</text:p>
          </table:table-cell>
          <table:table-cell office:value-type="float" office:value="69.33" calcext:value-type="float">
            <text:p>69,33</text:p>
          </table:table-cell>
          <table:table-cell office:value-type="float" office:value="77.33" calcext:value-type="float">
            <text:p>77,33</text:p>
          </table:table-cell>
          <table:table-cell office:value-type="float" office:value="69.33" calcext:value-type="float">
            <text:p>69,33</text:p>
          </table:table-cell>
          <table:table-cell office:value-type="float" office:value="72" calcext:value-type="float">
            <text:p>72</text:p>
          </table:table-cell>
          <table:table-cell office:value-type="float" office:value="80" calcext:value-type="float">
            <text:p>80</text:p>
          </table:table-cell>
          <table:table-cell table:formula="of:=AVERAGE([.A99:.T99])" office:value-type="float" office:value="73.766" calcext:value-type="float">
            <text:p>73,8</text:p>
          </table:table-cell>
          <table:table-cell table:number-columns-repeated="8"/>
        </table:table-row>
        <table:table-row table:style-name="ro1">
          <table:table-cell office:value-type="float" office:value="77.33" calcext:value-type="float">
            <text:p>77,33</text:p>
          </table:table-cell>
          <table:table-cell office:value-type="float" office:value="66" calcext:value-type="float">
            <text:p>66</text:p>
          </table:table-cell>
          <table:table-cell office:value-type="float" office:value="71.33" calcext:value-type="float">
            <text:p>71,33</text:p>
          </table:table-cell>
          <table:table-cell office:value-type="float" office:value="60.67" calcext:value-type="float">
            <text:p>60,67</text:p>
          </table:table-cell>
          <table:table-cell table:number-columns-repeated="2" office:value-type="float" office:value="73.33" calcext:value-type="float">
            <text:p>73,33</text:p>
          </table:table-cell>
          <table:table-cell office:value-type="float" office:value="75.33" calcext:value-type="float">
            <text:p>75,33</text:p>
          </table:table-cell>
          <table:table-cell office:value-type="float" office:value="69.33" calcext:value-type="float">
            <text:p>69,33</text:p>
          </table:table-cell>
          <table:table-cell office:value-type="float" office:value="67.33" calcext:value-type="float">
            <text:p>67,33</text:p>
          </table:table-cell>
          <table:table-cell office:value-type="float" office:value="74.67" calcext:value-type="float">
            <text:p>74,67</text:p>
          </table:table-cell>
          <table:table-cell office:value-type="float" office:value="72.67" calcext:value-type="float">
            <text:p>72,67</text:p>
          </table:table-cell>
          <table:table-cell office:value-type="float" office:value="68" calcext:value-type="float">
            <text:p>68</text:p>
          </table:table-cell>
          <table:table-cell office:value-type="float" office:value="72" calcext:value-type="float">
            <text:p>72</text:p>
          </table:table-cell>
          <table:table-cell office:value-type="float" office:value="68" calcext:value-type="float">
            <text:p>68</text:p>
          </table:table-cell>
          <table:table-cell office:value-type="float" office:value="74.67" calcext:value-type="float">
            <text:p>74,67</text:p>
          </table:table-cell>
          <table:table-cell office:value-type="float" office:value="77.33" calcext:value-type="float">
            <text:p>77,33</text:p>
          </table:table-cell>
          <table:table-cell table:number-columns-repeated="2" office:value-type="float" office:value="74" calcext:value-type="float">
            <text:p>74</text:p>
          </table:table-cell>
          <table:table-cell office:value-type="float" office:value="67.33" calcext:value-type="float">
            <text:p>67,33</text:p>
          </table:table-cell>
          <table:table-cell office:value-type="float" office:value="75.33" calcext:value-type="float">
            <text:p>75,33</text:p>
          </table:table-cell>
          <table:table-cell table:formula="of:=AVERAGE([.A100:.T100])" office:value-type="float" office:value="71.599" calcext:value-type="float">
            <text:p>71,6</text:p>
          </table:table-cell>
          <table:table-cell table:number-columns-repeated="8"/>
        </table:table-row>
        <table:table-row table:style-name="ro1">
          <table:table-cell office:value-type="float" office:value="73.33" calcext:value-type="float">
            <text:p>73,33</text:p>
          </table:table-cell>
          <table:table-cell office:value-type="float" office:value="74" calcext:value-type="float">
            <text:p>74</text:p>
          </table:table-cell>
          <table:table-cell office:value-type="float" office:value="68" calcext:value-type="float">
            <text:p>68</text:p>
          </table:table-cell>
          <table:table-cell office:value-type="float" office:value="82.67" calcext:value-type="float">
            <text:p>82,67</text:p>
          </table:table-cell>
          <table:table-cell office:value-type="float" office:value="70.67" calcext:value-type="float">
            <text:p>70,67</text:p>
          </table:table-cell>
          <table:table-cell office:value-type="float" office:value="74.67" calcext:value-type="float">
            <text:p>74,67</text:p>
          </table:table-cell>
          <table:table-cell office:value-type="float" office:value="73.33" calcext:value-type="float">
            <text:p>73,33</text:p>
          </table:table-cell>
          <table:table-cell office:value-type="float" office:value="69.33" calcext:value-type="float">
            <text:p>69,33</text:p>
          </table:table-cell>
          <table:table-cell office:value-type="float" office:value="74.67" calcext:value-type="float">
            <text:p>74,67</text:p>
          </table:table-cell>
          <table:table-cell office:value-type="float" office:value="74" calcext:value-type="float">
            <text:p>74</text:p>
          </table:table-cell>
          <table:table-cell office:value-type="float" office:value="73.33" calcext:value-type="float">
            <text:p>73,33</text:p>
          </table:table-cell>
          <table:table-cell office:value-type="float" office:value="72.67" calcext:value-type="float">
            <text:p>72,67</text:p>
          </table:table-cell>
          <table:table-cell office:value-type="float" office:value="81.33" calcext:value-type="float">
            <text:p>81,33</text:p>
          </table:table-cell>
          <table:table-cell table:number-columns-repeated="2" office:value-type="float" office:value="75.33" calcext:value-type="float">
            <text:p>75,33</text:p>
          </table:table-cell>
          <table:table-cell office:value-type="float" office:value="72" calcext:value-type="float">
            <text:p>72</text:p>
          </table:table-cell>
          <table:table-cell office:value-type="float" office:value="75.33" calcext:value-type="float">
            <text:p>75,33</text:p>
          </table:table-cell>
          <table:table-cell office:value-type="float" office:value="72" calcext:value-type="float">
            <text:p>72</text:p>
          </table:table-cell>
          <table:table-cell office:value-type="float" office:value="81.33" calcext:value-type="float">
            <text:p>81,33</text:p>
          </table:table-cell>
          <table:table-cell office:value-type="float" office:value="67.33" calcext:value-type="float">
            <text:p>67,33</text:p>
          </table:table-cell>
          <table:table-cell table:formula="of:=AVERAGE([.A101:.T101])" office:value-type="float" office:value="74.0325" calcext:value-type="float">
            <text:p>74,0</text:p>
          </table:table-cell>
          <table:table-cell table:number-columns-repeated="8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72.67" calcext:value-type="float">
            <text:p>72,67</text:p>
          </table:table-cell>
          <table:table-cell office:value-type="float" office:value="68" calcext:value-type="float">
            <text:p>68</text:p>
          </table:table-cell>
          <table:table-cell office:value-type="float" office:value="76.67" calcext:value-type="float">
            <text:p>76,67</text:p>
          </table:table-cell>
          <table:table-cell office:value-type="float" office:value="72.67" calcext:value-type="float">
            <text:p>72,67</text:p>
          </table:table-cell>
          <table:table-cell office:value-type="float" office:value="72" calcext:value-type="float">
            <text:p>72</text:p>
          </table:table-cell>
          <table:table-cell office:value-type="float" office:value="70.67" calcext:value-type="float">
            <text:p>70,67</text:p>
          </table:table-cell>
          <table:table-cell office:value-type="float" office:value="73.33" calcext:value-type="float">
            <text:p>73,33</text:p>
          </table:table-cell>
          <table:table-cell office:value-type="float" office:value="76" calcext:value-type="float">
            <text:p>76</text:p>
          </table:table-cell>
          <table:table-cell office:value-type="float" office:value="75.33" calcext:value-type="float">
            <text:p>75,33</text:p>
          </table:table-cell>
          <table:table-cell office:value-type="float" office:value="73.33" calcext:value-type="float">
            <text:p>73,33</text:p>
          </table:table-cell>
          <table:table-cell office:value-type="float" office:value="72.67" calcext:value-type="float">
            <text:p>72,67</text:p>
          </table:table-cell>
          <table:table-cell office:value-type="float" office:value="71.33" calcext:value-type="float">
            <text:p>71,33</text:p>
          </table:table-cell>
          <table:table-cell table:number-columns-repeated="2" office:value-type="float" office:value="70.67" calcext:value-type="float">
            <text:p>70,67</text:p>
          </table:table-cell>
          <table:table-cell office:value-type="float" office:value="74.67" calcext:value-type="float">
            <text:p>74,67</text:p>
          </table:table-cell>
          <table:table-cell office:value-type="float" office:value="75.33" calcext:value-type="float">
            <text:p>75,33</text:p>
          </table:table-cell>
          <table:table-cell table:number-columns-repeated="2" office:value-type="float" office:value="74.67" calcext:value-type="float">
            <text:p>74,67</text:p>
          </table:table-cell>
          <table:table-cell office:value-type="float" office:value="73.33" calcext:value-type="float">
            <text:p>73,33</text:p>
          </table:table-cell>
          <table:table-cell table:formula="of:=AVERAGE([.A102:.T102])" office:value-type="float" office:value="73.134" calcext:value-type="float">
            <text:p>73,1</text:p>
          </table:table-cell>
          <table:table-cell table:number-columns-repeated="8"/>
        </table:table-row>
        <table:table-row table:style-name="ro1">
          <table:table-cell office:value-type="float" office:value="76.67" calcext:value-type="float">
            <text:p>76,67</text:p>
          </table:table-cell>
          <table:table-cell office:value-type="float" office:value="78" calcext:value-type="float">
            <text:p>78</text:p>
          </table:table-cell>
          <table:table-cell office:value-type="float" office:value="76.67" calcext:value-type="float">
            <text:p>76,67</text:p>
          </table:table-cell>
          <table:table-cell table:number-columns-repeated="2" office:value-type="float" office:value="75.33" calcext:value-type="float">
            <text:p>75,33</text:p>
          </table:table-cell>
          <table:table-cell office:value-type="float" office:value="76" calcext:value-type="float">
            <text:p>76</text:p>
          </table:table-cell>
          <table:table-cell office:value-type="float" office:value="75.33" calcext:value-type="float">
            <text:p>75,33</text:p>
          </table:table-cell>
          <table:table-cell office:value-type="float" office:value="80" calcext:value-type="float">
            <text:p>80</text:p>
          </table:table-cell>
          <table:table-cell office:value-type="float" office:value="77.33" calcext:value-type="float">
            <text:p>77,33</text:p>
          </table:table-cell>
          <table:table-cell office:value-type="float" office:value="81.33" calcext:value-type="float">
            <text:p>81,33</text:p>
          </table:table-cell>
          <table:table-cell office:value-type="float" office:value="74.67" calcext:value-type="float">
            <text:p>74,67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75.33" calcext:value-type="float">
            <text:p>75,33</text:p>
          </table:table-cell>
          <table:table-cell office:value-type="float" office:value="72.67" calcext:value-type="float">
            <text:p>72,67</text:p>
          </table:table-cell>
          <table:table-cell office:value-type="float" office:value="69.33" calcext:value-type="float">
            <text:p>69,33</text:p>
          </table:table-cell>
          <table:table-cell office:value-type="float" office:value="78" calcext:value-type="float">
            <text:p>78</text:p>
          </table:table-cell>
          <table:table-cell office:value-type="float" office:value="71.33" calcext:value-type="float">
            <text:p>71,33</text:p>
          </table:table-cell>
          <table:table-cell table:number-columns-repeated="2" office:value-type="float" office:value="73.33" calcext:value-type="float">
            <text:p>73,33</text:p>
          </table:table-cell>
          <table:table-cell table:formula="of:=AVERAGE([.A103:.T103])" office:value-type="float" office:value="75.7655" calcext:value-type="float">
            <text:p>75,8</text:p>
          </table:table-cell>
          <table:table-cell table:number-columns-repeated="8"/>
        </table:table-row>
        <table:table-row table:style-name="ro1">
          <table:table-cell office:value-type="float" office:value="75.33" calcext:value-type="float">
            <text:p>75,33</text:p>
          </table:table-cell>
          <table:table-cell office:value-type="float" office:value="71.33" calcext:value-type="float">
            <text:p>71,33</text:p>
          </table:table-cell>
          <table:table-cell office:value-type="float" office:value="80" calcext:value-type="float">
            <text:p>80</text:p>
          </table:table-cell>
          <table:table-cell office:value-type="float" office:value="76.67" calcext:value-type="float">
            <text:p>76,67</text:p>
          </table:table-cell>
          <table:table-cell office:value-type="float" office:value="72" calcext:value-type="float">
            <text:p>72</text:p>
          </table:table-cell>
          <table:table-cell office:value-type="float" office:value="72.67" calcext:value-type="float">
            <text:p>72,67</text:p>
          </table:table-cell>
          <table:table-cell office:value-type="float" office:value="81.33" calcext:value-type="float">
            <text:p>81,33</text:p>
          </table:table-cell>
          <table:table-cell office:value-type="float" office:value="80.67" calcext:value-type="float">
            <text:p>80,67</text:p>
          </table:table-cell>
          <table:table-cell office:value-type="float" office:value="76" calcext:value-type="float">
            <text:p>76</text:p>
          </table:table-cell>
          <table:table-cell office:value-type="float" office:value="73.33" calcext:value-type="float">
            <text:p>73,33</text:p>
          </table:table-cell>
          <table:table-cell office:value-type="float" office:value="68.67" calcext:value-type="float">
            <text:p>68,67</text:p>
          </table:table-cell>
          <table:table-cell office:value-type="float" office:value="74.67" calcext:value-type="float">
            <text:p>74,67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float" office:value="73.33" calcext:value-type="float">
            <text:p>73,33</text:p>
          </table:table-cell>
          <table:table-cell office:value-type="float" office:value="75.33" calcext:value-type="float">
            <text:p>75,33</text:p>
          </table:table-cell>
          <table:table-cell office:value-type="float" office:value="80" calcext:value-type="float">
            <text:p>80</text:p>
          </table:table-cell>
          <table:table-cell office:value-type="float" office:value="72" calcext:value-type="float">
            <text:p>72</text:p>
          </table:table-cell>
          <table:table-cell office:value-type="float" office:value="75.33" calcext:value-type="float">
            <text:p>75,33</text:p>
          </table:table-cell>
          <table:table-cell office:value-type="float" office:value="76.67" calcext:value-type="float">
            <text:p>76,67</text:p>
          </table:table-cell>
          <table:table-cell table:formula="of:=AVERAGE([.A104:.T104])" office:value-type="float" office:value="75.0665" calcext:value-type="float">
            <text:p>75,1</text:p>
          </table:table-cell>
          <table:table-cell table:number-columns-repeated="8"/>
        </table:table-row>
        <table:table-row table:style-name="ro1">
          <table:table-cell office:value-type="float" office:value="78.67" calcext:value-type="float">
            <text:p>78,67</text:p>
          </table:table-cell>
          <table:table-cell office:value-type="float" office:value="79.33" calcext:value-type="float">
            <text:p>79,33</text:p>
          </table:table-cell>
          <table:table-cell office:value-type="float" office:value="72" calcext:value-type="float">
            <text:p>72</text:p>
          </table:table-cell>
          <table:table-cell office:value-type="float" office:value="80.67" calcext:value-type="float">
            <text:p>80,67</text:p>
          </table:table-cell>
          <table:table-cell office:value-type="float" office:value="75.33" calcext:value-type="float">
            <text:p>75,33</text:p>
          </table:table-cell>
          <table:table-cell office:value-type="float" office:value="74.67" calcext:value-type="float">
            <text:p>74,67</text:p>
          </table:table-cell>
          <table:table-cell office:value-type="float" office:value="65.33" calcext:value-type="float">
            <text:p>65,33</text:p>
          </table:table-cell>
          <table:table-cell office:value-type="float" office:value="77.33" calcext:value-type="float">
            <text:p>77,33</text:p>
          </table:table-cell>
          <table:table-cell office:value-type="float" office:value="79.33" calcext:value-type="float">
            <text:p>79,33</text:p>
          </table:table-cell>
          <table:table-cell office:value-type="float" office:value="72" calcext:value-type="float">
            <text:p>72</text:p>
          </table:table-cell>
          <table:table-cell office:value-type="float" office:value="81.33" calcext:value-type="float">
            <text:p>81,33</text:p>
          </table:table-cell>
          <table:table-cell office:value-type="float" office:value="78.67" calcext:value-type="float">
            <text:p>78,67</text:p>
          </table:table-cell>
          <table:table-cell office:value-type="float" office:value="73.33" calcext:value-type="float">
            <text:p>73,33</text:p>
          </table:table-cell>
          <table:table-cell table:number-columns-repeated="2" office:value-type="float" office:value="78" calcext:value-type="float">
            <text:p>78</text:p>
          </table:table-cell>
          <table:table-cell office:value-type="float" office:value="74" calcext:value-type="float">
            <text:p>74</text:p>
          </table:table-cell>
          <table:table-cell office:value-type="float" office:value="75.33" calcext:value-type="float">
            <text:p>75,33</text:p>
          </table:table-cell>
          <table:table-cell office:value-type="float" office:value="78.67" calcext:value-type="float">
            <text:p>78,67</text:p>
          </table:table-cell>
          <table:table-cell office:value-type="float" office:value="77.33" calcext:value-type="float">
            <text:p>77,33</text:p>
          </table:table-cell>
          <table:table-cell office:value-type="float" office:value="78.67" calcext:value-type="float">
            <text:p>78,67</text:p>
          </table:table-cell>
          <table:table-cell table:formula="of:=AVERAGE([.A105:.T105])" office:value-type="float" office:value="76.3995" calcext:value-type="float">
            <text:p>76,4</text:p>
          </table:table-cell>
          <table:table-cell table:number-columns-repeated="8"/>
        </table:table-row>
        <table:table-row table:style-name="ro1">
          <table:table-cell office:value-type="float" office:value="74.67" calcext:value-type="float">
            <text:p>74,67</text:p>
          </table:table-cell>
          <table:table-cell office:value-type="float" office:value="74" calcext:value-type="float">
            <text:p>74</text:p>
          </table:table-cell>
          <table:table-cell office:value-type="float" office:value="83.33" calcext:value-type="float">
            <text:p>83,33</text:p>
          </table:table-cell>
          <table:table-cell office:value-type="float" office:value="78" calcext:value-type="float">
            <text:p>78</text:p>
          </table:table-cell>
          <table:table-cell office:value-type="float" office:value="78.67" calcext:value-type="float">
            <text:p>78,67</text:p>
          </table:table-cell>
          <table:table-cell office:value-type="float" office:value="82.67" calcext:value-type="float">
            <text:p>82,67</text:p>
          </table:table-cell>
          <table:table-cell office:value-type="float" office:value="71.33" calcext:value-type="float">
            <text:p>71,33</text:p>
          </table:table-cell>
          <table:table-cell office:value-type="float" office:value="80.67" calcext:value-type="float">
            <text:p>80,67</text:p>
          </table:table-cell>
          <table:table-cell office:value-type="float" office:value="70.67" calcext:value-type="float">
            <text:p>70,67</text:p>
          </table:table-cell>
          <table:table-cell office:value-type="float" office:value="74.67" calcext:value-type="float">
            <text:p>74,67</text:p>
          </table:table-cell>
          <table:table-cell office:value-type="float" office:value="76.67" calcext:value-type="float">
            <text:p>76,67</text:p>
          </table:table-cell>
          <table:table-cell office:value-type="float" office:value="75.33" calcext:value-type="float">
            <text:p>75,33</text:p>
          </table:table-cell>
          <table:table-cell office:value-type="float" office:value="78.67" calcext:value-type="float">
            <text:p>78,67</text:p>
          </table:table-cell>
          <table:table-cell office:value-type="float" office:value="73.33" calcext:value-type="float">
            <text:p>73,33</text:p>
          </table:table-cell>
          <table:table-cell office:value-type="float" office:value="80" calcext:value-type="float">
            <text:p>80</text:p>
          </table:table-cell>
          <table:table-cell office:value-type="float" office:value="76" calcext:value-type="float">
            <text:p>76</text:p>
          </table:table-cell>
          <table:table-cell office:value-type="float" office:value="77.33" calcext:value-type="float">
            <text:p>77,33</text:p>
          </table:table-cell>
          <table:table-cell office:value-type="float" office:value="74.67" calcext:value-type="float">
            <text:p>74,67</text:p>
          </table:table-cell>
          <table:table-cell office:value-type="float" office:value="78.67" calcext:value-type="float">
            <text:p>78,67</text:p>
          </table:table-cell>
          <table:table-cell office:value-type="float" office:value="76" calcext:value-type="float">
            <text:p>76</text:p>
          </table:table-cell>
          <table:table-cell table:formula="of:=AVERAGE([.A106:.T106])" office:value-type="float" office:value="76.7675" calcext:value-type="float">
            <text:p>76,8</text:p>
          </table:table-cell>
          <table:table-cell table:number-columns-repeated="8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67.33" calcext:value-type="float">
            <text:p>67,33</text:p>
          </table:table-cell>
          <table:table-cell office:value-type="float" office:value="73.33" calcext:value-type="float">
            <text:p>73,33</text:p>
          </table:table-cell>
          <table:table-cell office:value-type="float" office:value="83.33" calcext:value-type="float">
            <text:p>83,33</text:p>
          </table:table-cell>
          <table:table-cell office:value-type="float" office:value="85.33" calcext:value-type="float">
            <text:p>85,33</text:p>
          </table:table-cell>
          <table:table-cell office:value-type="float" office:value="82.67" calcext:value-type="float">
            <text:p>82,67</text:p>
          </table:table-cell>
          <table:table-cell office:value-type="float" office:value="70.67" calcext:value-type="float">
            <text:p>70,67</text:p>
          </table:table-cell>
          <table:table-cell office:value-type="float" office:value="78" calcext:value-type="float">
            <text:p>78</text:p>
          </table:table-cell>
          <table:table-cell office:value-type="float" office:value="75.33" calcext:value-type="float">
            <text:p>75,33</text:p>
          </table:table-cell>
          <table:table-cell office:value-type="float" office:value="72" calcext:value-type="float">
            <text:p>72</text:p>
          </table:table-cell>
          <table:table-cell office:value-type="float" office:value="86" calcext:value-type="float">
            <text:p>86</text:p>
          </table:table-cell>
          <table:table-cell office:value-type="float" office:value="75.33" calcext:value-type="float">
            <text:p>75,33</text:p>
          </table:table-cell>
          <table:table-cell office:value-type="float" office:value="74.67" calcext:value-type="float">
            <text:p>74,67</text:p>
          </table:table-cell>
          <table:table-cell office:value-type="float" office:value="74" calcext:value-type="float">
            <text:p>74</text:p>
          </table:table-cell>
          <table:table-cell office:value-type="float" office:value="76.67" calcext:value-type="float">
            <text:p>76,67</text:p>
          </table:table-cell>
          <table:table-cell office:value-type="float" office:value="80" calcext:value-type="float">
            <text:p>80</text:p>
          </table:table-cell>
          <table:table-cell office:value-type="float" office:value="76.67" calcext:value-type="float">
            <text:p>76,67</text:p>
          </table:table-cell>
          <table:table-cell office:value-type="float" office:value="73.33" calcext:value-type="float">
            <text:p>73,33</text:p>
          </table:table-cell>
          <table:table-cell office:value-type="float" office:value="80.67" calcext:value-type="float">
            <text:p>80,67</text:p>
          </table:table-cell>
          <table:table-cell office:value-type="float" office:value="82.67" calcext:value-type="float">
            <text:p>82,67</text:p>
          </table:table-cell>
          <table:table-cell table:formula="of:=AVERAGE([.A107:.T107])" office:value-type="float" office:value="77.2" calcext:value-type="float">
            <text:p>77,2</text:p>
          </table:table-cell>
          <table:table-cell table:number-columns-repeated="8"/>
        </table:table-row>
        <table:table-row table:style-name="ro1">
          <table:table-cell office:value-type="float" office:value="79.33" calcext:value-type="float">
            <text:p>79,33</text:p>
          </table:table-cell>
          <table:table-cell office:value-type="float" office:value="84.67" calcext:value-type="float">
            <text:p>84,67</text:p>
          </table:table-cell>
          <table:table-cell office:value-type="float" office:value="76.67" calcext:value-type="float">
            <text:p>76,67</text:p>
          </table:table-cell>
          <table:table-cell table:number-columns-repeated="3" office:value-type="float" office:value="79.33" calcext:value-type="float">
            <text:p>79,33</text:p>
          </table:table-cell>
          <table:table-cell office:value-type="float" office:value="77.33" calcext:value-type="float">
            <text:p>77,33</text:p>
          </table:table-cell>
          <table:table-cell office:value-type="float" office:value="85.33" calcext:value-type="float">
            <text:p>85,33</text:p>
          </table:table-cell>
          <table:table-cell office:value-type="float" office:value="75.33" calcext:value-type="float">
            <text:p>75,33</text:p>
          </table:table-cell>
          <table:table-cell office:value-type="float" office:value="78" calcext:value-type="float">
            <text:p>78</text:p>
          </table:table-cell>
          <table:table-cell office:value-type="float" office:value="82.67" calcext:value-type="float">
            <text:p>82,67</text:p>
          </table:table-cell>
          <table:table-cell office:value-type="float" office:value="79.33" calcext:value-type="float">
            <text:p>79,33</text:p>
          </table:table-cell>
          <table:table-cell office:value-type="float" office:value="74.67" calcext:value-type="float">
            <text:p>74,67</text:p>
          </table:table-cell>
          <table:table-cell office:value-type="float" office:value="78.67" calcext:value-type="float">
            <text:p>78,67</text:p>
          </table:table-cell>
          <table:table-cell office:value-type="float" office:value="78" calcext:value-type="float">
            <text:p>78</text:p>
          </table:table-cell>
          <table:table-cell office:value-type="float" office:value="75.33" calcext:value-type="float">
            <text:p>75,33</text:p>
          </table:table-cell>
          <table:table-cell office:value-type="float" office:value="78.67" calcext:value-type="float">
            <text:p>78,67</text:p>
          </table:table-cell>
          <table:table-cell office:value-type="float" office:value="79.33" calcext:value-type="float">
            <text:p>79,33</text:p>
          </table:table-cell>
          <table:table-cell office:value-type="float" office:value="82" calcext:value-type="float">
            <text:p>82</text:p>
          </table:table-cell>
          <table:table-cell office:value-type="float" office:value="73.33" calcext:value-type="float">
            <text:p>73,33</text:p>
          </table:table-cell>
          <table:table-cell table:formula="of:=AVERAGE([.A108:.T108])" office:value-type="float" office:value="78.8325" calcext:value-type="float">
            <text:p>78,8</text:p>
          </table:table-cell>
          <table:table-cell table:number-columns-repeated="8"/>
        </table:table-row>
        <table:table-row table:style-name="ro1">
          <table:table-cell office:value-type="float" office:value="82.67" calcext:value-type="float">
            <text:p>82,67</text:p>
          </table:table-cell>
          <table:table-cell office:value-type="float" office:value="76" calcext:value-type="float">
            <text:p>76</text:p>
          </table:table-cell>
          <table:table-cell office:value-type="float" office:value="82.67" calcext:value-type="float">
            <text:p>82,67</text:p>
          </table:table-cell>
          <table:table-cell office:value-type="float" office:value="77.33" calcext:value-type="float">
            <text:p>77,33</text:p>
          </table:table-cell>
          <table:table-cell office:value-type="float" office:value="81.33" calcext:value-type="float">
            <text:p>81,33</text:p>
          </table:table-cell>
          <table:table-cell office:value-type="float" office:value="82" calcext:value-type="float">
            <text:p>82</text:p>
          </table:table-cell>
          <table:table-cell office:value-type="float" office:value="79.33" calcext:value-type="float">
            <text:p>79,33</text:p>
          </table:table-cell>
          <table:table-cell office:value-type="float" office:value="78" calcext:value-type="float">
            <text:p>78</text:p>
          </table:table-cell>
          <table:table-cell office:value-type="float" office:value="76.67" calcext:value-type="float">
            <text:p>76,67</text:p>
          </table:table-cell>
          <table:table-cell office:value-type="float" office:value="70.67" calcext:value-type="float">
            <text:p>70,67</text:p>
          </table:table-cell>
          <table:table-cell office:value-type="float" office:value="72.67" calcext:value-type="float">
            <text:p>72,67</text:p>
          </table:table-cell>
          <table:table-cell office:value-type="float" office:value="80.67" calcext:value-type="float">
            <text:p>80,67</text:p>
          </table:table-cell>
          <table:table-cell office:value-type="float" office:value="76.67" calcext:value-type="float">
            <text:p>76,67</text:p>
          </table:table-cell>
          <table:table-cell office:value-type="float" office:value="77.33" calcext:value-type="float">
            <text:p>77,33</text:p>
          </table:table-cell>
          <table:table-cell office:value-type="float" office:value="76.67" calcext:value-type="float">
            <text:p>76,67</text:p>
          </table:table-cell>
          <table:table-cell table:number-columns-repeated="2" office:value-type="float" office:value="80.67" calcext:value-type="float">
            <text:p>80,67</text:p>
          </table:table-cell>
          <table:table-cell office:value-type="float" office:value="78" calcext:value-type="float">
            <text:p>78</text:p>
          </table:table-cell>
          <table:table-cell office:value-type="float" office:value="79.33" calcext:value-type="float">
            <text:p>79,33</text:p>
          </table:table-cell>
          <table:table-cell office:value-type="float" office:value="82" calcext:value-type="float">
            <text:p>82</text:p>
          </table:table-cell>
          <table:table-cell table:formula="of:=AVERAGE([.A109:.T109])" office:value-type="float" office:value="78.5675" calcext:value-type="float">
            <text:p>78,6</text:p>
          </table:table-cell>
          <table:table-cell table:number-columns-repeated="8"/>
        </table:table-row>
        <table:table-row table:style-name="ro1">
          <table:table-cell office:value-type="float" office:value="82.67" calcext:value-type="float">
            <text:p>82,67</text:p>
          </table:table-cell>
          <table:table-cell office:value-type="float" office:value="78.67" calcext:value-type="float">
            <text:p>78,67</text:p>
          </table:table-cell>
          <table:table-cell office:value-type="float" office:value="74.67" calcext:value-type="float">
            <text:p>74,67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80.67" calcext:value-type="float">
            <text:p>80,67</text:p>
          </table:table-cell>
          <table:table-cell office:value-type="float" office:value="76.67" calcext:value-type="float">
            <text:p>76,67</text:p>
          </table:table-cell>
          <table:table-cell office:value-type="float" office:value="77.33" calcext:value-type="float">
            <text:p>77,33</text:p>
          </table:table-cell>
          <table:table-cell office:value-type="float" office:value="80" calcext:value-type="float">
            <text:p>80</text:p>
          </table:table-cell>
          <table:table-cell office:value-type="float" office:value="84" calcext:value-type="float">
            <text:p>84</text:p>
          </table:table-cell>
          <table:table-cell office:value-type="float" office:value="78.67" calcext:value-type="float">
            <text:p>78,67</text:p>
          </table:table-cell>
          <table:table-cell office:value-type="float" office:value="80" calcext:value-type="float">
            <text:p>80</text:p>
          </table:table-cell>
          <table:table-cell office:value-type="float" office:value="79.33" calcext:value-type="float">
            <text:p>79,33</text:p>
          </table:table-cell>
          <table:table-cell office:value-type="float" office:value="76" calcext:value-type="float">
            <text:p>76</text:p>
          </table:table-cell>
          <table:table-cell office:value-type="float" office:value="82" calcext:value-type="float">
            <text:p>82</text:p>
          </table:table-cell>
          <table:table-cell office:value-type="float" office:value="82.67" calcext:value-type="float">
            <text:p>82,67</text:p>
          </table:table-cell>
          <table:table-cell office:value-type="float" office:value="78" calcext:value-type="float">
            <text:p>78</text:p>
          </table:table-cell>
          <table:table-cell office:value-type="float" office:value="77.33" calcext:value-type="float">
            <text:p>77,33</text:p>
          </table:table-cell>
          <table:table-cell table:number-columns-repeated="2" office:value-type="float" office:value="82" calcext:value-type="float">
            <text:p>82</text:p>
          </table:table-cell>
          <table:table-cell table:formula="of:=AVERAGE([.A110:.T110])" office:value-type="float" office:value="79.3675" calcext:value-type="float">
            <text:p>79,4</text:p>
          </table:table-cell>
          <table:table-cell table:number-columns-repeated="8"/>
        </table:table-row>
        <table:table-row table:style-name="ro1">
          <table:table-cell office:value-type="float" office:value="79.33" calcext:value-type="float">
            <text:p>79,33</text:p>
          </table:table-cell>
          <table:table-cell office:value-type="float" office:value="86.67" calcext:value-type="float">
            <text:p>86,67</text:p>
          </table:table-cell>
          <table:table-cell office:value-type="float" office:value="75.33" calcext:value-type="float">
            <text:p>75,33</text:p>
          </table:table-cell>
          <table:table-cell office:value-type="float" office:value="78" calcext:value-type="float">
            <text:p>78</text:p>
          </table:table-cell>
          <table:table-cell office:value-type="float" office:value="83.33" calcext:value-type="float">
            <text:p>83,33</text:p>
          </table:table-cell>
          <table:table-cell office:value-type="float" office:value="78" calcext:value-type="float">
            <text:p>78</text:p>
          </table:table-cell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office:value-type="float" office:value="74.67" calcext:value-type="float">
            <text:p>74,67</text:p>
          </table:table-cell>
          <table:table-cell office:value-type="float" office:value="73.33" calcext:value-type="float">
            <text:p>73,33</text:p>
          </table:table-cell>
          <table:table-cell office:value-type="float" office:value="72" calcext:value-type="float">
            <text:p>72</text:p>
          </table:table-cell>
          <table:table-cell office:value-type="float" office:value="80" calcext:value-type="float">
            <text:p>80</text:p>
          </table:table-cell>
          <table:table-cell office:value-type="float" office:value="74.67" calcext:value-type="float">
            <text:p>74,67</text:p>
          </table:table-cell>
          <table:table-cell office:value-type="float" office:value="75.33" calcext:value-type="float">
            <text:p>75,33</text:p>
          </table:table-cell>
          <table:table-cell office:value-type="float" office:value="78.67" calcext:value-type="float">
            <text:p>78,67</text:p>
          </table:table-cell>
          <table:table-cell office:value-type="float" office:value="82.67" calcext:value-type="float">
            <text:p>82,67</text:p>
          </table:table-cell>
          <table:table-cell office:value-type="float" office:value="85.33" calcext:value-type="float">
            <text:p>85,33</text:p>
          </table:table-cell>
          <table:table-cell office:value-type="float" office:value="80.67" calcext:value-type="float">
            <text:p>80,67</text:p>
          </table:table-cell>
          <table:table-cell office:value-type="float" office:value="82.67" calcext:value-type="float">
            <text:p>82,67</text:p>
          </table:table-cell>
          <table:table-cell office:value-type="float" office:value="81.33" calcext:value-type="float">
            <text:p>81,33</text:p>
          </table:table-cell>
          <table:table-cell table:formula="of:=AVERAGE([.A111:.T111])" office:value-type="float" office:value="78.8" calcext:value-type="float">
            <text:p>78,8</text:p>
          </table:table-cell>
          <table:table-cell table:number-columns-repeated="8"/>
        </table:table-row>
        <table:table-row table:style-name="ro1">
          <table:table-cell office:value-type="float" office:value="74.67" calcext:value-type="float">
            <text:p>74,67</text:p>
          </table:table-cell>
          <table:table-cell office:value-type="float" office:value="82" calcext:value-type="float">
            <text:p>82</text:p>
          </table:table-cell>
          <table:table-cell office:value-type="float" office:value="79.33" calcext:value-type="float">
            <text:p>79,33</text:p>
          </table:table-cell>
          <table:table-cell office:value-type="float" office:value="86.67" calcext:value-type="float">
            <text:p>86,67</text:p>
          </table:table-cell>
          <table:table-cell office:value-type="float" office:value="74.67" calcext:value-type="float">
            <text:p>74,67</text:p>
          </table:table-cell>
          <table:table-cell office:value-type="float" office:value="83.33" calcext:value-type="float">
            <text:p>83,33</text:p>
          </table:table-cell>
          <table:table-cell office:value-type="float" office:value="76.67" calcext:value-type="float">
            <text:p>76,67</text:p>
          </table:table-cell>
          <table:table-cell office:value-type="float" office:value="83.33" calcext:value-type="float">
            <text:p>83,33</text:p>
          </table:table-cell>
          <table:table-cell office:value-type="float" office:value="79.33" calcext:value-type="float">
            <text:p>79,33</text:p>
          </table:table-cell>
          <table:table-cell office:value-type="float" office:value="88.67" calcext:value-type="float">
            <text:p>88,67</text:p>
          </table:table-cell>
          <table:table-cell office:value-type="float" office:value="76" calcext:value-type="float">
            <text:p>76</text:p>
          </table:table-cell>
          <table:table-cell office:value-type="float" office:value="79.33" calcext:value-type="float">
            <text:p>79,33</text:p>
          </table:table-cell>
          <table:table-cell office:value-type="float" office:value="77.33" calcext:value-type="float">
            <text:p>77,33</text:p>
          </table:table-cell>
          <table:table-cell office:value-type="float" office:value="82" calcext:value-type="float">
            <text:p>82</text:p>
          </table:table-cell>
          <table:table-cell office:value-type="float" office:value="83.33" calcext:value-type="float">
            <text:p>83,33</text:p>
          </table:table-cell>
          <table:table-cell office:value-type="float" office:value="76" calcext:value-type="float">
            <text:p>76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82.67" calcext:value-type="float">
            <text:p>82,67</text:p>
          </table:table-cell>
          <table:table-cell office:value-type="float" office:value="77.33" calcext:value-type="float">
            <text:p>77,33</text:p>
          </table:table-cell>
          <table:table-cell table:formula="of:=AVERAGE([.A112:.T112])" office:value-type="float" office:value="80.4665" calcext:value-type="float">
            <text:p>80,5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84.67" calcext:value-type="float">
            <text:p>84,67</text:p>
          </table:table-cell>
          <table:table-cell office:value-type="float" office:value="82.67" calcext:value-type="float">
            <text:p>82,67</text:p>
          </table:table-cell>
          <table:table-cell office:value-type="float" office:value="80.67" calcext:value-type="float">
            <text:p>80,67</text:p>
          </table:table-cell>
          <table:table-cell office:value-type="float" office:value="80" calcext:value-type="float">
            <text:p>80</text:p>
          </table:table-cell>
          <table:table-cell office:value-type="float" office:value="79.33" calcext:value-type="float">
            <text:p>79,33</text:p>
          </table:table-cell>
          <table:table-cell office:value-type="float" office:value="80.67" calcext:value-type="float">
            <text:p>80,67</text:p>
          </table:table-cell>
          <table:table-cell office:value-type="float" office:value="76.67" calcext:value-type="float">
            <text:p>76,67</text:p>
          </table:table-cell>
          <table:table-cell office:value-type="float" office:value="79.33" calcext:value-type="float">
            <text:p>79,33</text:p>
          </table:table-cell>
          <table:table-cell office:value-type="float" office:value="72" calcext:value-type="float">
            <text:p>72</text:p>
          </table:table-cell>
          <table:table-cell office:value-type="float" office:value="78.67" calcext:value-type="float">
            <text:p>78,67</text:p>
          </table:table-cell>
          <table:table-cell office:value-type="float" office:value="78" calcext:value-type="float">
            <text:p>78</text:p>
          </table:table-cell>
          <table:table-cell office:value-type="float" office:value="84.67" calcext:value-type="float">
            <text:p>84,67</text:p>
          </table:table-cell>
          <table:table-cell office:value-type="float" office:value="81.33" calcext:value-type="float">
            <text:p>81,33</text:p>
          </table:table-cell>
          <table:table-cell office:value-type="float" office:value="83.33" calcext:value-type="float">
            <text:p>83,33</text:p>
          </table:table-cell>
          <table:table-cell office:value-type="float" office:value="75.33" calcext:value-type="float">
            <text:p>75,33</text:p>
          </table:table-cell>
          <table:table-cell office:value-type="float" office:value="77.33" calcext:value-type="float">
            <text:p>77,33</text:p>
          </table:table-cell>
          <table:table-cell office:value-type="float" office:value="79.33" calcext:value-type="float">
            <text:p>79,33</text:p>
          </table:table-cell>
          <table:table-cell office:value-type="float" office:value="78.67" calcext:value-type="float">
            <text:p>78,67</text:p>
          </table:table-cell>
          <table:table-cell office:value-type="float" office:value="82" calcext:value-type="float">
            <text:p>82</text:p>
          </table:table-cell>
          <table:table-cell table:formula="of:=AVERAGE([.A113:.T113])" office:value-type="float" office:value="79.967" calcext:value-type="float">
            <text:p>80,0</text:p>
          </table:table-cell>
          <table:table-cell table:number-columns-repeated="8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office:value-type="float" office:value="78" calcext:value-type="float">
            <text:p>78</text:p>
          </table:table-cell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office:value-type="float" office:value="79.33" calcext:value-type="float">
            <text:p>79,33</text:p>
          </table:table-cell>
          <table:table-cell office:value-type="float" office:value="77.33" calcext:value-type="float">
            <text:p>77,33</text:p>
          </table:table-cell>
          <table:table-cell office:value-type="float" office:value="80" calcext:value-type="float">
            <text:p>80</text:p>
          </table:table-cell>
          <table:table-cell office:value-type="float" office:value="83.33" calcext:value-type="float">
            <text:p>83,33</text:p>
          </table:table-cell>
          <table:table-cell office:value-type="float" office:value="82" calcext:value-type="float">
            <text:p>82</text:p>
          </table:table-cell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office:value-type="float" office:value="82.67" calcext:value-type="float">
            <text:p>82,67</text:p>
          </table:table-cell>
          <table:table-cell office:value-type="float" office:value="81.33" calcext:value-type="float">
            <text:p>81,33</text:p>
          </table:table-cell>
          <table:table-cell table:number-columns-repeated="2" office:value-type="float" office:value="75.33" calcext:value-type="float">
            <text:p>75,33</text:p>
          </table:table-cell>
          <table:table-cell office:value-type="float" office:value="80" calcext:value-type="float">
            <text:p>80</text:p>
          </table:table-cell>
          <table:table-cell office:value-type="float" office:value="84" calcext:value-type="float">
            <text:p>84</text:p>
          </table:table-cell>
          <table:table-cell office:value-type="float" office:value="78.67" calcext:value-type="float">
            <text:p>78,67</text:p>
          </table:table-cell>
          <table:table-cell office:value-type="float" office:value="81.33" calcext:value-type="float">
            <text:p>81,33</text:p>
          </table:table-cell>
          <table:table-cell table:formula="of:=AVERAGE([.A114:.T114])" office:value-type="float" office:value="79.4325" calcext:value-type="float">
            <text:p>79,4</text:p>
          </table:table-cell>
          <table:table-cell table:number-columns-repeated="8"/>
        </table:table-row>
        <table:table-row table:style-name="ro1">
          <table:table-cell office:value-type="float" office:value="77.33" calcext:value-type="float">
            <text:p>77,33</text:p>
          </table:table-cell>
          <table:table-cell office:value-type="float" office:value="81.33" calcext:value-type="float">
            <text:p>81,33</text:p>
          </table:table-cell>
          <table:table-cell office:value-type="float" office:value="76" calcext:value-type="float">
            <text:p>76</text:p>
          </table:table-cell>
          <table:table-cell office:value-type="float" office:value="84" calcext:value-type="float">
            <text:p>84</text:p>
          </table:table-cell>
          <table:table-cell office:value-type="float" office:value="82" calcext:value-type="float">
            <text:p>82</text:p>
          </table:table-cell>
          <table:table-cell office:value-type="float" office:value="82.67" calcext:value-type="float">
            <text:p>82,67</text:p>
          </table:table-cell>
          <table:table-cell office:value-type="float" office:value="76" calcext:value-type="float">
            <text:p>76</text:p>
          </table:table-cell>
          <table:table-cell office:value-type="float" office:value="84.67" calcext:value-type="float">
            <text:p>84,67</text:p>
          </table:table-cell>
          <table:table-cell office:value-type="float" office:value="80" calcext:value-type="float">
            <text:p>80</text:p>
          </table:table-cell>
          <table:table-cell office:value-type="float" office:value="76.67" calcext:value-type="float">
            <text:p>76,67</text:p>
          </table:table-cell>
          <table:table-cell office:value-type="float" office:value="78" calcext:value-type="float">
            <text:p>78</text:p>
          </table:table-cell>
          <table:table-cell office:value-type="float" office:value="77.33" calcext:value-type="float">
            <text:p>77,33</text:p>
          </table:table-cell>
          <table:table-cell office:value-type="float" office:value="79.33" calcext:value-type="float">
            <text:p>79,33</text:p>
          </table:table-cell>
          <table:table-cell office:value-type="float" office:value="84" calcext:value-type="float">
            <text:p>84</text:p>
          </table:table-cell>
          <table:table-cell office:value-type="float" office:value="76" calcext:value-type="float">
            <text:p>76</text:p>
          </table:table-cell>
          <table:table-cell office:value-type="float" office:value="87.33" calcext:value-type="float">
            <text:p>87,33</text:p>
          </table:table-cell>
          <table:table-cell office:value-type="float" office:value="83.33" calcext:value-type="float">
            <text:p>83,33</text:p>
          </table:table-cell>
          <table:table-cell office:value-type="float" office:value="80.67" calcext:value-type="float">
            <text:p>80,67</text:p>
          </table:table-cell>
          <table:table-cell office:value-type="float" office:value="77.33" calcext:value-type="float">
            <text:p>77,33</text:p>
          </table:table-cell>
          <table:table-cell office:value-type="float" office:value="80" calcext:value-type="float">
            <text:p>80</text:p>
          </table:table-cell>
          <table:table-cell table:formula="of:=AVERAGE([.A115:.T115])" office:value-type="float" office:value="80.1995" calcext:value-type="float">
            <text:p>80,2</text:p>
          </table:table-cell>
          <table:table-cell table:number-columns-repeated="8"/>
        </table:table-row>
        <table:table-row table:style-name="ro1">
          <table:table-cell office:value-type="float" office:value="79.33" calcext:value-type="float">
            <text:p>79,33</text:p>
          </table:table-cell>
          <table:table-cell office:value-type="float" office:value="84" calcext:value-type="float">
            <text:p>84</text:p>
          </table:table-cell>
          <table:table-cell office:value-type="float" office:value="77.33" calcext:value-type="float">
            <text:p>77,33</text:p>
          </table:table-cell>
          <table:table-cell office:value-type="float" office:value="83.33" calcext:value-type="float">
            <text:p>83,33</text:p>
          </table:table-cell>
          <table:table-cell office:value-type="float" office:value="80" calcext:value-type="float">
            <text:p>80</text:p>
          </table:table-cell>
          <table:table-cell office:value-type="float" office:value="80.67" calcext:value-type="float">
            <text:p>80,67</text:p>
          </table:table-cell>
          <table:table-cell office:value-type="float" office:value="72" calcext:value-type="float">
            <text:p>72</text:p>
          </table:table-cell>
          <table:table-cell office:value-type="float" office:value="84" calcext:value-type="float">
            <text:p>84</text:p>
          </table:table-cell>
          <table:table-cell office:value-type="float" office:value="74" calcext:value-type="float">
            <text:p>74</text:p>
          </table:table-cell>
          <table:table-cell office:value-type="float" office:value="79.33" calcext:value-type="float">
            <text:p>79,33</text:p>
          </table:table-cell>
          <table:table-cell office:value-type="float" office:value="77.33" calcext:value-type="float">
            <text:p>77,33</text:p>
          </table:table-cell>
          <table:table-cell office:value-type="float" office:value="76" calcext:value-type="float">
            <text:p>76</text:p>
          </table:table-cell>
          <table:table-cell office:value-type="float" office:value="81.33" calcext:value-type="float">
            <text:p>81,33</text:p>
          </table:table-cell>
          <table:table-cell office:value-type="float" office:value="82" calcext:value-type="float">
            <text:p>82</text:p>
          </table:table-cell>
          <table:table-cell office:value-type="float" office:value="77.33" calcext:value-type="float">
            <text:p>77,33</text:p>
          </table:table-cell>
          <table:table-cell office:value-type="float" office:value="79.33" calcext:value-type="float">
            <text:p>79,33</text:p>
          </table:table-cell>
          <table:table-cell office:value-type="float" office:value="86" calcext:value-type="float">
            <text:p>86</text:p>
          </table:table-cell>
          <table:table-cell office:value-type="float" office:value="84.67" calcext:value-type="float">
            <text:p>84,67</text:p>
          </table:table-cell>
          <table:table-cell office:value-type="float" office:value="81.33" calcext:value-type="float">
            <text:p>81,33</text:p>
          </table:table-cell>
          <table:table-cell office:value-type="float" office:value="80" calcext:value-type="float">
            <text:p>80</text:p>
          </table:table-cell>
          <table:table-cell table:formula="of:=AVERAGE([.A116:.T116])" office:value-type="float" office:value="79.9655" calcext:value-type="float">
            <text:p>80,0</text:p>
          </table:table-cell>
          <table:table-cell table:number-columns-repeated="8"/>
        </table:table-row>
        <table:table-row table:style-name="ro1">
          <table:table-cell office:value-type="float" office:value="79.33" calcext:value-type="float">
            <text:p>79,33</text:p>
          </table:table-cell>
          <table:table-cell office:value-type="float" office:value="81.33" calcext:value-type="float">
            <text:p>81,33</text:p>
          </table:table-cell>
          <table:table-cell office:value-type="float" office:value="80" calcext:value-type="float">
            <text:p>80</text:p>
          </table:table-cell>
          <table:table-cell office:value-type="float" office:value="82.67" calcext:value-type="float">
            <text:p>82,67</text:p>
          </table:table-cell>
          <table:table-cell office:value-type="float" office:value="78.67" calcext:value-type="float">
            <text:p>78,67</text:p>
          </table:table-cell>
          <table:table-cell office:value-type="float" office:value="74.67" calcext:value-type="float">
            <text:p>74,67</text:p>
          </table:table-cell>
          <table:table-cell office:value-type="float" office:value="80.67" calcext:value-type="float">
            <text:p>80,67</text:p>
          </table:table-cell>
          <table:table-cell office:value-type="float" office:value="80" calcext:value-type="float">
            <text:p>80</text:p>
          </table:table-cell>
          <table:table-cell office:value-type="float" office:value="75.33" calcext:value-type="float">
            <text:p>75,33</text:p>
          </table:table-cell>
          <table:table-cell office:value-type="float" office:value="85.33" calcext:value-type="float">
            <text:p>85,33</text:p>
          </table:table-cell>
          <table:table-cell office:value-type="float" office:value="86" calcext:value-type="float">
            <text:p>86</text:p>
          </table:table-cell>
          <table:table-cell office:value-type="float" office:value="84" calcext:value-type="float">
            <text:p>84</text:p>
          </table:table-cell>
          <table:table-cell office:value-type="float" office:value="81.33" calcext:value-type="float">
            <text:p>81,33</text:p>
          </table:table-cell>
          <table:table-cell office:value-type="float" office:value="80.67" calcext:value-type="float">
            <text:p>80,67</text:p>
          </table:table-cell>
          <table:table-cell office:value-type="float" office:value="78" calcext:value-type="float">
            <text:p>78</text:p>
          </table:table-cell>
          <table:table-cell office:value-type="float" office:value="86.67" calcext:value-type="float">
            <text:p>86,67</text:p>
          </table:table-cell>
          <table:table-cell office:value-type="float" office:value="80.67" calcext:value-type="float">
            <text:p>80,67</text:p>
          </table:table-cell>
          <table:table-cell office:value-type="float" office:value="78.67" calcext:value-type="float">
            <text:p>78,67</text:p>
          </table:table-cell>
          <table:table-cell office:value-type="float" office:value="80" calcext:value-type="float">
            <text:p>80</text:p>
          </table:table-cell>
          <table:table-cell office:value-type="float" office:value="82.67" calcext:value-type="float">
            <text:p>82,67</text:p>
          </table:table-cell>
          <table:table-cell table:formula="of:=AVERAGE([.A117:.T117])" office:value-type="float" office:value="80.834" calcext:value-type="float">
            <text:p>80,8</text:p>
          </table:table-cell>
          <table:table-cell table:number-columns-repeated="8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78" calcext:value-type="float">
            <text:p>78</text:p>
          </table:table-cell>
          <table:table-cell office:value-type="float" office:value="77.33" calcext:value-type="float">
            <text:p>77,33</text:p>
          </table:table-cell>
          <table:table-cell office:value-type="float" office:value="74.67" calcext:value-type="float">
            <text:p>74,67</text:p>
          </table:table-cell>
          <table:table-cell office:value-type="float" office:value="80.67" calcext:value-type="float">
            <text:p>80,67</text:p>
          </table:table-cell>
          <table:table-cell office:value-type="float" office:value="82.67" calcext:value-type="float">
            <text:p>82,67</text:p>
          </table:table-cell>
          <table:table-cell office:value-type="float" office:value="87.33" calcext:value-type="float">
            <text:p>87,33</text:p>
          </table:table-cell>
          <table:table-cell office:value-type="float" office:value="76.67" calcext:value-type="float">
            <text:p>76,67</text:p>
          </table:table-cell>
          <table:table-cell office:value-type="float" office:value="86" calcext:value-type="float">
            <text:p>86</text:p>
          </table:table-cell>
          <table:table-cell office:value-type="float" office:value="82" calcext:value-type="float">
            <text:p>82</text:p>
          </table:table-cell>
          <table:table-cell office:value-type="float" office:value="85.33" calcext:value-type="float">
            <text:p>85,33</text:p>
          </table:table-cell>
          <table:table-cell office:value-type="float" office:value="84.67" calcext:value-type="float">
            <text:p>84,67</text:p>
          </table:table-cell>
          <table:table-cell office:value-type="float" office:value="75.33" calcext:value-type="float">
            <text:p>75,33</text:p>
          </table:table-cell>
          <table:table-cell office:value-type="float" office:value="79.33" calcext:value-type="float">
            <text:p>79,33</text:p>
          </table:table-cell>
          <table:table-cell office:value-type="float" office:value="76.67" calcext:value-type="float">
            <text:p>76,67</text:p>
          </table:table-cell>
          <table:table-cell office:value-type="float" office:value="84.67" calcext:value-type="float">
            <text:p>84,67</text:p>
          </table:table-cell>
          <table:table-cell office:value-type="float" office:value="74.67" calcext:value-type="float">
            <text:p>74,67</text:p>
          </table:table-cell>
          <table:table-cell office:value-type="float" office:value="83.33" calcext:value-type="float">
            <text:p>83,33</text:p>
          </table:table-cell>
          <table:table-cell office:value-type="float" office:value="81.33" calcext:value-type="float">
            <text:p>81,33</text:p>
          </table:table-cell>
          <table:table-cell office:value-type="float" office:value="84" calcext:value-type="float">
            <text:p>84</text:p>
          </table:table-cell>
          <table:table-cell table:formula="of:=AVERAGE([.A118:.T118])" office:value-type="float" office:value="81.1335" calcext:value-type="float">
            <text:p>81,1</text:p>
          </table:table-cell>
          <table:table-cell table:number-columns-repeated="8"/>
        </table:table-row>
        <table:table-row table:style-name="ro1">
          <table:table-cell office:value-type="float" office:value="77.33" calcext:value-type="float">
            <text:p>77,33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82" calcext:value-type="float">
            <text:p>82</text:p>
          </table:table-cell>
          <table:table-cell office:value-type="float" office:value="88" calcext:value-type="float">
            <text:p>88</text:p>
          </table:table-cell>
          <table:table-cell office:value-type="float" office:value="80" calcext:value-type="float">
            <text:p>80</text:p>
          </table:table-cell>
          <table:table-cell office:value-type="float" office:value="87.33" calcext:value-type="float">
            <text:p>87,33</text:p>
          </table:table-cell>
          <table:table-cell office:value-type="float" office:value="82" calcext:value-type="float">
            <text:p>82</text:p>
          </table:table-cell>
          <table:table-cell office:value-type="float" office:value="82.67" calcext:value-type="float">
            <text:p>82,67</text:p>
          </table:table-cell>
          <table:table-cell office:value-type="float" office:value="76.67" calcext:value-type="float">
            <text:p>76,67</text:p>
          </table:table-cell>
          <table:table-cell office:value-type="float" office:value="85.33" calcext:value-type="float">
            <text:p>85,33</text:p>
          </table:table-cell>
          <table:table-cell office:value-type="float" office:value="84" calcext:value-type="float">
            <text:p>84</text:p>
          </table:table-cell>
          <table:table-cell office:value-type="float" office:value="84.67" calcext:value-type="float">
            <text:p>84,67</text:p>
          </table:table-cell>
          <table:table-cell office:value-type="float" office:value="78.67" calcext:value-type="float">
            <text:p>78,67</text:p>
          </table:table-cell>
          <table:table-cell office:value-type="float" office:value="81.33" calcext:value-type="float">
            <text:p>81,33</text:p>
          </table:table-cell>
          <table:table-cell office:value-type="float" office:value="82.67" calcext:value-type="float">
            <text:p>82,67</text:p>
          </table:table-cell>
          <table:table-cell office:value-type="float" office:value="86.67" calcext:value-type="float">
            <text:p>86,67</text:p>
          </table:table-cell>
          <table:table-cell office:value-type="float" office:value="76" calcext:value-type="float">
            <text:p>76</text:p>
          </table:table-cell>
          <table:table-cell office:value-type="float" office:value="78.67" calcext:value-type="float">
            <text:p>78,67</text:p>
          </table:table-cell>
          <table:table-cell office:value-type="float" office:value="79.33" calcext:value-type="float">
            <text:p>79,33</text:p>
          </table:table-cell>
          <table:table-cell table:formula="of:=AVERAGE([.A119:.T119])" office:value-type="float" office:value="81.967" calcext:value-type="float">
            <text:p>82,0</text:p>
          </table:table-cell>
          <table:table-cell table:number-columns-repeated="8"/>
        </table:table-row>
        <table:table-row table:style-name="ro1">
          <table:table-cell office:value-type="float" office:value="83.33" calcext:value-type="float">
            <text:p>83,33</text:p>
          </table:table-cell>
          <table:table-cell office:value-type="float" office:value="80" calcext:value-type="float">
            <text:p>80</text:p>
          </table:table-cell>
          <table:table-cell office:value-type="float" office:value="79.33" calcext:value-type="float">
            <text:p>79,33</text:p>
          </table:table-cell>
          <table:table-cell office:value-type="float" office:value="83.33" calcext:value-type="float">
            <text:p>83,33</text:p>
          </table:table-cell>
          <table:table-cell office:value-type="float" office:value="80" calcext:value-type="float">
            <text:p>80</text:p>
          </table:table-cell>
          <table:table-cell office:value-type="float" office:value="82.67" calcext:value-type="float">
            <text:p>82,67</text:p>
          </table:table-cell>
          <table:table-cell office:value-type="float" office:value="84" calcext:value-type="float">
            <text:p>84</text:p>
          </table:table-cell>
          <table:table-cell office:value-type="float" office:value="82" calcext:value-type="float">
            <text:p>82</text:p>
          </table:table-cell>
          <table:table-cell office:value-type="float" office:value="84.67" calcext:value-type="float">
            <text:p>84,67</text:p>
          </table:table-cell>
          <table:table-cell office:value-type="float" office:value="81.33" calcext:value-type="float">
            <text:p>81,33</text:p>
          </table:table-cell>
          <table:table-cell office:value-type="float" office:value="79.33" calcext:value-type="float">
            <text:p>79,33</text:p>
          </table:table-cell>
          <table:table-cell office:value-type="float" office:value="86" calcext:value-type="float">
            <text:p>86</text:p>
          </table:table-cell>
          <table:table-cell office:value-type="float" office:value="80.67" calcext:value-type="float">
            <text:p>80,67</text:p>
          </table:table-cell>
          <table:table-cell office:value-type="float" office:value="75.33" calcext:value-type="float">
            <text:p>75,33</text:p>
          </table:table-cell>
          <table:table-cell office:value-type="float" office:value="87.33" calcext:value-type="float">
            <text:p>87,33</text:p>
          </table:table-cell>
          <table:table-cell office:value-type="float" office:value="82" calcext:value-type="float">
            <text:p>82</text:p>
          </table:table-cell>
          <table:table-cell office:value-type="float" office:value="84.67" calcext:value-type="float">
            <text:p>84,67</text:p>
          </table:table-cell>
          <table:table-cell office:value-type="float" office:value="80.67" calcext:value-type="float">
            <text:p>80,67</text:p>
          </table:table-cell>
          <table:table-cell office:value-type="float" office:value="82" calcext:value-type="float">
            <text:p>82</text:p>
          </table:table-cell>
          <table:table-cell office:value-type="float" office:value="83.33" calcext:value-type="float">
            <text:p>83,33</text:p>
          </table:table-cell>
          <table:table-cell table:formula="of:=AVERAGE([.A120:.T120])" office:value-type="float" office:value="82.0995" calcext:value-type="float">
            <text:p>82,1</text:p>
          </table:table-cell>
          <table:table-cell table:number-columns-repeated="8"/>
        </table:table-row>
        <table:table-row table:style-name="ro1">
          <table:table-cell office:value-type="float" office:value="83.33" calcext:value-type="float">
            <text:p>83,33</text:p>
          </table:table-cell>
          <table:table-cell table:number-columns-repeated="3" office:value-type="float" office:value="82" calcext:value-type="float">
            <text:p>82</text:p>
          </table:table-cell>
          <table:table-cell office:value-type="float" office:value="80.67" calcext:value-type="float">
            <text:p>80,67</text:p>
          </table:table-cell>
          <table:table-cell office:value-type="float" office:value="84" calcext:value-type="float">
            <text:p>84</text:p>
          </table:table-cell>
          <table:table-cell office:value-type="float" office:value="78.67" calcext:value-type="float">
            <text:p>78,67</text:p>
          </table:table-cell>
          <table:table-cell office:value-type="float" office:value="82.67" calcext:value-type="float">
            <text:p>82,67</text:p>
          </table:table-cell>
          <table:table-cell office:value-type="float" office:value="79.33" calcext:value-type="float">
            <text:p>79,33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80.67" calcext:value-type="float">
            <text:p>80,67</text:p>
          </table:table-cell>
          <table:table-cell office:value-type="float" office:value="78.67" calcext:value-type="float">
            <text:p>78,67</text:p>
          </table:table-cell>
          <table:table-cell office:value-type="float" office:value="79.33" calcext:value-type="float">
            <text:p>79,33</text:p>
          </table:table-cell>
          <table:table-cell office:value-type="float" office:value="80.67" calcext:value-type="float">
            <text:p>80,67</text:p>
          </table:table-cell>
          <table:table-cell office:value-type="float" office:value="78.67" calcext:value-type="float">
            <text:p>78,67</text:p>
          </table:table-cell>
          <table:table-cell office:value-type="float" office:value="76.67" calcext:value-type="float">
            <text:p>76,67</text:p>
          </table:table-cell>
          <table:table-cell office:value-type="float" office:value="82.67" calcext:value-type="float">
            <text:p>82,67</text:p>
          </table:table-cell>
          <table:table-cell office:value-type="float" office:value="86.67" calcext:value-type="float">
            <text:p>86,67</text:p>
          </table:table-cell>
          <table:table-cell office:value-type="float" office:value="82" calcext:value-type="float">
            <text:p>82</text:p>
          </table:table-cell>
          <table:table-cell table:formula="of:=AVERAGE([.A121:.T121])" office:value-type="float" office:value="81.268" calcext:value-type="float">
            <text:p>81,3</text:p>
          </table:table-cell>
          <table:table-cell table:number-columns-repeated="8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76" calcext:value-type="float">
            <text:p>76</text:p>
          </table:table-cell>
          <table:table-cell office:value-type="float" office:value="90" calcext:value-type="float">
            <text:p>90</text:p>
          </table:table-cell>
          <table:table-cell office:value-type="float" office:value="82" calcext:value-type="float">
            <text:p>82</text:p>
          </table:table-cell>
          <table:table-cell office:value-type="float" office:value="84.67" calcext:value-type="float">
            <text:p>84,67</text:p>
          </table:table-cell>
          <table:table-cell office:value-type="float" office:value="84" calcext:value-type="float">
            <text:p>84</text:p>
          </table:table-cell>
          <table:table-cell office:value-type="float" office:value="80.67" calcext:value-type="float">
            <text:p>80,67</text:p>
          </table:table-cell>
          <table:table-cell office:value-type="float" office:value="82.67" calcext:value-type="float">
            <text:p>82,67</text:p>
          </table:table-cell>
          <table:table-cell office:value-type="float" office:value="75.33" calcext:value-type="float">
            <text:p>75,33</text:p>
          </table:table-cell>
          <table:table-cell office:value-type="float" office:value="84.67" calcext:value-type="float">
            <text:p>84,67</text:p>
          </table:table-cell>
          <table:table-cell office:value-type="float" office:value="84" calcext:value-type="float">
            <text:p>84</text:p>
          </table:table-cell>
          <table:table-cell office:value-type="float" office:value="83.33" calcext:value-type="float">
            <text:p>83,33</text:p>
          </table:table-cell>
          <table:table-cell office:value-type="float" office:value="80.67" calcext:value-type="float">
            <text:p>80,67</text:p>
          </table:table-cell>
          <table:table-cell table:number-columns-repeated="2" office:value-type="float" office:value="79.33" calcext:value-type="float">
            <text:p>79,33</text:p>
          </table:table-cell>
          <table:table-cell office:value-type="float" office:value="83.33" calcext:value-type="float">
            <text:p>83,33</text:p>
          </table:table-cell>
          <table:table-cell office:value-type="float" office:value="84.67" calcext:value-type="float">
            <text:p>84,67</text:p>
          </table:table-cell>
          <table:table-cell office:value-type="float" office:value="86.67" calcext:value-type="float">
            <text:p>86,67</text:p>
          </table:table-cell>
          <table:table-cell office:value-type="float" office:value="84" calcext:value-type="float">
            <text:p>84</text:p>
          </table:table-cell>
          <table:table-cell office:value-type="float" office:value="86.67" calcext:value-type="float">
            <text:p>86,67</text:p>
          </table:table-cell>
          <table:table-cell table:formula="of:=AVERAGE([.A122:.T122])" office:value-type="float" office:value="82.7005" calcext:value-type="float">
            <text:p>82,7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85.33" calcext:value-type="float">
            <text:p>85,33</text:p>
          </table:table-cell>
          <table:table-cell office:value-type="float" office:value="81.33" calcext:value-type="float">
            <text:p>81,33</text:p>
          </table:table-cell>
          <table:table-cell office:value-type="float" office:value="85.33" calcext:value-type="float">
            <text:p>85,33</text:p>
          </table:table-cell>
          <table:table-cell office:value-type="float" office:value="82" calcext:value-type="float">
            <text:p>82</text:p>
          </table:table-cell>
          <table:table-cell office:value-type="float" office:value="80" calcext:value-type="float">
            <text:p>80</text:p>
          </table:table-cell>
          <table:table-cell office:value-type="float" office:value="84" calcext:value-type="float">
            <text:p>84</text:p>
          </table:table-cell>
          <table:table-cell office:value-type="float" office:value="82.67" calcext:value-type="float">
            <text:p>82,67</text:p>
          </table:table-cell>
          <table:table-cell office:value-type="float" office:value="78.67" calcext:value-type="float">
            <text:p>78,67</text:p>
          </table:table-cell>
          <table:table-cell office:value-type="float" office:value="82.67" calcext:value-type="float">
            <text:p>82,67</text:p>
          </table:table-cell>
          <table:table-cell office:value-type="float" office:value="85.33" calcext:value-type="float">
            <text:p>85,33</text:p>
          </table:table-cell>
          <table:table-cell office:value-type="float" office:value="76.67" calcext:value-type="float">
            <text:p>76,67</text:p>
          </table:table-cell>
          <table:table-cell office:value-type="float" office:value="85.33" calcext:value-type="float">
            <text:p>85,33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82.67" calcext:value-type="float">
            <text:p>82,67</text:p>
          </table:table-cell>
          <table:table-cell office:value-type="float" office:value="80.67" calcext:value-type="float">
            <text:p>80,67</text:p>
          </table:table-cell>
          <table:table-cell office:value-type="float" office:value="84" calcext:value-type="float">
            <text:p>84</text:p>
          </table:table-cell>
          <table:table-cell office:value-type="float" office:value="82" calcext:value-type="float">
            <text:p>82</text:p>
          </table:table-cell>
          <table:table-cell office:value-type="float" office:value="86" calcext:value-type="float">
            <text:p>86</text:p>
          </table:table-cell>
          <table:table-cell table:formula="of:=AVERAGE([.A123:.T123])" office:value-type="float" office:value="82.5335" calcext:value-type="float">
            <text:p>82,5</text:p>
          </table:table-cell>
          <table:table-cell table:number-columns-repeated="8"/>
        </table:table-row>
        <table:table-row table:style-name="ro1">
          <table:table-cell office:value-type="float" office:value="87.33" calcext:value-type="float">
            <text:p>87,33</text:p>
          </table:table-cell>
          <table:table-cell office:value-type="float" office:value="80.67" calcext:value-type="float">
            <text:p>80,67</text:p>
          </table:table-cell>
          <table:table-cell office:value-type="float" office:value="86" calcext:value-type="float">
            <text:p>86</text:p>
          </table:table-cell>
          <table:table-cell office:value-type="float" office:value="79.33" calcext:value-type="float">
            <text:p>79,33</text:p>
          </table:table-cell>
          <table:table-cell office:value-type="float" office:value="78.67" calcext:value-type="float">
            <text:p>78,67</text:p>
          </table:table-cell>
          <table:table-cell office:value-type="float" office:value="83.33" calcext:value-type="float">
            <text:p>83,33</text:p>
          </table:table-cell>
          <table:table-cell office:value-type="float" office:value="79.33" calcext:value-type="float">
            <text:p>79,33</text:p>
          </table:table-cell>
          <table:table-cell office:value-type="float" office:value="84" calcext:value-type="float">
            <text:p>84</text:p>
          </table:table-cell>
          <table:table-cell office:value-type="float" office:value="81.33" calcext:value-type="float">
            <text:p>81,33</text:p>
          </table:table-cell>
          <table:table-cell office:value-type="float" office:value="82.67" calcext:value-type="float">
            <text:p>82,67</text:p>
          </table:table-cell>
          <table:table-cell office:value-type="float" office:value="82" calcext:value-type="float">
            <text:p>82</text:p>
          </table:table-cell>
          <table:table-cell office:value-type="float" office:value="83.33" calcext:value-type="float">
            <text:p>83,33</text:p>
          </table:table-cell>
          <table:table-cell office:value-type="float" office:value="86.67" calcext:value-type="float">
            <text:p>86,67</text:p>
          </table:table-cell>
          <table:table-cell office:value-type="float" office:value="84.67" calcext:value-type="float">
            <text:p>84,67</text:p>
          </table:table-cell>
          <table:table-cell office:value-type="float" office:value="80.67" calcext:value-type="float">
            <text:p>80,67</text:p>
          </table:table-cell>
          <table:table-cell office:value-type="float" office:value="81.33" calcext:value-type="float">
            <text:p>81,33</text:p>
          </table:table-cell>
          <table:table-cell table:number-columns-repeated="2" office:value-type="float" office:value="82.67" calcext:value-type="float">
            <text:p>82,67</text:p>
          </table:table-cell>
          <table:table-cell table:number-columns-repeated="2" office:value-type="float" office:value="84.67" calcext:value-type="float">
            <text:p>84,67</text:p>
          </table:table-cell>
          <table:table-cell table:formula="of:=AVERAGE([.A124:.T124])" office:value-type="float" office:value="82.8005" calcext:value-type="float">
            <text:p>82,8</text:p>
          </table:table-cell>
          <table:table-cell table:number-columns-repeated="8"/>
        </table:table-row>
        <table:table-row table:style-name="ro1">
          <table:table-cell office:value-type="float" office:value="84.67" calcext:value-type="float">
            <text:p>84,67</text:p>
          </table:table-cell>
          <table:table-cell office:value-type="float" office:value="78" calcext:value-type="float">
            <text:p>78</text:p>
          </table:table-cell>
          <table:table-cell office:value-type="float" office:value="86" calcext:value-type="float">
            <text:p>86</text:p>
          </table:table-cell>
          <table:table-cell office:value-type="float" office:value="82.67" calcext:value-type="float">
            <text:p>82,67</text:p>
          </table:table-cell>
          <table:table-cell office:value-type="float" office:value="86" calcext:value-type="float">
            <text:p>86</text:p>
          </table:table-cell>
          <table:table-cell office:value-type="float" office:value="83.33" calcext:value-type="float">
            <text:p>83,33</text:p>
          </table:table-cell>
          <table:table-cell office:value-type="float" office:value="85.33" calcext:value-type="float">
            <text:p>85,33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84.67" calcext:value-type="float">
            <text:p>84,67</text:p>
          </table:table-cell>
          <table:table-cell office:value-type="float" office:value="83.33" calcext:value-type="float">
            <text:p>83,33</text:p>
          </table:table-cell>
          <table:table-cell office:value-type="float" office:value="86" calcext:value-type="float">
            <text:p>86</text:p>
          </table:table-cell>
          <table:table-cell office:value-type="float" office:value="90.67" calcext:value-type="float">
            <text:p>90,67</text:p>
          </table:table-cell>
          <table:table-cell office:value-type="float" office:value="86" calcext:value-type="float">
            <text:p>86</text:p>
          </table:table-cell>
          <table:table-cell office:value-type="float" office:value="82.67" calcext:value-type="float">
            <text:p>82,67</text:p>
          </table:table-cell>
          <table:table-cell office:value-type="float" office:value="79.33" calcext:value-type="float">
            <text:p>79,33</text:p>
          </table:table-cell>
          <table:table-cell office:value-type="float" office:value="78" calcext:value-type="float">
            <text:p>78</text:p>
          </table:table-cell>
          <table:table-cell office:value-type="float" office:value="83.33" calcext:value-type="float">
            <text:p>83,33</text:p>
          </table:table-cell>
          <table:table-cell office:value-type="float" office:value="86.67" calcext:value-type="float">
            <text:p>86,67</text:p>
          </table:table-cell>
          <table:table-cell office:value-type="float" office:value="86" calcext:value-type="float">
            <text:p>86</text:p>
          </table:table-cell>
          <table:table-cell table:formula="of:=AVERAGE([.A125:.T125])" office:value-type="float" office:value="83.967" calcext:value-type="float">
            <text:p>84,0</text:p>
          </table:table-cell>
          <table:table-cell table:number-columns-repeated="8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80.67" calcext:value-type="float">
            <text:p>80,67</text:p>
          </table:table-cell>
          <table:table-cell office:value-type="float" office:value="83.33" calcext:value-type="float">
            <text:p>83,33</text:p>
          </table:table-cell>
          <table:table-cell office:value-type="float" office:value="78" calcext:value-type="float">
            <text:p>78</text:p>
          </table:table-cell>
          <table:table-cell office:value-type="float" office:value="87.33" calcext:value-type="float">
            <text:p>87,33</text:p>
          </table:table-cell>
          <table:table-cell office:value-type="float" office:value="84" calcext:value-type="float">
            <text:p>84</text:p>
          </table:table-cell>
          <table:table-cell office:value-type="float" office:value="85.33" calcext:value-type="float">
            <text:p>85,33</text:p>
          </table:table-cell>
          <table:table-cell office:value-type="float" office:value="82" calcext:value-type="float">
            <text:p>82</text:p>
          </table:table-cell>
          <table:table-cell office:value-type="float" office:value="83.33" calcext:value-type="float">
            <text:p>83,33</text:p>
          </table:table-cell>
          <table:table-cell office:value-type="float" office:value="84" calcext:value-type="float">
            <text:p>84</text:p>
          </table:table-cell>
          <table:table-cell office:value-type="float" office:value="88" calcext:value-type="float">
            <text:p>88</text:p>
          </table:table-cell>
          <table:table-cell table:number-columns-repeated="2" office:value-type="float" office:value="82" calcext:value-type="float">
            <text:p>82</text:p>
          </table:table-cell>
          <table:table-cell office:value-type="float" office:value="85.33" calcext:value-type="float">
            <text:p>85,33</text:p>
          </table:table-cell>
          <table:table-cell office:value-type="float" office:value="90" calcext:value-type="float">
            <text:p>90</text:p>
          </table:table-cell>
          <table:table-cell office:value-type="float" office:value="75.33" calcext:value-type="float">
            <text:p>75,33</text:p>
          </table:table-cell>
          <table:table-cell office:value-type="float" office:value="82" calcext:value-type="float">
            <text:p>82</text:p>
          </table:table-cell>
          <table:table-cell office:value-type="float" office:value="86" calcext:value-type="float">
            <text:p>86</text:p>
          </table:table-cell>
          <table:table-cell office:value-type="float" office:value="84" calcext:value-type="float">
            <text:p>84</text:p>
          </table:table-cell>
          <table:table-cell office:value-type="float" office:value="82.67" calcext:value-type="float">
            <text:p>82,67</text:p>
          </table:table-cell>
          <table:table-cell table:formula="of:=AVERAGE([.A126:.T126])" office:value-type="float" office:value="83.566" calcext:value-type="float">
            <text:p>83,6</text:p>
          </table:table-cell>
          <table:table-cell table:number-columns-repeated="8"/>
        </table:table-row>
        <table:table-row table:style-name="ro1">
          <table:table-cell office:value-type="float" office:value="85.33" calcext:value-type="float">
            <text:p>85,33</text:p>
          </table:table-cell>
          <table:table-cell office:value-type="float" office:value="78.67" calcext:value-type="float">
            <text:p>78,67</text:p>
          </table:table-cell>
          <table:table-cell office:value-type="float" office:value="84.67" calcext:value-type="float">
            <text:p>84,67</text:p>
          </table:table-cell>
          <table:table-cell office:value-type="float" office:value="78" calcext:value-type="float">
            <text:p>78</text:p>
          </table:table-cell>
          <table:table-cell office:value-type="float" office:value="85.33" calcext:value-type="float">
            <text:p>85,33</text:p>
          </table:table-cell>
          <table:table-cell office:value-type="float" office:value="83.33" calcext:value-type="float">
            <text:p>83,33</text:p>
          </table:table-cell>
          <table:table-cell office:value-type="float" office:value="82.67" calcext:value-type="float">
            <text:p>82,67</text:p>
          </table:table-cell>
          <table:table-cell office:value-type="float" office:value="84" calcext:value-type="float">
            <text:p>84</text:p>
          </table:table-cell>
          <table:table-cell office:value-type="float" office:value="78.67" calcext:value-type="float">
            <text:p>78,67</text:p>
          </table:table-cell>
          <table:table-cell table:number-columns-repeated="2" office:value-type="float" office:value="83.33" calcext:value-type="float">
            <text:p>83,33</text:p>
          </table:table-cell>
          <table:table-cell office:value-type="float" office:value="85.33" calcext:value-type="float">
            <text:p>85,33</text:p>
          </table:table-cell>
          <table:table-cell office:value-type="float" office:value="88" calcext:value-type="float">
            <text:p>88</text:p>
          </table:table-cell>
          <table:table-cell table:number-columns-repeated="2" office:value-type="float" office:value="82" calcext:value-type="float">
            <text:p>82</text:p>
          </table:table-cell>
          <table:table-cell office:value-type="float" office:value="84.67" calcext:value-type="float">
            <text:p>84,67</text:p>
          </table:table-cell>
          <table:table-cell office:value-type="float" office:value="79.33" calcext:value-type="float">
            <text:p>79,33</text:p>
          </table:table-cell>
          <table:table-cell office:value-type="float" office:value="78.67" calcext:value-type="float">
            <text:p>78,67</text:p>
          </table:table-cell>
          <table:table-cell office:value-type="float" office:value="85.33" calcext:value-type="float">
            <text:p>85,33</text:p>
          </table:table-cell>
          <table:table-cell office:value-type="float" office:value="86" calcext:value-type="float">
            <text:p>86</text:p>
          </table:table-cell>
          <table:table-cell table:formula="of:=AVERAGE([.A127:.T127])" office:value-type="float" office:value="82.933" calcext:value-type="float">
            <text:p>82,9</text:p>
          </table:table-cell>
          <table:table-cell table:number-columns-repeated="8"/>
        </table:table-row>
        <table:table-row table:style-name="ro1">
          <table:table-cell office:value-type="float" office:value="81.33" calcext:value-type="float">
            <text:p>81,33</text:p>
          </table:table-cell>
          <table:table-cell office:value-type="float" office:value="84.67" calcext:value-type="float">
            <text:p>84,67</text:p>
          </table:table-cell>
          <table:table-cell office:value-type="float" office:value="85.33" calcext:value-type="float">
            <text:p>85,33</text:p>
          </table:table-cell>
          <table:table-cell office:value-type="float" office:value="83.33" calcext:value-type="float">
            <text:p>83,33</text:p>
          </table:table-cell>
          <table:table-cell office:value-type="float" office:value="85.33" calcext:value-type="float">
            <text:p>85,33</text:p>
          </table:table-cell>
          <table:table-cell office:value-type="float" office:value="86" calcext:value-type="float">
            <text:p>86</text:p>
          </table:table-cell>
          <table:table-cell office:value-type="float" office:value="84" calcext:value-type="float">
            <text:p>84</text:p>
          </table:table-cell>
          <table:table-cell office:value-type="float" office:value="82.67" calcext:value-type="float">
            <text:p>82,67</text:p>
          </table:table-cell>
          <table:table-cell office:value-type="float" office:value="83.33" calcext:value-type="float">
            <text:p>83,33</text:p>
          </table:table-cell>
          <table:table-cell office:value-type="float" office:value="84" calcext:value-type="float">
            <text:p>84</text:p>
          </table:table-cell>
          <table:table-cell office:value-type="float" office:value="83.33" calcext:value-type="float">
            <text:p>83,33</text:p>
          </table:table-cell>
          <table:table-cell office:value-type="float" office:value="86" calcext:value-type="float">
            <text:p>86</text:p>
          </table:table-cell>
          <table:table-cell office:value-type="float" office:value="82.67" calcext:value-type="float">
            <text:p>82,67</text:p>
          </table:table-cell>
          <table:table-cell office:value-type="float" office:value="86" calcext:value-type="float">
            <text:p>86</text:p>
          </table:table-cell>
          <table:table-cell office:value-type="float" office:value="82.67" calcext:value-type="float">
            <text:p>82,67</text:p>
          </table:table-cell>
          <table:table-cell office:value-type="float" office:value="84.67" calcext:value-type="float">
            <text:p>84,67</text:p>
          </table:table-cell>
          <table:table-cell office:value-type="float" office:value="83.33" calcext:value-type="float">
            <text:p>83,33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83.33" calcext:value-type="float">
            <text:p>83,33</text:p>
          </table:table-cell>
          <table:table-cell table:formula="of:=AVERAGE([.A128:.T128])" office:value-type="float" office:value="83.966" calcext:value-type="float">
            <text:p>84,0</text:p>
          </table:table-cell>
          <table:table-cell table:number-columns-repeated="8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84" calcext:value-type="float">
            <text:p>84</text:p>
          </table:table-cell>
          <table:table-cell office:value-type="float" office:value="85.33" calcext:value-type="float">
            <text:p>85,33</text:p>
          </table:table-cell>
          <table:table-cell office:value-type="float" office:value="87.33" calcext:value-type="float">
            <text:p>87,33</text:p>
          </table:table-cell>
          <table:table-cell office:value-type="float" office:value="83.33" calcext:value-type="float">
            <text:p>83,33</text:p>
          </table:table-cell>
          <table:table-cell office:value-type="float" office:value="86.67" calcext:value-type="float">
            <text:p>86,67</text:p>
          </table:table-cell>
          <table:table-cell office:value-type="float" office:value="86" calcext:value-type="float">
            <text:p>86</text:p>
          </table:table-cell>
          <table:table-cell office:value-type="float" office:value="83.33" calcext:value-type="float">
            <text:p>83,33</text:p>
          </table:table-cell>
          <table:table-cell office:value-type="float" office:value="84" calcext:value-type="float">
            <text:p>84</text:p>
          </table:table-cell>
          <table:table-cell office:value-type="float" office:value="82" calcext:value-type="float">
            <text:p>82</text:p>
          </table:table-cell>
          <table:table-cell office:value-type="float" office:value="86.67" calcext:value-type="float">
            <text:p>86,67</text:p>
          </table:table-cell>
          <table:table-cell office:value-type="float" office:value="85.33" calcext:value-type="float">
            <text:p>85,33</text:p>
          </table:table-cell>
          <table:table-cell office:value-type="float" office:value="80.67" calcext:value-type="float">
            <text:p>80,67</text:p>
          </table:table-cell>
          <table:table-cell office:value-type="float" office:value="90" calcext:value-type="float">
            <text:p>90</text:p>
          </table:table-cell>
          <table:table-cell office:value-type="float" office:value="87.33" calcext:value-type="float">
            <text:p>87,33</text:p>
          </table:table-cell>
          <table:table-cell office:value-type="float" office:value="79.33" calcext:value-type="float">
            <text:p>79,33</text:p>
          </table:table-cell>
          <table:table-cell office:value-type="float" office:value="83.33" calcext:value-type="float">
            <text:p>83,33</text:p>
          </table:table-cell>
          <table:table-cell office:value-type="float" office:value="82.67" calcext:value-type="float">
            <text:p>82,67</text:p>
          </table:table-cell>
          <table:table-cell office:value-type="float" office:value="84" calcext:value-type="float">
            <text:p>84</text:p>
          </table:table-cell>
          <table:table-cell office:value-type="float" office:value="84.67" calcext:value-type="float">
            <text:p>84,67</text:p>
          </table:table-cell>
          <table:table-cell table:formula="of:=AVERAGE([.A129:.T129])" office:value-type="float" office:value="84.6995" calcext:value-type="float">
            <text:p>84,7</text:p>
          </table:table-cell>
          <table:table-cell table:number-columns-repeated="8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85.33" calcext:value-type="float">
            <text:p>85,33</text:p>
          </table:table-cell>
          <table:table-cell office:value-type="float" office:value="80.67" calcext:value-type="float">
            <text:p>80,67</text:p>
          </table:table-cell>
          <table:table-cell office:value-type="float" office:value="88" calcext:value-type="float">
            <text:p>88</text:p>
          </table:table-cell>
          <table:table-cell office:value-type="float" office:value="85.33" calcext:value-type="float">
            <text:p>85,33</text:p>
          </table:table-cell>
          <table:table-cell office:value-type="float" office:value="84" calcext:value-type="float">
            <text:p>84</text:p>
          </table:table-cell>
          <table:table-cell office:value-type="float" office:value="89.33" calcext:value-type="float">
            <text:p>89,33</text:p>
          </table:table-cell>
          <table:table-cell table:number-columns-repeated="2" office:value-type="float" office:value="82.67" calcext:value-type="float">
            <text:p>82,67</text:p>
          </table:table-cell>
          <table:table-cell office:value-type="float" office:value="83.33" calcext:value-type="float">
            <text:p>83,33</text:p>
          </table:table-cell>
          <table:table-cell office:value-type="float" office:value="84" calcext:value-type="float">
            <text:p>84</text:p>
          </table:table-cell>
          <table:table-cell office:value-type="float" office:value="82.67" calcext:value-type="float">
            <text:p>82,67</text:p>
          </table:table-cell>
          <table:table-cell office:value-type="float" office:value="83.33" calcext:value-type="float">
            <text:p>83,33</text:p>
          </table:table-cell>
          <table:table-cell office:value-type="float" office:value="86.67" calcext:value-type="float">
            <text:p>86,67</text:p>
          </table:table-cell>
          <table:table-cell office:value-type="float" office:value="84.67" calcext:value-type="float">
            <text:p>84,67</text:p>
          </table:table-cell>
          <table:table-cell office:value-type="float" office:value="83.33" calcext:value-type="float">
            <text:p>83,33</text:p>
          </table:table-cell>
          <table:table-cell office:value-type="float" office:value="88" calcext:value-type="float">
            <text:p>88</text:p>
          </table:table-cell>
          <table:table-cell office:value-type="float" office:value="82.67" calcext:value-type="float">
            <text:p>82,67</text:p>
          </table:table-cell>
          <table:table-cell office:value-type="float" office:value="86" calcext:value-type="float">
            <text:p>86</text:p>
          </table:table-cell>
          <table:table-cell office:value-type="float" office:value="82" calcext:value-type="float">
            <text:p>82</text:p>
          </table:table-cell>
          <table:table-cell table:formula="of:=AVERAGE([.A130:.T130])" office:value-type="float" office:value="84.5335" calcext:value-type="float">
            <text:p>84,5</text:p>
          </table:table-cell>
          <table:table-cell table:number-columns-repeated="8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81.33" calcext:value-type="float">
            <text:p>81,33</text:p>
          </table:table-cell>
          <table:table-cell office:value-type="float" office:value="80.67" calcext:value-type="float">
            <text:p>80,67</text:p>
          </table:table-cell>
          <table:table-cell office:value-type="float" office:value="89.33" calcext:value-type="float">
            <text:p>89,33</text:p>
          </table:table-cell>
          <table:table-cell office:value-type="float" office:value="82.67" calcext:value-type="float">
            <text:p>82,67</text:p>
          </table:table-cell>
          <table:table-cell office:value-type="float" office:value="78.67" calcext:value-type="float">
            <text:p>78,67</text:p>
          </table:table-cell>
          <table:table-cell office:value-type="float" office:value="84" calcext:value-type="float">
            <text:p>84</text:p>
          </table:table-cell>
          <table:table-cell office:value-type="float" office:value="81.33" calcext:value-type="float">
            <text:p>81,33</text:p>
          </table:table-cell>
          <table:table-cell office:value-type="float" office:value="77.33" calcext:value-type="float">
            <text:p>77,33</text:p>
          </table:table-cell>
          <table:table-cell office:value-type="float" office:value="83.33" calcext:value-type="float">
            <text:p>83,33</text:p>
          </table:table-cell>
          <table:table-cell office:value-type="float" office:value="86" calcext:value-type="float">
            <text:p>86</text:p>
          </table:table-cell>
          <table:table-cell office:value-type="float" office:value="83.33" calcext:value-type="float">
            <text:p>83,33</text:p>
          </table:table-cell>
          <table:table-cell table:number-columns-repeated="2" office:value-type="float" office:value="80.67" calcext:value-type="float">
            <text:p>80,67</text:p>
          </table:table-cell>
          <table:table-cell office:value-type="float" office:value="88.67" calcext:value-type="float">
            <text:p>88,67</text:p>
          </table:table-cell>
          <table:table-cell office:value-type="float" office:value="78.67" calcext:value-type="float">
            <text:p>78,67</text:p>
          </table:table-cell>
          <table:table-cell office:value-type="float" office:value="87.33" calcext:value-type="float">
            <text:p>87,33</text:p>
          </table:table-cell>
          <table:table-cell office:value-type="float" office:value="80.67" calcext:value-type="float">
            <text:p>80,67</text:p>
          </table:table-cell>
          <table:table-cell table:number-columns-repeated="2" office:value-type="float" office:value="84.67" calcext:value-type="float">
            <text:p>84,67</text:p>
          </table:table-cell>
          <table:table-cell table:formula="of:=AVERAGE([.A131:.T131])" office:value-type="float" office:value="82.9005" calcext:value-type="float">
            <text:p>82,9</text:p>
          </table:table-cell>
          <table:table-cell table:number-columns-repeated="8"/>
        </table:table-row>
        <table:table-row table:style-name="ro1" table:number-rows-repeated="2">
          <table:table-cell table:number-columns-repeated="29"/>
        </table:table-row>
        <table:table-row table:style-name="ro1">
          <table:table-cell table:style-name="ce14" office:value-type="string" calcext:value-type="string">
            <text:p>NSF</text:p>
          </table:table-cell>
          <table:table-cell/>
          <table:table-cell table:style-name="ce13"/>
          <table:table-cell table:number-columns-repeated="26"/>
        </table:table-row>
        <table:table-row table:style-name="ro1">
          <table:table-cell table:number-columns-repeated="20"/>
          <table:table-cell table:formula="of:=AVERAGE([.A135:.T135]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 table:number-columns-repeated="20"/>
          <table:table-cell table:formula="of:=AVERAGE([.A136:.T136]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 table:number-columns-repeated="20"/>
          <table:table-cell table:formula="of:=AVERAGE([.A137:.T137]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 table:number-columns-repeated="20"/>
          <table:table-cell table:formula="of:=AVERAGE([.A138:.T138]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 table:number-columns-repeated="20"/>
          <table:table-cell table:formula="of:=AVERAGE([.A139:.T139]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 table:number-columns-repeated="20"/>
          <table:table-cell table:formula="of:=AVERAGE([.A140:.T140]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 table:number-columns-repeated="20"/>
          <table:table-cell table:formula="of:=AVERAGE([.A141:.T141]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 table:number-columns-repeated="20"/>
          <table:table-cell table:formula="of:=AVERAGE([.A142:.T142]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 table:number-columns-repeated="20"/>
          <table:table-cell table:formula="of:=AVERAGE([.A143:.T143]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 table:number-columns-repeated="20"/>
          <table:table-cell table:formula="of:=AVERAGE([.A144:.T144]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 table:number-columns-repeated="20"/>
          <table:table-cell table:formula="of:=AVERAGE([.A145:.T145]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 table:number-columns-repeated="20"/>
          <table:table-cell table:formula="of:=AVERAGE([.A146:.T146]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 table:number-columns-repeated="20"/>
          <table:table-cell table:formula="of:=AVERAGE([.A147:.T147]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 table:number-columns-repeated="20"/>
          <table:table-cell table:formula="of:=AVERAGE([.A148:.T148]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 table:number-columns-repeated="20"/>
          <table:table-cell table:formula="of:=AVERAGE([.A149:.T149]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 table:number-columns-repeated="20"/>
          <table:table-cell table:formula="of:=AVERAGE([.A150:.T150]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 table:number-columns-repeated="20"/>
          <table:table-cell table:formula="of:=AVERAGE([.A151:.T151]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 table:number-columns-repeated="20"/>
          <table:table-cell table:formula="of:=AVERAGE([.A152:.T152]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 table:number-columns-repeated="20"/>
          <table:table-cell table:formula="of:=AVERAGE([.A153:.T153]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 table:number-columns-repeated="20"/>
          <table:table-cell table:formula="of:=AVERAGE([.A154:.T154]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 table:number-columns-repeated="20"/>
          <table:table-cell table:formula="of:=AVERAGE([.A155:.T155]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 table:number-columns-repeated="20"/>
          <table:table-cell table:formula="of:=AVERAGE([.A156:.T156]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 table:number-columns-repeated="20"/>
          <table:table-cell table:formula="of:=AVERAGE([.A157:.T157]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 table:number-columns-repeated="20"/>
          <table:table-cell table:formula="of:=AVERAGE([.A158:.T158]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 table:number-columns-repeated="20"/>
          <table:table-cell table:formula="of:=AVERAGE([.A159:.T159]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 table:number-columns-repeated="20"/>
          <table:table-cell table:formula="of:=AVERAGE([.A160:.T160]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 table:number-columns-repeated="20"/>
          <table:table-cell table:formula="of:=AVERAGE([.A161:.T161]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 table:number-columns-repeated="20"/>
          <table:table-cell table:formula="of:=AVERAGE([.A162:.T162]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 table:number-columns-repeated="20"/>
          <table:table-cell table:formula="of:=AVERAGE([.A163:.T163]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 table:number-columns-repeated="20"/>
          <table:table-cell table:formula="of:=AVERAGE([.A164:.T164]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 table:number-columns-repeated="20"/>
          <table:table-cell table:formula="of:=AVERAGE([.A165:.T165]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 table:number-columns-repeated="20"/>
          <table:table-cell table:formula="of:=AVERAGE([.A166:.T166]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 table:number-columns-repeated="20"/>
          <table:table-cell table:formula="of:=AVERAGE([.A167:.T167]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 table:number-columns-repeated="20"/>
          <table:table-cell table:formula="of:=AVERAGE([.A168:.T168]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 table:number-columns-repeated="20"/>
          <table:table-cell table:formula="of:=AVERAGE([.A169:.T169]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 table:number-columns-repeated="20"/>
          <table:table-cell table:formula="of:=AVERAGE([.A170:.T170]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 table:number-columns-repeated="20"/>
          <table:table-cell table:formula="of:=AVERAGE([.A171:.T171]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 table:number-columns-repeated="20"/>
          <table:table-cell table:formula="of:=AVERAGE([.A172:.T172]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 table:number-columns-repeated="20"/>
          <table:table-cell table:formula="of:=AVERAGE([.A173:.T173]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 table:number-columns-repeated="20"/>
          <table:table-cell table:formula="of:=AVERAGE([.A174:.T174]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 table:number-columns-repeated="20"/>
          <table:table-cell table:formula="of:=AVERAGE([.A175:.T175]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 table:number-columns-repeated="20"/>
          <table:table-cell table:formula="of:=AVERAGE([.A176:.T176]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 table:number-columns-repeated="20"/>
          <table:table-cell table:formula="of:=AVERAGE([.A177:.T177]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 table:number-columns-repeated="20"/>
          <table:table-cell table:formula="of:=AVERAGE([.A178:.T178]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 table:number-columns-repeated="20"/>
          <table:table-cell table:formula="of:=AVERAGE([.A179:.T179]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 table:number-columns-repeated="20"/>
          <table:table-cell table:formula="of:=AVERAGE([.A180:.T180]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 table:number-columns-repeated="20"/>
          <table:table-cell table:formula="of:=AVERAGE([.A181:.T181]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 table:number-columns-repeated="20"/>
          <table:table-cell table:formula="of:=AVERAGE([.A182:.T182]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 table:number-columns-repeated="20"/>
          <table:table-cell table:formula="of:=AVERAGE([.A183:.T183]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 table:number-columns-repeated="20"/>
          <table:table-cell table:formula="of:=AVERAGE([.A184:.T184]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 table:number-columns-repeated="20"/>
          <table:table-cell table:formula="of:=AVERAGE([.A185:.T185]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 table:number-columns-repeated="20"/>
          <table:table-cell table:formula="of:=AVERAGE([.A186:.T186]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 table:number-columns-repeated="20"/>
          <table:table-cell table:formula="of:=AVERAGE([.A187:.T187]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 table:number-columns-repeated="20"/>
          <table:table-cell table:formula="of:=AVERAGE([.A188:.T188]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 table:number-columns-repeated="20"/>
          <table:table-cell table:formula="of:=AVERAGE([.A189:.T189]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 table:number-columns-repeated="20"/>
          <table:table-cell table:formula="of:=AVERAGE([.A190:.T190]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 table:number-columns-repeated="20"/>
          <table:table-cell table:formula="of:=AVERAGE([.A191:.T191]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 table:number-columns-repeated="20"/>
          <table:table-cell table:formula="of:=AVERAGE([.A192:.T192]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 table:number-columns-repeated="20"/>
          <table:table-cell table:formula="of:=AVERAGE([.A193:.T193]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 table:number-columns-repeated="20"/>
          <table:table-cell table:formula="of:=AVERAGE([.A194:.T194]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 table:number-columns-repeated="20"/>
          <table:table-cell table:formula="of:=AVERAGE([.A195:.T195]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 table:number-columns-repeated="20"/>
          <table:table-cell table:formula="of:=AVERAGE([.A196:.T196]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 table:number-columns-repeated="20"/>
          <table:table-cell table:formula="of:=AVERAGE([.A197:.T197]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 table:number-columns-repeated="20"/>
          <table:table-cell table:formula="of:=AVERAGE([.A198:.T198]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 table:number-rows-repeated="2">
          <table:table-cell table:number-columns-repeated="29"/>
        </table:table-row>
        <table:table-row table:style-name="ro1">
          <table:table-cell table:style-name="ce14" office:value-type="string" calcext:value-type="string">
            <text:p>Ipe</text:p>
          </table:table-cell>
          <table:table-cell/>
          <table:table-cell table:style-name="ce13"/>
          <table:table-cell table:number-columns-repeated="26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67" calcext:value-type="float">
            <text:p>0,67</text:p>
          </table:table-cell>
          <table:table-cell table:number-columns-repeated="17" office:value-type="float" office:value="0" calcext:value-type="float">
            <text:p>0</text:p>
          </table:table-cell>
          <table:table-cell table:formula="of:=AVERAGE([.A202:.T202])" office:value-type="float" office:value="0.0335" calcext:value-type="float">
            <text:p>0,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67" calcext:value-type="float">
            <text:p>0,67</text:p>
          </table:table-cell>
          <table:table-cell table:number-columns-repeated="16" office:value-type="float" office:value="0" calcext:value-type="float">
            <text:p>0</text:p>
          </table:table-cell>
          <table:table-cell table:formula="of:=AVERAGE([.A203:.T203])" office:value-type="float" office:value="0.067" calcext:value-type="float">
            <text:p>0,1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67" calcext:value-type="float">
            <text:p>0,67</text:p>
          </table:table-cell>
          <table:table-cell table:number-columns-repeated="16" office:value-type="float" office:value="0" calcext:value-type="float">
            <text:p>0</text:p>
          </table:table-cell>
          <table:table-cell table:formula="of:=AVERAGE([.A204:.T204])" office:value-type="float" office:value="0.067" calcext:value-type="float">
            <text:p>0,1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67" calcext:value-type="float">
            <text:p>0,67</text:p>
          </table:table-cell>
          <table:table-cell table:number-columns-repeated="17" office:value-type="float" office:value="0" calcext:value-type="float">
            <text:p>0</text:p>
          </table:table-cell>
          <table:table-cell table:formula="of:=AVERAGE([.A205:.T205])" office:value-type="float" office:value="0.0335" calcext:value-type="float">
            <text:p>0,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67" calcext:value-type="float">
            <text:p>0,67</text:p>
          </table:table-cell>
          <table:table-cell table:number-columns-repeated="16" office:value-type="float" office:value="0" calcext:value-type="float">
            <text:p>0</text:p>
          </table:table-cell>
          <table:table-cell table:formula="of:=AVERAGE([.A206:.T206])" office:value-type="float" office:value="0.067" calcext:value-type="float">
            <text:p>0,1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67" calcext:value-type="float">
            <text:p>0,67</text:p>
          </table:table-cell>
          <table:table-cell table:number-columns-repeated="17" office:value-type="float" office:value="0" calcext:value-type="float">
            <text:p>0</text:p>
          </table:table-cell>
          <table:table-cell table:formula="of:=AVERAGE([.A207:.T207])" office:value-type="float" office:value="0.0335" calcext:value-type="float">
            <text:p>0,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67" calcext:value-type="float">
            <text:p>0,67</text:p>
          </table:table-cell>
          <table:table-cell table:number-columns-repeated="17" office:value-type="float" office:value="0" calcext:value-type="float">
            <text:p>0</text:p>
          </table:table-cell>
          <table:table-cell table:formula="of:=AVERAGE([.A208:.T208])" office:value-type="float" office:value="0.0335" calcext:value-type="float">
            <text:p>0,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67" calcext:value-type="float">
            <text:p>0,67</text:p>
          </table:table-cell>
          <table:table-cell table:number-columns-repeated="17" office:value-type="float" office:value="0" calcext:value-type="float">
            <text:p>0</text:p>
          </table:table-cell>
          <table:table-cell table:formula="of:=AVERAGE([.A209:.T209])" office:value-type="float" office:value="0.0335" calcext:value-type="float">
            <text:p>0,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67" calcext:value-type="float">
            <text:p>0,6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67" calcext:value-type="float">
            <text:p>2,6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.33" calcext:value-type="float">
            <text:p>1,3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AVERAGE([.A210:.T210])" office:value-type="float" office:value="0.2335" calcext:value-type="float">
            <text:p>0,2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67" calcext:value-type="float">
            <text:p>0,67</text:p>
          </table:table-cell>
          <table:table-cell office:value-type="float" office:value="1.33" calcext:value-type="float">
            <text:p>1,33</text:p>
          </table:table-cell>
          <table:table-cell office:value-type="float" office:value="0" calcext:value-type="float">
            <text:p>0</text:p>
          </table:table-cell>
          <table:table-cell office:value-type="float" office:value="3.33" calcext:value-type="float">
            <text:p>3,3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67" calcext:value-type="float">
            <text:p>2,67</text:p>
          </table:table-cell>
          <table:table-cell table:number-columns-repeated="9" office:value-type="float" office:value="0" calcext:value-type="float">
            <text:p>0</text:p>
          </table:table-cell>
          <table:table-cell table:formula="of:=AVERAGE([.A211:.T211])" office:value-type="float" office:value="0.4" calcext:value-type="float">
            <text:p>0,4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67" calcext:value-type="float">
            <text:p>0,67</text:p>
          </table:table-cell>
          <table:table-cell office:value-type="float" office:value="3.33" calcext:value-type="float">
            <text:p>3,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33" calcext:value-type="float">
            <text:p>3,3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.67" calcext:value-type="float">
            <text:p>2,67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AVERAGE([.A212:.T212])" office:value-type="float" office:value="0.5" calcext:value-type="float">
            <text:p>0,5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67" calcext:value-type="float">
            <text:p>0,6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67" calcext:value-type="float">
            <text:p>2,67</text:p>
          </table:table-cell>
          <table:table-cell office:value-type="float" office:value="0" calcext:value-type="float">
            <text:p>0</text:p>
          </table:table-cell>
          <table:table-cell office:value-type="float" office:value="1.33" calcext:value-type="float">
            <text:p>1,3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.33" calcext:value-type="float">
            <text:p>1,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7" calcext:value-type="float">
            <text:p>0,67</text:p>
          </table:table-cell>
          <table:table-cell table:formula="of:=AVERAGE([.A213:.T213])" office:value-type="float" office:value="0.6335" calcext:value-type="float">
            <text:p>0,6</text:p>
          </table:table-cell>
          <table:table-cell table:number-columns-repeated="8"/>
        </table:table-row>
        <table:table-row table:style-name="ro1">
          <table:table-cell office:value-type="float" office:value="1.33" calcext:value-type="float">
            <text:p>1,3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67" calcext:value-type="float">
            <text:p>0,67</text:p>
          </table:table-cell>
          <table:table-cell office:value-type="float" office:value="3.33" calcext:value-type="float">
            <text:p>3,3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67" calcext:value-type="float">
            <text:p>2,67</text:p>
          </table:table-cell>
          <table:table-cell office:value-type="float" office:value="0.67" calcext:value-type="float">
            <text:p>0,67</text:p>
          </table:table-cell>
          <table:table-cell office:value-type="float" office:value="2" calcext:value-type="float">
            <text:p>2</text:p>
          </table:table-cell>
          <table:table-cell office:value-type="float" office:value="3.33" calcext:value-type="float">
            <text:p>3,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67" calcext:value-type="float">
            <text:p>0,67</text:p>
          </table:table-cell>
          <table:table-cell office:value-type="float" office:value="3.33" calcext:value-type="float">
            <text:p>3,33</text:p>
          </table:table-cell>
          <table:table-cell office:value-type="float" office:value="0.67" calcext:value-type="float">
            <text:p>0,67</text:p>
          </table:table-cell>
          <table:table-cell office:value-type="float" office:value="2.67" calcext:value-type="float">
            <text:p>2,67</text:p>
          </table:table-cell>
          <table:table-cell office:value-type="float" office:value="0.67" calcext:value-type="float">
            <text:p>0,67</text:p>
          </table:table-cell>
          <table:table-cell table:formula="of:=AVERAGE([.A214:.T214])" office:value-type="float" office:value="1.234" calcext:value-type="float">
            <text:p>1,2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7" calcext:value-type="float">
            <text:p>0,67</text:p>
          </table:table-cell>
          <table:table-cell table:number-columns-repeated="2" office:value-type="float" office:value="3.33" calcext:value-type="float">
            <text:p>3,33</text:p>
          </table:table-cell>
          <table:table-cell office:value-type="float" office:value="2.67" calcext:value-type="float">
            <text:p>2,67</text:p>
          </table:table-cell>
          <table:table-cell office:value-type="float" office:value="0.67" calcext:value-type="float">
            <text:p>0,6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.67" calcext:value-type="float">
            <text:p>0,67</text:p>
          </table:table-cell>
          <table:table-cell office:value-type="float" office:value="0" calcext:value-type="float">
            <text:p>0</text:p>
          </table:table-cell>
          <table:table-cell office:value-type="float" office:value="0.67" calcext:value-type="float">
            <text:p>0,6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.33" calcext:value-type="float">
            <text:p>7,33</text:p>
          </table:table-cell>
          <table:table-cell office:value-type="float" office:value="0.67" calcext:value-type="float">
            <text:p>0,67</text:p>
          </table:table-cell>
          <table:table-cell office:value-type="float" office:value="5.33" calcext:value-type="float">
            <text:p>5,33</text:p>
          </table:table-cell>
          <table:table-cell office:value-type="float" office:value="6.67" calcext:value-type="float">
            <text:p>6,67</text:p>
          </table:table-cell>
          <table:table-cell office:value-type="float" office:value="1.33" calcext:value-type="float">
            <text:p>1,33</text:p>
          </table:table-cell>
          <table:table-cell office:value-type="float" office:value="5.33" calcext:value-type="float">
            <text:p>5,33</text:p>
          </table:table-cell>
          <table:table-cell office:value-type="float" office:value="0" calcext:value-type="float">
            <text:p>0</text:p>
          </table:table-cell>
          <table:table-cell table:formula="of:=AVERAGE([.A215:.T215])" office:value-type="float" office:value="2.4335" calcext:value-type="float">
            <text:p>2,4</text:p>
          </table:table-cell>
          <table:table-cell table:number-columns-repeated="8"/>
        </table:table-row>
        <table:table-row table:style-name="ro1">
          <table:table-cell office:value-type="float" office:value="0.67" calcext:value-type="float">
            <text:p>0,67</text:p>
          </table:table-cell>
          <table:table-cell office:value-type="float" office:value="13.33" calcext:value-type="float">
            <text:p>13,33</text:p>
          </table:table-cell>
          <table:table-cell office:value-type="float" office:value="4.67" calcext:value-type="float">
            <text:p>4,67</text:p>
          </table:table-cell>
          <table:table-cell office:value-type="float" office:value="2" calcext:value-type="float">
            <text:p>2</text:p>
          </table:table-cell>
          <table:table-cell office:value-type="float" office:value="4.67" calcext:value-type="float">
            <text:p>4,6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.33" calcext:value-type="float">
            <text:p>7,33</text:p>
          </table:table-cell>
          <table:table-cell office:value-type="float" office:value="6.67" calcext:value-type="float">
            <text:p>6,67</text:p>
          </table:table-cell>
          <table:table-cell office:value-type="float" office:value="6" calcext:value-type="float">
            <text:p>6</text:p>
          </table:table-cell>
          <table:table-cell office:value-type="float" office:value="2.67" calcext:value-type="float">
            <text:p>2,6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1.33" calcext:value-type="float">
            <text:p>11,33</text:p>
          </table:table-cell>
          <table:table-cell office:value-type="float" office:value="0" calcext:value-type="float">
            <text:p>0</text:p>
          </table:table-cell>
          <table:table-cell office:value-type="float" office:value="6.67" calcext:value-type="float">
            <text:p>6,67</text:p>
          </table:table-cell>
          <table:table-cell office:value-type="float" office:value="3.33" calcext:value-type="float">
            <text:p>3,33</text:p>
          </table:table-cell>
          <table:table-cell office:value-type="float" office:value="0.67" calcext:value-type="float">
            <text:p>0,67</text:p>
          </table:table-cell>
          <table:table-cell table:formula="of:=AVERAGE([.A216:.T216])" office:value-type="float" office:value="4.4005" calcext:value-type="float">
            <text:p>4,4</text:p>
          </table:table-cell>
          <table:table-cell table:number-columns-repeated="8"/>
        </table:table-row>
        <table:table-row table:style-name="ro1">
          <table:table-cell office:value-type="float" office:value="1.33" calcext:value-type="float">
            <text:p>1,33</text:p>
          </table:table-cell>
          <table:table-cell office:value-type="float" office:value="2.67" calcext:value-type="float">
            <text:p>2,67</text:p>
          </table:table-cell>
          <table:table-cell table:number-columns-repeated="2" office:value-type="float" office:value="7.33" calcext:value-type="float">
            <text:p>7,33</text:p>
          </table:table-cell>
          <table:table-cell office:value-type="float" office:value="2.67" calcext:value-type="float">
            <text:p>2,67</text:p>
          </table:table-cell>
          <table:table-cell office:value-type="float" office:value="5.33" calcext:value-type="float">
            <text:p>5,33</text:p>
          </table:table-cell>
          <table:table-cell office:value-type="float" office:value="3.33" calcext:value-type="float">
            <text:p>3,33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.67" calcext:value-type="float">
            <text:p>8,67</text:p>
          </table:table-cell>
          <table:table-cell office:value-type="float" office:value="0.67" calcext:value-type="float">
            <text:p>0,67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.33" calcext:value-type="float">
            <text:p>1,33</text:p>
          </table:table-cell>
          <table:table-cell office:value-type="float" office:value="6" calcext:value-type="float">
            <text:p>6</text:p>
          </table:table-cell>
          <table:table-cell office:value-type="float" office:value="5.33" calcext:value-type="float">
            <text:p>5,33</text:p>
          </table:table-cell>
          <table:table-cell office:value-type="float" office:value="2.67" calcext:value-type="float">
            <text:p>2,67</text:p>
          </table:table-cell>
          <table:table-cell table:formula="of:=AVERAGE([.A217:.T217])" office:value-type="float" office:value="4.533" calcext:value-type="float">
            <text:p>4,5</text:p>
          </table:table-cell>
          <table:table-cell table:number-columns-repeated="8"/>
        </table:table-row>
        <table:table-row table:style-name="ro1">
          <table:table-cell office:value-type="float" office:value="2.67" calcext:value-type="float">
            <text:p>2,67</text:p>
          </table:table-cell>
          <table:table-cell office:value-type="float" office:value="8.67" calcext:value-type="float">
            <text:p>8,67</text:p>
          </table:table-cell>
          <table:table-cell office:value-type="float" office:value="4" calcext:value-type="float">
            <text:p>4</text:p>
          </table:table-cell>
          <table:table-cell office:value-type="float" office:value="7.33" calcext:value-type="float">
            <text:p>7,33</text:p>
          </table:table-cell>
          <table:table-cell office:value-type="float" office:value="1.33" calcext:value-type="float">
            <text:p>1,33</text:p>
          </table:table-cell>
          <table:table-cell office:value-type="float" office:value="8.67" calcext:value-type="float">
            <text:p>8,67</text:p>
          </table:table-cell>
          <table:table-cell office:value-type="float" office:value="2" calcext:value-type="float">
            <text:p>2</text:p>
          </table:table-cell>
          <table:table-cell office:value-type="float" office:value="8.67" calcext:value-type="float">
            <text:p>8,67</text:p>
          </table:table-cell>
          <table:table-cell office:value-type="float" office:value="7.33" calcext:value-type="float">
            <text:p>7,3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9.33" calcext:value-type="float">
            <text:p>9,33</text:p>
          </table:table-cell>
          <table:table-cell office:value-type="float" office:value="3.33" calcext:value-type="float">
            <text:p>3,33</text:p>
          </table:table-cell>
          <table:table-cell office:value-type="float" office:value="9.33" calcext:value-type="float">
            <text:p>9,33</text:p>
          </table:table-cell>
          <table:table-cell office:value-type="float" office:value="10" calcext:value-type="float">
            <text:p>10</text:p>
          </table:table-cell>
          <table:table-cell office:value-type="float" office:value="8.67" calcext:value-type="float">
            <text:p>8,67</text:p>
          </table:table-cell>
          <table:table-cell office:value-type="float" office:value="0.67" calcext:value-type="float">
            <text:p>0,67</text:p>
          </table:table-cell>
          <table:table-cell office:value-type="float" office:value="11.33" calcext:value-type="float">
            <text:p>11,33</text:p>
          </table:table-cell>
          <table:table-cell office:value-type="float" office:value="1.33" calcext:value-type="float">
            <text:p>1,33</text:p>
          </table:table-cell>
          <table:table-cell office:value-type="float" office:value="4" calcext:value-type="float">
            <text:p>4</text:p>
          </table:table-cell>
          <table:table-cell table:formula="of:=AVERAGE([.A218:.T218])" office:value-type="float" office:value="6.0995" calcext:value-type="float">
            <text:p>6,1</text:p>
          </table:table-cell>
          <table:table-cell table:number-columns-repeated="8"/>
        </table:table-row>
        <table:table-row table:style-name="ro1">
          <table:table-cell office:value-type="float" office:value="4.67" calcext:value-type="float">
            <text:p>4,67</text:p>
          </table:table-cell>
          <table:table-cell office:value-type="float" office:value="6.67" calcext:value-type="float">
            <text:p>6,6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5.33" calcext:value-type="float">
            <text:p>15,33</text:p>
          </table:table-cell>
          <table:table-cell office:value-type="float" office:value="17.33" calcext:value-type="float">
            <text:p>17,33</text:p>
          </table:table-cell>
          <table:table-cell office:value-type="float" office:value="7.33" calcext:value-type="float">
            <text:p>7,3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7.33" calcext:value-type="float">
            <text:p>7,33</text:p>
          </table:table-cell>
          <table:table-cell office:value-type="float" office:value="4.67" calcext:value-type="float">
            <text:p>4,67</text:p>
          </table:table-cell>
          <table:table-cell office:value-type="float" office:value="4" calcext:value-type="float">
            <text:p>4</text:p>
          </table:table-cell>
          <table:table-cell office:value-type="float" office:value="1.33" calcext:value-type="float">
            <text:p>1,33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0.67" calcext:value-type="float">
            <text:p>10,67</text:p>
          </table:table-cell>
          <table:table-cell office:value-type="float" office:value="7.33" calcext:value-type="float">
            <text:p>7,33</text:p>
          </table:table-cell>
          <table:table-cell office:value-type="float" office:value="18" calcext:value-type="float">
            <text:p>18</text:p>
          </table:table-cell>
          <table:table-cell office:value-type="float" office:value="7.33" calcext:value-type="float">
            <text:p>7,33</text:p>
          </table:table-cell>
          <table:table-cell table:formula="of:=AVERAGE([.A219:.T219])" office:value-type="float" office:value="7.6995" calcext:value-type="float">
            <text:p>7,7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9.33" calcext:value-type="float">
            <text:p>9,33</text:p>
          </table:table-cell>
          <table:table-cell office:value-type="float" office:value="2.67" calcext:value-type="float">
            <text:p>2,67</text:p>
          </table:table-cell>
          <table:table-cell office:value-type="float" office:value="13.33" calcext:value-type="float">
            <text:p>13,33</text:p>
          </table:table-cell>
          <table:table-cell office:value-type="float" office:value="4.67" calcext:value-type="float">
            <text:p>4,67</text:p>
          </table:table-cell>
          <table:table-cell office:value-type="float" office:value="3.33" calcext:value-type="float">
            <text:p>3,33</text:p>
          </table:table-cell>
          <table:table-cell office:value-type="float" office:value="6.67" calcext:value-type="float">
            <text:p>6,67</text:p>
          </table:table-cell>
          <table:table-cell office:value-type="float" office:value="10" calcext:value-type="float">
            <text:p>10</text:p>
          </table:table-cell>
          <table:table-cell office:value-type="float" office:value="19.33" calcext:value-type="float">
            <text:p>19,33</text:p>
          </table:table-cell>
          <table:table-cell office:value-type="float" office:value="10.67" calcext:value-type="float">
            <text:p>10,6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.67" calcext:value-type="float">
            <text:p>6,67</text:p>
          </table:table-cell>
          <table:table-cell office:value-type="float" office:value="11.33" calcext:value-type="float">
            <text:p>11,33</text:p>
          </table:table-cell>
          <table:table-cell office:value-type="float" office:value="5.33" calcext:value-type="float">
            <text:p>5,33</text:p>
          </table:table-cell>
          <table:table-cell office:value-type="float" office:value="13.33" calcext:value-type="float">
            <text:p>13,33</text:p>
          </table:table-cell>
          <table:table-cell office:value-type="float" office:value="12.67" calcext:value-type="float">
            <text:p>12,67</text:p>
          </table:table-cell>
          <table:table-cell office:value-type="float" office:value="20" calcext:value-type="float">
            <text:p>20</text:p>
          </table:table-cell>
          <table:table-cell office:value-type="float" office:value="4.67" calcext:value-type="float">
            <text:p>4,67</text:p>
          </table:table-cell>
          <table:table-cell table:formula="of:=AVERAGE([.A220:.T220])" office:value-type="float" office:value="9.3665" calcext:value-type="float">
            <text:p>9,4</text:p>
          </table:table-cell>
          <table:table-cell table:number-columns-repeated="8"/>
        </table:table-row>
        <table:table-row table:style-name="ro1">
          <table:table-cell office:value-type="float" office:value="4.67" calcext:value-type="float">
            <text:p>4,67</text:p>
          </table:table-cell>
          <table:table-cell office:value-type="float" office:value="9.33" calcext:value-type="float">
            <text:p>9,33</text:p>
          </table:table-cell>
          <table:table-cell office:value-type="float" office:value="5.33" calcext:value-type="float">
            <text:p>5,33</text:p>
          </table:table-cell>
          <table:table-cell office:value-type="float" office:value="13.33" calcext:value-type="float">
            <text:p>13,33</text:p>
          </table:table-cell>
          <table:table-cell office:value-type="float" office:value="9.33" calcext:value-type="float">
            <text:p>9,33</text:p>
          </table:table-cell>
          <table:table-cell office:value-type="float" office:value="6.67" calcext:value-type="float">
            <text:p>6,67</text:p>
          </table:table-cell>
          <table:table-cell office:value-type="float" office:value="24" calcext:value-type="float">
            <text:p>24</text:p>
          </table:table-cell>
          <table:table-cell office:value-type="float" office:value="11.33" calcext:value-type="float">
            <text:p>11,33</text:p>
          </table:table-cell>
          <table:table-cell office:value-type="float" office:value="6" calcext:value-type="float">
            <text:p>6</text:p>
          </table:table-cell>
          <table:table-cell office:value-type="float" office:value="7.33" calcext:value-type="float">
            <text:p>7,33</text:p>
          </table:table-cell>
          <table:table-cell office:value-type="float" office:value="15.33" calcext:value-type="float">
            <text:p>15,33</text:p>
          </table:table-cell>
          <table:table-cell office:value-type="float" office:value="2.67" calcext:value-type="float">
            <text:p>2,67</text:p>
          </table:table-cell>
          <table:table-cell office:value-type="float" office:value="12" calcext:value-type="float">
            <text:p>12</text:p>
          </table:table-cell>
          <table:table-cell office:value-type="float" office:value="19.33" calcext:value-type="float">
            <text:p>19,3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4.67" calcext:value-type="float">
            <text:p>14,67</text:p>
          </table:table-cell>
          <table:table-cell office:value-type="float" office:value="10" calcext:value-type="float">
            <text:p>10</text:p>
          </table:table-cell>
          <table:table-cell office:value-type="float" office:value="25.33" calcext:value-type="float">
            <text:p>25,33</text:p>
          </table:table-cell>
          <table:table-cell table:formula="of:=AVERAGE([.A221:.T221])" office:value-type="float" office:value="10.8325" calcext:value-type="float">
            <text:p>10,8</text:p>
          </table:table-cell>
          <table:table-cell table:number-columns-repeated="8"/>
        </table:table-row>
        <table:table-row table:style-name="ro1">
          <table:table-cell office:value-type="float" office:value="15.33" calcext:value-type="float">
            <text:p>15,33</text:p>
          </table:table-cell>
          <table:table-cell office:value-type="float" office:value="13.33" calcext:value-type="float">
            <text:p>13,33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14.67" calcext:value-type="float">
            <text:p>14,67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18.67" calcext:value-type="float">
            <text:p>18,67</text:p>
          </table:table-cell>
          <table:table-cell office:value-type="float" office:value="2.67" calcext:value-type="float">
            <text:p>2,67</text:p>
          </table:table-cell>
          <table:table-cell office:value-type="float" office:value="19.33" calcext:value-type="float">
            <text:p>19,33</text:p>
          </table:table-cell>
          <table:table-cell office:value-type="float" office:value="3.33" calcext:value-type="float">
            <text:p>3,33</text:p>
          </table:table-cell>
          <table:table-cell office:value-type="float" office:value="22.67" calcext:value-type="float">
            <text:p>22,67</text:p>
          </table:table-cell>
          <table:table-cell office:value-type="float" office:value="13.33" calcext:value-type="float">
            <text:p>13,33</text:p>
          </table:table-cell>
          <table:table-cell office:value-type="float" office:value="16.67" calcext:value-type="float">
            <text:p>16,67</text:p>
          </table:table-cell>
          <table:table-cell office:value-type="float" office:value="13.33" calcext:value-type="float">
            <text:p>13,33</text:p>
          </table:table-cell>
          <table:table-cell office:value-type="float" office:value="8.67" calcext:value-type="float">
            <text:p>8,67</text:p>
          </table:table-cell>
          <table:table-cell office:value-type="float" office:value="13.33" calcext:value-type="float">
            <text:p>13,33</text:p>
          </table:table-cell>
          <table:table-cell office:value-type="float" office:value="18" calcext:value-type="float">
            <text:p>18</text:p>
          </table:table-cell>
          <table:table-cell office:value-type="float" office:value="24.67" calcext:value-type="float">
            <text:p>24,67</text:p>
          </table:table-cell>
          <table:table-cell office:value-type="float" office:value="16.67" calcext:value-type="float">
            <text:p>16,67</text:p>
          </table:table-cell>
          <table:table-cell table:formula="of:=AVERAGE([.A222:.T222])" office:value-type="float" office:value="15.8335" calcext:value-type="float">
            <text:p>15,8</text:p>
          </table:table-cell>
          <table:table-cell table:number-columns-repeated="8"/>
        </table:table-row>
        <table:table-row table:style-name="ro1">
          <table:table-cell office:value-type="float" office:value="25.33" calcext:value-type="float">
            <text:p>25,33</text:p>
          </table:table-cell>
          <table:table-cell office:value-type="float" office:value="22.67" calcext:value-type="float">
            <text:p>22,67</text:p>
          </table:table-cell>
          <table:table-cell office:value-type="float" office:value="19.33" calcext:value-type="float">
            <text:p>19,33</text:p>
          </table:table-cell>
          <table:table-cell office:value-type="float" office:value="8.67" calcext:value-type="float">
            <text:p>8,67</text:p>
          </table:table-cell>
          <table:table-cell office:value-type="float" office:value="18.67" calcext:value-type="float">
            <text:p>18,67</text:p>
          </table:table-cell>
          <table:table-cell office:value-type="float" office:value="28" calcext:value-type="float">
            <text:p>28</text:p>
          </table:table-cell>
          <table:table-cell office:value-type="float" office:value="28.67" calcext:value-type="float">
            <text:p>28,67</text:p>
          </table:table-cell>
          <table:table-cell office:value-type="float" office:value="10.67" calcext:value-type="float">
            <text:p>10,67</text:p>
          </table:table-cell>
          <table:table-cell office:value-type="float" office:value="15.33" calcext:value-type="float">
            <text:p>15,33</text:p>
          </table:table-cell>
          <table:table-cell office:value-type="float" office:value="17.33" calcext:value-type="float">
            <text:p>17,33</text:p>
          </table:table-cell>
          <table:table-cell office:value-type="float" office:value="22.67" calcext:value-type="float">
            <text:p>22,67</text:p>
          </table:table-cell>
          <table:table-cell office:value-type="float" office:value="26" calcext:value-type="float">
            <text:p>26</text:p>
          </table:table-cell>
          <table:table-cell office:value-type="float" office:value="13.33" calcext:value-type="float">
            <text:p>13,33</text:p>
          </table:table-cell>
          <table:table-cell office:value-type="float" office:value="20" calcext:value-type="float">
            <text:p>20</text:p>
          </table:table-cell>
          <table:table-cell office:value-type="float" office:value="24.67" calcext:value-type="float">
            <text:p>24,67</text:p>
          </table:table-cell>
          <table:table-cell office:value-type="float" office:value="32.67" calcext:value-type="float">
            <text:p>32,67</text:p>
          </table:table-cell>
          <table:table-cell office:value-type="float" office:value="25.33" calcext:value-type="float">
            <text:p>25,33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14.67" calcext:value-type="float">
            <text:p>14,67</text:p>
          </table:table-cell>
          <table:table-cell table:formula="of:=AVERAGE([.A223:.T223])" office:value-type="float" office:value="20.4005" calcext:value-type="float">
            <text:p>20,4</text:p>
          </table:table-cell>
          <table:table-cell table:number-columns-repeated="8"/>
        </table:table-row>
        <table:table-row table:style-name="ro1">
          <table:table-cell office:value-type="float" office:value="22.67" calcext:value-type="float">
            <text:p>22,67</text:p>
          </table:table-cell>
          <table:table-cell office:value-type="float" office:value="14.67" calcext:value-type="float">
            <text:p>14,67</text:p>
          </table:table-cell>
          <table:table-cell office:value-type="float" office:value="24.67" calcext:value-type="float">
            <text:p>24,67</text:p>
          </table:table-cell>
          <table:table-cell office:value-type="float" office:value="18.67" calcext:value-type="float">
            <text:p>18,67</text:p>
          </table:table-cell>
          <table:table-cell office:value-type="float" office:value="16" calcext:value-type="float">
            <text:p>16</text:p>
          </table:table-cell>
          <table:table-cell office:value-type="float" office:value="23.33" calcext:value-type="float">
            <text:p>23,3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7.33" calcext:value-type="float">
            <text:p>17,33</text:p>
          </table:table-cell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7.33" calcext:value-type="float">
            <text:p>27,33</text:p>
          </table:table-cell>
          <table:table-cell office:value-type="float" office:value="29.33" calcext:value-type="float">
            <text:p>29,33</text:p>
          </table:table-cell>
          <table:table-cell office:value-type="float" office:value="26" calcext:value-type="float">
            <text:p>26</text:p>
          </table:table-cell>
          <table:table-cell office:value-type="float" office:value="26.67" calcext:value-type="float">
            <text:p>26,67</text:p>
          </table:table-cell>
          <table:table-cell office:value-type="float" office:value="20.67" calcext:value-type="float">
            <text:p>20,67</text:p>
          </table:table-cell>
          <table:table-cell office:value-type="float" office:value="31.33" calcext:value-type="float">
            <text:p>31,33</text:p>
          </table:table-cell>
          <table:table-cell table:formula="of:=AVERAGE([.A224:.T224])" office:value-type="float" office:value="22.2" calcext:value-type="float">
            <text:p>22,2</text:p>
          </table:table-cell>
          <table:table-cell table:number-columns-repeated="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2.67" calcext:value-type="float">
            <text:p>22,67</text:p>
          </table:table-cell>
          <table:table-cell office:value-type="float" office:value="19.33" calcext:value-type="float">
            <text:p>19,33</text:p>
          </table:table-cell>
          <table:table-cell office:value-type="float" office:value="33.33" calcext:value-type="float">
            <text:p>33,33</text:p>
          </table:table-cell>
          <table:table-cell office:value-type="float" office:value="14.67" calcext:value-type="float">
            <text:p>14,67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27.33" calcext:value-type="float">
            <text:p>27,33</text:p>
          </table:table-cell>
          <table:table-cell office:value-type="float" office:value="22.67" calcext:value-type="float">
            <text:p>22,67</text:p>
          </table:table-cell>
          <table:table-cell office:value-type="float" office:value="12.67" calcext:value-type="float">
            <text:p>12,67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28.67" calcext:value-type="float">
            <text:p>28,67</text:p>
          </table:table-cell>
          <table:table-cell office:value-type="float" office:value="16.67" calcext:value-type="float">
            <text:p>16,67</text:p>
          </table:table-cell>
          <table:table-cell office:value-type="float" office:value="21.33" calcext:value-type="float">
            <text:p>21,33</text:p>
          </table:table-cell>
          <table:table-cell office:value-type="float" office:value="20" calcext:value-type="float">
            <text:p>20</text:p>
          </table:table-cell>
          <table:table-cell office:value-type="float" office:value="13.33" calcext:value-type="float">
            <text:p>13,33</text:p>
          </table:table-cell>
          <table:table-cell office:value-type="float" office:value="14" calcext:value-type="float">
            <text:p>14</text:p>
          </table:table-cell>
          <table:table-cell office:value-type="float" office:value="22.67" calcext:value-type="float">
            <text:p>22,67</text:p>
          </table:table-cell>
          <table:table-cell office:value-type="float" office:value="16.67" calcext:value-type="float">
            <text:p>16,67</text:p>
          </table:table-cell>
          <table:table-cell table:formula="of:=AVERAGE([.A225:.T225])" office:value-type="float" office:value="21.1005" calcext:value-type="float">
            <text:p>21,1</text:p>
          </table:table-cell>
          <table:table-cell table:number-columns-repeated="8"/>
        </table:table-row>
        <table:table-row table:style-name="ro1">
          <table:table-cell office:value-type="float" office:value="14.67" calcext:value-type="float">
            <text:p>14,67</text:p>
          </table:table-cell>
          <table:table-cell office:value-type="float" office:value="27.33" calcext:value-type="float">
            <text:p>27,33</text:p>
          </table:table-cell>
          <table:table-cell office:value-type="float" office:value="21.33" calcext:value-type="float">
            <text:p>21,33</text:p>
          </table:table-cell>
          <table:table-cell office:value-type="float" office:value="17.33" calcext:value-type="float">
            <text:p>17,33</text:p>
          </table:table-cell>
          <table:table-cell office:value-type="float" office:value="21.33" calcext:value-type="float">
            <text:p>21,33</text:p>
          </table:table-cell>
          <table:table-cell office:value-type="float" office:value="17.33" calcext:value-type="float">
            <text:p>17,33</text:p>
          </table:table-cell>
          <table:table-cell office:value-type="float" office:value="32" calcext:value-type="float">
            <text:p>32</text:p>
          </table:table-cell>
          <table:table-cell office:value-type="float" office:value="20.67" calcext:value-type="float">
            <text:p>20,67</text:p>
          </table:table-cell>
          <table:table-cell office:value-type="float" office:value="37.33" calcext:value-type="float">
            <text:p>37,33</text:p>
          </table:table-cell>
          <table:table-cell office:value-type="float" office:value="25.33" calcext:value-type="float">
            <text:p>25,33</text:p>
          </table:table-cell>
          <table:table-cell office:value-type="float" office:value="20.67" calcext:value-type="float">
            <text:p>20,67</text:p>
          </table:table-cell>
          <table:table-cell office:value-type="float" office:value="26" calcext:value-type="float">
            <text:p>26</text:p>
          </table:table-cell>
          <table:table-cell office:value-type="float" office:value="24.67" calcext:value-type="float">
            <text:p>24,67</text:p>
          </table:table-cell>
          <table:table-cell office:value-type="float" office:value="19.33" calcext:value-type="float">
            <text:p>19,33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26.67" calcext:value-type="float">
            <text:p>26,67</text:p>
          </table:table-cell>
          <table:table-cell office:value-type="float" office:value="16" calcext:value-type="float">
            <text:p>16</text:p>
          </table:table-cell>
          <table:table-cell office:value-type="float" office:value="30.67" calcext:value-type="float">
            <text:p>30,67</text:p>
          </table:table-cell>
          <table:table-cell office:value-type="float" office:value="26" calcext:value-type="float">
            <text:p>26</text:p>
          </table:table-cell>
          <table:table-cell table:formula="of:=AVERAGE([.A226:.T226])" office:value-type="float" office:value="23.433" calcext:value-type="float">
            <text:p>23,4</text:p>
          </table:table-cell>
          <table:table-cell table:number-columns-repeated="8"/>
        </table:table-row>
        <table:table-row table:style-name="ro1">
          <table:table-cell office:value-type="float" office:value="20.67" calcext:value-type="float">
            <text:p>20,67</text:p>
          </table:table-cell>
          <table:table-cell office:value-type="float" office:value="39.33" calcext:value-type="float">
            <text:p>39,33</text:p>
          </table:table-cell>
          <table:table-cell office:value-type="float" office:value="28" calcext:value-type="float">
            <text:p>28</text:p>
          </table:table-cell>
          <table:table-cell office:value-type="float" office:value="24.67" calcext:value-type="float">
            <text:p>24,67</text:p>
          </table:table-cell>
          <table:table-cell office:value-type="float" office:value="31.33" calcext:value-type="float">
            <text:p>31,33</text:p>
          </table:table-cell>
          <table:table-cell office:value-type="float" office:value="14.67" calcext:value-type="float">
            <text:p>14,67</text:p>
          </table:table-cell>
          <table:table-cell office:value-type="float" office:value="18.67" calcext:value-type="float">
            <text:p>18,67</text:p>
          </table:table-cell>
          <table:table-cell office:value-type="float" office:value="38" calcext:value-type="float">
            <text:p>38</text:p>
          </table:table-cell>
          <table:table-cell office:value-type="float" office:value="17.33" calcext:value-type="float">
            <text:p>17,33</text:p>
          </table:table-cell>
          <table:table-cell office:value-type="float" office:value="22.67" calcext:value-type="float">
            <text:p>22,67</text:p>
          </table:table-cell>
          <table:table-cell office:value-type="float" office:value="23.33" calcext:value-type="float">
            <text:p>23,33</text:p>
          </table:table-cell>
          <table:table-cell office:value-type="float" office:value="22.67" calcext:value-type="float">
            <text:p>22,67</text:p>
          </table:table-cell>
          <table:table-cell office:value-type="float" office:value="40" calcext:value-type="float">
            <text:p>40</text:p>
          </table:table-cell>
          <table:table-cell office:value-type="float" office:value="36" calcext:value-type="float">
            <text:p>36</text:p>
          </table:table-cell>
          <table:table-cell office:value-type="float" office:value="24.67" calcext:value-type="float">
            <text:p>24,67</text:p>
          </table:table-cell>
          <table:table-cell office:value-type="float" office:value="30" calcext:value-type="float">
            <text:p>30</text:p>
          </table:table-cell>
          <table:table-cell office:value-type="float" office:value="16.67" calcext:value-type="float">
            <text:p>16,67</text:p>
          </table:table-cell>
          <table:table-cell office:value-type="float" office:value="30" calcext:value-type="float">
            <text:p>30</text:p>
          </table:table-cell>
          <table:table-cell office:value-type="float" office:value="23.33" calcext:value-type="float">
            <text:p>23,33</text:p>
          </table:table-cell>
          <table:table-cell office:value-type="float" office:value="27.33" calcext:value-type="float">
            <text:p>27,33</text:p>
          </table:table-cell>
          <table:table-cell table:formula="of:=AVERAGE([.A227:.T227])" office:value-type="float" office:value="26.467" calcext:value-type="float">
            <text:p>26,5</text:p>
          </table:table-cell>
          <table:table-cell table:number-columns-repeated="8"/>
        </table:table-row>
        <table:table-row table:style-name="ro1">
          <table:table-cell office:value-type="float" office:value="16.67" calcext:value-type="float">
            <text:p>16,67</text:p>
          </table:table-cell>
          <table:table-cell office:value-type="float" office:value="35.33" calcext:value-type="float">
            <text:p>35,33</text:p>
          </table:table-cell>
          <table:table-cell office:value-type="float" office:value="32" calcext:value-type="float">
            <text:p>32</text:p>
          </table:table-cell>
          <table:table-cell office:value-type="float" office:value="30.67" calcext:value-type="float">
            <text:p>30,67</text:p>
          </table:table-cell>
          <table:table-cell office:value-type="float" office:value="20" calcext:value-type="float">
            <text:p>20</text:p>
          </table:table-cell>
          <table:table-cell office:value-type="float" office:value="29.33" calcext:value-type="float">
            <text:p>29,33</text:p>
          </table:table-cell>
          <table:table-cell office:value-type="float" office:value="25.33" calcext:value-type="float">
            <text:p>25,33</text:p>
          </table:table-cell>
          <table:table-cell office:value-type="float" office:value="22" calcext:value-type="float">
            <text:p>22</text:p>
          </table:table-cell>
          <table:table-cell office:value-type="float" office:value="24.67" calcext:value-type="float">
            <text:p>24,67</text:p>
          </table:table-cell>
          <table:table-cell office:value-type="float" office:value="32" calcext:value-type="float">
            <text:p>32</text:p>
          </table:table-cell>
          <table:table-cell office:value-type="float" office:value="24.67" calcext:value-type="float">
            <text:p>24,67</text:p>
          </table:table-cell>
          <table:table-cell office:value-type="float" office:value="21.33" calcext:value-type="float">
            <text:p>21,33</text:p>
          </table:table-cell>
          <table:table-cell office:value-type="float" office:value="23.33" calcext:value-type="float">
            <text:p>23,33</text:p>
          </table:table-cell>
          <table:table-cell office:value-type="float" office:value="26.67" calcext:value-type="float">
            <text:p>26,67</text:p>
          </table:table-cell>
          <table:table-cell office:value-type="float" office:value="28" calcext:value-type="float">
            <text:p>28</text:p>
          </table:table-cell>
          <table:table-cell office:value-type="float" office:value="24.67" calcext:value-type="float">
            <text:p>24,67</text:p>
          </table:table-cell>
          <table:table-cell office:value-type="float" office:value="27.33" calcext:value-type="float">
            <text:p>27,33</text:p>
          </table:table-cell>
          <table:table-cell office:value-type="float" office:value="10.67" calcext:value-type="float">
            <text:p>10,67</text:p>
          </table:table-cell>
          <table:table-cell office:value-type="float" office:value="29.33" calcext:value-type="float">
            <text:p>29,33</text:p>
          </table:table-cell>
          <table:table-cell office:value-type="float" office:value="38.67" calcext:value-type="float">
            <text:p>38,67</text:p>
          </table:table-cell>
          <table:table-cell table:formula="of:=AVERAGE([.A228:.T228])" office:value-type="float" office:value="26.1335" calcext:value-type="float">
            <text:p>26,1</text:p>
          </table:table-cell>
          <table:table-cell table:number-columns-repeated="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4.67" calcext:value-type="float">
            <text:p>34,67</text:p>
          </table:table-cell>
          <table:table-cell office:value-type="float" office:value="16.67" calcext:value-type="float">
            <text:p>16,67</text:p>
          </table:table-cell>
          <table:table-cell office:value-type="float" office:value="33.33" calcext:value-type="float">
            <text:p>33,33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25.33" calcext:value-type="float">
            <text:p>25,33</text:p>
          </table:table-cell>
          <table:table-cell office:value-type="float" office:value="30.67" calcext:value-type="float">
            <text:p>30,67</text:p>
          </table:table-cell>
          <table:table-cell office:value-type="float" office:value="21.33" calcext:value-type="float">
            <text:p>21,33</text:p>
          </table:table-cell>
          <table:table-cell office:value-type="float" office:value="24" calcext:value-type="float">
            <text:p>24</text:p>
          </table:table-cell>
          <table:table-cell office:value-type="float" office:value="38.67" calcext:value-type="float">
            <text:p>38,67</text:p>
          </table:table-cell>
          <table:table-cell office:value-type="float" office:value="29.33" calcext:value-type="float">
            <text:p>29,33</text:p>
          </table:table-cell>
          <table:table-cell office:value-type="float" office:value="24.67" calcext:value-type="float">
            <text:p>24,67</text:p>
          </table:table-cell>
          <table:table-cell office:value-type="float" office:value="40" calcext:value-type="float">
            <text:p>40</text:p>
          </table:table-cell>
          <table:table-cell office:value-type="float" office:value="30.67" calcext:value-type="float">
            <text:p>30,67</text:p>
          </table:table-cell>
          <table:table-cell office:value-type="float" office:value="28.67" calcext:value-type="float">
            <text:p>28,67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28.67" calcext:value-type="float">
            <text:p>28,67</text:p>
          </table:table-cell>
          <table:table-cell office:value-type="float" office:value="26" calcext:value-type="float">
            <text:p>26</text:p>
          </table:table-cell>
          <table:table-cell table:formula="of:=AVERAGE([.A229:.T229])" office:value-type="float" office:value="29.334" calcext:value-type="float">
            <text:p>29,3</text:p>
          </table:table-cell>
          <table:table-cell table:number-columns-repeated="8"/>
        </table:table-row>
        <table:table-row table:style-name="ro1">
          <table:table-cell office:value-type="float" office:value="34.67" calcext:value-type="float">
            <text:p>34,67</text:p>
          </table:table-cell>
          <table:table-cell office:value-type="float" office:value="31.33" calcext:value-type="float">
            <text:p>31,33</text:p>
          </table:table-cell>
          <table:table-cell office:value-type="float" office:value="27.33" calcext:value-type="float">
            <text:p>27,33</text:p>
          </table:table-cell>
          <table:table-cell office:value-type="float" office:value="49.33" calcext:value-type="float">
            <text:p>49,33</text:p>
          </table:table-cell>
          <table:table-cell office:value-type="float" office:value="40.67" calcext:value-type="float">
            <text:p>40,67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30.67" calcext:value-type="float">
            <text:p>30,67</text:p>
          </table:table-cell>
          <table:table-cell office:value-type="float" office:value="33.33" calcext:value-type="float">
            <text:p>33,33</text:p>
          </table:table-cell>
          <table:table-cell office:value-type="float" office:value="23.33" calcext:value-type="float">
            <text:p>23,33</text:p>
          </table:table-cell>
          <table:table-cell office:value-type="float" office:value="25.33" calcext:value-type="float">
            <text:p>25,33</text:p>
          </table:table-cell>
          <table:table-cell office:value-type="float" office:value="33.33" calcext:value-type="float">
            <text:p>33,33</text:p>
          </table:table-cell>
          <table:table-cell office:value-type="float" office:value="38.67" calcext:value-type="float">
            <text:p>38,67</text:p>
          </table:table-cell>
          <table:table-cell office:value-type="float" office:value="30" calcext:value-type="float">
            <text:p>30</text:p>
          </table:table-cell>
          <table:table-cell office:value-type="float" office:value="26.67" calcext:value-type="float">
            <text:p>26,67</text:p>
          </table:table-cell>
          <table:table-cell office:value-type="float" office:value="30" calcext:value-type="float">
            <text:p>30</text:p>
          </table:table-cell>
          <table:table-cell office:value-type="float" office:value="43.33" calcext:value-type="float">
            <text:p>43,33</text:p>
          </table:table-cell>
          <table:table-cell office:value-type="float" office:value="25.33" calcext:value-type="float">
            <text:p>25,33</text:p>
          </table:table-cell>
          <table:table-cell office:value-type="float" office:value="44" calcext:value-type="float">
            <text:p>44</text:p>
          </table:table-cell>
          <table:table-cell office:value-type="float" office:value="32" calcext:value-type="float">
            <text:p>32</text:p>
          </table:table-cell>
          <table:table-cell table:formula="of:=AVERAGE([.A230:.T230])" office:value-type="float" office:value="33.266" calcext:value-type="float">
            <text:p>33,3</text:p>
          </table:table-cell>
          <table:table-cell table:number-columns-repeated="8"/>
        </table:table-row>
        <table:table-row table:style-name="ro1">
          <table:table-cell office:value-type="float" office:value="33.33" calcext:value-type="float">
            <text:p>33,33</text:p>
          </table:table-cell>
          <table:table-cell office:value-type="float" office:value="36.67" calcext:value-type="float">
            <text:p>36,67</text:p>
          </table:table-cell>
          <table:table-cell office:value-type="float" office:value="26.67" calcext:value-type="float">
            <text:p>26,67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37.33" calcext:value-type="float">
            <text:p>37,33</text:p>
          </table:table-cell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office:value-type="float" office:value="33.33" calcext:value-type="float">
            <text:p>33,33</text:p>
          </table:table-cell>
          <table:table-cell office:value-type="float" office:value="27.33" calcext:value-type="float">
            <text:p>27,33</text:p>
          </table:table-cell>
          <table:table-cell office:value-type="float" office:value="30.67" calcext:value-type="float">
            <text:p>30,67</text:p>
          </table:table-cell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7.33" calcext:value-type="float">
            <text:p>37,33</text:p>
          </table:table-cell>
          <table:table-cell office:value-type="float" office:value="44" calcext:value-type="float">
            <text:p>44</text:p>
          </table:table-cell>
          <table:table-cell office:value-type="float" office:value="30.67" calcext:value-type="float">
            <text:p>30,67</text:p>
          </table:table-cell>
          <table:table-cell office:value-type="float" office:value="33.33" calcext:value-type="float">
            <text:p>33,33</text:p>
          </table:table-cell>
          <table:table-cell table:formula="of:=AVERAGE([.A231:.T231])" office:value-type="float" office:value="33.033" calcext:value-type="float">
            <text:p>33,0</text:p>
          </table:table-cell>
          <table:table-cell table:number-columns-repeated="8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9.33" calcext:value-type="float">
            <text:p>29,33</text:p>
          </table:table-cell>
          <table:table-cell office:value-type="float" office:value="40" calcext:value-type="float">
            <text:p>40</text:p>
          </table:table-cell>
          <table:table-cell office:value-type="float" office:value="46.67" calcext:value-type="float">
            <text:p>46,67</text:p>
          </table:table-cell>
          <table:table-cell office:value-type="float" office:value="32" calcext:value-type="float">
            <text:p>32</text:p>
          </table:table-cell>
          <table:table-cell office:value-type="float" office:value="30.67" calcext:value-type="float">
            <text:p>30,67</text:p>
          </table:table-cell>
          <table:table-cell office:value-type="float" office:value="36.67" calcext:value-type="float">
            <text:p>36,67</text:p>
          </table:table-cell>
          <table:table-cell office:value-type="float" office:value="27.33" calcext:value-type="float">
            <text:p>27,33</text:p>
          </table:table-cell>
          <table:table-cell office:value-type="float" office:value="42" calcext:value-type="float">
            <text:p>42</text:p>
          </table:table-cell>
          <table:table-cell office:value-type="float" office:value="44.67" calcext:value-type="float">
            <text:p>44,67</text:p>
          </table:table-cell>
          <table:table-cell office:value-type="float" office:value="32.67" calcext:value-type="float">
            <text:p>32,67</text:p>
          </table:table-cell>
          <table:table-cell office:value-type="float" office:value="42" calcext:value-type="float">
            <text:p>42</text:p>
          </table:table-cell>
          <table:table-cell office:value-type="float" office:value="35.33" calcext:value-type="float">
            <text:p>35,33</text:p>
          </table:table-cell>
          <table:table-cell office:value-type="float" office:value="33.33" calcext:value-type="float">
            <text:p>33,33</text:p>
          </table:table-cell>
          <table:table-cell office:value-type="float" office:value="32.67" calcext:value-type="float">
            <text:p>32,67</text:p>
          </table:table-cell>
          <table:table-cell office:value-type="float" office:value="33.33" calcext:value-type="float">
            <text:p>33,33</text:p>
          </table:table-cell>
          <table:table-cell office:value-type="float" office:value="25.33" calcext:value-type="float">
            <text:p>25,33</text:p>
          </table:table-cell>
          <table:table-cell office:value-type="float" office:value="42.67" calcext:value-type="float">
            <text:p>42,67</text:p>
          </table:table-cell>
          <table:table-cell office:value-type="float" office:value="38.67" calcext:value-type="float">
            <text:p>38,67</text:p>
          </table:table-cell>
          <table:table-cell office:value-type="float" office:value="22" calcext:value-type="float">
            <text:p>22</text:p>
          </table:table-cell>
          <table:table-cell table:formula="of:=AVERAGE([.A232:.T232])" office:value-type="float" office:value="35.467" calcext:value-type="float">
            <text:p>35,5</text:p>
          </table:table-cell>
          <table:table-cell table:number-columns-repeated="8"/>
        </table:table-row>
        <table:table-row table:style-name="ro1">
          <table:table-cell office:value-type="float" office:value="37.33" calcext:value-type="float">
            <text:p>37,33</text:p>
          </table:table-cell>
          <table:table-cell office:value-type="float" office:value="36.67" calcext:value-type="float">
            <text:p>36,67</text:p>
          </table:table-cell>
          <table:table-cell office:value-type="float" office:value="28.67" calcext:value-type="float">
            <text:p>28,67</text:p>
          </table:table-cell>
          <table:table-cell office:value-type="float" office:value="37.33" calcext:value-type="float">
            <text:p>37,33</text:p>
          </table:table-cell>
          <table:table-cell office:value-type="float" office:value="50.67" calcext:value-type="float">
            <text:p>50,67</text:p>
          </table:table-cell>
          <table:table-cell office:value-type="float" office:value="30.67" calcext:value-type="float">
            <text:p>30,67</text:p>
          </table:table-cell>
          <table:table-cell office:value-type="float" office:value="26" calcext:value-type="float">
            <text:p>26</text:p>
          </table:table-cell>
          <table:table-cell office:value-type="float" office:value="28.67" calcext:value-type="float">
            <text:p>28,67</text:p>
          </table:table-cell>
          <table:table-cell office:value-type="float" office:value="42" calcext:value-type="float">
            <text:p>42</text:p>
          </table:table-cell>
          <table:table-cell office:value-type="float" office:value="38" calcext:value-type="float">
            <text:p>38</text:p>
          </table:table-cell>
          <table:table-cell office:value-type="float" office:value="34" calcext:value-type="float">
            <text:p>34</text:p>
          </table:table-cell>
          <table:table-cell office:value-type="float" office:value="37.33" calcext:value-type="float">
            <text:p>37,33</text:p>
          </table:table-cell>
          <table:table-cell office:value-type="float" office:value="32.67" calcext:value-type="float">
            <text:p>32,67</text:p>
          </table:table-cell>
          <table:table-cell office:value-type="float" office:value="34.67" calcext:value-type="float">
            <text:p>34,67</text:p>
          </table:table-cell>
          <table:table-cell office:value-type="float" office:value="38.67" calcext:value-type="float">
            <text:p>38,67</text:p>
          </table:table-cell>
          <table:table-cell office:value-type="float" office:value="40" calcext:value-type="float">
            <text:p>40</text:p>
          </table:table-cell>
          <table:table-cell office:value-type="float" office:value="22.67" calcext:value-type="float">
            <text:p>22,67</text:p>
          </table:table-cell>
          <table:table-cell office:value-type="float" office:value="32" calcext:value-type="float">
            <text:p>32</text:p>
          </table:table-cell>
          <table:table-cell office:value-type="float" office:value="39.33" calcext:value-type="float">
            <text:p>39,33</text:p>
          </table:table-cell>
          <table:table-cell office:value-type="float" office:value="29.33" calcext:value-type="float">
            <text:p>29,33</text:p>
          </table:table-cell>
          <table:table-cell table:formula="of:=AVERAGE([.A233:.T233])" office:value-type="float" office:value="34.834" calcext:value-type="float">
            <text:p>34,8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32.67" calcext:value-type="float">
            <text:p>32,67</text:p>
          </table:table-cell>
          <table:table-cell office:value-type="float" office:value="25.33" calcext:value-type="float">
            <text:p>25,33</text:p>
          </table:table-cell>
          <table:table-cell office:value-type="float" office:value="34.67" calcext:value-type="float">
            <text:p>34,67</text:p>
          </table:table-cell>
          <table:table-cell office:value-type="float" office:value="38" calcext:value-type="float">
            <text:p>38</text:p>
          </table:table-cell>
          <table:table-cell office:value-type="float" office:value="26.67" calcext:value-type="float">
            <text:p>26,67</text:p>
          </table:table-cell>
          <table:table-cell office:value-type="float" office:value="35.33" calcext:value-type="float">
            <text:p>35,33</text:p>
          </table:table-cell>
          <table:table-cell office:value-type="float" office:value="33.33" calcext:value-type="float">
            <text:p>33,33</text:p>
          </table:table-cell>
          <table:table-cell office:value-type="float" office:value="38" calcext:value-type="float">
            <text:p>38</text:p>
          </table:table-cell>
          <table:table-cell office:value-type="float" office:value="32.67" calcext:value-type="float">
            <text:p>32,67</text:p>
          </table:table-cell>
          <table:table-cell office:value-type="float" office:value="46" calcext:value-type="float">
            <text:p>46</text:p>
          </table:table-cell>
          <table:table-cell office:value-type="float" office:value="29.33" calcext:value-type="float">
            <text:p>29,33</text:p>
          </table:table-cell>
          <table:table-cell office:value-type="float" office:value="32" calcext:value-type="float">
            <text:p>32</text:p>
          </table:table-cell>
          <table:table-cell office:value-type="float" office:value="42.67" calcext:value-type="float">
            <text:p>42,67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office:value-type="float" office:value="32.67" calcext:value-type="float">
            <text:p>32,67</text:p>
          </table:table-cell>
          <table:table-cell office:value-type="float" office:value="37.33" calcext:value-type="float">
            <text:p>37,33</text:p>
          </table:table-cell>
          <table:table-cell office:value-type="float" office:value="23.33" calcext:value-type="float">
            <text:p>23,33</text:p>
          </table:table-cell>
          <table:table-cell office:value-type="float" office:value="40.67" calcext:value-type="float">
            <text:p>40,67</text:p>
          </table:table-cell>
          <table:table-cell table:formula="of:=AVERAGE([.A234:.T234])" office:value-type="float" office:value="33.967" calcext:value-type="float">
            <text:p>34,0</text:p>
          </table:table-cell>
          <table:table-cell table:number-columns-repeated="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7.33" calcext:value-type="float">
            <text:p>47,33</text:p>
          </table:table-cell>
          <table:table-cell office:value-type="float" office:value="33.33" calcext:value-type="float">
            <text:p>33,33</text:p>
          </table:table-cell>
          <table:table-cell office:value-type="float" office:value="44" calcext:value-type="float">
            <text:p>44</text:p>
          </table:table-cell>
          <table:table-cell office:value-type="float" office:value="43.33" calcext:value-type="float">
            <text:p>43,33</text:p>
          </table:table-cell>
          <table:table-cell office:value-type="float" office:value="39.33" calcext:value-type="float">
            <text:p>39,33</text:p>
          </table:table-cell>
          <table:table-cell office:value-type="float" office:value="43.33" calcext:value-type="float">
            <text:p>43,33</text:p>
          </table:table-cell>
          <table:table-cell office:value-type="float" office:value="37.33" calcext:value-type="float">
            <text:p>37,33</text:p>
          </table:table-cell>
          <table:table-cell office:value-type="float" office:value="38" calcext:value-type="float">
            <text:p>38</text:p>
          </table:table-cell>
          <table:table-cell office:value-type="float" office:value="35.33" calcext:value-type="float">
            <text:p>35,33</text:p>
          </table:table-cell>
          <table:table-cell office:value-type="float" office:value="37.33" calcext:value-type="float">
            <text:p>37,33</text:p>
          </table:table-cell>
          <table:table-cell office:value-type="float" office:value="46.67" calcext:value-type="float">
            <text:p>46,67</text:p>
          </table:table-cell>
          <table:table-cell office:value-type="float" office:value="33.33" calcext:value-type="float">
            <text:p>33,33</text:p>
          </table:table-cell>
          <table:table-cell office:value-type="float" office:value="36.67" calcext:value-type="float">
            <text:p>36,67</text:p>
          </table:table-cell>
          <table:table-cell office:value-type="float" office:value="42.67" calcext:value-type="float">
            <text:p>42,67</text:p>
          </table:table-cell>
          <table:table-cell office:value-type="float" office:value="39.33" calcext:value-type="float">
            <text:p>39,33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float" office:value="40.67" calcext:value-type="float">
            <text:p>40,67</text:p>
          </table:table-cell>
          <table:table-cell office:value-type="float" office:value="36" calcext:value-type="float">
            <text:p>36</text:p>
          </table:table-cell>
          <table:table-cell table:formula="of:=AVERAGE([.A235:.T235])" office:value-type="float" office:value="39.199" calcext:value-type="float">
            <text:p>39,2</text:p>
          </table:table-cell>
          <table:table-cell table:number-columns-repeated="8"/>
        </table:table-row>
        <table:table-row table:style-name="ro1">
          <table:table-cell office:value-type="float" office:value="36.67" calcext:value-type="float">
            <text:p>36,67</text:p>
          </table:table-cell>
          <table:table-cell office:value-type="float" office:value="41.33" calcext:value-type="float">
            <text:p>41,33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office:value-type="float" office:value="37.33" calcext:value-type="float">
            <text:p>37,33</text:p>
          </table:table-cell>
          <table:table-cell office:value-type="float" office:value="38" calcext:value-type="float">
            <text:p>38</text:p>
          </table:table-cell>
          <table:table-cell office:value-type="float" office:value="30.67" calcext:value-type="float">
            <text:p>30,67</text:p>
          </table:table-cell>
          <table:table-cell office:value-type="float" office:value="45.33" calcext:value-type="float">
            <text:p>45,33</text:p>
          </table:table-cell>
          <table:table-cell office:value-type="float" office:value="34.67" calcext:value-type="float">
            <text:p>34,67</text:p>
          </table:table-cell>
          <table:table-cell office:value-type="float" office:value="35.33" calcext:value-type="float">
            <text:p>35,33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41.33" calcext:value-type="float">
            <text:p>41,33</text:p>
          </table:table-cell>
          <table:table-cell office:value-type="float" office:value="39.33" calcext:value-type="float">
            <text:p>39,33</text:p>
          </table:table-cell>
          <table:table-cell office:value-type="float" office:value="41.33" calcext:value-type="float">
            <text:p>41,33</text:p>
          </table:table-cell>
          <table:table-cell office:value-type="float" office:value="40" calcext:value-type="float">
            <text:p>40</text:p>
          </table:table-cell>
          <table:table-cell office:value-type="float" office:value="32.67" calcext:value-type="float">
            <text:p>32,67</text:p>
          </table:table-cell>
          <table:table-cell office:value-type="float" office:value="46.67" calcext:value-type="float">
            <text:p>46,67</text:p>
          </table:table-cell>
          <table:table-cell office:value-type="float" office:value="41.33" calcext:value-type="float">
            <text:p>41,33</text:p>
          </table:table-cell>
          <table:table-cell office:value-type="float" office:value="31.33" calcext:value-type="float">
            <text:p>31,33</text:p>
          </table:table-cell>
          <table:table-cell table:formula="of:=AVERAGE([.A236:.T236])" office:value-type="float" office:value="39.566" calcext:value-type="float">
            <text:p>39,6</text:p>
          </table:table-cell>
          <table:table-cell table:number-columns-repeated="8"/>
        </table:table-row>
        <table:table-row table:style-name="ro1">
          <table:table-cell office:value-type="float" office:value="44.67" calcext:value-type="float">
            <text:p>44,67</text:p>
          </table:table-cell>
          <table:table-cell office:value-type="float" office:value="33.33" calcext:value-type="float">
            <text:p>33,33</text:p>
          </table:table-cell>
          <table:table-cell office:value-type="float" office:value="54.67" calcext:value-type="float">
            <text:p>54,67</text:p>
          </table:table-cell>
          <table:table-cell office:value-type="float" office:value="47.33" calcext:value-type="float">
            <text:p>47,3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44" calcext:value-type="float">
            <text:p>44</text:p>
          </table:table-cell>
          <table:table-cell office:value-type="float" office:value="36" calcext:value-type="float">
            <text:p>36</text:p>
          </table:table-cell>
          <table:table-cell office:value-type="float" office:value="41.33" calcext:value-type="float">
            <text:p>41,33</text:p>
          </table:table-cell>
          <table:table-cell office:value-type="float" office:value="38.67" calcext:value-type="float">
            <text:p>38,67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float" office:value="30.67" calcext:value-type="float">
            <text:p>30,67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table:formula="of:=AVERAGE([.A237:.T237])" office:value-type="float" office:value="42.2335" calcext:value-type="float">
            <text:p>42,2</text:p>
          </table:table-cell>
          <table:table-cell table:number-columns-repeated="8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2.67" calcext:value-type="float">
            <text:p>32,67</text:p>
          </table:table-cell>
          <table:table-cell office:value-type="float" office:value="38" calcext:value-type="float">
            <text:p>38</text:p>
          </table:table-cell>
          <table:table-cell office:value-type="float" office:value="34.67" calcext:value-type="float">
            <text:p>34,67</text:p>
          </table:table-cell>
          <table:table-cell office:value-type="float" office:value="35.33" calcext:value-type="float">
            <text:p>35,33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43.33" calcext:value-type="float">
            <text:p>43,33</text:p>
          </table:table-cell>
          <table:table-cell office:value-type="float" office:value="42" calcext:value-type="float">
            <text:p>42</text:p>
          </table:table-cell>
          <table:table-cell office:value-type="float" office:value="47.33" calcext:value-type="float">
            <text:p>47,33</text:p>
          </table:table-cell>
          <table:table-cell office:value-type="float" office:value="43.33" calcext:value-type="float">
            <text:p>43,33</text:p>
          </table:table-cell>
          <table:table-cell office:value-type="float" office:value="42" calcext:value-type="float">
            <text:p>42</text:p>
          </table:table-cell>
          <table:table-cell office:value-type="float" office:value="37.33" calcext:value-type="float">
            <text:p>37,33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float" office:value="52.67" calcext:value-type="float">
            <text:p>52,67</text:p>
          </table:table-cell>
          <table:table-cell office:value-type="float" office:value="49.33" calcext:value-type="float">
            <text:p>49,33</text:p>
          </table:table-cell>
          <table:table-cell office:value-type="float" office:value="34.67" calcext:value-type="float">
            <text:p>34,67</text:p>
          </table:table-cell>
          <table:table-cell office:value-type="float" office:value="42" calcext:value-type="float">
            <text:p>42</text:p>
          </table:table-cell>
          <table:table-cell office:value-type="float" office:value="40.67" calcext:value-type="float">
            <text:p>40,67</text:p>
          </table:table-cell>
          <table:table-cell table:formula="of:=AVERAGE([.A238:.T238])" office:value-type="float" office:value="40.5665" calcext:value-type="float">
            <text:p>40,6</text:p>
          </table:table-cell>
          <table:table-cell table:number-columns-repeated="8"/>
        </table:table-row>
        <table:table-row table:style-name="ro1">
          <table:table-cell office:value-type="float" office:value="40.67" calcext:value-type="float">
            <text:p>40,67</text:p>
          </table:table-cell>
          <table:table-cell office:value-type="float" office:value="46.67" calcext:value-type="float">
            <text:p>46,67</text:p>
          </table:table-cell>
          <table:table-cell office:value-type="float" office:value="56" calcext:value-type="float">
            <text:p>56</text:p>
          </table:table-cell>
          <table:table-cell office:value-type="float" office:value="52" calcext:value-type="float">
            <text:p>52</text:p>
          </table:table-cell>
          <table:table-cell office:value-type="float" office:value="36.67" calcext:value-type="float">
            <text:p>36,67</text:p>
          </table:table-cell>
          <table:table-cell office:value-type="float" office:value="44" calcext:value-type="float">
            <text:p>44</text:p>
          </table:table-cell>
          <table:table-cell office:value-type="float" office:value="38.67" calcext:value-type="float">
            <text:p>38,67</text:p>
          </table:table-cell>
          <table:table-cell office:value-type="float" office:value="46.67" calcext:value-type="float">
            <text:p>46,67</text:p>
          </table:table-cell>
          <table:table-cell office:value-type="float" office:value="48.67" calcext:value-type="float">
            <text:p>48,67</text:p>
          </table:table-cell>
          <table:table-cell office:value-type="float" office:value="41.33" calcext:value-type="float">
            <text:p>41,33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47.33" calcext:value-type="float">
            <text:p>47,33</text:p>
          </table:table-cell>
          <table:table-cell office:value-type="float" office:value="48" calcext:value-type="float">
            <text:p>48</text:p>
          </table:table-cell>
          <table:table-cell office:value-type="float" office:value="42" calcext:value-type="float">
            <text:p>42</text:p>
          </table:table-cell>
          <table:table-cell office:value-type="float" office:value="52.67" calcext:value-type="float">
            <text:p>52,67</text:p>
          </table:table-cell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office:value-type="float" office:value="46.67" calcext:value-type="float">
            <text:p>46,67</text:p>
          </table:table-cell>
          <table:table-cell table:formula="of:=AVERAGE([.A239:.T239])" office:value-type="float" office:value="45.001" calcext:value-type="float">
            <text:p>45,0</text:p>
          </table:table-cell>
          <table:table-cell table:number-columns-repeated="8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2.67" calcext:value-type="float">
            <text:p>42,67</text:p>
          </table:table-cell>
          <table:table-cell office:value-type="float" office:value="50" calcext:value-type="float">
            <text:p>50</text:p>
          </table:table-cell>
          <table:table-cell office:value-type="float" office:value="36.67" calcext:value-type="float">
            <text:p>36,67</text:p>
          </table:table-cell>
          <table:table-cell office:value-type="float" office:value="41.33" calcext:value-type="float">
            <text:p>41,33</text:p>
          </table:table-cell>
          <table:table-cell office:value-type="float" office:value="26.67" calcext:value-type="float">
            <text:p>26,67</text:p>
          </table:table-cell>
          <table:table-cell office:value-type="float" office:value="45.33" calcext:value-type="float">
            <text:p>45,33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52.67" calcext:value-type="float">
            <text:p>52,67</text:p>
          </table:table-cell>
          <table:table-cell office:value-type="float" office:value="45.33" calcext:value-type="float">
            <text:p>45,33</text:p>
          </table:table-cell>
          <table:table-cell office:value-type="float" office:value="50.67" calcext:value-type="float">
            <text:p>50,67</text:p>
          </table:table-cell>
          <table:table-cell office:value-type="float" office:value="39.33" calcext:value-type="float">
            <text:p>39,33</text:p>
          </table:table-cell>
          <table:table-cell office:value-type="float" office:value="52" calcext:value-type="float">
            <text:p>52</text:p>
          </table:table-cell>
          <table:table-cell office:value-type="float" office:value="48" calcext:value-type="float">
            <text:p>48</text:p>
          </table:table-cell>
          <table:table-cell office:value-type="float" office:value="49.33" calcext:value-type="float">
            <text:p>49,33</text:p>
          </table:table-cell>
          <table:table-cell office:value-type="float" office:value="46" calcext:value-type="float">
            <text:p>46</text:p>
          </table:table-cell>
          <table:table-cell office:value-type="float" office:value="48.67" calcext:value-type="float">
            <text:p>48,67</text:p>
          </table:table-cell>
          <table:table-cell office:value-type="float" office:value="44" calcext:value-type="float">
            <text:p>44</text:p>
          </table:table-cell>
          <table:table-cell office:value-type="float" office:value="50.67" calcext:value-type="float">
            <text:p>50,67</text:p>
          </table:table-cell>
          <table:table-cell table:formula="of:=AVERAGE([.A240:.T240])" office:value-type="float" office:value="45.1005" calcext:value-type="float">
            <text:p>45,1</text:p>
          </table:table-cell>
          <table:table-cell table:number-columns-repeated="8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  <table:table-cell office:value-type="float" office:value="39.33" calcext:value-type="float">
            <text:p>39,33</text:p>
          </table:table-cell>
          <table:table-cell office:value-type="float" office:value="48.67" calcext:value-type="float">
            <text:p>48,67</text:p>
          </table:table-cell>
          <table:table-cell office:value-type="float" office:value="52.67" calcext:value-type="float">
            <text:p>52,67</text:p>
          </table:table-cell>
          <table:table-cell office:value-type="float" office:value="39.33" calcext:value-type="float">
            <text:p>39,33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float" office:value="38.67" calcext:value-type="float">
            <text:p>38,67</text:p>
          </table:table-cell>
          <table:table-cell office:value-type="float" office:value="40.67" calcext:value-type="float">
            <text:p>40,67</text:p>
          </table:table-cell>
          <table:table-cell office:value-type="float" office:value="54" calcext:value-type="float">
            <text:p>54</text:p>
          </table:table-cell>
          <table:table-cell office:value-type="float" office:value="47.33" calcext:value-type="float">
            <text:p>47,33</text:p>
          </table:table-cell>
          <table:table-cell office:value-type="float" office:value="52" calcext:value-type="float">
            <text:p>52</text:p>
          </table:table-cell>
          <table:table-cell office:value-type="float" office:value="52.67" calcext:value-type="float">
            <text:p>52,67</text:p>
          </table:table-cell>
          <table:table-cell office:value-type="float" office:value="36.67" calcext:value-type="float">
            <text:p>36,67</text:p>
          </table:table-cell>
          <table:table-cell office:value-type="float" office:value="55.33" calcext:value-type="float">
            <text:p>55,33</text:p>
          </table:table-cell>
          <table:table-cell office:value-type="float" office:value="44.67" calcext:value-type="float">
            <text:p>44,67</text:p>
          </table:table-cell>
          <table:table-cell office:value-type="float" office:value="46.67" calcext:value-type="float">
            <text:p>46,67</text:p>
          </table:table-cell>
          <table:table-cell office:value-type="float" office:value="58" calcext:value-type="float">
            <text:p>58</text:p>
          </table:table-cell>
          <table:table-cell office:value-type="float" office:value="50" calcext:value-type="float">
            <text:p>50</text:p>
          </table:table-cell>
          <table:table-cell table:formula="of:=AVERAGE([.A241:.T241])" office:value-type="float" office:value="45.934" calcext:value-type="float">
            <text:p>45,9</text:p>
          </table:table-cell>
          <table:table-cell table:number-columns-repeated="8"/>
        </table:table-row>
        <table:table-row table:style-name="ro1">
          <table:table-cell office:value-type="float" office:value="42.67" calcext:value-type="float">
            <text:p>42,67</text:p>
          </table:table-cell>
          <table:table-cell office:value-type="float" office:value="50" calcext:value-type="float">
            <text:p>50</text:p>
          </table:table-cell>
          <table:table-cell office:value-type="float" office:value="39.33" calcext:value-type="float">
            <text:p>39,33</text:p>
          </table:table-cell>
          <table:table-cell office:value-type="float" office:value="40.67" calcext:value-type="float">
            <text:p>40,67</text:p>
          </table:table-cell>
          <table:table-cell office:value-type="float" office:value="47.33" calcext:value-type="float">
            <text:p>47,33</text:p>
          </table:table-cell>
          <table:table-cell office:value-type="float" office:value="46" calcext:value-type="float">
            <text:p>46</text:p>
          </table:table-cell>
          <table:table-cell office:value-type="float" office:value="42.67" calcext:value-type="float">
            <text:p>42,67</text:p>
          </table:table-cell>
          <table:table-cell office:value-type="float" office:value="35.33" calcext:value-type="float">
            <text:p>35,33</text:p>
          </table:table-cell>
          <table:table-cell office:value-type="float" office:value="53.33" calcext:value-type="float">
            <text:p>53,33</text:p>
          </table:table-cell>
          <table:table-cell office:value-type="float" office:value="50" calcext:value-type="float">
            <text:p>50</text:p>
          </table:table-cell>
          <table:table-cell office:value-type="float" office:value="42.67" calcext:value-type="float">
            <text:p>42,67</text:p>
          </table:table-cell>
          <table:table-cell table:number-columns-repeated="2" office:value-type="float" office:value="48.67" calcext:value-type="float">
            <text:p>48,67</text:p>
          </table:table-cell>
          <table:table-cell office:value-type="float" office:value="57.33" calcext:value-type="float">
            <text:p>57,33</text:p>
          </table:table-cell>
          <table:table-cell office:value-type="float" office:value="51.33" calcext:value-type="float">
            <text:p>51,33</text:p>
          </table:table-cell>
          <table:table-cell office:value-type="float" office:value="46" calcext:value-type="float">
            <text:p>46</text:p>
          </table:table-cell>
          <table:table-cell office:value-type="float" office:value="37.33" calcext:value-type="float">
            <text:p>37,33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52.67" calcext:value-type="float">
            <text:p>52,67</text:p>
          </table:table-cell>
          <table:table-cell table:formula="of:=AVERAGE([.A242:.T242])" office:value-type="float" office:value="47.0335" calcext:value-type="float">
            <text:p>47,0</text:p>
          </table:table-cell>
          <table:table-cell table:number-columns-repeated="8"/>
        </table:table-row>
        <table:table-row table:style-name="ro1">
          <table:table-cell office:value-type="float" office:value="57.33" calcext:value-type="float">
            <text:p>57,33</text:p>
          </table:table-cell>
          <table:table-cell office:value-type="float" office:value="38.67" calcext:value-type="float">
            <text:p>38,67</text:p>
          </table:table-cell>
          <table:table-cell office:value-type="float" office:value="52.67" calcext:value-type="float">
            <text:p>52,67</text:p>
          </table:table-cell>
          <table:table-cell office:value-type="float" office:value="41.33" calcext:value-type="float">
            <text:p>41,33</text:p>
          </table:table-cell>
          <table:table-cell office:value-type="float" office:value="59.33" calcext:value-type="float">
            <text:p>59,33</text:p>
          </table:table-cell>
          <table:table-cell office:value-type="float" office:value="48.67" calcext:value-type="float">
            <text:p>48,67</text:p>
          </table:table-cell>
          <table:table-cell office:value-type="float" office:value="36" calcext:value-type="float">
            <text:p>36</text:p>
          </table:table-cell>
          <table:table-cell office:value-type="float" office:value="47.33" calcext:value-type="float">
            <text:p>47,33</text:p>
          </table:table-cell>
          <table:table-cell office:value-type="float" office:value="52" calcext:value-type="float">
            <text:p>52</text:p>
          </table:table-cell>
          <table:table-cell office:value-type="float" office:value="45.33" calcext:value-type="float">
            <text:p>45,33</text:p>
          </table:table-cell>
          <table:table-cell office:value-type="float" office:value="51.33" calcext:value-type="float">
            <text:p>51,33</text:p>
          </table:table-cell>
          <table:table-cell office:value-type="float" office:value="64" calcext:value-type="float">
            <text:p>64</text:p>
          </table:table-cell>
          <table:table-cell office:value-type="float" office:value="50" calcext:value-type="float">
            <text:p>50</text:p>
          </table:table-cell>
          <table:table-cell office:value-type="float" office:value="47.33" calcext:value-type="float">
            <text:p>47,33</text:p>
          </table:table-cell>
          <table:table-cell office:value-type="float" office:value="51.33" calcext:value-type="float">
            <text:p>51,33</text:p>
          </table:table-cell>
          <table:table-cell office:value-type="float" office:value="54" calcext:value-type="float">
            <text:p>54</text:p>
          </table:table-cell>
          <table:table-cell office:value-type="float" office:value="39.33" calcext:value-type="float">
            <text:p>39,33</text:p>
          </table:table-cell>
          <table:table-cell office:value-type="float" office:value="38" calcext:value-type="float">
            <text:p>38</text:p>
          </table:table-cell>
          <table:table-cell office:value-type="float" office:value="51.33" calcext:value-type="float">
            <text:p>51,33</text:p>
          </table:table-cell>
          <table:table-cell office:value-type="float" office:value="44.67" calcext:value-type="float">
            <text:p>44,67</text:p>
          </table:table-cell>
          <table:table-cell table:formula="of:=AVERAGE([.A243:.T243])" office:value-type="float" office:value="48.499" calcext:value-type="float">
            <text:p>48,5</text:p>
          </table:table-cell>
          <table:table-cell table:number-columns-repeated="8"/>
        </table:table-row>
        <table:table-row table:style-name="ro1">
          <table:table-cell office:value-type="float" office:value="49.33" calcext:value-type="float">
            <text:p>49,33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47.33" calcext:value-type="float">
            <text:p>47,33</text:p>
          </table:table-cell>
          <table:table-cell office:value-type="float" office:value="38.67" calcext:value-type="float">
            <text:p>38,67</text:p>
          </table:table-cell>
          <table:table-cell office:value-type="float" office:value="52" calcext:value-type="float">
            <text:p>52</text:p>
          </table:table-cell>
          <table:table-cell office:value-type="float" office:value="38" calcext:value-type="float">
            <text:p>38</text:p>
          </table:table-cell>
          <table:table-cell office:value-type="float" office:value="39.33" calcext:value-type="float">
            <text:p>39,33</text:p>
          </table:table-cell>
          <table:table-cell office:value-type="float" office:value="48" calcext:value-type="float">
            <text:p>48</text:p>
          </table:table-cell>
          <table:table-cell office:value-type="float" office:value="49.33" calcext:value-type="float">
            <text:p>49,33</text:p>
          </table:table-cell>
          <table:table-cell office:value-type="float" office:value="51.33" calcext:value-type="float">
            <text:p>51,33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60" calcext:value-type="float">
            <text:p>60</text:p>
          </table:table-cell>
          <table:table-cell office:value-type="float" office:value="45.33" calcext:value-type="float">
            <text:p>45,33</text:p>
          </table:table-cell>
          <table:table-cell office:value-type="float" office:value="50.67" calcext:value-type="float">
            <text:p>50,67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4.67" calcext:value-type="float">
            <text:p>54,67</text:p>
          </table:table-cell>
          <table:table-cell office:value-type="float" office:value="48" calcext:value-type="float">
            <text:p>48</text:p>
          </table:table-cell>
          <table:table-cell table:formula="of:=AVERAGE([.A244:.T244])" office:value-type="float" office:value="47.5995" calcext:value-type="float">
            <text:p>47,6</text:p>
          </table:table-cell>
          <table:table-cell table:number-columns-repeated="8"/>
        </table:table-row>
        <table:table-row table:style-name="ro1">
          <table:table-cell office:value-type="float" office:value="46.67" calcext:value-type="float">
            <text:p>46,67</text:p>
          </table:table-cell>
          <table:table-cell office:value-type="float" office:value="52" calcext:value-type="float">
            <text:p>52</text:p>
          </table:table-cell>
          <table:table-cell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  <table:table-cell office:value-type="float" office:value="44.67" calcext:value-type="float">
            <text:p>44,67</text:p>
          </table:table-cell>
          <table:table-cell office:value-type="float" office:value="49.33" calcext:value-type="float">
            <text:p>49,33</text:p>
          </table:table-cell>
          <table:table-cell office:value-type="float" office:value="42" calcext:value-type="float">
            <text:p>42</text:p>
          </table:table-cell>
          <table:table-cell office:value-type="float" office:value="47.33" calcext:value-type="float">
            <text:p>47,33</text:p>
          </table:table-cell>
          <table:table-cell office:value-type="float" office:value="48" calcext:value-type="float">
            <text:p>48</text:p>
          </table:table-cell>
          <table:table-cell office:value-type="float" office:value="52" calcext:value-type="float">
            <text:p>52</text:p>
          </table:table-cell>
          <table:table-cell office:value-type="float" office:value="46" calcext:value-type="float">
            <text:p>46</text:p>
          </table:table-cell>
          <table:table-cell office:value-type="float" office:value="55.33" calcext:value-type="float">
            <text:p>55,33</text:p>
          </table:table-cell>
          <table:table-cell office:value-type="float" office:value="54" calcext:value-type="float">
            <text:p>54</text:p>
          </table:table-cell>
          <table:table-cell office:value-type="float" office:value="52" calcext:value-type="float">
            <text:p>52</text:p>
          </table:table-cell>
          <table:table-cell office:value-type="float" office:value="40.67" calcext:value-type="float">
            <text:p>40,67</text:p>
          </table:table-cell>
          <table:table-cell office:value-type="float" office:value="61.33" calcext:value-type="float">
            <text:p>61,33</text:p>
          </table:table-cell>
          <table:table-cell office:value-type="float" office:value="50.67" calcext:value-type="float">
            <text:p>50,67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44.67" calcext:value-type="float">
            <text:p>44,67</text:p>
          </table:table-cell>
          <table:table-cell table:formula="of:=AVERAGE([.A245:.T245])" office:value-type="float" office:value="48.867" calcext:value-type="float">
            <text:p>48,9</text:p>
          </table:table-cell>
          <table:table-cell table:number-columns-repeated="8"/>
        </table:table-row>
        <table:table-row table:style-name="ro1">
          <table:table-cell office:value-type="float" office:value="54.67" calcext:value-type="float">
            <text:p>54,67</text:p>
          </table:table-cell>
          <table:table-cell office:value-type="float" office:value="49.33" calcext:value-type="float">
            <text:p>49,33</text:p>
          </table:table-cell>
          <table:table-cell office:value-type="float" office:value="57.33" calcext:value-type="float">
            <text:p>57,33</text:p>
          </table:table-cell>
          <table:table-cell office:value-type="float" office:value="36" calcext:value-type="float">
            <text:p>36</text:p>
          </table:table-cell>
          <table:table-cell office:value-type="float" office:value="50" calcext:value-type="float">
            <text:p>50</text:p>
          </table:table-cell>
          <table:table-cell office:value-type="float" office:value="54.67" calcext:value-type="float">
            <text:p>54,67</text:p>
          </table:table-cell>
          <table:table-cell office:value-type="float" office:value="46.67" calcext:value-type="float">
            <text:p>46,67</text:p>
          </table:table-cell>
          <table:table-cell office:value-type="float" office:value="52.67" calcext:value-type="float">
            <text:p>52,67</text:p>
          </table:table-cell>
          <table:table-cell office:value-type="float" office:value="50.67" calcext:value-type="float">
            <text:p>50,67</text:p>
          </table:table-cell>
          <table:table-cell office:value-type="float" office:value="52" calcext:value-type="float">
            <text:p>52</text:p>
          </table:table-cell>
          <table:table-cell office:value-type="float" office:value="48" calcext:value-type="float">
            <text:p>48</text:p>
          </table:table-cell>
          <table:table-cell office:value-type="float" office:value="44.67" calcext:value-type="float">
            <text:p>44,67</text:p>
          </table:table-cell>
          <table:table-cell office:value-type="float" office:value="53.33" calcext:value-type="float">
            <text:p>53,33</text:p>
          </table:table-cell>
          <table:table-cell office:value-type="float" office:value="46.67" calcext:value-type="float">
            <text:p>46,67</text:p>
          </table:table-cell>
          <table:table-cell office:value-type="float" office:value="44.67" calcext:value-type="float">
            <text:p>44,67</text:p>
          </table:table-cell>
          <table:table-cell office:value-type="float" office:value="53.33" calcext:value-type="float">
            <text:p>53,33</text:p>
          </table:table-cell>
          <table:table-cell office:value-type="float" office:value="57.33" calcext:value-type="float">
            <text:p>57,33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52.67" calcext:value-type="float">
            <text:p>52,67</text:p>
          </table:table-cell>
          <table:table-cell table:formula="of:=AVERAGE([.A246:.T246])" office:value-type="float" office:value="50.834" calcext:value-type="float">
            <text:p>50,8</text:p>
          </table:table-cell>
          <table:table-cell table:number-columns-repeated="8"/>
        </table:table-row>
        <table:table-row table:style-name="ro1">
          <table:table-cell office:value-type="float" office:value="47.33" calcext:value-type="float">
            <text:p>47,33</text:p>
          </table:table-cell>
          <table:table-cell office:value-type="float" office:value="61.33" calcext:value-type="float">
            <text:p>61,33</text:p>
          </table:table-cell>
          <table:table-cell office:value-type="float" office:value="50.67" calcext:value-type="float">
            <text:p>50,67</text:p>
          </table:table-cell>
          <table:table-cell office:value-type="float" office:value="52" calcext:value-type="float">
            <text:p>52</text:p>
          </table:table-cell>
          <table:table-cell office:value-type="float" office:value="57.33" calcext:value-type="float">
            <text:p>57,33</text:p>
          </table:table-cell>
          <table:table-cell office:value-type="float" office:value="54.67" calcext:value-type="float">
            <text:p>54,67</text:p>
          </table:table-cell>
          <table:table-cell office:value-type="float" office:value="51.33" calcext:value-type="float">
            <text:p>51,33</text:p>
          </table:table-cell>
          <table:table-cell office:value-type="float" office:value="50" calcext:value-type="float">
            <text:p>50</text:p>
          </table:table-cell>
          <table:table-cell office:value-type="float" office:value="45.33" calcext:value-type="float">
            <text:p>45,33</text:p>
          </table:table-cell>
          <table:table-cell office:value-type="float" office:value="50.67" calcext:value-type="float">
            <text:p>50,67</text:p>
          </table:table-cell>
          <table:table-cell office:value-type="float" office:value="48" calcext:value-type="float">
            <text:p>48</text:p>
          </table:table-cell>
          <table:table-cell office:value-type="float" office:value="51.33" calcext:value-type="float">
            <text:p>51,33</text:p>
          </table:table-cell>
          <table:table-cell office:value-type="float" office:value="50" calcext:value-type="float">
            <text:p>50</text:p>
          </table:table-cell>
          <table:table-cell office:value-type="float" office:value="49.33" calcext:value-type="float">
            <text:p>49,33</text:p>
          </table:table-cell>
          <table:table-cell office:value-type="float" office:value="51.33" calcext:value-type="float">
            <text:p>51,33</text:p>
          </table:table-cell>
          <table:table-cell office:value-type="float" office:value="46.67" calcext:value-type="float">
            <text:p>46,67</text:p>
          </table:table-cell>
          <table:table-cell office:value-type="float" office:value="37.33" calcext:value-type="float">
            <text:p>37,33</text:p>
          </table:table-cell>
          <table:table-cell office:value-type="float" office:value="42.67" calcext:value-type="float">
            <text:p>42,67</text:p>
          </table:table-cell>
          <table:table-cell office:value-type="float" office:value="50" calcext:value-type="float">
            <text:p>50</text:p>
          </table:table-cell>
          <table:table-cell office:value-type="float" office:value="56" calcext:value-type="float">
            <text:p>56</text:p>
          </table:table-cell>
          <table:table-cell table:formula="of:=AVERAGE([.A247:.T247])" office:value-type="float" office:value="50.166" calcext:value-type="float">
            <text:p>50,2</text:p>
          </table:table-cell>
          <table:table-cell table:number-columns-repeated="8"/>
        </table:table-row>
        <table:table-row table:style-name="ro1">
          <table:table-cell office:value-type="float" office:value="51.33" calcext:value-type="float">
            <text:p>51,33</text:p>
          </table:table-cell>
          <table:table-cell office:value-type="float" office:value="47.33" calcext:value-type="float">
            <text:p>47,33</text:p>
          </table:table-cell>
          <table:table-cell office:value-type="float" office:value="62.67" calcext:value-type="float">
            <text:p>62,67</text:p>
          </table:table-cell>
          <table:table-cell office:value-type="float" office:value="60" calcext:value-type="float">
            <text:p>60</text:p>
          </table:table-cell>
          <table:table-cell office:value-type="float" office:value="46.67" calcext:value-type="float">
            <text:p>46,67</text:p>
          </table:table-cell>
          <table:table-cell office:value-type="float" office:value="48" calcext:value-type="float">
            <text:p>48</text:p>
          </table:table-cell>
          <table:table-cell office:value-type="float" office:value="55.33" calcext:value-type="float">
            <text:p>55,33</text:p>
          </table:table-cell>
          <table:table-cell office:value-type="float" office:value="51.33" calcext:value-type="float">
            <text:p>51,33</text:p>
          </table:table-cell>
          <table:table-cell office:value-type="float" office:value="58.67" calcext:value-type="float">
            <text:p>58,67</text:p>
          </table:table-cell>
          <table:table-cell office:value-type="float" office:value="54.67" calcext:value-type="float">
            <text:p>54,67</text:p>
          </table:table-cell>
          <table:table-cell office:value-type="float" office:value="58.67" calcext:value-type="float">
            <text:p>58,67</text:p>
          </table:table-cell>
          <table:table-cell office:value-type="float" office:value="56.67" calcext:value-type="float">
            <text:p>56,67</text:p>
          </table:table-cell>
          <table:table-cell table:number-columns-repeated="3" office:value-type="float" office:value="54" calcext:value-type="float">
            <text:p>54</text:p>
          </table:table-cell>
          <table:table-cell office:value-type="float" office:value="49.33" calcext:value-type="float">
            <text:p>49,33</text:p>
          </table:table-cell>
          <table:table-cell office:value-type="float" office:value="46" calcext:value-type="float">
            <text:p>46</text:p>
          </table:table-cell>
          <table:table-cell office:value-type="float" office:value="60.67" calcext:value-type="float">
            <text:p>60,67</text:p>
          </table:table-cell>
          <table:table-cell table:number-columns-repeated="2" office:value-type="float" office:value="53.33" calcext:value-type="float">
            <text:p>53,33</text:p>
          </table:table-cell>
          <table:table-cell table:formula="of:=AVERAGE([.A248:.T248])" office:value-type="float" office:value="53.8" calcext:value-type="float">
            <text:p>53,8</text:p>
          </table:table-cell>
          <table:table-cell table:number-columns-repeated="8"/>
        </table:table-row>
        <table:table-row table:style-name="ro1">
          <table:table-cell office:value-type="float" office:value="47.33" calcext:value-type="float">
            <text:p>47,33</text:p>
          </table:table-cell>
          <table:table-cell office:value-type="float" office:value="68" calcext:value-type="float">
            <text:p>68</text:p>
          </table:table-cell>
          <table:table-cell office:value-type="float" office:value="52.67" calcext:value-type="float">
            <text:p>52,67</text:p>
          </table:table-cell>
          <table:table-cell office:value-type="float" office:value="53.33" calcext:value-type="float">
            <text:p>53,33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50" calcext:value-type="float">
            <text:p>50</text:p>
          </table:table-cell>
          <table:table-cell office:value-type="float" office:value="45.33" calcext:value-type="float">
            <text:p>45,33</text:p>
          </table:table-cell>
          <table:table-cell office:value-type="float" office:value="63.33" calcext:value-type="float">
            <text:p>63,33</text:p>
          </table:table-cell>
          <table:table-cell office:value-type="float" office:value="54.67" calcext:value-type="float">
            <text:p>54,67</text:p>
          </table:table-cell>
          <table:table-cell office:value-type="float" office:value="54" calcext:value-type="float">
            <text:p>54</text:p>
          </table:table-cell>
          <table:table-cell office:value-type="float" office:value="46.67" calcext:value-type="float">
            <text:p>46,67</text:p>
          </table:table-cell>
          <table:table-cell office:value-type="float" office:value="48" calcext:value-type="float">
            <text:p>48</text:p>
          </table:table-cell>
          <table:table-cell office:value-type="float" office:value="54.67" calcext:value-type="float">
            <text:p>54,67</text:p>
          </table:table-cell>
          <table:table-cell table:number-columns-repeated="2" office:value-type="float" office:value="51.33" calcext:value-type="float">
            <text:p>51,33</text:p>
          </table:table-cell>
          <table:table-cell office:value-type="float" office:value="57.33" calcext:value-type="float">
            <text:p>57,33</text:p>
          </table:table-cell>
          <table:table-cell office:value-type="float" office:value="60.67" calcext:value-type="float">
            <text:p>60,67</text:p>
          </table:table-cell>
          <table:table-cell office:value-type="float" office:value="50.67" calcext:value-type="float">
            <text:p>50,67</text:p>
          </table:table-cell>
          <table:table-cell office:value-type="float" office:value="55.33" calcext:value-type="float">
            <text:p>55,33</text:p>
          </table:table-cell>
          <table:table-cell table:formula="of:=AVERAGE([.A249:.T249])" office:value-type="float" office:value="53.533" calcext:value-type="float">
            <text:p>53,5</text:p>
          </table:table-cell>
          <table:table-cell table:number-columns-repeated="8"/>
        </table:table-row>
        <table:table-row table:style-name="ro1">
          <table:table-cell office:value-type="float" office:value="55.33" calcext:value-type="float">
            <text:p>55,33</text:p>
          </table:table-cell>
          <table:table-cell table:number-columns-repeated="2" office:value-type="float" office:value="53.33" calcext:value-type="float">
            <text:p>53,33</text:p>
          </table:table-cell>
          <table:table-cell office:value-type="float" office:value="61.33" calcext:value-type="float">
            <text:p>61,33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51.33" calcext:value-type="float">
            <text:p>51,33</text:p>
          </table:table-cell>
          <table:table-cell office:value-type="float" office:value="56" calcext:value-type="float">
            <text:p>56</text:p>
          </table:table-cell>
          <table:table-cell office:value-type="float" office:value="62" calcext:value-type="float">
            <text:p>62</text:p>
          </table:table-cell>
          <table:table-cell office:value-type="float" office:value="50" calcext:value-type="float">
            <text:p>50</text:p>
          </table:table-cell>
          <table:table-cell office:value-type="float" office:value="42.67" calcext:value-type="float">
            <text:p>42,67</text:p>
          </table:table-cell>
          <table:table-cell office:value-type="float" office:value="58.67" calcext:value-type="float">
            <text:p>58,67</text:p>
          </table:table-cell>
          <table:table-cell office:value-type="float" office:value="47.33" calcext:value-type="float">
            <text:p>47,33</text:p>
          </table:table-cell>
          <table:table-cell office:value-type="float" office:value="52.67" calcext:value-type="float">
            <text:p>52,67</text:p>
          </table:table-cell>
          <table:table-cell office:value-type="float" office:value="56.67" calcext:value-type="float">
            <text:p>56,67</text:p>
          </table:table-cell>
          <table:table-cell office:value-type="float" office:value="48" calcext:value-type="float">
            <text:p>48</text:p>
          </table:table-cell>
          <table:table-cell office:value-type="float" office:value="48.67" calcext:value-type="float">
            <text:p>48,67</text:p>
          </table:table-cell>
          <table:table-cell office:value-type="float" office:value="56.67" calcext:value-type="float">
            <text:p>56,67</text:p>
          </table:table-cell>
          <table:table-cell office:value-type="float" office:value="58" calcext:value-type="float">
            <text:p>58</text:p>
          </table:table-cell>
          <table:table-cell office:value-type="float" office:value="55.33" calcext:value-type="float">
            <text:p>55,33</text:p>
          </table:table-cell>
          <table:table-cell table:formula="of:=AVERAGE([.A250:.T250])" office:value-type="float" office:value="53.6665" calcext:value-type="float">
            <text:p>53,7</text:p>
          </table:table-cell>
          <table:table-cell table:number-columns-repeated="8"/>
        </table:table-row>
        <table:table-row table:style-name="ro1">
          <table:table-cell office:value-type="float" office:value="54.67" calcext:value-type="float">
            <text:p>54,67</text:p>
          </table:table-cell>
          <table:table-cell office:value-type="float" office:value="49.33" calcext:value-type="float">
            <text:p>49,33</text:p>
          </table:table-cell>
          <table:table-cell office:value-type="float" office:value="57.33" calcext:value-type="float">
            <text:p>57,33</text:p>
          </table:table-cell>
          <table:table-cell office:value-type="float" office:value="52.67" calcext:value-type="float">
            <text:p>52,67</text:p>
          </table:table-cell>
          <table:table-cell office:value-type="float" office:value="55.33" calcext:value-type="float">
            <text:p>55,33</text:p>
          </table:table-cell>
          <table:table-cell office:value-type="float" office:value="60" calcext:value-type="float">
            <text:p>60</text:p>
          </table:table-cell>
          <table:table-cell office:value-type="float" office:value="51.33" calcext:value-type="float">
            <text:p>51,33</text:p>
          </table:table-cell>
          <table:table-cell office:value-type="float" office:value="62" calcext:value-type="float">
            <text:p>62</text:p>
          </table:table-cell>
          <table:table-cell office:value-type="float" office:value="52" calcext:value-type="float">
            <text:p>52</text:p>
          </table:table-cell>
          <table:table-cell office:value-type="float" office:value="53.33" calcext:value-type="float">
            <text:p>53,33</text:p>
          </table:table-cell>
          <table:table-cell office:value-type="float" office:value="58.67" calcext:value-type="float">
            <text:p>58,67</text:p>
          </table:table-cell>
          <table:table-cell office:value-type="float" office:value="61.33" calcext:value-type="float">
            <text:p>61,33</text:p>
          </table:table-cell>
          <table:table-cell office:value-type="float" office:value="55.33" calcext:value-type="float">
            <text:p>55,33</text:p>
          </table:table-cell>
          <table:table-cell table:number-columns-repeated="2" office:value-type="float" office:value="50.67" calcext:value-type="float">
            <text:p>50,67</text:p>
          </table:table-cell>
          <table:table-cell office:value-type="float" office:value="60" calcext:value-type="float">
            <text:p>60</text:p>
          </table:table-cell>
          <table:table-cell office:value-type="float" office:value="60.67" calcext:value-type="float">
            <text:p>60,67</text:p>
          </table:table-cell>
          <table:table-cell office:value-type="float" office:value="53.33" calcext:value-type="float">
            <text:p>53,33</text:p>
          </table:table-cell>
          <table:table-cell office:value-type="float" office:value="52" calcext:value-type="float">
            <text:p>52</text:p>
          </table:table-cell>
          <table:table-cell office:value-type="float" office:value="48.67" calcext:value-type="float">
            <text:p>48,67</text:p>
          </table:table-cell>
          <table:table-cell table:formula="of:=AVERAGE([.A251:.T251])" office:value-type="float" office:value="54.9665" calcext:value-type="float">
            <text:p>55,0</text:p>
          </table:table-cell>
          <table:table-cell table:number-columns-repeated="8"/>
        </table:table-row>
        <table:table-row table:style-name="ro1">
          <table:table-cell office:value-type="float" office:value="63.33" calcext:value-type="float">
            <text:p>63,33</text:p>
          </table:table-cell>
          <table:table-cell office:value-type="float" office:value="59.33" calcext:value-type="float">
            <text:p>59,33</text:p>
          </table:table-cell>
          <table:table-cell office:value-type="float" office:value="55.33" calcext:value-type="float">
            <text:p>55,33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48.67" calcext:value-type="float">
            <text:p>48,67</text:p>
          </table:table-cell>
          <table:table-cell office:value-type="float" office:value="57.33" calcext:value-type="float">
            <text:p>57,33</text:p>
          </table:table-cell>
          <table:table-cell office:value-type="float" office:value="56" calcext:value-type="float">
            <text:p>56</text:p>
          </table:table-cell>
          <table:table-cell office:value-type="float" office:value="57.33" calcext:value-type="float">
            <text:p>57,33</text:p>
          </table:table-cell>
          <table:table-cell office:value-type="float" office:value="61.33" calcext:value-type="float">
            <text:p>61,33</text:p>
          </table:table-cell>
          <table:table-cell office:value-type="float" office:value="50.67" calcext:value-type="float">
            <text:p>50,67</text:p>
          </table:table-cell>
          <table:table-cell office:value-type="float" office:value="57.33" calcext:value-type="float">
            <text:p>57,33</text:p>
          </table:table-cell>
          <table:table-cell office:value-type="float" office:value="48.67" calcext:value-type="float">
            <text:p>48,67</text:p>
          </table:table-cell>
          <table:table-cell office:value-type="float" office:value="50" calcext:value-type="float">
            <text:p>50</text:p>
          </table:table-cell>
          <table:table-cell office:value-type="float" office:value="56.67" calcext:value-type="float">
            <text:p>56,67</text:p>
          </table:table-cell>
          <table:table-cell office:value-type="float" office:value="55.33" calcext:value-type="float">
            <text:p>55,33</text:p>
          </table:table-cell>
          <table:table-cell office:value-type="float" office:value="52.67" calcext:value-type="float">
            <text:p>52,67</text:p>
          </table:table-cell>
          <table:table-cell office:value-type="float" office:value="42" calcext:value-type="float">
            <text:p>42</text:p>
          </table:table-cell>
          <table:table-cell table:formula="of:=AVERAGE([.A252:.T252])" office:value-type="float" office:value="55.333" calcext:value-type="float">
            <text:p>55,3</text:p>
          </table:table-cell>
          <table:table-cell table:number-columns-repeated="8"/>
        </table:table-row>
        <table:table-row table:style-name="ro1">
          <table:table-cell office:value-type="float" office:value="51.33" calcext:value-type="float">
            <text:p>51,33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float" office:value="58.67" calcext:value-type="float">
            <text:p>58,67</text:p>
          </table:table-cell>
          <table:table-cell office:value-type="float" office:value="57.33" calcext:value-type="float">
            <text:p>57,33</text:p>
          </table:table-cell>
          <table:table-cell office:value-type="float" office:value="50" calcext:value-type="float">
            <text:p>50</text:p>
          </table:table-cell>
          <table:table-cell office:value-type="float" office:value="59.33" calcext:value-type="float">
            <text:p>59,33</text:p>
          </table:table-cell>
          <table:table-cell office:value-type="float" office:value="43.33" calcext:value-type="float">
            <text:p>43,33</text:p>
          </table:table-cell>
          <table:table-cell office:value-type="float" office:value="64.67" calcext:value-type="float">
            <text:p>64,67</text:p>
          </table:table-cell>
          <table:table-cell office:value-type="float" office:value="61.33" calcext:value-type="float">
            <text:p>61,33</text:p>
          </table:table-cell>
          <table:table-cell office:value-type="float" office:value="62.67" calcext:value-type="float">
            <text:p>62,67</text:p>
          </table:table-cell>
          <table:table-cell office:value-type="float" office:value="60.67" calcext:value-type="float">
            <text:p>60,67</text:p>
          </table:table-cell>
          <table:table-cell office:value-type="float" office:value="55.33" calcext:value-type="float">
            <text:p>55,33</text:p>
          </table:table-cell>
          <table:table-cell office:value-type="float" office:value="56" calcext:value-type="float">
            <text:p>56</text:p>
          </table:table-cell>
          <table:table-cell office:value-type="float" office:value="50.67" calcext:value-type="float">
            <text:p>50,67</text:p>
          </table:table-cell>
          <table:table-cell office:value-type="float" office:value="55.33" calcext:value-type="float">
            <text:p>55,33</text:p>
          </table:table-cell>
          <table:table-cell table:number-columns-repeated="2" office:value-type="float" office:value="60.67" calcext:value-type="float">
            <text:p>60,67</text:p>
          </table:table-cell>
          <table:table-cell office:value-type="float" office:value="51.33" calcext:value-type="float">
            <text:p>51,33</text:p>
          </table:table-cell>
          <table:table-cell office:value-type="float" office:value="57.33" calcext:value-type="float">
            <text:p>57,33</text:p>
          </table:table-cell>
          <table:table-cell table:formula="of:=AVERAGE([.A253:.T253])" office:value-type="float" office:value="56.533" calcext:value-type="float">
            <text:p>56,5</text:p>
          </table:table-cell>
          <table:table-cell table:number-columns-repeated="8"/>
        </table:table-row>
        <table:table-row table:style-name="ro1">
          <table:table-cell office:value-type="float" office:value="59.33" calcext:value-type="float">
            <text:p>59,33</text:p>
          </table:table-cell>
          <table:table-cell office:value-type="float" office:value="54.67" calcext:value-type="float">
            <text:p>54,67</text:p>
          </table:table-cell>
          <table:table-cell office:value-type="float" office:value="53.33" calcext:value-type="float">
            <text:p>53,33</text:p>
          </table:table-cell>
          <table:table-cell office:value-type="float" office:value="52" calcext:value-type="float">
            <text:p>52</text:p>
          </table:table-cell>
          <table:table-cell office:value-type="float" office:value="62.67" calcext:value-type="float">
            <text:p>62,67</text:p>
          </table:table-cell>
          <table:table-cell office:value-type="float" office:value="48.67" calcext:value-type="float">
            <text:p>48,67</text:p>
          </table:table-cell>
          <table:table-cell office:value-type="float" office:value="54.67" calcext:value-type="float">
            <text:p>54,67</text:p>
          </table:table-cell>
          <table:table-cell office:value-type="float" office:value="70" calcext:value-type="float">
            <text:p>70</text:p>
          </table:table-cell>
          <table:table-cell office:value-type="float" office:value="46" calcext:value-type="float">
            <text:p>46</text:p>
          </table:table-cell>
          <table:table-cell office:value-type="float" office:value="54.67" calcext:value-type="float">
            <text:p>54,67</text:p>
          </table:table-cell>
          <table:table-cell office:value-type="float" office:value="64" calcext:value-type="float">
            <text:p>64</text:p>
          </table:table-cell>
          <table:table-cell office:value-type="float" office:value="60.67" calcext:value-type="float">
            <text:p>60,67</text:p>
          </table:table-cell>
          <table:table-cell office:value-type="float" office:value="58" calcext:value-type="float">
            <text:p>58</text:p>
          </table:table-cell>
          <table:table-cell office:value-type="float" office:value="54.67" calcext:value-type="float">
            <text:p>54,67</text:p>
          </table:table-cell>
          <table:table-cell office:value-type="float" office:value="59.33" calcext:value-type="float">
            <text:p>59,33</text:p>
          </table:table-cell>
          <table:table-cell office:value-type="float" office:value="56" calcext:value-type="float">
            <text:p>56</text:p>
          </table:table-cell>
          <table:table-cell office:value-type="float" office:value="54.67" calcext:value-type="float">
            <text:p>54,67</text:p>
          </table:table-cell>
          <table:table-cell office:value-type="float" office:value="58.67" calcext:value-type="float">
            <text:p>58,67</text:p>
          </table:table-cell>
          <table:table-cell office:value-type="float" office:value="42" calcext:value-type="float">
            <text:p>42</text:p>
          </table:table-cell>
          <table:table-cell office:value-type="float" office:value="57.33" calcext:value-type="float">
            <text:p>57,33</text:p>
          </table:table-cell>
          <table:table-cell table:formula="of:=AVERAGE([.A254:.T254])" office:value-type="float" office:value="56.0675" calcext:value-type="float">
            <text:p>56,1</text:p>
          </table:table-cell>
          <table:table-cell table:number-columns-repeated="8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4.67" calcext:value-type="float">
            <text:p>54,67</text:p>
          </table:table-cell>
          <table:table-cell office:value-type="float" office:value="62" calcext:value-type="float">
            <text:p>62</text:p>
          </table:table-cell>
          <table:table-cell office:value-type="float" office:value="59.33" calcext:value-type="float">
            <text:p>59,33</text:p>
          </table:table-cell>
          <table:table-cell office:value-type="float" office:value="61.33" calcext:value-type="float">
            <text:p>61,33</text:p>
          </table:table-cell>
          <table:table-cell office:value-type="float" office:value="51.33" calcext:value-type="float">
            <text:p>51,33</text:p>
          </table:table-cell>
          <table:table-cell office:value-type="float" office:value="60.67" calcext:value-type="float">
            <text:p>60,67</text:p>
          </table:table-cell>
          <table:table-cell office:value-type="float" office:value="42.67" calcext:value-type="float">
            <text:p>42,67</text:p>
          </table:table-cell>
          <table:table-cell office:value-type="float" office:value="53.33" calcext:value-type="float">
            <text:p>53,33</text:p>
          </table:table-cell>
          <table:table-cell office:value-type="float" office:value="56" calcext:value-type="float">
            <text:p>56</text:p>
          </table:table-cell>
          <table:table-cell office:value-type="float" office:value="52.67" calcext:value-type="float">
            <text:p>52,67</text:p>
          </table:table-cell>
          <table:table-cell office:value-type="float" office:value="55.33" calcext:value-type="float">
            <text:p>55,33</text:p>
          </table:table-cell>
          <table:table-cell office:value-type="float" office:value="56.67" calcext:value-type="float">
            <text:p>56,67</text:p>
          </table:table-cell>
          <table:table-cell office:value-type="float" office:value="58.67" calcext:value-type="float">
            <text:p>58,67</text:p>
          </table:table-cell>
          <table:table-cell office:value-type="float" office:value="59.33" calcext:value-type="float">
            <text:p>59,33</text:p>
          </table:table-cell>
          <table:table-cell office:value-type="float" office:value="55.33" calcext:value-type="float">
            <text:p>55,33</text:p>
          </table:table-cell>
          <table:table-cell office:value-type="float" office:value="64.67" calcext:value-type="float">
            <text:p>64,67</text:p>
          </table:table-cell>
          <table:table-cell office:value-type="float" office:value="50.67" calcext:value-type="float">
            <text:p>50,67</text:p>
          </table:table-cell>
          <table:table-cell office:value-type="float" office:value="54" calcext:value-type="float">
            <text:p>54</text:p>
          </table:table-cell>
          <table:table-cell office:value-type="float" office:value="64" calcext:value-type="float">
            <text:p>64</text:p>
          </table:table-cell>
          <table:table-cell table:formula="of:=AVERAGE([.A255:.T255])" office:value-type="float" office:value="56.6335" calcext:value-type="float">
            <text:p>56,6</text:p>
          </table:table-cell>
          <table:table-cell table:number-columns-repeated="8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54" calcext:value-type="float">
            <text:p>54</text:p>
          </table:table-cell>
          <table:table-cell office:value-type="float" office:value="62.67" calcext:value-type="float">
            <text:p>62,67</text:p>
          </table:table-cell>
          <table:table-cell office:value-type="float" office:value="53.33" calcext:value-type="float">
            <text:p>53,33</text:p>
          </table:table-cell>
          <table:table-cell office:value-type="float" office:value="51.33" calcext:value-type="float">
            <text:p>51,33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60.67" calcext:value-type="float">
            <text:p>60,67</text:p>
          </table:table-cell>
          <table:table-cell office:value-type="float" office:value="56" calcext:value-type="float">
            <text:p>56</text:p>
          </table:table-cell>
          <table:table-cell office:value-type="float" office:value="56.67" calcext:value-type="float">
            <text:p>56,67</text:p>
          </table:table-cell>
          <table:table-cell office:value-type="float" office:value="57.33" calcext:value-type="float">
            <text:p>57,33</text:p>
          </table:table-cell>
          <table:table-cell office:value-type="float" office:value="56" calcext:value-type="float">
            <text:p>56</text:p>
          </table:table-cell>
          <table:table-cell office:value-type="float" office:value="58.67" calcext:value-type="float">
            <text:p>58,67</text:p>
          </table:table-cell>
          <table:table-cell office:value-type="float" office:value="64.67" calcext:value-type="float">
            <text:p>64,67</text:p>
          </table:table-cell>
          <table:table-cell office:value-type="float" office:value="59.33" calcext:value-type="float">
            <text:p>59,33</text:p>
          </table:table-cell>
          <table:table-cell office:value-type="float" office:value="63.33" calcext:value-type="float">
            <text:p>63,33</text:p>
          </table:table-cell>
          <table:table-cell office:value-type="float" office:value="56.67" calcext:value-type="float">
            <text:p>56,67</text:p>
          </table:table-cell>
          <table:table-cell office:value-type="float" office:value="64" calcext:value-type="float">
            <text:p>64</text:p>
          </table:table-cell>
          <table:table-cell office:value-type="float" office:value="60" calcext:value-type="float">
            <text:p>60</text:p>
          </table:table-cell>
          <table:table-cell office:value-type="float" office:value="56.67" calcext:value-type="float">
            <text:p>56,67</text:p>
          </table:table-cell>
          <table:table-cell table:formula="of:=AVERAGE([.A256:.T256])" office:value-type="float" office:value="57.467" calcext:value-type="float">
            <text:p>57,5</text:p>
          </table:table-cell>
          <table:table-cell table:number-columns-repeated="8"/>
        </table:table-row>
        <table:table-row table:style-name="ro1">
          <table:table-cell office:value-type="float" office:value="66.67" calcext:value-type="float">
            <text:p>66,67</text:p>
          </table:table-cell>
          <table:table-cell office:value-type="float" office:value="59.33" calcext:value-type="float">
            <text:p>59,33</text:p>
          </table:table-cell>
          <table:table-cell office:value-type="float" office:value="62.67" calcext:value-type="float">
            <text:p>62,67</text:p>
          </table:table-cell>
          <table:table-cell office:value-type="float" office:value="47.33" calcext:value-type="float">
            <text:p>47,33</text:p>
          </table:table-cell>
          <table:table-cell office:value-type="float" office:value="56" calcext:value-type="float">
            <text:p>56</text:p>
          </table:table-cell>
          <table:table-cell office:value-type="float" office:value="51.33" calcext:value-type="float">
            <text:p>51,33</text:p>
          </table:table-cell>
          <table:table-cell office:value-type="float" office:value="65.33" calcext:value-type="float">
            <text:p>65,33</text:p>
          </table:table-cell>
          <table:table-cell office:value-type="float" office:value="58" calcext:value-type="float">
            <text:p>58</text:p>
          </table:table-cell>
          <table:table-cell office:value-type="float" office:value="50.67" calcext:value-type="float">
            <text:p>50,67</text:p>
          </table:table-cell>
          <table:table-cell office:value-type="float" office:value="61.33" calcext:value-type="float">
            <text:p>61,33</text:p>
          </table:table-cell>
          <table:table-cell office:value-type="float" office:value="50" calcext:value-type="float">
            <text:p>50</text:p>
          </table:table-cell>
          <table:table-cell office:value-type="float" office:value="61.33" calcext:value-type="float">
            <text:p>61,33</text:p>
          </table:table-cell>
          <table:table-cell table:number-columns-repeated="2" office:value-type="float" office:value="63.33" calcext:value-type="float">
            <text:p>63,33</text:p>
          </table:table-cell>
          <table:table-cell office:value-type="float" office:value="56" calcext:value-type="float">
            <text:p>56</text:p>
          </table:table-cell>
          <table:table-cell office:value-type="float" office:value="47.33" calcext:value-type="float">
            <text:p>47,33</text:p>
          </table:table-cell>
          <table:table-cell office:value-type="float" office:value="55.33" calcext:value-type="float">
            <text:p>55,33</text:p>
          </table:table-cell>
          <table:table-cell office:value-type="float" office:value="58" calcext:value-type="float">
            <text:p>58</text:p>
          </table:table-cell>
          <table:table-cell office:value-type="float" office:value="57.33" calcext:value-type="float">
            <text:p>57,33</text:p>
          </table:table-cell>
          <table:table-cell office:value-type="float" office:value="61.33" calcext:value-type="float">
            <text:p>61,33</text:p>
          </table:table-cell>
          <table:table-cell table:formula="of:=AVERAGE([.A257:.T257])" office:value-type="float" office:value="57.5985" calcext:value-type="float">
            <text:p>57,6</text:p>
          </table:table-cell>
          <table:table-cell table:number-columns-repeated="8"/>
        </table:table-row>
        <table:table-row table:style-name="ro1">
          <table:table-cell office:value-type="float" office:value="61.33" calcext:value-type="float">
            <text:p>61,33</text:p>
          </table:table-cell>
          <table:table-cell office:value-type="float" office:value="57.33" calcext:value-type="float">
            <text:p>57,33</text:p>
          </table:table-cell>
          <table:table-cell office:value-type="float" office:value="61.33" calcext:value-type="float">
            <text:p>61,33</text:p>
          </table:table-cell>
          <table:table-cell office:value-type="float" office:value="62" calcext:value-type="float">
            <text:p>62</text:p>
          </table:table-cell>
          <table:table-cell office:value-type="float" office:value="66.67" calcext:value-type="float">
            <text:p>66,67</text:p>
          </table:table-cell>
          <table:table-cell office:value-type="float" office:value="66" calcext:value-type="float">
            <text:p>66</text:p>
          </table:table-cell>
          <table:table-cell office:value-type="float" office:value="60.67" calcext:value-type="float">
            <text:p>60,67</text:p>
          </table:table-cell>
          <table:table-cell office:value-type="float" office:value="60" calcext:value-type="float">
            <text:p>60</text:p>
          </table:table-cell>
          <table:table-cell office:value-type="float" office:value="61.33" calcext:value-type="float">
            <text:p>61,33</text:p>
          </table:table-cell>
          <table:table-cell office:value-type="float" office:value="58.67" calcext:value-type="float">
            <text:p>58,67</text:p>
          </table:table-cell>
          <table:table-cell office:value-type="float" office:value="54.67" calcext:value-type="float">
            <text:p>54,67</text:p>
          </table:table-cell>
          <table:table-cell office:value-type="float" office:value="62.67" calcext:value-type="float">
            <text:p>62,67</text:p>
          </table:table-cell>
          <table:table-cell office:value-type="float" office:value="53.33" calcext:value-type="float">
            <text:p>53,33</text:p>
          </table:table-cell>
          <table:table-cell office:value-type="float" office:value="59.33" calcext:value-type="float">
            <text:p>59,33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55.33" calcext:value-type="float">
            <text:p>55,33</text:p>
          </table:table-cell>
          <table:table-cell office:value-type="float" office:value="53.33" calcext:value-type="float">
            <text:p>53,33</text:p>
          </table:table-cell>
          <table:table-cell office:value-type="float" office:value="60.67" calcext:value-type="float">
            <text:p>60,67</text:p>
          </table:table-cell>
          <table:table-cell office:value-type="float" office:value="55.33" calcext:value-type="float">
            <text:p>55,33</text:p>
          </table:table-cell>
          <table:table-cell table:formula="of:=AVERAGE([.A258:.T258])" office:value-type="float" office:value="59.8995" calcext:value-type="float">
            <text:p>59,9</text:p>
          </table:table-cell>
          <table:table-cell table:number-columns-repeated="8"/>
        </table:table-row>
        <table:table-row table:style-name="ro1">
          <table:table-cell office:value-type="float" office:value="58.67" calcext:value-type="float">
            <text:p>58,67</text:p>
          </table:table-cell>
          <table:table-cell office:value-type="float" office:value="51.33" calcext:value-type="float">
            <text:p>51,33</text:p>
          </table:table-cell>
          <table:table-cell office:value-type="float" office:value="53.33" calcext:value-type="float">
            <text:p>53,33</text:p>
          </table:table-cell>
          <table:table-cell office:value-type="float" office:value="57.33" calcext:value-type="float">
            <text:p>57,33</text:p>
          </table:table-cell>
          <table:table-cell office:value-type="float" office:value="58" calcext:value-type="float">
            <text:p>58</text:p>
          </table:table-cell>
          <table:table-cell office:value-type="float" office:value="59.33" calcext:value-type="float">
            <text:p>59,33</text:p>
          </table:table-cell>
          <table:table-cell office:value-type="float" office:value="57.33" calcext:value-type="float">
            <text:p>57,33</text:p>
          </table:table-cell>
          <table:table-cell office:value-type="float" office:value="60.67" calcext:value-type="float">
            <text:p>60,67</text:p>
          </table:table-cell>
          <table:table-cell office:value-type="float" office:value="63.33" calcext:value-type="float">
            <text:p>63,33</text:p>
          </table:table-cell>
          <table:table-cell office:value-type="float" office:value="61.33" calcext:value-type="float">
            <text:p>61,33</text:p>
          </table:table-cell>
          <table:table-cell office:value-type="float" office:value="53.33" calcext:value-type="float">
            <text:p>53,33</text:p>
          </table:table-cell>
          <table:table-cell office:value-type="float" office:value="66.67" calcext:value-type="float">
            <text:p>66,67</text:p>
          </table:table-cell>
          <table:table-cell office:value-type="float" office:value="50" calcext:value-type="float">
            <text:p>50</text:p>
          </table:table-cell>
          <table:table-cell office:value-type="float" office:value="64" calcext:value-type="float">
            <text:p>64</text:p>
          </table:table-cell>
          <table:table-cell office:value-type="float" office:value="60.67" calcext:value-type="float">
            <text:p>60,67</text:p>
          </table:table-cell>
          <table:table-cell office:value-type="float" office:value="56" calcext:value-type="float">
            <text:p>56</text:p>
          </table:table-cell>
          <table:table-cell office:value-type="float" office:value="65.33" calcext:value-type="float">
            <text:p>65,33</text:p>
          </table:table-cell>
          <table:table-cell office:value-type="float" office:value="62" calcext:value-type="float">
            <text:p>62</text:p>
          </table:table-cell>
          <table:table-cell office:value-type="float" office:value="57.33" calcext:value-type="float">
            <text:p>57,33</text:p>
          </table:table-cell>
          <table:table-cell office:value-type="float" office:value="68.67" calcext:value-type="float">
            <text:p>68,67</text:p>
          </table:table-cell>
          <table:table-cell table:formula="of:=AVERAGE([.A259:.T259])" office:value-type="float" office:value="59.2325" calcext:value-type="float">
            <text:p>59,2</text:p>
          </table:table-cell>
          <table:table-cell table:number-columns-repeated="8"/>
        </table:table-row>
        <table:table-row table:style-name="ro1">
          <table:table-cell office:value-type="float" office:value="58.67" calcext:value-type="float">
            <text:p>58,67</text:p>
          </table:table-cell>
          <table:table-cell office:value-type="float" office:value="54" calcext:value-type="float">
            <text:p>54</text:p>
          </table:table-cell>
          <table:table-cell office:value-type="float" office:value="62.67" calcext:value-type="float">
            <text:p>62,67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57.33" calcext:value-type="float">
            <text:p>57,33</text:p>
          </table:table-cell>
          <table:table-cell office:value-type="float" office:value="66.67" calcext:value-type="float">
            <text:p>66,67</text:p>
          </table:table-cell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office:value-type="float" office:value="60.67" calcext:value-type="float">
            <text:p>60,67</text:p>
          </table:table-cell>
          <table:table-cell office:value-type="float" office:value="62" calcext:value-type="float">
            <text:p>62</text:p>
          </table:table-cell>
          <table:table-cell office:value-type="float" office:value="58.67" calcext:value-type="float">
            <text:p>58,67</text:p>
          </table:table-cell>
          <table:table-cell office:value-type="float" office:value="71.33" calcext:value-type="float">
            <text:p>71,33</text:p>
          </table:table-cell>
          <table:table-cell office:value-type="float" office:value="62" calcext:value-type="float">
            <text:p>62</text:p>
          </table:table-cell>
          <table:table-cell office:value-type="float" office:value="64.67" calcext:value-type="float">
            <text:p>64,67</text:p>
          </table:table-cell>
          <table:table-cell office:value-type="float" office:value="54.67" calcext:value-type="float">
            <text:p>54,67</text:p>
          </table:table-cell>
          <table:table-cell office:value-type="float" office:value="62" calcext:value-type="float">
            <text:p>62</text:p>
          </table:table-cell>
          <table:table-cell office:value-type="float" office:value="60" calcext:value-type="float">
            <text:p>60</text:p>
          </table:table-cell>
          <table:table-cell office:value-type="float" office:value="58" calcext:value-type="float">
            <text:p>58</text:p>
          </table:table-cell>
          <table:table-cell office:value-type="float" office:value="61.33" calcext:value-type="float">
            <text:p>61,33</text:p>
          </table:table-cell>
          <table:table-cell table:formula="of:=AVERAGE([.A260:.T260])" office:value-type="float" office:value="61.334" calcext:value-type="float">
            <text:p>61,3</text:p>
          </table:table-cell>
          <table:table-cell table:number-columns-repeated="8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60" calcext:value-type="float">
            <text:p>60</text:p>
          </table:table-cell>
          <table:table-cell office:value-type="float" office:value="55.33" calcext:value-type="float">
            <text:p>55,33</text:p>
          </table:table-cell>
          <table:table-cell office:value-type="float" office:value="47.33" calcext:value-type="float">
            <text:p>47,33</text:p>
          </table:table-cell>
          <table:table-cell office:value-type="float" office:value="62.67" calcext:value-type="float">
            <text:p>62,67</text:p>
          </table:table-cell>
          <table:table-cell office:value-type="float" office:value="67.33" calcext:value-type="float">
            <text:p>67,33</text:p>
          </table:table-cell>
          <table:table-cell office:value-type="float" office:value="64.67" calcext:value-type="float">
            <text:p>64,67</text:p>
          </table:table-cell>
          <table:table-cell office:value-type="float" office:value="62" calcext:value-type="float">
            <text:p>62</text:p>
          </table:table-cell>
          <table:table-cell office:value-type="float" office:value="59.33" calcext:value-type="float">
            <text:p>59,33</text:p>
          </table:table-cell>
          <table:table-cell office:value-type="float" office:value="61.33" calcext:value-type="float">
            <text:p>61,33</text:p>
          </table:table-cell>
          <table:table-cell office:value-type="float" office:value="60.67" calcext:value-type="float">
            <text:p>60,67</text:p>
          </table:table-cell>
          <table:table-cell office:value-type="float" office:value="56.67" calcext:value-type="float">
            <text:p>56,67</text:p>
          </table:table-cell>
          <table:table-cell office:value-type="float" office:value="64.67" calcext:value-type="float">
            <text:p>64,67</text:p>
          </table:table-cell>
          <table:table-cell office:value-type="float" office:value="58.67" calcext:value-type="float">
            <text:p>58,67</text:p>
          </table:table-cell>
          <table:table-cell office:value-type="float" office:value="55.33" calcext:value-type="float">
            <text:p>55,33</text:p>
          </table:table-cell>
          <table:table-cell office:value-type="float" office:value="58.67" calcext:value-type="float">
            <text:p>58,67</text:p>
          </table:table-cell>
          <table:table-cell office:value-type="float" office:value="55.33" calcext:value-type="float">
            <text:p>55,33</text:p>
          </table:table-cell>
          <table:table-cell office:value-type="float" office:value="72.67" calcext:value-type="float">
            <text:p>72,67</text:p>
          </table:table-cell>
          <table:table-cell office:value-type="float" office:value="67.33" calcext:value-type="float">
            <text:p>67,33</text:p>
          </table:table-cell>
          <table:table-cell office:value-type="float" office:value="56" calcext:value-type="float">
            <text:p>56</text:p>
          </table:table-cell>
          <table:table-cell table:formula="of:=AVERAGE([.A261:.T261])" office:value-type="float" office:value="60.4" calcext:value-type="float">
            <text:p>60,4</text:p>
          </table:table-cell>
          <table:table-cell table:number-columns-repeated="8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56.67" calcext:value-type="float">
            <text:p>56,67</text:p>
          </table:table-cell>
          <table:table-cell office:value-type="float" office:value="62" calcext:value-type="float">
            <text:p>62</text:p>
          </table:table-cell>
          <table:table-cell office:value-type="float" office:value="56.67" calcext:value-type="float">
            <text:p>56,67</text:p>
          </table:table-cell>
          <table:table-cell office:value-type="float" office:value="60" calcext:value-type="float">
            <text:p>60</text:p>
          </table:table-cell>
          <table:table-cell office:value-type="float" office:value="56.67" calcext:value-type="float">
            <text:p>56,67</text:p>
          </table:table-cell>
          <table:table-cell office:value-type="float" office:value="61.33" calcext:value-type="float">
            <text:p>61,33</text:p>
          </table:table-cell>
          <table:table-cell office:value-type="float" office:value="72.67" calcext:value-type="float">
            <text:p>72,67</text:p>
          </table:table-cell>
          <table:table-cell office:value-type="float" office:value="51.33" calcext:value-type="float">
            <text:p>51,33</text:p>
          </table:table-cell>
          <table:table-cell office:value-type="float" office:value="69.33" calcext:value-type="float">
            <text:p>69,33</text:p>
          </table:table-cell>
          <table:table-cell office:value-type="float" office:value="65.33" calcext:value-type="float">
            <text:p>65,33</text:p>
          </table:table-cell>
          <table:table-cell office:value-type="float" office:value="57.33" calcext:value-type="float">
            <text:p>57,33</text:p>
          </table:table-cell>
          <table:table-cell office:value-type="float" office:value="58.67" calcext:value-type="float">
            <text:p>58,67</text:p>
          </table:table-cell>
          <table:table-cell office:value-type="float" office:value="54.67" calcext:value-type="float">
            <text:p>54,67</text:p>
          </table:table-cell>
          <table:table-cell office:value-type="float" office:value="56" calcext:value-type="float">
            <text:p>56</text:p>
          </table:table-cell>
          <table:table-cell office:value-type="float" office:value="60" calcext:value-type="float">
            <text:p>60</text:p>
          </table:table-cell>
          <table:table-cell office:value-type="float" office:value="50.67" calcext:value-type="float">
            <text:p>50,67</text:p>
          </table:table-cell>
          <table:table-cell table:number-columns-repeated="2" office:value-type="float" office:value="64.67" calcext:value-type="float">
            <text:p>64,67</text:p>
          </table:table-cell>
          <table:table-cell office:value-type="float" office:value="59.33" calcext:value-type="float">
            <text:p>59,33</text:p>
          </table:table-cell>
          <table:table-cell table:formula="of:=AVERAGE([.A262:.T262])" office:value-type="float" office:value="60.0005" calcext:value-type="float">
            <text:p>60,0</text:p>
          </table:table-cell>
          <table:table-cell table:number-columns-repeated="8"/>
        </table:table-row>
        <table:table-row table:style-name="ro1">
          <table:table-cell office:value-type="float" office:value="55.33" calcext:value-type="float">
            <text:p>55,33</text:p>
          </table:table-cell>
          <table:table-cell office:value-type="float" office:value="62.67" calcext:value-type="float">
            <text:p>62,67</text:p>
          </table:table-cell>
          <table:table-cell office:value-type="float" office:value="60.67" calcext:value-type="float">
            <text:p>60,67</text:p>
          </table:table-cell>
          <table:table-cell office:value-type="float" office:value="68" calcext:value-type="float">
            <text:p>68</text:p>
          </table:table-cell>
          <table:table-cell office:value-type="float" office:value="66.67" calcext:value-type="float">
            <text:p>66,67</text:p>
          </table:table-cell>
          <table:table-cell office:value-type="float" office:value="60" calcext:value-type="float">
            <text:p>60</text:p>
          </table:table-cell>
          <table:table-cell office:value-type="float" office:value="69.33" calcext:value-type="float">
            <text:p>69,33</text:p>
          </table:table-cell>
          <table:table-cell office:value-type="float" office:value="58.67" calcext:value-type="float">
            <text:p>58,67</text:p>
          </table:table-cell>
          <table:table-cell office:value-type="float" office:value="64" calcext:value-type="float">
            <text:p>64</text:p>
          </table:table-cell>
          <table:table-cell office:value-type="float" office:value="64.67" calcext:value-type="float">
            <text:p>64,67</text:p>
          </table:table-cell>
          <table:table-cell table:number-columns-repeated="2" office:value-type="float" office:value="63.33" calcext:value-type="float">
            <text:p>63,33</text:p>
          </table:table-cell>
          <table:table-cell office:value-type="float" office:value="50" calcext:value-type="float">
            <text:p>50</text:p>
          </table:table-cell>
          <table:table-cell office:value-type="float" office:value="68.67" calcext:value-type="float">
            <text:p>68,67</text:p>
          </table:table-cell>
          <table:table-cell office:value-type="float" office:value="63.33" calcext:value-type="float">
            <text:p>63,33</text:p>
          </table:table-cell>
          <table:table-cell office:value-type="float" office:value="68.67" calcext:value-type="float">
            <text:p>68,67</text:p>
          </table:table-cell>
          <table:table-cell office:value-type="float" office:value="60" calcext:value-type="float">
            <text:p>60</text:p>
          </table:table-cell>
          <table:table-cell office:value-type="float" office:value="66" calcext:value-type="float">
            <text:p>66</text:p>
          </table:table-cell>
          <table:table-cell office:value-type="float" office:value="60.67" calcext:value-type="float">
            <text:p>60,67</text:p>
          </table:table-cell>
          <table:table-cell office:value-type="float" office:value="58.67" calcext:value-type="float">
            <text:p>58,67</text:p>
          </table:table-cell>
          <table:table-cell table:formula="of:=AVERAGE([.A263:.T263])" office:value-type="float" office:value="62.634" calcext:value-type="float">
            <text:p>62,6</text:p>
          </table:table-cell>
          <table:table-cell table:number-columns-repeated="8"/>
        </table:table-row>
        <table:table-row table:style-name="ro1">
          <table:table-cell office:value-type="float" office:value="64.67" calcext:value-type="float">
            <text:p>64,67</text:p>
          </table:table-cell>
          <table:table-cell office:value-type="float" office:value="68.67" calcext:value-type="float">
            <text:p>68,67</text:p>
          </table:table-cell>
          <table:table-cell office:value-type="float" office:value="60.67" calcext:value-type="float">
            <text:p>60,67</text:p>
          </table:table-cell>
          <table:table-cell office:value-type="float" office:value="68.67" calcext:value-type="float">
            <text:p>68,67</text:p>
          </table:table-cell>
          <table:table-cell office:value-type="float" office:value="59.33" calcext:value-type="float">
            <text:p>59,33</text:p>
          </table:table-cell>
          <table:table-cell office:value-type="float" office:value="60" calcext:value-type="float">
            <text:p>60</text:p>
          </table:table-cell>
          <table:table-cell office:value-type="float" office:value="63.33" calcext:value-type="float">
            <text:p>63,33</text:p>
          </table:table-cell>
          <table:table-cell office:value-type="float" office:value="57.33" calcext:value-type="float">
            <text:p>57,33</text:p>
          </table:table-cell>
          <table:table-cell office:value-type="float" office:value="55.33" calcext:value-type="float">
            <text:p>55,33</text:p>
          </table:table-cell>
          <table:table-cell office:value-type="float" office:value="60" calcext:value-type="float">
            <text:p>60</text:p>
          </table:table-cell>
          <table:table-cell office:value-type="float" office:value="54" calcext:value-type="float">
            <text:p>54</text:p>
          </table:table-cell>
          <table:table-cell office:value-type="float" office:value="61.33" calcext:value-type="float">
            <text:p>61,33</text:p>
          </table:table-cell>
          <table:table-cell office:value-type="float" office:value="60.67" calcext:value-type="float">
            <text:p>60,67</text:p>
          </table:table-cell>
          <table:table-cell office:value-type="float" office:value="51.33" calcext:value-type="float">
            <text:p>51,33</text:p>
          </table:table-cell>
          <table:table-cell office:value-type="float" office:value="52" calcext:value-type="float">
            <text:p>52</text:p>
          </table:table-cell>
          <table:table-cell office:value-type="float" office:value="64.67" calcext:value-type="float">
            <text:p>64,67</text:p>
          </table:table-cell>
          <table:table-cell office:value-type="float" office:value="59.33" calcext:value-type="float">
            <text:p>59,33</text:p>
          </table:table-cell>
          <table:table-cell office:value-type="float" office:value="66" calcext:value-type="float">
            <text:p>66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table:formula="of:=AVERAGE([.A264:.T264])" office:value-type="float" office:value="60.3665" calcext:value-type="float">
            <text:p>60,4</text:p>
          </table:table-cell>
          <table:table-cell table:number-columns-repeated="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2.67" calcext:value-type="float">
            <text:p>62,67</text:p>
          </table:table-cell>
          <table:table-cell office:value-type="float" office:value="63.33" calcext:value-type="float">
            <text:p>63,33</text:p>
          </table:table-cell>
          <table:table-cell office:value-type="float" office:value="64.67" calcext:value-type="float">
            <text:p>64,67</text:p>
          </table:table-cell>
          <table:table-cell office:value-type="float" office:value="59.33" calcext:value-type="float">
            <text:p>59,33</text:p>
          </table:table-cell>
          <table:table-cell office:value-type="float" office:value="64.67" calcext:value-type="float">
            <text:p>64,67</text:p>
          </table:table-cell>
          <table:table-cell office:value-type="float" office:value="63.33" calcext:value-type="float">
            <text:p>63,33</text:p>
          </table:table-cell>
          <table:table-cell office:value-type="float" office:value="67.33" calcext:value-type="float">
            <text:p>67,33</text:p>
          </table:table-cell>
          <table:table-cell office:value-type="float" office:value="58" calcext:value-type="float">
            <text:p>58</text:p>
          </table:table-cell>
          <table:table-cell office:value-type="float" office:value="57.33" calcext:value-type="float">
            <text:p>57,33</text:p>
          </table:table-cell>
          <table:table-cell office:value-type="float" office:value="62" calcext:value-type="float">
            <text:p>62</text:p>
          </table:table-cell>
          <table:table-cell office:value-type="float" office:value="56.67" calcext:value-type="float">
            <text:p>56,67</text:p>
          </table:table-cell>
          <table:table-cell office:value-type="float" office:value="60" calcext:value-type="float">
            <text:p>60</text:p>
          </table:table-cell>
          <table:table-cell office:value-type="float" office:value="68" calcext:value-type="float">
            <text:p>68</text:p>
          </table:table-cell>
          <table:table-cell office:value-type="float" office:value="69.33" calcext:value-type="float">
            <text:p>69,33</text:p>
          </table:table-cell>
          <table:table-cell office:value-type="float" office:value="51.33" calcext:value-type="float">
            <text:p>51,33</text:p>
          </table:table-cell>
          <table:table-cell office:value-type="float" office:value="58.67" calcext:value-type="float">
            <text:p>58,67</text:p>
          </table:table-cell>
          <table:table-cell office:value-type="float" office:value="59.33" calcext:value-type="float">
            <text:p>59,33</text:p>
          </table:table-cell>
          <table:table-cell office:value-type="float" office:value="56" calcext:value-type="float">
            <text:p>56</text:p>
          </table:table-cell>
          <table:table-cell office:value-type="float" office:value="59.33" calcext:value-type="float">
            <text:p>59,33</text:p>
          </table:table-cell>
          <table:table-cell table:formula="of:=AVERAGE([.A265:.T265])" office:value-type="float" office:value="61.266" calcext:value-type="float">
            <text:p>61,3</text:p>
          </table:table-cell>
          <table:table-cell table:number-columns-repeated="8"/>
        </table:table-row>
        <table:table-row table:style-name="ro1" table:number-rows-repeated="1048310">
          <table:table-cell table:number-columns-repeated="29"/>
        </table:table-row>
        <table:table-row table:style-name="ro1">
          <table:table-cell table:number-columns-repeated="29"/>
        </table:table-row>
      </table:table>
      <table:table table:name="Erlangs64_8C" table:style-name="ta1">
        <table:shapes>
          <draw:frame draw:z-index="0" draw:style-name="gr1" draw:text-style-name="P1" svg:width="17.484cm" svg:height="10.094cm" svg:x="50.001cm" svg:y="9.323cm">
            <draw:object draw:notify-on-update-of-ranges="Erlangs64_8C.Y3:Erlangs64_8C.Y19 Erlangs64_8C.Z2:Erlangs64_8C.Z2 Erlangs64_8C.Z3:Erlangs64_8C.Z19 Erlangs64_8C.AB2:Erlangs64_8C.AB2 Erlangs64_8C.AB3:Erlangs64_8C.AB19 Erlangs64_8C.AA2:Erlangs64_8C.AA2 Erlangs64_8C.AA3:Erlangs64_8C.AA19 Erlangs64_8C.AC2:Erlangs64_8C.AC2 Erlangs64_8C.AC3:Erlangs64_8C.AC19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20" table:default-cell-style-name="Default"/>
        <table:table-column table:style-name="co1" table:default-cell-style-name="ce2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3" table:number-columns-repeated="2" table:default-cell-style-name="Default"/>
        <table:table-column table:style-name="co1" table:default-cell-style-name="Default"/>
        <table:table-row table:style-name="ro1">
          <table:table-cell table:number-columns-repeated="20" office:value-type="float" office:value="0" calcext:value-type="float">
            <text:p>0</text:p>
          </table:table-cell>
          <table:table-cell table:formula="of:=AVERAGE([.A1:.T1])" office:value-type="float" office:value="0" calcext:value-type="float">
            <text:p>0,0</text:p>
          </table:table-cell>
          <table:table-cell table:style-name="ce2"/>
          <table:table-cell table:number-columns-repeated="7"/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  <table:table-cell table:formula="of:=AVERAGE([.A2:.T2])" office:value-type="float" office:value="0" calcext:value-type="float">
            <text:p>0,0</text:p>
          </table:table-cell>
          <table:table-cell table:number-columns-repeated="3"/>
          <table:table-cell table:style-name="ce6"/>
          <table:table-cell table:style-name="ce7" office:value-type="string" calcext:value-type="string">
            <text:p>Janet</text:p>
          </table:table-cell>
          <table:table-cell table:style-name="ce7" office:value-type="string" calcext:value-type="string">
            <text:p>RedCLARA</text:p>
          </table:table-cell>
          <table:table-cell table:style-name="ce7" office:value-type="string" calcext:value-type="string">
            <text:p>NSF</text:p>
          </table:table-cell>
          <table:table-cell table:style-name="ce7" office:value-type="string" calcext:value-type="string">
            <text:p>Ipê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  <table:table-cell table:formula="of:=AVERAGE([.A3:.T3])" office:value-type="float" office:value="0" calcext:value-type="float">
            <text:p>0,0</text:p>
          </table:table-cell>
          <table:table-cell table:number-columns-repeated="3"/>
          <table:table-cell table:style-name="ce7" office:value-type="float" office:value="1" calcext:value-type="float">
            <text:p>1</text:p>
          </table:table-cell>
          <table:table-cell table:style-name="ce8" table:formula="of:=[.U1]" office:value-type="float" office:value="0" calcext:value-type="float">
            <text:p>0,0</text:p>
          </table:table-cell>
          <table:table-cell table:style-name="ce8" table:formula="of:=[.U68]" office:value-type="float" office:value="0.134" calcext:value-type="float">
            <text:p>0,1</text:p>
          </table:table-cell>
          <table:table-cell table:style-name="ce8" table:formula="of:=[.U135]" office:value-type="float" office:value="0.1005" calcext:value-type="float">
            <text:p>0,1</text:p>
          </table:table-cell>
          <table:table-cell table:style-name="ce8" table:formula="of:=[.U202]" office:value-type="float" office:value="0" calcext:value-type="float">
            <text:p>0,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  <table:table-cell table:formula="of:=AVERAGE([.A4:.T4])" office:value-type="float" office:value="0" calcext:value-type="float">
            <text:p>0,0</text:p>
          </table:table-cell>
          <table:table-cell table:number-columns-repeated="3"/>
          <table:table-cell table:style-name="ce7" office:value-type="float" office:value="4" calcext:value-type="float">
            <text:p>4</text:p>
          </table:table-cell>
          <table:table-cell table:style-name="ce8" table:formula="of:=[.U4]" office:value-type="float" office:value="0" calcext:value-type="float">
            <text:p>0,0</text:p>
          </table:table-cell>
          <table:table-cell table:style-name="ce8" table:formula="of:=[.U72]" office:value-type="float" office:value="0.134" calcext:value-type="float">
            <text:p>0,1</text:p>
          </table:table-cell>
          <table:table-cell table:style-name="ce8" table:formula="of:=[.U138]" office:value-type="float" office:value="0.067" calcext:value-type="float">
            <text:p>0,1</text:p>
          </table:table-cell>
          <table:table-cell table:style-name="ce8" table:formula="of:=[.U206]" office:value-type="float" office:value="0" calcext:value-type="float">
            <text:p>0,0</text:p>
          </table:table-cell>
        </table:table-row>
        <table:table-row table:style-name="ro1">
          <table:table-cell office:value-type="float" office:value="0.67" calcext:value-type="float">
            <text:p>0,67</text:p>
          </table:table-cell>
          <table:table-cell table:number-columns-repeated="19" office:value-type="float" office:value="0" calcext:value-type="float">
            <text:p>0</text:p>
          </table:table-cell>
          <table:table-cell table:formula="of:=AVERAGE([.A5:.T5])" office:value-type="float" office:value="0.0335" calcext:value-type="float">
            <text:p>0,0</text:p>
          </table:table-cell>
          <table:table-cell table:number-columns-repeated="3"/>
          <table:table-cell table:style-name="ce7" office:value-type="float" office:value="8" calcext:value-type="float">
            <text:p>8</text:p>
          </table:table-cell>
          <table:table-cell table:style-name="ce8" table:formula="of:=[.U8]" office:value-type="float" office:value="0.9005" calcext:value-type="float">
            <text:p>0,9</text:p>
          </table:table-cell>
          <table:table-cell table:style-name="ce8" table:formula="of:=[.U76]" office:value-type="float" office:value="1.3675" calcext:value-type="float">
            <text:p>1,4</text:p>
          </table:table-cell>
          <table:table-cell table:style-name="ce8" table:formula="of:=[.U142]" office:value-type="float" office:value="0.7345" calcext:value-type="float">
            <text:p>0,7</text:p>
          </table:table-cell>
          <table:table-cell table:style-name="ce8" table:formula="of:=[.U210]" office:value-type="float" office:value="0" calcext:value-type="float">
            <text:p>0,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67" calcext:value-type="float">
            <text:p>0,6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67" calcext:value-type="float">
            <text:p>0,6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.33" calcext:value-type="float">
            <text:p>1,33</text:p>
          </table:table-cell>
          <table:table-cell office:value-type="float" office:value="0" calcext:value-type="float">
            <text:p>0</text:p>
          </table:table-cell>
          <table:table-cell table:formula="of:=AVERAGE([.A6:.T6])" office:value-type="float" office:value="0.267" calcext:value-type="float">
            <text:p>0,3</text:p>
          </table:table-cell>
          <table:table-cell table:number-columns-repeated="3"/>
          <table:table-cell table:style-name="ce7" office:value-type="float" office:value="12" calcext:value-type="float">
            <text:p>12</text:p>
          </table:table-cell>
          <table:table-cell table:style-name="ce8" table:formula="of:=[.U12]" office:value-type="float" office:value="8.3335" calcext:value-type="float">
            <text:p>8,3</text:p>
          </table:table-cell>
          <table:table-cell table:style-name="ce8" table:formula="of:=[.U80]" office:value-type="float" office:value="5.4995" calcext:value-type="float">
            <text:p>5,5</text:p>
          </table:table-cell>
          <table:table-cell table:style-name="ce8" table:formula="of:=[.U146]" office:value-type="float" office:value="6.167" calcext:value-type="float">
            <text:p>6,2</text:p>
          </table:table-cell>
          <table:table-cell table:style-name="ce8" table:formula="of:=[.U214]" office:value-type="float" office:value="0" calcext:value-type="float">
            <text:p>0,0</text:p>
          </table:table-cell>
        </table:table-row>
        <table:table-row table:style-name="ro1">
          <table:table-cell office:value-type="float" office:value="1.33" calcext:value-type="float">
            <text:p>1,33</text:p>
          </table:table-cell>
          <table:table-cell office:value-type="float" office:value="2" calcext:value-type="float">
            <text:p>2</text:p>
          </table:table-cell>
          <table:table-cell office:value-type="float" office:value="0.67" calcext:value-type="float">
            <text:p>0,67</text:p>
          </table:table-cell>
          <table:table-cell office:value-type="float" office:value="4.67" calcext:value-type="float">
            <text:p>4,67</text:p>
          </table:table-cell>
          <table:table-cell office:value-type="float" office:value="0" calcext:value-type="float">
            <text:p>0</text:p>
          </table:table-cell>
          <table:table-cell office:value-type="float" office:value="4.67" calcext:value-type="float">
            <text:p>4,6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.33" calcext:value-type="float">
            <text:p>1,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67" calcext:value-type="float">
            <text:p>0,6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VERAGE([.A7:.T7])" office:value-type="float" office:value="1.067" calcext:value-type="float">
            <text:p>1,1</text:p>
          </table:table-cell>
          <table:table-cell table:number-columns-repeated="3"/>
          <table:table-cell table:style-name="ce7" office:value-type="float" office:value="16" calcext:value-type="float">
            <text:p>16</text:p>
          </table:table-cell>
          <table:table-cell table:style-name="ce8" table:formula="of:=[.U16]" office:value-type="float" office:value="19.4" calcext:value-type="float">
            <text:p>19,4</text:p>
          </table:table-cell>
          <table:table-cell table:style-name="ce8" table:formula="of:=[.U84]" office:value-type="float" office:value="16.8325" calcext:value-type="float">
            <text:p>16,8</text:p>
          </table:table-cell>
          <table:table-cell table:style-name="ce8" table:formula="of:=[.U150]" office:value-type="float" office:value="15.7335" calcext:value-type="float">
            <text:p>15,7</text:p>
          </table:table-cell>
          <table:table-cell table:style-name="ce8" table:formula="of:=[.U218]" office:value-type="float" office:value="0" calcext:value-type="float">
            <text:p>0,0</text:p>
          </table:table-cell>
        </table:table-row>
        <table:table-row table:style-name="ro1">
          <table:table-cell office:value-type="float" office:value="1.33" calcext:value-type="float">
            <text:p>1,33</text:p>
          </table:table-cell>
          <table:table-cell office:value-type="float" office:value="2.67" calcext:value-type="float">
            <text:p>2,67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33" calcext:value-type="float">
            <text:p>1,33</text:p>
          </table:table-cell>
          <table:table-cell office:value-type="float" office:value="2.67" calcext:value-type="float">
            <text:p>2,6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67" calcext:value-type="float">
            <text:p>0,67</text:p>
          </table:table-cell>
          <table:table-cell office:value-type="float" office:value="0" calcext:value-type="float">
            <text:p>0</text:p>
          </table:table-cell>
          <table:table-cell office:value-type="float" office:value="2.67" calcext:value-type="float">
            <text:p>2,67</text:p>
          </table:table-cell>
          <table:table-cell office:value-type="float" office:value="2" calcext:value-type="float">
            <text:p>2</text:p>
          </table:table-cell>
          <table:table-cell office:value-type="float" office:value="0.67" calcext:value-type="float">
            <text:p>0,67</text:p>
          </table:table-cell>
          <table:table-cell office:value-type="float" office:value="1.33" calcext:value-type="float">
            <text:p>1,33</text:p>
          </table:table-cell>
          <table:table-cell office:value-type="float" office:value="0" calcext:value-type="float">
            <text:p>0</text:p>
          </table:table-cell>
          <table:table-cell office:value-type="float" office:value="0.67" calcext:value-type="float">
            <text:p>0,67</text:p>
          </table:table-cell>
          <table:table-cell table:formula="of:=AVERAGE([.A8:.T8])" office:value-type="float" office:value="0.9005" calcext:value-type="float">
            <text:p>0,9</text:p>
          </table:table-cell>
          <table:table-cell table:number-columns-repeated="3"/>
          <table:table-cell table:style-name="ce7" office:value-type="float" office:value="20" calcext:value-type="float">
            <text:p>20</text:p>
          </table:table-cell>
          <table:table-cell table:style-name="ce8" table:formula="of:=[.U20]" office:value-type="float" office:value="29.134" calcext:value-type="float">
            <text:p>29,1</text:p>
          </table:table-cell>
          <table:table-cell table:style-name="ce8" table:formula="of:=[.U88]" office:value-type="float" office:value="28.167" calcext:value-type="float">
            <text:p>28,2</text:p>
          </table:table-cell>
          <table:table-cell table:style-name="ce8" table:formula="of:=[.U154]" office:value-type="float" office:value="22.999" calcext:value-type="float">
            <text:p>23,0</text:p>
          </table:table-cell>
          <table:table-cell table:style-name="ce8" table:formula="of:=[.U222]" office:value-type="float" office:value="0" calcext:value-type="float">
            <text:p>0,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67" calcext:value-type="float">
            <text:p>0,67</text:p>
          </table:table-cell>
          <table:table-cell office:value-type="float" office:value="10.67" calcext:value-type="float">
            <text:p>10,67</text:p>
          </table:table-cell>
          <table:table-cell office:value-type="float" office:value="0.67" calcext:value-type="float">
            <text:p>0,67</text:p>
          </table:table-cell>
          <table:table-cell office:value-type="float" office:value="2.67" calcext:value-type="float">
            <text:p>2,67</text:p>
          </table:table-cell>
          <table:table-cell office:value-type="float" office:value="1.33" calcext:value-type="float">
            <text:p>1,3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.67" calcext:value-type="float">
            <text:p>4,67</text:p>
          </table:table-cell>
          <table:table-cell office:value-type="float" office:value="2" calcext:value-type="float">
            <text:p>2</text:p>
          </table:table-cell>
          <table:table-cell office:value-type="float" office:value="6.67" calcext:value-type="float">
            <text:p>6,67</text:p>
          </table:table-cell>
          <table:table-cell office:value-type="float" office:value="0" calcext:value-type="float">
            <text:p>0</text:p>
          </table:table-cell>
          <table:table-cell office:value-type="float" office:value="0.67" calcext:value-type="float">
            <text:p>0,67</text:p>
          </table:table-cell>
          <table:table-cell office:value-type="float" office:value="4" calcext:value-type="float">
            <text:p>4</text:p>
          </table:table-cell>
          <table:table-cell office:value-type="float" office:value="3.33" calcext:value-type="float">
            <text:p>3,3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6.67" calcext:value-type="float">
            <text:p>6,67</text:p>
          </table:table-cell>
          <table:table-cell table:formula="of:=AVERAGE([.A9:.T9])" office:value-type="float" office:value="3.001" calcext:value-type="float">
            <text:p>3,0</text:p>
          </table:table-cell>
          <table:table-cell table:number-columns-repeated="3"/>
          <table:table-cell table:style-name="ce7" office:value-type="float" office:value="24" calcext:value-type="float">
            <text:p>24</text:p>
          </table:table-cell>
          <table:table-cell table:style-name="ce8" table:formula="of:=[.U24]" office:value-type="float" office:value="39.5335" calcext:value-type="float">
            <text:p>39,5</text:p>
          </table:table-cell>
          <table:table-cell table:style-name="ce8" table:formula="of:=[.U92]" office:value-type="float" office:value="37.2335" calcext:value-type="float">
            <text:p>37,2</text:p>
          </table:table-cell>
          <table:table-cell table:style-name="ce8" table:formula="of:=[.U158]" office:value-type="float" office:value="30.2665" calcext:value-type="float">
            <text:p>30,3</text:p>
          </table:table-cell>
          <table:table-cell table:style-name="ce8" table:formula="of:=[.U226]" office:value-type="float" office:value="0" calcext:value-type="float">
            <text:p>0,0</text:p>
          </table:table-cell>
        </table:table-row>
        <table:table-row table:style-name="ro1">
          <table:table-cell office:value-type="float" office:value="3.33" calcext:value-type="float">
            <text:p>3,33</text:p>
          </table:table-cell>
          <table:table-cell office:value-type="float" office:value="11.33" calcext:value-type="float">
            <text:p>11,33</text:p>
          </table:table-cell>
          <table:table-cell office:value-type="float" office:value="4.67" calcext:value-type="float">
            <text:p>4,67</text:p>
          </table:table-cell>
          <table:table-cell office:value-type="float" office:value="2" calcext:value-type="float">
            <text:p>2</text:p>
          </table:table-cell>
          <table:table-cell office:value-type="float" office:value="7.33" calcext:value-type="float">
            <text:p>7,33</text:p>
          </table:table-cell>
          <table:table-cell office:value-type="float" office:value="8" calcext:value-type="float">
            <text:p>8</text:p>
          </table:table-cell>
          <table:table-cell office:value-type="float" office:value="2.67" calcext:value-type="float">
            <text:p>2,6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.67" calcext:value-type="float">
            <text:p>8,67</text:p>
          </table:table-cell>
          <table:table-cell office:value-type="float" office:value="0.67" calcext:value-type="float">
            <text:p>0,67</text:p>
          </table:table-cell>
          <table:table-cell office:value-type="float" office:value="1.33" calcext:value-type="float">
            <text:p>1,33</text:p>
          </table:table-cell>
          <table:table-cell office:value-type="float" office:value="0.67" calcext:value-type="float">
            <text:p>0,67</text:p>
          </table:table-cell>
          <table:table-cell office:value-type="float" office:value="1.33" calcext:value-type="float">
            <text:p>1,33</text:p>
          </table:table-cell>
          <table:table-cell office:value-type="float" office:value="6" calcext:value-type="float">
            <text:p>6</text:p>
          </table:table-cell>
          <table:table-cell office:value-type="float" office:value="3.33" calcext:value-type="float">
            <text:p>3,33</text:p>
          </table:table-cell>
          <table:table-cell office:value-type="float" office:value="2" calcext:value-type="float">
            <text:p>2</text:p>
          </table:table-cell>
          <table:table-cell office:value-type="float" office:value="1.33" calcext:value-type="float">
            <text:p>1,33</text:p>
          </table:table-cell>
          <table:table-cell office:value-type="float" office:value="3.33" calcext:value-type="float">
            <text:p>3,33</text:p>
          </table:table-cell>
          <table:table-cell office:value-type="float" office:value="2" calcext:value-type="float">
            <text:p>2</text:p>
          </table:table-cell>
          <table:table-cell table:formula="of:=AVERAGE([.A10:.T10])" office:value-type="float" office:value="3.7995" calcext:value-type="float">
            <text:p>3,8</text:p>
          </table:table-cell>
          <table:table-cell table:number-columns-repeated="3"/>
          <table:table-cell table:style-name="ce7" office:value-type="float" office:value="28" calcext:value-type="float">
            <text:p>28</text:p>
          </table:table-cell>
          <table:table-cell table:style-name="ce8" table:formula="of:=[.U28]" office:value-type="float" office:value="43.5" calcext:value-type="float">
            <text:p>43,5</text:p>
          </table:table-cell>
          <table:table-cell table:style-name="ce8" table:formula="of:=[.U96]" office:value-type="float" office:value="41.7665" calcext:value-type="float">
            <text:p>41,8</text:p>
          </table:table-cell>
          <table:table-cell table:style-name="ce8" table:formula="of:=[.U162]" office:value-type="float" office:value="40.266" calcext:value-type="float">
            <text:p>40,3</text:p>
          </table:table-cell>
          <table:table-cell table:style-name="ce8" table:formula="of:=[.U230]" office:value-type="float" office:value="0.8335" calcext:value-type="float">
            <text:p>0,8</text:p>
          </table:table-cell>
        </table:table-row>
        <table:table-row table:style-name="ro1">
          <table:table-cell office:value-type="float" office:value="4.67" calcext:value-type="float">
            <text:p>4,67</text:p>
          </table:table-cell>
          <table:table-cell office:value-type="float" office:value="1.33" calcext:value-type="float">
            <text:p>1,33</text:p>
          </table:table-cell>
          <table:table-cell office:value-type="float" office:value="9.33" calcext:value-type="float">
            <text:p>9,33</text:p>
          </table:table-cell>
          <table:table-cell office:value-type="float" office:value="1.33" calcext:value-type="float">
            <text:p>1,33</text:p>
          </table:table-cell>
          <table:table-cell office:value-type="float" office:value="2" calcext:value-type="float">
            <text:p>2</text:p>
          </table:table-cell>
          <table:table-cell office:value-type="float" office:value="8.67" calcext:value-type="float">
            <text:p>8,6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5.33" calcext:value-type="float">
            <text:p>5,3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3.33" calcext:value-type="float">
            <text:p>13,33</text:p>
          </table:table-cell>
          <table:table-cell office:value-type="float" office:value="1.33" calcext:value-type="float">
            <text:p>1,33</text:p>
          </table:table-cell>
          <table:table-cell office:value-type="float" office:value="9.33" calcext:value-type="float">
            <text:p>9,33</text:p>
          </table:table-cell>
          <table:table-cell office:value-type="float" office:value="12.67" calcext:value-type="float">
            <text:p>12,67</text:p>
          </table:table-cell>
          <table:table-cell office:value-type="float" office:value="5.33" calcext:value-type="float">
            <text:p>5,33</text:p>
          </table:table-cell>
          <table:table-cell office:value-type="float" office:value="6.67" calcext:value-type="float">
            <text:p>6,6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2.67" calcext:value-type="float">
            <text:p>12,67</text:p>
          </table:table-cell>
          <table:table-cell table:formula="of:=AVERAGE([.A11:.T11])" office:value-type="float" office:value="6.1995" calcext:value-type="float">
            <text:p>6,2</text:p>
          </table:table-cell>
          <table:table-cell table:number-columns-repeated="3"/>
          <table:table-cell table:style-name="ce7" office:value-type="float" office:value="32" calcext:value-type="float">
            <text:p>32</text:p>
          </table:table-cell>
          <table:table-cell table:style-name="ce8" table:formula="of:=[.U32]" office:value-type="float" office:value="51.7335" calcext:value-type="float">
            <text:p>51,7</text:p>
          </table:table-cell>
          <table:table-cell table:style-name="ce8" table:formula="of:=[.U100]" office:value-type="float" office:value="51.033" calcext:value-type="float">
            <text:p>51,0</text:p>
          </table:table-cell>
          <table:table-cell table:style-name="ce8" table:formula="of:=[.U166]" office:value-type="float" office:value="45.4335" calcext:value-type="float">
            <text:p>45,4</text:p>
          </table:table-cell>
          <table:table-cell table:style-name="ce8" table:formula="of:=[.U234]" office:value-type="float" office:value="2.301" calcext:value-type="float">
            <text:p>2,3</text:p>
          </table:table-cell>
        </table:table-row>
        <table:table-row table:style-name="ro1">
          <table:table-cell office:value-type="float" office:value="9.33" calcext:value-type="float">
            <text:p>9,33</text:p>
          </table:table-cell>
          <table:table-cell office:value-type="float" office:value="8.67" calcext:value-type="float">
            <text:p>8,67</text:p>
          </table:table-cell>
          <table:table-cell office:value-type="float" office:value="11.33" calcext:value-type="float">
            <text:p>11,33</text:p>
          </table:table-cell>
          <table:table-cell office:value-type="float" office:value="2.67" calcext:value-type="float">
            <text:p>2,67</text:p>
          </table:table-cell>
          <table:table-cell office:value-type="float" office:value="8.67" calcext:value-type="float">
            <text:p>8,67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0.67" calcext:value-type="float">
            <text:p>10,67</text:p>
          </table:table-cell>
          <table:table-cell office:value-type="float" office:value="7.33" calcext:value-type="float">
            <text:p>7,33</text:p>
          </table:table-cell>
          <table:table-cell office:value-type="float" office:value="4" calcext:value-type="float">
            <text:p>4</text:p>
          </table:table-cell>
          <table:table-cell office:value-type="float" office:value="6.67" calcext:value-type="float">
            <text:p>6,67</text:p>
          </table:table-cell>
          <table:table-cell office:value-type="float" office:value="16.67" calcext:value-type="float">
            <text:p>16,67</text:p>
          </table:table-cell>
          <table:table-cell office:value-type="float" office:value="7.33" calcext:value-type="float">
            <text:p>7,33</text:p>
          </table:table-cell>
          <table:table-cell office:value-type="float" office:value="3.33" calcext:value-type="float">
            <text:p>3,33</text:p>
          </table:table-cell>
          <table:table-cell office:value-type="float" office:value="7.33" calcext:value-type="float">
            <text:p>7,33</text:p>
          </table:table-cell>
          <table:table-cell office:value-type="float" office:value="14.67" calcext:value-type="float">
            <text:p>14,67</text:p>
          </table:table-cell>
          <table:table-cell office:value-type="float" office:value="11.33" calcext:value-type="float">
            <text:p>11,33</text:p>
          </table:table-cell>
          <table:table-cell office:value-type="float" office:value="8" calcext:value-type="float">
            <text:p>8</text:p>
          </table:table-cell>
          <table:table-cell office:value-type="float" office:value="4.67" calcext:value-type="float">
            <text:p>4,67</text:p>
          </table:table-cell>
          <table:table-cell table:formula="of:=AVERAGE([.A12:.T12])" office:value-type="float" office:value="8.3335" calcext:value-type="float">
            <text:p>8,3</text:p>
          </table:table-cell>
          <table:table-cell table:number-columns-repeated="3"/>
          <table:table-cell table:style-name="ce7" office:value-type="float" office:value="36" calcext:value-type="float">
            <text:p>36</text:p>
          </table:table-cell>
          <table:table-cell table:style-name="ce8" table:formula="of:=[.U36]" office:value-type="float" office:value="54.9655" calcext:value-type="float">
            <text:p>55,0</text:p>
          </table:table-cell>
          <table:table-cell table:style-name="ce8" table:formula="of:=[.U104]" office:value-type="float" office:value="52.367" calcext:value-type="float">
            <text:p>52,4</text:p>
          </table:table-cell>
          <table:table-cell table:style-name="ce8" table:formula="of:=[.U170]" office:value-type="float" office:value="47.2015" calcext:value-type="float">
            <text:p>47,2</text:p>
          </table:table-cell>
          <table:table-cell table:style-name="ce8" table:formula="of:=[.U238]" office:value-type="float" office:value="3.833" calcext:value-type="float">
            <text:p>3,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1.33" calcext:value-type="float">
            <text:p>11,33</text:p>
          </table:table-cell>
          <table:table-cell office:value-type="float" office:value="4" calcext:value-type="float">
            <text:p>4</text:p>
          </table:table-cell>
          <table:table-cell office:value-type="float" office:value="6.67" calcext:value-type="float">
            <text:p>6,67</text:p>
          </table:table-cell>
          <table:table-cell office:value-type="float" office:value="8.67" calcext:value-type="float">
            <text:p>8,67</text:p>
          </table:table-cell>
          <table:table-cell office:value-type="float" office:value="10.67" calcext:value-type="float">
            <text:p>10,67</text:p>
          </table:table-cell>
          <table:table-cell office:value-type="float" office:value="11.33" calcext:value-type="float">
            <text:p>11,33</text:p>
          </table:table-cell>
          <table:table-cell office:value-type="float" office:value="15.33" calcext:value-type="float">
            <text:p>15,3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8.67" calcext:value-type="float">
            <text:p>8,67</text:p>
          </table:table-cell>
          <table:table-cell office:value-type="float" office:value="23.33" calcext:value-type="float">
            <text:p>23,33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9.33" calcext:value-type="float">
            <text:p>9,33</text:p>
          </table:table-cell>
          <table:table-cell office:value-type="float" office:value="14.67" calcext:value-type="float">
            <text:p>14,67</text:p>
          </table:table-cell>
          <table:table-cell office:value-type="float" office:value="4" calcext:value-type="float">
            <text:p>4</text:p>
          </table:table-cell>
          <table:table-cell table:formula="of:=AVERAGE([.A13:.T13])" office:value-type="float" office:value="9.6" calcext:value-type="float">
            <text:p>9,6</text:p>
          </table:table-cell>
          <table:table-cell table:number-columns-repeated="3"/>
          <table:table-cell table:style-name="ce7" office:value-type="float" office:value="40" calcext:value-type="float">
            <text:p>40</text:p>
          </table:table-cell>
          <table:table-cell table:style-name="ce8" table:formula="of:=[.U40]" office:value-type="float" office:value="59.134" calcext:value-type="float">
            <text:p>59,1</text:p>
          </table:table-cell>
          <table:table-cell table:style-name="ce8" table:formula="of:=[.U108]" office:value-type="float" office:value="59.5335" calcext:value-type="float">
            <text:p>59,5</text:p>
          </table:table-cell>
          <table:table-cell table:style-name="ce8" table:formula="of:=[.U174]" office:value-type="float" office:value="54.9" calcext:value-type="float">
            <text:p>54,9</text:p>
          </table:table-cell>
          <table:table-cell table:style-name="ce8" table:formula="of:=[.U242]" office:value-type="float" office:value="8.101" calcext:value-type="float">
            <text:p>8,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6.67" calcext:value-type="float">
            <text:p>6,67</text:p>
          </table:table-cell>
          <table:table-cell office:value-type="float" office:value="12.67" calcext:value-type="float">
            <text:p>12,67</text:p>
          </table:table-cell>
          <table:table-cell office:value-type="float" office:value="21.33" calcext:value-type="float">
            <text:p>21,33</text:p>
          </table:table-cell>
          <table:table-cell office:value-type="float" office:value="9.33" calcext:value-type="float">
            <text:p>9,33</text:p>
          </table:table-cell>
          <table:table-cell office:value-type="float" office:value="5.33" calcext:value-type="float">
            <text:p>5,33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4.67" calcext:value-type="float">
            <text:p>14,67</text:p>
          </table:table-cell>
          <table:table-cell office:value-type="float" office:value="11.33" calcext:value-type="float">
            <text:p>11,33</text:p>
          </table:table-cell>
          <table:table-cell office:value-type="float" office:value="7.33" calcext:value-type="float">
            <text:p>7,33</text:p>
          </table:table-cell>
          <table:table-cell office:value-type="float" office:value="26.67" calcext:value-type="float">
            <text:p>26,67</text:p>
          </table:table-cell>
          <table:table-cell office:value-type="float" office:value="18" calcext:value-type="float">
            <text:p>18</text:p>
          </table:table-cell>
          <table:table-cell office:value-type="float" office:value="8.67" calcext:value-type="float">
            <text:p>8,67</text:p>
          </table:table-cell>
          <table:table-cell table:number-columns-repeated="2" office:value-type="float" office:value="13.33" calcext:value-type="float">
            <text:p>13,33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table:formula="of:=AVERAGE([.A14:.T14])" office:value-type="float" office:value="13.233" calcext:value-type="float">
            <text:p>13,2</text:p>
          </table:table-cell>
          <table:table-cell table:number-columns-repeated="3"/>
          <table:table-cell table:style-name="ce7" office:value-type="float" office:value="44" calcext:value-type="float">
            <text:p>44</text:p>
          </table:table-cell>
          <table:table-cell table:style-name="ce8" table:formula="of:=[.U44]" office:value-type="float" office:value="60.7325" calcext:value-type="float">
            <text:p>60,7</text:p>
          </table:table-cell>
          <table:table-cell table:style-name="ce8" table:formula="of:=[.U112]" office:value-type="float" office:value="58.501" calcext:value-type="float">
            <text:p>58,5</text:p>
          </table:table-cell>
          <table:table-cell table:style-name="ce8" table:formula="of:=[.U178]" office:value-type="float" office:value="56.7335" calcext:value-type="float">
            <text:p>56,7</text:p>
          </table:table-cell>
          <table:table-cell table:style-name="ce8" table:formula="of:=[.U246]" office:value-type="float" office:value="13.2665" calcext:value-type="float">
            <text:p>13,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9.33" calcext:value-type="float">
            <text:p>19,33</text:p>
          </table:table-cell>
          <table:table-cell office:value-type="float" office:value="14.67" calcext:value-type="float">
            <text:p>14,67</text:p>
          </table:table-cell>
          <table:table-cell office:value-type="float" office:value="17.33" calcext:value-type="float">
            <text:p>17,33</text:p>
          </table:table-cell>
          <table:table-cell office:value-type="float" office:value="12.67" calcext:value-type="float">
            <text:p>12,67</text:p>
          </table:table-cell>
          <table:table-cell office:value-type="float" office:value="5.33" calcext:value-type="float">
            <text:p>5,33</text:p>
          </table:table-cell>
          <table:table-cell office:value-type="float" office:value="15.33" calcext:value-type="float">
            <text:p>15,33</text:p>
          </table:table-cell>
          <table:table-cell office:value-type="float" office:value="6.67" calcext:value-type="float">
            <text:p>6,67</text:p>
          </table:table-cell>
          <table:table-cell office:value-type="float" office:value="26.67" calcext:value-type="float">
            <text:p>26,67</text:p>
          </table:table-cell>
          <table:table-cell office:value-type="float" office:value="24.67" calcext:value-type="float">
            <text:p>24,67</text:p>
          </table:table-cell>
          <table:table-cell office:value-type="float" office:value="24" calcext:value-type="float">
            <text:p>24</text:p>
          </table:table-cell>
          <table:table-cell office:value-type="float" office:value="21.33" calcext:value-type="float">
            <text:p>21,33</text:p>
          </table:table-cell>
          <table:table-cell office:value-type="float" office:value="20" calcext:value-type="float">
            <text:p>20</text:p>
          </table:table-cell>
          <table:table-cell office:value-type="float" office:value="17.33" calcext:value-type="float">
            <text:p>17,33</text:p>
          </table:table-cell>
          <table:table-cell office:value-type="float" office:value="22" calcext:value-type="float">
            <text:p>22</text:p>
          </table:table-cell>
          <table:table-cell office:value-type="float" office:value="29.33" calcext:value-type="float">
            <text:p>29,33</text:p>
          </table:table-cell>
          <table:table-cell office:value-type="float" office:value="10.67" calcext:value-type="float">
            <text:p>10,67</text:p>
          </table:table-cell>
          <table:table-cell office:value-type="float" office:value="11.33" calcext:value-type="float">
            <text:p>11,33</text:p>
          </table:table-cell>
          <table:table-cell office:value-type="float" office:value="18.67" calcext:value-type="float">
            <text:p>18,67</text:p>
          </table:table-cell>
          <table:table-cell office:value-type="float" office:value="8" calcext:value-type="float">
            <text:p>8</text:p>
          </table:table-cell>
          <table:table-cell table:formula="of:=AVERAGE([.A15:.T15])" office:value-type="float" office:value="17.6665" calcext:value-type="float">
            <text:p>17,7</text:p>
          </table:table-cell>
          <table:table-cell table:number-columns-repeated="3"/>
          <table:table-cell table:style-name="ce7" office:value-type="float" office:value="48" calcext:value-type="float">
            <text:p>48</text:p>
          </table:table-cell>
          <table:table-cell table:style-name="ce8" table:formula="of:=[.U48]" office:value-type="float" office:value="63.033" calcext:value-type="float">
            <text:p>63,0</text:p>
          </table:table-cell>
          <table:table-cell table:style-name="ce8" table:formula="of:=[.U116]" office:value-type="float" office:value="64.8665" calcext:value-type="float">
            <text:p>64,9</text:p>
          </table:table-cell>
          <table:table-cell table:style-name="ce8" table:formula="of:=[.U182]" office:value-type="float" office:value="60.399" calcext:value-type="float">
            <text:p>60,4</text:p>
          </table:table-cell>
          <table:table-cell table:style-name="ce8" table:formula="of:=[.U250]" office:value-type="float" office:value="15.766" calcext:value-type="float">
            <text:p>15,8</text:p>
          </table:table-cell>
        </table:table-row>
        <table:table-row table:style-name="ro1">
          <table:table-cell office:value-type="float" office:value="14.67" calcext:value-type="float">
            <text:p>14,67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3.33" calcext:value-type="float">
            <text:p>23,33</text:p>
          </table:table-cell>
          <table:table-cell office:value-type="float" office:value="25.33" calcext:value-type="float">
            <text:p>25,33</text:p>
          </table:table-cell>
          <table:table-cell office:value-type="float" office:value="20" calcext:value-type="float">
            <text:p>20</text:p>
          </table:table-cell>
          <table:table-cell office:value-type="float" office:value="20.67" calcext:value-type="float">
            <text:p>20,67</text:p>
          </table:table-cell>
          <table:table-cell office:value-type="float" office:value="10" calcext:value-type="float">
            <text:p>10</text:p>
          </table:table-cell>
          <table:table-cell office:value-type="float" office:value="13.33" calcext:value-type="float">
            <text:p>13,33</text:p>
          </table:table-cell>
          <table:table-cell office:value-type="float" office:value="8.67" calcext:value-type="float">
            <text:p>8,67</text:p>
          </table:table-cell>
          <table:table-cell office:value-type="float" office:value="20.67" calcext:value-type="float">
            <text:p>20,67</text:p>
          </table:table-cell>
          <table:table-cell office:value-type="float" office:value="29.33" calcext:value-type="float">
            <text:p>29,33</text:p>
          </table:table-cell>
          <table:table-cell office:value-type="float" office:value="25.33" calcext:value-type="float">
            <text:p>25,33</text:p>
          </table:table-cell>
          <table:table-cell office:value-type="float" office:value="12" calcext:value-type="float">
            <text:p>12</text:p>
          </table:table-cell>
          <table:table-cell office:value-type="float" office:value="24.67" calcext:value-type="float">
            <text:p>24,67</text:p>
          </table:table-cell>
          <table:table-cell office:value-type="float" office:value="25.33" calcext:value-type="float">
            <text:p>25,33</text:p>
          </table:table-cell>
          <table:table-cell office:value-type="float" office:value="24.67" calcext:value-type="float">
            <text:p>24,67</text:p>
          </table:table-cell>
          <table:table-cell office:value-type="float" office:value="28" calcext:value-type="float">
            <text:p>28</text:p>
          </table:table-cell>
          <table:table-cell office:value-type="float" office:value="9.33" calcext:value-type="float">
            <text:p>9,33</text:p>
          </table:table-cell>
          <table:table-cell office:value-type="float" office:value="8.67" calcext:value-type="float">
            <text:p>8,67</text:p>
          </table:table-cell>
          <table:table-cell table:formula="of:=AVERAGE([.A16:.T16])" office:value-type="float" office:value="19.4" calcext:value-type="float">
            <text:p>19,4</text:p>
          </table:table-cell>
          <table:table-cell table:number-columns-repeated="3"/>
          <table:table-cell table:style-name="ce7" office:value-type="float" office:value="52" calcext:value-type="float">
            <text:p>52</text:p>
          </table:table-cell>
          <table:table-cell table:style-name="ce8" table:formula="of:=[.U52]" office:value-type="float" office:value="66.1" calcext:value-type="float">
            <text:p>66,1</text:p>
          </table:table-cell>
          <table:table-cell table:style-name="ce8" table:formula="of:=[.U120]" office:value-type="float" office:value="63.2675" calcext:value-type="float">
            <text:p>63,3</text:p>
          </table:table-cell>
          <table:table-cell table:style-name="ce8" table:formula="of:=[.U186]" office:value-type="float" office:value="63.8005" calcext:value-type="float">
            <text:p>63,8</text:p>
          </table:table-cell>
          <table:table-cell table:style-name="ce8" table:formula="of:=[.U254]" office:value-type="float" office:value="17.2005" calcext:value-type="float">
            <text:p>17,2</text:p>
          </table:table-cell>
        </table:table-row>
        <table:table-row table:style-name="ro1">
          <table:table-cell office:value-type="float" office:value="12.67" calcext:value-type="float">
            <text:p>12,67</text:p>
          </table:table-cell>
          <table:table-cell table:number-columns-repeated="2" office:value-type="float" office:value="20.67" calcext:value-type="float">
            <text:p>20,67</text:p>
          </table:table-cell>
          <table:table-cell office:value-type="float" office:value="21.33" calcext:value-type="float">
            <text:p>21,33</text:p>
          </table:table-cell>
          <table:table-cell office:value-type="float" office:value="27.33" calcext:value-type="float">
            <text:p>27,33</text:p>
          </table:table-cell>
          <table:table-cell office:value-type="float" office:value="19.33" calcext:value-type="float">
            <text:p>19,33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5.33" calcext:value-type="float">
            <text:p>15,33</text:p>
          </table:table-cell>
          <table:table-cell office:value-type="float" office:value="13.33" calcext:value-type="float">
            <text:p>13,33</text:p>
          </table:table-cell>
          <table:table-cell office:value-type="float" office:value="12.67" calcext:value-type="float">
            <text:p>12,67</text:p>
          </table:table-cell>
          <table:table-cell office:value-type="float" office:value="16.67" calcext:value-type="float">
            <text:p>16,67</text:p>
          </table:table-cell>
          <table:table-cell office:value-type="float" office:value="21.33" calcext:value-type="float">
            <text:p>21,33</text:p>
          </table:table-cell>
          <table:table-cell office:value-type="float" office:value="27.33" calcext:value-type="float">
            <text:p>27,33</text:p>
          </table:table-cell>
          <table:table-cell office:value-type="float" office:value="19.33" calcext:value-type="float">
            <text:p>19,33</text:p>
          </table:table-cell>
          <table:table-cell office:value-type="float" office:value="24.67" calcext:value-type="float">
            <text:p>24,67</text:p>
          </table:table-cell>
          <table:table-cell office:value-type="float" office:value="28.67" calcext:value-type="float">
            <text:p>28,67</text:p>
          </table:table-cell>
          <table:table-cell office:value-type="float" office:value="23.33" calcext:value-type="float">
            <text:p>23,33</text:p>
          </table:table-cell>
          <table:table-cell office:value-type="float" office:value="22.67" calcext:value-type="float">
            <text:p>22,67</text:p>
          </table:table-cell>
          <table:table-cell office:value-type="float" office:value="18.67" calcext:value-type="float">
            <text:p>18,67</text:p>
          </table:table-cell>
          <table:table-cell table:formula="of:=AVERAGE([.A17:.T17])" office:value-type="float" office:value="19.4" calcext:value-type="float">
            <text:p>19,4</text:p>
          </table:table-cell>
          <table:table-cell table:number-columns-repeated="3"/>
          <table:table-cell table:style-name="ce7" office:value-type="float" office:value="56" calcext:value-type="float">
            <text:p>56</text:p>
          </table:table-cell>
          <table:table-cell table:style-name="ce8" table:formula="of:=[.U56]" office:value-type="float" office:value="68.5005" calcext:value-type="float">
            <text:p>68,5</text:p>
          </table:table-cell>
          <table:table-cell table:style-name="ce8" table:formula="of:=[.U124]" office:value-type="float" office:value="64.0345" calcext:value-type="float">
            <text:p>64,0</text:p>
          </table:table-cell>
          <table:table-cell table:style-name="ce8" table:formula="of:=[.U190]" office:value-type="float" office:value="64.3005" calcext:value-type="float">
            <text:p>64,3</text:p>
          </table:table-cell>
          <table:table-cell table:style-name="ce8" table:formula="of:=[.U258]" office:value-type="float" office:value="21.732" calcext:value-type="float">
            <text:p>21,7</text:p>
          </table:table-cell>
        </table:table-row>
        <table:table-row table:style-name="ro1">
          <table:table-cell office:value-type="float" office:value="14.67" calcext:value-type="float">
            <text:p>14,67</text:p>
          </table:table-cell>
          <table:table-cell office:value-type="float" office:value="22.67" calcext:value-type="float">
            <text:p>22,67</text:p>
          </table:table-cell>
          <table:table-cell office:value-type="float" office:value="20" calcext:value-type="float">
            <text:p>20</text:p>
          </table:table-cell>
          <table:table-cell office:value-type="float" office:value="30.67" calcext:value-type="float">
            <text:p>30,67</text:p>
          </table:table-cell>
          <table:table-cell office:value-type="float" office:value="20" calcext:value-type="float">
            <text:p>20</text:p>
          </table:table-cell>
          <table:table-cell office:value-type="float" office:value="29.33" calcext:value-type="float">
            <text:p>29,33</text:p>
          </table:table-cell>
          <table:table-cell office:value-type="float" office:value="35.33" calcext:value-type="float">
            <text:p>35,33</text:p>
          </table:table-cell>
          <table:table-cell office:value-type="float" office:value="19.33" calcext:value-type="float">
            <text:p>19,33</text:p>
          </table:table-cell>
          <table:table-cell table:number-columns-repeated="2" office:value-type="float" office:value="17.33" calcext:value-type="float">
            <text:p>17,33</text:p>
          </table:table-cell>
          <table:table-cell office:value-type="float" office:value="15.33" calcext:value-type="float">
            <text:p>15,33</text:p>
          </table:table-cell>
          <table:table-cell office:value-type="float" office:value="22" calcext:value-type="float">
            <text:p>22</text:p>
          </table:table-cell>
          <table:table-cell office:value-type="float" office:value="20.67" calcext:value-type="float">
            <text:p>20,67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26.67" calcext:value-type="float">
            <text:p>26,67</text:p>
          </table:table-cell>
          <table:table-cell office:value-type="float" office:value="19.33" calcext:value-type="float">
            <text:p>19,33</text:p>
          </table:table-cell>
          <table:table-cell office:value-type="float" office:value="17.33" calcext:value-type="float">
            <text:p>17,33</text:p>
          </table:table-cell>
          <table:table-cell office:value-type="float" office:value="27.33" calcext:value-type="float">
            <text:p>27,33</text:p>
          </table:table-cell>
          <table:table-cell table:formula="of:=AVERAGE([.A18:.T18])" office:value-type="float" office:value="22.966" calcext:value-type="float">
            <text:p>23,0</text:p>
          </table:table-cell>
          <table:table-cell table:number-columns-repeated="3"/>
          <table:table-cell table:style-name="ce7" office:value-type="float" office:value="60" calcext:value-type="float">
            <text:p>60</text:p>
          </table:table-cell>
          <table:table-cell table:style-name="ce8" table:formula="of:=[.U60]" office:value-type="float" office:value="71.066" calcext:value-type="float">
            <text:p>71,1</text:p>
          </table:table-cell>
          <table:table-cell table:style-name="ce8" table:formula="of:=[.U128]" office:value-type="float" office:value="68.4" calcext:value-type="float">
            <text:p>68,4</text:p>
          </table:table-cell>
          <table:table-cell table:style-name="ce8" table:formula="of:=[.U194]" office:value-type="float" office:value="65.2995" calcext:value-type="float">
            <text:p>65,3</text:p>
          </table:table-cell>
          <table:table-cell table:style-name="ce8" table:formula="of:=[.U262]" office:value-type="float" office:value="23.7665" calcext:value-type="float">
            <text:p>23,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2.67" calcext:value-type="float">
            <text:p>22,67</text:p>
          </table:table-cell>
          <table:table-cell office:value-type="float" office:value="26" calcext:value-type="float">
            <text:p>26</text:p>
          </table:table-cell>
          <table:table-cell office:value-type="float" office:value="16.67" calcext:value-type="float">
            <text:p>16,67</text:p>
          </table:table-cell>
          <table:table-cell office:value-type="float" office:value="31.33" calcext:value-type="float">
            <text:p>31,33</text:p>
          </table:table-cell>
          <table:table-cell office:value-type="float" office:value="22" calcext:value-type="float">
            <text:p>22</text:p>
          </table:table-cell>
          <table:table-cell office:value-type="float" office:value="33.33" calcext:value-type="float">
            <text:p>33,33</text:p>
          </table:table-cell>
          <table:table-cell office:value-type="float" office:value="24.67" calcext:value-type="float">
            <text:p>24,67</text:p>
          </table:table-cell>
          <table:table-cell office:value-type="float" office:value="26" calcext:value-type="float">
            <text:p>26</text:p>
          </table:table-cell>
          <table:table-cell office:value-type="float" office:value="28.67" calcext:value-type="float">
            <text:p>28,67</text:p>
          </table:table-cell>
          <table:table-cell office:value-type="float" office:value="30" calcext:value-type="float">
            <text:p>30</text:p>
          </table:table-cell>
          <table:table-cell office:value-type="float" office:value="32.67" calcext:value-type="float">
            <text:p>32,67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29.33" calcext:value-type="float">
            <text:p>29,33</text:p>
          </table:table-cell>
          <table:table-cell office:value-type="float" office:value="32.67" calcext:value-type="float">
            <text:p>32,67</text:p>
          </table:table-cell>
          <table:table-cell office:value-type="float" office:value="24.67" calcext:value-type="float">
            <text:p>24,67</text:p>
          </table:table-cell>
          <table:table-cell office:value-type="float" office:value="22.67" calcext:value-type="float">
            <text:p>22,67</text:p>
          </table:table-cell>
          <table:table-cell office:value-type="float" office:value="17.33" calcext:value-type="float">
            <text:p>17,33</text:p>
          </table:table-cell>
          <table:table-cell office:value-type="float" office:value="33.33" calcext:value-type="float">
            <text:p>33,33</text:p>
          </table:table-cell>
          <table:table-cell table:formula="of:=AVERAGE([.A19:.T19])" office:value-type="float" office:value="27.0005" calcext:value-type="float">
            <text:p>27,0</text:p>
          </table:table-cell>
          <table:table-cell table:number-columns-repeated="3"/>
          <table:table-cell table:style-name="ce7" office:value-type="float" office:value="64" calcext:value-type="float">
            <text:p>64</text:p>
          </table:table-cell>
          <table:table-cell table:style-name="ce8" table:formula="of:=[.U64]" office:value-type="float" office:value="70.201" calcext:value-type="float">
            <text:p>70,2</text:p>
          </table:table-cell>
          <table:table-cell table:style-name="ce8" table:formula="of:=[.U131]" office:value-type="float" office:value="68.7005" calcext:value-type="float">
            <text:p>68,7</text:p>
          </table:table-cell>
          <table:table-cell table:style-name="ce8" table:formula="of:=[.U198]" office:value-type="float" office:value="65.7335" calcext:value-type="float">
            <text:p>65,7</text:p>
          </table:table-cell>
          <table:table-cell table:style-name="ce8" table:formula="of:=[.U265]" office:value-type="float" office:value="29.5325" calcext:value-type="float">
            <text:p>29,5</text:p>
          </table:table-cell>
        </table:table-row>
        <table:table-row table:style-name="ro1">
          <table:table-cell office:value-type="float" office:value="35.33" calcext:value-type="float">
            <text:p>35,33</text:p>
          </table:table-cell>
          <table:table-cell office:value-type="float" office:value="30.67" calcext:value-type="float">
            <text:p>30,67</text:p>
          </table:table-cell>
          <table:table-cell office:value-type="float" office:value="24.67" calcext:value-type="float">
            <text:p>24,67</text:p>
          </table:table-cell>
          <table:table-cell office:value-type="float" office:value="26.67" calcext:value-type="float">
            <text:p>26,67</text:p>
          </table:table-cell>
          <table:table-cell office:value-type="float" office:value="22.67" calcext:value-type="float">
            <text:p>22,67</text:p>
          </table:table-cell>
          <table:table-cell office:value-type="float" office:value="28.67" calcext:value-type="float">
            <text:p>28,67</text:p>
          </table:table-cell>
          <table:table-cell office:value-type="float" office:value="38.67" calcext:value-type="float">
            <text:p>38,67</text:p>
          </table:table-cell>
          <table:table-cell office:value-type="float" office:value="34.67" calcext:value-type="float">
            <text:p>34,67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35.33" calcext:value-type="float">
            <text:p>35,33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4.67" calcext:value-type="float">
            <text:p>34,67</text:p>
          </table:table-cell>
          <table:table-cell office:value-type="float" office:value="25.33" calcext:value-type="float">
            <text:p>25,33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23.33" calcext:value-type="float">
            <text:p>23,33</text:p>
          </table:table-cell>
          <table:table-cell office:value-type="float" office:value="38" calcext:value-type="float">
            <text:p>38</text:p>
          </table:table-cell>
          <table:table-cell office:value-type="float" office:value="22" calcext:value-type="float">
            <text:p>22</text:p>
          </table:table-cell>
          <table:table-cell table:formula="of:=AVERAGE([.A20:.T20])" office:value-type="float" office:value="29.134" calcext:value-type="float">
            <text:p>29,1</text:p>
          </table:table-cell>
          <table:table-cell table:number-columns-repeated="8"/>
        </table:table-row>
        <table:table-row table:style-name="ro1">
          <table:table-cell office:value-type="float" office:value="18.67" calcext:value-type="float">
            <text:p>18,67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39.33" calcext:value-type="float">
            <text:p>39,33</text:p>
          </table:table-cell>
          <table:table-cell office:value-type="float" office:value="19.33" calcext:value-type="float">
            <text:p>19,33</text:p>
          </table:table-cell>
          <table:table-cell office:value-type="float" office:value="37.33" calcext:value-type="float">
            <text:p>37,33</text:p>
          </table:table-cell>
          <table:table-cell office:value-type="float" office:value="22" calcext:value-type="float">
            <text:p>22</text:p>
          </table:table-cell>
          <table:table-cell office:value-type="float" office:value="34" calcext:value-type="float">
            <text:p>34</text:p>
          </table:table-cell>
          <table:table-cell office:value-type="float" office:value="24.67" calcext:value-type="float">
            <text:p>24,67</text:p>
          </table:table-cell>
          <table:table-cell office:value-type="float" office:value="34.67" calcext:value-type="float">
            <text:p>34,67</text:p>
          </table:table-cell>
          <table:table-cell table:number-columns-repeated="2" office:value-type="float" office:value="32.67" calcext:value-type="float">
            <text:p>32,67</text:p>
          </table:table-cell>
          <table:table-cell office:value-type="float" office:value="36" calcext:value-type="float">
            <text:p>36</text:p>
          </table:table-cell>
          <table:table-cell office:value-type="float" office:value="20.67" calcext:value-type="float">
            <text:p>20,67</text:p>
          </table:table-cell>
          <table:table-cell office:value-type="float" office:value="44.67" calcext:value-type="float">
            <text:p>44,67</text:p>
          </table:table-cell>
          <table:table-cell office:value-type="float" office:value="29.33" calcext:value-type="float">
            <text:p>29,33</text:p>
          </table:table-cell>
          <table:table-cell office:value-type="float" office:value="36.67" calcext:value-type="float">
            <text:p>36,67</text:p>
          </table:table-cell>
          <table:table-cell office:value-type="float" office:value="26.67" calcext:value-type="float">
            <text:p>26,67</text:p>
          </table:table-cell>
          <table:table-cell office:value-type="float" office:value="15.33" calcext:value-type="float">
            <text:p>15,33</text:p>
          </table:table-cell>
          <table:table-cell office:value-type="float" office:value="14" calcext:value-type="float">
            <text:p>14</text:p>
          </table:table-cell>
          <table:table-cell table:formula="of:=AVERAGE([.A21:.T21])" office:value-type="float" office:value="29.234" calcext:value-type="float">
            <text:p>29,2</text:p>
          </table:table-cell>
          <table:table-cell table:number-columns-repeated="8"/>
        </table:table-row>
        <table:table-row table:style-name="ro1">
          <table:table-cell office:value-type="float" office:value="33.33" calcext:value-type="float">
            <text:p>33,33</text:p>
          </table:table-cell>
          <table:table-cell office:value-type="float" office:value="50.67" calcext:value-type="float">
            <text:p>50,67</text:p>
          </table:table-cell>
          <table:table-cell office:value-type="float" office:value="32.67" calcext:value-type="float">
            <text:p>32,67</text:p>
          </table:table-cell>
          <table:table-cell office:value-type="float" office:value="32" calcext:value-type="float">
            <text:p>32</text:p>
          </table:table-cell>
          <table:table-cell office:value-type="float" office:value="24.67" calcext:value-type="float">
            <text:p>24,67</text:p>
          </table:table-cell>
          <table:table-cell office:value-type="float" office:value="36.67" calcext:value-type="float">
            <text:p>36,67</text:p>
          </table:table-cell>
          <table:table-cell office:value-type="float" office:value="55.33" calcext:value-type="float">
            <text:p>55,33</text:p>
          </table:table-cell>
          <table:table-cell office:value-type="float" office:value="26.67" calcext:value-type="float">
            <text:p>26,67</text:p>
          </table:table-cell>
          <table:table-cell office:value-type="float" office:value="27.33" calcext:value-type="float">
            <text:p>27,33</text:p>
          </table:table-cell>
          <table:table-cell office:value-type="float" office:value="24.67" calcext:value-type="float">
            <text:p>24,67</text:p>
          </table:table-cell>
          <table:table-cell office:value-type="float" office:value="28.67" calcext:value-type="float">
            <text:p>28,67</text:p>
          </table:table-cell>
          <table:table-cell office:value-type="float" office:value="25.33" calcext:value-type="float">
            <text:p>25,33</text:p>
          </table:table-cell>
          <table:table-cell office:value-type="float" office:value="37.33" calcext:value-type="float">
            <text:p>37,33</text:p>
          </table:table-cell>
          <table:table-cell office:value-type="float" office:value="35.33" calcext:value-type="float">
            <text:p>35,33</text:p>
          </table:table-cell>
          <table:table-cell office:value-type="float" office:value="36.67" calcext:value-type="float">
            <text:p>36,67</text:p>
          </table:table-cell>
          <table:table-cell office:value-type="float" office:value="35.33" calcext:value-type="float">
            <text:p>35,33</text:p>
          </table:table-cell>
          <table:table-cell office:value-type="float" office:value="31.33" calcext:value-type="float">
            <text:p>31,33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48" calcext:value-type="float">
            <text:p>48</text:p>
          </table:table-cell>
          <table:table-cell table:formula="of:=AVERAGE([.A22:.T22])" office:value-type="float" office:value="34.4" calcext:value-type="float">
            <text:p>34,4</text:p>
          </table:table-cell>
          <table:table-cell table:number-columns-repeated="8"/>
        </table:table-row>
        <table:table-row table:style-name="ro1">
          <table:table-cell office:value-type="float" office:value="26.67" calcext:value-type="float">
            <text:p>26,67</text:p>
          </table:table-cell>
          <table:table-cell office:value-type="float" office:value="34.67" calcext:value-type="float">
            <text:p>34,67</text:p>
          </table:table-cell>
          <table:table-cell office:value-type="float" office:value="35.33" calcext:value-type="float">
            <text:p>35,33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32" calcext:value-type="float">
            <text:p>32</text:p>
          </table:table-cell>
          <table:table-cell office:value-type="float" office:value="30.67" calcext:value-type="float">
            <text:p>30,67</text:p>
          </table:table-cell>
          <table:table-cell office:value-type="float" office:value="26" calcext:value-type="float">
            <text:p>26</text:p>
          </table:table-cell>
          <table:table-cell office:value-type="float" office:value="42.67" calcext:value-type="float">
            <text:p>42,67</text:p>
          </table:table-cell>
          <table:table-cell office:value-type="float" office:value="31.33" calcext:value-type="float">
            <text:p>31,33</text:p>
          </table:table-cell>
          <table:table-cell office:value-type="float" office:value="39.33" calcext:value-type="float">
            <text:p>39,33</text:p>
          </table:table-cell>
          <table:table-cell office:value-type="float" office:value="32" calcext:value-type="float">
            <text:p>32</text:p>
          </table:table-cell>
          <table:table-cell office:value-type="float" office:value="30.67" calcext:value-type="float">
            <text:p>30,67</text:p>
          </table:table-cell>
          <table:table-cell office:value-type="float" office:value="42" calcext:value-type="float">
            <text:p>42</text:p>
          </table:table-cell>
          <table:table-cell office:value-type="float" office:value="43.33" calcext:value-type="float">
            <text:p>43,33</text:p>
          </table:table-cell>
          <table:table-cell office:value-type="float" office:value="32" calcext:value-type="float">
            <text:p>32</text:p>
          </table:table-cell>
          <table:table-cell office:value-type="float" office:value="40.67" calcext:value-type="float">
            <text:p>40,67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34.67" calcext:value-type="float">
            <text:p>34,67</text:p>
          </table:table-cell>
          <table:table-cell table:formula="of:=AVERAGE([.A23:.T23])" office:value-type="float" office:value="34.6005" calcext:value-type="float">
            <text:p>34,6</text:p>
          </table:table-cell>
          <table:table-cell table:number-columns-repeated="8"/>
        </table:table-row>
        <table:table-row table:style-name="ro1">
          <table:table-cell office:value-type="float" office:value="35.33" calcext:value-type="float">
            <text:p>35,33</text:p>
          </table:table-cell>
          <table:table-cell office:value-type="float" office:value="34" calcext:value-type="float">
            <text:p>34</text:p>
          </table:table-cell>
          <table:table-cell office:value-type="float" office:value="42.67" calcext:value-type="float">
            <text:p>42,67</text:p>
          </table:table-cell>
          <table:table-cell office:value-type="float" office:value="34.67" calcext:value-type="float">
            <text:p>34,67</text:p>
          </table:table-cell>
          <table:table-cell office:value-type="float" office:value="38.67" calcext:value-type="float">
            <text:p>38,67</text:p>
          </table:table-cell>
          <table:table-cell office:value-type="float" office:value="45.33" calcext:value-type="float">
            <text:p>45,33</text:p>
          </table:table-cell>
          <table:table-cell office:value-type="float" office:value="27.33" calcext:value-type="float">
            <text:p>27,33</text:p>
          </table:table-cell>
          <table:table-cell office:value-type="float" office:value="48" calcext:value-type="float">
            <text:p>48</text:p>
          </table:table-cell>
          <table:table-cell office:value-type="float" office:value="40" calcext:value-type="float">
            <text:p>40</text:p>
          </table:table-cell>
          <table:table-cell office:value-type="float" office:value="41.33" calcext:value-type="float">
            <text:p>41,33</text:p>
          </table:table-cell>
          <table:table-cell office:value-type="float" office:value="50" calcext:value-type="float">
            <text:p>50</text:p>
          </table:table-cell>
          <table:table-cell office:value-type="float" office:value="30.67" calcext:value-type="float">
            <text:p>30,67</text:p>
          </table:table-cell>
          <table:table-cell office:value-type="float" office:value="53.33" calcext:value-type="float">
            <text:p>53,33</text:p>
          </table:table-cell>
          <table:table-cell office:value-type="float" office:value="42" calcext:value-type="float">
            <text:p>42</text:p>
          </table:table-cell>
          <table:table-cell office:value-type="float" office:value="42.67" calcext:value-type="float">
            <text:p>42,67</text:p>
          </table:table-cell>
          <table:table-cell office:value-type="float" office:value="40.67" calcext:value-type="float">
            <text:p>40,67</text:p>
          </table:table-cell>
          <table:table-cell office:value-type="float" office:value="32.67" calcext:value-type="float">
            <text:p>32,67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1.33" calcext:value-type="float">
            <text:p>31,33</text:p>
          </table:table-cell>
          <table:table-cell table:formula="of:=AVERAGE([.A24:.T24])" office:value-type="float" office:value="39.5335" calcext:value-type="float">
            <text:p>39,5</text:p>
          </table:table-cell>
          <table:table-cell table:number-columns-repeated="8"/>
        </table:table-row>
        <table:table-row table:style-name="ro1">
          <table:table-cell office:value-type="float" office:value="28.67" calcext:value-type="float">
            <text:p>28,67</text:p>
          </table:table-cell>
          <table:table-cell office:value-type="float" office:value="46" calcext:value-type="float">
            <text:p>46</text:p>
          </table:table-cell>
          <table:table-cell office:value-type="float" office:value="40" calcext:value-type="float">
            <text:p>40</text:p>
          </table:table-cell>
          <table:table-cell office:value-type="float" office:value="36.67" calcext:value-type="float">
            <text:p>36,67</text:p>
          </table:table-cell>
          <table:table-cell office:value-type="float" office:value="42" calcext:value-type="float">
            <text:p>42</text:p>
          </table:table-cell>
          <table:table-cell office:value-type="float" office:value="38.67" calcext:value-type="float">
            <text:p>38,67</text:p>
          </table:table-cell>
          <table:table-cell office:value-type="float" office:value="56" calcext:value-type="float">
            <text:p>56</text:p>
          </table:table-cell>
          <table:table-cell office:value-type="float" office:value="38.67" calcext:value-type="float">
            <text:p>38,67</text:p>
          </table:table-cell>
          <table:table-cell office:value-type="float" office:value="47.33" calcext:value-type="float">
            <text:p>47,33</text:p>
          </table:table-cell>
          <table:table-cell office:value-type="float" office:value="48" calcext:value-type="float">
            <text:p>48</text:p>
          </table:table-cell>
          <table:table-cell office:value-type="float" office:value="39.33" calcext:value-type="float">
            <text:p>39,33</text:p>
          </table:table-cell>
          <table:table-cell office:value-type="float" office:value="35.33" calcext:value-type="float">
            <text:p>35,33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32" calcext:value-type="float">
            <text:p>32</text:p>
          </table:table-cell>
          <table:table-cell office:value-type="float" office:value="45.33" calcext:value-type="float">
            <text:p>45,33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office:value-type="float" office:value="33.33" calcext:value-type="float">
            <text:p>33,33</text:p>
          </table:table-cell>
          <table:table-cell table:formula="of:=AVERAGE([.A25:.T25])" office:value-type="float" office:value="39.5665" calcext:value-type="float">
            <text:p>39,6</text:p>
          </table:table-cell>
          <table:table-cell table:number-columns-repeated="8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37.33" calcext:value-type="float">
            <text:p>37,33</text:p>
          </table:table-cell>
          <table:table-cell office:value-type="float" office:value="40.67" calcext:value-type="float">
            <text:p>40,67</text:p>
          </table:table-cell>
          <table:table-cell office:value-type="float" office:value="39.33" calcext:value-type="float">
            <text:p>39,33</text:p>
          </table:table-cell>
          <table:table-cell office:value-type="float" office:value="42" calcext:value-type="float">
            <text:p>42</text:p>
          </table:table-cell>
          <table:table-cell office:value-type="float" office:value="38" calcext:value-type="float">
            <text:p>38</text:p>
          </table:table-cell>
          <table:table-cell office:value-type="float" office:value="34.67" calcext:value-type="float">
            <text:p>34,67</text:p>
          </table:table-cell>
          <table:table-cell office:value-type="float" office:value="33.33" calcext:value-type="float">
            <text:p>33,33</text:p>
          </table:table-cell>
          <table:table-cell office:value-type="float" office:value="42.67" calcext:value-type="float">
            <text:p>42,67</text:p>
          </table:table-cell>
          <table:table-cell office:value-type="float" office:value="45.33" calcext:value-type="float">
            <text:p>45,33</text:p>
          </table:table-cell>
          <table:table-cell office:value-type="float" office:value="47.33" calcext:value-type="float">
            <text:p>47,33</text:p>
          </table:table-cell>
          <table:table-cell office:value-type="float" office:value="48" calcext:value-type="float">
            <text:p>48</text:p>
          </table:table-cell>
          <table:table-cell office:value-type="float" office:value="53.33" calcext:value-type="float">
            <text:p>53,33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42.67" calcext:value-type="float">
            <text:p>42,67</text:p>
          </table:table-cell>
          <table:table-cell office:value-type="float" office:value="38.67" calcext:value-type="float">
            <text:p>38,67</text:p>
          </table:table-cell>
          <table:table-cell office:value-type="float" office:value="45.33" calcext:value-type="float">
            <text:p>45,33</text:p>
          </table:table-cell>
          <table:table-cell office:value-type="float" office:value="32.67" calcext:value-type="float">
            <text:p>32,67</text:p>
          </table:table-cell>
          <table:table-cell office:value-type="float" office:value="42" calcext:value-type="float">
            <text:p>42</text:p>
          </table:table-cell>
          <table:table-cell table:formula="of:=AVERAGE([.A26:.T26])" office:value-type="float" office:value="41.3665" calcext:value-type="float">
            <text:p>41,4</text:p>
          </table:table-cell>
          <table:table-cell table:number-columns-repeated="8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6" calcext:value-type="float">
            <text:p>46</text:p>
          </table:table-cell>
          <table:table-cell office:value-type="float" office:value="44.67" calcext:value-type="float">
            <text:p>44,67</text:p>
          </table:table-cell>
          <table:table-cell office:value-type="float" office:value="50" calcext:value-type="float">
            <text:p>50</text:p>
          </table:table-cell>
          <table:table-cell office:value-type="float" office:value="48.67" calcext:value-type="float">
            <text:p>48,67</text:p>
          </table:table-cell>
          <table:table-cell office:value-type="float" office:value="55.33" calcext:value-type="float">
            <text:p>55,33</text:p>
          </table:table-cell>
          <table:table-cell office:value-type="float" office:value="41.33" calcext:value-type="float">
            <text:p>41,33</text:p>
          </table:table-cell>
          <table:table-cell office:value-type="float" office:value="54.67" calcext:value-type="float">
            <text:p>54,67</text:p>
          </table:table-cell>
          <table:table-cell office:value-type="float" office:value="42.67" calcext:value-type="float">
            <text:p>42,67</text:p>
          </table:table-cell>
          <table:table-cell table:number-columns-repeated="2" office:value-type="float" office:value="43.33" calcext:value-type="float">
            <text:p>43,33</text:p>
          </table:table-cell>
          <table:table-cell office:value-type="float" office:value="42" calcext:value-type="float">
            <text:p>42</text:p>
          </table:table-cell>
          <table:table-cell office:value-type="float" office:value="43.33" calcext:value-type="float">
            <text:p>43,33</text:p>
          </table:table-cell>
          <table:table-cell office:value-type="float" office:value="29.33" calcext:value-type="float">
            <text:p>29,33</text:p>
          </table:table-cell>
          <table:table-cell office:value-type="float" office:value="48" calcext:value-type="float">
            <text:p>48</text:p>
          </table:table-cell>
          <table:table-cell office:value-type="float" office:value="38" calcext:value-type="float">
            <text:p>38</text:p>
          </table:table-cell>
          <table:table-cell office:value-type="float" office:value="45.33" calcext:value-type="float">
            <text:p>45,33</text:p>
          </table:table-cell>
          <table:table-cell office:value-type="float" office:value="38.67" calcext:value-type="float">
            <text:p>38,67</text:p>
          </table:table-cell>
          <table:table-cell office:value-type="float" office:value="39.33" calcext:value-type="float">
            <text:p>39,33</text:p>
          </table:table-cell>
          <table:table-cell office:value-type="float" office:value="42" calcext:value-type="float">
            <text:p>42</text:p>
          </table:table-cell>
          <table:table-cell table:formula="of:=AVERAGE([.A27:.T27])" office:value-type="float" office:value="43.7995" calcext:value-type="float">
            <text:p>43,8</text:p>
          </table:table-cell>
          <table:table-cell table:number-columns-repeated="8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4.67" calcext:value-type="float">
            <text:p>54,67</text:p>
          </table:table-cell>
          <table:table-cell office:value-type="float" office:value="40" calcext:value-type="float">
            <text:p>40</text:p>
          </table:table-cell>
          <table:table-cell office:value-type="float" office:value="51.33" calcext:value-type="float">
            <text:p>51,33</text:p>
          </table:table-cell>
          <table:table-cell office:value-type="float" office:value="37.33" calcext:value-type="float">
            <text:p>37,33</text:p>
          </table:table-cell>
          <table:table-cell office:value-type="float" office:value="47.33" calcext:value-type="float">
            <text:p>47,33</text:p>
          </table:table-cell>
          <table:table-cell office:value-type="float" office:value="34" calcext:value-type="float">
            <text:p>34</text:p>
          </table:table-cell>
          <table:table-cell office:value-type="float" office:value="29.33" calcext:value-type="float">
            <text:p>29,33</text:p>
          </table:table-cell>
          <table:table-cell office:value-type="float" office:value="41.33" calcext:value-type="float">
            <text:p>41,33</text:p>
          </table:table-cell>
          <table:table-cell office:value-type="float" office:value="42.67" calcext:value-type="float">
            <text:p>42,67</text:p>
          </table:table-cell>
          <table:table-cell office:value-type="float" office:value="48" calcext:value-type="float">
            <text:p>48</text:p>
          </table:table-cell>
          <table:table-cell office:value-type="float" office:value="50.67" calcext:value-type="float">
            <text:p>50,67</text:p>
          </table:table-cell>
          <table:table-cell office:value-type="float" office:value="43.33" calcext:value-type="float">
            <text:p>43,33</text:p>
          </table:table-cell>
          <table:table-cell office:value-type="float" office:value="39.33" calcext:value-type="float">
            <text:p>39,33</text:p>
          </table:table-cell>
          <table:table-cell office:value-type="float" office:value="34" calcext:value-type="float">
            <text:p>34</text:p>
          </table:table-cell>
          <table:table-cell office:value-type="float" office:value="56.67" calcext:value-type="float">
            <text:p>56,67</text:p>
          </table:table-cell>
          <table:table-cell office:value-type="float" office:value="46.67" calcext:value-type="float">
            <text:p>46,67</text:p>
          </table:table-cell>
          <table:table-cell office:value-type="float" office:value="40.67" calcext:value-type="float">
            <text:p>40,67</text:p>
          </table:table-cell>
          <table:table-cell office:value-type="float" office:value="46.67" calcext:value-type="float">
            <text:p>46,67</text:p>
          </table:table-cell>
          <table:table-cell office:value-type="float" office:value="44" calcext:value-type="float">
            <text:p>44</text:p>
          </table:table-cell>
          <table:table-cell table:formula="of:=AVERAGE([.A28:.T28])" office:value-type="float" office:value="43.5" calcext:value-type="float">
            <text:p>43,5</text:p>
          </table:table-cell>
          <table:table-cell table:number-columns-repeated="8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8.67" calcext:value-type="float">
            <text:p>48,67</text:p>
          </table:table-cell>
          <table:table-cell table:number-columns-repeated="2" office:value-type="float" office:value="51.33" calcext:value-type="float">
            <text:p>51,33</text:p>
          </table:table-cell>
          <table:table-cell office:value-type="float" office:value="38.67" calcext:value-type="float">
            <text:p>38,67</text:p>
          </table:table-cell>
          <table:table-cell office:value-type="float" office:value="38" calcext:value-type="float">
            <text:p>38</text:p>
          </table:table-cell>
          <table:table-cell office:value-type="float" office:value="28.67" calcext:value-type="float">
            <text:p>28,67</text:p>
          </table:table-cell>
          <table:table-cell office:value-type="float" office:value="46" calcext:value-type="float">
            <text:p>46</text:p>
          </table:table-cell>
          <table:table-cell office:value-type="float" office:value="45.33" calcext:value-type="float">
            <text:p>45,33</text:p>
          </table:table-cell>
          <table:table-cell office:value-type="float" office:value="31.33" calcext:value-type="float">
            <text:p>31,33</text:p>
          </table:table-cell>
          <table:table-cell office:value-type="float" office:value="54" calcext:value-type="float">
            <text:p>54</text:p>
          </table:table-cell>
          <table:table-cell office:value-type="float" office:value="46.67" calcext:value-type="float">
            <text:p>46,67</text:p>
          </table:table-cell>
          <table:table-cell office:value-type="float" office:value="54" calcext:value-type="float">
            <text:p>54</text:p>
          </table:table-cell>
          <table:table-cell office:value-type="float" office:value="47.33" calcext:value-type="float">
            <text:p>47,33</text:p>
          </table:table-cell>
          <table:table-cell office:value-type="float" office:value="46" calcext:value-type="float">
            <text:p>46</text:p>
          </table:table-cell>
          <table:table-cell office:value-type="float" office:value="58" calcext:value-type="float">
            <text:p>58</text:p>
          </table:table-cell>
          <table:table-cell office:value-type="float" office:value="48.67" calcext:value-type="float">
            <text:p>48,67</text:p>
          </table:table-cell>
          <table:table-cell office:value-type="float" office:value="55.33" calcext:value-type="float">
            <text:p>55,33</text:p>
          </table:table-cell>
          <table:table-cell office:value-type="float" office:value="40" calcext:value-type="float">
            <text:p>40</text:p>
          </table:table-cell>
          <table:table-cell office:value-type="float" office:value="48.67" calcext:value-type="float">
            <text:p>48,67</text:p>
          </table:table-cell>
          <table:table-cell table:formula="of:=AVERAGE([.A29:.T29])" office:value-type="float" office:value="46.2" calcext:value-type="float">
            <text:p>46,2</text:p>
          </table:table-cell>
          <table:table-cell table:number-columns-repeated="8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0.67" calcext:value-type="float">
            <text:p>40,67</text:p>
          </table:table-cell>
          <table:table-cell office:value-type="float" office:value="42" calcext:value-type="float">
            <text:p>42</text:p>
          </table:table-cell>
          <table:table-cell office:value-type="float" office:value="42.67" calcext:value-type="float">
            <text:p>42,67</text:p>
          </table:table-cell>
          <table:table-cell office:value-type="float" office:value="38" calcext:value-type="float">
            <text:p>38</text:p>
          </table:table-cell>
          <table:table-cell office:value-type="float" office:value="43.33" calcext:value-type="float">
            <text:p>43,33</text:p>
          </table:table-cell>
          <table:table-cell office:value-type="float" office:value="48" calcext:value-type="float">
            <text:p>48</text:p>
          </table:table-cell>
          <table:table-cell office:value-type="float" office:value="41.33" calcext:value-type="float">
            <text:p>41,33</text:p>
          </table:table-cell>
          <table:table-cell office:value-type="float" office:value="51.33" calcext:value-type="float">
            <text:p>51,33</text:p>
          </table:table-cell>
          <table:table-cell office:value-type="float" office:value="38" calcext:value-type="float">
            <text:p>38</text:p>
          </table:table-cell>
          <table:table-cell office:value-type="float" office:value="46.67" calcext:value-type="float">
            <text:p>46,67</text:p>
          </table:table-cell>
          <table:table-cell office:value-type="float" office:value="47.33" calcext:value-type="float">
            <text:p>47,33</text:p>
          </table:table-cell>
          <table:table-cell office:value-type="float" office:value="49.33" calcext:value-type="float">
            <text:p>49,33</text:p>
          </table:table-cell>
          <table:table-cell office:value-type="float" office:value="50.67" calcext:value-type="float">
            <text:p>50,67</text:p>
          </table:table-cell>
          <table:table-cell office:value-type="float" office:value="52" calcext:value-type="float">
            <text:p>52</text:p>
          </table:table-cell>
          <table:table-cell office:value-type="float" office:value="40.67" calcext:value-type="float">
            <text:p>40,67</text:p>
          </table:table-cell>
          <table:table-cell office:value-type="float" office:value="48" calcext:value-type="float">
            <text:p>48</text:p>
          </table:table-cell>
          <table:table-cell office:value-type="float" office:value="51.33" calcext:value-type="float">
            <text:p>51,33</text:p>
          </table:table-cell>
          <table:table-cell office:value-type="float" office:value="54" calcext:value-type="float">
            <text:p>54</text:p>
          </table:table-cell>
          <table:table-cell office:value-type="float" office:value="57.33" calcext:value-type="float">
            <text:p>57,33</text:p>
          </table:table-cell>
          <table:table-cell table:formula="of:=AVERAGE([.A30:.T30])" office:value-type="float" office:value="46.533" calcext:value-type="float">
            <text:p>46,5</text:p>
          </table:table-cell>
          <table:table-cell table:number-columns-repeated="8"/>
        </table:table-row>
        <table:table-row table:style-name="ro1">
          <table:table-cell office:value-type="float" office:value="47.33" calcext:value-type="float">
            <text:p>47,33</text:p>
          </table:table-cell>
          <table:table-cell office:value-type="float" office:value="37.33" calcext:value-type="float">
            <text:p>37,33</text:p>
          </table:table-cell>
          <table:table-cell office:value-type="float" office:value="54.67" calcext:value-type="float">
            <text:p>54,67</text:p>
          </table:table-cell>
          <table:table-cell office:value-type="float" office:value="37.33" calcext:value-type="float">
            <text:p>37,33</text:p>
          </table:table-cell>
          <table:table-cell office:value-type="float" office:value="47.33" calcext:value-type="float">
            <text:p>47,33</text:p>
          </table:table-cell>
          <table:table-cell office:value-type="float" office:value="50.67" calcext:value-type="float">
            <text:p>50,67</text:p>
          </table:table-cell>
          <table:table-cell office:value-type="float" office:value="66" calcext:value-type="float">
            <text:p>66</text:p>
          </table:table-cell>
          <table:table-cell office:value-type="float" office:value="40.67" calcext:value-type="float">
            <text:p>40,67</text:p>
          </table:table-cell>
          <table:table-cell office:value-type="float" office:value="52" calcext:value-type="float">
            <text:p>52</text:p>
          </table:table-cell>
          <table:table-cell office:value-type="float" office:value="51.33" calcext:value-type="float">
            <text:p>51,33</text:p>
          </table:table-cell>
          <table:table-cell office:value-type="float" office:value="47.33" calcext:value-type="float">
            <text:p>47,33</text:p>
          </table:table-cell>
          <table:table-cell office:value-type="float" office:value="52.67" calcext:value-type="float">
            <text:p>52,67</text:p>
          </table:table-cell>
          <table:table-cell office:value-type="float" office:value="49.33" calcext:value-type="float">
            <text:p>49,33</text:p>
          </table:table-cell>
          <table:table-cell office:value-type="float" office:value="42" calcext:value-type="float">
            <text:p>42</text:p>
          </table:table-cell>
          <table:table-cell office:value-type="float" office:value="45.33" calcext:value-type="float">
            <text:p>45,33</text:p>
          </table:table-cell>
          <table:table-cell office:value-type="float" office:value="58" calcext:value-type="float">
            <text:p>58</text:p>
          </table:table-cell>
          <table:table-cell office:value-type="float" office:value="38" calcext:value-type="float">
            <text:p>38</text:p>
          </table:table-cell>
          <table:table-cell office:value-type="float" office:value="45.33" calcext:value-type="float">
            <text:p>45,33</text:p>
          </table:table-cell>
          <table:table-cell office:value-type="float" office:value="46.67" calcext:value-type="float">
            <text:p>46,67</text:p>
          </table:table-cell>
          <table:table-cell office:value-type="float" office:value="41.33" calcext:value-type="float">
            <text:p>41,33</text:p>
          </table:table-cell>
          <table:table-cell table:formula="of:=AVERAGE([.A31:.T31])" office:value-type="float" office:value="47.5325" calcext:value-type="float">
            <text:p>47,5</text:p>
          </table:table-cell>
          <table:table-cell table:number-columns-repeated="8"/>
        </table:table-row>
        <table:table-row table:style-name="ro1">
          <table:table-cell office:value-type="float" office:value="58.67" calcext:value-type="float">
            <text:p>58,67</text:p>
          </table:table-cell>
          <table:table-cell office:value-type="float" office:value="50.67" calcext:value-type="float">
            <text:p>50,67</text:p>
          </table:table-cell>
          <table:table-cell office:value-type="float" office:value="46.67" calcext:value-type="float">
            <text:p>46,67</text:p>
          </table:table-cell>
          <table:table-cell office:value-type="float" office:value="50" calcext:value-type="float">
            <text:p>50</text:p>
          </table:table-cell>
          <table:table-cell office:value-type="float" office:value="51.33" calcext:value-type="float">
            <text:p>51,33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58.67" calcext:value-type="float">
            <text:p>58,67</text:p>
          </table:table-cell>
          <table:table-cell office:value-type="float" office:value="44.67" calcext:value-type="float">
            <text:p>44,67</text:p>
          </table:table-cell>
          <table:table-cell office:value-type="float" office:value="40.67" calcext:value-type="float">
            <text:p>40,67</text:p>
          </table:table-cell>
          <table:table-cell office:value-type="float" office:value="52.67" calcext:value-type="float">
            <text:p>52,67</text:p>
          </table:table-cell>
          <table:table-cell office:value-type="float" office:value="65.33" calcext:value-type="float">
            <text:p>65,33</text:p>
          </table:table-cell>
          <table:table-cell office:value-type="float" office:value="69.33" calcext:value-type="float">
            <text:p>69,33</text:p>
          </table:table-cell>
          <table:table-cell office:value-type="float" office:value="45.33" calcext:value-type="float">
            <text:p>45,33</text:p>
          </table:table-cell>
          <table:table-cell office:value-type="float" office:value="43.33" calcext:value-type="float">
            <text:p>43,33</text:p>
          </table:table-cell>
          <table:table-cell office:value-type="float" office:value="51.33" calcext:value-type="float">
            <text:p>51,33</text:p>
          </table:table-cell>
          <table:table-cell office:value-type="float" office:value="53.33" calcext:value-type="float">
            <text:p>53,33</text:p>
          </table:table-cell>
          <table:table-cell office:value-type="float" office:value="42" calcext:value-type="float">
            <text:p>42</text:p>
          </table:table-cell>
          <table:table-cell office:value-type="float" office:value="51.33" calcext:value-type="float">
            <text:p>51,33</text:p>
          </table:table-cell>
          <table:table-cell office:value-type="float" office:value="48.67" calcext:value-type="float">
            <text:p>48,67</text:p>
          </table:table-cell>
          <table:table-cell table:formula="of:=AVERAGE([.A32:.T32])" office:value-type="float" office:value="51.7335" calcext:value-type="float">
            <text:p>51,7</text:p>
          </table:table-cell>
          <table:table-cell table:number-columns-repeated="8"/>
        </table:table-row>
        <table:table-row table:style-name="ro1">
          <table:table-cell office:value-type="float" office:value="47.33" calcext:value-type="float">
            <text:p>47,33</text:p>
          </table:table-cell>
          <table:table-cell office:value-type="float" office:value="42.67" calcext:value-type="float">
            <text:p>42,67</text:p>
          </table:table-cell>
          <table:table-cell office:value-type="float" office:value="52.67" calcext:value-type="float">
            <text:p>52,67</text:p>
          </table:table-cell>
          <table:table-cell office:value-type="float" office:value="47.33" calcext:value-type="float">
            <text:p>47,33</text:p>
          </table:table-cell>
          <table:table-cell office:value-type="float" office:value="44.67" calcext:value-type="float">
            <text:p>44,67</text:p>
          </table:table-cell>
          <table:table-cell office:value-type="float" office:value="48" calcext:value-type="float">
            <text:p>48</text:p>
          </table:table-cell>
          <table:table-cell office:value-type="float" office:value="46.67" calcext:value-type="float">
            <text:p>46,67</text:p>
          </table:table-cell>
          <table:table-cell office:value-type="float" office:value="42.67" calcext:value-type="float">
            <text:p>42,67</text:p>
          </table:table-cell>
          <table:table-cell office:value-type="float" office:value="47.33" calcext:value-type="float">
            <text:p>47,33</text:p>
          </table:table-cell>
          <table:table-cell office:value-type="float" office:value="43.33" calcext:value-type="float">
            <text:p>43,33</text:p>
          </table:table-cell>
          <table:table-cell office:value-type="float" office:value="56" calcext:value-type="float">
            <text:p>56</text:p>
          </table:table-cell>
          <table:table-cell office:value-type="float" office:value="52.67" calcext:value-type="float">
            <text:p>52,67</text:p>
          </table:table-cell>
          <table:table-cell office:value-type="float" office:value="49.33" calcext:value-type="float">
            <text:p>49,33</text:p>
          </table:table-cell>
          <table:table-cell office:value-type="float" office:value="43.33" calcext:value-type="float">
            <text:p>43,33</text:p>
          </table:table-cell>
          <table:table-cell office:value-type="float" office:value="46.67" calcext:value-type="float">
            <text:p>46,67</text:p>
          </table:table-cell>
          <table:table-cell office:value-type="float" office:value="43.33" calcext:value-type="float">
            <text:p>43,33</text:p>
          </table:table-cell>
          <table:table-cell office:value-type="float" office:value="44" calcext:value-type="float">
            <text:p>44</text:p>
          </table:table-cell>
          <table:table-cell office:value-type="float" office:value="46.67" calcext:value-type="float">
            <text:p>46,67</text:p>
          </table:table-cell>
          <table:table-cell office:value-type="float" office:value="51.33" calcext:value-type="float">
            <text:p>51,33</text:p>
          </table:table-cell>
          <table:table-cell office:value-type="float" office:value="41.33" calcext:value-type="float">
            <text:p>41,33</text:p>
          </table:table-cell>
          <table:table-cell table:formula="of:=AVERAGE([.A33:.T33])" office:value-type="float" office:value="46.8665" calcext:value-type="float">
            <text:p>46,9</text:p>
          </table:table-cell>
          <table:table-cell table:number-columns-repeated="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6.67" calcext:value-type="float">
            <text:p>56,67</text:p>
          </table:table-cell>
          <table:table-cell office:value-type="float" office:value="47.33" calcext:value-type="float">
            <text:p>47,33</text:p>
          </table:table-cell>
          <table:table-cell office:value-type="float" office:value="44" calcext:value-type="float">
            <text:p>44</text:p>
          </table:table-cell>
          <table:table-cell office:value-type="float" office:value="54.67" calcext:value-type="float">
            <text:p>54,67</text:p>
          </table:table-cell>
          <table:table-cell office:value-type="float" office:value="63.33" calcext:value-type="float">
            <text:p>63,33</text:p>
          </table:table-cell>
          <table:table-cell office:value-type="float" office:value="60.67" calcext:value-type="float">
            <text:p>60,67</text:p>
          </table:table-cell>
          <table:table-cell office:value-type="float" office:value="54" calcext:value-type="float">
            <text:p>54</text:p>
          </table:table-cell>
          <table:table-cell office:value-type="float" office:value="50.67" calcext:value-type="float">
            <text:p>50,67</text:p>
          </table:table-cell>
          <table:table-cell office:value-type="float" office:value="50" calcext:value-type="float">
            <text:p>50</text:p>
          </table:table-cell>
          <table:table-cell office:value-type="float" office:value="48.67" calcext:value-type="float">
            <text:p>48,67</text:p>
          </table:table-cell>
          <table:table-cell office:value-type="float" office:value="58" calcext:value-type="float">
            <text:p>58</text:p>
          </table:table-cell>
          <table:table-cell office:value-type="float" office:value="60.67" calcext:value-type="float">
            <text:p>60,67</text:p>
          </table:table-cell>
          <table:table-cell office:value-type="float" office:value="50" calcext:value-type="float">
            <text:p>50</text:p>
          </table:table-cell>
          <table:table-cell office:value-type="float" office:value="53.33" calcext:value-type="float">
            <text:p>53,33</text:p>
          </table:table-cell>
          <table:table-cell office:value-type="float" office:value="44" calcext:value-type="float">
            <text:p>44</text:p>
          </table:table-cell>
          <table:table-cell office:value-type="float" office:value="56.67" calcext:value-type="float">
            <text:p>56,67</text:p>
          </table:table-cell>
          <table:table-cell office:value-type="float" office:value="54" calcext:value-type="float">
            <text:p>54</text:p>
          </table:table-cell>
          <table:table-cell office:value-type="float" office:value="50" calcext:value-type="float">
            <text:p>50</text:p>
          </table:table-cell>
          <table:table-cell office:value-type="float" office:value="43.33" calcext:value-type="float">
            <text:p>43,33</text:p>
          </table:table-cell>
          <table:table-cell table:formula="of:=AVERAGE([.A34:.T34])" office:value-type="float" office:value="52.5005" calcext:value-type="float">
            <text:p>52,5</text:p>
          </table:table-cell>
          <table:table-cell table:number-columns-repeated="8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60.67" calcext:value-type="float">
            <text:p>60,67</text:p>
          </table:table-cell>
          <table:table-cell office:value-type="float" office:value="60" calcext:value-type="float">
            <text:p>60</text:p>
          </table:table-cell>
          <table:table-cell office:value-type="float" office:value="48" calcext:value-type="float">
            <text:p>48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office:value-type="float" office:value="58.67" calcext:value-type="float">
            <text:p>58,67</text:p>
          </table:table-cell>
          <table:table-cell office:value-type="float" office:value="50.67" calcext:value-type="float">
            <text:p>50,67</text:p>
          </table:table-cell>
          <table:table-cell office:value-type="float" office:value="44" calcext:value-type="float">
            <text:p>44</text:p>
          </table:table-cell>
          <table:table-cell office:value-type="float" office:value="44.67" calcext:value-type="float">
            <text:p>44,67</text:p>
          </table:table-cell>
          <table:table-cell office:value-type="float" office:value="56.67" calcext:value-type="float">
            <text:p>56,67</text:p>
          </table:table-cell>
          <table:table-cell office:value-type="float" office:value="54.67" calcext:value-type="float">
            <text:p>54,67</text:p>
          </table:table-cell>
          <table:table-cell office:value-type="float" office:value="55.33" calcext:value-type="float">
            <text:p>55,33</text:p>
          </table:table-cell>
          <table:table-cell office:value-type="float" office:value="64" calcext:value-type="float">
            <text:p>64</text:p>
          </table:table-cell>
          <table:table-cell office:value-type="float" office:value="54.67" calcext:value-type="float">
            <text:p>54,67</text:p>
          </table:table-cell>
          <table:table-cell office:value-type="float" office:value="50.67" calcext:value-type="float">
            <text:p>50,67</text:p>
          </table:table-cell>
          <table:table-cell office:value-type="float" office:value="56" calcext:value-type="float">
            <text:p>56</text:p>
          </table:table-cell>
          <table:table-cell office:value-type="float" office:value="46" calcext:value-type="float">
            <text:p>46</text:p>
          </table:table-cell>
          <table:table-cell office:value-type="float" office:value="46.67" calcext:value-type="float">
            <text:p>46,67</text:p>
          </table:table-cell>
          <table:table-cell table:formula="of:=AVERAGE([.A35:.T35])" office:value-type="float" office:value="52.868" calcext:value-type="float">
            <text:p>52,9</text:p>
          </table:table-cell>
          <table:table-cell table:number-columns-repeated="8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2.67" calcext:value-type="float">
            <text:p>52,67</text:p>
          </table:table-cell>
          <table:table-cell office:value-type="float" office:value="63.33" calcext:value-type="float">
            <text:p>63,33</text:p>
          </table:table-cell>
          <table:table-cell office:value-type="float" office:value="53.33" calcext:value-type="float">
            <text:p>53,33</text:p>
          </table:table-cell>
          <table:table-cell office:value-type="float" office:value="56" calcext:value-type="float">
            <text:p>56</text:p>
          </table:table-cell>
          <table:table-cell office:value-type="float" office:value="55.33" calcext:value-type="float">
            <text:p>55,33</text:p>
          </table:table-cell>
          <table:table-cell office:value-type="float" office:value="59.33" calcext:value-type="float">
            <text:p>59,33</text:p>
          </table:table-cell>
          <table:table-cell office:value-type="float" office:value="45.33" calcext:value-type="float">
            <text:p>45,33</text:p>
          </table:table-cell>
          <table:table-cell office:value-type="float" office:value="54" calcext:value-type="float">
            <text:p>54</text:p>
          </table:table-cell>
          <table:table-cell office:value-type="float" office:value="45.33" calcext:value-type="float">
            <text:p>45,33</text:p>
          </table:table-cell>
          <table:table-cell office:value-type="float" office:value="59.33" calcext:value-type="float">
            <text:p>59,33</text:p>
          </table:table-cell>
          <table:table-cell office:value-type="float" office:value="55.33" calcext:value-type="float">
            <text:p>55,33</text:p>
          </table:table-cell>
          <table:table-cell office:value-type="float" office:value="54.67" calcext:value-type="float">
            <text:p>54,67</text:p>
          </table:table-cell>
          <table:table-cell office:value-type="float" office:value="51.33" calcext:value-type="float">
            <text:p>51,33</text:p>
          </table:table-cell>
          <table:table-cell office:value-type="float" office:value="62.67" calcext:value-type="float">
            <text:p>62,67</text:p>
          </table:table-cell>
          <table:table-cell office:value-type="float" office:value="46.67" calcext:value-type="float">
            <text:p>46,67</text:p>
          </table:table-cell>
          <table:table-cell office:value-type="float" office:value="51.33" calcext:value-type="float">
            <text:p>51,33</text:p>
          </table:table-cell>
          <table:table-cell office:value-type="float" office:value="54.67" calcext:value-type="float">
            <text:p>54,67</text:p>
          </table:table-cell>
          <table:table-cell office:value-type="float" office:value="59.33" calcext:value-type="float">
            <text:p>59,33</text:p>
          </table:table-cell>
          <table:table-cell office:value-type="float" office:value="63.33" calcext:value-type="float">
            <text:p>63,33</text:p>
          </table:table-cell>
          <table:table-cell table:formula="of:=AVERAGE([.A36:.T36])" office:value-type="float" office:value="54.9655" calcext:value-type="float">
            <text:p>55,0</text:p>
          </table:table-cell>
          <table:table-cell table:number-columns-repeated="8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9.33" calcext:value-type="float">
            <text:p>59,33</text:p>
          </table:table-cell>
          <table:table-cell office:value-type="float" office:value="66" calcext:value-type="float">
            <text:p>66</text:p>
          </table:table-cell>
          <table:table-cell office:value-type="float" office:value="51.33" calcext:value-type="float">
            <text:p>51,33</text:p>
          </table:table-cell>
          <table:table-cell office:value-type="float" office:value="58.67" calcext:value-type="float">
            <text:p>58,67</text:p>
          </table:table-cell>
          <table:table-cell office:value-type="float" office:value="56.67" calcext:value-type="float">
            <text:p>56,67</text:p>
          </table:table-cell>
          <table:table-cell office:value-type="float" office:value="54" calcext:value-type="float">
            <text:p>54</text:p>
          </table:table-cell>
          <table:table-cell office:value-type="float" office:value="45.33" calcext:value-type="float">
            <text:p>45,33</text:p>
          </table:table-cell>
          <table:table-cell office:value-type="float" office:value="54" calcext:value-type="float">
            <text:p>54</text:p>
          </table:table-cell>
          <table:table-cell office:value-type="float" office:value="52.67" calcext:value-type="float">
            <text:p>52,67</text:p>
          </table:table-cell>
          <table:table-cell office:value-type="float" office:value="47.33" calcext:value-type="float">
            <text:p>47,33</text:p>
          </table:table-cell>
          <table:table-cell table:number-columns-repeated="2" office:value-type="float" office:value="62.67" calcext:value-type="float">
            <text:p>62,67</text:p>
          </table:table-cell>
          <table:table-cell office:value-type="float" office:value="52.67" calcext:value-type="float">
            <text:p>52,67</text:p>
          </table:table-cell>
          <table:table-cell office:value-type="float" office:value="70.67" calcext:value-type="float">
            <text:p>70,67</text:p>
          </table:table-cell>
          <table:table-cell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  <table:table-cell office:value-type="float" office:value="64" calcext:value-type="float">
            <text:p>64</text:p>
          </table:table-cell>
          <table:table-cell office:value-type="float" office:value="54.67" calcext:value-type="float">
            <text:p>54,67</text:p>
          </table:table-cell>
          <table:table-cell office:value-type="float" office:value="58" calcext:value-type="float">
            <text:p>58</text:p>
          </table:table-cell>
          <table:table-cell table:formula="of:=AVERAGE([.A37:.T37])" office:value-type="float" office:value="55.934" calcext:value-type="float">
            <text:p>55,9</text:p>
          </table:table-cell>
          <table:table-cell table:number-columns-repeated="8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62.67" calcext:value-type="float">
            <text:p>62,67</text:p>
          </table:table-cell>
          <table:table-cell office:value-type="float" office:value="58.67" calcext:value-type="float">
            <text:p>58,67</text:p>
          </table:table-cell>
          <table:table-cell office:value-type="float" office:value="54.67" calcext:value-type="float">
            <text:p>54,67</text:p>
          </table:table-cell>
          <table:table-cell office:value-type="float" office:value="52" calcext:value-type="float">
            <text:p>52</text:p>
          </table:table-cell>
          <table:table-cell office:value-type="float" office:value="55.33" calcext:value-type="float">
            <text:p>55,33</text:p>
          </table:table-cell>
          <table:table-cell office:value-type="float" office:value="52" calcext:value-type="float">
            <text:p>52</text:p>
          </table:table-cell>
          <table:table-cell office:value-type="float" office:value="57.33" calcext:value-type="float">
            <text:p>57,33</text:p>
          </table:table-cell>
          <table:table-cell office:value-type="float" office:value="65.33" calcext:value-type="float">
            <text:p>65,33</text:p>
          </table:table-cell>
          <table:table-cell office:value-type="float" office:value="48.67" calcext:value-type="float">
            <text:p>48,67</text:p>
          </table:table-cell>
          <table:table-cell office:value-type="float" office:value="55.33" calcext:value-type="float">
            <text:p>55,33</text:p>
          </table:table-cell>
          <table:table-cell office:value-type="float" office:value="54.67" calcext:value-type="float">
            <text:p>54,67</text:p>
          </table:table-cell>
          <table:table-cell office:value-type="float" office:value="54" calcext:value-type="float">
            <text:p>54</text:p>
          </table:table-cell>
          <table:table-cell office:value-type="float" office:value="59.33" calcext:value-type="float">
            <text:p>59,33</text:p>
          </table:table-cell>
          <table:table-cell office:value-type="float" office:value="60.67" calcext:value-type="float">
            <text:p>60,67</text:p>
          </table:table-cell>
          <table:table-cell office:value-type="float" office:value="51.33" calcext:value-type="float">
            <text:p>51,33</text:p>
          </table:table-cell>
          <table:table-cell office:value-type="float" office:value="52" calcext:value-type="float">
            <text:p>52</text:p>
          </table:table-cell>
          <table:table-cell office:value-type="float" office:value="50.67" calcext:value-type="float">
            <text:p>50,67</text:p>
          </table:table-cell>
          <table:table-cell office:value-type="float" office:value="55.33" calcext:value-type="float">
            <text:p>55,33</text:p>
          </table:table-cell>
          <table:table-cell office:value-type="float" office:value="52.67" calcext:value-type="float">
            <text:p>52,67</text:p>
          </table:table-cell>
          <table:table-cell table:formula="of:=AVERAGE([.A38:.T38])" office:value-type="float" office:value="55.5335" calcext:value-type="float">
            <text:p>55,5</text:p>
          </table:table-cell>
          <table:table-cell table:number-columns-repeated="8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52.67" calcext:value-type="float">
            <text:p>52,67</text:p>
          </table:table-cell>
          <table:table-cell office:value-type="float" office:value="54" calcext:value-type="float">
            <text:p>54</text:p>
          </table:table-cell>
          <table:table-cell office:value-type="float" office:value="52.67" calcext:value-type="float">
            <text:p>52,67</text:p>
          </table:table-cell>
          <table:table-cell office:value-type="float" office:value="48.67" calcext:value-type="float">
            <text:p>48,67</text:p>
          </table:table-cell>
          <table:table-cell office:value-type="float" office:value="50.67" calcext:value-type="float">
            <text:p>50,67</text:p>
          </table:table-cell>
          <table:table-cell office:value-type="float" office:value="56.67" calcext:value-type="float">
            <text:p>56,67</text:p>
          </table:table-cell>
          <table:table-cell office:value-type="float" office:value="48.67" calcext:value-type="float">
            <text:p>48,67</text:p>
          </table:table-cell>
          <table:table-cell office:value-type="float" office:value="58.67" calcext:value-type="float">
            <text:p>58,67</text:p>
          </table:table-cell>
          <table:table-cell office:value-type="float" office:value="56.67" calcext:value-type="float">
            <text:p>56,67</text:p>
          </table:table-cell>
          <table:table-cell office:value-type="float" office:value="50.67" calcext:value-type="float">
            <text:p>50,67</text:p>
          </table:table-cell>
          <table:table-cell office:value-type="float" office:value="54" calcext:value-type="float">
            <text:p>54</text:p>
          </table:table-cell>
          <table:table-cell office:value-type="float" office:value="64.67" calcext:value-type="float">
            <text:p>64,67</text:p>
          </table:table-cell>
          <table:table-cell office:value-type="float" office:value="62.67" calcext:value-type="float">
            <text:p>62,67</text:p>
          </table:table-cell>
          <table:table-cell office:value-type="float" office:value="54.67" calcext:value-type="float">
            <text:p>54,67</text:p>
          </table:table-cell>
          <table:table-cell office:value-type="float" office:value="63.33" calcext:value-type="float">
            <text:p>63,33</text:p>
          </table:table-cell>
          <table:table-cell office:value-type="float" office:value="52.67" calcext:value-type="float">
            <text:p>52,67</text:p>
          </table:table-cell>
          <table:table-cell office:value-type="float" office:value="48" calcext:value-type="float">
            <text:p>48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table:formula="of:=AVERAGE([.A39:.T39])" office:value-type="float" office:value="55.302" calcext:value-type="float">
            <text:p>55,3</text:p>
          </table:table-cell>
          <table:table-cell table:number-columns-repeated="8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60.67" calcext:value-type="float">
            <text:p>60,67</text:p>
          </table:table-cell>
          <table:table-cell office:value-type="float" office:value="74" calcext:value-type="float">
            <text:p>74</text:p>
          </table:table-cell>
          <table:table-cell office:value-type="float" office:value="50" calcext:value-type="float">
            <text:p>50</text:p>
          </table:table-cell>
          <table:table-cell office:value-type="float" office:value="54.67" calcext:value-type="float">
            <text:p>54,67</text:p>
          </table:table-cell>
          <table:table-cell office:value-type="float" office:value="54" calcext:value-type="float">
            <text:p>54</text:p>
          </table:table-cell>
          <table:table-cell office:value-type="float" office:value="68" calcext:value-type="float">
            <text:p>68</text:p>
          </table:table-cell>
          <table:table-cell office:value-type="float" office:value="56" calcext:value-type="float">
            <text:p>56</text:p>
          </table:table-cell>
          <table:table-cell office:value-type="float" office:value="53.33" calcext:value-type="float">
            <text:p>53,33</text:p>
          </table:table-cell>
          <table:table-cell office:value-type="float" office:value="58" calcext:value-type="float">
            <text:p>58</text:p>
          </table:table-cell>
          <table:table-cell office:value-type="float" office:value="55.33" calcext:value-type="float">
            <text:p>55,33</text:p>
          </table:table-cell>
          <table:table-cell office:value-type="float" office:value="62" calcext:value-type="float">
            <text:p>62</text:p>
          </table:table-cell>
          <table:table-cell office:value-type="float" office:value="64.67" calcext:value-type="float">
            <text:p>64,67</text:p>
          </table:table-cell>
          <table:table-cell office:value-type="float" office:value="58" calcext:value-type="float">
            <text:p>58</text:p>
          </table:table-cell>
          <table:table-cell office:value-type="float" office:value="70.67" calcext:value-type="float">
            <text:p>70,67</text:p>
          </table:table-cell>
          <table:table-cell office:value-type="float" office:value="62" calcext:value-type="float">
            <text:p>62</text:p>
          </table:table-cell>
          <table:table-cell office:value-type="float" office:value="50.67" calcext:value-type="float">
            <text:p>50,67</text:p>
          </table:table-cell>
          <table:table-cell office:value-type="float" office:value="52.67" calcext:value-type="float">
            <text:p>52,67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table:formula="of:=AVERAGE([.A40:.T40])" office:value-type="float" office:value="59.134" calcext:value-type="float">
            <text:p>59,1</text:p>
          </table:table-cell>
          <table:table-cell table:number-columns-repeated="8"/>
        </table:table-row>
        <table:table-row table:style-name="ro1">
          <table:table-cell office:value-type="float" office:value="61.33" calcext:value-type="float">
            <text:p>61,33</text:p>
          </table:table-cell>
          <table:table-cell office:value-type="float" office:value="52" calcext:value-type="float">
            <text:p>52</text:p>
          </table:table-cell>
          <table:table-cell office:value-type="float" office:value="56.67" calcext:value-type="float">
            <text:p>56,67</text:p>
          </table:table-cell>
          <table:table-cell office:value-type="float" office:value="60.67" calcext:value-type="float">
            <text:p>60,67</text:p>
          </table:table-cell>
          <table:table-cell office:value-type="float" office:value="53.33" calcext:value-type="float">
            <text:p>53,33</text:p>
          </table:table-cell>
          <table:table-cell office:value-type="float" office:value="64.67" calcext:value-type="float">
            <text:p>64,67</text:p>
          </table:table-cell>
          <table:table-cell office:value-type="float" office:value="51.33" calcext:value-type="float">
            <text:p>51,33</text:p>
          </table:table-cell>
          <table:table-cell office:value-type="float" office:value="56.67" calcext:value-type="float">
            <text:p>56,67</text:p>
          </table:table-cell>
          <table:table-cell office:value-type="float" office:value="72.67" calcext:value-type="float">
            <text:p>72,67</text:p>
          </table:table-cell>
          <table:table-cell office:value-type="float" office:value="57.33" calcext:value-type="float">
            <text:p>57,33</text:p>
          </table:table-cell>
          <table:table-cell office:value-type="float" office:value="64" calcext:value-type="float">
            <text:p>64</text:p>
          </table:table-cell>
          <table:table-cell office:value-type="float" office:value="66.67" calcext:value-type="float">
            <text:p>66,67</text:p>
          </table:table-cell>
          <table:table-cell office:value-type="float" office:value="53.33" calcext:value-type="float">
            <text:p>53,33</text:p>
          </table:table-cell>
          <table:table-cell office:value-type="float" office:value="81.33" calcext:value-type="float">
            <text:p>81,33</text:p>
          </table:table-cell>
          <table:table-cell office:value-type="float" office:value="54.67" calcext:value-type="float">
            <text:p>54,67</text:p>
          </table:table-cell>
          <table:table-cell office:value-type="float" office:value="63.33" calcext:value-type="float">
            <text:p>63,33</text:p>
          </table:table-cell>
          <table:table-cell office:value-type="float" office:value="52.67" calcext:value-type="float">
            <text:p>52,67</text:p>
          </table:table-cell>
          <table:table-cell office:value-type="float" office:value="58" calcext:value-type="float">
            <text:p>58</text:p>
          </table:table-cell>
          <table:table-cell office:value-type="float" office:value="55.33" calcext:value-type="float">
            <text:p>55,33</text:p>
          </table:table-cell>
          <table:table-cell office:value-type="float" office:value="62" calcext:value-type="float">
            <text:p>62</text:p>
          </table:table-cell>
          <table:table-cell table:formula="of:=AVERAGE([.A41:.T41])" office:value-type="float" office:value="59.9" calcext:value-type="float">
            <text:p>59,9</text:p>
          </table:table-cell>
          <table:table-cell table:number-columns-repeated="8"/>
        </table:table-row>
        <table:table-row table:style-name="ro1">
          <table:table-cell office:value-type="float" office:value="60.67" calcext:value-type="float">
            <text:p>60,67</text:p>
          </table:table-cell>
          <table:table-cell office:value-type="float" office:value="58.67" calcext:value-type="float">
            <text:p>58,67</text:p>
          </table:table-cell>
          <table:table-cell office:value-type="float" office:value="61.33" calcext:value-type="float">
            <text:p>61,33</text:p>
          </table:table-cell>
          <table:table-cell office:value-type="float" office:value="55.33" calcext:value-type="float">
            <text:p>55,33</text:p>
          </table:table-cell>
          <table:table-cell office:value-type="float" office:value="58.67" calcext:value-type="float">
            <text:p>58,67</text:p>
          </table:table-cell>
          <table:table-cell office:value-type="float" office:value="56" calcext:value-type="float">
            <text:p>56</text:p>
          </table:table-cell>
          <table:table-cell office:value-type="float" office:value="59.33" calcext:value-type="float">
            <text:p>59,33</text:p>
          </table:table-cell>
          <table:table-cell office:value-type="float" office:value="54" calcext:value-type="float">
            <text:p>54</text:p>
          </table:table-cell>
          <table:table-cell office:value-type="float" office:value="66.67" calcext:value-type="float">
            <text:p>66,67</text:p>
          </table:table-cell>
          <table:table-cell office:value-type="float" office:value="54" calcext:value-type="float">
            <text:p>54</text:p>
          </table:table-cell>
          <table:table-cell office:value-type="float" office:value="52.67" calcext:value-type="float">
            <text:p>52,67</text:p>
          </table:table-cell>
          <table:table-cell office:value-type="float" office:value="68.67" calcext:value-type="float">
            <text:p>68,67</text:p>
          </table:table-cell>
          <table:table-cell office:value-type="float" office:value="62" calcext:value-type="float">
            <text:p>62</text:p>
          </table:table-cell>
          <table:table-cell office:value-type="float" office:value="52.67" calcext:value-type="float">
            <text:p>52,67</text:p>
          </table:table-cell>
          <table:table-cell office:value-type="float" office:value="68" calcext:value-type="float">
            <text:p>68</text:p>
          </table:table-cell>
          <table:table-cell office:value-type="float" office:value="61.33" calcext:value-type="float">
            <text:p>61,33</text:p>
          </table:table-cell>
          <table:table-cell office:value-type="float" office:value="41.33" calcext:value-type="float">
            <text:p>41,33</text:p>
          </table:table-cell>
          <table:table-cell office:value-type="float" office:value="62" calcext:value-type="float">
            <text:p>62</text:p>
          </table:table-cell>
          <table:table-cell office:value-type="float" office:value="54.67" calcext:value-type="float">
            <text:p>54,67</text:p>
          </table:table-cell>
          <table:table-cell office:value-type="float" office:value="61.33" calcext:value-type="float">
            <text:p>61,33</text:p>
          </table:table-cell>
          <table:table-cell table:formula="of:=AVERAGE([.A42:.T42])" office:value-type="float" office:value="58.467" calcext:value-type="float">
            <text:p>58,5</text:p>
          </table:table-cell>
          <table:table-cell table:number-columns-repeated="8"/>
        </table:table-row>
        <table:table-row table:style-name="ro1">
          <table:table-cell office:value-type="float" office:value="48.67" calcext:value-type="float">
            <text:p>48,67</text:p>
          </table:table-cell>
          <table:table-cell office:value-type="float" office:value="71.33" calcext:value-type="float">
            <text:p>71,33</text:p>
          </table:table-cell>
          <table:table-cell office:value-type="float" office:value="63.33" calcext:value-type="float">
            <text:p>63,33</text:p>
          </table:table-cell>
          <table:table-cell office:value-type="float" office:value="52.67" calcext:value-type="float">
            <text:p>52,67</text:p>
          </table:table-cell>
          <table:table-cell office:value-type="float" office:value="62.67" calcext:value-type="float">
            <text:p>62,67</text:p>
          </table:table-cell>
          <table:table-cell office:value-type="float" office:value="56.67" calcext:value-type="float">
            <text:p>56,67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float" office:value="55.33" calcext:value-type="float">
            <text:p>55,33</text:p>
          </table:table-cell>
          <table:table-cell office:value-type="float" office:value="61.33" calcext:value-type="float">
            <text:p>61,33</text:p>
          </table:table-cell>
          <table:table-cell office:value-type="float" office:value="73.33" calcext:value-type="float">
            <text:p>73,33</text:p>
          </table:table-cell>
          <table:table-cell office:value-type="float" office:value="55.33" calcext:value-type="float">
            <text:p>55,33</text:p>
          </table:table-cell>
          <table:table-cell office:value-type="float" office:value="62" calcext:value-type="float">
            <text:p>62</text:p>
          </table:table-cell>
          <table:table-cell office:value-type="float" office:value="55.33" calcext:value-type="float">
            <text:p>55,33</text:p>
          </table:table-cell>
          <table:table-cell office:value-type="float" office:value="60" calcext:value-type="float">
            <text:p>60</text:p>
          </table:table-cell>
          <table:table-cell office:value-type="float" office:value="65.33" calcext:value-type="float">
            <text:p>65,33</text:p>
          </table:table-cell>
          <table:table-cell office:value-type="float" office:value="68" calcext:value-type="float">
            <text:p>68</text:p>
          </table:table-cell>
          <table:table-cell office:value-type="float" office:value="61.33" calcext:value-type="float">
            <text:p>61,33</text:p>
          </table:table-cell>
          <table:table-cell office:value-type="float" office:value="54" calcext:value-type="float">
            <text:p>54</text:p>
          </table:table-cell>
          <table:table-cell table:formula="of:=AVERAGE([.A43:.T43])" office:value-type="float" office:value="60.3325" calcext:value-type="float">
            <text:p>60,3</text:p>
          </table:table-cell>
          <table:table-cell table:number-columns-repeated="8"/>
        </table:table-row>
        <table:table-row table:style-name="ro1">
          <table:table-cell office:value-type="float" office:value="64.67" calcext:value-type="float">
            <text:p>64,67</text:p>
          </table:table-cell>
          <table:table-cell office:value-type="float" office:value="59.33" calcext:value-type="float">
            <text:p>59,33</text:p>
          </table:table-cell>
          <table:table-cell office:value-type="float" office:value="56.67" calcext:value-type="float">
            <text:p>56,67</text:p>
          </table:table-cell>
          <table:table-cell office:value-type="float" office:value="56" calcext:value-type="float">
            <text:p>56</text:p>
          </table:table-cell>
          <table:table-cell office:value-type="float" office:value="61.33" calcext:value-type="float">
            <text:p>61,33</text:p>
          </table:table-cell>
          <table:table-cell office:value-type="float" office:value="44.67" calcext:value-type="float">
            <text:p>44,67</text:p>
          </table:table-cell>
          <table:table-cell office:value-type="float" office:value="59.33" calcext:value-type="float">
            <text:p>59,33</text:p>
          </table:table-cell>
          <table:table-cell office:value-type="float" office:value="63.33" calcext:value-type="float">
            <text:p>63,33</text:p>
          </table:table-cell>
          <table:table-cell office:value-type="float" office:value="67.33" calcext:value-type="float">
            <text:p>67,33</text:p>
          </table:table-cell>
          <table:table-cell office:value-type="float" office:value="59.33" calcext:value-type="float">
            <text:p>59,33</text:p>
          </table:table-cell>
          <table:table-cell office:value-type="float" office:value="58" calcext:value-type="float">
            <text:p>58</text:p>
          </table:table-cell>
          <table:table-cell office:value-type="float" office:value="68" calcext:value-type="float">
            <text:p>68</text:p>
          </table:table-cell>
          <table:table-cell office:value-type="float" office:value="61.33" calcext:value-type="float">
            <text:p>61,33</text:p>
          </table:table-cell>
          <table:table-cell office:value-type="float" office:value="64.67" calcext:value-type="float">
            <text:p>64,67</text:p>
          </table:table-cell>
          <table:table-cell office:value-type="float" office:value="61.33" calcext:value-type="float">
            <text:p>61,33</text:p>
          </table:table-cell>
          <table:table-cell office:value-type="float" office:value="63.33" calcext:value-type="float">
            <text:p>63,33</text:p>
          </table:table-cell>
          <table:table-cell office:value-type="float" office:value="64" calcext:value-type="float">
            <text:p>64</text:p>
          </table:table-cell>
          <table:table-cell office:value-type="float" office:value="65.33" calcext:value-type="float">
            <text:p>65,33</text:p>
          </table:table-cell>
          <table:table-cell office:value-type="float" office:value="58.67" calcext:value-type="float">
            <text:p>58,67</text:p>
          </table:table-cell>
          <table:table-cell office:value-type="float" office:value="58" calcext:value-type="float">
            <text:p>58</text:p>
          </table:table-cell>
          <table:table-cell table:formula="of:=AVERAGE([.A44:.T44])" office:value-type="float" office:value="60.7325" calcext:value-type="float">
            <text:p>60,7</text:p>
          </table:table-cell>
          <table:table-cell table:number-columns-repeated="8"/>
        </table:table-row>
        <table:table-row table:style-name="ro1">
          <table:table-cell office:value-type="float" office:value="66.67" calcext:value-type="float">
            <text:p>66,67</text:p>
          </table:table-cell>
          <table:table-cell office:value-type="float" office:value="64" calcext:value-type="float">
            <text:p>64</text:p>
          </table:table-cell>
          <table:table-cell office:value-type="float" office:value="68.67" calcext:value-type="float">
            <text:p>68,67</text:p>
          </table:table-cell>
          <table:table-cell office:value-type="float" office:value="56" calcext:value-type="float">
            <text:p>56</text:p>
          </table:table-cell>
          <table:table-cell office:value-type="float" office:value="52" calcext:value-type="float">
            <text:p>52</text:p>
          </table:table-cell>
          <table:table-cell office:value-type="float" office:value="70" calcext:value-type="float">
            <text:p>70</text:p>
          </table:table-cell>
          <table:table-cell office:value-type="float" office:value="59.33" calcext:value-type="float">
            <text:p>59,33</text:p>
          </table:table-cell>
          <table:table-cell office:value-type="float" office:value="66.67" calcext:value-type="float">
            <text:p>66,67</text:p>
          </table:table-cell>
          <table:table-cell office:value-type="float" office:value="70" calcext:value-type="float">
            <text:p>70</text:p>
          </table:table-cell>
          <table:table-cell office:value-type="float" office:value="62" calcext:value-type="float">
            <text:p>62</text:p>
          </table:table-cell>
          <table:table-cell office:value-type="float" office:value="58" calcext:value-type="float">
            <text:p>58</text:p>
          </table:table-cell>
          <table:table-cell office:value-type="float" office:value="66.67" calcext:value-type="float">
            <text:p>66,67</text:p>
          </table:table-cell>
          <table:table-cell office:value-type="float" office:value="58.67" calcext:value-type="float">
            <text:p>58,67</text:p>
          </table:table-cell>
          <table:table-cell office:value-type="float" office:value="55.33" calcext:value-type="float">
            <text:p>55,33</text:p>
          </table:table-cell>
          <table:table-cell office:value-type="float" office:value="72" calcext:value-type="float">
            <text:p>72</text:p>
          </table:table-cell>
          <table:table-cell office:value-type="float" office:value="63.33" calcext:value-type="float">
            <text:p>63,33</text:p>
          </table:table-cell>
          <table:table-cell office:value-type="float" office:value="49.33" calcext:value-type="float">
            <text:p>49,33</text:p>
          </table:table-cell>
          <table:table-cell office:value-type="float" office:value="54" calcext:value-type="float">
            <text:p>54</text:p>
          </table:table-cell>
          <table:table-cell office:value-type="float" office:value="51.33" calcext:value-type="float">
            <text:p>51,33</text:p>
          </table:table-cell>
          <table:table-cell office:value-type="float" office:value="57.33" calcext:value-type="float">
            <text:p>57,33</text:p>
          </table:table-cell>
          <table:table-cell table:formula="of:=AVERAGE([.A45:.T45])" office:value-type="float" office:value="61.0665" calcext:value-type="float">
            <text:p>61,1</text:p>
          </table:table-cell>
          <table:table-cell table:number-columns-repeated="8"/>
        </table:table-row>
        <table:table-row table:style-name="ro1">
          <table:table-cell office:value-type="float" office:value="62.67" calcext:value-type="float">
            <text:p>62,67</text:p>
          </table:table-cell>
          <table:table-cell office:value-type="float" office:value="61.33" calcext:value-type="float">
            <text:p>61,33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58" calcext:value-type="float">
            <text:p>58</text:p>
          </table:table-cell>
          <table:table-cell office:value-type="float" office:value="58.67" calcext:value-type="float">
            <text:p>58,67</text:p>
          </table:table-cell>
          <table:table-cell office:value-type="float" office:value="62.67" calcext:value-type="float">
            <text:p>62,67</text:p>
          </table:table-cell>
          <table:table-cell office:value-type="float" office:value="56" calcext:value-type="float">
            <text:p>56</text:p>
          </table:table-cell>
          <table:table-cell office:value-type="float" office:value="70" calcext:value-type="float">
            <text:p>70</text:p>
          </table:table-cell>
          <table:table-cell office:value-type="float" office:value="59.33" calcext:value-type="float">
            <text:p>59,33</text:p>
          </table:table-cell>
          <table:table-cell office:value-type="float" office:value="60.67" calcext:value-type="float">
            <text:p>60,67</text:p>
          </table:table-cell>
          <table:table-cell office:value-type="float" office:value="62" calcext:value-type="float">
            <text:p>62</text:p>
          </table:table-cell>
          <table:table-cell office:value-type="float" office:value="70.67" calcext:value-type="float">
            <text:p>70,67</text:p>
          </table:table-cell>
          <table:table-cell office:value-type="float" office:value="61.33" calcext:value-type="float">
            <text:p>61,33</text:p>
          </table:table-cell>
          <table:table-cell office:value-type="float" office:value="64" calcext:value-type="float">
            <text:p>64</text:p>
          </table:table-cell>
          <table:table-cell office:value-type="float" office:value="52.67" calcext:value-type="float">
            <text:p>52,67</text:p>
          </table:table-cell>
          <table:table-cell office:value-type="float" office:value="50" calcext:value-type="float">
            <text:p>50</text:p>
          </table:table-cell>
          <table:table-cell office:value-type="float" office:value="52.67" calcext:value-type="float">
            <text:p>52,67</text:p>
          </table:table-cell>
          <table:table-cell office:value-type="float" office:value="53.33" calcext:value-type="float">
            <text:p>53,33</text:p>
          </table:table-cell>
          <table:table-cell office:value-type="float" office:value="54.67" calcext:value-type="float">
            <text:p>54,67</text:p>
          </table:table-cell>
          <table:table-cell table:formula="of:=AVERAGE([.A46:.T46])" office:value-type="float" office:value="59.434" calcext:value-type="float">
            <text:p>59,4</text:p>
          </table:table-cell>
          <table:table-cell table:number-columns-repeated="8"/>
        </table:table-row>
        <table:table-row table:style-name="ro1">
          <table:table-cell office:value-type="float" office:value="56.67" calcext:value-type="float">
            <text:p>56,67</text:p>
          </table:table-cell>
          <table:table-cell office:value-type="float" office:value="66.67" calcext:value-type="float">
            <text:p>66,67</text:p>
          </table:table-cell>
          <table:table-cell office:value-type="float" office:value="58" calcext:value-type="float">
            <text:p>58</text:p>
          </table:table-cell>
          <table:table-cell office:value-type="float" office:value="58.67" calcext:value-type="float">
            <text:p>58,67</text:p>
          </table:table-cell>
          <table:table-cell office:value-type="float" office:value="62.67" calcext:value-type="float">
            <text:p>62,67</text:p>
          </table:table-cell>
          <table:table-cell office:value-type="float" office:value="63.33" calcext:value-type="float">
            <text:p>63,33</text:p>
          </table:table-cell>
          <table:table-cell office:value-type="float" office:value="57.33" calcext:value-type="float">
            <text:p>57,33</text:p>
          </table:table-cell>
          <table:table-cell office:value-type="float" office:value="61.33" calcext:value-type="float">
            <text:p>61,33</text:p>
          </table:table-cell>
          <table:table-cell office:value-type="float" office:value="64" calcext:value-type="float">
            <text:p>64</text:p>
          </table:table-cell>
          <table:table-cell office:value-type="float" office:value="62.67" calcext:value-type="float">
            <text:p>62,67</text:p>
          </table:table-cell>
          <table:table-cell office:value-type="float" office:value="61.33" calcext:value-type="float">
            <text:p>61,33</text:p>
          </table:table-cell>
          <table:table-cell office:value-type="float" office:value="54" calcext:value-type="float">
            <text:p>54</text:p>
          </table:table-cell>
          <table:table-cell office:value-type="float" office:value="60.67" calcext:value-type="float">
            <text:p>60,67</text:p>
          </table:table-cell>
          <table:table-cell office:value-type="float" office:value="56.67" calcext:value-type="float">
            <text:p>56,67</text:p>
          </table:table-cell>
          <table:table-cell office:value-type="float" office:value="60.67" calcext:value-type="float">
            <text:p>60,67</text:p>
          </table:table-cell>
          <table:table-cell office:value-type="float" office:value="60" calcext:value-type="float">
            <text:p>60</text:p>
          </table:table-cell>
          <table:table-cell office:value-type="float" office:value="67.33" calcext:value-type="float">
            <text:p>67,33</text:p>
          </table:table-cell>
          <table:table-cell office:value-type="float" office:value="64" calcext:value-type="float">
            <text:p>64</text:p>
          </table:table-cell>
          <table:table-cell office:value-type="float" office:value="63.33" calcext:value-type="float">
            <text:p>63,33</text:p>
          </table:table-cell>
          <table:table-cell office:value-type="float" office:value="60.67" calcext:value-type="float">
            <text:p>60,67</text:p>
          </table:table-cell>
          <table:table-cell table:formula="of:=AVERAGE([.A47:.T47])" office:value-type="float" office:value="61.0005" calcext:value-type="float">
            <text:p>61,0</text:p>
          </table:table-cell>
          <table:table-cell table:number-columns-repeated="8"/>
        </table:table-row>
        <table:table-row table:style-name="ro1">
          <table:table-cell office:value-type="float" office:value="58.67" calcext:value-type="float">
            <text:p>58,67</text:p>
          </table:table-cell>
          <table:table-cell office:value-type="float" office:value="54" calcext:value-type="float">
            <text:p>54</text:p>
          </table:table-cell>
          <table:table-cell office:value-type="float" office:value="61.33" calcext:value-type="float">
            <text:p>61,33</text:p>
          </table:table-cell>
          <table:table-cell office:value-type="float" office:value="63.33" calcext:value-type="float">
            <text:p>63,33</text:p>
          </table:table-cell>
          <table:table-cell office:value-type="float" office:value="56" calcext:value-type="float">
            <text:p>56</text:p>
          </table:table-cell>
          <table:table-cell office:value-type="float" office:value="67.33" calcext:value-type="float">
            <text:p>67,33</text:p>
          </table:table-cell>
          <table:table-cell office:value-type="float" office:value="68.67" calcext:value-type="float">
            <text:p>68,67</text:p>
          </table:table-cell>
          <table:table-cell office:value-type="float" office:value="57.33" calcext:value-type="float">
            <text:p>57,33</text:p>
          </table:table-cell>
          <table:table-cell office:value-type="float" office:value="65.33" calcext:value-type="float">
            <text:p>65,33</text:p>
          </table:table-cell>
          <table:table-cell office:value-type="float" office:value="54" calcext:value-type="float">
            <text:p>54</text:p>
          </table:table-cell>
          <table:table-cell office:value-type="float" office:value="76" calcext:value-type="float">
            <text:p>76</text:p>
          </table:table-cell>
          <table:table-cell office:value-type="float" office:value="59.33" calcext:value-type="float">
            <text:p>59,33</text:p>
          </table:table-cell>
          <table:table-cell office:value-type="float" office:value="66.67" calcext:value-type="float">
            <text:p>66,67</text:p>
          </table:table-cell>
          <table:table-cell office:value-type="float" office:value="65.33" calcext:value-type="float">
            <text:p>65,33</text:p>
          </table:table-cell>
          <table:table-cell office:value-type="float" office:value="78" calcext:value-type="float">
            <text:p>78</text:p>
          </table:table-cell>
          <table:table-cell office:value-type="float" office:value="66" calcext:value-type="float">
            <text:p>66</text:p>
          </table:table-cell>
          <table:table-cell office:value-type="float" office:value="57.33" calcext:value-type="float">
            <text:p>57,33</text:p>
          </table:table-cell>
          <table:table-cell office:value-type="float" office:value="64.67" calcext:value-type="float">
            <text:p>64,67</text:p>
          </table:table-cell>
          <table:table-cell office:value-type="float" office:value="48.67" calcext:value-type="float">
            <text:p>48,67</text:p>
          </table:table-cell>
          <table:table-cell office:value-type="float" office:value="72.67" calcext:value-type="float">
            <text:p>72,67</text:p>
          </table:table-cell>
          <table:table-cell table:formula="of:=AVERAGE([.A48:.T48])" office:value-type="float" office:value="63.033" calcext:value-type="float">
            <text:p>63,0</text:p>
          </table:table-cell>
          <table:table-cell table:number-columns-repeated="8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65.33" calcext:value-type="float">
            <text:p>65,33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float" office:value="70" calcext:value-type="float">
            <text:p>70</text:p>
          </table:table-cell>
          <table:table-cell office:value-type="float" office:value="70.67" calcext:value-type="float">
            <text:p>70,67</text:p>
          </table:table-cell>
          <table:table-cell office:value-type="float" office:value="60.67" calcext:value-type="float">
            <text:p>60,67</text:p>
          </table:table-cell>
          <table:table-cell office:value-type="float" office:value="68" calcext:value-type="float">
            <text:p>68</text:p>
          </table:table-cell>
          <table:table-cell office:value-type="float" office:value="55.33" calcext:value-type="float">
            <text:p>55,33</text:p>
          </table:table-cell>
          <table:table-cell office:value-type="float" office:value="68" calcext:value-type="float">
            <text:p>68</text:p>
          </table:table-cell>
          <table:table-cell office:value-type="float" office:value="62.67" calcext:value-type="float">
            <text:p>62,67</text:p>
          </table:table-cell>
          <table:table-cell office:value-type="float" office:value="54" calcext:value-type="float">
            <text:p>54</text:p>
          </table:table-cell>
          <table:table-cell office:value-type="float" office:value="68" calcext:value-type="float">
            <text:p>68</text:p>
          </table:table-cell>
          <table:table-cell office:value-type="float" office:value="65.33" calcext:value-type="float">
            <text:p>65,33</text:p>
          </table:table-cell>
          <table:table-cell office:value-type="float" office:value="63.33" calcext:value-type="float">
            <text:p>63,33</text:p>
          </table:table-cell>
          <table:table-cell office:value-type="float" office:value="71.33" calcext:value-type="float">
            <text:p>71,33</text:p>
          </table:table-cell>
          <table:table-cell office:value-type="float" office:value="70.67" calcext:value-type="float">
            <text:p>70,67</text:p>
          </table:table-cell>
          <table:table-cell office:value-type="float" office:value="69.33" calcext:value-type="float">
            <text:p>69,33</text:p>
          </table:table-cell>
          <table:table-cell office:value-type="float" office:value="62" calcext:value-type="float">
            <text:p>62</text:p>
          </table:table-cell>
          <table:table-cell table:formula="of:=AVERAGE([.A49:.T49])" office:value-type="float" office:value="65.233" calcext:value-type="float">
            <text:p>65,2</text:p>
          </table:table-cell>
          <table:table-cell table:number-columns-repeated="8"/>
        </table:table-row>
        <table:table-row table:style-name="ro1">
          <table:table-cell office:value-type="float" office:value="61.33" calcext:value-type="float">
            <text:p>61,33</text:p>
          </table:table-cell>
          <table:table-cell office:value-type="float" office:value="67.33" calcext:value-type="float">
            <text:p>67,33</text:p>
          </table:table-cell>
          <table:table-cell office:value-type="float" office:value="71.33" calcext:value-type="float">
            <text:p>71,33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68" calcext:value-type="float">
            <text:p>68</text:p>
          </table:table-cell>
          <table:table-cell office:value-type="float" office:value="62" calcext:value-type="float">
            <text:p>62</text:p>
          </table:table-cell>
          <table:table-cell office:value-type="float" office:value="60.67" calcext:value-type="float">
            <text:p>60,67</text:p>
          </table:table-cell>
          <table:table-cell office:value-type="float" office:value="68" calcext:value-type="float">
            <text:p>68</text:p>
          </table:table-cell>
          <table:table-cell office:value-type="float" office:value="63.33" calcext:value-type="float">
            <text:p>63,33</text:p>
          </table:table-cell>
          <table:table-cell office:value-type="float" office:value="58" calcext:value-type="float">
            <text:p>58</text:p>
          </table:table-cell>
          <table:table-cell office:value-type="float" office:value="63.33" calcext:value-type="float">
            <text:p>63,33</text:p>
          </table:table-cell>
          <table:table-cell office:value-type="float" office:value="76" calcext:value-type="float">
            <text:p>76</text:p>
          </table:table-cell>
          <table:table-cell office:value-type="float" office:value="62" calcext:value-type="float">
            <text:p>62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66.67" calcext:value-type="float">
            <text:p>66,67</text:p>
          </table:table-cell>
          <table:table-cell office:value-type="float" office:value="56.67" calcext:value-type="float">
            <text:p>56,67</text:p>
          </table:table-cell>
          <table:table-cell office:value-type="float" office:value="66" calcext:value-type="float">
            <text:p>66</text:p>
          </table:table-cell>
          <table:table-cell office:value-type="float" office:value="60.67" calcext:value-type="float">
            <text:p>60,67</text:p>
          </table:table-cell>
          <table:table-cell table:formula="of:=AVERAGE([.A50:.T50])" office:value-type="float" office:value="64.7" calcext:value-type="float">
            <text:p>64,7</text:p>
          </table:table-cell>
          <table:table-cell table:number-columns-repeated="8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59.33" calcext:value-type="float">
            <text:p>59,33</text:p>
          </table:table-cell>
          <table:table-cell office:value-type="float" office:value="70.67" calcext:value-type="float">
            <text:p>70,67</text:p>
          </table:table-cell>
          <table:table-cell office:value-type="float" office:value="67.33" calcext:value-type="float">
            <text:p>67,33</text:p>
          </table:table-cell>
          <table:table-cell office:value-type="float" office:value="59.33" calcext:value-type="float">
            <text:p>59,33</text:p>
          </table:table-cell>
          <table:table-cell office:value-type="float" office:value="75.33" calcext:value-type="float">
            <text:p>75,33</text:p>
          </table:table-cell>
          <table:table-cell office:value-type="float" office:value="66.67" calcext:value-type="float">
            <text:p>66,67</text:p>
          </table:table-cell>
          <table:table-cell office:value-type="float" office:value="58.67" calcext:value-type="float">
            <text:p>58,67</text:p>
          </table:table-cell>
          <table:table-cell office:value-type="float" office:value="65.33" calcext:value-type="float">
            <text:p>65,33</text:p>
          </table:table-cell>
          <table:table-cell office:value-type="float" office:value="58.67" calcext:value-type="float">
            <text:p>58,67</text:p>
          </table:table-cell>
          <table:table-cell office:value-type="float" office:value="73.33" calcext:value-type="float">
            <text:p>73,33</text:p>
          </table:table-cell>
          <table:table-cell office:value-type="float" office:value="69.33" calcext:value-type="float">
            <text:p>69,33</text:p>
          </table:table-cell>
          <table:table-cell office:value-type="float" office:value="72.67" calcext:value-type="float">
            <text:p>72,67</text:p>
          </table:table-cell>
          <table:table-cell office:value-type="float" office:value="64.67" calcext:value-type="float">
            <text:p>64,67</text:p>
          </table:table-cell>
          <table:table-cell office:value-type="float" office:value="69.33" calcext:value-type="float">
            <text:p>69,33</text:p>
          </table:table-cell>
          <table:table-cell office:value-type="float" office:value="65.33" calcext:value-type="float">
            <text:p>65,33</text:p>
          </table:table-cell>
          <table:table-cell office:value-type="float" office:value="75.33" calcext:value-type="float">
            <text:p>75,33</text:p>
          </table:table-cell>
          <table:table-cell office:value-type="float" office:value="66.67" calcext:value-type="float">
            <text:p>66,67</text:p>
          </table:table-cell>
          <table:table-cell office:value-type="float" office:value="66" calcext:value-type="float">
            <text:p>66</text:p>
          </table:table-cell>
          <table:table-cell office:value-type="float" office:value="69.33" calcext:value-type="float">
            <text:p>69,33</text:p>
          </table:table-cell>
          <table:table-cell table:formula="of:=AVERAGE([.A51:.T51])" office:value-type="float" office:value="67.266" calcext:value-type="float">
            <text:p>67,3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65.33" calcext:value-type="float">
            <text:p>65,33</text:p>
          </table:table-cell>
          <table:table-cell office:value-type="float" office:value="72.67" calcext:value-type="float">
            <text:p>72,67</text:p>
          </table:table-cell>
          <table:table-cell office:value-type="float" office:value="63.33" calcext:value-type="float">
            <text:p>63,33</text:p>
          </table:table-cell>
          <table:table-cell office:value-type="float" office:value="58" calcext:value-type="float">
            <text:p>58</text:p>
          </table:table-cell>
          <table:table-cell office:value-type="float" office:value="66.67" calcext:value-type="float">
            <text:p>66,67</text:p>
          </table:table-cell>
          <table:table-cell office:value-type="float" office:value="77.33" calcext:value-type="float">
            <text:p>77,33</text:p>
          </table:table-cell>
          <table:table-cell office:value-type="float" office:value="68" calcext:value-type="float">
            <text:p>68</text:p>
          </table:table-cell>
          <table:table-cell office:value-type="float" office:value="67.33" calcext:value-type="float">
            <text:p>67,33</text:p>
          </table:table-cell>
          <table:table-cell office:value-type="float" office:value="70" calcext:value-type="float">
            <text:p>70</text:p>
          </table:table-cell>
          <table:table-cell office:value-type="float" office:value="64.67" calcext:value-type="float">
            <text:p>64,67</text:p>
          </table:table-cell>
          <table:table-cell office:value-type="float" office:value="60.67" calcext:value-type="float">
            <text:p>60,67</text:p>
          </table:table-cell>
          <table:table-cell office:value-type="float" office:value="62" calcext:value-type="float">
            <text:p>62</text:p>
          </table:table-cell>
          <table:table-cell office:value-type="float" office:value="64.67" calcext:value-type="float">
            <text:p>64,67</text:p>
          </table:table-cell>
          <table:table-cell office:value-type="float" office:value="72" calcext:value-type="float">
            <text:p>72</text:p>
          </table:table-cell>
          <table:table-cell office:value-type="float" office:value="72.67" calcext:value-type="float">
            <text:p>72,67</text:p>
          </table:table-cell>
          <table:table-cell office:value-type="float" office:value="63.33" calcext:value-type="float">
            <text:p>63,33</text:p>
          </table:table-cell>
          <table:table-cell office:value-type="float" office:value="66" calcext:value-type="float">
            <text:p>66</text:p>
          </table:table-cell>
          <table:table-cell office:value-type="float" office:value="58.67" calcext:value-type="float">
            <text:p>58,67</text:p>
          </table:table-cell>
          <table:table-cell office:value-type="float" office:value="63.33" calcext:value-type="float">
            <text:p>63,33</text:p>
          </table:table-cell>
          <table:table-cell table:formula="of:=AVERAGE([.A52:.T52])" office:value-type="float" office:value="66.1" calcext:value-type="float">
            <text:p>66,1</text:p>
          </table:table-cell>
          <table:table-cell table:number-columns-repeated="8"/>
        </table:table-row>
        <table:table-row table:style-name="ro1">
          <table:table-cell office:value-type="float" office:value="62.67" calcext:value-type="float">
            <text:p>62,67</text:p>
          </table:table-cell>
          <table:table-cell table:number-columns-repeated="2" office:value-type="float" office:value="72.67" calcext:value-type="float">
            <text:p>72,67</text:p>
          </table:table-cell>
          <table:table-cell office:value-type="float" office:value="61.33" calcext:value-type="float">
            <text:p>61,33</text:p>
          </table:table-cell>
          <table:table-cell table:number-columns-repeated="2" office:value-type="float" office:value="70.67" calcext:value-type="float">
            <text:p>70,67</text:p>
          </table:table-cell>
          <table:table-cell office:value-type="float" office:value="64" calcext:value-type="float">
            <text:p>64</text:p>
          </table:table-cell>
          <table:table-cell office:value-type="float" office:value="71.33" calcext:value-type="float">
            <text:p>71,33</text:p>
          </table:table-cell>
          <table:table-cell office:value-type="float" office:value="66.67" calcext:value-type="float">
            <text:p>66,67</text:p>
          </table:table-cell>
          <table:table-cell office:value-type="float" office:value="68.67" calcext:value-type="float">
            <text:p>68,67</text:p>
          </table:table-cell>
          <table:table-cell office:value-type="float" office:value="71.33" calcext:value-type="float">
            <text:p>71,33</text:p>
          </table:table-cell>
          <table:table-cell office:value-type="float" office:value="73.33" calcext:value-type="float">
            <text:p>73,33</text:p>
          </table:table-cell>
          <table:table-cell office:value-type="float" office:value="69.33" calcext:value-type="float">
            <text:p>69,33</text:p>
          </table:table-cell>
          <table:table-cell office:value-type="float" office:value="74.67" calcext:value-type="float">
            <text:p>74,67</text:p>
          </table:table-cell>
          <table:table-cell office:value-type="float" office:value="70.67" calcext:value-type="float">
            <text:p>70,67</text:p>
          </table:table-cell>
          <table:table-cell office:value-type="float" office:value="75.33" calcext:value-type="float">
            <text:p>75,33</text:p>
          </table:table-cell>
          <table:table-cell office:value-type="float" office:value="72" calcext:value-type="float">
            <text:p>72</text:p>
          </table:table-cell>
          <table:table-cell office:value-type="float" office:value="66" calcext:value-type="float">
            <text:p>66</text:p>
          </table:table-cell>
          <table:table-cell office:value-type="float" office:value="68.67" calcext:value-type="float">
            <text:p>68,67</text:p>
          </table:table-cell>
          <table:table-cell office:value-type="float" office:value="72" calcext:value-type="float">
            <text:p>72</text:p>
          </table:table-cell>
          <table:table-cell table:formula="of:=AVERAGE([.A53:.T53])" office:value-type="float" office:value="69.734" calcext:value-type="float">
            <text:p>69,7</text:p>
          </table:table-cell>
          <table:table-cell table:number-columns-repeated="8"/>
        </table:table-row>
        <table:table-row table:style-name="ro1">
          <table:table-cell office:value-type="float" office:value="71.33" calcext:value-type="float">
            <text:p>71,33</text:p>
          </table:table-cell>
          <table:table-cell office:value-type="float" office:value="66" calcext:value-type="float">
            <text:p>66</text:p>
          </table:table-cell>
          <table:table-cell office:value-type="float" office:value="72.67" calcext:value-type="float">
            <text:p>72,67</text:p>
          </table:table-cell>
          <table:table-cell office:value-type="float" office:value="61.33" calcext:value-type="float">
            <text:p>61,33</text:p>
          </table:table-cell>
          <table:table-cell office:value-type="float" office:value="66" calcext:value-type="float">
            <text:p>66</text:p>
          </table:table-cell>
          <table:table-cell office:value-type="float" office:value="72.67" calcext:value-type="float">
            <text:p>72,67</text:p>
          </table:table-cell>
          <table:table-cell office:value-type="float" office:value="65.33" calcext:value-type="float">
            <text:p>65,33</text:p>
          </table:table-cell>
          <table:table-cell office:value-type="float" office:value="58.67" calcext:value-type="float">
            <text:p>58,67</text:p>
          </table:table-cell>
          <table:table-cell office:value-type="float" office:value="67.33" calcext:value-type="float">
            <text:p>67,33</text:p>
          </table:table-cell>
          <table:table-cell office:value-type="float" office:value="64.67" calcext:value-type="float">
            <text:p>64,67</text:p>
          </table:table-cell>
          <table:table-cell office:value-type="float" office:value="66" calcext:value-type="float">
            <text:p>66</text:p>
          </table:table-cell>
          <table:table-cell office:value-type="float" office:value="70" calcext:value-type="float">
            <text:p>70</text:p>
          </table:table-cell>
          <table:table-cell office:value-type="float" office:value="67.33" calcext:value-type="float">
            <text:p>67,33</text:p>
          </table:table-cell>
          <table:table-cell office:value-type="float" office:value="74.67" calcext:value-type="float">
            <text:p>74,67</text:p>
          </table:table-cell>
          <table:table-cell office:value-type="float" office:value="82" calcext:value-type="float">
            <text:p>82</text:p>
          </table:table-cell>
          <table:table-cell office:value-type="float" office:value="70.67" calcext:value-type="float">
            <text:p>70,67</text:p>
          </table:table-cell>
          <table:table-cell office:value-type="float" office:value="65.33" calcext:value-type="float">
            <text:p>65,33</text:p>
          </table:table-cell>
          <table:table-cell office:value-type="float" office:value="72.67" calcext:value-type="float">
            <text:p>72,67</text:p>
          </table:table-cell>
          <table:table-cell office:value-type="float" office:value="70.67" calcext:value-type="float">
            <text:p>70,67</text:p>
          </table:table-cell>
          <table:table-cell office:value-type="float" office:value="66" calcext:value-type="float">
            <text:p>66</text:p>
          </table:table-cell>
          <table:table-cell table:formula="of:=AVERAGE([.A54:.T54])" office:value-type="float" office:value="68.567" calcext:value-type="float">
            <text:p>68,6</text:p>
          </table:table-cell>
          <table:table-cell table:number-columns-repeated="8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68.67" calcext:value-type="float">
            <text:p>68,67</text:p>
          </table:table-cell>
          <table:table-cell office:value-type="float" office:value="64.67" calcext:value-type="float">
            <text:p>64,67</text:p>
          </table:table-cell>
          <table:table-cell office:value-type="float" office:value="68" calcext:value-type="float">
            <text:p>68</text:p>
          </table:table-cell>
          <table:table-cell office:value-type="float" office:value="63.33" calcext:value-type="float">
            <text:p>63,33</text:p>
          </table:table-cell>
          <table:table-cell office:value-type="float" office:value="71.33" calcext:value-type="float">
            <text:p>71,33</text:p>
          </table:table-cell>
          <table:table-cell office:value-type="float" office:value="70" calcext:value-type="float">
            <text:p>70</text:p>
          </table:table-cell>
          <table:table-cell office:value-type="float" office:value="58.67" calcext:value-type="float">
            <text:p>58,67</text:p>
          </table:table-cell>
          <table:table-cell table:number-columns-repeated="2" office:value-type="float" office:value="66.67" calcext:value-type="float">
            <text:p>66,67</text:p>
          </table:table-cell>
          <table:table-cell office:value-type="float" office:value="65.33" calcext:value-type="float">
            <text:p>65,33</text:p>
          </table:table-cell>
          <table:table-cell office:value-type="float" office:value="66.67" calcext:value-type="float">
            <text:p>66,67</text:p>
          </table:table-cell>
          <table:table-cell office:value-type="float" office:value="67.33" calcext:value-type="float">
            <text:p>67,33</text:p>
          </table:table-cell>
          <table:table-cell office:value-type="float" office:value="72.67" calcext:value-type="float">
            <text:p>72,67</text:p>
          </table:table-cell>
          <table:table-cell office:value-type="float" office:value="74" calcext:value-type="float">
            <text:p>74</text:p>
          </table:table-cell>
          <table:table-cell office:value-type="float" office:value="62" calcext:value-type="float">
            <text:p>62</text:p>
          </table:table-cell>
          <table:table-cell office:value-type="float" office:value="62.67" calcext:value-type="float">
            <text:p>62,67</text:p>
          </table:table-cell>
          <table:table-cell office:value-type="float" office:value="77.33" calcext:value-type="float">
            <text:p>77,33</text:p>
          </table:table-cell>
          <table:table-cell office:value-type="float" office:value="73.33" calcext:value-type="float">
            <text:p>73,33</text:p>
          </table:table-cell>
          <table:table-cell office:value-type="float" office:value="68.67" calcext:value-type="float">
            <text:p>68,67</text:p>
          </table:table-cell>
          <table:table-cell table:formula="of:=AVERAGE([.A55:.T55])" office:value-type="float" office:value="67.7005" calcext:value-type="float">
            <text:p>67,7</text:p>
          </table:table-cell>
          <table:table-cell table:number-columns-repeated="8"/>
        </table:table-row>
        <table:table-row table:style-name="ro1">
          <table:table-cell office:value-type="float" office:value="61.33" calcext:value-type="float">
            <text:p>61,33</text:p>
          </table:table-cell>
          <table:table-cell office:value-type="float" office:value="65.33" calcext:value-type="float">
            <text:p>65,33</text:p>
          </table:table-cell>
          <table:table-cell office:value-type="float" office:value="72" calcext:value-type="float">
            <text:p>72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74" calcext:value-type="float">
            <text:p>74</text:p>
          </table:table-cell>
          <table:table-cell office:value-type="float" office:value="70" calcext:value-type="float">
            <text:p>70</text:p>
          </table:table-cell>
          <table:table-cell office:value-type="float" office:value="58" calcext:value-type="float">
            <text:p>58</text:p>
          </table:table-cell>
          <table:table-cell office:value-type="float" office:value="70.67" calcext:value-type="float">
            <text:p>70,67</text:p>
          </table:table-cell>
          <table:table-cell office:value-type="float" office:value="64.67" calcext:value-type="float">
            <text:p>64,67</text:p>
          </table:table-cell>
          <table:table-cell office:value-type="float" office:value="68" calcext:value-type="float">
            <text:p>68</text:p>
          </table:table-cell>
          <table:table-cell office:value-type="float" office:value="74.67" calcext:value-type="float">
            <text:p>74,67</text:p>
          </table:table-cell>
          <table:table-cell office:value-type="float" office:value="72.67" calcext:value-type="float">
            <text:p>72,67</text:p>
          </table:table-cell>
          <table:table-cell office:value-type="float" office:value="78.67" calcext:value-type="float">
            <text:p>78,67</text:p>
          </table:table-cell>
          <table:table-cell office:value-type="float" office:value="75.33" calcext:value-type="float">
            <text:p>75,33</text:p>
          </table:table-cell>
          <table:table-cell office:value-type="float" office:value="68.67" calcext:value-type="float">
            <text:p>68,67</text:p>
          </table:table-cell>
          <table:table-cell office:value-type="float" office:value="73.33" calcext:value-type="float">
            <text:p>73,33</text:p>
          </table:table-cell>
          <table:table-cell office:value-type="float" office:value="63.33" calcext:value-type="float">
            <text:p>63,33</text:p>
          </table:table-cell>
          <table:table-cell office:value-type="float" office:value="66.67" calcext:value-type="float">
            <text:p>66,67</text:p>
          </table:table-cell>
          <table:table-cell office:value-type="float" office:value="64.67" calcext:value-type="float">
            <text:p>64,67</text:p>
          </table:table-cell>
          <table:table-cell table:formula="of:=AVERAGE([.A56:.T56])" office:value-type="float" office:value="68.5005" calcext:value-type="float">
            <text:p>68,5</text:p>
          </table:table-cell>
          <table:table-cell table:number-columns-repeated="8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65.33" calcext:value-type="float">
            <text:p>65,33</text:p>
          </table:table-cell>
          <table:table-cell office:value-type="float" office:value="72.67" calcext:value-type="float">
            <text:p>72,67</text:p>
          </table:table-cell>
          <table:table-cell office:value-type="float" office:value="64.67" calcext:value-type="float">
            <text:p>64,67</text:p>
          </table:table-cell>
          <table:table-cell office:value-type="float" office:value="66" calcext:value-type="float">
            <text:p>66</text:p>
          </table:table-cell>
          <table:table-cell office:value-type="float" office:value="71.33" calcext:value-type="float">
            <text:p>71,33</text:p>
          </table:table-cell>
          <table:table-cell office:value-type="float" office:value="73.33" calcext:value-type="float">
            <text:p>73,33</text:p>
          </table:table-cell>
          <table:table-cell office:value-type="float" office:value="57.33" calcext:value-type="float">
            <text:p>57,33</text:p>
          </table:table-cell>
          <table:table-cell office:value-type="float" office:value="72.67" calcext:value-type="float">
            <text:p>72,67</text:p>
          </table:table-cell>
          <table:table-cell office:value-type="float" office:value="69.33" calcext:value-type="float">
            <text:p>69,33</text:p>
          </table:table-cell>
          <table:table-cell office:value-type="float" office:value="72.67" calcext:value-type="float">
            <text:p>72,67</text:p>
          </table:table-cell>
          <table:table-cell office:value-type="float" office:value="66" calcext:value-type="float">
            <text:p>66</text:p>
          </table:table-cell>
          <table:table-cell office:value-type="float" office:value="69.33" calcext:value-type="float">
            <text:p>69,33</text:p>
          </table:table-cell>
          <table:table-cell office:value-type="float" office:value="64" calcext:value-type="float">
            <text:p>64</text:p>
          </table:table-cell>
          <table:table-cell office:value-type="float" office:value="65.33" calcext:value-type="float">
            <text:p>65,33</text:p>
          </table:table-cell>
          <table:table-cell office:value-type="float" office:value="62" calcext:value-type="float">
            <text:p>62</text:p>
          </table:table-cell>
          <table:table-cell office:value-type="float" office:value="71.33" calcext:value-type="float">
            <text:p>71,33</text:p>
          </table:table-cell>
          <table:table-cell office:value-type="float" office:value="75.33" calcext:value-type="float">
            <text:p>75,33</text:p>
          </table:table-cell>
          <table:table-cell office:value-type="float" office:value="60.67" calcext:value-type="float">
            <text:p>60,67</text:p>
          </table:table-cell>
          <table:table-cell office:value-type="float" office:value="65.33" calcext:value-type="float">
            <text:p>65,33</text:p>
          </table:table-cell>
          <table:table-cell table:formula="of:=AVERAGE([.A57:.T57])" office:value-type="float" office:value="67.6325" calcext:value-type="float">
            <text:p>67,6</text:p>
          </table:table-cell>
          <table:table-cell table:number-columns-repeated="8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60.67" calcext:value-type="float">
            <text:p>60,67</text:p>
          </table:table-cell>
          <table:table-cell office:value-type="float" office:value="70" calcext:value-type="float">
            <text:p>70</text:p>
          </table:table-cell>
          <table:table-cell office:value-type="float" office:value="71.33" calcext:value-type="float">
            <text:p>71,33</text:p>
          </table:table-cell>
          <table:table-cell office:value-type="float" office:value="64" calcext:value-type="float">
            <text:p>64</text:p>
          </table:table-cell>
          <table:table-cell office:value-type="float" office:value="69.33" calcext:value-type="float">
            <text:p>69,33</text:p>
          </table:table-cell>
          <table:table-cell office:value-type="float" office:value="75.33" calcext:value-type="float">
            <text:p>75,33</text:p>
          </table:table-cell>
          <table:table-cell office:value-type="float" office:value="68.67" calcext:value-type="float">
            <text:p>68,67</text:p>
          </table:table-cell>
          <table:table-cell office:value-type="float" office:value="64" calcext:value-type="float">
            <text:p>64</text:p>
          </table:table-cell>
          <table:table-cell office:value-type="float" office:value="68.67" calcext:value-type="float">
            <text:p>68,67</text:p>
          </table:table-cell>
          <table:table-cell office:value-type="float" office:value="74" calcext:value-type="float">
            <text:p>74</text:p>
          </table:table-cell>
          <table:table-cell office:value-type="float" office:value="71.33" calcext:value-type="float">
            <text:p>71,33</text:p>
          </table:table-cell>
          <table:table-cell office:value-type="float" office:value="73.33" calcext:value-type="float">
            <text:p>73,33</text:p>
          </table:table-cell>
          <table:table-cell office:value-type="float" office:value="70" calcext:value-type="float">
            <text:p>70</text:p>
          </table:table-cell>
          <table:table-cell office:value-type="float" office:value="60.67" calcext:value-type="float">
            <text:p>60,67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72" calcext:value-type="float">
            <text:p>72</text:p>
          </table:table-cell>
          <table:table-cell office:value-type="float" office:value="70" calcext:value-type="float">
            <text:p>70</text:p>
          </table:table-cell>
          <table:table-cell office:value-type="float" office:value="60.67" calcext:value-type="float">
            <text:p>60,67</text:p>
          </table:table-cell>
          <table:table-cell table:formula="of:=AVERAGE([.A58:.T58])" office:value-type="float" office:value="68.5" calcext:value-type="float">
            <text:p>68,5</text:p>
          </table:table-cell>
          <table:table-cell table:number-columns-repeated="8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71.33" calcext:value-type="float">
            <text:p>71,33</text:p>
          </table:table-cell>
          <table:table-cell office:value-type="float" office:value="72" calcext:value-type="float">
            <text:p>72</text:p>
          </table:table-cell>
          <table:table-cell office:value-type="float" office:value="69.33" calcext:value-type="float">
            <text:p>69,33</text:p>
          </table:table-cell>
          <table:table-cell office:value-type="float" office:value="70" calcext:value-type="float">
            <text:p>70</text:p>
          </table:table-cell>
          <table:table-cell office:value-type="float" office:value="74.67" calcext:value-type="float">
            <text:p>74,67</text:p>
          </table:table-cell>
          <table:table-cell office:value-type="float" office:value="64" calcext:value-type="float">
            <text:p>64</text:p>
          </table:table-cell>
          <table:table-cell office:value-type="float" office:value="69.33" calcext:value-type="float">
            <text:p>69,33</text:p>
          </table:table-cell>
          <table:table-cell office:value-type="float" office:value="66" calcext:value-type="float">
            <text:p>66</text:p>
          </table:table-cell>
          <table:table-cell office:value-type="float" office:value="71.33" calcext:value-type="float">
            <text:p>71,33</text:p>
          </table:table-cell>
          <table:table-cell office:value-type="float" office:value="72" calcext:value-type="float">
            <text:p>72</text:p>
          </table:table-cell>
          <table:table-cell office:value-type="float" office:value="68" calcext:value-type="float">
            <text:p>68</text:p>
          </table:table-cell>
          <table:table-cell office:value-type="float" office:value="74.67" calcext:value-type="float">
            <text:p>74,67</text:p>
          </table:table-cell>
          <table:table-cell office:value-type="float" office:value="64.67" calcext:value-type="float">
            <text:p>64,67</text:p>
          </table:table-cell>
          <table:table-cell office:value-type="float" office:value="71.33" calcext:value-type="float">
            <text:p>71,33</text:p>
          </table:table-cell>
          <table:table-cell office:value-type="float" office:value="74.67" calcext:value-type="float">
            <text:p>74,67</text:p>
          </table:table-cell>
          <table:table-cell office:value-type="float" office:value="72.67" calcext:value-type="float">
            <text:p>72,67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64.67" calcext:value-type="float">
            <text:p>64,67</text:p>
          </table:table-cell>
          <table:table-cell table:formula="of:=AVERAGE([.A59:.T59])" office:value-type="float" office:value="69.867" calcext:value-type="float">
            <text:p>69,9</text:p>
          </table:table-cell>
          <table:table-cell table:number-columns-repeated="8"/>
        </table:table-row>
        <table:table-row table:style-name="ro1">
          <table:table-cell office:value-type="float" office:value="65.33" calcext:value-type="float">
            <text:p>65,33</text:p>
          </table:table-cell>
          <table:table-cell office:value-type="float" office:value="71.33" calcext:value-type="float">
            <text:p>71,33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float" office:value="72" calcext:value-type="float">
            <text:p>72</text:p>
          </table:table-cell>
          <table:table-cell office:value-type="float" office:value="75.33" calcext:value-type="float">
            <text:p>75,33</text:p>
          </table:table-cell>
          <table:table-cell office:value-type="float" office:value="72.67" calcext:value-type="float">
            <text:p>72,67</text:p>
          </table:table-cell>
          <table:table-cell office:value-type="float" office:value="64.67" calcext:value-type="float">
            <text:p>64,67</text:p>
          </table:table-cell>
          <table:table-cell office:value-type="float" office:value="70" calcext:value-type="float">
            <text:p>70</text:p>
          </table:table-cell>
          <table:table-cell office:value-type="float" office:value="73.33" calcext:value-type="float">
            <text:p>73,33</text:p>
          </table:table-cell>
          <table:table-cell office:value-type="float" office:value="80" calcext:value-type="float">
            <text:p>80</text:p>
          </table:table-cell>
          <table:table-cell office:value-type="float" office:value="74" calcext:value-type="float">
            <text:p>74</text:p>
          </table:table-cell>
          <table:table-cell office:value-type="float" office:value="64" calcext:value-type="float">
            <text:p>64</text:p>
          </table:table-cell>
          <table:table-cell office:value-type="float" office:value="66.67" calcext:value-type="float">
            <text:p>66,67</text:p>
          </table:table-cell>
          <table:table-cell office:value-type="float" office:value="78" calcext:value-type="float">
            <text:p>78</text:p>
          </table:table-cell>
          <table:table-cell office:value-type="float" office:value="67.33" calcext:value-type="float">
            <text:p>67,33</text:p>
          </table:table-cell>
          <table:table-cell office:value-type="float" office:value="70" calcext:value-type="float">
            <text:p>70</text:p>
          </table:table-cell>
          <table:table-cell office:value-type="float" office:value="73.33" calcext:value-type="float">
            <text:p>73,33</text:p>
          </table:table-cell>
          <table:table-cell office:value-type="float" office:value="77.33" calcext:value-type="float">
            <text:p>77,33</text:p>
          </table:table-cell>
          <table:table-cell office:value-type="float" office:value="74" calcext:value-type="float">
            <text:p>74</text:p>
          </table:table-cell>
          <table:table-cell table:formula="of:=AVERAGE([.A60:.T60])" office:value-type="float" office:value="71.066" calcext:value-type="float">
            <text:p>71,1</text:p>
          </table:table-cell>
          <table:table-cell table:number-columns-repeated="8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64.67" calcext:value-type="float">
            <text:p>64,67</text:p>
          </table:table-cell>
          <table:table-cell office:value-type="float" office:value="72.67" calcext:value-type="float">
            <text:p>72,67</text:p>
          </table:table-cell>
          <table:table-cell office:value-type="float" office:value="62.67" calcext:value-type="float">
            <text:p>62,67</text:p>
          </table:table-cell>
          <table:table-cell office:value-type="float" office:value="68" calcext:value-type="float">
            <text:p>68</text:p>
          </table:table-cell>
          <table:table-cell office:value-type="float" office:value="75.33" calcext:value-type="float">
            <text:p>75,33</text:p>
          </table:table-cell>
          <table:table-cell office:value-type="float" office:value="73.33" calcext:value-type="float">
            <text:p>73,33</text:p>
          </table:table-cell>
          <table:table-cell office:value-type="float" office:value="66" calcext:value-type="float">
            <text:p>66</text:p>
          </table:table-cell>
          <table:table-cell office:value-type="float" office:value="68.67" calcext:value-type="float">
            <text:p>68,67</text:p>
          </table:table-cell>
          <table:table-cell office:value-type="float" office:value="64" calcext:value-type="float">
            <text:p>64</text:p>
          </table:table-cell>
          <table:table-cell office:value-type="float" office:value="63.33" calcext:value-type="float">
            <text:p>63,33</text:p>
          </table:table-cell>
          <table:table-cell office:value-type="float" office:value="77.33" calcext:value-type="float">
            <text:p>77,33</text:p>
          </table:table-cell>
          <table:table-cell office:value-type="float" office:value="70.67" calcext:value-type="float">
            <text:p>70,67</text:p>
          </table:table-cell>
          <table:table-cell office:value-type="float" office:value="67.33" calcext:value-type="float">
            <text:p>67,33</text:p>
          </table:table-cell>
          <table:table-cell table:number-columns-repeated="2" office:value-type="float" office:value="65.33" calcext:value-type="float">
            <text:p>65,33</text:p>
          </table:table-cell>
          <table:table-cell office:value-type="float" office:value="61.33" calcext:value-type="float">
            <text:p>61,33</text:p>
          </table:table-cell>
          <table:table-cell office:value-type="float" office:value="68.67" calcext:value-type="float">
            <text:p>68,67</text:p>
          </table:table-cell>
          <table:table-cell office:value-type="float" office:value="72.67" calcext:value-type="float">
            <text:p>72,67</text:p>
          </table:table-cell>
          <table:table-cell office:value-type="float" office:value="80" calcext:value-type="float">
            <text:p>80</text:p>
          </table:table-cell>
          <table:table-cell table:formula="of:=AVERAGE([.A61:.T61])" office:value-type="float" office:value="69.0665" calcext:value-type="float">
            <text:p>69,1</text:p>
          </table:table-cell>
          <table:table-cell table:number-columns-repeated="8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66" calcext:value-type="float">
            <text:p>66</text:p>
          </table:table-cell>
          <table:table-cell office:value-type="float" office:value="79.33" calcext:value-type="float">
            <text:p>79,33</text:p>
          </table:table-cell>
          <table:table-cell office:value-type="float" office:value="63.33" calcext:value-type="float">
            <text:p>63,33</text:p>
          </table:table-cell>
          <table:table-cell office:value-type="float" office:value="70.67" calcext:value-type="float">
            <text:p>70,67</text:p>
          </table:table-cell>
          <table:table-cell office:value-type="float" office:value="78.67" calcext:value-type="float">
            <text:p>78,67</text:p>
          </table:table-cell>
          <table:table-cell office:value-type="float" office:value="70.67" calcext:value-type="float">
            <text:p>70,67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70.67" calcext:value-type="float">
            <text:p>70,67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float" office:value="75.33" calcext:value-type="float">
            <text:p>75,33</text:p>
          </table:table-cell>
          <table:table-cell office:value-type="float" office:value="80" calcext:value-type="float">
            <text:p>80</text:p>
          </table:table-cell>
          <table:table-cell office:value-type="float" office:value="71.33" calcext:value-type="float">
            <text:p>71,33</text:p>
          </table:table-cell>
          <table:table-cell office:value-type="float" office:value="68.67" calcext:value-type="float">
            <text:p>68,67</text:p>
          </table:table-cell>
          <table:table-cell office:value-type="float" office:value="78" calcext:value-type="float">
            <text:p>78</text:p>
          </table:table-cell>
          <table:table-cell office:value-type="float" office:value="69.33" calcext:value-type="float">
            <text:p>69,33</text:p>
          </table:table-cell>
          <table:table-cell office:value-type="float" office:value="70.67" calcext:value-type="float">
            <text:p>70,67</text:p>
          </table:table-cell>
          <table:table-cell table:formula="of:=AVERAGE([.A62:.T62])" office:value-type="float" office:value="72.467" calcext:value-type="float">
            <text:p>72,5</text:p>
          </table:table-cell>
          <table:table-cell table:number-columns-repeated="8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72.67" calcext:value-type="float">
            <text:p>72,67</text:p>
          </table:table-cell>
          <table:table-cell office:value-type="float" office:value="66" calcext:value-type="float">
            <text:p>66</text:p>
          </table:table-cell>
          <table:table-cell office:value-type="float" office:value="62.67" calcext:value-type="float">
            <text:p>62,67</text:p>
          </table:table-cell>
          <table:table-cell office:value-type="float" office:value="69.33" calcext:value-type="float">
            <text:p>69,33</text:p>
          </table:table-cell>
          <table:table-cell office:value-type="float" office:value="72.67" calcext:value-type="float">
            <text:p>72,67</text:p>
          </table:table-cell>
          <table:table-cell office:value-type="float" office:value="62" calcext:value-type="float">
            <text:p>62</text:p>
          </table:table-cell>
          <table:table-cell office:value-type="float" office:value="59.33" calcext:value-type="float">
            <text:p>59,33</text:p>
          </table:table-cell>
          <table:table-cell table:number-columns-repeated="2" office:value-type="float" office:value="70.67" calcext:value-type="float">
            <text:p>70,67</text:p>
          </table:table-cell>
          <table:table-cell office:value-type="float" office:value="72.67" calcext:value-type="float">
            <text:p>72,67</text:p>
          </table:table-cell>
          <table:table-cell office:value-type="float" office:value="74.67" calcext:value-type="float">
            <text:p>74,67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float" office:value="70" calcext:value-type="float">
            <text:p>70</text:p>
          </table:table-cell>
          <table:table-cell office:value-type="float" office:value="74.67" calcext:value-type="float">
            <text:p>74,67</text:p>
          </table:table-cell>
          <table:table-cell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 office:value-type="float" office:value="71.33" calcext:value-type="float">
            <text:p>71,33</text:p>
          </table:table-cell>
          <table:table-cell office:value-type="float" office:value="67.33" calcext:value-type="float">
            <text:p>67,33</text:p>
          </table:table-cell>
          <table:table-cell table:formula="of:=AVERAGE([.A63:.T63])" office:value-type="float" office:value="69.334" calcext:value-type="float">
            <text:p>69,3</text:p>
          </table:table-cell>
          <table:table-cell table:number-columns-repeated="8"/>
        </table:table-row>
        <table:table-row table:style-name="ro1">
          <table:table-cell office:value-type="float" office:value="70.67" calcext:value-type="float">
            <text:p>70,67</text:p>
          </table:table-cell>
          <table:table-cell office:value-type="float" office:value="72" calcext:value-type="float">
            <text:p>72</text:p>
          </table:table-cell>
          <table:table-cell office:value-type="float" office:value="68" calcext:value-type="float">
            <text:p>68</text:p>
          </table:table-cell>
          <table:table-cell office:value-type="float" office:value="71.33" calcext:value-type="float">
            <text:p>71,33</text:p>
          </table:table-cell>
          <table:table-cell office:value-type="float" office:value="68" calcext:value-type="float">
            <text:p>68</text:p>
          </table:table-cell>
          <table:table-cell office:value-type="float" office:value="64.67" calcext:value-type="float">
            <text:p>64,67</text:p>
          </table:table-cell>
          <table:table-cell office:value-type="float" office:value="70" calcext:value-type="float">
            <text:p>70</text:p>
          </table:table-cell>
          <table:table-cell office:value-type="float" office:value="62.67" calcext:value-type="float">
            <text:p>62,67</text:p>
          </table:table-cell>
          <table:table-cell office:value-type="float" office:value="69.33" calcext:value-type="float">
            <text:p>69,33</text:p>
          </table:table-cell>
          <table:table-cell office:value-type="float" office:value="70" calcext:value-type="float">
            <text:p>70</text:p>
          </table:table-cell>
          <table:table-cell office:value-type="float" office:value="62.67" calcext:value-type="float">
            <text:p>62,67</text:p>
          </table:table-cell>
          <table:table-cell table:number-columns-repeated="2" office:value-type="float" office:value="76" calcext:value-type="float">
            <text:p>76</text:p>
          </table:table-cell>
          <table:table-cell office:value-type="float" office:value="75.33" calcext:value-type="float">
            <text:p>75,33</text:p>
          </table:table-cell>
          <table:table-cell office:value-type="float" office:value="72.67" calcext:value-type="float">
            <text:p>72,67</text:p>
          </table:table-cell>
          <table:table-cell table:number-columns-repeated="2" office:value-type="float" office:value="70.67" calcext:value-type="float">
            <text:p>70,67</text:p>
          </table:table-cell>
          <table:table-cell office:value-type="float" office:value="66" calcext:value-type="float">
            <text:p>66</text:p>
          </table:table-cell>
          <table:table-cell office:value-type="float" office:value="74.67" calcext:value-type="float">
            <text:p>74,67</text:p>
          </table:table-cell>
          <table:table-cell office:value-type="float" office:value="72.67" calcext:value-type="float">
            <text:p>72,67</text:p>
          </table:table-cell>
          <table:table-cell table:formula="of:=AVERAGE([.A64:.T64])" office:value-type="float" office:value="70.201" calcext:value-type="float">
            <text:p>70,2</text:p>
          </table:table-cell>
          <table:table-cell table:number-columns-repeated="8"/>
        </table:table-row>
        <table:table-row table:style-name="ro1" table:number-rows-repeated="2">
          <table:table-cell table:number-columns-repeated="29"/>
        </table:table-row>
        <table:table-row table:style-name="ro1">
          <table:table-cell table:style-name="ce14" office:value-type="string" calcext:value-type="string">
            <text:p>RedeCLARA</text:p>
          </table:table-cell>
          <table:table-cell table:style-name="ce13"/>
          <table:table-cell table:number-columns-repeated="27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0.67" calcext:value-type="float">
            <text:p>0,6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67" calcext:value-type="float">
            <text:p>0,67</text:p>
          </table:table-cell>
          <table:table-cell office:value-type="float" office:value="0" calcext:value-type="float">
            <text:p>0</text:p>
          </table:table-cell>
          <table:table-cell office:value-type="float" office:value="0.67" calcext:value-type="float">
            <text:p>0,6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67" calcext:value-type="float">
            <text:p>0,67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AVERAGE([.A68:.T68])" office:value-type="float" office:value="0.134" calcext:value-type="float">
            <text:p>0,1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0.67" calcext:value-type="float">
            <text:p>0,6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67" calcext:value-type="float">
            <text:p>0,67</text:p>
          </table:table-cell>
          <table:table-cell office:value-type="float" office:value="0" calcext:value-type="float">
            <text:p>0</text:p>
          </table:table-cell>
          <table:table-cell office:value-type="float" office:value="0.67" calcext:value-type="float">
            <text:p>0,6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67" calcext:value-type="float">
            <text:p>0,67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AVERAGE([.A69:.T69])" office:value-type="float" office:value="0.134" calcext:value-type="float">
            <text:p>0,1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0.67" calcext:value-type="float">
            <text:p>0,6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67" calcext:value-type="float">
            <text:p>0,67</text:p>
          </table:table-cell>
          <table:table-cell office:value-type="float" office:value="0" calcext:value-type="float">
            <text:p>0</text:p>
          </table:table-cell>
          <table:table-cell office:value-type="float" office:value="0.67" calcext:value-type="float">
            <text:p>0,6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67" calcext:value-type="float">
            <text:p>0,67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AVERAGE([.A70:.T70])" office:value-type="float" office:value="0.134" calcext:value-type="float">
            <text:p>0,1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0.67" calcext:value-type="float">
            <text:p>0,6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67" calcext:value-type="float">
            <text:p>0,67</text:p>
          </table:table-cell>
          <table:table-cell office:value-type="float" office:value="0" calcext:value-type="float">
            <text:p>0</text:p>
          </table:table-cell>
          <table:table-cell office:value-type="float" office:value="0.67" calcext:value-type="float">
            <text:p>0,6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67" calcext:value-type="float">
            <text:p>0,67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AVERAGE([.A71:.T71])" office:value-type="float" office:value="0.134" calcext:value-type="float">
            <text:p>0,1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0.67" calcext:value-type="float">
            <text:p>0,6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67" calcext:value-type="float">
            <text:p>0,67</text:p>
          </table:table-cell>
          <table:table-cell office:value-type="float" office:value="0" calcext:value-type="float">
            <text:p>0</text:p>
          </table:table-cell>
          <table:table-cell office:value-type="float" office:value="0.67" calcext:value-type="float">
            <text:p>0,6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67" calcext:value-type="float">
            <text:p>0,67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AVERAGE([.A72:.T72])" office:value-type="float" office:value="0.134" calcext:value-type="float">
            <text:p>0,1</text:p>
          </table:table-cell>
          <table:table-cell table:number-columns-repeated="8"/>
        </table:table-row>
        <table:table-row table:style-name="ro1">
          <table:table-cell office:value-type="float" office:value="1.33" calcext:value-type="float">
            <text:p>1,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7" calcext:value-type="float">
            <text:p>0,6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67" calcext:value-type="float">
            <text:p>0,67</text:p>
          </table:table-cell>
          <table:table-cell office:value-type="float" office:value="0" calcext:value-type="float">
            <text:p>0</text:p>
          </table:table-cell>
          <table:table-cell office:value-type="float" office:value="0.67" calcext:value-type="float">
            <text:p>0,67</text:p>
          </table:table-cell>
          <table:table-cell office:value-type="float" office:value="0" calcext:value-type="float">
            <text:p>0</text:p>
          </table:table-cell>
          <table:table-cell office:value-type="float" office:value="1.33" calcext:value-type="float">
            <text:p>1,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7" calcext:value-type="float">
            <text:p>0,67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AVERAGE([.A73:.T73])" office:value-type="float" office:value="0.267" calcext:value-type="float">
            <text:p>0,3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7" calcext:value-type="float">
            <text:p>0,67</text:p>
          </table:table-cell>
          <table:table-cell office:value-type="float" office:value="0" calcext:value-type="float">
            <text:p>0</text:p>
          </table:table-cell>
          <table:table-cell office:value-type="float" office:value="0.67" calcext:value-type="float">
            <text:p>0,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3" calcext:value-type="float">
            <text:p>1,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7" calcext:value-type="float">
            <text:p>0,67</text:p>
          </table:table-cell>
          <table:table-cell office:value-type="float" office:value="0" calcext:value-type="float">
            <text:p>0</text:p>
          </table:table-cell>
          <table:table-cell office:value-type="float" office:value="0.67" calcext:value-type="float">
            <text:p>0,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7" calcext:value-type="float">
            <text:p>0,67</text:p>
          </table:table-cell>
          <table:table-cell office:value-type="float" office:value="0" calcext:value-type="float">
            <text:p>0</text:p>
          </table:table-cell>
          <table:table-cell office:value-type="float" office:value="0.67" calcext:value-type="float">
            <text:p>0,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3" calcext:value-type="float">
            <text:p>1,33</text:p>
          </table:table-cell>
          <table:table-cell table:formula="of:=AVERAGE([.A74:.T74])" office:value-type="float" office:value="0.334" calcext:value-type="float">
            <text:p>0,3</text:p>
          </table:table-cell>
          <table:table-cell table:number-columns-repeated="8"/>
        </table:table-row>
        <table:table-row table:style-name="ro1">
          <table:table-cell office:value-type="float" office:value="0.67" calcext:value-type="float">
            <text:p>0,67</text:p>
          </table:table-cell>
          <table:table-cell office:value-type="float" office:value="2.67" calcext:value-type="float">
            <text:p>2,67</text:p>
          </table:table-cell>
          <table:table-cell office:value-type="float" office:value="0" calcext:value-type="float">
            <text:p>0</text:p>
          </table:table-cell>
          <table:table-cell office:value-type="float" office:value="0.67" calcext:value-type="float">
            <text:p>0,67</text:p>
          </table:table-cell>
          <table:table-cell office:value-type="float" office:value="0" calcext:value-type="float">
            <text:p>0</text:p>
          </table:table-cell>
          <table:table-cell office:value-type="float" office:value="0.67" calcext:value-type="float">
            <text:p>0,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67" calcext:value-type="float">
            <text:p>0,67</text:p>
          </table:table-cell>
          <table:table-cell office:value-type="float" office:value="2.67" calcext:value-type="float">
            <text:p>2,67</text:p>
          </table:table-cell>
          <table:table-cell office:value-type="float" office:value="0" calcext:value-type="float">
            <text:p>0</text:p>
          </table:table-cell>
          <table:table-cell office:value-type="float" office:value="0.67" calcext:value-type="float">
            <text:p>0,67</text:p>
          </table:table-cell>
          <table:table-cell office:value-type="float" office:value="0" calcext:value-type="float">
            <text:p>0</text:p>
          </table:table-cell>
          <table:table-cell office:value-type="float" office:value="0.67" calcext:value-type="float">
            <text:p>0,67</text:p>
          </table:table-cell>
          <table:table-cell office:value-type="float" office:value="0" calcext:value-type="float">
            <text:p>0</text:p>
          </table:table-cell>
          <table:table-cell table:formula="of:=AVERAGE([.A75:.T75])" office:value-type="float" office:value="0.668" calcext:value-type="float">
            <text:p>0,7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0.67" calcext:value-type="float">
            <text:p>0,67</text:p>
          </table:table-cell>
          <table:table-cell office:value-type="float" office:value="0" calcext:value-type="float">
            <text:p>0</text:p>
          </table:table-cell>
          <table:table-cell office:value-type="float" office:value="3.33" calcext:value-type="float">
            <text:p>3,33</text:p>
          </table:table-cell>
          <table:table-cell office:value-type="float" office:value="2.67" calcext:value-type="float">
            <text:p>2,67</text:p>
          </table:table-cell>
          <table:table-cell office:value-type="float" office:value="4.67" calcext:value-type="float">
            <text:p>4,6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67" calcext:value-type="float">
            <text:p>0,67</text:p>
          </table:table-cell>
          <table:table-cell office:value-type="float" office:value="2.67" calcext:value-type="float">
            <text:p>2,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67" calcext:value-type="float">
            <text:p>0,67</text:p>
          </table:table-cell>
          <table:table-cell office:value-type="float" office:value="0" calcext:value-type="float">
            <text:p>0</text:p>
          </table:table-cell>
          <table:table-cell office:value-type="float" office:value="3.33" calcext:value-type="float">
            <text:p>3,33</text:p>
          </table:table-cell>
          <table:table-cell office:value-type="float" office:value="2.67" calcext:value-type="float">
            <text:p>2,67</text:p>
          </table:table-cell>
          <table:table-cell table:formula="of:=AVERAGE([.A76:.T76])" office:value-type="float" office:value="1.3675" calcext:value-type="float">
            <text:p>1,4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7" calcext:value-type="float">
            <text:p>0,67</text:p>
          </table:table-cell>
          <table:table-cell office:value-type="float" office:value="2.67" calcext:value-type="float">
            <text:p>2,67</text:p>
          </table:table-cell>
          <table:table-cell office:value-type="float" office:value="8.67" calcext:value-type="float">
            <text:p>8,6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67" calcext:value-type="float">
            <text:p>0,6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.67" calcext:value-type="float">
            <text:p>2,67</text:p>
          </table:table-cell>
          <table:table-cell office:value-type="float" office:value="1.33" calcext:value-type="float">
            <text:p>1,33</text:p>
          </table:table-cell>
          <table:table-cell office:value-type="float" office:value="3.33" calcext:value-type="float">
            <text:p>3,3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67" calcext:value-type="float">
            <text:p>0,67</text:p>
          </table:table-cell>
          <table:table-cell office:value-type="float" office:value="2.67" calcext:value-type="float">
            <text:p>2,67</text:p>
          </table:table-cell>
          <table:table-cell office:value-type="float" office:value="8.67" calcext:value-type="float">
            <text:p>8,6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67" calcext:value-type="float">
            <text:p>0,67</text:p>
          </table:table-cell>
          <table:table-cell table:formula="of:=AVERAGE([.A77:.T77])" office:value-type="float" office:value="2.2015" calcext:value-type="float">
            <text:p>2,2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0.67" calcext:value-type="float">
            <text:p>0,67</text:p>
          </table:table-cell>
          <table:table-cell office:value-type="float" office:value="7.33" calcext:value-type="float">
            <text:p>7,33</text:p>
          </table:table-cell>
          <table:table-cell office:value-type="float" office:value="0.67" calcext:value-type="float">
            <text:p>0,67</text:p>
          </table:table-cell>
          <table:table-cell office:value-type="float" office:value="2.67" calcext:value-type="float">
            <text:p>2,67</text:p>
          </table:table-cell>
          <table:table-cell office:value-type="float" office:value="8.67" calcext:value-type="float">
            <text:p>8,6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.33" calcext:value-type="float">
            <text:p>3,33</text:p>
          </table:table-cell>
          <table:table-cell office:value-type="float" office:value="0.67" calcext:value-type="float">
            <text:p>0,67</text:p>
          </table:table-cell>
          <table:table-cell office:value-type="float" office:value="1.33" calcext:value-type="float">
            <text:p>1,3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7" calcext:value-type="float">
            <text:p>0,67</text:p>
          </table:table-cell>
          <table:table-cell office:value-type="float" office:value="7.33" calcext:value-type="float">
            <text:p>7,33</text:p>
          </table:table-cell>
          <table:table-cell office:value-type="float" office:value="0.67" calcext:value-type="float">
            <text:p>0,67</text:p>
          </table:table-cell>
          <table:table-cell office:value-type="float" office:value="2.67" calcext:value-type="float">
            <text:p>2,67</text:p>
          </table:table-cell>
          <table:table-cell office:value-type="float" office:value="8.67" calcext:value-type="float">
            <text:p>8,67</text:p>
          </table:table-cell>
          <table:table-cell table:formula="of:=AVERAGE([.A78:.T78])" office:value-type="float" office:value="2.9675" calcext:value-type="float">
            <text:p>3,0</text:p>
          </table:table-cell>
          <table:table-cell table:number-columns-repeated="8"/>
        </table:table-row>
        <table:table-row table:style-name="ro1">
          <table:table-cell office:value-type="float" office:value="9.33" calcext:value-type="float">
            <text:p>9,33</text:p>
          </table:table-cell>
          <table:table-cell office:value-type="float" office:value="5.33" calcext:value-type="float">
            <text:p>5,33</text:p>
          </table:table-cell>
          <table:table-cell office:value-type="float" office:value="11.33" calcext:value-type="float">
            <text:p>11,33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.33" calcext:value-type="float">
            <text:p>1,33</text:p>
          </table:table-cell>
          <table:table-cell table:number-columns-repeated="2" office:value-type="float" office:value="7.33" calcext:value-type="float">
            <text:p>7,33</text:p>
          </table:table-cell>
          <table:table-cell office:value-type="float" office:value="9.33" calcext:value-type="float">
            <text:p>9,33</text:p>
          </table:table-cell>
          <table:table-cell office:value-type="float" office:value="3.33" calcext:value-type="float">
            <text:p>3,33</text:p>
          </table:table-cell>
          <table:table-cell office:value-type="float" office:value="4.67" calcext:value-type="float">
            <text:p>4,67</text:p>
          </table:table-cell>
          <table:table-cell office:value-type="float" office:value="6" calcext:value-type="float">
            <text:p>6</text:p>
          </table:table-cell>
          <table:table-cell office:value-type="float" office:value="6.67" calcext:value-type="float">
            <text:p>6,67</text:p>
          </table:table-cell>
          <table:table-cell office:value-type="float" office:value="9.33" calcext:value-type="float">
            <text:p>9,33</text:p>
          </table:table-cell>
          <table:table-cell office:value-type="float" office:value="5.33" calcext:value-type="float">
            <text:p>5,33</text:p>
          </table:table-cell>
          <table:table-cell office:value-type="float" office:value="11.33" calcext:value-type="float">
            <text:p>11,33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.33" calcext:value-type="float">
            <text:p>1,33</text:p>
          </table:table-cell>
          <table:table-cell office:value-type="float" office:value="7.33" calcext:value-type="float">
            <text:p>7,33</text:p>
          </table:table-cell>
          <table:table-cell table:formula="of:=AVERAGE([.A79:.T79])" office:value-type="float" office:value="7.1315" calcext:value-type="float">
            <text:p>7,1</text:p>
          </table:table-cell>
          <table:table-cell table:number-columns-repeated="8"/>
        </table:table-row>
        <table:table-row table:style-name="ro1">
          <table:table-cell office:value-type="float" office:value="4.67" calcext:value-type="float">
            <text:p>4,67</text:p>
          </table:table-cell>
          <table:table-cell office:value-type="float" office:value="1.33" calcext:value-type="float">
            <text:p>1,33</text:p>
          </table:table-cell>
          <table:table-cell office:value-type="float" office:value="9.33" calcext:value-type="float">
            <text:p>9,33</text:p>
          </table:table-cell>
          <table:table-cell office:value-type="float" office:value="0.67" calcext:value-type="float">
            <text:p>0,67</text:p>
          </table:table-cell>
          <table:table-cell office:value-type="float" office:value="9.33" calcext:value-type="float">
            <text:p>9,3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.67" calcext:value-type="float">
            <text:p>4,67</text:p>
          </table:table-cell>
          <table:table-cell office:value-type="float" office:value="6" calcext:value-type="float">
            <text:p>6</text:p>
          </table:table-cell>
          <table:table-cell office:value-type="float" office:value="5.33" calcext:value-type="float">
            <text:p>5,33</text:p>
          </table:table-cell>
          <table:table-cell office:value-type="float" office:value="3.33" calcext:value-type="float">
            <text:p>3,33</text:p>
          </table:table-cell>
          <table:table-cell office:value-type="float" office:value="10.67" calcext:value-type="float">
            <text:p>10,67</text:p>
          </table:table-cell>
          <table:table-cell office:value-type="float" office:value="1.33" calcext:value-type="float">
            <text:p>1,33</text:p>
          </table:table-cell>
          <table:table-cell office:value-type="float" office:value="4.67" calcext:value-type="float">
            <text:p>4,67</text:p>
          </table:table-cell>
          <table:table-cell office:value-type="float" office:value="1.33" calcext:value-type="float">
            <text:p>1,33</text:p>
          </table:table-cell>
          <table:table-cell office:value-type="float" office:value="9.33" calcext:value-type="float">
            <text:p>9,33</text:p>
          </table:table-cell>
          <table:table-cell office:value-type="float" office:value="0.67" calcext:value-type="float">
            <text:p>0,67</text:p>
          </table:table-cell>
          <table:table-cell office:value-type="float" office:value="9.33" calcext:value-type="float">
            <text:p>9,3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AVERAGE([.A80:.T80])" office:value-type="float" office:value="5.4995" calcext:value-type="float">
            <text:p>5,5</text:p>
          </table:table-cell>
          <table:table-cell table:number-columns-repeated="8"/>
        </table:table-row>
        <table:table-row table:style-name="ro1">
          <table:table-cell office:value-type="float" office:value="10.67" calcext:value-type="float">
            <text:p>10,67</text:p>
          </table:table-cell>
          <table:table-cell office:value-type="float" office:value="17.33" calcext:value-type="float">
            <text:p>17,33</text:p>
          </table:table-cell>
          <table:table-cell office:value-type="float" office:value="1.33" calcext:value-type="float">
            <text:p>1,33</text:p>
          </table:table-cell>
          <table:table-cell office:value-type="float" office:value="12" calcext:value-type="float">
            <text:p>12</text:p>
          </table:table-cell>
          <table:table-cell office:value-type="float" office:value="9.33" calcext:value-type="float">
            <text:p>9,33</text:p>
          </table:table-cell>
          <table:table-cell office:value-type="float" office:value="12" calcext:value-type="float">
            <text:p>12</text:p>
          </table:table-cell>
          <table:table-cell office:value-type="float" office:value="12.67" calcext:value-type="float">
            <text:p>12,67</text:p>
          </table:table-cell>
          <table:table-cell office:value-type="float" office:value="10.67" calcext:value-type="float">
            <text:p>10,67</text:p>
          </table:table-cell>
          <table:table-cell office:value-type="float" office:value="16" calcext:value-type="float">
            <text:p>16</text:p>
          </table:table-cell>
          <table:table-cell office:value-type="float" office:value="17.33" calcext:value-type="float">
            <text:p>17,33</text:p>
          </table:table-cell>
          <table:table-cell office:value-type="float" office:value="14.67" calcext:value-type="float">
            <text:p>14,67</text:p>
          </table:table-cell>
          <table:table-cell office:value-type="float" office:value="10.67" calcext:value-type="float">
            <text:p>10,67</text:p>
          </table:table-cell>
          <table:table-cell office:value-type="float" office:value="16" calcext:value-type="float">
            <text:p>16</text:p>
          </table:table-cell>
          <table:table-cell office:value-type="float" office:value="10.67" calcext:value-type="float">
            <text:p>10,67</text:p>
          </table:table-cell>
          <table:table-cell office:value-type="float" office:value="17.33" calcext:value-type="float">
            <text:p>17,33</text:p>
          </table:table-cell>
          <table:table-cell office:value-type="float" office:value="1.33" calcext:value-type="float">
            <text:p>1,33</text:p>
          </table:table-cell>
          <table:table-cell office:value-type="float" office:value="12" calcext:value-type="float">
            <text:p>12</text:p>
          </table:table-cell>
          <table:table-cell office:value-type="float" office:value="9.33" calcext:value-type="float">
            <text:p>9,33</text:p>
          </table:table-cell>
          <table:table-cell office:value-type="float" office:value="12" calcext:value-type="float">
            <text:p>12</text:p>
          </table:table-cell>
          <table:table-cell office:value-type="float" office:value="12.67" calcext:value-type="float">
            <text:p>12,67</text:p>
          </table:table-cell>
          <table:table-cell table:formula="of:=AVERAGE([.A81:.T81])" office:value-type="float" office:value="11.8" calcext:value-type="float">
            <text:p>11,8</text:p>
          </table:table-cell>
          <table:table-cell table:number-columns-repeated="8"/>
        </table:table-row>
        <table:table-row table:style-name="ro1">
          <table:table-cell office:value-type="float" office:value="11.33" calcext:value-type="float">
            <text:p>11,33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14.67" calcext:value-type="float">
            <text:p>14,67</text:p>
          </table:table-cell>
          <table:table-cell office:value-type="float" office:value="12.67" calcext:value-type="float">
            <text:p>12,67</text:p>
          </table:table-cell>
          <table:table-cell office:value-type="float" office:value="10.67" calcext:value-type="float">
            <text:p>10,67</text:p>
          </table:table-cell>
          <table:table-cell office:value-type="float" office:value="10" calcext:value-type="float">
            <text:p>10</text:p>
          </table:table-cell>
          <table:table-cell office:value-type="float" office:value="16.67" calcext:value-type="float">
            <text:p>16,67</text:p>
          </table:table-cell>
          <table:table-cell office:value-type="float" office:value="6" calcext:value-type="float">
            <text:p>6</text:p>
          </table:table-cell>
          <table:table-cell office:value-type="float" office:value="20.67" calcext:value-type="float">
            <text:p>20,67</text:p>
          </table:table-cell>
          <table:table-cell office:value-type="float" office:value="8" calcext:value-type="float">
            <text:p>8</text:p>
          </table:table-cell>
          <table:table-cell office:value-type="float" office:value="3.33" calcext:value-type="float">
            <text:p>3,33</text:p>
          </table:table-cell>
          <table:table-cell office:value-type="float" office:value="26" calcext:value-type="float">
            <text:p>26</text:p>
          </table:table-cell>
          <table:table-cell office:value-type="float" office:value="11.33" calcext:value-type="float">
            <text:p>11,33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14.67" calcext:value-type="float">
            <text:p>14,67</text:p>
          </table:table-cell>
          <table:table-cell office:value-type="float" office:value="12.67" calcext:value-type="float">
            <text:p>12,67</text:p>
          </table:table-cell>
          <table:table-cell office:value-type="float" office:value="10.67" calcext:value-type="float">
            <text:p>10,67</text:p>
          </table:table-cell>
          <table:table-cell office:value-type="float" office:value="10" calcext:value-type="float">
            <text:p>10</text:p>
          </table:table-cell>
          <table:table-cell table:formula="of:=AVERAGE([.A82:.T82])" office:value-type="float" office:value="12.3675" calcext:value-type="float">
            <text:p>12,4</text:p>
          </table:table-cell>
          <table:table-cell table:number-columns-repeated="8"/>
        </table:table-row>
        <table:table-row table:style-name="ro1">
          <table:table-cell office:value-type="float" office:value="23.33" calcext:value-type="float">
            <text:p>23,33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7.33" calcext:value-type="float">
            <text:p>17,33</text:p>
          </table:table-cell>
          <table:table-cell office:value-type="float" office:value="16" calcext:value-type="float">
            <text:p>16</text:p>
          </table:table-cell>
          <table:table-cell office:value-type="float" office:value="14.67" calcext:value-type="float">
            <text:p>14,67</text:p>
          </table:table-cell>
          <table:table-cell office:value-type="float" office:value="19.33" calcext:value-type="float">
            <text:p>19,33</text:p>
          </table:table-cell>
          <table:table-cell office:value-type="float" office:value="20.67" calcext:value-type="float">
            <text:p>20,67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2.67" calcext:value-type="float">
            <text:p>22,67</text:p>
          </table:table-cell>
          <table:table-cell office:value-type="float" office:value="20.67" calcext:value-type="float">
            <text:p>20,67</text:p>
          </table:table-cell>
          <table:table-cell office:value-type="float" office:value="23.33" calcext:value-type="float">
            <text:p>23,33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7.33" calcext:value-type="float">
            <text:p>17,33</text:p>
          </table:table-cell>
          <table:table-cell office:value-type="float" office:value="16" calcext:value-type="float">
            <text:p>16</text:p>
          </table:table-cell>
          <table:table-cell office:value-type="float" office:value="14.67" calcext:value-type="float">
            <text:p>14,67</text:p>
          </table:table-cell>
          <table:table-cell table:formula="of:=AVERAGE([.A83:.T83])" office:value-type="float" office:value="19.5" calcext:value-type="float">
            <text:p>19,5</text:p>
          </table:table-cell>
          <table:table-cell table:number-columns-repeated="8"/>
        </table:table-row>
        <table:table-row table:style-name="ro1">
          <table:table-cell office:value-type="float" office:value="17.33" calcext:value-type="float">
            <text:p>17,33</text:p>
          </table:table-cell>
          <table:table-cell office:value-type="float" office:value="23.33" calcext:value-type="float">
            <text:p>23,33</text:p>
          </table:table-cell>
          <table:table-cell office:value-type="float" office:value="21.33" calcext:value-type="float">
            <text:p>21,33</text:p>
          </table:table-cell>
          <table:table-cell office:value-type="float" office:value="9.33" calcext:value-type="float">
            <text:p>9,33</text:p>
          </table:table-cell>
          <table:table-cell table:number-columns-repeated="2" office:value-type="float" office:value="14.67" calcext:value-type="float">
            <text:p>14,67</text:p>
          </table:table-cell>
          <table:table-cell office:value-type="float" office:value="25.33" calcext:value-type="float">
            <text:p>25,33</text:p>
          </table:table-cell>
          <table:table-cell office:value-type="float" office:value="20.67" calcext:value-type="float">
            <text:p>20,67</text:p>
          </table:table-cell>
          <table:table-cell office:value-type="float" office:value="13.33" calcext:value-type="float">
            <text:p>13,33</text:p>
          </table:table-cell>
          <table:table-cell office:value-type="float" office:value="8" calcext:value-type="float">
            <text:p>8</text:p>
          </table:table-cell>
          <table:table-cell office:value-type="float" office:value="12.67" calcext:value-type="float">
            <text:p>12,67</text:p>
          </table:table-cell>
          <table:table-cell office:value-type="float" office:value="11.33" calcext:value-type="float">
            <text:p>11,33</text:p>
          </table:table-cell>
          <table:table-cell office:value-type="float" office:value="18.67" calcext:value-type="float">
            <text:p>18,67</text:p>
          </table:table-cell>
          <table:table-cell office:value-type="float" office:value="17.33" calcext:value-type="float">
            <text:p>17,33</text:p>
          </table:table-cell>
          <table:table-cell office:value-type="float" office:value="23.33" calcext:value-type="float">
            <text:p>23,33</text:p>
          </table:table-cell>
          <table:table-cell office:value-type="float" office:value="21.33" calcext:value-type="float">
            <text:p>21,33</text:p>
          </table:table-cell>
          <table:table-cell office:value-type="float" office:value="9.33" calcext:value-type="float">
            <text:p>9,33</text:p>
          </table:table-cell>
          <table:table-cell table:number-columns-repeated="2" office:value-type="float" office:value="14.67" calcext:value-type="float">
            <text:p>14,67</text:p>
          </table:table-cell>
          <table:table-cell office:value-type="float" office:value="25.33" calcext:value-type="float">
            <text:p>25,33</text:p>
          </table:table-cell>
          <table:table-cell table:formula="of:=AVERAGE([.A84:.T84])" office:value-type="float" office:value="16.8325" calcext:value-type="float">
            <text:p>16,8</text:p>
          </table:table-cell>
          <table:table-cell table:number-columns-repeated="8"/>
        </table:table-row>
        <table:table-row table:style-name="ro1">
          <table:table-cell office:value-type="float" office:value="14.67" calcext:value-type="float">
            <text:p>14,67</text:p>
          </table:table-cell>
          <table:table-cell office:value-type="float" office:value="24.67" calcext:value-type="float">
            <text:p>24,67</text:p>
          </table:table-cell>
          <table:table-cell office:value-type="float" office:value="26.67" calcext:value-type="float">
            <text:p>26,67</text:p>
          </table:table-cell>
          <table:table-cell office:value-type="float" office:value="21.33" calcext:value-type="float">
            <text:p>21,33</text:p>
          </table:table-cell>
          <table:table-cell office:value-type="float" office:value="27.33" calcext:value-type="float">
            <text:p>27,33</text:p>
          </table:table-cell>
          <table:table-cell office:value-type="float" office:value="24" calcext:value-type="float">
            <text:p>24</text:p>
          </table:table-cell>
          <table:table-cell office:value-type="float" office:value="26.67" calcext:value-type="float">
            <text:p>26,67</text:p>
          </table:table-cell>
          <table:table-cell office:value-type="float" office:value="16.67" calcext:value-type="float">
            <text:p>16,67</text:p>
          </table:table-cell>
          <table:table-cell office:value-type="float" office:value="17.33" calcext:value-type="float">
            <text:p>17,33</text:p>
          </table:table-cell>
          <table:table-cell office:value-type="float" office:value="6.67" calcext:value-type="float">
            <text:p>6,67</text:p>
          </table:table-cell>
          <table:table-cell office:value-type="float" office:value="17.33" calcext:value-type="float">
            <text:p>17,33</text:p>
          </table:table-cell>
          <table:table-cell office:value-type="float" office:value="12" calcext:value-type="float">
            <text:p>12</text:p>
          </table:table-cell>
          <table:table-cell office:value-type="float" office:value="18.67" calcext:value-type="float">
            <text:p>18,67</text:p>
          </table:table-cell>
          <table:table-cell office:value-type="float" office:value="14.67" calcext:value-type="float">
            <text:p>14,67</text:p>
          </table:table-cell>
          <table:table-cell office:value-type="float" office:value="24.67" calcext:value-type="float">
            <text:p>24,67</text:p>
          </table:table-cell>
          <table:table-cell office:value-type="float" office:value="26.67" calcext:value-type="float">
            <text:p>26,67</text:p>
          </table:table-cell>
          <table:table-cell office:value-type="float" office:value="21.33" calcext:value-type="float">
            <text:p>21,33</text:p>
          </table:table-cell>
          <table:table-cell office:value-type="float" office:value="27.33" calcext:value-type="float">
            <text:p>27,33</text:p>
          </table:table-cell>
          <table:table-cell office:value-type="float" office:value="24" calcext:value-type="float">
            <text:p>24</text:p>
          </table:table-cell>
          <table:table-cell office:value-type="float" office:value="26.67" calcext:value-type="float">
            <text:p>26,67</text:p>
          </table:table-cell>
          <table:table-cell table:formula="of:=AVERAGE([.A85:.T85])" office:value-type="float" office:value="20.9675" calcext:value-type="float">
            <text:p>21,0</text:p>
          </table:table-cell>
          <table:table-cell table:number-columns-repeated="8"/>
        </table:table-row>
        <table:table-row table:style-name="ro1">
          <table:table-cell office:value-type="float" office:value="25.33" calcext:value-type="float">
            <text:p>25,33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29.33" calcext:value-type="float">
            <text:p>29,33</text:p>
          </table:table-cell>
          <table:table-cell office:value-type="float" office:value="20" calcext:value-type="float">
            <text:p>20</text:p>
          </table:table-cell>
          <table:table-cell office:value-type="float" office:value="29.33" calcext:value-type="float">
            <text:p>29,33</text:p>
          </table:table-cell>
          <table:table-cell office:value-type="float" office:value="12" calcext:value-type="float">
            <text:p>12</text:p>
          </table:table-cell>
          <table:table-cell office:value-type="float" office:value="22.67" calcext:value-type="float">
            <text:p>22,67</text:p>
          </table:table-cell>
          <table:table-cell office:value-type="float" office:value="36" calcext:value-type="float">
            <text:p>36</text:p>
          </table:table-cell>
          <table:table-cell office:value-type="float" office:value="28.67" calcext:value-type="float">
            <text:p>28,67</text:p>
          </table:table-cell>
          <table:table-cell office:value-type="float" office:value="24.67" calcext:value-type="float">
            <text:p>24,67</text:p>
          </table:table-cell>
          <table:table-cell office:value-type="float" office:value="16.67" calcext:value-type="float">
            <text:p>16,67</text:p>
          </table:table-cell>
          <table:table-cell office:value-type="float" office:value="25.33" calcext:value-type="float">
            <text:p>25,33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29.33" calcext:value-type="float">
            <text:p>29,33</text:p>
          </table:table-cell>
          <table:table-cell office:value-type="float" office:value="20" calcext:value-type="float">
            <text:p>20</text:p>
          </table:table-cell>
          <table:table-cell office:value-type="float" office:value="29.33" calcext:value-type="float">
            <text:p>29,33</text:p>
          </table:table-cell>
          <table:table-cell table:formula="of:=AVERAGE([.A86:.T86])" office:value-type="float" office:value="23.833" calcext:value-type="float">
            <text:p>23,8</text:p>
          </table:table-cell>
          <table:table-cell/>
          <table:table-cell table:style-name="ce2"/>
          <table:table-cell table:number-columns-repeated="6"/>
        </table:table-row>
        <table:table-row table:style-name="ro1">
          <table:table-cell office:value-type="float" office:value="22.67" calcext:value-type="float">
            <text:p>22,67</text:p>
          </table:table-cell>
          <table:table-cell office:value-type="float" office:value="28" calcext:value-type="float">
            <text:p>28</text:p>
          </table:table-cell>
          <table:table-cell office:value-type="float" office:value="17.33" calcext:value-type="float">
            <text:p>17,33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16.67" calcext:value-type="float">
            <text:p>16,67</text:p>
          </table:table-cell>
          <table:table-cell office:value-type="float" office:value="29.33" calcext:value-type="float">
            <text:p>29,33</text:p>
          </table:table-cell>
          <table:table-cell office:value-type="float" office:value="22.67" calcext:value-type="float">
            <text:p>22,67</text:p>
          </table:table-cell>
          <table:table-cell office:value-type="float" office:value="37.33" calcext:value-type="float">
            <text:p>37,33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32.67" calcext:value-type="float">
            <text:p>32,67</text:p>
          </table:table-cell>
          <table:table-cell office:value-type="float" office:value="29.33" calcext:value-type="float">
            <text:p>29,33</text:p>
          </table:table-cell>
          <table:table-cell office:value-type="float" office:value="22.67" calcext:value-type="float">
            <text:p>22,67</text:p>
          </table:table-cell>
          <table:table-cell office:value-type="float" office:value="28" calcext:value-type="float">
            <text:p>28</text:p>
          </table:table-cell>
          <table:table-cell office:value-type="float" office:value="17.33" calcext:value-type="float">
            <text:p>17,33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16.67" calcext:value-type="float">
            <text:p>16,67</text:p>
          </table:table-cell>
          <table:table-cell office:value-type="float" office:value="29.33" calcext:value-type="float">
            <text:p>29,33</text:p>
          </table:table-cell>
          <table:table-cell table:formula="of:=AVERAGE([.A87:.T87])" office:value-type="float" office:value="23.5335" calcext:value-type="float">
            <text:p>23,5</text:p>
          </table:table-cell>
          <table:table-cell table:number-columns-repeated="8"/>
        </table:table-row>
        <table:table-row table:style-name="ro1">
          <table:table-cell office:value-type="float" office:value="16.67" calcext:value-type="float">
            <text:p>16,67</text:p>
          </table:table-cell>
          <table:table-cell office:value-type="float" office:value="24.67" calcext:value-type="float">
            <text:p>24,67</text:p>
          </table:table-cell>
          <table:table-cell office:value-type="float" office:value="40.67" calcext:value-type="float">
            <text:p>40,67</text:p>
          </table:table-cell>
          <table:table-cell office:value-type="float" office:value="31.33" calcext:value-type="float">
            <text:p>31,33</text:p>
          </table:table-cell>
          <table:table-cell office:value-type="float" office:value="30" calcext:value-type="float">
            <text:p>30</text:p>
          </table:table-cell>
          <table:table-cell office:value-type="float" office:value="32.67" calcext:value-type="float">
            <text:p>32,67</text:p>
          </table:table-cell>
          <table:table-cell office:value-type="float" office:value="29.33" calcext:value-type="float">
            <text:p>29,33</text:p>
          </table:table-cell>
          <table:table-cell office:value-type="float" office:value="28.67" calcext:value-type="float">
            <text:p>28,67</text:p>
          </table:table-cell>
          <table:table-cell office:value-type="float" office:value="38" calcext:value-type="float">
            <text:p>38</text:p>
          </table:table-cell>
          <table:table-cell office:value-type="float" office:value="21.33" calcext:value-type="float">
            <text:p>21,33</text:p>
          </table:table-cell>
          <table:table-cell office:value-type="float" office:value="24" calcext:value-type="float">
            <text:p>24</text:p>
          </table:table-cell>
          <table:table-cell office:value-type="float" office:value="21.33" calcext:value-type="float">
            <text:p>21,33</text:p>
          </table:table-cell>
          <table:table-cell office:value-type="float" office:value="19.33" calcext:value-type="float">
            <text:p>19,33</text:p>
          </table:table-cell>
          <table:table-cell office:value-type="float" office:value="16.67" calcext:value-type="float">
            <text:p>16,67</text:p>
          </table:table-cell>
          <table:table-cell office:value-type="float" office:value="24.67" calcext:value-type="float">
            <text:p>24,67</text:p>
          </table:table-cell>
          <table:table-cell office:value-type="float" office:value="40.67" calcext:value-type="float">
            <text:p>40,67</text:p>
          </table:table-cell>
          <table:table-cell office:value-type="float" office:value="31.33" calcext:value-type="float">
            <text:p>31,33</text:p>
          </table:table-cell>
          <table:table-cell office:value-type="float" office:value="30" calcext:value-type="float">
            <text:p>30</text:p>
          </table:table-cell>
          <table:table-cell office:value-type="float" office:value="32.67" calcext:value-type="float">
            <text:p>32,67</text:p>
          </table:table-cell>
          <table:table-cell office:value-type="float" office:value="29.33" calcext:value-type="float">
            <text:p>29,33</text:p>
          </table:table-cell>
          <table:table-cell table:formula="of:=AVERAGE([.A88:.T88])" office:value-type="float" office:value="28.167" calcext:value-type="float">
            <text:p>28,2</text:p>
          </table:table-cell>
          <table:table-cell table:number-columns-repeated="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26.67" calcext:value-type="float">
            <text:p>26,67</text:p>
          </table:table-cell>
          <table:table-cell office:value-type="float" office:value="30.67" calcext:value-type="float">
            <text:p>30,67</text:p>
          </table:table-cell>
          <table:table-cell office:value-type="float" office:value="26.67" calcext:value-type="float">
            <text:p>26,67</text:p>
          </table:table-cell>
          <table:table-cell office:value-type="float" office:value="31.33" calcext:value-type="float">
            <text:p>31,33</text:p>
          </table:table-cell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office:value-type="float" office:value="27.33" calcext:value-type="float">
            <text:p>27,33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35.33" calcext:value-type="float">
            <text:p>35,33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26.67" calcext:value-type="float">
            <text:p>26,67</text:p>
          </table:table-cell>
          <table:table-cell office:value-type="float" office:value="30.67" calcext:value-type="float">
            <text:p>30,67</text:p>
          </table:table-cell>
          <table:table-cell office:value-type="float" office:value="26.67" calcext:value-type="float">
            <text:p>26,67</text:p>
          </table:table-cell>
          <table:table-cell office:value-type="float" office:value="31.33" calcext:value-type="float">
            <text:p>31,33</text:p>
          </table:table-cell>
          <table:table-cell table:formula="of:=AVERAGE([.A89:.T89])" office:value-type="float" office:value="29.667" calcext:value-type="float">
            <text:p>29,7</text:p>
          </table:table-cell>
          <table:table-cell table:number-columns-repeated="8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2.67" calcext:value-type="float">
            <text:p>22,67</text:p>
          </table:table-cell>
          <table:table-cell office:value-type="float" office:value="33.33" calcext:value-type="float">
            <text:p>33,33</text:p>
          </table:table-cell>
          <table:table-cell office:value-type="float" office:value="38.67" calcext:value-type="float">
            <text:p>38,67</text:p>
          </table:table-cell>
          <table:table-cell office:value-type="float" office:value="39.33" calcext:value-type="float">
            <text:p>39,33</text:p>
          </table:table-cell>
          <table:table-cell office:value-type="float" office:value="40" calcext:value-type="float">
            <text:p>40</text:p>
          </table:table-cell>
          <table:table-cell office:value-type="float" office:value="34.67" calcext:value-type="float">
            <text:p>34,67</text:p>
          </table:table-cell>
          <table:table-cell office:value-type="float" office:value="33.33" calcext:value-type="float">
            <text:p>33,33</text:p>
          </table:table-cell>
          <table:table-cell office:value-type="float" office:value="22" calcext:value-type="float">
            <text:p>22</text:p>
          </table:table-cell>
          <table:table-cell office:value-type="float" office:value="44.67" calcext:value-type="float">
            <text:p>44,67</text:p>
          </table:table-cell>
          <table:table-cell office:value-type="float" office:value="39.33" calcext:value-type="float">
            <text:p>39,33</text:p>
          </table:table-cell>
          <table:table-cell office:value-type="float" office:value="31.33" calcext:value-type="float">
            <text:p>31,33</text:p>
          </table:table-cell>
          <table:table-cell office:value-type="float" office:value="26.67" calcext:value-type="float">
            <text:p>26,67</text:p>
          </table:table-cell>
          <table:table-cell office:value-type="float" office:value="36" calcext:value-type="float">
            <text:p>36</text:p>
          </table:table-cell>
          <table:table-cell office:value-type="float" office:value="22.67" calcext:value-type="float">
            <text:p>22,67</text:p>
          </table:table-cell>
          <table:table-cell office:value-type="float" office:value="33.33" calcext:value-type="float">
            <text:p>33,33</text:p>
          </table:table-cell>
          <table:table-cell office:value-type="float" office:value="38.67" calcext:value-type="float">
            <text:p>38,67</text:p>
          </table:table-cell>
          <table:table-cell office:value-type="float" office:value="39.33" calcext:value-type="float">
            <text:p>39,33</text:p>
          </table:table-cell>
          <table:table-cell office:value-type="float" office:value="40" calcext:value-type="float">
            <text:p>40</text:p>
          </table:table-cell>
          <table:table-cell office:value-type="float" office:value="34.67" calcext:value-type="float">
            <text:p>34,67</text:p>
          </table:table-cell>
          <table:table-cell table:formula="of:=AVERAGE([.A90:.T90])" office:value-type="float" office:value="34.3335" calcext:value-type="float">
            <text:p>34,3</text:p>
          </table:table-cell>
          <table:table-cell table:number-columns-repeated="8"/>
        </table:table-row>
        <table:table-row table:style-name="ro1">
          <table:table-cell office:value-type="float" office:value="43.33" calcext:value-type="float">
            <text:p>43,33</text:p>
          </table:table-cell>
          <table:table-cell office:value-type="float" office:value="37.33" calcext:value-type="float">
            <text:p>37,33</text:p>
          </table:table-cell>
          <table:table-cell office:value-type="float" office:value="38.67" calcext:value-type="float">
            <text:p>38,67</text:p>
          </table:table-cell>
          <table:table-cell office:value-type="float" office:value="40" calcext:value-type="float">
            <text:p>40</text:p>
          </table:table-cell>
          <table:table-cell office:value-type="float" office:value="31.33" calcext:value-type="float">
            <text:p>31,33</text:p>
          </table:table-cell>
          <table:table-cell office:value-type="float" office:value="28.67" calcext:value-type="float">
            <text:p>28,67</text:p>
          </table:table-cell>
          <table:table-cell office:value-type="float" office:value="46.67" calcext:value-type="float">
            <text:p>46,67</text:p>
          </table:table-cell>
          <table:table-cell office:value-type="float" office:value="34" calcext:value-type="float">
            <text:p>34</text:p>
          </table:table-cell>
          <table:table-cell office:value-type="float" office:value="25.33" calcext:value-type="float">
            <text:p>25,33</text:p>
          </table:table-cell>
          <table:table-cell office:value-type="float" office:value="39.33" calcext:value-type="float">
            <text:p>39,33</text:p>
          </table:table-cell>
          <table:table-cell office:value-type="float" office:value="22.67" calcext:value-type="float">
            <text:p>22,67</text:p>
          </table:table-cell>
          <table:table-cell office:value-type="float" office:value="33.33" calcext:value-type="float">
            <text:p>33,33</text:p>
          </table:table-cell>
          <table:table-cell office:value-type="float" office:value="21.33" calcext:value-type="float">
            <text:p>21,33</text:p>
          </table:table-cell>
          <table:table-cell office:value-type="float" office:value="43.33" calcext:value-type="float">
            <text:p>43,33</text:p>
          </table:table-cell>
          <table:table-cell office:value-type="float" office:value="37.33" calcext:value-type="float">
            <text:p>37,33</text:p>
          </table:table-cell>
          <table:table-cell office:value-type="float" office:value="38.67" calcext:value-type="float">
            <text:p>38,67</text:p>
          </table:table-cell>
          <table:table-cell office:value-type="float" office:value="40" calcext:value-type="float">
            <text:p>40</text:p>
          </table:table-cell>
          <table:table-cell office:value-type="float" office:value="31.33" calcext:value-type="float">
            <text:p>31,33</text:p>
          </table:table-cell>
          <table:table-cell office:value-type="float" office:value="28.67" calcext:value-type="float">
            <text:p>28,67</text:p>
          </table:table-cell>
          <table:table-cell office:value-type="float" office:value="46.67" calcext:value-type="float">
            <text:p>46,67</text:p>
          </table:table-cell>
          <table:table-cell table:formula="of:=AVERAGE([.A91:.T91])" office:value-type="float" office:value="35.3995" calcext:value-type="float">
            <text:p>35,4</text:p>
          </table:table-cell>
          <table:table-cell table:number-columns-repeated="8"/>
        </table:table-row>
        <table:table-row table:style-name="ro1">
          <table:table-cell office:value-type="float" office:value="44.67" calcext:value-type="float">
            <text:p>44,67</text:p>
          </table:table-cell>
          <table:table-cell office:value-type="float" office:value="35.33" calcext:value-type="float">
            <text:p>35,33</text:p>
          </table:table-cell>
          <table:table-cell office:value-type="float" office:value="28.67" calcext:value-type="float">
            <text:p>28,67</text:p>
          </table:table-cell>
          <table:table-cell office:value-type="float" office:value="37.33" calcext:value-type="float">
            <text:p>37,33</text:p>
          </table:table-cell>
          <table:table-cell office:value-type="float" office:value="44.67" calcext:value-type="float">
            <text:p>44,67</text:p>
          </table:table-cell>
          <table:table-cell office:value-type="float" office:value="32.67" calcext:value-type="float">
            <text:p>32,67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31.33" calcext:value-type="float">
            <text:p>31,33</text:p>
          </table:table-cell>
          <table:table-cell office:value-type="float" office:value="44" calcext:value-type="float">
            <text:p>44</text:p>
          </table:table-cell>
          <table:table-cell office:value-type="float" office:value="31.33" calcext:value-type="float">
            <text:p>31,33</text:p>
          </table:table-cell>
          <table:table-cell office:value-type="float" office:value="32" calcext:value-type="float">
            <text:p>32</text:p>
          </table:table-cell>
          <table:table-cell office:value-type="float" office:value="31.33" calcext:value-type="float">
            <text:p>31,33</text:p>
          </table:table-cell>
          <table:table-cell office:value-type="float" office:value="44.67" calcext:value-type="float">
            <text:p>44,67</text:p>
          </table:table-cell>
          <table:table-cell office:value-type="float" office:value="35.33" calcext:value-type="float">
            <text:p>35,33</text:p>
          </table:table-cell>
          <table:table-cell office:value-type="float" office:value="28.67" calcext:value-type="float">
            <text:p>28,67</text:p>
          </table:table-cell>
          <table:table-cell office:value-type="float" office:value="37.33" calcext:value-type="float">
            <text:p>37,33</text:p>
          </table:table-cell>
          <table:table-cell office:value-type="float" office:value="44.67" calcext:value-type="float">
            <text:p>44,67</text:p>
          </table:table-cell>
          <table:table-cell office:value-type="float" office:value="32.67" calcext:value-type="float">
            <text:p>32,67</text:p>
          </table:table-cell>
          <table:table-cell office:value-type="float" office:value="46" calcext:value-type="float">
            <text:p>46</text:p>
          </table:table-cell>
          <table:table-cell table:formula="of:=AVERAGE([.A92:.T92])" office:value-type="float" office:value="37.2335" calcext:value-type="float">
            <text:p>37,2</text:p>
          </table:table-cell>
          <table:table-cell table:number-columns-repeated="8"/>
        </table:table-row>
        <table:table-row table:style-name="ro1">
          <table:table-cell office:value-type="float" office:value="39.33" calcext:value-type="float">
            <text:p>39,33</text:p>
          </table:table-cell>
          <table:table-cell office:value-type="float" office:value="32" calcext:value-type="float">
            <text:p>32</text:p>
          </table:table-cell>
          <table:table-cell office:value-type="float" office:value="46.67" calcext:value-type="float">
            <text:p>46,67</text:p>
          </table:table-cell>
          <table:table-cell office:value-type="float" office:value="47.33" calcext:value-type="float">
            <text:p>47,33</text:p>
          </table:table-cell>
          <table:table-cell office:value-type="float" office:value="43.33" calcext:value-type="float">
            <text:p>43,33</text:p>
          </table:table-cell>
          <table:table-cell office:value-type="float" office:value="30.67" calcext:value-type="float">
            <text:p>30,67</text:p>
          </table:table-cell>
          <table:table-cell office:value-type="float" office:value="37.33" calcext:value-type="float">
            <text:p>37,33</text:p>
          </table:table-cell>
          <table:table-cell office:value-type="float" office:value="46" calcext:value-type="float">
            <text:p>46</text:p>
          </table:table-cell>
          <table:table-cell office:value-type="float" office:value="27.33" calcext:value-type="float">
            <text:p>27,33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46.67" calcext:value-type="float">
            <text:p>46,67</text:p>
          </table:table-cell>
          <table:table-cell office:value-type="float" office:value="26.67" calcext:value-type="float">
            <text:p>26,67</text:p>
          </table:table-cell>
          <table:table-cell office:value-type="float" office:value="39.33" calcext:value-type="float">
            <text:p>39,33</text:p>
          </table:table-cell>
          <table:table-cell office:value-type="float" office:value="32" calcext:value-type="float">
            <text:p>32</text:p>
          </table:table-cell>
          <table:table-cell office:value-type="float" office:value="46.67" calcext:value-type="float">
            <text:p>46,67</text:p>
          </table:table-cell>
          <table:table-cell office:value-type="float" office:value="47.33" calcext:value-type="float">
            <text:p>47,33</text:p>
          </table:table-cell>
          <table:table-cell office:value-type="float" office:value="43.33" calcext:value-type="float">
            <text:p>43,33</text:p>
          </table:table-cell>
          <table:table-cell office:value-type="float" office:value="30.67" calcext:value-type="float">
            <text:p>30,67</text:p>
          </table:table-cell>
          <table:table-cell office:value-type="float" office:value="37.33" calcext:value-type="float">
            <text:p>37,33</text:p>
          </table:table-cell>
          <table:table-cell table:formula="of:=AVERAGE([.A93:.T93])" office:value-type="float" office:value="39.1995" calcext:value-type="float">
            <text:p>39,2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float" office:value="39.33" calcext:value-type="float">
            <text:p>39,33</text:p>
          </table:table-cell>
          <table:table-cell office:value-type="float" office:value="36.67" calcext:value-type="float">
            <text:p>36,67</text:p>
          </table:table-cell>
          <table:table-cell office:value-type="float" office:value="39.33" calcext:value-type="float">
            <text:p>39,33</text:p>
          </table:table-cell>
          <table:table-cell office:value-type="float" office:value="36" calcext:value-type="float">
            <text:p>36</text:p>
          </table:table-cell>
          <table:table-cell office:value-type="float" office:value="48.67" calcext:value-type="float">
            <text:p>48,67</text:p>
          </table:table-cell>
          <table:table-cell office:value-type="float" office:value="38.67" calcext:value-type="float">
            <text:p>38,67</text:p>
          </table:table-cell>
          <table:table-cell office:value-type="float" office:value="35.33" calcext:value-type="float">
            <text:p>35,33</text:p>
          </table:table-cell>
          <table:table-cell office:value-type="float" office:value="42.67" calcext:value-type="float">
            <text:p>42,67</text:p>
          </table:table-cell>
          <table:table-cell office:value-type="float" office:value="38" calcext:value-type="float">
            <text:p>38</text:p>
          </table:table-cell>
          <table:table-cell office:value-type="float" office:value="33.33" calcext:value-type="float">
            <text:p>33,33</text:p>
          </table:table-cell>
          <table:table-cell office:value-type="float" office:value="42" calcext:value-type="float">
            <text:p>42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float" office:value="39.33" calcext:value-type="float">
            <text:p>39,33</text:p>
          </table:table-cell>
          <table:table-cell office:value-type="float" office:value="36.67" calcext:value-type="float">
            <text:p>36,67</text:p>
          </table:table-cell>
          <table:table-cell office:value-type="float" office:value="39.33" calcext:value-type="float">
            <text:p>39,33</text:p>
          </table:table-cell>
          <table:table-cell office:value-type="float" office:value="36" calcext:value-type="float">
            <text:p>36</text:p>
          </table:table-cell>
          <table:table-cell office:value-type="float" office:value="48.67" calcext:value-type="float">
            <text:p>48,67</text:p>
          </table:table-cell>
          <table:table-cell table:formula="of:=AVERAGE([.A94:.T94])" office:value-type="float" office:value="38.7" calcext:value-type="float">
            <text:p>38,7</text:p>
          </table:table-cell>
          <table:table-cell table:number-columns-repeated="8"/>
        </table:table-row>
        <table:table-row table:style-name="ro1">
          <table:table-cell office:value-type="float" office:value="34.67" calcext:value-type="float">
            <text:p>34,67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42.67" calcext:value-type="float">
            <text:p>42,67</text:p>
          </table:table-cell>
          <table:table-cell office:value-type="float" office:value="42" calcext:value-type="float">
            <text:p>42</text:p>
          </table:table-cell>
          <table:table-cell office:value-type="float" office:value="33.33" calcext:value-type="float">
            <text:p>33,33</text:p>
          </table:table-cell>
          <table:table-cell office:value-type="float" office:value="45.33" calcext:value-type="float">
            <text:p>45,33</text:p>
          </table:table-cell>
          <table:table-cell office:value-type="float" office:value="29.33" calcext:value-type="float">
            <text:p>29,33</text:p>
          </table:table-cell>
          <table:table-cell office:value-type="float" office:value="47.33" calcext:value-type="float">
            <text:p>47,33</text:p>
          </table:table-cell>
          <table:table-cell office:value-type="float" office:value="60" calcext:value-type="float">
            <text:p>60</text:p>
          </table:table-cell>
          <table:table-cell office:value-type="float" office:value="44.67" calcext:value-type="float">
            <text:p>44,67</text:p>
          </table:table-cell>
          <table:table-cell office:value-type="float" office:value="38.67" calcext:value-type="float">
            <text:p>38,67</text:p>
          </table:table-cell>
          <table:table-cell office:value-type="float" office:value="34.67" calcext:value-type="float">
            <text:p>34,67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42.67" calcext:value-type="float">
            <text:p>42,67</text:p>
          </table:table-cell>
          <table:table-cell office:value-type="float" office:value="42" calcext:value-type="float">
            <text:p>42</text:p>
          </table:table-cell>
          <table:table-cell office:value-type="float" office:value="33.33" calcext:value-type="float">
            <text:p>33,33</text:p>
          </table:table-cell>
          <table:table-cell table:formula="of:=AVERAGE([.A95:.T95])" office:value-type="float" office:value="40.3335" calcext:value-type="float">
            <text:p>40,3</text:p>
          </table:table-cell>
          <table:table-cell table:number-columns-repeated="8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9.33" calcext:value-type="float">
            <text:p>49,33</text:p>
          </table:table-cell>
          <table:table-cell office:value-type="float" office:value="45.33" calcext:value-type="float">
            <text:p>45,33</text:p>
          </table:table-cell>
          <table:table-cell office:value-type="float" office:value="40" calcext:value-type="float">
            <text:p>40</text:p>
          </table:table-cell>
          <table:table-cell office:value-type="float" office:value="46" calcext:value-type="float">
            <text:p>46</text:p>
          </table:table-cell>
          <table:table-cell office:value-type="float" office:value="44.67" calcext:value-type="float">
            <text:p>44,67</text:p>
          </table:table-cell>
          <table:table-cell office:value-type="float" office:value="37.33" calcext:value-type="float">
            <text:p>37,33</text:p>
          </table:table-cell>
          <table:table-cell office:value-type="float" office:value="38" calcext:value-type="float">
            <text:p>38</text:p>
          </table:table-cell>
          <table:table-cell office:value-type="float" office:value="40.67" calcext:value-type="float">
            <text:p>40,67</text:p>
          </table:table-cell>
          <table:table-cell office:value-type="float" office:value="32.67" calcext:value-type="float">
            <text:p>32,67</text:p>
          </table:table-cell>
          <table:table-cell office:value-type="float" office:value="25.33" calcext:value-type="float">
            <text:p>25,33</text:p>
          </table:table-cell>
          <table:table-cell office:value-type="float" office:value="40.67" calcext:value-type="float">
            <text:p>40,67</text:p>
          </table:table-cell>
          <table:table-cell office:value-type="float" office:value="48.67" calcext:value-type="float">
            <text:p>48,67</text:p>
          </table:table-cell>
          <table:table-cell office:value-type="float" office:value="42" calcext:value-type="float">
            <text:p>42</text:p>
          </table:table-cell>
          <table:table-cell office:value-type="float" office:value="49.33" calcext:value-type="float">
            <text:p>49,33</text:p>
          </table:table-cell>
          <table:table-cell office:value-type="float" office:value="45.33" calcext:value-type="float">
            <text:p>45,33</text:p>
          </table:table-cell>
          <table:table-cell office:value-type="float" office:value="40" calcext:value-type="float">
            <text:p>40</text:p>
          </table:table-cell>
          <table:table-cell office:value-type="float" office:value="46" calcext:value-type="float">
            <text:p>46</text:p>
          </table:table-cell>
          <table:table-cell office:value-type="float" office:value="44.67" calcext:value-type="float">
            <text:p>44,67</text:p>
          </table:table-cell>
          <table:table-cell office:value-type="float" office:value="37.33" calcext:value-type="float">
            <text:p>37,33</text:p>
          </table:table-cell>
          <table:table-cell table:formula="of:=AVERAGE([.A96:.T96])" office:value-type="float" office:value="41.7665" calcext:value-type="float">
            <text:p>41,8</text:p>
          </table:table-cell>
          <table:table-cell table:number-columns-repeated="8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2" calcext:value-type="float">
            <text:p>52</text:p>
          </table:table-cell>
          <table:table-cell office:value-type="float" office:value="39.33" calcext:value-type="float">
            <text:p>39,33</text:p>
          </table:table-cell>
          <table:table-cell office:value-type="float" office:value="56" calcext:value-type="float">
            <text:p>56</text:p>
          </table:table-cell>
          <table:table-cell office:value-type="float" office:value="51.33" calcext:value-type="float">
            <text:p>51,33</text:p>
          </table:table-cell>
          <table:table-cell office:value-type="float" office:value="42" calcext:value-type="float">
            <text:p>42</text:p>
          </table:table-cell>
          <table:table-cell office:value-type="float" office:value="48.67" calcext:value-type="float">
            <text:p>48,67</text:p>
          </table:table-cell>
          <table:table-cell office:value-type="float" office:value="54.67" calcext:value-type="float">
            <text:p>54,67</text:p>
          </table:table-cell>
          <table:table-cell office:value-type="float" office:value="41.33" calcext:value-type="float">
            <text:p>41,33</text:p>
          </table:table-cell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office:value-type="float" office:value="46.67" calcext:value-type="float">
            <text:p>46,67</text:p>
          </table:table-cell>
          <table:table-cell office:value-type="float" office:value="36" calcext:value-type="float">
            <text:p>36</text:p>
          </table:table-cell>
          <table:table-cell office:value-type="float" office:value="52" calcext:value-type="float">
            <text:p>52</text:p>
          </table:table-cell>
          <table:table-cell office:value-type="float" office:value="39.33" calcext:value-type="float">
            <text:p>39,33</text:p>
          </table:table-cell>
          <table:table-cell office:value-type="float" office:value="56" calcext:value-type="float">
            <text:p>56</text:p>
          </table:table-cell>
          <table:table-cell office:value-type="float" office:value="51.33" calcext:value-type="float">
            <text:p>51,33</text:p>
          </table:table-cell>
          <table:table-cell office:value-type="float" office:value="42" calcext:value-type="float">
            <text:p>42</text:p>
          </table:table-cell>
          <table:table-cell office:value-type="float" office:value="48.67" calcext:value-type="float">
            <text:p>48,67</text:p>
          </table:table-cell>
          <table:table-cell table:formula="of:=AVERAGE([.A97:.T97])" office:value-type="float" office:value="45.8665" calcext:value-type="float">
            <text:p>45,9</text:p>
          </table:table-cell>
          <table:table-cell table:number-columns-repeated="8"/>
        </table:table-row>
        <table:table-row table:style-name="ro1">
          <table:table-cell office:value-type="float" office:value="44.67" calcext:value-type="float">
            <text:p>44,67</text:p>
          </table:table-cell>
          <table:table-cell office:value-type="float" office:value="41.33" calcext:value-type="float">
            <text:p>41,33</text:p>
          </table:table-cell>
          <table:table-cell office:value-type="float" office:value="35.33" calcext:value-type="float">
            <text:p>35,33</text:p>
          </table:table-cell>
          <table:table-cell office:value-type="float" office:value="50" calcext:value-type="float">
            <text:p>50</text:p>
          </table:table-cell>
          <table:table-cell office:value-type="float" office:value="58" calcext:value-type="float">
            <text:p>58</text:p>
          </table:table-cell>
          <table:table-cell office:value-type="float" office:value="52" calcext:value-type="float">
            <text:p>52</text:p>
          </table:table-cell>
          <table:table-cell office:value-type="float" office:value="49.33" calcext:value-type="float">
            <text:p>49,33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45.33" calcext:value-type="float">
            <text:p>45,33</text:p>
          </table:table-cell>
          <table:table-cell office:value-type="float" office:value="46.67" calcext:value-type="float">
            <text:p>46,67</text:p>
          </table:table-cell>
          <table:table-cell office:value-type="float" office:value="41.33" calcext:value-type="float">
            <text:p>41,33</text:p>
          </table:table-cell>
          <table:table-cell office:value-type="float" office:value="53.33" calcext:value-type="float">
            <text:p>53,33</text:p>
          </table:table-cell>
          <table:table-cell office:value-type="float" office:value="44.67" calcext:value-type="float">
            <text:p>44,67</text:p>
          </table:table-cell>
          <table:table-cell office:value-type="float" office:value="41.33" calcext:value-type="float">
            <text:p>41,33</text:p>
          </table:table-cell>
          <table:table-cell office:value-type="float" office:value="35.33" calcext:value-type="float">
            <text:p>35,33</text:p>
          </table:table-cell>
          <table:table-cell office:value-type="float" office:value="50" calcext:value-type="float">
            <text:p>50</text:p>
          </table:table-cell>
          <table:table-cell office:value-type="float" office:value="58" calcext:value-type="float">
            <text:p>58</text:p>
          </table:table-cell>
          <table:table-cell office:value-type="float" office:value="52" calcext:value-type="float">
            <text:p>52</text:p>
          </table:table-cell>
          <table:table-cell office:value-type="float" office:value="49.33" calcext:value-type="float">
            <text:p>49,33</text:p>
          </table:table-cell>
          <table:table-cell table:formula="of:=AVERAGE([.A98:.T98])" office:value-type="float" office:value="46.9655" calcext:value-type="float">
            <text:p>47,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47.33" calcext:value-type="float">
            <text:p>47,33</text:p>
          </table:table-cell>
          <table:table-cell office:value-type="float" office:value="36.67" calcext:value-type="float">
            <text:p>36,67</text:p>
          </table:table-cell>
          <table:table-cell office:value-type="float" office:value="47.33" calcext:value-type="float">
            <text:p>47,33</text:p>
          </table:table-cell>
          <table:table-cell office:value-type="float" office:value="44" calcext:value-type="float">
            <text:p>44</text:p>
          </table:table-cell>
          <table:table-cell office:value-type="float" office:value="48.67" calcext:value-type="float">
            <text:p>48,67</text:p>
          </table:table-cell>
          <table:table-cell office:value-type="float" office:value="53.33" calcext:value-type="float">
            <text:p>53,33</text:p>
          </table:table-cell>
          <table:table-cell office:value-type="float" office:value="40" calcext:value-type="float">
            <text:p>40</text:p>
          </table:table-cell>
          <table:table-cell office:value-type="float" office:value="47.33" calcext:value-type="float">
            <text:p>47,33</text:p>
          </table:table-cell>
          <table:table-cell office:value-type="float" office:value="51.33" calcext:value-type="float">
            <text:p>51,33</text:p>
          </table:table-cell>
          <table:table-cell office:value-type="float" office:value="40.67" calcext:value-type="float">
            <text:p>40,67</text:p>
          </table:table-cell>
          <table:table-cell office:value-type="float" office:value="33.33" calcext:value-type="float">
            <text:p>33,33</text:p>
          </table:table-cell>
          <table:table-cell office:value-type="float" office:value="50.67" calcext:value-type="float">
            <text:p>50,67</text:p>
          </table:table-cell>
          <table:table-cell table:number-columns-repeated="2" office:value-type="float" office:value="47.33" calcext:value-type="float">
            <text:p>47,33</text:p>
          </table:table-cell>
          <table:table-cell office:value-type="float" office:value="36.67" calcext:value-type="float">
            <text:p>36,67</text:p>
          </table:table-cell>
          <table:table-cell office:value-type="float" office:value="47.33" calcext:value-type="float">
            <text:p>47,33</text:p>
          </table:table-cell>
          <table:table-cell office:value-type="float" office:value="44" calcext:value-type="float">
            <text:p>44</text:p>
          </table:table-cell>
          <table:table-cell office:value-type="float" office:value="48.67" calcext:value-type="float">
            <text:p>48,67</text:p>
          </table:table-cell>
          <table:table-cell office:value-type="float" office:value="53.33" calcext:value-type="float">
            <text:p>53,33</text:p>
          </table:table-cell>
          <table:table-cell table:formula="of:=AVERAGE([.A99:.T99])" office:value-type="float" office:value="45.6325" calcext:value-type="float">
            <text:p>45,6</text:p>
          </table:table-cell>
          <table:table-cell table:number-columns-repeated="8"/>
        </table:table-row>
        <table:table-row table:style-name="ro1">
          <table:table-cell office:value-type="float" office:value="52.67" calcext:value-type="float">
            <text:p>52,67</text:p>
          </table:table-cell>
          <table:table-cell office:value-type="float" office:value="40.67" calcext:value-type="float">
            <text:p>40,67</text:p>
          </table:table-cell>
          <table:table-cell office:value-type="float" office:value="52" calcext:value-type="float">
            <text:p>52</text:p>
          </table:table-cell>
          <table:table-cell office:value-type="float" office:value="55.33" calcext:value-type="float">
            <text:p>55,33</text:p>
          </table:table-cell>
          <table:table-cell office:value-type="float" office:value="58" calcext:value-type="float">
            <text:p>58</text:p>
          </table:table-cell>
          <table:table-cell office:value-type="float" office:value="53.33" calcext:value-type="float">
            <text:p>53,33</text:p>
          </table:table-cell>
          <table:table-cell office:value-type="float" office:value="42" calcext:value-type="float">
            <text:p>42</text:p>
          </table:table-cell>
          <table:table-cell office:value-type="float" office:value="53.33" calcext:value-type="float">
            <text:p>53,33</text:p>
          </table:table-cell>
          <table:table-cell office:value-type="float" office:value="57.33" calcext:value-type="float">
            <text:p>57,33</text:p>
          </table:table-cell>
          <table:table-cell office:value-type="float" office:value="49.33" calcext:value-type="float">
            <text:p>49,33</text:p>
          </table:table-cell>
          <table:table-cell office:value-type="float" office:value="46" calcext:value-type="float">
            <text:p>46</text:p>
          </table:table-cell>
          <table:table-cell office:value-type="float" office:value="50.67" calcext:value-type="float">
            <text:p>50,67</text:p>
          </table:table-cell>
          <table:table-cell office:value-type="float" office:value="56" calcext:value-type="float">
            <text:p>56</text:p>
          </table:table-cell>
          <table:table-cell office:value-type="float" office:value="52.67" calcext:value-type="float">
            <text:p>52,67</text:p>
          </table:table-cell>
          <table:table-cell office:value-type="float" office:value="40.67" calcext:value-type="float">
            <text:p>40,67</text:p>
          </table:table-cell>
          <table:table-cell office:value-type="float" office:value="52" calcext:value-type="float">
            <text:p>52</text:p>
          </table:table-cell>
          <table:table-cell office:value-type="float" office:value="55.33" calcext:value-type="float">
            <text:p>55,33</text:p>
          </table:table-cell>
          <table:table-cell office:value-type="float" office:value="58" calcext:value-type="float">
            <text:p>58</text:p>
          </table:table-cell>
          <table:table-cell office:value-type="float" office:value="53.33" calcext:value-type="float">
            <text:p>53,33</text:p>
          </table:table-cell>
          <table:table-cell office:value-type="float" office:value="42" calcext:value-type="float">
            <text:p>42</text:p>
          </table:table-cell>
          <table:table-cell table:formula="of:=AVERAGE([.A100:.T100])" office:value-type="float" office:value="51.033" calcext:value-type="float">
            <text:p>51,0</text:p>
          </table:table-cell>
          <table:table-cell table:number-columns-repeated="8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8.67" calcext:value-type="float">
            <text:p>48,67</text:p>
          </table:table-cell>
          <table:table-cell office:value-type="float" office:value="60.67" calcext:value-type="float">
            <text:p>60,67</text:p>
          </table:table-cell>
          <table:table-cell office:value-type="float" office:value="46" calcext:value-type="float">
            <text:p>46</text:p>
          </table:table-cell>
          <table:table-cell office:value-type="float" office:value="52" calcext:value-type="float">
            <text:p>52</text:p>
          </table:table-cell>
          <table:table-cell office:value-type="float" office:value="52.67" calcext:value-type="float">
            <text:p>52,67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float" office:value="53.33" calcext:value-type="float">
            <text:p>53,33</text:p>
          </table:table-cell>
          <table:table-cell office:value-type="float" office:value="46.67" calcext:value-type="float">
            <text:p>46,67</text:p>
          </table:table-cell>
          <table:table-cell office:value-type="float" office:value="41.33" calcext:value-type="float">
            <text:p>41,33</text:p>
          </table:table-cell>
          <table:table-cell office:value-type="float" office:value="54" calcext:value-type="float">
            <text:p>54</text:p>
          </table:table-cell>
          <table:table-cell office:value-type="float" office:value="47.33" calcext:value-type="float">
            <text:p>47,33</text:p>
          </table:table-cell>
          <table:table-cell office:value-type="float" office:value="60" calcext:value-type="float">
            <text:p>60</text:p>
          </table:table-cell>
          <table:table-cell office:value-type="float" office:value="48.67" calcext:value-type="float">
            <text:p>48,67</text:p>
          </table:table-cell>
          <table:table-cell office:value-type="float" office:value="60.67" calcext:value-type="float">
            <text:p>60,67</text:p>
          </table:table-cell>
          <table:table-cell office:value-type="float" office:value="46" calcext:value-type="float">
            <text:p>46</text:p>
          </table:table-cell>
          <table:table-cell office:value-type="float" office:value="52" calcext:value-type="float">
            <text:p>52</text:p>
          </table:table-cell>
          <table:table-cell office:value-type="float" office:value="52.67" calcext:value-type="float">
            <text:p>52,67</text:p>
          </table:table-cell>
          <table:table-cell office:value-type="float" office:value="54" calcext:value-type="float">
            <text:p>54</text:p>
          </table:table-cell>
          <table:table-cell table:formula="of:=AVERAGE([.A101:.T101])" office:value-type="float" office:value="52.234" calcext:value-type="float">
            <text:p>52,2</text:p>
          </table:table-cell>
          <table:table-cell table:number-columns-repeated="8"/>
        </table:table-row>
        <table:table-row table:style-name="ro1">
          <table:table-cell office:value-type="float" office:value="54.67" calcext:value-type="float">
            <text:p>54,67</text:p>
          </table:table-cell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office:value-type="float" office:value="54" calcext:value-type="float">
            <text:p>54</text:p>
          </table:table-cell>
          <table:table-cell office:value-type="float" office:value="56.67" calcext:value-type="float">
            <text:p>56,67</text:p>
          </table:table-cell>
          <table:table-cell office:value-type="float" office:value="48.67" calcext:value-type="float">
            <text:p>48,67</text:p>
          </table:table-cell>
          <table:table-cell office:value-type="float" office:value="58" calcext:value-type="float">
            <text:p>58</text:p>
          </table:table-cell>
          <table:table-cell office:value-type="float" office:value="50.67" calcext:value-type="float">
            <text:p>50,67</text:p>
          </table:table-cell>
          <table:table-cell office:value-type="float" office:value="41.33" calcext:value-type="float">
            <text:p>41,33</text:p>
          </table:table-cell>
          <table:table-cell office:value-type="float" office:value="51.33" calcext:value-type="float">
            <text:p>51,33</text:p>
          </table:table-cell>
          <table:table-cell office:value-type="float" office:value="58" calcext:value-type="float">
            <text:p>58</text:p>
          </table:table-cell>
          <table:table-cell office:value-type="float" office:value="53.33" calcext:value-type="float">
            <text:p>53,33</text:p>
          </table:table-cell>
          <table:table-cell office:value-type="float" office:value="43.33" calcext:value-type="float">
            <text:p>43,33</text:p>
          </table:table-cell>
          <table:table-cell office:value-type="float" office:value="54.67" calcext:value-type="float">
            <text:p>54,67</text:p>
          </table:table-cell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office:value-type="float" office:value="54" calcext:value-type="float">
            <text:p>54</text:p>
          </table:table-cell>
          <table:table-cell office:value-type="float" office:value="56.67" calcext:value-type="float">
            <text:p>56,67</text:p>
          </table:table-cell>
          <table:table-cell office:value-type="float" office:value="48.67" calcext:value-type="float">
            <text:p>48,67</text:p>
          </table:table-cell>
          <table:table-cell office:value-type="float" office:value="58" calcext:value-type="float">
            <text:p>58</text:p>
          </table:table-cell>
          <table:table-cell table:formula="of:=AVERAGE([.A102:.T102])" office:value-type="float" office:value="51.9005" calcext:value-type="float">
            <text:p>51,9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48" calcext:value-type="float">
            <text:p>48</text:p>
          </table:table-cell>
          <table:table-cell office:value-type="float" office:value="62.67" calcext:value-type="float">
            <text:p>62,67</text:p>
          </table:table-cell>
          <table:table-cell office:value-type="float" office:value="56" calcext:value-type="float">
            <text:p>56</text:p>
          </table:table-cell>
          <table:table-cell office:value-type="float" office:value="53.33" calcext:value-type="float">
            <text:p>53,33</text:p>
          </table:table-cell>
          <table:table-cell office:value-type="float" office:value="48.67" calcext:value-type="float">
            <text:p>48,67</text:p>
          </table:table-cell>
          <table:table-cell office:value-type="float" office:value="46.67" calcext:value-type="float">
            <text:p>46,67</text:p>
          </table:table-cell>
          <table:table-cell office:value-type="float" office:value="43.33" calcext:value-type="float">
            <text:p>43,33</text:p>
          </table:table-cell>
          <table:table-cell office:value-type="float" office:value="50" calcext:value-type="float">
            <text:p>50</text:p>
          </table:table-cell>
          <table:table-cell office:value-type="float" office:value="59.33" calcext:value-type="float">
            <text:p>59,33</text:p>
          </table:table-cell>
          <table:table-cell table:number-columns-repeated="2" office:value-type="float" office:value="55.33" calcext:value-type="float">
            <text:p>55,33</text:p>
          </table:table-cell>
          <table:table-cell office:value-type="float" office:value="60.67" calcext:value-type="float">
            <text:p>60,67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62.67" calcext:value-type="float">
            <text:p>62,67</text:p>
          </table:table-cell>
          <table:table-cell office:value-type="float" office:value="56" calcext:value-type="float">
            <text:p>56</text:p>
          </table:table-cell>
          <table:table-cell office:value-type="float" office:value="53.33" calcext:value-type="float">
            <text:p>53,33</text:p>
          </table:table-cell>
          <table:table-cell office:value-type="float" office:value="48.67" calcext:value-type="float">
            <text:p>48,67</text:p>
          </table:table-cell>
          <table:table-cell office:value-type="float" office:value="46.67" calcext:value-type="float">
            <text:p>46,67</text:p>
          </table:table-cell>
          <table:table-cell table:formula="of:=AVERAGE([.A103:.T103])" office:value-type="float" office:value="52.5335" calcext:value-type="float">
            <text:p>52,5</text:p>
          </table:table-cell>
          <table:table-cell table:number-columns-repeated="8"/>
        </table:table-row>
        <table:table-row table:style-name="ro1">
          <table:table-cell office:value-type="float" office:value="49.33" calcext:value-type="float">
            <text:p>49,33</text:p>
          </table:table-cell>
          <table:table-cell office:value-type="float" office:value="52" calcext:value-type="float">
            <text:p>52</text:p>
          </table:table-cell>
          <table:table-cell office:value-type="float" office:value="51.33" calcext:value-type="float">
            <text:p>51,33</text:p>
          </table:table-cell>
          <table:table-cell office:value-type="float" office:value="50.67" calcext:value-type="float">
            <text:p>50,67</text:p>
          </table:table-cell>
          <table:table-cell office:value-type="float" office:value="52.67" calcext:value-type="float">
            <text:p>52,67</text:p>
          </table:table-cell>
          <table:table-cell office:value-type="float" office:value="48.67" calcext:value-type="float">
            <text:p>48,67</text:p>
          </table:table-cell>
          <table:table-cell office:value-type="float" office:value="58" calcext:value-type="float">
            <text:p>58</text:p>
          </table:table-cell>
          <table:table-cell office:value-type="float" office:value="46.67" calcext:value-type="float">
            <text:p>46,67</text:p>
          </table:table-cell>
          <table:table-cell office:value-type="float" office:value="44" calcext:value-type="float">
            <text:p>44</text:p>
          </table:table-cell>
          <table:table-cell office:value-type="float" office:value="68" calcext:value-type="float">
            <text:p>68</text:p>
          </table:table-cell>
          <table:table-cell office:value-type="float" office:value="58" calcext:value-type="float">
            <text:p>58</text:p>
          </table:table-cell>
          <table:table-cell office:value-type="float" office:value="55.33" calcext:value-type="float">
            <text:p>55,33</text:p>
          </table:table-cell>
          <table:table-cell office:value-type="float" office:value="50" calcext:value-type="float">
            <text:p>50</text:p>
          </table:table-cell>
          <table:table-cell office:value-type="float" office:value="49.33" calcext:value-type="float">
            <text:p>49,33</text:p>
          </table:table-cell>
          <table:table-cell office:value-type="float" office:value="52" calcext:value-type="float">
            <text:p>52</text:p>
          </table:table-cell>
          <table:table-cell office:value-type="float" office:value="51.33" calcext:value-type="float">
            <text:p>51,33</text:p>
          </table:table-cell>
          <table:table-cell office:value-type="float" office:value="50.67" calcext:value-type="float">
            <text:p>50,67</text:p>
          </table:table-cell>
          <table:table-cell office:value-type="float" office:value="52.67" calcext:value-type="float">
            <text:p>52,67</text:p>
          </table:table-cell>
          <table:table-cell office:value-type="float" office:value="48.67" calcext:value-type="float">
            <text:p>48,67</text:p>
          </table:table-cell>
          <table:table-cell office:value-type="float" office:value="58" calcext:value-type="float">
            <text:p>58</text:p>
          </table:table-cell>
          <table:table-cell table:formula="of:=AVERAGE([.A104:.T104])" office:value-type="float" office:value="52.367" calcext:value-type="float">
            <text:p>52,4</text:p>
          </table:table-cell>
          <table:table-cell table:number-columns-repeated="8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64.67" calcext:value-type="float">
            <text:p>64,67</text:p>
          </table:table-cell>
          <table:table-cell office:value-type="float" office:value="52.67" calcext:value-type="float">
            <text:p>52,67</text:p>
          </table:table-cell>
          <table:table-cell office:value-type="float" office:value="66" calcext:value-type="float">
            <text:p>66</text:p>
          </table:table-cell>
          <table:table-cell office:value-type="float" office:value="53.33" calcext:value-type="float">
            <text:p>53,33</text:p>
          </table:table-cell>
          <table:table-cell office:value-type="float" office:value="49.33" calcext:value-type="float">
            <text:p>49,33</text:p>
          </table:table-cell>
          <table:table-cell table:number-columns-repeated="2" office:value-type="float" office:value="56.67" calcext:value-type="float">
            <text:p>56,67</text:p>
          </table:table-cell>
          <table:table-cell office:value-type="float" office:value="52" calcext:value-type="float">
            <text:p>52</text:p>
          </table:table-cell>
          <table:table-cell office:value-type="float" office:value="58.67" calcext:value-type="float">
            <text:p>58,67</text:p>
          </table:table-cell>
          <table:table-cell office:value-type="float" office:value="46" calcext:value-type="float">
            <text:p>46</text:p>
          </table:table-cell>
          <table:table-cell office:value-type="float" office:value="62" calcext:value-type="float">
            <text:p>62</text:p>
          </table:table-cell>
          <table:table-cell office:value-type="float" office:value="62.67" calcext:value-type="float">
            <text:p>62,67</text:p>
          </table:table-cell>
          <table:table-cell office:value-type="float" office:value="62" calcext:value-type="float">
            <text:p>62</text:p>
          </table:table-cell>
          <table:table-cell office:value-type="float" office:value="64.67" calcext:value-type="float">
            <text:p>64,67</text:p>
          </table:table-cell>
          <table:table-cell office:value-type="float" office:value="52.67" calcext:value-type="float">
            <text:p>52,67</text:p>
          </table:table-cell>
          <table:table-cell office:value-type="float" office:value="66" calcext:value-type="float">
            <text:p>66</text:p>
          </table:table-cell>
          <table:table-cell office:value-type="float" office:value="53.33" calcext:value-type="float">
            <text:p>53,33</text:p>
          </table:table-cell>
          <table:table-cell office:value-type="float" office:value="49.33" calcext:value-type="float">
            <text:p>49,33</text:p>
          </table:table-cell>
          <table:table-cell office:value-type="float" office:value="56.67" calcext:value-type="float">
            <text:p>56,67</text:p>
          </table:table-cell>
          <table:table-cell table:formula="of:=AVERAGE([.A105:.T105])" office:value-type="float" office:value="57.3675" calcext:value-type="float">
            <text:p>57,4</text:p>
          </table:table-cell>
          <table:table-cell table:number-columns-repeated="8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9.33" calcext:value-type="float">
            <text:p>59,33</text:p>
          </table:table-cell>
          <table:table-cell office:value-type="float" office:value="54" calcext:value-type="float">
            <text:p>54</text:p>
          </table:table-cell>
          <table:table-cell office:value-type="float" office:value="46" calcext:value-type="float">
            <text:p>46</text:p>
          </table:table-cell>
          <table:table-cell office:value-type="float" office:value="45.33" calcext:value-type="float">
            <text:p>45,33</text:p>
          </table:table-cell>
          <table:table-cell office:value-type="float" office:value="55.33" calcext:value-type="float">
            <text:p>55,33</text:p>
          </table:table-cell>
          <table:table-cell office:value-type="float" office:value="57.33" calcext:value-type="float">
            <text:p>57,33</text:p>
          </table:table-cell>
          <table:table-cell office:value-type="float" office:value="50.67" calcext:value-type="float">
            <text:p>50,67</text:p>
          </table:table-cell>
          <table:table-cell office:value-type="float" office:value="57.33" calcext:value-type="float">
            <text:p>57,33</text:p>
          </table:table-cell>
          <table:table-cell office:value-type="float" office:value="62" calcext:value-type="float">
            <text:p>62</text:p>
          </table:table-cell>
          <table:table-cell office:value-type="float" office:value="58" calcext:value-type="float">
            <text:p>58</text:p>
          </table:table-cell>
          <table:table-cell office:value-type="float" office:value="57.33" calcext:value-type="float">
            <text:p>57,33</text:p>
          </table:table-cell>
          <table:table-cell office:value-type="float" office:value="62.67" calcext:value-type="float">
            <text:p>62,67</text:p>
          </table:table-cell>
          <table:table-cell office:value-type="float" office:value="52" calcext:value-type="float">
            <text:p>52</text:p>
          </table:table-cell>
          <table:table-cell office:value-type="float" office:value="59.33" calcext:value-type="float">
            <text:p>59,33</text:p>
          </table:table-cell>
          <table:table-cell office:value-type="float" office:value="54" calcext:value-type="float">
            <text:p>54</text:p>
          </table:table-cell>
          <table:table-cell office:value-type="float" office:value="46" calcext:value-type="float">
            <text:p>46</text:p>
          </table:table-cell>
          <table:table-cell office:value-type="float" office:value="45.33" calcext:value-type="float">
            <text:p>45,33</text:p>
          </table:table-cell>
          <table:table-cell office:value-type="float" office:value="55.33" calcext:value-type="float">
            <text:p>55,33</text:p>
          </table:table-cell>
          <table:table-cell office:value-type="float" office:value="57.33" calcext:value-type="float">
            <text:p>57,33</text:p>
          </table:table-cell>
          <table:table-cell table:formula="of:=AVERAGE([.A106:.T106])" office:value-type="float" office:value="54.332" calcext:value-type="float">
            <text:p>54,3</text:p>
          </table:table-cell>
          <table:table-cell table:number-columns-repeated="8"/>
        </table:table-row>
        <table:table-row table:style-name="ro1">
          <table:table-cell office:value-type="float" office:value="55.33" calcext:value-type="float">
            <text:p>55,33</text:p>
          </table:table-cell>
          <table:table-cell office:value-type="float" office:value="52" calcext:value-type="float">
            <text:p>52</text:p>
          </table:table-cell>
          <table:table-cell office:value-type="float" office:value="48.67" calcext:value-type="float">
            <text:p>48,67</text:p>
          </table:table-cell>
          <table:table-cell office:value-type="float" office:value="68" calcext:value-type="float">
            <text:p>68</text:p>
          </table:table-cell>
          <table:table-cell office:value-type="float" office:value="48.67" calcext:value-type="float">
            <text:p>48,67</text:p>
          </table:table-cell>
          <table:table-cell office:value-type="float" office:value="62.67" calcext:value-type="float">
            <text:p>62,67</text:p>
          </table:table-cell>
          <table:table-cell office:value-type="float" office:value="54" calcext:value-type="float">
            <text:p>54</text:p>
          </table:table-cell>
          <table:table-cell office:value-type="float" office:value="55.33" calcext:value-type="float">
            <text:p>55,33</text:p>
          </table:table-cell>
          <table:table-cell office:value-type="float" office:value="52" calcext:value-type="float">
            <text:p>52</text:p>
          </table:table-cell>
          <table:table-cell office:value-type="float" office:value="52.67" calcext:value-type="float">
            <text:p>52,67</text:p>
          </table:table-cell>
          <table:table-cell office:value-type="float" office:value="56" calcext:value-type="float">
            <text:p>56</text:p>
          </table:table-cell>
          <table:table-cell office:value-type="float" office:value="64" calcext:value-type="float">
            <text:p>64</text:p>
          </table:table-cell>
          <table:table-cell office:value-type="float" office:value="50.67" calcext:value-type="float">
            <text:p>50,67</text:p>
          </table:table-cell>
          <table:table-cell office:value-type="float" office:value="55.33" calcext:value-type="float">
            <text:p>55,33</text:p>
          </table:table-cell>
          <table:table-cell office:value-type="float" office:value="52" calcext:value-type="float">
            <text:p>52</text:p>
          </table:table-cell>
          <table:table-cell office:value-type="float" office:value="48.67" calcext:value-type="float">
            <text:p>48,67</text:p>
          </table:table-cell>
          <table:table-cell office:value-type="float" office:value="68" calcext:value-type="float">
            <text:p>68</text:p>
          </table:table-cell>
          <table:table-cell office:value-type="float" office:value="48.67" calcext:value-type="float">
            <text:p>48,67</text:p>
          </table:table-cell>
          <table:table-cell office:value-type="float" office:value="62.67" calcext:value-type="float">
            <text:p>62,67</text:p>
          </table:table-cell>
          <table:table-cell office:value-type="float" office:value="54" calcext:value-type="float">
            <text:p>54</text:p>
          </table:table-cell>
          <table:table-cell table:formula="of:=AVERAGE([.A107:.T107])" office:value-type="float" office:value="55.4675" calcext:value-type="float">
            <text:p>55,5</text:p>
          </table:table-cell>
          <table:table-cell table:number-columns-repeated="8"/>
        </table:table-row>
        <table:table-row table:style-name="ro1">
          <table:table-cell office:value-type="float" office:value="61.33" calcext:value-type="float">
            <text:p>61,33</text:p>
          </table:table-cell>
          <table:table-cell office:value-type="float" office:value="60.67" calcext:value-type="float">
            <text:p>60,67</text:p>
          </table:table-cell>
          <table:table-cell office:value-type="float" office:value="58.67" calcext:value-type="float">
            <text:p>58,67</text:p>
          </table:table-cell>
          <table:table-cell office:value-type="float" office:value="61.33" calcext:value-type="float">
            <text:p>61,33</text:p>
          </table:table-cell>
          <table:table-cell office:value-type="float" office:value="55.33" calcext:value-type="float">
            <text:p>55,33</text:p>
          </table:table-cell>
          <table:table-cell office:value-type="float" office:value="62" calcext:value-type="float">
            <text:p>62</text:p>
          </table:table-cell>
          <table:table-cell office:value-type="float" office:value="64.67" calcext:value-type="float">
            <text:p>64,67</text:p>
          </table:table-cell>
          <table:table-cell office:value-type="float" office:value="62" calcext:value-type="float">
            <text:p>62</text:p>
          </table:table-cell>
          <table:table-cell office:value-type="float" office:value="52.67" calcext:value-type="float">
            <text:p>52,67</text:p>
          </table:table-cell>
          <table:table-cell office:value-type="float" office:value="57.33" calcext:value-type="float">
            <text:p>57,33</text:p>
          </table:table-cell>
          <table:table-cell office:value-type="float" office:value="60" calcext:value-type="float">
            <text:p>60</text:p>
          </table:table-cell>
          <table:table-cell office:value-type="float" office:value="58.67" calcext:value-type="float">
            <text:p>58,67</text:p>
          </table:table-cell>
          <table:table-cell office:value-type="float" office:value="52" calcext:value-type="float">
            <text:p>52</text:p>
          </table:table-cell>
          <table:table-cell office:value-type="float" office:value="61.33" calcext:value-type="float">
            <text:p>61,33</text:p>
          </table:table-cell>
          <table:table-cell office:value-type="float" office:value="60.67" calcext:value-type="float">
            <text:p>60,67</text:p>
          </table:table-cell>
          <table:table-cell office:value-type="float" office:value="58.67" calcext:value-type="float">
            <text:p>58,67</text:p>
          </table:table-cell>
          <table:table-cell office:value-type="float" office:value="61.33" calcext:value-type="float">
            <text:p>61,33</text:p>
          </table:table-cell>
          <table:table-cell office:value-type="float" office:value="55.33" calcext:value-type="float">
            <text:p>55,33</text:p>
          </table:table-cell>
          <table:table-cell office:value-type="float" office:value="62" calcext:value-type="float">
            <text:p>62</text:p>
          </table:table-cell>
          <table:table-cell office:value-type="float" office:value="64.67" calcext:value-type="float">
            <text:p>64,67</text:p>
          </table:table-cell>
          <table:table-cell table:formula="of:=AVERAGE([.A108:.T108])" office:value-type="float" office:value="59.5335" calcext:value-type="float">
            <text:p>59,5</text:p>
          </table:table-cell>
          <table:table-cell table:number-columns-repeated="8"/>
        </table:table-row>
        <table:table-row table:style-name="ro1">
          <table:table-cell office:value-type="float" office:value="55.33" calcext:value-type="float">
            <text:p>55,33</text:p>
          </table:table-cell>
          <table:table-cell office:value-type="float" office:value="56.67" calcext:value-type="float">
            <text:p>56,67</text:p>
          </table:table-cell>
          <table:table-cell office:value-type="float" office:value="57.33" calcext:value-type="float">
            <text:p>57,33</text:p>
          </table:table-cell>
          <table:table-cell office:value-type="float" office:value="47.33" calcext:value-type="float">
            <text:p>47,33</text:p>
          </table:table-cell>
          <table:table-cell office:value-type="float" office:value="52.67" calcext:value-type="float">
            <text:p>52,67</text:p>
          </table:table-cell>
          <table:table-cell office:value-type="float" office:value="57.33" calcext:value-type="float">
            <text:p>57,33</text:p>
          </table:table-cell>
          <table:table-cell office:value-type="float" office:value="53.33" calcext:value-type="float">
            <text:p>53,33</text:p>
          </table:table-cell>
          <table:table-cell office:value-type="float" office:value="60" calcext:value-type="float">
            <text:p>60</text:p>
          </table:table-cell>
          <table:table-cell office:value-type="float" office:value="54" calcext:value-type="float">
            <text:p>54</text:p>
          </table:table-cell>
          <table:table-cell office:value-type="float" office:value="61.33" calcext:value-type="float">
            <text:p>61,33</text:p>
          </table:table-cell>
          <table:table-cell office:value-type="float" office:value="62" calcext:value-type="float">
            <text:p>62</text:p>
          </table:table-cell>
          <table:table-cell office:value-type="float" office:value="58.67" calcext:value-type="float">
            <text:p>58,67</text:p>
          </table:table-cell>
          <table:table-cell office:value-type="float" office:value="49.33" calcext:value-type="float">
            <text:p>49,33</text:p>
          </table:table-cell>
          <table:table-cell office:value-type="float" office:value="55.33" calcext:value-type="float">
            <text:p>55,33</text:p>
          </table:table-cell>
          <table:table-cell office:value-type="float" office:value="56.67" calcext:value-type="float">
            <text:p>56,67</text:p>
          </table:table-cell>
          <table:table-cell office:value-type="float" office:value="57.33" calcext:value-type="float">
            <text:p>57,33</text:p>
          </table:table-cell>
          <table:table-cell office:value-type="float" office:value="47.33" calcext:value-type="float">
            <text:p>47,33</text:p>
          </table:table-cell>
          <table:table-cell office:value-type="float" office:value="52.67" calcext:value-type="float">
            <text:p>52,67</text:p>
          </table:table-cell>
          <table:table-cell office:value-type="float" office:value="57.33" calcext:value-type="float">
            <text:p>57,33</text:p>
          </table:table-cell>
          <table:table-cell office:value-type="float" office:value="53.33" calcext:value-type="float">
            <text:p>53,33</text:p>
          </table:table-cell>
          <table:table-cell table:formula="of:=AVERAGE([.A109:.T109])" office:value-type="float" office:value="55.2655" calcext:value-type="float">
            <text:p>55,3</text:p>
          </table:table-cell>
          <table:table-cell table:number-columns-repeated="8"/>
        </table:table-row>
        <table:table-row table:style-name="ro1">
          <table:table-cell office:value-type="float" office:value="54.67" calcext:value-type="float">
            <text:p>54,67</text:p>
          </table:table-cell>
          <table:table-cell office:value-type="float" office:value="57.33" calcext:value-type="float">
            <text:p>57,33</text:p>
          </table:table-cell>
          <table:table-cell office:value-type="float" office:value="58" calcext:value-type="float">
            <text:p>58</text:p>
          </table:table-cell>
          <table:table-cell office:value-type="float" office:value="65.33" calcext:value-type="float">
            <text:p>65,33</text:p>
          </table:table-cell>
          <table:table-cell office:value-type="float" office:value="64.67" calcext:value-type="float">
            <text:p>64,67</text:p>
          </table:table-cell>
          <table:table-cell office:value-type="float" office:value="55.33" calcext:value-type="float">
            <text:p>55,33</text:p>
          </table:table-cell>
          <table:table-cell office:value-type="float" office:value="52" calcext:value-type="float">
            <text:p>52</text:p>
          </table:table-cell>
          <table:table-cell office:value-type="float" office:value="57.33" calcext:value-type="float">
            <text:p>57,33</text:p>
          </table:table-cell>
          <table:table-cell office:value-type="float" office:value="56.67" calcext:value-type="float">
            <text:p>56,67</text:p>
          </table:table-cell>
          <table:table-cell office:value-type="float" office:value="64" calcext:value-type="float">
            <text:p>64</text:p>
          </table:table-cell>
          <table:table-cell office:value-type="float" office:value="63.33" calcext:value-type="float">
            <text:p>63,33</text:p>
          </table:table-cell>
          <table:table-cell office:value-type="float" office:value="61.33" calcext:value-type="float">
            <text:p>61,33</text:p>
          </table:table-cell>
          <table:table-cell office:value-type="float" office:value="57.33" calcext:value-type="float">
            <text:p>57,33</text:p>
          </table:table-cell>
          <table:table-cell office:value-type="float" office:value="54.67" calcext:value-type="float">
            <text:p>54,67</text:p>
          </table:table-cell>
          <table:table-cell office:value-type="float" office:value="57.33" calcext:value-type="float">
            <text:p>57,33</text:p>
          </table:table-cell>
          <table:table-cell office:value-type="float" office:value="58" calcext:value-type="float">
            <text:p>58</text:p>
          </table:table-cell>
          <table:table-cell office:value-type="float" office:value="65.33" calcext:value-type="float">
            <text:p>65,33</text:p>
          </table:table-cell>
          <table:table-cell office:value-type="float" office:value="64.67" calcext:value-type="float">
            <text:p>64,67</text:p>
          </table:table-cell>
          <table:table-cell office:value-type="float" office:value="55.33" calcext:value-type="float">
            <text:p>55,33</text:p>
          </table:table-cell>
          <table:table-cell office:value-type="float" office:value="52" calcext:value-type="float">
            <text:p>52</text:p>
          </table:table-cell>
          <table:table-cell table:formula="of:=AVERAGE([.A110:.T110])" office:value-type="float" office:value="58.7325" calcext:value-type="float">
            <text:p>58,7</text:p>
          </table:table-cell>
          <table:table-cell table:number-columns-repeated="8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55.33" calcext:value-type="float">
            <text:p>55,33</text:p>
          </table:table-cell>
          <table:table-cell office:value-type="float" office:value="62.67" calcext:value-type="float">
            <text:p>62,67</text:p>
          </table:table-cell>
          <table:table-cell office:value-type="float" office:value="61.33" calcext:value-type="float">
            <text:p>61,33</text:p>
          </table:table-cell>
          <table:table-cell office:value-type="float" office:value="63.33" calcext:value-type="float">
            <text:p>63,33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57.33" calcext:value-type="float">
            <text:p>57,33</text:p>
          </table:table-cell>
          <table:table-cell office:value-type="float" office:value="56" calcext:value-type="float">
            <text:p>56</text:p>
          </table:table-cell>
          <table:table-cell office:value-type="float" office:value="48.67" calcext:value-type="float">
            <text:p>48,67</text:p>
          </table:table-cell>
          <table:table-cell office:value-type="float" office:value="60.67" calcext:value-type="float">
            <text:p>60,67</text:p>
          </table:table-cell>
          <table:table-cell office:value-type="float" office:value="65.33" calcext:value-type="float">
            <text:p>65,33</text:p>
          </table:table-cell>
          <table:table-cell office:value-type="float" office:value="70.67" calcext:value-type="float">
            <text:p>70,67</text:p>
          </table:table-cell>
          <table:table-cell office:value-type="float" office:value="58" calcext:value-type="float">
            <text:p>58</text:p>
          </table:table-cell>
          <table:table-cell office:value-type="float" office:value="55.33" calcext:value-type="float">
            <text:p>55,33</text:p>
          </table:table-cell>
          <table:table-cell office:value-type="float" office:value="62.67" calcext:value-type="float">
            <text:p>62,67</text:p>
          </table:table-cell>
          <table:table-cell office:value-type="float" office:value="61.33" calcext:value-type="float">
            <text:p>61,33</text:p>
          </table:table-cell>
          <table:table-cell office:value-type="float" office:value="63.33" calcext:value-type="float">
            <text:p>63,33</text:p>
          </table:table-cell>
          <table:table-cell office:value-type="float" office:value="66" calcext:value-type="float">
            <text:p>66</text:p>
          </table:table-cell>
          <table:table-cell office:value-type="float" office:value="57.33" calcext:value-type="float">
            <text:p>57,33</text:p>
          </table:table-cell>
          <table:table-cell table:formula="of:=AVERAGE([.A111:.T111])" office:value-type="float" office:value="60.3325" calcext:value-type="float">
            <text:p>60,3</text:p>
          </table:table-cell>
          <table:table-cell table:number-columns-repeated="8"/>
        </table:table-row>
        <table:table-row table:style-name="ro1">
          <table:table-cell office:value-type="float" office:value="50.67" calcext:value-type="float">
            <text:p>50,67</text:p>
          </table:table-cell>
          <table:table-cell office:value-type="float" office:value="60.67" calcext:value-type="float">
            <text:p>60,67</text:p>
          </table:table-cell>
          <table:table-cell office:value-type="float" office:value="61.33" calcext:value-type="float">
            <text:p>61,33</text:p>
          </table:table-cell>
          <table:table-cell table:number-columns-repeated="2" office:value-type="float" office:value="64.67" calcext:value-type="float">
            <text:p>64,67</text:p>
          </table:table-cell>
          <table:table-cell office:value-type="float" office:value="58" calcext:value-type="float">
            <text:p>58</text:p>
          </table:table-cell>
          <table:table-cell office:value-type="float" office:value="54" calcext:value-type="float">
            <text:p>54</text:p>
          </table:table-cell>
          <table:table-cell office:value-type="float" office:value="54.67" calcext:value-type="float">
            <text:p>54,67</text:p>
          </table:table-cell>
          <table:table-cell office:value-type="float" office:value="57.33" calcext:value-type="float">
            <text:p>57,33</text:p>
          </table:table-cell>
          <table:table-cell office:value-type="float" office:value="46.67" calcext:value-type="float">
            <text:p>46,67</text:p>
          </table:table-cell>
          <table:table-cell office:value-type="float" office:value="56" calcext:value-type="float">
            <text:p>56</text:p>
          </table:table-cell>
          <table:table-cell office:value-type="float" office:value="62" calcext:value-type="float">
            <text:p>62</text:p>
          </table:table-cell>
          <table:table-cell office:value-type="float" office:value="65.33" calcext:value-type="float">
            <text:p>65,33</text:p>
          </table:table-cell>
          <table:table-cell office:value-type="float" office:value="50.67" calcext:value-type="float">
            <text:p>50,67</text:p>
          </table:table-cell>
          <table:table-cell office:value-type="float" office:value="60.67" calcext:value-type="float">
            <text:p>60,67</text:p>
          </table:table-cell>
          <table:table-cell office:value-type="float" office:value="61.33" calcext:value-type="float">
            <text:p>61,33</text:p>
          </table:table-cell>
          <table:table-cell table:number-columns-repeated="2" office:value-type="float" office:value="64.67" calcext:value-type="float">
            <text:p>64,67</text:p>
          </table:table-cell>
          <table:table-cell office:value-type="float" office:value="58" calcext:value-type="float">
            <text:p>58</text:p>
          </table:table-cell>
          <table:table-cell office:value-type="float" office:value="54" calcext:value-type="float">
            <text:p>54</text:p>
          </table:table-cell>
          <table:table-cell table:formula="of:=AVERAGE([.A112:.T112])" office:value-type="float" office:value="58.501" calcext:value-type="float">
            <text:p>58,5</text:p>
          </table:table-cell>
          <table:table-cell table:number-columns-repeated="8"/>
        </table:table-row>
        <table:table-row table:style-name="ro1">
          <table:table-cell office:value-type="float" office:value="54.67" calcext:value-type="float">
            <text:p>54,67</text:p>
          </table:table-cell>
          <table:table-cell office:value-type="float" office:value="56.67" calcext:value-type="float">
            <text:p>56,67</text:p>
          </table:table-cell>
          <table:table-cell office:value-type="float" office:value="55.33" calcext:value-type="float">
            <text:p>55,33</text:p>
          </table:table-cell>
          <table:table-cell office:value-type="float" office:value="58" calcext:value-type="float">
            <text:p>58</text:p>
          </table:table-cell>
          <table:table-cell office:value-type="float" office:value="54" calcext:value-type="float">
            <text:p>54</text:p>
          </table:table-cell>
          <table:table-cell office:value-type="float" office:value="62.67" calcext:value-type="float">
            <text:p>62,67</text:p>
          </table:table-cell>
          <table:table-cell office:value-type="float" office:value="70.67" calcext:value-type="float">
            <text:p>70,6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68" calcext:value-type="float">
            <text:p>68</text:p>
          </table:table-cell>
          <table:table-cell office:value-type="float" office:value="60.67" calcext:value-type="float">
            <text:p>60,67</text:p>
          </table:table-cell>
          <table:table-cell office:value-type="float" office:value="59.33" calcext:value-type="float">
            <text:p>59,33</text:p>
          </table:table-cell>
          <table:table-cell office:value-type="float" office:value="72.67" calcext:value-type="float">
            <text:p>72,67</text:p>
          </table:table-cell>
          <table:table-cell office:value-type="float" office:value="54.67" calcext:value-type="float">
            <text:p>54,67</text:p>
          </table:table-cell>
          <table:table-cell office:value-type="float" office:value="56.67" calcext:value-type="float">
            <text:p>56,67</text:p>
          </table:table-cell>
          <table:table-cell office:value-type="float" office:value="55.33" calcext:value-type="float">
            <text:p>55,33</text:p>
          </table:table-cell>
          <table:table-cell office:value-type="float" office:value="58" calcext:value-type="float">
            <text:p>58</text:p>
          </table:table-cell>
          <table:table-cell office:value-type="float" office:value="54" calcext:value-type="float">
            <text:p>54</text:p>
          </table:table-cell>
          <table:table-cell office:value-type="float" office:value="62.67" calcext:value-type="float">
            <text:p>62,67</text:p>
          </table:table-cell>
          <table:table-cell office:value-type="float" office:value="70.67" calcext:value-type="float">
            <text:p>70,67</text:p>
          </table:table-cell>
          <table:table-cell table:formula="of:=AVERAGE([.A113:.T113])" office:value-type="float" office:value="60.6345" calcext:value-type="float">
            <text:p>60,6</text:p>
          </table:table-cell>
          <table:table-cell table:number-columns-repeated="8"/>
        </table:table-row>
        <table:table-row table:style-name="ro1">
          <table:table-cell office:value-type="float" office:value="63.33" calcext:value-type="float">
            <text:p>63,33</text:p>
          </table:table-cell>
          <table:table-cell office:value-type="float" office:value="60" calcext:value-type="float">
            <text:p>60</text:p>
          </table:table-cell>
          <table:table-cell office:value-type="float" office:value="59.33" calcext:value-type="float">
            <text:p>59,33</text:p>
          </table:table-cell>
          <table:table-cell office:value-type="float" office:value="64.67" calcext:value-type="float">
            <text:p>64,67</text:p>
          </table:table-cell>
          <table:table-cell office:value-type="float" office:value="62.67" calcext:value-type="float">
            <text:p>62,67</text:p>
          </table:table-cell>
          <table:table-cell office:value-type="float" office:value="51.33" calcext:value-type="float">
            <text:p>51,33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62.67" calcext:value-type="float">
            <text:p>62,67</text:p>
          </table:table-cell>
          <table:table-cell office:value-type="float" office:value="70.67" calcext:value-type="float">
            <text:p>70,67</text:p>
          </table:table-cell>
          <table:table-cell office:value-type="float" office:value="59.33" calcext:value-type="float">
            <text:p>59,33</text:p>
          </table:table-cell>
          <table:table-cell table:number-columns-repeated="2" office:value-type="float" office:value="65.33" calcext:value-type="float">
            <text:p>65,33</text:p>
          </table:table-cell>
          <table:table-cell office:value-type="float" office:value="63.33" calcext:value-type="float">
            <text:p>63,33</text:p>
          </table:table-cell>
          <table:table-cell office:value-type="float" office:value="60" calcext:value-type="float">
            <text:p>60</text:p>
          </table:table-cell>
          <table:table-cell office:value-type="float" office:value="59.33" calcext:value-type="float">
            <text:p>59,33</text:p>
          </table:table-cell>
          <table:table-cell office:value-type="float" office:value="64.67" calcext:value-type="float">
            <text:p>64,67</text:p>
          </table:table-cell>
          <table:table-cell office:value-type="float" office:value="62.67" calcext:value-type="float">
            <text:p>62,67</text:p>
          </table:table-cell>
          <table:table-cell office:value-type="float" office:value="51.33" calcext:value-type="float">
            <text:p>51,33</text:p>
          </table:table-cell>
          <table:table-cell office:value-type="float" office:value="66" calcext:value-type="float">
            <text:p>66</text:p>
          </table:table-cell>
          <table:table-cell table:formula="of:=AVERAGE([.A114:.T114])" office:value-type="float" office:value="61.9995" calcext:value-type="float">
            <text:p>62,0</text:p>
          </table:table-cell>
          <table:table-cell table:number-columns-repeated="8"/>
        </table:table-row>
        <table:table-row table:style-name="ro1">
          <table:table-cell office:value-type="float" office:value="60.67" calcext:value-type="float">
            <text:p>60,67</text:p>
          </table:table-cell>
          <table:table-cell office:value-type="float" office:value="64.67" calcext:value-type="float">
            <text:p>64,67</text:p>
          </table:table-cell>
          <table:table-cell office:value-type="float" office:value="62.67" calcext:value-type="float">
            <text:p>62,67</text:p>
          </table:table-cell>
          <table:table-cell office:value-type="float" office:value="58.67" calcext:value-type="float">
            <text:p>58,67</text:p>
          </table:table-cell>
          <table:table-cell office:value-type="float" office:value="65.33" calcext:value-type="float">
            <text:p>65,33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float" office:value="57.33" calcext:value-type="float">
            <text:p>57,33</text:p>
          </table:table-cell>
          <table:table-cell table:number-columns-repeated="2" office:value-type="float" office:value="58.67" calcext:value-type="float">
            <text:p>58,67</text:p>
          </table:table-cell>
          <table:table-cell office:value-type="float" office:value="64" calcext:value-type="float">
            <text:p>64</text:p>
          </table:table-cell>
          <table:table-cell office:value-type="float" office:value="58.67" calcext:value-type="float">
            <text:p>58,67</text:p>
          </table:table-cell>
          <table:table-cell office:value-type="float" office:value="69.33" calcext:value-type="float">
            <text:p>69,33</text:p>
          </table:table-cell>
          <table:table-cell office:value-type="float" office:value="60.67" calcext:value-type="float">
            <text:p>60,67</text:p>
          </table:table-cell>
          <table:table-cell office:value-type="float" office:value="64.67" calcext:value-type="float">
            <text:p>64,67</text:p>
          </table:table-cell>
          <table:table-cell office:value-type="float" office:value="62.67" calcext:value-type="float">
            <text:p>62,67</text:p>
          </table:table-cell>
          <table:table-cell office:value-type="float" office:value="58.67" calcext:value-type="float">
            <text:p>58,67</text:p>
          </table:table-cell>
          <table:table-cell office:value-type="float" office:value="65.33" calcext:value-type="float">
            <text:p>65,33</text:p>
          </table:table-cell>
          <table:table-cell table:number-columns-repeated="2" office:value-type="float" office:value="62" calcext:value-type="float">
            <text:p>62</text:p>
          </table:table-cell>
          <table:table-cell table:formula="of:=AVERAGE([.A115:.T115])" office:value-type="float" office:value="61.9345" calcext:value-type="float">
            <text:p>61,9</text:p>
          </table:table-cell>
          <table:table-cell table:number-columns-repeated="8"/>
        </table:table-row>
        <table:table-row table:style-name="ro1">
          <table:table-cell office:value-type="float" office:value="63.33" calcext:value-type="float">
            <text:p>63,33</text:p>
          </table:table-cell>
          <table:table-cell office:value-type="float" office:value="70.67" calcext:value-type="float">
            <text:p>70,67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69.33" calcext:value-type="float">
            <text:p>69,33</text:p>
          </table:table-cell>
          <table:table-cell office:value-type="float" office:value="64.67" calcext:value-type="float">
            <text:p>64,67</text:p>
          </table:table-cell>
          <table:table-cell office:value-type="float" office:value="60" calcext:value-type="float">
            <text:p>60</text:p>
          </table:table-cell>
          <table:table-cell office:value-type="float" office:value="68.67" calcext:value-type="float">
            <text:p>68,67</text:p>
          </table:table-cell>
          <table:table-cell office:value-type="float" office:value="65.33" calcext:value-type="float">
            <text:p>65,33</text:p>
          </table:table-cell>
          <table:table-cell office:value-type="float" office:value="59.33" calcext:value-type="float">
            <text:p>59,33</text:p>
          </table:table-cell>
          <table:table-cell office:value-type="float" office:value="60" calcext:value-type="float">
            <text:p>60</text:p>
          </table:table-cell>
          <table:table-cell office:value-type="float" office:value="64" calcext:value-type="float">
            <text:p>64</text:p>
          </table:table-cell>
          <table:table-cell office:value-type="float" office:value="63.33" calcext:value-type="float">
            <text:p>63,33</text:p>
          </table:table-cell>
          <table:table-cell office:value-type="float" office:value="70.67" calcext:value-type="float">
            <text:p>70,67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69.33" calcext:value-type="float">
            <text:p>69,33</text:p>
          </table:table-cell>
          <table:table-cell office:value-type="float" office:value="64.67" calcext:value-type="float">
            <text:p>64,67</text:p>
          </table:table-cell>
          <table:table-cell table:formula="of:=AVERAGE([.A116:.T116])" office:value-type="float" office:value="64.8665" calcext:value-type="float">
            <text:p>64,9</text:p>
          </table:table-cell>
          <table:table-cell table:number-columns-repeated="8"/>
        </table:table-row>
        <table:table-row table:style-name="ro1">
          <table:table-cell office:value-type="float" office:value="62.67" calcext:value-type="float">
            <text:p>62,67</text:p>
          </table:table-cell>
          <table:table-cell office:value-type="float" office:value="57.33" calcext:value-type="float">
            <text:p>57,33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64.67" calcext:value-type="float">
            <text:p>64,67</text:p>
          </table:table-cell>
          <table:table-cell office:value-type="float" office:value="70" calcext:value-type="float">
            <text:p>70</text:p>
          </table:table-cell>
          <table:table-cell office:value-type="float" office:value="64" calcext:value-type="float">
            <text:p>64</text:p>
          </table:table-cell>
          <table:table-cell office:value-type="float" office:value="62.67" calcext:value-type="float">
            <text:p>62,67</text:p>
          </table:table-cell>
          <table:table-cell office:value-type="float" office:value="64.67" calcext:value-type="float">
            <text:p>64,67</text:p>
          </table:table-cell>
          <table:table-cell office:value-type="float" office:value="58" calcext:value-type="float">
            <text:p>58</text:p>
          </table:table-cell>
          <table:table-cell office:value-type="float" office:value="63.33" calcext:value-type="float">
            <text:p>63,33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2.67" calcext:value-type="float">
            <text:p>62,67</text:p>
          </table:table-cell>
          <table:table-cell office:value-type="float" office:value="57.33" calcext:value-type="float">
            <text:p>57,33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64.67" calcext:value-type="float">
            <text:p>64,67</text:p>
          </table:table-cell>
          <table:table-cell office:value-type="float" office:value="70" calcext:value-type="float">
            <text:p>70</text:p>
          </table:table-cell>
          <table:table-cell office:value-type="float" office:value="64" calcext:value-type="float">
            <text:p>64</text:p>
          </table:table-cell>
          <table:table-cell table:formula="of:=AVERAGE([.A117:.T117])" office:value-type="float" office:value="62.4005" calcext:value-type="float">
            <text:p>62,4</text:p>
          </table:table-cell>
          <table:table-cell table:number-columns-repeated="8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9.33" calcext:value-type="float">
            <text:p>69,33</text:p>
          </table:table-cell>
          <table:table-cell office:value-type="float" office:value="60" calcext:value-type="float">
            <text:p>60</text:p>
          </table:table-cell>
          <table:table-cell office:value-type="float" office:value="70.67" calcext:value-type="float">
            <text:p>70,67</text:p>
          </table:table-cell>
          <table:table-cell office:value-type="float" office:value="64" calcext:value-type="float">
            <text:p>64</text:p>
          </table:table-cell>
          <table:table-cell office:value-type="float" office:value="62.67" calcext:value-type="float">
            <text:p>62,67</text:p>
          </table:table-cell>
          <table:table-cell office:value-type="float" office:value="67.33" calcext:value-type="float">
            <text:p>67,33</text:p>
          </table:table-cell>
          <table:table-cell office:value-type="float" office:value="61.33" calcext:value-type="float">
            <text:p>61,33</text:p>
          </table:table-cell>
          <table:table-cell office:value-type="float" office:value="70" calcext:value-type="float">
            <text:p>70</text:p>
          </table:table-cell>
          <table:table-cell office:value-type="float" office:value="62" calcext:value-type="float">
            <text:p>62</text:p>
          </table:table-cell>
          <table:table-cell office:value-type="float" office:value="63.33" calcext:value-type="float">
            <text:p>63,33</text:p>
          </table:table-cell>
          <table:table-cell office:value-type="float" office:value="62.67" calcext:value-type="float">
            <text:p>62,67</text:p>
          </table:table-cell>
          <table:table-cell office:value-type="float" office:value="60.67" calcext:value-type="float">
            <text:p>60,67</text:p>
          </table:table-cell>
          <table:table-cell office:value-type="float" office:value="60" calcext:value-type="float">
            <text:p>60</text:p>
          </table:table-cell>
          <table:table-cell office:value-type="float" office:value="69.33" calcext:value-type="float">
            <text:p>69,33</text:p>
          </table:table-cell>
          <table:table-cell office:value-type="float" office:value="60" calcext:value-type="float">
            <text:p>60</text:p>
          </table:table-cell>
          <table:table-cell office:value-type="float" office:value="70.67" calcext:value-type="float">
            <text:p>70,67</text:p>
          </table:table-cell>
          <table:table-cell office:value-type="float" office:value="64" calcext:value-type="float">
            <text:p>64</text:p>
          </table:table-cell>
          <table:table-cell office:value-type="float" office:value="62.67" calcext:value-type="float">
            <text:p>62,67</text:p>
          </table:table-cell>
          <table:table-cell office:value-type="float" office:value="67.33" calcext:value-type="float">
            <text:p>67,33</text:p>
          </table:table-cell>
          <table:table-cell table:formula="of:=AVERAGE([.A118:.T118])" office:value-type="float" office:value="64.4" calcext:value-type="float">
            <text:p>64,4</text:p>
          </table:table-cell>
          <table:table-cell table:number-columns-repeated="8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70" calcext:value-type="float">
            <text:p>70</text:p>
          </table:table-cell>
          <table:table-cell office:value-type="float" office:value="63.33" calcext:value-type="float">
            <text:p>63,33</text:p>
          </table:table-cell>
          <table:table-cell office:value-type="float" office:value="64" calcext:value-type="float">
            <text:p>64</text:p>
          </table:table-cell>
          <table:table-cell office:value-type="float" office:value="66.67" calcext:value-type="float">
            <text:p>66,67</text:p>
          </table:table-cell>
          <table:table-cell office:value-type="float" office:value="67.33" calcext:value-type="float">
            <text:p>67,33</text:p>
          </table:table-cell>
          <table:table-cell office:value-type="float" office:value="61.33" calcext:value-type="float">
            <text:p>61,33</text:p>
          </table:table-cell>
          <table:table-cell office:value-type="float" office:value="65.33" calcext:value-type="float">
            <text:p>65,33</text:p>
          </table:table-cell>
          <table:table-cell office:value-type="float" office:value="58" calcext:value-type="float">
            <text:p>58</text:p>
          </table:table-cell>
          <table:table-cell office:value-type="float" office:value="61.33" calcext:value-type="float">
            <text:p>61,33</text:p>
          </table:table-cell>
          <table:table-cell office:value-type="float" office:value="53.33" calcext:value-type="float">
            <text:p>53,33</text:p>
          </table:table-cell>
          <table:table-cell office:value-type="float" office:value="64.67" calcext:value-type="float">
            <text:p>64,67</text:p>
          </table:table-cell>
          <table:table-cell office:value-type="float" office:value="72.67" calcext:value-type="float">
            <text:p>72,67</text:p>
          </table:table-cell>
          <table:table-cell office:value-type="float" office:value="62" calcext:value-type="float">
            <text:p>62</text:p>
          </table:table-cell>
          <table:table-cell office:value-type="float" office:value="70" calcext:value-type="float">
            <text:p>70</text:p>
          </table:table-cell>
          <table:table-cell office:value-type="float" office:value="63.33" calcext:value-type="float">
            <text:p>63,33</text:p>
          </table:table-cell>
          <table:table-cell office:value-type="float" office:value="64" calcext:value-type="float">
            <text:p>64</text:p>
          </table:table-cell>
          <table:table-cell office:value-type="float" office:value="66.67" calcext:value-type="float">
            <text:p>66,67</text:p>
          </table:table-cell>
          <table:table-cell office:value-type="float" office:value="67.33" calcext:value-type="float">
            <text:p>67,33</text:p>
          </table:table-cell>
          <table:table-cell office:value-type="float" office:value="61.33" calcext:value-type="float">
            <text:p>61,33</text:p>
          </table:table-cell>
          <table:table-cell table:formula="of:=AVERAGE([.A119:.T119])" office:value-type="float" office:value="64.2325" calcext:value-type="float">
            <text:p>64,2</text:p>
          </table:table-cell>
          <table:table-cell table:number-columns-repeated="8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62" calcext:value-type="float">
            <text:p>62</text:p>
          </table:table-cell>
          <table:table-cell office:value-type="float" office:value="62.67" calcext:value-type="float">
            <text:p>62,67</text:p>
          </table:table-cell>
          <table:table-cell office:value-type="float" office:value="58" calcext:value-type="float">
            <text:p>58</text:p>
          </table:table-cell>
          <table:table-cell office:value-type="float" office:value="61.33" calcext:value-type="float">
            <text:p>61,33</text:p>
          </table:table-cell>
          <table:table-cell office:value-type="float" office:value="60" calcext:value-type="float">
            <text:p>60</text:p>
          </table:table-cell>
          <table:table-cell office:value-type="float" office:value="70.67" calcext:value-type="float">
            <text:p>70,67</text:p>
          </table:table-cell>
          <table:table-cell office:value-type="float" office:value="62.67" calcext:value-type="float">
            <text:p>62,67</text:p>
          </table:table-cell>
          <table:table-cell office:value-type="float" office:value="62" calcext:value-type="float">
            <text:p>62</text:p>
          </table:table-cell>
          <table:table-cell office:value-type="float" office:value="54.67" calcext:value-type="float">
            <text:p>54,67</text:p>
          </table:table-cell>
          <table:table-cell office:value-type="float" office:value="60.67" calcext:value-type="float">
            <text:p>60,67</text:p>
          </table:table-cell>
          <table:table-cell office:value-type="float" office:value="68.67" calcext:value-type="float">
            <text:p>68,67</text:p>
          </table:table-cell>
          <table:table-cell office:value-type="float" office:value="63.33" calcext:value-type="float">
            <text:p>63,33</text:p>
          </table:table-cell>
          <table:table-cell office:value-type="float" office:value="72" calcext:value-type="float">
            <text:p>72</text:p>
          </table:table-cell>
          <table:table-cell office:value-type="float" office:value="62" calcext:value-type="float">
            <text:p>62</text:p>
          </table:table-cell>
          <table:table-cell office:value-type="float" office:value="62.67" calcext:value-type="float">
            <text:p>62,67</text:p>
          </table:table-cell>
          <table:table-cell office:value-type="float" office:value="58" calcext:value-type="float">
            <text:p>58</text:p>
          </table:table-cell>
          <table:table-cell office:value-type="float" office:value="61.33" calcext:value-type="float">
            <text:p>61,33</text:p>
          </table:table-cell>
          <table:table-cell office:value-type="float" office:value="60" calcext:value-type="float">
            <text:p>60</text:p>
          </table:table-cell>
          <table:table-cell office:value-type="float" office:value="70.67" calcext:value-type="float">
            <text:p>70,67</text:p>
          </table:table-cell>
          <table:table-cell table:formula="of:=AVERAGE([.A120:.T120])" office:value-type="float" office:value="63.2675" calcext:value-type="float">
            <text:p>63,3</text:p>
          </table:table-cell>
          <table:table-cell table:number-columns-repeated="8"/>
        </table:table-row>
        <table:table-row table:style-name="ro1">
          <table:table-cell office:value-type="float" office:value="61.33" calcext:value-type="float">
            <text:p>61,33</text:p>
          </table:table-cell>
          <table:table-cell office:value-type="float" office:value="68.67" calcext:value-type="float">
            <text:p>68,67</text:p>
          </table:table-cell>
          <table:table-cell office:value-type="float" office:value="68" calcext:value-type="float">
            <text:p>68</text:p>
          </table:table-cell>
          <table:table-cell office:value-type="float" office:value="72.67" calcext:value-type="float">
            <text:p>72,67</text:p>
          </table:table-cell>
          <table:table-cell office:value-type="float" office:value="60.67" calcext:value-type="float">
            <text:p>60,67</text:p>
          </table:table-cell>
          <table:table-cell office:value-type="float" office:value="66.67" calcext:value-type="float">
            <text:p>66,67</text:p>
          </table:table-cell>
          <table:table-cell office:value-type="float" office:value="70.67" calcext:value-type="float">
            <text:p>70,67</text:p>
          </table:table-cell>
          <table:table-cell office:value-type="float" office:value="57.33" calcext:value-type="float">
            <text:p>57,33</text:p>
          </table:table-cell>
          <table:table-cell office:value-type="float" office:value="59.33" calcext:value-type="float">
            <text:p>59,33</text:p>
          </table:table-cell>
          <table:table-cell office:value-type="float" office:value="74" calcext:value-type="float">
            <text:p>74</text:p>
          </table:table-cell>
          <table:table-cell office:value-type="float" office:value="65.33" calcext:value-type="float">
            <text:p>65,33</text:p>
          </table:table-cell>
          <table:table-cell office:value-type="float" office:value="62" calcext:value-type="float">
            <text:p>62</text:p>
          </table:table-cell>
          <table:table-cell office:value-type="float" office:value="55.33" calcext:value-type="float">
            <text:p>55,33</text:p>
          </table:table-cell>
          <table:table-cell office:value-type="float" office:value="61.33" calcext:value-type="float">
            <text:p>61,33</text:p>
          </table:table-cell>
          <table:table-cell office:value-type="float" office:value="68.67" calcext:value-type="float">
            <text:p>68,67</text:p>
          </table:table-cell>
          <table:table-cell office:value-type="float" office:value="68" calcext:value-type="float">
            <text:p>68</text:p>
          </table:table-cell>
          <table:table-cell office:value-type="float" office:value="72.67" calcext:value-type="float">
            <text:p>72,67</text:p>
          </table:table-cell>
          <table:table-cell office:value-type="float" office:value="60.67" calcext:value-type="float">
            <text:p>60,67</text:p>
          </table:table-cell>
          <table:table-cell office:value-type="float" office:value="66.67" calcext:value-type="float">
            <text:p>66,67</text:p>
          </table:table-cell>
          <table:table-cell office:value-type="float" office:value="70.67" calcext:value-type="float">
            <text:p>70,67</text:p>
          </table:table-cell>
          <table:table-cell table:formula="of:=AVERAGE([.A121:.T121])" office:value-type="float" office:value="65.534" calcext:value-type="float">
            <text:p>65,5</text:p>
          </table:table-cell>
          <table:table-cell table:number-columns-repeated="8"/>
        </table:table-row>
        <table:table-row table:style-name="ro1">
          <table:table-cell office:value-type="float" office:value="67.33" calcext:value-type="float">
            <text:p>67,33</text:p>
          </table:table-cell>
          <table:table-cell office:value-type="float" office:value="66.67" calcext:value-type="float">
            <text:p>66,67</text:p>
          </table:table-cell>
          <table:table-cell office:value-type="float" office:value="70.67" calcext:value-type="float">
            <text:p>70,67</text:p>
          </table:table-cell>
          <table:table-cell office:value-type="float" office:value="64.67" calcext:value-type="float">
            <text:p>64,67</text:p>
          </table:table-cell>
          <table:table-cell office:value-type="float" office:value="64" calcext:value-type="float">
            <text:p>64</text:p>
          </table:table-cell>
          <table:table-cell office:value-type="float" office:value="70.67" calcext:value-type="float">
            <text:p>70,67</text:p>
          </table:table-cell>
          <table:table-cell office:value-type="float" office:value="68.67" calcext:value-type="float">
            <text:p>68,67</text:p>
          </table:table-cell>
          <table:table-cell office:value-type="float" office:value="66.67" calcext:value-type="float">
            <text:p>66,67</text:p>
          </table:table-cell>
          <table:table-cell office:value-type="float" office:value="58" calcext:value-type="float">
            <text:p>58</text:p>
          </table:table-cell>
          <table:table-cell office:value-type="float" office:value="68.67" calcext:value-type="float">
            <text:p>68,67</text:p>
          </table:table-cell>
          <table:table-cell office:value-type="float" office:value="64.67" calcext:value-type="float">
            <text:p>64,67</text:p>
          </table:table-cell>
          <table:table-cell office:value-type="float" office:value="64" calcext:value-type="float">
            <text:p>64</text:p>
          </table:table-cell>
          <table:table-cell office:value-type="float" office:value="68" calcext:value-type="float">
            <text:p>68</text:p>
          </table:table-cell>
          <table:table-cell office:value-type="float" office:value="67.33" calcext:value-type="float">
            <text:p>67,33</text:p>
          </table:table-cell>
          <table:table-cell office:value-type="float" office:value="66.67" calcext:value-type="float">
            <text:p>66,67</text:p>
          </table:table-cell>
          <table:table-cell office:value-type="float" office:value="70.67" calcext:value-type="float">
            <text:p>70,67</text:p>
          </table:table-cell>
          <table:table-cell office:value-type="float" office:value="64.67" calcext:value-type="float">
            <text:p>64,67</text:p>
          </table:table-cell>
          <table:table-cell office:value-type="float" office:value="64" calcext:value-type="float">
            <text:p>64</text:p>
          </table:table-cell>
          <table:table-cell office:value-type="float" office:value="70.67" calcext:value-type="float">
            <text:p>70,67</text:p>
          </table:table-cell>
          <table:table-cell office:value-type="float" office:value="68.67" calcext:value-type="float">
            <text:p>68,67</text:p>
          </table:table-cell>
          <table:table-cell table:formula="of:=AVERAGE([.A122:.T122])" office:value-type="float" office:value="66.7685" calcext:value-type="float">
            <text:p>66,8</text:p>
          </table:table-cell>
          <table:table-cell table:number-columns-repeated="8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70" calcext:value-type="float">
            <text:p>70</text:p>
          </table:table-cell>
          <table:table-cell office:value-type="float" office:value="67.33" calcext:value-type="float">
            <text:p>67,33</text:p>
          </table:table-cell>
          <table:table-cell table:number-columns-repeated="3" office:value-type="float" office:value="69.33" calcext:value-type="float">
            <text:p>69,33</text:p>
          </table:table-cell>
          <table:table-cell office:value-type="float" office:value="68.67" calcext:value-type="float">
            <text:p>68,67</text:p>
          </table:table-cell>
          <table:table-cell office:value-type="float" office:value="66.67" calcext:value-type="float">
            <text:p>66,67</text:p>
          </table:table-cell>
          <table:table-cell office:value-type="float" office:value="64.67" calcext:value-type="float">
            <text:p>64,67</text:p>
          </table:table-cell>
          <table:table-cell office:value-type="float" office:value="62.67" calcext:value-type="float">
            <text:p>62,67</text:p>
          </table:table-cell>
          <table:table-cell office:value-type="float" office:value="68.67" calcext:value-type="float">
            <text:p>68,67</text:p>
          </table:table-cell>
          <table:table-cell office:value-type="float" office:value="72.67" calcext:value-type="float">
            <text:p>72,67</text:p>
          </table:table-cell>
          <table:table-cell office:value-type="float" office:value="66.67" calcext:value-type="float">
            <text:p>66,67</text:p>
          </table:table-cell>
          <table:table-cell office:value-type="float" office:value="66" calcext:value-type="float">
            <text:p>66</text:p>
          </table:table-cell>
          <table:table-cell office:value-type="float" office:value="70" calcext:value-type="float">
            <text:p>70</text:p>
          </table:table-cell>
          <table:table-cell office:value-type="float" office:value="67.33" calcext:value-type="float">
            <text:p>67,33</text:p>
          </table:table-cell>
          <table:table-cell table:number-columns-repeated="3" office:value-type="float" office:value="69.33" calcext:value-type="float">
            <text:p>69,33</text:p>
          </table:table-cell>
          <table:table-cell office:value-type="float" office:value="68.67" calcext:value-type="float">
            <text:p>68,67</text:p>
          </table:table-cell>
          <table:table-cell table:formula="of:=AVERAGE([.A123:.T123])" office:value-type="float" office:value="68.1" calcext:value-type="float">
            <text:p>68,1</text:p>
          </table:table-cell>
          <table:table-cell table:number-columns-repeated="8"/>
        </table:table-row>
        <table:table-row table:style-name="ro1">
          <table:table-cell office:value-type="float" office:value="62.67" calcext:value-type="float">
            <text:p>62,67</text:p>
          </table:table-cell>
          <table:table-cell office:value-type="float" office:value="68.67" calcext:value-type="float">
            <text:p>68,67</text:p>
          </table:table-cell>
          <table:table-cell office:value-type="float" office:value="62" calcext:value-type="float">
            <text:p>62</text:p>
          </table:table-cell>
          <table:table-cell office:value-type="float" office:value="66.67" calcext:value-type="float">
            <text:p>66,67</text:p>
          </table:table-cell>
          <table:table-cell office:value-type="float" office:value="62.67" calcext:value-type="float">
            <text:p>62,67</text:p>
          </table:table-cell>
          <table:table-cell office:value-type="float" office:value="62" calcext:value-type="float">
            <text:p>62</text:p>
          </table:table-cell>
          <table:table-cell office:value-type="float" office:value="61.33" calcext:value-type="float">
            <text:p>61,33</text:p>
          </table:table-cell>
          <table:table-cell office:value-type="float" office:value="62.67" calcext:value-type="float">
            <text:p>62,67</text:p>
          </table:table-cell>
          <table:table-cell office:value-type="float" office:value="61.33" calcext:value-type="float">
            <text:p>61,33</text:p>
          </table:table-cell>
          <table:table-cell office:value-type="float" office:value="58.67" calcext:value-type="float">
            <text:p>58,67</text:p>
          </table:table-cell>
          <table:table-cell office:value-type="float" office:value="69.33" calcext:value-type="float">
            <text:p>69,33</text:p>
          </table:table-cell>
          <table:table-cell office:value-type="float" office:value="64.67" calcext:value-type="float">
            <text:p>64,67</text:p>
          </table:table-cell>
          <table:table-cell office:value-type="float" office:value="72" calcext:value-type="float">
            <text:p>72</text:p>
          </table:table-cell>
          <table:table-cell office:value-type="float" office:value="62.67" calcext:value-type="float">
            <text:p>62,67</text:p>
          </table:table-cell>
          <table:table-cell office:value-type="float" office:value="68.67" calcext:value-type="float">
            <text:p>68,67</text:p>
          </table:table-cell>
          <table:table-cell office:value-type="float" office:value="62" calcext:value-type="float">
            <text:p>62</text:p>
          </table:table-cell>
          <table:table-cell office:value-type="float" office:value="66.67" calcext:value-type="float">
            <text:p>66,67</text:p>
          </table:table-cell>
          <table:table-cell office:value-type="float" office:value="62.67" calcext:value-type="float">
            <text:p>62,67</text:p>
          </table:table-cell>
          <table:table-cell office:value-type="float" office:value="62" calcext:value-type="float">
            <text:p>62</text:p>
          </table:table-cell>
          <table:table-cell office:value-type="float" office:value="61.33" calcext:value-type="float">
            <text:p>61,33</text:p>
          </table:table-cell>
          <table:table-cell table:formula="of:=AVERAGE([.A124:.T124])" office:value-type="float" office:value="64.0345" calcext:value-type="float">
            <text:p>64,0</text:p>
          </table:table-cell>
          <table:table-cell table:number-columns-repeated="8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68.67" calcext:value-type="float">
            <text:p>68,67</text:p>
          </table:table-cell>
          <table:table-cell office:value-type="float" office:value="68" calcext:value-type="float">
            <text:p>68</text:p>
          </table:table-cell>
          <table:table-cell office:value-type="float" office:value="66.67" calcext:value-type="float">
            <text:p>66,67</text:p>
          </table:table-cell>
          <table:table-cell office:value-type="float" office:value="73.33" calcext:value-type="float">
            <text:p>73,33</text:p>
          </table:table-cell>
          <table:table-cell office:value-type="float" office:value="66.67" calcext:value-type="float">
            <text:p>66,67</text:p>
          </table:table-cell>
          <table:table-cell office:value-type="float" office:value="67.33" calcext:value-type="float">
            <text:p>67,33</text:p>
          </table:table-cell>
          <table:table-cell office:value-type="float" office:value="64" calcext:value-type="float">
            <text:p>64</text:p>
          </table:table-cell>
          <table:table-cell office:value-type="float" office:value="64.67" calcext:value-type="float">
            <text:p>64,67</text:p>
          </table:table-cell>
          <table:table-cell office:value-type="float" office:value="69.33" calcext:value-type="float">
            <text:p>69,33</text:p>
          </table:table-cell>
          <table:table-cell office:value-type="float" office:value="60" calcext:value-type="float">
            <text:p>60</text:p>
          </table:table-cell>
          <table:table-cell office:value-type="float" office:value="71.33" calcext:value-type="float">
            <text:p>71,33</text:p>
          </table:table-cell>
          <table:table-cell office:value-type="float" office:value="69.33" calcext:value-type="float">
            <text:p>69,33</text:p>
          </table:table-cell>
          <table:table-cell office:value-type="float" office:value="68" calcext:value-type="float">
            <text:p>68</text:p>
          </table:table-cell>
          <table:table-cell office:value-type="float" office:value="68.67" calcext:value-type="float">
            <text:p>68,67</text:p>
          </table:table-cell>
          <table:table-cell office:value-type="float" office:value="68" calcext:value-type="float">
            <text:p>68</text:p>
          </table:table-cell>
          <table:table-cell office:value-type="float" office:value="66.67" calcext:value-type="float">
            <text:p>66,67</text:p>
          </table:table-cell>
          <table:table-cell office:value-type="float" office:value="73.33" calcext:value-type="float">
            <text:p>73,33</text:p>
          </table:table-cell>
          <table:table-cell office:value-type="float" office:value="66.67" calcext:value-type="float">
            <text:p>66,67</text:p>
          </table:table-cell>
          <table:table-cell office:value-type="float" office:value="67.33" calcext:value-type="float">
            <text:p>67,33</text:p>
          </table:table-cell>
          <table:table-cell table:formula="of:=AVERAGE([.A125:.T125])" office:value-type="float" office:value="67.8" calcext:value-type="float">
            <text:p>67,8</text:p>
          </table:table-cell>
          <table:table-cell table:number-columns-repeated="8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69.33" calcext:value-type="float">
            <text:p>69,33</text:p>
          </table:table-cell>
          <table:table-cell office:value-type="float" office:value="64.67" calcext:value-type="float">
            <text:p>64,67</text:p>
          </table:table-cell>
          <table:table-cell office:value-type="float" office:value="63.33" calcext:value-type="float">
            <text:p>63,33</text:p>
          </table:table-cell>
          <table:table-cell office:value-type="float" office:value="73.33" calcext:value-type="float">
            <text:p>73,33</text:p>
          </table:table-cell>
          <table:table-cell office:value-type="float" office:value="69.33" calcext:value-type="float">
            <text:p>69,33</text:p>
          </table:table-cell>
          <table:table-cell office:value-type="float" office:value="62.67" calcext:value-type="float">
            <text:p>62,67</text:p>
          </table:table-cell>
          <table:table-cell office:value-type="float" office:value="65.33" calcext:value-type="float">
            <text:p>65,33</text:p>
          </table:table-cell>
          <table:table-cell office:value-type="float" office:value="68" calcext:value-type="float">
            <text:p>68</text:p>
          </table:table-cell>
          <table:table-cell office:value-type="float" office:value="68.67" calcext:value-type="float">
            <text:p>68,67</text:p>
          </table:table-cell>
          <table:table-cell office:value-type="float" office:value="60.67" calcext:value-type="float">
            <text:p>60,67</text:p>
          </table:table-cell>
          <table:table-cell office:value-type="float" office:value="56.67" calcext:value-type="float">
            <text:p>56,67</text:p>
          </table:table-cell>
          <table:table-cell office:value-type="float" office:value="67.33" calcext:value-type="float">
            <text:p>67,33</text:p>
          </table:table-cell>
          <table:table-cell office:value-type="float" office:value="72" calcext:value-type="float">
            <text:p>72</text:p>
          </table:table-cell>
          <table:table-cell office:value-type="float" office:value="69.33" calcext:value-type="float">
            <text:p>69,33</text:p>
          </table:table-cell>
          <table:table-cell office:value-type="float" office:value="64.67" calcext:value-type="float">
            <text:p>64,67</text:p>
          </table:table-cell>
          <table:table-cell office:value-type="float" office:value="63.33" calcext:value-type="float">
            <text:p>63,33</text:p>
          </table:table-cell>
          <table:table-cell office:value-type="float" office:value="73.33" calcext:value-type="float">
            <text:p>73,33</text:p>
          </table:table-cell>
          <table:table-cell office:value-type="float" office:value="69.33" calcext:value-type="float">
            <text:p>69,33</text:p>
          </table:table-cell>
          <table:table-cell office:value-type="float" office:value="62.67" calcext:value-type="float">
            <text:p>62,67</text:p>
          </table:table-cell>
          <table:table-cell table:formula="of:=AVERAGE([.A126:.T126])" office:value-type="float" office:value="66.7995" calcext:value-type="float">
            <text:p>66,8</text:p>
          </table:table-cell>
          <table:table-cell table:number-columns-repeated="8"/>
        </table:table-row>
        <table:table-row table:style-name="ro1">
          <table:table-cell office:value-type="float" office:value="68.67" calcext:value-type="float">
            <text:p>68,67</text:p>
          </table:table-cell>
          <table:table-cell office:value-type="float" office:value="70.67" calcext:value-type="float">
            <text:p>70,67</text:p>
          </table:table-cell>
          <table:table-cell office:value-type="float" office:value="70" calcext:value-type="float">
            <text:p>70</text:p>
          </table:table-cell>
          <table:table-cell office:value-type="float" office:value="74.67" calcext:value-type="float">
            <text:p>74,67</text:p>
          </table:table-cell>
          <table:table-cell office:value-type="float" office:value="70.67" calcext:value-type="float">
            <text:p>70,67</text:p>
          </table:table-cell>
          <table:table-cell office:value-type="float" office:value="67.33" calcext:value-type="float">
            <text:p>67,33</text:p>
          </table:table-cell>
          <table:table-cell office:value-type="float" office:value="68" calcext:value-type="float">
            <text:p>68</text:p>
          </table:table-cell>
          <table:table-cell office:value-type="float" office:value="59.33" calcext:value-type="float">
            <text:p>59,33</text:p>
          </table:table-cell>
          <table:table-cell office:value-type="float" office:value="62.67" calcext:value-type="float">
            <text:p>62,67</text:p>
          </table:table-cell>
          <table:table-cell table:number-columns-repeated="2" office:value-type="float" office:value="65.33" calcext:value-type="float">
            <text:p>65,33</text:p>
          </table:table-cell>
          <table:table-cell office:value-type="float" office:value="70.67" calcext:value-type="float">
            <text:p>70,67</text:p>
          </table:table-cell>
          <table:table-cell office:value-type="float" office:value="72.67" calcext:value-type="float">
            <text:p>72,67</text:p>
          </table:table-cell>
          <table:table-cell office:value-type="float" office:value="68.67" calcext:value-type="float">
            <text:p>68,67</text:p>
          </table:table-cell>
          <table:table-cell office:value-type="float" office:value="70.67" calcext:value-type="float">
            <text:p>70,67</text:p>
          </table:table-cell>
          <table:table-cell office:value-type="float" office:value="70" calcext:value-type="float">
            <text:p>70</text:p>
          </table:table-cell>
          <table:table-cell office:value-type="float" office:value="74.67" calcext:value-type="float">
            <text:p>74,67</text:p>
          </table:table-cell>
          <table:table-cell office:value-type="float" office:value="70.67" calcext:value-type="float">
            <text:p>70,67</text:p>
          </table:table-cell>
          <table:table-cell office:value-type="float" office:value="67.33" calcext:value-type="float">
            <text:p>67,33</text:p>
          </table:table-cell>
          <table:table-cell office:value-type="float" office:value="68" calcext:value-type="float">
            <text:p>68</text:p>
          </table:table-cell>
          <table:table-cell table:formula="of:=AVERAGE([.A127:.T127])" office:value-type="float" office:value="68.801" calcext:value-type="float">
            <text:p>68,8</text:p>
          </table:table-cell>
          <table:table-cell table:number-columns-repeated="8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69.33" calcext:value-type="float">
            <text:p>69,33</text:p>
          </table:table-cell>
          <table:table-cell office:value-type="float" office:value="67.33" calcext:value-type="float">
            <text:p>67,33</text:p>
          </table:table-cell>
          <table:table-cell office:value-type="float" office:value="62" calcext:value-type="float">
            <text:p>62</text:p>
          </table:table-cell>
          <table:table-cell office:value-type="float" office:value="68" calcext:value-type="float">
            <text:p>68</text:p>
          </table:table-cell>
          <table:table-cell office:value-type="float" office:value="68.67" calcext:value-type="float">
            <text:p>68,67</text:p>
          </table:table-cell>
          <table:table-cell office:value-type="float" office:value="72" calcext:value-type="float">
            <text:p>72</text:p>
          </table:table-cell>
          <table:table-cell office:value-type="float" office:value="73.33" calcext:value-type="float">
            <text:p>73,33</text:p>
          </table:table-cell>
          <table:table-cell office:value-type="float" office:value="66" calcext:value-type="float">
            <text:p>66</text:p>
          </table:table-cell>
          <table:table-cell office:value-type="float" office:value="70.67" calcext:value-type="float">
            <text:p>70,67</text:p>
          </table:table-cell>
          <table:table-cell office:value-type="float" office:value="72.67" calcext:value-type="float">
            <text:p>72,67</text:p>
          </table:table-cell>
          <table:table-cell office:value-type="float" office:value="66" calcext:value-type="float">
            <text:p>66</text:p>
          </table:table-cell>
          <table:table-cell office:value-type="float" office:value="64.67" calcext:value-type="float">
            <text:p>64,67</text:p>
          </table:table-cell>
          <table:table-cell office:value-type="float" office:value="70" calcext:value-type="float">
            <text:p>70</text:p>
          </table:table-cell>
          <table:table-cell office:value-type="float" office:value="69.33" calcext:value-type="float">
            <text:p>69,33</text:p>
          </table:table-cell>
          <table:table-cell office:value-type="float" office:value="67.33" calcext:value-type="float">
            <text:p>67,33</text:p>
          </table:table-cell>
          <table:table-cell office:value-type="float" office:value="62" calcext:value-type="float">
            <text:p>62</text:p>
          </table:table-cell>
          <table:table-cell office:value-type="float" office:value="68" calcext:value-type="float">
            <text:p>68</text:p>
          </table:table-cell>
          <table:table-cell office:value-type="float" office:value="68.67" calcext:value-type="float">
            <text:p>68,67</text:p>
          </table:table-cell>
          <table:table-cell office:value-type="float" office:value="72" calcext:value-type="float">
            <text:p>72</text:p>
          </table:table-cell>
          <table:table-cell table:formula="of:=AVERAGE([.A128:.T128])" office:value-type="float" office:value="68.4" calcext:value-type="float">
            <text:p>68,4</text:p>
          </table:table-cell>
          <table:table-cell table:number-columns-repeated="8"/>
        </table:table-row>
        <table:table-row table:style-name="ro1">
          <table:table-cell office:value-type="float" office:value="71.33" calcext:value-type="float">
            <text:p>71,33</text:p>
          </table:table-cell>
          <table:table-cell office:value-type="float" office:value="69.33" calcext:value-type="float">
            <text:p>69,33</text:p>
          </table:table-cell>
          <table:table-cell office:value-type="float" office:value="62.67" calcext:value-type="float">
            <text:p>62,67</text:p>
          </table:table-cell>
          <table:table-cell office:value-type="float" office:value="68.67" calcext:value-type="float">
            <text:p>68,67</text:p>
          </table:table-cell>
          <table:table-cell office:value-type="float" office:value="69.33" calcext:value-type="float">
            <text:p>69,33</text:p>
          </table:table-cell>
          <table:table-cell office:value-type="float" office:value="71.33" calcext:value-type="float">
            <text:p>71,33</text:p>
          </table:table-cell>
          <table:table-cell office:value-type="float" office:value="76" calcext:value-type="float">
            <text:p>76</text:p>
          </table:table-cell>
          <table:table-cell office:value-type="float" office:value="66.67" calcext:value-type="float">
            <text:p>66,67</text:p>
          </table:table-cell>
          <table:table-cell table:number-columns-repeated="2" office:value-type="float" office:value="63.33" calcext:value-type="float">
            <text:p>63,33</text:p>
          </table:table-cell>
          <table:table-cell office:value-type="float" office:value="70.67" calcext:value-type="float">
            <text:p>70,67</text:p>
          </table:table-cell>
          <table:table-cell office:value-type="float" office:value="68.67" calcext:value-type="float">
            <text:p>68,67</text:p>
          </table:table-cell>
          <table:table-cell office:value-type="float" office:value="67.33" calcext:value-type="float">
            <text:p>67,33</text:p>
          </table:table-cell>
          <table:table-cell office:value-type="float" office:value="71.33" calcext:value-type="float">
            <text:p>71,33</text:p>
          </table:table-cell>
          <table:table-cell office:value-type="float" office:value="69.33" calcext:value-type="float">
            <text:p>69,33</text:p>
          </table:table-cell>
          <table:table-cell office:value-type="float" office:value="62.67" calcext:value-type="float">
            <text:p>62,67</text:p>
          </table:table-cell>
          <table:table-cell office:value-type="float" office:value="68.67" calcext:value-type="float">
            <text:p>68,67</text:p>
          </table:table-cell>
          <table:table-cell office:value-type="float" office:value="69.33" calcext:value-type="float">
            <text:p>69,33</text:p>
          </table:table-cell>
          <table:table-cell office:value-type="float" office:value="71.33" calcext:value-type="float">
            <text:p>71,33</text:p>
          </table:table-cell>
          <table:table-cell office:value-type="float" office:value="76" calcext:value-type="float">
            <text:p>76</text:p>
          </table:table-cell>
          <table:table-cell table:formula="of:=AVERAGE([.A129:.T129])" office:value-type="float" office:value="68.866" calcext:value-type="float">
            <text:p>68,9</text:p>
          </table:table-cell>
          <table:table-cell table:number-columns-repeated="8"/>
        </table:table-row>
        <table:table-row table:style-name="ro1">
          <table:table-cell office:value-type="float" office:value="64.67" calcext:value-type="float">
            <text:p>64,67</text:p>
          </table:table-cell>
          <table:table-cell office:value-type="float" office:value="62.67" calcext:value-type="float">
            <text:p>62,67</text:p>
          </table:table-cell>
          <table:table-cell office:value-type="float" office:value="61.33" calcext:value-type="float">
            <text:p>61,33</text:p>
          </table:table-cell>
          <table:table-cell office:value-type="float" office:value="77.33" calcext:value-type="float">
            <text:p>77,33</text:p>
          </table:table-cell>
          <table:table-cell office:value-type="float" office:value="75.33" calcext:value-type="float">
            <text:p>75,33</text:p>
          </table:table-cell>
          <table:table-cell office:value-type="float" office:value="70" calcext:value-type="float">
            <text:p>70</text:p>
          </table:table-cell>
          <table:table-cell office:value-type="float" office:value="63.33" calcext:value-type="float">
            <text:p>63,33</text:p>
          </table:table-cell>
          <table:table-cell office:value-type="float" office:value="71.33" calcext:value-type="float">
            <text:p>71,33</text:p>
          </table:table-cell>
          <table:table-cell office:value-type="float" office:value="66.67" calcext:value-type="float">
            <text:p>66,67</text:p>
          </table:table-cell>
          <table:table-cell office:value-type="float" office:value="63.33" calcext:value-type="float">
            <text:p>63,33</text:p>
          </table:table-cell>
          <table:table-cell office:value-type="float" office:value="70" calcext:value-type="float">
            <text:p>70</text:p>
          </table:table-cell>
          <table:table-cell office:value-type="float" office:value="76" calcext:value-type="float">
            <text:p>76</text:p>
          </table:table-cell>
          <table:table-cell office:value-type="float" office:value="71.33" calcext:value-type="float">
            <text:p>71,33</text:p>
          </table:table-cell>
          <table:table-cell office:value-type="float" office:value="64.67" calcext:value-type="float">
            <text:p>64,67</text:p>
          </table:table-cell>
          <table:table-cell office:value-type="float" office:value="62.67" calcext:value-type="float">
            <text:p>62,67</text:p>
          </table:table-cell>
          <table:table-cell office:value-type="float" office:value="61.33" calcext:value-type="float">
            <text:p>61,33</text:p>
          </table:table-cell>
          <table:table-cell office:value-type="float" office:value="77.33" calcext:value-type="float">
            <text:p>77,33</text:p>
          </table:table-cell>
          <table:table-cell office:value-type="float" office:value="75.33" calcext:value-type="float">
            <text:p>75,33</text:p>
          </table:table-cell>
          <table:table-cell office:value-type="float" office:value="70" calcext:value-type="float">
            <text:p>70</text:p>
          </table:table-cell>
          <table:table-cell office:value-type="float" office:value="63.33" calcext:value-type="float">
            <text:p>63,33</text:p>
          </table:table-cell>
          <table:table-cell table:formula="of:=AVERAGE([.A130:.T130])" office:value-type="float" office:value="68.399" calcext:value-type="float">
            <text:p>68,4</text:p>
          </table:table-cell>
          <table:table-cell table:number-columns-repeated="8"/>
        </table:table-row>
        <table:table-row table:style-name="ro1">
          <table:table-cell office:value-type="float" office:value="62.67" calcext:value-type="float">
            <text:p>62,67</text:p>
          </table:table-cell>
          <table:table-cell office:value-type="float" office:value="73.33" calcext:value-type="float">
            <text:p>73,33</text:p>
          </table:table-cell>
          <table:table-cell office:value-type="float" office:value="70.67" calcext:value-type="float">
            <text:p>70,67</text:p>
          </table:table-cell>
          <table:table-cell office:value-type="float" office:value="70" calcext:value-type="float">
            <text:p>70</text:p>
          </table:table-cell>
          <table:table-cell office:value-type="float" office:value="64" calcext:value-type="float">
            <text:p>64</text:p>
          </table:table-cell>
          <table:table-cell office:value-type="float" office:value="71.33" calcext:value-type="float">
            <text:p>71,33</text:p>
          </table:table-cell>
          <table:table-cell office:value-type="float" office:value="70.67" calcext:value-type="float">
            <text:p>70,67</text:p>
          </table:table-cell>
          <table:table-cell office:value-type="float" office:value="64" calcext:value-type="float">
            <text:p>64</text:p>
          </table:table-cell>
          <table:table-cell office:value-type="float" office:value="74" calcext:value-type="float">
            <text:p>74</text:p>
          </table:table-cell>
          <table:table-cell office:value-type="float" office:value="72.67" calcext:value-type="float">
            <text:p>72,67</text:p>
          </table:table-cell>
          <table:table-cell office:value-type="float" office:value="68" calcext:value-type="float">
            <text:p>68</text:p>
          </table:table-cell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office:value-type="float" office:value="62.67" calcext:value-type="float">
            <text:p>62,67</text:p>
          </table:table-cell>
          <table:table-cell office:value-type="float" office:value="73.33" calcext:value-type="float">
            <text:p>73,33</text:p>
          </table:table-cell>
          <table:table-cell office:value-type="float" office:value="70.67" calcext:value-type="float">
            <text:p>70,67</text:p>
          </table:table-cell>
          <table:table-cell office:value-type="float" office:value="70" calcext:value-type="float">
            <text:p>70</text:p>
          </table:table-cell>
          <table:table-cell office:value-type="float" office:value="64" calcext:value-type="float">
            <text:p>64</text:p>
          </table:table-cell>
          <table:table-cell office:value-type="float" office:value="71.33" calcext:value-type="float">
            <text:p>71,33</text:p>
          </table:table-cell>
          <table:table-cell office:value-type="float" office:value="70.67" calcext:value-type="float">
            <text:p>70,67</text:p>
          </table:table-cell>
          <table:table-cell table:formula="of:=AVERAGE([.A131:.T131])" office:value-type="float" office:value="68.7005" calcext:value-type="float">
            <text:p>68,7</text:p>
          </table:table-cell>
          <table:table-cell table:number-columns-repeated="8"/>
        </table:table-row>
        <table:table-row table:style-name="ro1" table:number-rows-repeated="2">
          <table:table-cell table:number-columns-repeated="29"/>
        </table:table-row>
        <table:table-row table:style-name="ro1">
          <table:table-cell table:style-name="ce14" office:value-type="string" calcext:value-type="string">
            <text:p>NSF</text:p>
          </table:table-cell>
          <table:table-cell/>
          <table:table-cell table:style-name="ce13"/>
          <table:table-cell table:number-columns-repeated="2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7" calcext:value-type="float">
            <text:p>0,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67" calcext:value-type="float">
            <text:p>0,6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67" calcext:value-type="float">
            <text:p>0,67</text:p>
          </table:table-cell>
          <table:table-cell table:number-columns-repeated="9" office:value-type="float" office:value="0" calcext:value-type="float">
            <text:p>0</text:p>
          </table:table-cell>
          <table:table-cell table:formula="of:=AVERAGE([.A135:.T135])" office:value-type="float" office:value="0.1005" calcext:value-type="float">
            <text:p>0,1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7" calcext:value-type="float">
            <text:p>0,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67" calcext:value-type="float">
            <text:p>0,6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67" calcext:value-type="float">
            <text:p>0,67</text:p>
          </table:table-cell>
          <table:table-cell table:number-columns-repeated="9" office:value-type="float" office:value="0" calcext:value-type="float">
            <text:p>0</text:p>
          </table:table-cell>
          <table:table-cell table:formula="of:=AVERAGE([.A136:.T136])" office:value-type="float" office:value="0.1005" calcext:value-type="float">
            <text:p>0,1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7" calcext:value-type="float">
            <text:p>0,6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67" calcext:value-type="float">
            <text:p>0,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7" calcext:value-type="float">
            <text:p>0,67</text:p>
          </table:table-cell>
          <table:table-cell table:number-columns-repeated="9" office:value-type="float" office:value="0" calcext:value-type="float">
            <text:p>0</text:p>
          </table:table-cell>
          <table:table-cell table:formula="of:=AVERAGE([.A137:.T137])" office:value-type="float" office:value="0.1005" calcext:value-type="float">
            <text:p>0,1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7" calcext:value-type="float">
            <text:p>0,6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67" calcext:value-type="float">
            <text:p>0,67</text:p>
          </table:table-cell>
          <table:table-cell table:number-columns-repeated="9" office:value-type="float" office:value="0" calcext:value-type="float">
            <text:p>0</text:p>
          </table:table-cell>
          <table:table-cell table:formula="of:=AVERAGE([.A138:.T138])" office:value-type="float" office:value="0.067" calcext:value-type="float">
            <text:p>0,1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7" calcext:value-type="float">
            <text:p>0,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67" calcext:value-type="float">
            <text:p>0,6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67" calcext:value-type="float">
            <text:p>0,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7" calcext:value-type="float">
            <text:p>0,67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AVERAGE([.A139:.T139])" office:value-type="float" office:value="0.134" calcext:value-type="float">
            <text:p>0,1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7" calcext:value-type="float">
            <text:p>0,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67" calcext:value-type="float">
            <text:p>0,6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67" calcext:value-type="float">
            <text:p>0,6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67" calcext:value-type="float">
            <text:p>0,67</text:p>
          </table:table-cell>
          <table:table-cell table:formula="of:=AVERAGE([.A140:.T140])" office:value-type="float" office:value="0.134" calcext:value-type="float">
            <text:p>0,1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7" calcext:value-type="float">
            <text:p>0,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67" calcext:value-type="float">
            <text:p>0,67</text:p>
          </table:table-cell>
          <table:table-cell office:value-type="float" office:value="0" calcext:value-type="float">
            <text:p>0</text:p>
          </table:table-cell>
          <table:table-cell office:value-type="float" office:value="0.67" calcext:value-type="float">
            <text:p>0,6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67" calcext:value-type="float">
            <text:p>0,67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AVERAGE([.A141:.T141])" office:value-type="float" office:value="0.1675" calcext:value-type="float">
            <text:p>0,2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0.67" calcext:value-type="float">
            <text:p>0,67</text:p>
          </table:table-cell>
          <table:table-cell office:value-type="float" office:value="2.67" calcext:value-type="float">
            <text:p>2,67</text:p>
          </table:table-cell>
          <table:table-cell office:value-type="float" office:value="1.33" calcext:value-type="float">
            <text:p>1,33</text:p>
          </table:table-cell>
          <table:table-cell office:value-type="float" office:value="0" calcext:value-type="float">
            <text:p>0</text:p>
          </table:table-cell>
          <table:table-cell office:value-type="float" office:value="0.67" calcext:value-type="float">
            <text:p>0,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67" calcext:value-type="float">
            <text:p>0,67</text:p>
          </table:table-cell>
          <table:table-cell office:value-type="float" office:value="0" calcext:value-type="float">
            <text:p>0</text:p>
          </table:table-cell>
          <table:table-cell office:value-type="float" office:value="2.67" calcext:value-type="float">
            <text:p>2,67</text:p>
          </table:table-cell>
          <table:table-cell office:value-type="float" office:value="0" calcext:value-type="float">
            <text:p>0</text:p>
          </table:table-cell>
          <table:table-cell office:value-type="float" office:value="0.67" calcext:value-type="float">
            <text:p>0,6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.67" calcext:value-type="float">
            <text:p>2,67</text:p>
          </table:table-cell>
          <table:table-cell office:value-type="float" office:value="0" calcext:value-type="float">
            <text:p>0</text:p>
          </table:table-cell>
          <table:table-cell table:formula="of:=AVERAGE([.A142:.T142])" office:value-type="float" office:value="0.7345" calcext:value-type="float">
            <text:p>0,7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7" calcext:value-type="float">
            <text:p>0,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67" calcext:value-type="float">
            <text:p>0,67</text:p>
          </table:table-cell>
          <table:table-cell office:value-type="float" office:value="1.33" calcext:value-type="float">
            <text:p>1,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67" calcext:value-type="float">
            <text:p>2,6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.67" calcext:value-type="float">
            <text:p>2,6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VERAGE([.A143:.T143])" office:value-type="float" office:value="0.834" calcext:value-type="float">
            <text:p>0,8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7" calcext:value-type="float">
            <text:p>0,67</text:p>
          </table:table-cell>
          <table:table-cell office:value-type="float" office:value="0" calcext:value-type="float">
            <text:p>0</text:p>
          </table:table-cell>
          <table:table-cell office:value-type="float" office:value="2.67" calcext:value-type="float">
            <text:p>2,67</text:p>
          </table:table-cell>
          <table:table-cell office:value-type="float" office:value="0.67" calcext:value-type="float">
            <text:p>0,67</text:p>
          </table:table-cell>
          <table:table-cell office:value-type="float" office:value="2" calcext:value-type="float">
            <text:p>2</text:p>
          </table:table-cell>
          <table:table-cell office:value-type="float" office:value="2.67" calcext:value-type="float">
            <text:p>2,6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67" calcext:value-type="float">
            <text:p>0,67</text:p>
          </table:table-cell>
          <table:table-cell office:value-type="float" office:value="0" calcext:value-type="float">
            <text:p>0</text:p>
          </table:table-cell>
          <table:table-cell office:value-type="float" office:value="3.33" calcext:value-type="float">
            <text:p>3,33</text:p>
          </table:table-cell>
          <table:table-cell office:value-type="float" office:value="2.67" calcext:value-type="float">
            <text:p>2,67</text:p>
          </table:table-cell>
          <table:table-cell office:value-type="float" office:value="1.33" calcext:value-type="float">
            <text:p>1,33</text:p>
          </table:table-cell>
          <table:table-cell office:value-type="float" office:value="4" calcext:value-type="float">
            <text:p>4</text:p>
          </table:table-cell>
          <table:table-cell office:value-type="float" office:value="3.33" calcext:value-type="float">
            <text:p>3,3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AVERAGE([.A144:.T144])" office:value-type="float" office:value="1.4675" calcext:value-type="float">
            <text:p>1,5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.67" calcext:value-type="float">
            <text:p>6,67</text:p>
          </table:table-cell>
          <table:table-cell office:value-type="float" office:value="0" calcext:value-type="float">
            <text:p>0</text:p>
          </table:table-cell>
          <table:table-cell office:value-type="float" office:value="2.67" calcext:value-type="float">
            <text:p>2,67</text:p>
          </table:table-cell>
          <table:table-cell office:value-type="float" office:value="1.33" calcext:value-type="float">
            <text:p>1,33</text:p>
          </table:table-cell>
          <table:table-cell office:value-type="float" office:value="2" calcext:value-type="float">
            <text:p>2</text:p>
          </table:table-cell>
          <table:table-cell office:value-type="float" office:value="4.67" calcext:value-type="float">
            <text:p>4,67</text:p>
          </table:table-cell>
          <table:table-cell office:value-type="float" office:value="5.33" calcext:value-type="float">
            <text:p>5,33</text:p>
          </table:table-cell>
          <table:table-cell office:value-type="float" office:value="1.33" calcext:value-type="float">
            <text:p>1,33</text:p>
          </table:table-cell>
          <table:table-cell table:number-columns-repeated="2" office:value-type="float" office:value="0.67" calcext:value-type="float">
            <text:p>0,6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.67" calcext:value-type="float">
            <text:p>6,6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.67" calcext:value-type="float">
            <text:p>4,67</text:p>
          </table:table-cell>
          <table:table-cell office:value-type="float" office:value="1.33" calcext:value-type="float">
            <text:p>1,33</text:p>
          </table:table-cell>
          <table:table-cell office:value-type="float" office:value="4.67" calcext:value-type="float">
            <text:p>4,67</text:p>
          </table:table-cell>
          <table:table-cell office:value-type="float" office:value="0" calcext:value-type="float">
            <text:p>0</text:p>
          </table:table-cell>
          <table:table-cell table:formula="of:=AVERAGE([.A145:.T145])" office:value-type="float" office:value="2.6675" calcext:value-type="float">
            <text:p>2,7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67" calcext:value-type="float">
            <text:p>0,67</text:p>
          </table:table-cell>
          <table:table-cell office:value-type="float" office:value="10.67" calcext:value-type="float">
            <text:p>10,67</text:p>
          </table:table-cell>
          <table:table-cell office:value-type="float" office:value="12.67" calcext:value-type="float">
            <text:p>12,67</text:p>
          </table:table-cell>
          <table:table-cell office:value-type="float" office:value="6.67" calcext:value-type="float">
            <text:p>6,67</text:p>
          </table:table-cell>
          <table:table-cell office:value-type="float" office:value="10.67" calcext:value-type="float">
            <text:p>10,67</text:p>
          </table:table-cell>
          <table:table-cell office:value-type="float" office:value="8.67" calcext:value-type="float">
            <text:p>8,67</text:p>
          </table:table-cell>
          <table:table-cell office:value-type="float" office:value="3.33" calcext:value-type="float">
            <text:p>3,33</text:p>
          </table:table-cell>
          <table:table-cell office:value-type="float" office:value="13.33" calcext:value-type="float">
            <text:p>13,33</text:p>
          </table:table-cell>
          <table:table-cell office:value-type="float" office:value="1.33" calcext:value-type="float">
            <text:p>1,33</text:p>
          </table:table-cell>
          <table:table-cell office:value-type="float" office:value="4.67" calcext:value-type="float">
            <text:p>4,67</text:p>
          </table:table-cell>
          <table:table-cell office:value-type="float" office:value="0.67" calcext:value-type="float">
            <text:p>0,67</text:p>
          </table:table-cell>
          <table:table-cell office:value-type="float" office:value="11.33" calcext:value-type="float">
            <text:p>11,33</text:p>
          </table:table-cell>
          <table:table-cell office:value-type="float" office:value="1.33" calcext:value-type="float">
            <text:p>1,33</text:p>
          </table:table-cell>
          <table:table-cell office:value-type="float" office:value="4" calcext:value-type="float">
            <text:p>4</text:p>
          </table:table-cell>
          <table:table-cell office:value-type="float" office:value="3.33" calcext:value-type="float">
            <text:p>3,33</text:p>
          </table:table-cell>
          <table:table-cell office:value-type="float" office:value="4" calcext:value-type="float">
            <text:p>4</text:p>
          </table:table-cell>
          <table:table-cell office:value-type="float" office:value="5.33" calcext:value-type="float">
            <text:p>5,33</text:p>
          </table:table-cell>
          <table:table-cell office:value-type="float" office:value="2.67" calcext:value-type="float">
            <text:p>2,67</text:p>
          </table:table-cell>
          <table:table-cell office:value-type="float" office:value="6" calcext:value-type="float">
            <text:p>6</text:p>
          </table:table-cell>
          <table:table-cell table:formula="of:=AVERAGE([.A146:.T146])" office:value-type="float" office:value="6.167" calcext:value-type="float">
            <text:p>6,2</text:p>
          </table:table-cell>
          <table:table-cell table:number-columns-repeated="8"/>
        </table:table-row>
        <table:table-row table:style-name="ro1">
          <table:table-cell office:value-type="float" office:value="12.67" calcext:value-type="float">
            <text:p>12,67</text:p>
          </table:table-cell>
          <table:table-cell office:value-type="float" office:value="14" calcext:value-type="float">
            <text:p>14</text:p>
          </table:table-cell>
          <table:table-cell office:value-type="float" office:value="3.33" calcext:value-type="float">
            <text:p>3,33</text:p>
          </table:table-cell>
          <table:table-cell office:value-type="float" office:value="1.33" calcext:value-type="float">
            <text:p>1,33</text:p>
          </table:table-cell>
          <table:table-cell office:value-type="float" office:value="4" calcext:value-type="float">
            <text:p>4</text:p>
          </table:table-cell>
          <table:table-cell office:value-type="float" office:value="2.67" calcext:value-type="float">
            <text:p>2,67</text:p>
          </table:table-cell>
          <table:table-cell office:value-type="float" office:value="6.67" calcext:value-type="float">
            <text:p>6,67</text:p>
          </table:table-cell>
          <table:table-cell office:value-type="float" office:value="2" calcext:value-type="float">
            <text:p>2</text:p>
          </table:table-cell>
          <table:table-cell office:value-type="float" office:value="5.33" calcext:value-type="float">
            <text:p>5,33</text:p>
          </table:table-cell>
          <table:table-cell office:value-type="float" office:value="3.33" calcext:value-type="float">
            <text:p>3,33</text:p>
          </table:table-cell>
          <table:table-cell office:value-type="float" office:value="7.33" calcext:value-type="float">
            <text:p>7,33</text:p>
          </table:table-cell>
          <table:table-cell office:value-type="float" office:value="24" calcext:value-type="float">
            <text:p>24</text:p>
          </table:table-cell>
          <table:table-cell office:value-type="float" office:value="7.33" calcext:value-type="float">
            <text:p>7,33</text:p>
          </table:table-cell>
          <table:table-cell office:value-type="float" office:value="5.33" calcext:value-type="float">
            <text:p>5,33</text:p>
          </table:table-cell>
          <table:table-cell office:value-type="float" office:value="3.33" calcext:value-type="float">
            <text:p>3,33</text:p>
          </table:table-cell>
          <table:table-cell office:value-type="float" office:value="4" calcext:value-type="float">
            <text:p>4</text:p>
          </table:table-cell>
          <table:table-cell office:value-type="float" office:value="13.33" calcext:value-type="float">
            <text:p>13,33</text:p>
          </table:table-cell>
          <table:table-cell office:value-type="float" office:value="10" calcext:value-type="float">
            <text:p>10</text:p>
          </table:table-cell>
          <table:table-cell office:value-type="float" office:value="5.33" calcext:value-type="float">
            <text:p>5,33</text:p>
          </table:table-cell>
          <table:table-cell office:value-type="float" office:value="4.67" calcext:value-type="float">
            <text:p>4,67</text:p>
          </table:table-cell>
          <table:table-cell table:formula="of:=AVERAGE([.A147:.T147])" office:value-type="float" office:value="6.999" calcext:value-type="float">
            <text:p>7,0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.67" calcext:value-type="float">
            <text:p>14,67</text:p>
          </table:table-cell>
          <table:table-cell office:value-type="float" office:value="1.33" calcext:value-type="float">
            <text:p>1,33</text:p>
          </table:table-cell>
          <table:table-cell office:value-type="float" office:value="10.67" calcext:value-type="float">
            <text:p>10,67</text:p>
          </table:table-cell>
          <table:table-cell office:value-type="float" office:value="16" calcext:value-type="float">
            <text:p>16</text:p>
          </table:table-cell>
          <table:table-cell office:value-type="float" office:value="11.33" calcext:value-type="float">
            <text:p>11,33</text:p>
          </table:table-cell>
          <table:table-cell office:value-type="float" office:value="12" calcext:value-type="float">
            <text:p>12</text:p>
          </table:table-cell>
          <table:table-cell office:value-type="float" office:value="8.67" calcext:value-type="float">
            <text:p>8,67</text:p>
          </table:table-cell>
          <table:table-cell office:value-type="float" office:value="6" calcext:value-type="float">
            <text:p>6</text:p>
          </table:table-cell>
          <table:table-cell office:value-type="float" office:value="18.67" calcext:value-type="float">
            <text:p>18,67</text:p>
          </table:table-cell>
          <table:table-cell office:value-type="float" office:value="12" calcext:value-type="float">
            <text:p>12</text:p>
          </table:table-cell>
          <table:table-cell office:value-type="float" office:value="9.33" calcext:value-type="float">
            <text:p>9,33</text:p>
          </table:table-cell>
          <table:table-cell office:value-type="float" office:value="4.67" calcext:value-type="float">
            <text:p>4,67</text:p>
          </table:table-cell>
          <table:table-cell office:value-type="float" office:value="14" calcext:value-type="float">
            <text:p>14</text:p>
          </table:table-cell>
          <table:table-cell office:value-type="float" office:value="4.67" calcext:value-type="float">
            <text:p>4,67</text:p>
          </table:table-cell>
          <table:table-cell office:value-type="float" office:value="2.67" calcext:value-type="float">
            <text:p>2,67</text:p>
          </table:table-cell>
          <table:table-cell office:value-type="float" office:value="7.33" calcext:value-type="float">
            <text:p>7,33</text:p>
          </table:table-cell>
          <table:table-cell table:number-columns-repeated="2" office:value-type="float" office:value="11.33" calcext:value-type="float">
            <text:p>11,33</text:p>
          </table:table-cell>
          <table:table-cell office:value-type="float" office:value="4" calcext:value-type="float">
            <text:p>4</text:p>
          </table:table-cell>
          <table:table-cell table:formula="of:=AVERAGE([.A148:.T148])" office:value-type="float" office:value="9.4335" calcext:value-type="float">
            <text:p>9,4</text:p>
          </table:table-cell>
          <table:table-cell table:number-columns-repeated="8"/>
        </table:table-row>
        <table:table-row table:style-name="ro1">
          <table:table-cell office:value-type="float" office:value="15.33" calcext:value-type="float">
            <text:p>15,33</text:p>
          </table:table-cell>
          <table:table-cell office:value-type="float" office:value="16" calcext:value-type="float">
            <text:p>16</text:p>
          </table:table-cell>
          <table:table-cell office:value-type="float" office:value="10.67" calcext:value-type="float">
            <text:p>10,67</text:p>
          </table:table-cell>
          <table:table-cell office:value-type="float" office:value="10" calcext:value-type="float">
            <text:p>10</text:p>
          </table:table-cell>
          <table:table-cell office:value-type="float" office:value="7.33" calcext:value-type="float">
            <text:p>7,33</text:p>
          </table:table-cell>
          <table:table-cell office:value-type="float" office:value="15.33" calcext:value-type="float">
            <text:p>15,33</text:p>
          </table:table-cell>
          <table:table-cell office:value-type="float" office:value="10" calcext:value-type="float">
            <text:p>10</text:p>
          </table:table-cell>
          <table:table-cell office:value-type="float" office:value="19.33" calcext:value-type="float">
            <text:p>19,33</text:p>
          </table:table-cell>
          <table:table-cell office:value-type="float" office:value="15.33" calcext:value-type="float">
            <text:p>15,33</text:p>
          </table:table-cell>
          <table:table-cell office:value-type="float" office:value="10" calcext:value-type="float">
            <text:p>10</text:p>
          </table:table-cell>
          <table:table-cell office:value-type="float" office:value="10.67" calcext:value-type="float">
            <text:p>10,67</text:p>
          </table:table-cell>
          <table:table-cell office:value-type="float" office:value="7.33" calcext:value-type="float">
            <text:p>7,33</text:p>
          </table:table-cell>
          <table:table-cell office:value-type="float" office:value="11.33" calcext:value-type="float">
            <text:p>11,33</text:p>
          </table:table-cell>
          <table:table-cell office:value-type="float" office:value="4.67" calcext:value-type="float">
            <text:p>4,67</text:p>
          </table:table-cell>
          <table:table-cell office:value-type="float" office:value="17.33" calcext:value-type="float">
            <text:p>17,33</text:p>
          </table:table-cell>
          <table:table-cell office:value-type="float" office:value="16" calcext:value-type="float">
            <text:p>16</text:p>
          </table:table-cell>
          <table:table-cell office:value-type="float" office:value="2.67" calcext:value-type="float">
            <text:p>2,67</text:p>
          </table:table-cell>
          <table:table-cell office:value-type="float" office:value="10" calcext:value-type="float">
            <text:p>10</text:p>
          </table:table-cell>
          <table:table-cell office:value-type="float" office:value="9.33" calcext:value-type="float">
            <text:p>9,33</text:p>
          </table:table-cell>
          <table:table-cell office:value-type="float" office:value="12.67" calcext:value-type="float">
            <text:p>12,67</text:p>
          </table:table-cell>
          <table:table-cell table:formula="of:=AVERAGE([.A149:.T149])" office:value-type="float" office:value="11.566" calcext:value-type="float">
            <text:p>11,6</text:p>
          </table:table-cell>
          <table:table-cell table:number-columns-repeated="8"/>
        </table:table-row>
        <table:table-row table:style-name="ro1">
          <table:table-cell office:value-type="float" office:value="11.33" calcext:value-type="float">
            <text:p>11,33</text:p>
          </table:table-cell>
          <table:table-cell office:value-type="float" office:value="13.33" calcext:value-type="float">
            <text:p>13,33</text:p>
          </table:table-cell>
          <table:table-cell office:value-type="float" office:value="14.67" calcext:value-type="float">
            <text:p>14,67</text:p>
          </table:table-cell>
          <table:table-cell office:value-type="float" office:value="15.33" calcext:value-type="float">
            <text:p>15,33</text:p>
          </table:table-cell>
          <table:table-cell office:value-type="float" office:value="17.33" calcext:value-type="float">
            <text:p>17,33</text:p>
          </table:table-cell>
          <table:table-cell office:value-type="float" office:value="18" calcext:value-type="float">
            <text:p>18</text:p>
          </table:table-cell>
          <table:table-cell office:value-type="float" office:value="10.67" calcext:value-type="float">
            <text:p>10,67</text:p>
          </table:table-cell>
          <table:table-cell office:value-type="float" office:value="13.33" calcext:value-type="float">
            <text:p>13,33</text:p>
          </table:table-cell>
          <table:table-cell office:value-type="float" office:value="11.33" calcext:value-type="float">
            <text:p>11,33</text:p>
          </table:table-cell>
          <table:table-cell office:value-type="float" office:value="19.33" calcext:value-type="float">
            <text:p>19,33</text:p>
          </table:table-cell>
          <table:table-cell office:value-type="float" office:value="20" calcext:value-type="float">
            <text:p>20</text:p>
          </table:table-cell>
          <table:table-cell office:value-type="float" office:value="22.67" calcext:value-type="float">
            <text:p>22,67</text:p>
          </table:table-cell>
          <table:table-cell office:value-type="float" office:value="8" calcext:value-type="float">
            <text:p>8</text:p>
          </table:table-cell>
          <table:table-cell office:value-type="float" office:value="12.67" calcext:value-type="float">
            <text:p>12,67</text:p>
          </table:table-cell>
          <table:table-cell office:value-type="float" office:value="4.67" calcext:value-type="float">
            <text:p>4,67</text:p>
          </table:table-cell>
          <table:table-cell office:value-type="float" office:value="25.33" calcext:value-type="float">
            <text:p>25,33</text:p>
          </table:table-cell>
          <table:table-cell office:value-type="float" office:value="16.67" calcext:value-type="float">
            <text:p>16,67</text:p>
          </table:table-cell>
          <table:table-cell office:value-type="float" office:value="26.67" calcext:value-type="float">
            <text:p>26,67</text:p>
          </table:table-cell>
          <table:table-cell office:value-type="float" office:value="22.67" calcext:value-type="float">
            <text:p>22,67</text:p>
          </table:table-cell>
          <table:table-cell office:value-type="float" office:value="10.67" calcext:value-type="float">
            <text:p>10,67</text:p>
          </table:table-cell>
          <table:table-cell table:formula="of:=AVERAGE([.A150:.T150])" office:value-type="float" office:value="15.7335" calcext:value-type="float">
            <text:p>15,7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19.33" calcext:value-type="float">
            <text:p>19,33</text:p>
          </table:table-cell>
          <table:table-cell office:value-type="float" office:value="16" calcext:value-type="float">
            <text:p>16</text:p>
          </table:table-cell>
          <table:table-cell office:value-type="float" office:value="8.67" calcext:value-type="float">
            <text:p>8,67</text:p>
          </table:table-cell>
          <table:table-cell office:value-type="float" office:value="18.67" calcext:value-type="float">
            <text:p>18,67</text:p>
          </table:table-cell>
          <table:table-cell office:value-type="float" office:value="8.67" calcext:value-type="float">
            <text:p>8,67</text:p>
          </table:table-cell>
          <table:table-cell office:value-type="float" office:value="14" calcext:value-type="float">
            <text:p>14</text:p>
          </table:table-cell>
          <table:table-cell office:value-type="float" office:value="19.33" calcext:value-type="float">
            <text:p>19,33</text:p>
          </table:table-cell>
          <table:table-cell office:value-type="float" office:value="22.67" calcext:value-type="float">
            <text:p>22,67</text:p>
          </table:table-cell>
          <table:table-cell office:value-type="float" office:value="12.67" calcext:value-type="float">
            <text:p>12,67</text:p>
          </table:table-cell>
          <table:table-cell office:value-type="float" office:value="10" calcext:value-type="float">
            <text:p>10</text:p>
          </table:table-cell>
          <table:table-cell office:value-type="float" office:value="29.33" calcext:value-type="float">
            <text:p>29,33</text:p>
          </table:table-cell>
          <table:table-cell office:value-type="float" office:value="18" calcext:value-type="float">
            <text:p>18</text:p>
          </table:table-cell>
          <table:table-cell office:value-type="float" office:value="5.33" calcext:value-type="float">
            <text:p>5,33</text:p>
          </table:table-cell>
          <table:table-cell office:value-type="float" office:value="15.33" calcext:value-type="float">
            <text:p>15,33</text:p>
          </table:table-cell>
          <table:table-cell table:number-columns-repeated="3" office:value-type="float" office:value="12.67" calcext:value-type="float">
            <text:p>12,67</text:p>
          </table:table-cell>
          <table:table-cell table:number-columns-repeated="2" office:value-type="float" office:value="23.33" calcext:value-type="float">
            <text:p>23,33</text:p>
          </table:table-cell>
          <table:table-cell table:formula="of:=AVERAGE([.A151:.T151])" office:value-type="float" office:value="16.1" calcext:value-type="float">
            <text:p>16,1</text:p>
          </table:table-cell>
          <table:table-cell table:number-columns-repeated="8"/>
        </table:table-row>
        <table:table-row table:style-name="ro1">
          <table:table-cell office:value-type="float" office:value="18.67" calcext:value-type="float">
            <text:p>18,67</text:p>
          </table:table-cell>
          <table:table-cell office:value-type="float" office:value="17.33" calcext:value-type="float">
            <text:p>17,33</text:p>
          </table:table-cell>
          <table:table-cell office:value-type="float" office:value="12.67" calcext:value-type="float">
            <text:p>12,67</text:p>
          </table:table-cell>
          <table:table-cell office:value-type="float" office:value="26.67" calcext:value-type="float">
            <text:p>26,67</text:p>
          </table:table-cell>
          <table:table-cell office:value-type="float" office:value="17.33" calcext:value-type="float">
            <text:p>17,33</text:p>
          </table:table-cell>
          <table:table-cell office:value-type="float" office:value="22" calcext:value-type="float">
            <text:p>22</text:p>
          </table:table-cell>
          <table:table-cell office:value-type="float" office:value="31.33" calcext:value-type="float">
            <text:p>31,33</text:p>
          </table:table-cell>
          <table:table-cell office:value-type="float" office:value="18.67" calcext:value-type="float">
            <text:p>18,67</text:p>
          </table:table-cell>
          <table:table-cell office:value-type="float" office:value="17.33" calcext:value-type="float">
            <text:p>17,33</text:p>
          </table:table-cell>
          <table:table-cell office:value-type="float" office:value="18.67" calcext:value-type="float">
            <text:p>18,67</text:p>
          </table:table-cell>
          <table:table-cell office:value-type="float" office:value="20.67" calcext:value-type="float">
            <text:p>20,67</text:p>
          </table:table-cell>
          <table:table-cell office:value-type="float" office:value="28.67" calcext:value-type="float">
            <text:p>28,67</text:p>
          </table:table-cell>
          <table:table-cell office:value-type="float" office:value="6.67" calcext:value-type="float">
            <text:p>6,67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3.33" calcext:value-type="float">
            <text:p>13,33</text:p>
          </table:table-cell>
          <table:table-cell office:value-type="float" office:value="10.67" calcext:value-type="float">
            <text:p>10,67</text:p>
          </table:table-cell>
          <table:table-cell office:value-type="float" office:value="15.33" calcext:value-type="float">
            <text:p>15,33</text:p>
          </table:table-cell>
          <table:table-cell office:value-type="float" office:value="18" calcext:value-type="float">
            <text:p>18</text:p>
          </table:table-cell>
          <table:table-cell office:value-type="float" office:value="19.33" calcext:value-type="float">
            <text:p>19,33</text:p>
          </table:table-cell>
          <table:table-cell table:formula="of:=AVERAGE([.A152:.T152])" office:value-type="float" office:value="18.0335" calcext:value-type="float">
            <text:p>18,0</text:p>
          </table:table-cell>
          <table:table-cell table:number-columns-repeated="8"/>
        </table:table-row>
        <table:table-row table:style-name="ro1">
          <table:table-cell office:value-type="float" office:value="18.67" calcext:value-type="float">
            <text:p>18,67</text:p>
          </table:table-cell>
          <table:table-cell office:value-type="float" office:value="25.33" calcext:value-type="float">
            <text:p>25,33</text:p>
          </table:table-cell>
          <table:table-cell office:value-type="float" office:value="17.33" calcext:value-type="float">
            <text:p>17,33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27.33" calcext:value-type="float">
            <text:p>27,33</text:p>
          </table:table-cell>
          <table:table-cell office:value-type="float" office:value="26" calcext:value-type="float">
            <text:p>26</text:p>
          </table:table-cell>
          <table:table-cell office:value-type="float" office:value="14.67" calcext:value-type="float">
            <text:p>14,67</text:p>
          </table:table-cell>
          <table:table-cell office:value-type="float" office:value="21.33" calcext:value-type="float">
            <text:p>21,33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float" office:value="19.33" calcext:value-type="float">
            <text:p>19,33</text:p>
          </table:table-cell>
          <table:table-cell office:value-type="float" office:value="11.33" calcext:value-type="float">
            <text:p>11,33</text:p>
          </table:table-cell>
          <table:table-cell office:value-type="float" office:value="34" calcext:value-type="float">
            <text:p>34</text:p>
          </table:table-cell>
          <table:table-cell office:value-type="float" office:value="22.67" calcext:value-type="float">
            <text:p>22,67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23.33" calcext:value-type="float">
            <text:p>23,33</text:p>
          </table:table-cell>
          <table:table-cell office:value-type="float" office:value="31.33" calcext:value-type="float">
            <text:p>31,33</text:p>
          </table:table-cell>
          <table:table-cell table:formula="of:=AVERAGE([.A153:.T153])" office:value-type="float" office:value="22.6325" calcext:value-type="float">
            <text:p>22,6</text:p>
          </table:table-cell>
          <table:table-cell table:number-columns-repeated="8"/>
        </table:table-row>
        <table:table-row table:style-name="ro1">
          <table:table-cell office:value-type="float" office:value="31.33" calcext:value-type="float">
            <text:p>31,33</text:p>
          </table:table-cell>
          <table:table-cell office:value-type="float" office:value="27.33" calcext:value-type="float">
            <text:p>27,33</text:p>
          </table:table-cell>
          <table:table-cell office:value-type="float" office:value="25.33" calcext:value-type="float">
            <text:p>25,33</text:p>
          </table:table-cell>
          <table:table-cell office:value-type="float" office:value="23.33" calcext:value-type="float">
            <text:p>23,33</text:p>
          </table:table-cell>
          <table:table-cell office:value-type="float" office:value="31.33" calcext:value-type="float">
            <text:p>31,33</text:p>
          </table:table-cell>
          <table:table-cell office:value-type="float" office:value="25.33" calcext:value-type="float">
            <text:p>25,33</text:p>
          </table:table-cell>
          <table:table-cell office:value-type="float" office:value="21.33" calcext:value-type="float">
            <text:p>21,33</text:p>
          </table:table-cell>
          <table:table-cell office:value-type="float" office:value="24.67" calcext:value-type="float">
            <text:p>24,67</text:p>
          </table:table-cell>
          <table:table-cell office:value-type="float" office:value="34.67" calcext:value-type="float">
            <text:p>34,67</text:p>
          </table:table-cell>
          <table:table-cell office:value-type="float" office:value="12.67" calcext:value-type="float">
            <text:p>12,67</text:p>
          </table:table-cell>
          <table:table-cell office:value-type="float" office:value="29.33" calcext:value-type="float">
            <text:p>29,3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 office:value-type="float" office:value="9.33" calcext:value-type="float">
            <text:p>9,33</text:p>
          </table:table-cell>
          <table:table-cell office:value-type="float" office:value="12.67" calcext:value-type="float">
            <text:p>12,67</text:p>
          </table:table-cell>
          <table:table-cell office:value-type="float" office:value="20" calcext:value-type="float">
            <text:p>20</text:p>
          </table:table-cell>
          <table:table-cell office:value-type="float" office:value="17.33" calcext:value-type="float">
            <text:p>17,33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table:formula="of:=AVERAGE([.A154:.T154])" office:value-type="float" office:value="22.999" calcext:value-type="float">
            <text:p>23,0</text:p>
          </table:table-cell>
          <table:table-cell table:number-columns-repeated="8"/>
        </table:table-row>
        <table:table-row table:style-name="ro1">
          <table:table-cell office:value-type="float" office:value="16.67" calcext:value-type="float">
            <text:p>16,67</text:p>
          </table:table-cell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office:value-type="float" office:value="26.67" calcext:value-type="float">
            <text:p>26,67</text:p>
          </table:table-cell>
          <table:table-cell office:value-type="float" office:value="30.67" calcext:value-type="float">
            <text:p>30,67</text:p>
          </table:table-cell>
          <table:table-cell office:value-type="float" office:value="33.33" calcext:value-type="float">
            <text:p>33,33</text:p>
          </table:table-cell>
          <table:table-cell office:value-type="float" office:value="11.33" calcext:value-type="float">
            <text:p>11,33</text:p>
          </table:table-cell>
          <table:table-cell office:value-type="float" office:value="28.67" calcext:value-type="float">
            <text:p>28,67</text:p>
          </table:table-cell>
          <table:table-cell office:value-type="float" office:value="37.33" calcext:value-type="float">
            <text:p>37,33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28.67" calcext:value-type="float">
            <text:p>28,67</text:p>
          </table:table-cell>
          <table:table-cell office:value-type="float" office:value="12.67" calcext:value-type="float">
            <text:p>12,67</text:p>
          </table:table-cell>
          <table:table-cell office:value-type="float" office:value="16.67" calcext:value-type="float">
            <text:p>16,67</text:p>
          </table:table-cell>
          <table:table-cell office:value-type="float" office:value="28.67" calcext:value-type="float">
            <text:p>28,67</text:p>
          </table:table-cell>
          <table:table-cell office:value-type="float" office:value="27.33" calcext:value-type="float">
            <text:p>27,33</text:p>
          </table:table-cell>
          <table:table-cell office:value-type="float" office:value="35.33" calcext:value-type="float">
            <text:p>35,33</text:p>
          </table:table-cell>
          <table:table-cell office:value-type="float" office:value="18.67" calcext:value-type="float">
            <text:p>18,67</text:p>
          </table:table-cell>
          <table:table-cell office:value-type="float" office:value="16.67" calcext:value-type="float">
            <text:p>16,67</text:p>
          </table:table-cell>
          <table:table-cell office:value-type="float" office:value="37.33" calcext:value-type="float">
            <text:p>37,33</text:p>
          </table:table-cell>
          <table:table-cell table:formula="of:=AVERAGE([.A155:.T155])" office:value-type="float" office:value="26.034" calcext:value-type="float">
            <text:p>26,0</text:p>
          </table:table-cell>
          <table:table-cell table:number-columns-repeated="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2.67" calcext:value-type="float">
            <text:p>22,67</text:p>
          </table:table-cell>
          <table:table-cell office:value-type="float" office:value="29.33" calcext:value-type="float">
            <text:p>29,33</text:p>
          </table:table-cell>
          <table:table-cell office:value-type="float" office:value="34.67" calcext:value-type="float">
            <text:p>34,67</text:p>
          </table:table-cell>
          <table:table-cell office:value-type="float" office:value="40.67" calcext:value-type="float">
            <text:p>40,67</text:p>
          </table:table-cell>
          <table:table-cell office:value-type="float" office:value="41.33" calcext:value-type="float">
            <text:p>41,33</text:p>
          </table:table-cell>
          <table:table-cell office:value-type="float" office:value="32.67" calcext:value-type="float">
            <text:p>32,67</text:p>
          </table:table-cell>
          <table:table-cell office:value-type="float" office:value="26.67" calcext:value-type="float">
            <text:p>26,67</text:p>
          </table:table-cell>
          <table:table-cell office:value-type="float" office:value="26" calcext:value-type="float">
            <text:p>26</text:p>
          </table:table-cell>
          <table:table-cell office:value-type="float" office:value="20.67" calcext:value-type="float">
            <text:p>20,67</text:p>
          </table:table-cell>
          <table:table-cell office:value-type="float" office:value="41.33" calcext:value-type="float">
            <text:p>41,33</text:p>
          </table:table-cell>
          <table:table-cell office:value-type="float" office:value="25.33" calcext:value-type="float">
            <text:p>25,33</text:p>
          </table:table-cell>
          <table:table-cell office:value-type="float" office:value="38" calcext:value-type="float">
            <text:p>38</text:p>
          </table:table-cell>
          <table:table-cell office:value-type="float" office:value="27.33" calcext:value-type="float">
            <text:p>27,33</text:p>
          </table:table-cell>
          <table:table-cell office:value-type="float" office:value="28.67" calcext:value-type="float">
            <text:p>28,67</text:p>
          </table:table-cell>
          <table:table-cell office:value-type="float" office:value="18.67" calcext:value-type="float">
            <text:p>18,67</text:p>
          </table:table-cell>
          <table:table-cell office:value-type="float" office:value="34" calcext:value-type="float">
            <text:p>34</text:p>
          </table:table-cell>
          <table:table-cell office:value-type="float" office:value="35.33" calcext:value-type="float">
            <text:p>35,33</text:p>
          </table:table-cell>
          <table:table-cell office:value-type="float" office:value="33.33" calcext:value-type="float">
            <text:p>33,33</text:p>
          </table:table-cell>
          <table:table-cell office:value-type="float" office:value="34" calcext:value-type="float">
            <text:p>34</text:p>
          </table:table-cell>
          <table:table-cell table:formula="of:=AVERAGE([.A156:.T156])" office:value-type="float" office:value="31.0335" calcext:value-type="float">
            <text:p>31,0</text:p>
          </table:table-cell>
          <table:table-cell table:number-columns-repeated="8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2.67" calcext:value-type="float">
            <text:p>32,67</text:p>
          </table:table-cell>
          <table:table-cell office:value-type="float" office:value="34.67" calcext:value-type="float">
            <text:p>34,67</text:p>
          </table:table-cell>
          <table:table-cell office:value-type="float" office:value="33.33" calcext:value-type="float">
            <text:p>33,33</text:p>
          </table:table-cell>
          <table:table-cell office:value-type="float" office:value="23.33" calcext:value-type="float">
            <text:p>23,33</text:p>
          </table:table-cell>
          <table:table-cell office:value-type="float" office:value="32" calcext:value-type="float">
            <text:p>32</text:p>
          </table:table-cell>
          <table:table-cell office:value-type="float" office:value="34.67" calcext:value-type="float">
            <text:p>34,67</text:p>
          </table:table-cell>
          <table:table-cell office:value-type="float" office:value="26" calcext:value-type="float">
            <text:p>26</text:p>
          </table:table-cell>
          <table:table-cell office:value-type="float" office:value="25.33" calcext:value-type="float">
            <text:p>25,33</text:p>
          </table:table-cell>
          <table:table-cell office:value-type="float" office:value="32.67" calcext:value-type="float">
            <text:p>32,67</text:p>
          </table:table-cell>
          <table:table-cell office:value-type="float" office:value="38" calcext:value-type="float">
            <text:p>38</text:p>
          </table:table-cell>
          <table:table-cell office:value-type="float" office:value="43.33" calcext:value-type="float">
            <text:p>43,33</text:p>
          </table:table-cell>
          <table:table-cell office:value-type="float" office:value="36.67" calcext:value-type="float">
            <text:p>36,67</text:p>
          </table:table-cell>
          <table:table-cell office:value-type="float" office:value="26.67" calcext:value-type="float">
            <text:p>26,67</text:p>
          </table:table-cell>
          <table:table-cell office:value-type="float" office:value="22" calcext:value-type="float">
            <text:p>22</text:p>
          </table:table-cell>
          <table:table-cell office:value-type="float" office:value="43.33" calcext:value-type="float">
            <text:p>43,33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28.67" calcext:value-type="float">
            <text:p>28,67</text:p>
          </table:table-cell>
          <table:table-cell office:value-type="float" office:value="35.33" calcext:value-type="float">
            <text:p>35,33</text:p>
          </table:table-cell>
          <table:table-cell table:formula="of:=AVERAGE([.A157:.T157])" office:value-type="float" office:value="32.7335" calcext:value-type="float">
            <text:p>32,7</text:p>
          </table:table-cell>
          <table:table-cell table:number-columns-repeated="8"/>
        </table:table-row>
        <table:table-row table:style-name="ro1">
          <table:table-cell office:value-type="float" office:value="32.67" calcext:value-type="float">
            <text:p>32,67</text:p>
          </table:table-cell>
          <table:table-cell office:value-type="float" office:value="31.33" calcext:value-type="float">
            <text:p>31,33</text:p>
          </table:table-cell>
          <table:table-cell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office:value-type="float" office:value="30.67" calcext:value-type="float">
            <text:p>30,67</text:p>
          </table:table-cell>
          <table:table-cell office:value-type="float" office:value="23.33" calcext:value-type="float">
            <text:p>23,33</text:p>
          </table:table-cell>
          <table:table-cell office:value-type="float" office:value="36.67" calcext:value-type="float">
            <text:p>36,67</text:p>
          </table:table-cell>
          <table:table-cell office:value-type="float" office:value="31.33" calcext:value-type="float">
            <text:p>31,33</text:p>
          </table:table-cell>
          <table:table-cell office:value-type="float" office:value="19.33" calcext:value-type="float">
            <text:p>19,33</text:p>
          </table:table-cell>
          <table:table-cell office:value-type="float" office:value="24.67" calcext:value-type="float">
            <text:p>24,67</text:p>
          </table:table-cell>
          <table:table-cell office:value-type="float" office:value="23.33" calcext:value-type="float">
            <text:p>23,33</text:p>
          </table:table-cell>
          <table:table-cell office:value-type="float" office:value="29.33" calcext:value-type="float">
            <text:p>29,33</text:p>
          </table:table-cell>
          <table:table-cell office:value-type="float" office:value="33.33" calcext:value-type="float">
            <text:p>33,33</text:p>
          </table:table-cell>
          <table:table-cell office:value-type="float" office:value="35.33" calcext:value-type="float">
            <text:p>35,33</text:p>
          </table:table-cell>
          <table:table-cell office:value-type="float" office:value="30.67" calcext:value-type="float">
            <text:p>30,67</text:p>
          </table:table-cell>
          <table:table-cell office:value-type="float" office:value="28.67" calcext:value-type="float">
            <text:p>28,67</text:p>
          </table:table-cell>
          <table:table-cell office:value-type="float" office:value="34" calcext:value-type="float">
            <text:p>34</text:p>
          </table:table-cell>
          <table:table-cell office:value-type="float" office:value="26.67" calcext:value-type="float">
            <text:p>26,67</text:p>
          </table:table-cell>
          <table:table-cell office:value-type="float" office:value="28.67" calcext:value-type="float">
            <text:p>28,67</text:p>
          </table:table-cell>
          <table:table-cell office:value-type="float" office:value="33.33" calcext:value-type="float">
            <text:p>33,33</text:p>
          </table:table-cell>
          <table:table-cell table:formula="of:=AVERAGE([.A158:.T158])" office:value-type="float" office:value="30.2665" calcext:value-type="float">
            <text:p>30,3</text:p>
          </table:table-cell>
          <table:table-cell table:number-columns-repeated="8"/>
        </table:table-row>
        <table:table-row table:style-name="ro1">
          <table:table-cell office:value-type="float" office:value="23.33" calcext:value-type="float">
            <text:p>23,33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34" calcext:value-type="float">
            <text:p>34</text:p>
          </table:table-cell>
          <table:table-cell office:value-type="float" office:value="41.33" calcext:value-type="float">
            <text:p>41,33</text:p>
          </table:table-cell>
          <table:table-cell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office:value-type="float" office:value="38.67" calcext:value-type="float">
            <text:p>38,67</text:p>
          </table:table-cell>
          <table:table-cell office:value-type="float" office:value="40.67" calcext:value-type="float">
            <text:p>40,67</text:p>
          </table:table-cell>
          <table:table-cell office:value-type="float" office:value="34" calcext:value-type="float">
            <text:p>34</text:p>
          </table:table-cell>
          <table:table-cell office:value-type="float" office:value="32.67" calcext:value-type="float">
            <text:p>32,67</text:p>
          </table:table-cell>
          <table:table-cell office:value-type="float" office:value="38" calcext:value-type="float">
            <text:p>38</text:p>
          </table:table-cell>
          <table:table-cell office:value-type="float" office:value="43.33" calcext:value-type="float">
            <text:p>43,33</text:p>
          </table:table-cell>
          <table:table-cell office:value-type="float" office:value="32" calcext:value-type="float">
            <text:p>32</text:p>
          </table:table-cell>
          <table:table-cell office:value-type="float" office:value="41.33" calcext:value-type="float">
            <text:p>41,33</text:p>
          </table:table-cell>
          <table:table-cell office:value-type="float" office:value="39.33" calcext:value-type="float">
            <text:p>39,33</text:p>
          </table:table-cell>
          <table:table-cell office:value-type="float" office:value="43.33" calcext:value-type="float">
            <text:p>43,33</text:p>
          </table:table-cell>
          <table:table-cell office:value-type="float" office:value="36" calcext:value-type="float">
            <text:p>36</text:p>
          </table:table-cell>
          <table:table-cell office:value-type="float" office:value="28.67" calcext:value-type="float">
            <text:p>28,67</text:p>
          </table:table-cell>
          <table:table-cell office:value-type="float" office:value="31.33" calcext:value-type="float">
            <text:p>31,33</text:p>
          </table:table-cell>
          <table:table-cell table:formula="of:=AVERAGE([.A159:.T159])" office:value-type="float" office:value="35.6995" calcext:value-type="float">
            <text:p>35,7</text:p>
          </table:table-cell>
          <table:table-cell table:number-columns-repeated="8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8.67" calcext:value-type="float">
            <text:p>38,67</text:p>
          </table:table-cell>
          <table:table-cell office:value-type="float" office:value="35.33" calcext:value-type="float">
            <text:p>35,33</text:p>
          </table:table-cell>
          <table:table-cell office:value-type="float" office:value="30.67" calcext:value-type="float">
            <text:p>30,67</text:p>
          </table:table-cell>
          <table:table-cell office:value-type="float" office:value="36" calcext:value-type="float">
            <text:p>36</text:p>
          </table:table-cell>
          <table:table-cell office:value-type="float" office:value="38.67" calcext:value-type="float">
            <text:p>38,67</text:p>
          </table:table-cell>
          <table:table-cell office:value-type="float" office:value="37.33" calcext:value-type="float">
            <text:p>37,33</text:p>
          </table:table-cell>
          <table:table-cell office:value-type="float" office:value="44" calcext:value-type="float">
            <text:p>44</text:p>
          </table:table-cell>
          <table:table-cell office:value-type="float" office:value="44.67" calcext:value-type="float">
            <text:p>44,67</text:p>
          </table:table-cell>
          <table:table-cell office:value-type="float" office:value="35.33" calcext:value-type="float">
            <text:p>35,33</text:p>
          </table:table-cell>
          <table:table-cell office:value-type="float" office:value="54.67" calcext:value-type="float">
            <text:p>54,67</text:p>
          </table:table-cell>
          <table:table-cell office:value-type="float" office:value="45.33" calcext:value-type="float">
            <text:p>45,33</text:p>
          </table:table-cell>
          <table:table-cell office:value-type="float" office:value="24.67" calcext:value-type="float">
            <text:p>24,67</text:p>
          </table:table-cell>
          <table:table-cell office:value-type="float" office:value="44" calcext:value-type="float">
            <text:p>44</text:p>
          </table:table-cell>
          <table:table-cell office:value-type="float" office:value="32.67" calcext:value-type="float">
            <text:p>32,67</text:p>
          </table:table-cell>
          <table:table-cell office:value-type="float" office:value="40" calcext:value-type="float">
            <text:p>40</text:p>
          </table:table-cell>
          <table:table-cell office:value-type="float" office:value="43.33" calcext:value-type="float">
            <text:p>43,33</text:p>
          </table:table-cell>
          <table:table-cell office:value-type="float" office:value="34.67" calcext:value-type="float">
            <text:p>34,67</text:p>
          </table:table-cell>
          <table:table-cell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  <table:table-cell table:formula="of:=AVERAGE([.A160:.T160])" office:value-type="float" office:value="38.6005" calcext:value-type="float">
            <text:p>38,6</text:p>
          </table:table-cell>
          <table:table-cell table:number-columns-repeated="8"/>
        </table:table-row>
        <table:table-row table:style-name="ro1">
          <table:table-cell office:value-type="float" office:value="48.67" calcext:value-type="float">
            <text:p>48,67</text:p>
          </table:table-cell>
          <table:table-cell office:value-type="float" office:value="34.67" calcext:value-type="float">
            <text:p>34,67</text:p>
          </table:table-cell>
          <table:table-cell office:value-type="float" office:value="45.33" calcext:value-type="float">
            <text:p>45,33</text:p>
          </table:table-cell>
          <table:table-cell office:value-type="float" office:value="37.33" calcext:value-type="float">
            <text:p>37,33</text:p>
          </table:table-cell>
          <table:table-cell office:value-type="float" office:value="51.33" calcext:value-type="float">
            <text:p>51,33</text:p>
          </table:table-cell>
          <table:table-cell office:value-type="float" office:value="24" calcext:value-type="float">
            <text:p>24</text:p>
          </table:table-cell>
          <table:table-cell office:value-type="float" office:value="31.33" calcext:value-type="float">
            <text:p>31,33</text:p>
          </table:table-cell>
          <table:table-cell office:value-type="float" office:value="47.33" calcext:value-type="float">
            <text:p>47,33</text:p>
          </table:table-cell>
          <table:table-cell office:value-type="float" office:value="38.67" calcext:value-type="float">
            <text:p>38,67</text:p>
          </table:table-cell>
          <table:table-cell office:value-type="float" office:value="41.33" calcext:value-type="float">
            <text:p>41,33</text:p>
          </table:table-cell>
          <table:table-cell office:value-type="float" office:value="40.67" calcext:value-type="float">
            <text:p>40,67</text:p>
          </table:table-cell>
          <table:table-cell office:value-type="float" office:value="45.33" calcext:value-type="float">
            <text:p>45,33</text:p>
          </table:table-cell>
          <table:table-cell office:value-type="float" office:value="32" calcext:value-type="float">
            <text:p>32</text:p>
          </table:table-cell>
          <table:table-cell office:value-type="float" office:value="41.33" calcext:value-type="float">
            <text:p>41,33</text:p>
          </table:table-cell>
          <table:table-cell office:value-type="float" office:value="24.67" calcext:value-type="float">
            <text:p>24,67</text:p>
          </table:table-cell>
          <table:table-cell office:value-type="float" office:value="40.67" calcext:value-type="float">
            <text:p>40,67</text:p>
          </table:table-cell>
          <table:table-cell office:value-type="float" office:value="30.67" calcext:value-type="float">
            <text:p>30,67</text:p>
          </table:table-cell>
          <table:table-cell office:value-type="float" office:value="44" calcext:value-type="float">
            <text:p>44</text:p>
          </table:table-cell>
          <table:table-cell office:value-type="float" office:value="30" calcext:value-type="float">
            <text:p>30</text:p>
          </table:table-cell>
          <table:table-cell office:value-type="float" office:value="36.67" calcext:value-type="float">
            <text:p>36,67</text:p>
          </table:table-cell>
          <table:table-cell table:formula="of:=AVERAGE([.A161:.T161])" office:value-type="float" office:value="38.3" calcext:value-type="float">
            <text:p>38,3</text:p>
          </table:table-cell>
          <table:table-cell table:number-columns-repeated="8"/>
        </table:table-row>
        <table:table-row table:style-name="ro1">
          <table:table-cell office:value-type="float" office:value="42.67" calcext:value-type="float">
            <text:p>42,67</text:p>
          </table:table-cell>
          <table:table-cell office:value-type="float" office:value="50.67" calcext:value-type="float">
            <text:p>50,67</text:p>
          </table:table-cell>
          <table:table-cell office:value-type="float" office:value="39.33" calcext:value-type="float">
            <text:p>39,33</text:p>
          </table:table-cell>
          <table:table-cell office:value-type="float" office:value="40" calcext:value-type="float">
            <text:p>40</text:p>
          </table:table-cell>
          <table:table-cell office:value-type="float" office:value="31.33" calcext:value-type="float">
            <text:p>31,33</text:p>
          </table:table-cell>
          <table:table-cell office:value-type="float" office:value="45.33" calcext:value-type="float">
            <text:p>45,33</text:p>
          </table:table-cell>
          <table:table-cell office:value-type="float" office:value="42" calcext:value-type="float">
            <text:p>42</text:p>
          </table:table-cell>
          <table:table-cell office:value-type="float" office:value="35.33" calcext:value-type="float">
            <text:p>35,33</text:p>
          </table:table-cell>
          <table:table-cell office:value-type="float" office:value="40.67" calcext:value-type="float">
            <text:p>40,67</text:p>
          </table:table-cell>
          <table:table-cell office:value-type="float" office:value="41.33" calcext:value-type="float">
            <text:p>41,33</text:p>
          </table:table-cell>
          <table:table-cell office:value-type="float" office:value="45.33" calcext:value-type="float">
            <text:p>45,33</text:p>
          </table:table-cell>
          <table:table-cell office:value-type="float" office:value="47.33" calcext:value-type="float">
            <text:p>47,33</text:p>
          </table:table-cell>
          <table:table-cell office:value-type="float" office:value="32.67" calcext:value-type="float">
            <text:p>32,67</text:p>
          </table:table-cell>
          <table:table-cell office:value-type="float" office:value="37.33" calcext:value-type="float">
            <text:p>37,33</text:p>
          </table:table-cell>
          <table:table-cell office:value-type="float" office:value="38.67" calcext:value-type="float">
            <text:p>38,67</text:p>
          </table:table-cell>
          <table:table-cell office:value-type="float" office:value="37.33" calcext:value-type="float">
            <text:p>37,33</text:p>
          </table:table-cell>
          <table:table-cell office:value-type="float" office:value="38" calcext:value-type="float">
            <text:p>38</text:p>
          </table:table-cell>
          <table:table-cell office:value-type="float" office:value="39.33" calcext:value-type="float">
            <text:p>39,33</text:p>
          </table:table-cell>
          <table:table-cell office:value-type="float" office:value="42.67" calcext:value-type="float">
            <text:p>42,67</text:p>
          </table:table-cell>
          <table:table-cell office:value-type="float" office:value="38" calcext:value-type="float">
            <text:p>38</text:p>
          </table:table-cell>
          <table:table-cell table:formula="of:=AVERAGE([.A162:.T162])" office:value-type="float" office:value="40.266" calcext:value-type="float">
            <text:p>40,3</text:p>
          </table:table-cell>
          <table:table-cell table:number-columns-repeated="8"/>
        </table:table-row>
        <table:table-row table:style-name="ro1">
          <table:table-cell office:value-type="float" office:value="46.67" calcext:value-type="float">
            <text:p>46,67</text:p>
          </table:table-cell>
          <table:table-cell office:value-type="float" office:value="43.33" calcext:value-type="float">
            <text:p>43,33</text:p>
          </table:table-cell>
          <table:table-cell office:value-type="float" office:value="54.67" calcext:value-type="float">
            <text:p>54,67</text:p>
          </table:table-cell>
          <table:table-cell office:value-type="float" office:value="40.67" calcext:value-type="float">
            <text:p>40,67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38.67" calcext:value-type="float">
            <text:p>38,67</text:p>
          </table:table-cell>
          <table:table-cell office:value-type="float" office:value="40.67" calcext:value-type="float">
            <text:p>40,67</text:p>
          </table:table-cell>
          <table:table-cell office:value-type="float" office:value="39.33" calcext:value-type="float">
            <text:p>39,33</text:p>
          </table:table-cell>
          <table:table-cell office:value-type="float" office:value="40.67" calcext:value-type="float">
            <text:p>40,67</text:p>
          </table:table-cell>
          <table:table-cell office:value-type="float" office:value="42.67" calcext:value-type="float">
            <text:p>42,67</text:p>
          </table:table-cell>
          <table:table-cell office:value-type="float" office:value="34.67" calcext:value-type="float">
            <text:p>34,67</text:p>
          </table:table-cell>
          <table:table-cell office:value-type="float" office:value="41.33" calcext:value-type="float">
            <text:p>41,33</text:p>
          </table:table-cell>
          <table:table-cell office:value-type="float" office:value="46.67" calcext:value-type="float">
            <text:p>46,67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49.33" calcext:value-type="float">
            <text:p>49,33</text:p>
          </table:table-cell>
          <table:table-cell office:value-type="float" office:value="37.33" calcext:value-type="float">
            <text:p>37,33</text:p>
          </table:table-cell>
          <table:table-cell office:value-type="float" office:value="48.67" calcext:value-type="float">
            <text:p>48,67</text:p>
          </table:table-cell>
          <table:table-cell office:value-type="float" office:value="35.33" calcext:value-type="float">
            <text:p>35,33</text:p>
          </table:table-cell>
          <table:table-cell table:formula="of:=AVERAGE([.A163:.T163])" office:value-type="float" office:value="42.434" calcext:value-type="float">
            <text:p>42,4</text:p>
          </table:table-cell>
          <table:table-cell table:number-columns-repeated="8"/>
        </table:table-row>
        <table:table-row table:style-name="ro1">
          <table:table-cell office:value-type="float" office:value="44.67" calcext:value-type="float">
            <text:p>44,67</text:p>
          </table:table-cell>
          <table:table-cell office:value-type="float" office:value="46.67" calcext:value-type="float">
            <text:p>46,67</text:p>
          </table:table-cell>
          <table:table-cell office:value-type="float" office:value="38.67" calcext:value-type="float">
            <text:p>38,67</text:p>
          </table:table-cell>
          <table:table-cell office:value-type="float" office:value="44" calcext:value-type="float">
            <text:p>44</text:p>
          </table:table-cell>
          <table:table-cell office:value-type="float" office:value="43.33" calcext:value-type="float">
            <text:p>43,33</text:p>
          </table:table-cell>
          <table:table-cell office:value-type="float" office:value="34" calcext:value-type="float">
            <text:p>34</text:p>
          </table:table-cell>
          <table:table-cell office:value-type="float" office:value="47.33" calcext:value-type="float">
            <text:p>47,33</text:p>
          </table:table-cell>
          <table:table-cell office:value-type="float" office:value="42.67" calcext:value-type="float">
            <text:p>42,67</text:p>
          </table:table-cell>
          <table:table-cell office:value-type="float" office:value="44.67" calcext:value-type="float">
            <text:p>44,67</text:p>
          </table:table-cell>
          <table:table-cell office:value-type="float" office:value="41.33" calcext:value-type="float">
            <text:p>41,33</text:p>
          </table:table-cell>
          <table:table-cell office:value-type="float" office:value="49.33" calcext:value-type="float">
            <text:p>49,33</text:p>
          </table:table-cell>
          <table:table-cell office:value-type="float" office:value="56" calcext:value-type="float">
            <text:p>56</text:p>
          </table:table-cell>
          <table:table-cell office:value-type="float" office:value="50.67" calcext:value-type="float">
            <text:p>50,67</text:p>
          </table:table-cell>
          <table:table-cell office:value-type="float" office:value="36" calcext:value-type="float">
            <text:p>36</text:p>
          </table:table-cell>
          <table:table-cell office:value-type="float" office:value="34" calcext:value-type="float">
            <text:p>34</text:p>
          </table:table-cell>
          <table:table-cell office:value-type="float" office:value="47.33" calcext:value-type="float">
            <text:p>47,33</text:p>
          </table:table-cell>
          <table:table-cell office:value-type="float" office:value="34.67" calcext:value-type="float">
            <text:p>34,67</text:p>
          </table:table-cell>
          <table:table-cell office:value-type="float" office:value="41.33" calcext:value-type="float">
            <text:p>41,33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table:formula="of:=AVERAGE([.A164:.T164])" office:value-type="float" office:value="43.1335" calcext:value-type="float">
            <text:p>43,1</text:p>
          </table:table-cell>
          <table:table-cell table:number-columns-repeated="8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6.67" calcext:value-type="float">
            <text:p>46,67</text:p>
          </table:table-cell>
          <table:table-cell office:value-type="float" office:value="43.33" calcext:value-type="float">
            <text:p>43,33</text:p>
          </table:table-cell>
          <table:table-cell office:value-type="float" office:value="46" calcext:value-type="float">
            <text:p>46</text:p>
          </table:table-cell>
          <table:table-cell office:value-type="float" office:value="58" calcext:value-type="float">
            <text:p>58</text:p>
          </table:table-cell>
          <table:table-cell office:value-type="float" office:value="47.33" calcext:value-type="float">
            <text:p>47,33</text:p>
          </table:table-cell>
          <table:table-cell office:value-type="float" office:value="37.33" calcext:value-type="float">
            <text:p>37,33</text:p>
          </table:table-cell>
          <table:table-cell office:value-type="float" office:value="44.67" calcext:value-type="float">
            <text:p>44,67</text:p>
          </table:table-cell>
          <table:table-cell office:value-type="float" office:value="62" calcext:value-type="float">
            <text:p>62</text:p>
          </table:table-cell>
          <table:table-cell office:value-type="float" office:value="46" calcext:value-type="float">
            <text:p>46</text:p>
          </table:table-cell>
          <table:table-cell office:value-type="float" office:value="38.67" calcext:value-type="float">
            <text:p>38,67</text:p>
          </table:table-cell>
          <table:table-cell office:value-type="float" office:value="48" calcext:value-type="float">
            <text:p>48</text:p>
          </table:table-cell>
          <table:table-cell office:value-type="float" office:value="43.33" calcext:value-type="float">
            <text:p>43,33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43.33" calcext:value-type="float">
            <text:p>43,33</text:p>
          </table:table-cell>
          <table:table-cell office:value-type="float" office:value="51.33" calcext:value-type="float">
            <text:p>51,33</text:p>
          </table:table-cell>
          <table:table-cell office:value-type="float" office:value="41.33" calcext:value-type="float">
            <text:p>41,33</text:p>
          </table:table-cell>
          <table:table-cell office:value-type="float" office:value="46.67" calcext:value-type="float">
            <text:p>46,67</text:p>
          </table:table-cell>
          <table:table-cell table:formula="of:=AVERAGE([.A165:.T165])" office:value-type="float" office:value="46.1995" calcext:value-type="float">
            <text:p>46,2</text:p>
          </table:table-cell>
          <table:table-cell table:number-columns-repeated="8"/>
        </table:table-row>
        <table:table-row table:style-name="ro1">
          <table:table-cell office:value-type="float" office:value="39.33" calcext:value-type="float">
            <text:p>39,33</text:p>
          </table:table-cell>
          <table:table-cell office:value-type="float" office:value="48.67" calcext:value-type="float">
            <text:p>48,67</text:p>
          </table:table-cell>
          <table:table-cell office:value-type="float" office:value="53.33" calcext:value-type="float">
            <text:p>53,33</text:p>
          </table:table-cell>
          <table:table-cell office:value-type="float" office:value="44" calcext:value-type="float">
            <text:p>44</text:p>
          </table:table-cell>
          <table:table-cell office:value-type="float" office:value="49.33" calcext:value-type="float">
            <text:p>49,33</text:p>
          </table:table-cell>
          <table:table-cell office:value-type="float" office:value="42.67" calcext:value-type="float">
            <text:p>42,67</text:p>
          </table:table-cell>
          <table:table-cell office:value-type="float" office:value="43.33" calcext:value-type="float">
            <text:p>43,33</text:p>
          </table:table-cell>
          <table:table-cell office:value-type="float" office:value="30.67" calcext:value-type="float">
            <text:p>30,67</text:p>
          </table:table-cell>
          <table:table-cell office:value-type="float" office:value="48.67" calcext:value-type="float">
            <text:p>48,67</text:p>
          </table:table-cell>
          <table:table-cell office:value-type="float" office:value="54" calcext:value-type="float">
            <text:p>54</text:p>
          </table:table-cell>
          <table:table-cell office:value-type="float" office:value="52.67" calcext:value-type="float">
            <text:p>52,67</text:p>
          </table:table-cell>
          <table:table-cell office:value-type="float" office:value="42.67" calcext:value-type="float">
            <text:p>42,67</text:p>
          </table:table-cell>
          <table:table-cell office:value-type="float" office:value="47.33" calcext:value-type="float">
            <text:p>47,33</text:p>
          </table:table-cell>
          <table:table-cell office:value-type="float" office:value="50.67" calcext:value-type="float">
            <text:p>50,67</text:p>
          </table:table-cell>
          <table:table-cell office:value-type="float" office:value="42" calcext:value-type="float">
            <text:p>42</text:p>
          </table:table-cell>
          <table:table-cell office:value-type="float" office:value="45.33" calcext:value-type="float">
            <text:p>45,33</text:p>
          </table:table-cell>
          <table:table-cell office:value-type="float" office:value="48.67" calcext:value-type="float">
            <text:p>48,67</text:p>
          </table:table-cell>
          <table:table-cell office:value-type="float" office:value="27.33" calcext:value-type="float">
            <text:p>27,33</text:p>
          </table:table-cell>
          <table:table-cell office:value-type="float" office:value="45.33" calcext:value-type="float">
            <text:p>45,33</text:p>
          </table:table-cell>
          <table:table-cell office:value-type="float" office:value="52.67" calcext:value-type="float">
            <text:p>52,67</text:p>
          </table:table-cell>
          <table:table-cell table:formula="of:=AVERAGE([.A166:.T166])" office:value-type="float" office:value="45.4335" calcext:value-type="float">
            <text:p>45,4</text:p>
          </table:table-cell>
          <table:table-cell table:number-columns-repeated="8"/>
        </table:table-row>
        <table:table-row table:style-name="ro1">
          <table:table-cell office:value-type="float" office:value="49.33" calcext:value-type="float">
            <text:p>49,33</text:p>
          </table:table-cell>
          <table:table-cell office:value-type="float" office:value="45.33" calcext:value-type="float">
            <text:p>45,33</text:p>
          </table:table-cell>
          <table:table-cell office:value-type="float" office:value="43.33" calcext:value-type="float">
            <text:p>43,33</text:p>
          </table:table-cell>
          <table:table-cell office:value-type="float" office:value="51.33" calcext:value-type="float">
            <text:p>51,33</text:p>
          </table:table-cell>
          <table:table-cell office:value-type="float" office:value="37.33" calcext:value-type="float">
            <text:p>37,33</text:p>
          </table:table-cell>
          <table:table-cell office:value-type="float" office:value="36" calcext:value-type="float">
            <text:p>36</text:p>
          </table:table-cell>
          <table:table-cell office:value-type="float" office:value="45.33" calcext:value-type="float">
            <text:p>45,33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42" calcext:value-type="float">
            <text:p>42</text:p>
          </table:table-cell>
          <table:table-cell office:value-type="float" office:value="50" calcext:value-type="float">
            <text:p>50</text:p>
          </table:table-cell>
          <table:table-cell office:value-type="float" office:value="51.33" calcext:value-type="float">
            <text:p>51,33</text:p>
          </table:table-cell>
          <table:table-cell office:value-type="float" office:value="50.67" calcext:value-type="float">
            <text:p>50,67</text:p>
          </table:table-cell>
          <table:table-cell office:value-type="float" office:value="60" calcext:value-type="float">
            <text:p>60</text:p>
          </table:table-cell>
          <table:table-cell office:value-type="float" office:value="45.33" calcext:value-type="float">
            <text:p>45,33</text:p>
          </table:table-cell>
          <table:table-cell office:value-type="float" office:value="46.67" calcext:value-type="float">
            <text:p>46,67</text:p>
          </table:table-cell>
          <table:table-cell office:value-type="float" office:value="54" calcext:value-type="float">
            <text:p>54</text:p>
          </table:table-cell>
          <table:table-cell office:value-type="float" office:value="46.67" calcext:value-type="float">
            <text:p>46,67</text:p>
          </table:table-cell>
          <table:table-cell office:value-type="float" office:value="56.67" calcext:value-type="float">
            <text:p>56,67</text:p>
          </table:table-cell>
          <table:table-cell office:value-type="float" office:value="48" calcext:value-type="float">
            <text:p>48</text:p>
          </table:table-cell>
          <table:table-cell table:formula="of:=AVERAGE([.A167:.T167])" office:value-type="float" office:value="47.566" calcext:value-type="float">
            <text:p>47,6</text:p>
          </table:table-cell>
          <table:table-cell table:number-columns-repeated="8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5.33" calcext:value-type="float">
            <text:p>45,33</text:p>
          </table:table-cell>
          <table:table-cell office:value-type="float" office:value="56" calcext:value-type="float">
            <text:p>56</text:p>
          </table:table-cell>
          <table:table-cell office:value-type="float" office:value="50.67" calcext:value-type="float">
            <text:p>50,67</text:p>
          </table:table-cell>
          <table:table-cell office:value-type="float" office:value="52.67" calcext:value-type="float">
            <text:p>52,67</text:p>
          </table:table-cell>
          <table:table-cell office:value-type="float" office:value="60.67" calcext:value-type="float">
            <text:p>60,67</text:p>
          </table:table-cell>
          <table:table-cell office:value-type="float" office:value="46.67" calcext:value-type="float">
            <text:p>46,67</text:p>
          </table:table-cell>
          <table:table-cell office:value-type="float" office:value="52.67" calcext:value-type="float">
            <text:p>52,67</text:p>
          </table:table-cell>
          <table:table-cell office:value-type="float" office:value="47.33" calcext:value-type="float">
            <text:p>47,33</text:p>
          </table:table-cell>
          <table:table-cell office:value-type="float" office:value="55.33" calcext:value-type="float">
            <text:p>55,33</text:p>
          </table:table-cell>
          <table:table-cell office:value-type="float" office:value="38.67" calcext:value-type="float">
            <text:p>38,67</text:p>
          </table:table-cell>
          <table:table-cell office:value-type="float" office:value="53.33" calcext:value-type="float">
            <text:p>53,33</text:p>
          </table:table-cell>
          <table:table-cell office:value-type="float" office:value="49.33" calcext:value-type="float">
            <text:p>49,33</text:p>
          </table:table-cell>
          <table:table-cell office:value-type="float" office:value="48" calcext:value-type="float">
            <text:p>48</text:p>
          </table:table-cell>
          <table:table-cell office:value-type="float" office:value="54.67" calcext:value-type="float">
            <text:p>54,67</text:p>
          </table:table-cell>
          <table:table-cell office:value-type="float" office:value="56.67" calcext:value-type="float">
            <text:p>56,67</text:p>
          </table:table-cell>
          <table:table-cell office:value-type="float" office:value="46.67" calcext:value-type="float">
            <text:p>46,67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table:formula="of:=AVERAGE([.A168:.T168])" office:value-type="float" office:value="49.934" calcext:value-type="float">
            <text:p>49,9</text:p>
          </table:table-cell>
          <table:table-cell table:number-columns-repeated="8"/>
        </table:table-row>
        <table:table-row table:style-name="ro1">
          <table:table-cell office:value-type="float" office:value="53.33" calcext:value-type="float">
            <text:p>53,33</text:p>
          </table:table-cell>
          <table:table-cell office:value-type="float" office:value="63.33" calcext:value-type="float">
            <text:p>63,33</text:p>
          </table:table-cell>
          <table:table-cell office:value-type="float" office:value="50.67" calcext:value-type="float">
            <text:p>50,67</text:p>
          </table:table-cell>
          <table:table-cell office:value-type="float" office:value="52" calcext:value-type="float">
            <text:p>52</text:p>
          </table:table-cell>
          <table:table-cell office:value-type="float" office:value="55.33" calcext:value-type="float">
            <text:p>55,33</text:p>
          </table:table-cell>
          <table:table-cell office:value-type="float" office:value="45.33" calcext:value-type="float">
            <text:p>45,33</text:p>
          </table:table-cell>
          <table:table-cell office:value-type="float" office:value="42.67" calcext:value-type="float">
            <text:p>42,67</text:p>
          </table:table-cell>
          <table:table-cell office:value-type="float" office:value="42" calcext:value-type="float">
            <text:p>42</text:p>
          </table:table-cell>
          <table:table-cell office:value-type="float" office:value="44.67" calcext:value-type="float">
            <text:p>44,67</text:p>
          </table:table-cell>
          <table:table-cell office:value-type="float" office:value="49.33" calcext:value-type="float">
            <text:p>49,33</text:p>
          </table:table-cell>
          <table:table-cell office:value-type="float" office:value="48.67" calcext:value-type="float">
            <text:p>48,67</text:p>
          </table:table-cell>
          <table:table-cell table:number-columns-repeated="2" office:value-type="float" office:value="54.67" calcext:value-type="float">
            <text:p>54,67</text:p>
          </table:table-cell>
          <table:table-cell office:value-type="float" office:value="44" calcext:value-type="float">
            <text:p>44</text:p>
          </table:table-cell>
          <table:table-cell office:value-type="float" office:value="49.33" calcext:value-type="float">
            <text:p>49,33</text:p>
          </table:table-cell>
          <table:table-cell office:value-type="float" office:value="47.33" calcext:value-type="float">
            <text:p>47,33</text:p>
          </table:table-cell>
          <table:table-cell office:value-type="float" office:value="53.33" calcext:value-type="float">
            <text:p>53,33</text:p>
          </table:table-cell>
          <table:table-cell office:value-type="float" office:value="60.67" calcext:value-type="float">
            <text:p>60,67</text:p>
          </table:table-cell>
          <table:table-cell office:value-type="float" office:value="54" calcext:value-type="float">
            <text:p>54</text:p>
          </table:table-cell>
          <table:table-cell office:value-type="float" office:value="48.67" calcext:value-type="float">
            <text:p>48,67</text:p>
          </table:table-cell>
          <table:table-cell table:formula="of:=AVERAGE([.A169:.T169])" office:value-type="float" office:value="50.7" calcext:value-type="float">
            <text:p>50,7</text:p>
          </table:table-cell>
          <table:table-cell table:number-columns-repeated="8"/>
        </table:table-row>
        <table:table-row table:style-name="ro1">
          <table:table-cell office:value-type="float" office:value="47.33" calcext:value-type="float">
            <text:p>47,33</text:p>
          </table:table-cell>
          <table:table-cell office:value-type="float" office:value="46.67" calcext:value-type="float">
            <text:p>46,67</text:p>
          </table:table-cell>
          <table:table-cell office:value-type="float" office:value="42.67" calcext:value-type="float">
            <text:p>42,67</text:p>
          </table:table-cell>
          <table:table-cell office:value-type="float" office:value="48.67" calcext:value-type="float">
            <text:p>48,67</text:p>
          </table:table-cell>
          <table:table-cell office:value-type="float" office:value="46.67" calcext:value-type="float">
            <text:p>46,67</text:p>
          </table:table-cell>
          <table:table-cell office:value-type="float" office:value="43.33" calcext:value-type="float">
            <text:p>43,33</text:p>
          </table:table-cell>
          <table:table-cell office:value-type="float" office:value="54.67" calcext:value-type="float">
            <text:p>54,67</text:p>
          </table:table-cell>
          <table:table-cell table:number-columns-repeated="2" office:value-type="float" office:value="48.67" calcext:value-type="float">
            <text:p>48,67</text:p>
          </table:table-cell>
          <table:table-cell office:value-type="float" office:value="40" calcext:value-type="float">
            <text:p>40</text:p>
          </table:table-cell>
          <table:table-cell office:value-type="float" office:value="56.67" calcext:value-type="float">
            <text:p>56,67</text:p>
          </table:table-cell>
          <table:table-cell office:value-type="float" office:value="46.67" calcext:value-type="float">
            <text:p>46,67</text:p>
          </table:table-cell>
          <table:table-cell office:value-type="float" office:value="52.67" calcext:value-type="float">
            <text:p>52,67</text:p>
          </table:table-cell>
          <table:table-cell office:value-type="float" office:value="48" calcext:value-type="float">
            <text:p>48</text:p>
          </table:table-cell>
          <table:table-cell office:value-type="float" office:value="36.67" calcext:value-type="float">
            <text:p>36,67</text:p>
          </table:table-cell>
          <table:table-cell office:value-type="float" office:value="50" calcext:value-type="float">
            <text:p>50</text:p>
          </table:table-cell>
          <table:table-cell office:value-type="float" office:value="45.33" calcext:value-type="float">
            <text:p>45,33</text:p>
          </table:table-cell>
          <table:table-cell table:number-columns-repeated="2" office:value-type="float" office:value="46.67" calcext:value-type="float">
            <text:p>46,67</text:p>
          </table:table-cell>
          <table:table-cell office:value-type="float" office:value="47.33" calcext:value-type="float">
            <text:p>47,33</text:p>
          </table:table-cell>
          <table:table-cell table:formula="of:=AVERAGE([.A170:.T170])" office:value-type="float" office:value="47.2015" calcext:value-type="float">
            <text:p>47,2</text:p>
          </table:table-cell>
          <table:table-cell table:number-columns-repeated="8"/>
        </table:table-row>
        <table:table-row table:style-name="ro1">
          <table:table-cell office:value-type="float" office:value="48.67" calcext:value-type="float">
            <text:p>48,67</text:p>
          </table:table-cell>
          <table:table-cell office:value-type="float" office:value="58.67" calcext:value-type="float">
            <text:p>58,67</text:p>
          </table:table-cell>
          <table:table-cell office:value-type="float" office:value="55.33" calcext:value-type="float">
            <text:p>55,33</text:p>
          </table:table-cell>
          <table:table-cell office:value-type="float" office:value="53.33" calcext:value-type="float">
            <text:p>53,33</text:p>
          </table:table-cell>
          <table:table-cell office:value-type="float" office:value="54.67" calcext:value-type="float">
            <text:p>54,67</text:p>
          </table:table-cell>
          <table:table-cell office:value-type="float" office:value="56.67" calcext:value-type="float">
            <text:p>56,67</text:p>
          </table:table-cell>
          <table:table-cell office:value-type="float" office:value="49.33" calcext:value-type="float">
            <text:p>49,33</text:p>
          </table:table-cell>
          <table:table-cell office:value-type="float" office:value="53.33" calcext:value-type="float">
            <text:p>53,33</text:p>
          </table:table-cell>
          <table:table-cell office:value-type="float" office:value="44.67" calcext:value-type="float">
            <text:p>44,67</text:p>
          </table:table-cell>
          <table:table-cell office:value-type="float" office:value="53.33" calcext:value-type="float">
            <text:p>53,33</text:p>
          </table:table-cell>
          <table:table-cell office:value-type="float" office:value="43.33" calcext:value-type="float">
            <text:p>43,33</text:p>
          </table:table-cell>
          <table:table-cell office:value-type="float" office:value="50.67" calcext:value-type="float">
            <text:p>50,67</text:p>
          </table:table-cell>
          <table:table-cell office:value-type="float" office:value="46.67" calcext:value-type="float">
            <text:p>46,67</text:p>
          </table:table-cell>
          <table:table-cell office:value-type="float" office:value="54.67" calcext:value-type="float">
            <text:p>54,67</text:p>
          </table:table-cell>
          <table:table-cell office:value-type="float" office:value="50" calcext:value-type="float">
            <text:p>50</text:p>
          </table:table-cell>
          <table:table-cell office:value-type="float" office:value="58.67" calcext:value-type="float">
            <text:p>58,67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52.67" calcext:value-type="float">
            <text:p>52,67</text:p>
          </table:table-cell>
          <table:table-cell office:value-type="float" office:value="46" calcext:value-type="float">
            <text:p>46</text:p>
          </table:table-cell>
          <table:table-cell table:formula="of:=AVERAGE([.A171:.T171])" office:value-type="float" office:value="51.5675" calcext:value-type="float">
            <text:p>51,6</text:p>
          </table:table-cell>
          <table:table-cell table:number-columns-repeated="8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7.33" calcext:value-type="float">
            <text:p>47,33</text:p>
          </table:table-cell>
          <table:table-cell office:value-type="float" office:value="55.33" calcext:value-type="float">
            <text:p>55,33</text:p>
          </table:table-cell>
          <table:table-cell office:value-type="float" office:value="64" calcext:value-type="float">
            <text:p>64</text:p>
          </table:table-cell>
          <table:table-cell office:value-type="float" office:value="52" calcext:value-type="float">
            <text:p>52</text:p>
          </table:table-cell>
          <table:table-cell office:value-type="float" office:value="48.67" calcext:value-type="float">
            <text:p>48,67</text:p>
          </table:table-cell>
          <table:table-cell office:value-type="float" office:value="52.67" calcext:value-type="float">
            <text:p>52,67</text:p>
          </table:table-cell>
          <table:table-cell office:value-type="float" office:value="63.33" calcext:value-type="float">
            <text:p>63,33</text:p>
          </table:table-cell>
          <table:table-cell office:value-type="float" office:value="58" calcext:value-type="float">
            <text:p>58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60.67" calcext:value-type="float">
            <text:p>60,67</text:p>
          </table:table-cell>
          <table:table-cell office:value-type="float" office:value="56" calcext:value-type="float">
            <text:p>56</text:p>
          </table:table-cell>
          <table:table-cell office:value-type="float" office:value="51.33" calcext:value-type="float">
            <text:p>51,33</text:p>
          </table:table-cell>
          <table:table-cell office:value-type="float" office:value="49.33" calcext:value-type="float">
            <text:p>49,33</text:p>
          </table:table-cell>
          <table:table-cell office:value-type="float" office:value="48" calcext:value-type="float">
            <text:p>48</text:p>
          </table:table-cell>
          <table:table-cell office:value-type="float" office:value="51.33" calcext:value-type="float">
            <text:p>51,33</text:p>
          </table:table-cell>
          <table:table-cell office:value-type="float" office:value="49.33" calcext:value-type="float">
            <text:p>49,33</text:p>
          </table:table-cell>
          <table:table-cell office:value-type="float" office:value="53.33" calcext:value-type="float">
            <text:p>53,33</text:p>
          </table:table-cell>
          <table:table-cell office:value-type="float" office:value="50" calcext:value-type="float">
            <text:p>50</text:p>
          </table:table-cell>
          <table:table-cell table:formula="of:=AVERAGE([.A172:.T172])" office:value-type="float" office:value="53.166" calcext:value-type="float">
            <text:p>53,2</text:p>
          </table:table-cell>
          <table:table-cell table:number-columns-repeated="8"/>
        </table:table-row>
        <table:table-row table:style-name="ro1">
          <table:table-cell office:value-type="float" office:value="58.67" calcext:value-type="float">
            <text:p>58,67</text:p>
          </table:table-cell>
          <table:table-cell office:value-type="float" office:value="53.33" calcext:value-type="float">
            <text:p>53,33</text:p>
          </table:table-cell>
          <table:table-cell office:value-type="float" office:value="49.33" calcext:value-type="float">
            <text:p>49,33</text:p>
          </table:table-cell>
          <table:table-cell office:value-type="float" office:value="62.67" calcext:value-type="float">
            <text:p>62,67</text:p>
          </table:table-cell>
          <table:table-cell office:value-type="float" office:value="58" calcext:value-type="float">
            <text:p>58</text:p>
          </table:table-cell>
          <table:table-cell office:value-type="float" office:value="58.67" calcext:value-type="float">
            <text:p>58,67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6.67" calcext:value-type="float">
            <text:p>56,67</text:p>
          </table:table-cell>
          <table:table-cell office:value-type="float" office:value="46.67" calcext:value-type="float">
            <text:p>46,67</text:p>
          </table:table-cell>
          <table:table-cell office:value-type="float" office:value="53.33" calcext:value-type="float">
            <text:p>53,33</text:p>
          </table:table-cell>
          <table:table-cell office:value-type="float" office:value="52.67" calcext:value-type="float">
            <text:p>52,67</text:p>
          </table:table-cell>
          <table:table-cell office:value-type="float" office:value="49.33" calcext:value-type="float">
            <text:p>49,33</text:p>
          </table:table-cell>
          <table:table-cell office:value-type="float" office:value="56.67" calcext:value-type="float">
            <text:p>56,67</text:p>
          </table:table-cell>
          <table:table-cell office:value-type="float" office:value="52" calcext:value-type="float">
            <text:p>52</text:p>
          </table:table-cell>
          <table:table-cell office:value-type="float" office:value="59.33" calcext:value-type="float">
            <text:p>59,33</text:p>
          </table:table-cell>
          <table:table-cell office:value-type="float" office:value="48.67" calcext:value-type="float">
            <text:p>48,67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63.33" calcext:value-type="float">
            <text:p>63,33</text:p>
          </table:table-cell>
          <table:table-cell table:formula="of:=AVERAGE([.A173:.T173])" office:value-type="float" office:value="53.767" calcext:value-type="float">
            <text:p>53,8</text:p>
          </table:table-cell>
          <table:table-cell table:number-columns-repeated="8"/>
        </table:table-row>
        <table:table-row table:style-name="ro1">
          <table:table-cell office:value-type="float" office:value="61.33" calcext:value-type="float">
            <text:p>61,33</text:p>
          </table:table-cell>
          <table:table-cell office:value-type="float" office:value="59.33" calcext:value-type="float">
            <text:p>59,33</text:p>
          </table:table-cell>
          <table:table-cell office:value-type="float" office:value="55.33" calcext:value-type="float">
            <text:p>55,33</text:p>
          </table:table-cell>
          <table:table-cell office:value-type="float" office:value="47.33" calcext:value-type="float">
            <text:p>47,33</text:p>
          </table:table-cell>
          <table:table-cell office:value-type="float" office:value="55.33" calcext:value-type="float">
            <text:p>55,33</text:p>
          </table:table-cell>
          <table:table-cell office:value-type="float" office:value="56" calcext:value-type="float">
            <text:p>56</text:p>
          </table:table-cell>
          <table:table-cell office:value-type="float" office:value="53.33" calcext:value-type="float">
            <text:p>53,33</text:p>
          </table:table-cell>
          <table:table-cell office:value-type="float" office:value="61.33" calcext:value-type="float">
            <text:p>61,33</text:p>
          </table:table-cell>
          <table:table-cell office:value-type="float" office:value="46.67" calcext:value-type="float">
            <text:p>46,67</text:p>
          </table:table-cell>
          <table:table-cell office:value-type="float" office:value="60.67" calcext:value-type="float">
            <text:p>60,67</text:p>
          </table:table-cell>
          <table:table-cell office:value-type="float" office:value="58" calcext:value-type="float">
            <text:p>58</text:p>
          </table:table-cell>
          <table:table-cell office:value-type="float" office:value="59.33" calcext:value-type="float">
            <text:p>59,33</text:p>
          </table:table-cell>
          <table:table-cell office:value-type="float" office:value="56.67" calcext:value-type="float">
            <text:p>56,67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62.67" calcext:value-type="float">
            <text:p>62,67</text:p>
          </table:table-cell>
          <table:table-cell office:value-type="float" office:value="54.67" calcext:value-type="float">
            <text:p>54,67</text:p>
          </table:table-cell>
          <table:table-cell office:value-type="float" office:value="56.67" calcext:value-type="float">
            <text:p>56,67</text:p>
          </table:table-cell>
          <table:table-cell table:number-columns-repeated="2" office:value-type="float" office:value="50.67" calcext:value-type="float">
            <text:p>50,67</text:p>
          </table:table-cell>
          <table:table-cell table:formula="of:=AVERAGE([.A174:.T174])" office:value-type="float" office:value="54.9" calcext:value-type="float">
            <text:p>54,9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55.33" calcext:value-type="float">
            <text:p>55,33</text:p>
          </table:table-cell>
          <table:table-cell office:value-type="float" office:value="44.67" calcext:value-type="float">
            <text:p>44,67</text:p>
          </table:table-cell>
          <table:table-cell office:value-type="float" office:value="52.67" calcext:value-type="float">
            <text:p>52,67</text:p>
          </table:table-cell>
          <table:table-cell office:value-type="float" office:value="63.33" calcext:value-type="float">
            <text:p>63,33</text:p>
          </table:table-cell>
          <table:table-cell office:value-type="float" office:value="60" calcext:value-type="float">
            <text:p>60</text:p>
          </table:table-cell>
          <table:table-cell office:value-type="float" office:value="53.33" calcext:value-type="float">
            <text:p>53,33</text:p>
          </table:table-cell>
          <table:table-cell office:value-type="float" office:value="52" calcext:value-type="float">
            <text:p>52</text:p>
          </table:table-cell>
          <table:table-cell office:value-type="float" office:value="56.67" calcext:value-type="float">
            <text:p>56,67</text:p>
          </table:table-cell>
          <table:table-cell office:value-type="float" office:value="51.33" calcext:value-type="float">
            <text:p>51,33</text:p>
          </table:table-cell>
          <table:table-cell office:value-type="float" office:value="60.67" calcext:value-type="float">
            <text:p>60,67</text:p>
          </table:table-cell>
          <table:table-cell table:number-columns-repeated="2" office:value-type="float" office:value="64.67" calcext:value-type="float">
            <text:p>64,67</text:p>
          </table:table-cell>
          <table:table-cell office:value-type="float" office:value="53.33" calcext:value-type="float">
            <text:p>53,33</text:p>
          </table:table-cell>
          <table:table-cell office:value-type="float" office:value="66" calcext:value-type="float">
            <text:p>66</text:p>
          </table:table-cell>
          <table:table-cell office:value-type="float" office:value="59.33" calcext:value-type="float">
            <text:p>59,33</text:p>
          </table:table-cell>
          <table:table-cell office:value-type="float" office:value="64.67" calcext:value-type="float">
            <text:p>64,67</text:p>
          </table:table-cell>
          <table:table-cell office:value-type="float" office:value="57.33" calcext:value-type="float">
            <text:p>57,33</text:p>
          </table:table-cell>
          <table:table-cell office:value-type="float" office:value="50" calcext:value-type="float">
            <text:p>50</text:p>
          </table:table-cell>
          <table:table-cell office:value-type="float" office:value="57.33" calcext:value-type="float">
            <text:p>57,33</text:p>
          </table:table-cell>
          <table:table-cell table:formula="of:=AVERAGE([.A175:.T175])" office:value-type="float" office:value="57.133" calcext:value-type="float">
            <text:p>57,1</text:p>
          </table:table-cell>
          <table:table-cell table:number-columns-repeated="8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3.33" calcext:value-type="float">
            <text:p>53,33</text:p>
          </table:table-cell>
          <table:table-cell office:value-type="float" office:value="57.33" calcext:value-type="float">
            <text:p>57,33</text:p>
          </table:table-cell>
          <table:table-cell office:value-type="float" office:value="61.33" calcext:value-type="float">
            <text:p>61,33</text:p>
          </table:table-cell>
          <table:table-cell office:value-type="float" office:value="55.33" calcext:value-type="float">
            <text:p>55,33</text:p>
          </table:table-cell>
          <table:table-cell office:value-type="float" office:value="57.33" calcext:value-type="float">
            <text:p>57,33</text:p>
          </table:table-cell>
          <table:table-cell office:value-type="float" office:value="64" calcext:value-type="float">
            <text:p>64</text:p>
          </table:table-cell>
          <table:table-cell office:value-type="float" office:value="58.67" calcext:value-type="float">
            <text:p>58,67</text:p>
          </table:table-cell>
          <table:table-cell office:value-type="float" office:value="64" calcext:value-type="float">
            <text:p>64</text:p>
          </table:table-cell>
          <table:table-cell office:value-type="float" office:value="50.67" calcext:value-type="float">
            <text:p>50,67</text:p>
          </table:table-cell>
          <table:table-cell office:value-type="float" office:value="46" calcext:value-type="float">
            <text:p>46</text:p>
          </table:table-cell>
          <table:table-cell office:value-type="float" office:value="55.33" calcext:value-type="float">
            <text:p>55,33</text:p>
          </table:table-cell>
          <table:table-cell office:value-type="float" office:value="46" calcext:value-type="float">
            <text:p>46</text:p>
          </table:table-cell>
          <table:table-cell office:value-type="float" office:value="49.33" calcext:value-type="float">
            <text:p>49,33</text:p>
          </table:table-cell>
          <table:table-cell office:value-type="float" office:value="52.67" calcext:value-type="float">
            <text:p>52,67</text:p>
          </table:table-cell>
          <table:table-cell office:value-type="float" office:value="46.67" calcext:value-type="float">
            <text:p>46,67</text:p>
          </table:table-cell>
          <table:table-cell office:value-type="float" office:value="48" calcext:value-type="float">
            <text:p>48</text:p>
          </table:table-cell>
          <table:table-cell office:value-type="float" office:value="50.67" calcext:value-type="float">
            <text:p>50,67</text:p>
          </table:table-cell>
          <table:table-cell office:value-type="float" office:value="46.67" calcext:value-type="float">
            <text:p>46,67</text:p>
          </table:table-cell>
          <table:table-cell office:value-type="float" office:value="58.67" calcext:value-type="float">
            <text:p>58,67</text:p>
          </table:table-cell>
          <table:table-cell table:formula="of:=AVERAGE([.A176:.T176])" office:value-type="float" office:value="53.9" calcext:value-type="float">
            <text:p>53,9</text:p>
          </table:table-cell>
          <table:table-cell table:number-columns-repeated="8"/>
        </table:table-row>
        <table:table-row table:style-name="ro1">
          <table:table-cell office:value-type="float" office:value="56.67" calcext:value-type="float">
            <text:p>56,67</text:p>
          </table:table-cell>
          <table:table-cell office:value-type="float" office:value="57.33" calcext:value-type="float">
            <text:p>57,33</text:p>
          </table:table-cell>
          <table:table-cell office:value-type="float" office:value="59.33" calcext:value-type="float">
            <text:p>59,33</text:p>
          </table:table-cell>
          <table:table-cell office:value-type="float" office:value="57.33" calcext:value-type="float">
            <text:p>57,33</text:p>
          </table:table-cell>
          <table:table-cell office:value-type="float" office:value="66" calcext:value-type="float">
            <text:p>66</text:p>
          </table:table-cell>
          <table:table-cell office:value-type="float" office:value="62.67" calcext:value-type="float">
            <text:p>62,67</text:p>
          </table:table-cell>
          <table:table-cell office:value-type="float" office:value="61.33" calcext:value-type="float">
            <text:p>61,33</text:p>
          </table:table-cell>
          <table:table-cell office:value-type="float" office:value="52.67" calcext:value-type="float">
            <text:p>52,67</text:p>
          </table:table-cell>
          <table:table-cell office:value-type="float" office:value="46" calcext:value-type="float">
            <text:p>46</text:p>
          </table:table-cell>
          <table:table-cell office:value-type="float" office:value="47.33" calcext:value-type="float">
            <text:p>47,33</text:p>
          </table:table-cell>
          <table:table-cell office:value-type="float" office:value="60" calcext:value-type="float">
            <text:p>60</text:p>
          </table:table-cell>
          <table:table-cell office:value-type="float" office:value="57.33" calcext:value-type="float">
            <text:p>57,33</text:p>
          </table:table-cell>
          <table:table-cell office:value-type="float" office:value="52.67" calcext:value-type="float">
            <text:p>52,67</text:p>
          </table:table-cell>
          <table:table-cell office:value-type="float" office:value="54" calcext:value-type="float">
            <text:p>54</text:p>
          </table:table-cell>
          <table:table-cell office:value-type="float" office:value="52" calcext:value-type="float">
            <text:p>52</text:p>
          </table:table-cell>
          <table:table-cell office:value-type="float" office:value="61.33" calcext:value-type="float">
            <text:p>61,33</text:p>
          </table:table-cell>
          <table:table-cell office:value-type="float" office:value="56.67" calcext:value-type="float">
            <text:p>56,67</text:p>
          </table:table-cell>
          <table:table-cell office:value-type="float" office:value="65.33" calcext:value-type="float">
            <text:p>65,33</text:p>
          </table:table-cell>
          <table:table-cell office:value-type="float" office:value="55.33" calcext:value-type="float">
            <text:p>55,33</text:p>
          </table:table-cell>
          <table:table-cell office:value-type="float" office:value="56.67" calcext:value-type="float">
            <text:p>56,67</text:p>
          </table:table-cell>
          <table:table-cell table:formula="of:=AVERAGE([.A177:.T177])" office:value-type="float" office:value="56.8995" calcext:value-type="float">
            <text:p>56,9</text:p>
          </table:table-cell>
          <table:table-cell table:number-columns-repeated="8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float" office:value="46" calcext:value-type="float">
            <text:p>46</text:p>
          </table:table-cell>
          <table:table-cell office:value-type="float" office:value="58" calcext:value-type="float">
            <text:p>58</text:p>
          </table:table-cell>
          <table:table-cell office:value-type="float" office:value="49.33" calcext:value-type="float">
            <text:p>49,33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56.67" calcext:value-type="float">
            <text:p>56,67</text:p>
          </table:table-cell>
          <table:table-cell office:value-type="float" office:value="63.33" calcext:value-type="float">
            <text:p>63,33</text:p>
          </table:table-cell>
          <table:table-cell office:value-type="float" office:value="55.33" calcext:value-type="float">
            <text:p>55,33</text:p>
          </table:table-cell>
          <table:table-cell office:value-type="float" office:value="62" calcext:value-type="float">
            <text:p>62</text:p>
          </table:table-cell>
          <table:table-cell office:value-type="float" office:value="51.33" calcext:value-type="float">
            <text:p>51,33</text:p>
          </table:table-cell>
          <table:table-cell office:value-type="float" office:value="50.67" calcext:value-type="float">
            <text:p>50,67</text:p>
          </table:table-cell>
          <table:table-cell office:value-type="float" office:value="62.67" calcext:value-type="float">
            <text:p>62,67</text:p>
          </table:table-cell>
          <table:table-cell office:value-type="float" office:value="68" calcext:value-type="float">
            <text:p>68</text:p>
          </table:table-cell>
          <table:table-cell office:value-type="float" office:value="56" calcext:value-type="float">
            <text:p>56</text:p>
          </table:table-cell>
          <table:table-cell office:value-type="float" office:value="60.67" calcext:value-type="float">
            <text:p>60,67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office:value-type="float" office:value="54" calcext:value-type="float">
            <text:p>54</text:p>
          </table:table-cell>
          <table:table-cell table:formula="of:=AVERAGE([.A178:.T178])" office:value-type="float" office:value="56.7335" calcext:value-type="float">
            <text:p>56,7</text:p>
          </table:table-cell>
          <table:table-cell table:number-columns-repeated="8"/>
        </table:table-row>
        <table:table-row table:style-name="ro1">
          <table:table-cell office:value-type="float" office:value="56.67" calcext:value-type="float">
            <text:p>56,67</text:p>
          </table:table-cell>
          <table:table-cell office:value-type="float" office:value="64.67" calcext:value-type="float">
            <text:p>64,67</text:p>
          </table:table-cell>
          <table:table-cell office:value-type="float" office:value="55.33" calcext:value-type="float">
            <text:p>55,33</text:p>
          </table:table-cell>
          <table:table-cell office:value-type="float" office:value="58" calcext:value-type="float">
            <text:p>58</text:p>
          </table:table-cell>
          <table:table-cell office:value-type="float" office:value="62" calcext:value-type="float">
            <text:p>62</text:p>
          </table:table-cell>
          <table:table-cell office:value-type="float" office:value="57.33" calcext:value-type="float">
            <text:p>57,33</text:p>
          </table:table-cell>
          <table:table-cell office:value-type="float" office:value="62.67" calcext:value-type="float">
            <text:p>62,67</text:p>
          </table:table-cell>
          <table:table-cell office:value-type="float" office:value="54.67" calcext:value-type="float">
            <text:p>54,67</text:p>
          </table:table-cell>
          <table:table-cell office:value-type="float" office:value="61.33" calcext:value-type="float">
            <text:p>61,33</text:p>
          </table:table-cell>
          <table:table-cell office:value-type="float" office:value="56.67" calcext:value-type="float">
            <text:p>56,67</text:p>
          </table:table-cell>
          <table:table-cell office:value-type="float" office:value="54.67" calcext:value-type="float">
            <text:p>54,67</text:p>
          </table:table-cell>
          <table:table-cell office:value-type="float" office:value="52.67" calcext:value-type="float">
            <text:p>52,67</text:p>
          </table:table-cell>
          <table:table-cell table:number-columns-repeated="2" office:value-type="float" office:value="59.33" calcext:value-type="float">
            <text:p>59,33</text:p>
          </table:table-cell>
          <table:table-cell office:value-type="float" office:value="64.67" calcext:value-type="float">
            <text:p>64,67</text:p>
          </table:table-cell>
          <table:table-cell office:value-type="float" office:value="53.33" calcext:value-type="float">
            <text:p>53,33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float" office:value="57.33" calcext:value-type="float">
            <text:p>57,33</text:p>
          </table:table-cell>
          <table:table-cell office:value-type="float" office:value="53.33" calcext:value-type="float">
            <text:p>53,33</text:p>
          </table:table-cell>
          <table:table-cell table:formula="of:=AVERAGE([.A179:.T179])" office:value-type="float" office:value="57.6" calcext:value-type="float">
            <text:p>57,6</text:p>
          </table:table-cell>
          <table:table-cell table:number-columns-repeated="8"/>
        </table:table-row>
        <table:table-row table:style-name="ro1">
          <table:table-cell office:value-type="float" office:value="55.33" calcext:value-type="float">
            <text:p>55,33</text:p>
          </table:table-cell>
          <table:table-cell office:value-type="float" office:value="56" calcext:value-type="float">
            <text:p>56</text:p>
          </table:table-cell>
          <table:table-cell office:value-type="float" office:value="62.67" calcext:value-type="float">
            <text:p>62,67</text:p>
          </table:table-cell>
          <table:table-cell office:value-type="float" office:value="58" calcext:value-type="float">
            <text:p>58</text:p>
          </table:table-cell>
          <table:table-cell office:value-type="float" office:value="64.67" calcext:value-type="float">
            <text:p>64,67</text:p>
          </table:table-cell>
          <table:table-cell office:value-type="float" office:value="54.67" calcext:value-type="float">
            <text:p>54,67</text:p>
          </table:table-cell>
          <table:table-cell office:value-type="float" office:value="57.33" calcext:value-type="float">
            <text:p>57,33</text:p>
          </table:table-cell>
          <table:table-cell office:value-type="float" office:value="64.67" calcext:value-type="float">
            <text:p>64,67</text:p>
          </table:table-cell>
          <table:table-cell office:value-type="float" office:value="64" calcext:value-type="float">
            <text:p>64</text:p>
          </table:table-cell>
          <table:table-cell office:value-type="float" office:value="63.33" calcext:value-type="float">
            <text:p>63,33</text:p>
          </table:table-cell>
          <table:table-cell office:value-type="float" office:value="60.67" calcext:value-type="float">
            <text:p>60,67</text:p>
          </table:table-cell>
          <table:table-cell office:value-type="float" office:value="56.67" calcext:value-type="float">
            <text:p>56,67</text:p>
          </table:table-cell>
          <table:table-cell office:value-type="float" office:value="53.33" calcext:value-type="float">
            <text:p>53,33</text:p>
          </table:table-cell>
          <table:table-cell office:value-type="float" office:value="72" calcext:value-type="float">
            <text:p>72</text:p>
          </table:table-cell>
          <table:table-cell office:value-type="float" office:value="58.67" calcext:value-type="float">
            <text:p>58,67</text:p>
          </table:table-cell>
          <table:table-cell office:value-type="float" office:value="59.33" calcext:value-type="float">
            <text:p>59,33</text:p>
          </table:table-cell>
          <table:table-cell office:value-type="float" office:value="62" calcext:value-type="float">
            <text:p>62</text:p>
          </table:table-cell>
          <table:table-cell office:value-type="float" office:value="61.33" calcext:value-type="float">
            <text:p>61,33</text:p>
          </table:table-cell>
          <table:table-cell office:value-type="float" office:value="65.33" calcext:value-type="float">
            <text:p>65,33</text:p>
          </table:table-cell>
          <table:table-cell office:value-type="float" office:value="50.67" calcext:value-type="float">
            <text:p>50,67</text:p>
          </table:table-cell>
          <table:table-cell table:formula="of:=AVERAGE([.A180:.T180])" office:value-type="float" office:value="60.0335" calcext:value-type="float">
            <text:p>60,0</text:p>
          </table:table-cell>
          <table:table-cell table:number-columns-repeated="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1.33" calcext:value-type="float">
            <text:p>61,33</text:p>
          </table:table-cell>
          <table:table-cell office:value-type="float" office:value="66.67" calcext:value-type="float">
            <text:p>66,67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54" calcext:value-type="float">
            <text:p>54</text:p>
          </table:table-cell>
          <table:table-cell office:value-type="float" office:value="53.33" calcext:value-type="float">
            <text:p>53,33</text:p>
          </table:table-cell>
          <table:table-cell office:value-type="float" office:value="54" calcext:value-type="float">
            <text:p>54</text:p>
          </table:table-cell>
          <table:table-cell office:value-type="float" office:value="60.67" calcext:value-type="float">
            <text:p>60,67</text:p>
          </table:table-cell>
          <table:table-cell office:value-type="float" office:value="46.67" calcext:value-type="float">
            <text:p>46,67</text:p>
          </table:table-cell>
          <table:table-cell office:value-type="float" office:value="67.33" calcext:value-type="float">
            <text:p>67,33</text:p>
          </table:table-cell>
          <table:table-cell office:value-type="float" office:value="60" calcext:value-type="float">
            <text:p>60</text:p>
          </table:table-cell>
          <table:table-cell office:value-type="float" office:value="62.67" calcext:value-type="float">
            <text:p>62,67</text:p>
          </table:table-cell>
          <table:table-cell office:value-type="float" office:value="58.67" calcext:value-type="float">
            <text:p>58,67</text:p>
          </table:table-cell>
          <table:table-cell office:value-type="float" office:value="70" calcext:value-type="float">
            <text:p>70</text:p>
          </table:table-cell>
          <table:table-cell office:value-type="float" office:value="69.33" calcext:value-type="float">
            <text:p>69,33</text:p>
          </table:table-cell>
          <table:table-cell office:value-type="float" office:value="59.33" calcext:value-type="float">
            <text:p>59,33</text:p>
          </table:table-cell>
          <table:table-cell office:value-type="float" office:value="52.67" calcext:value-type="float">
            <text:p>52,67</text:p>
          </table:table-cell>
          <table:table-cell office:value-type="float" office:value="57.33" calcext:value-type="float">
            <text:p>57,33</text:p>
          </table:table-cell>
          <table:table-cell office:value-type="float" office:value="72" calcext:value-type="float">
            <text:p>72</text:p>
          </table:table-cell>
          <table:table-cell table:formula="of:=AVERAGE([.A181:.T181])" office:value-type="float" office:value="60.3" calcext:value-type="float">
            <text:p>60,3</text:p>
          </table:table-cell>
          <table:table-cell table:number-columns-repeated="8"/>
        </table:table-row>
        <table:table-row table:style-name="ro1">
          <table:table-cell office:value-type="float" office:value="55.33" calcext:value-type="float">
            <text:p>55,33</text:p>
          </table:table-cell>
          <table:table-cell office:value-type="float" office:value="64.67" calcext:value-type="float">
            <text:p>64,67</text:p>
          </table:table-cell>
          <table:table-cell office:value-type="float" office:value="63.33" calcext:value-type="float">
            <text:p>63,33</text:p>
          </table:table-cell>
          <table:table-cell office:value-type="float" office:value="68" calcext:value-type="float">
            <text:p>68</text:p>
          </table:table-cell>
          <table:table-cell office:value-type="float" office:value="58" calcext:value-type="float">
            <text:p>58</text:p>
          </table:table-cell>
          <table:table-cell office:value-type="float" office:value="62" calcext:value-type="float">
            <text:p>62</text:p>
          </table:table-cell>
          <table:table-cell office:value-type="float" office:value="56" calcext:value-type="float">
            <text:p>56</text:p>
          </table:table-cell>
          <table:table-cell office:value-type="float" office:value="60.67" calcext:value-type="float">
            <text:p>60,67</text:p>
          </table:table-cell>
          <table:table-cell office:value-type="float" office:value="54" calcext:value-type="float">
            <text:p>54</text:p>
          </table:table-cell>
          <table:table-cell office:value-type="float" office:value="60.67" calcext:value-type="float">
            <text:p>60,67</text:p>
          </table:table-cell>
          <table:table-cell office:value-type="float" office:value="62" calcext:value-type="float">
            <text:p>62</text:p>
          </table:table-cell>
          <table:table-cell office:value-type="float" office:value="55.33" calcext:value-type="float">
            <text:p>55,33</text:p>
          </table:table-cell>
          <table:table-cell office:value-type="float" office:value="51.33" calcext:value-type="float">
            <text:p>51,33</text:p>
          </table:table-cell>
          <table:table-cell office:value-type="float" office:value="61.33" calcext:value-type="float">
            <text:p>61,33</text:p>
          </table:table-cell>
          <table:table-cell office:value-type="float" office:value="63.33" calcext:value-type="float">
            <text:p>63,33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61.33" calcext:value-type="float">
            <text:p>61,33</text:p>
          </table:table-cell>
          <table:table-cell office:value-type="float" office:value="73.33" calcext:value-type="float">
            <text:p>73,33</text:p>
          </table:table-cell>
          <table:table-cell office:value-type="float" office:value="56" calcext:value-type="float">
            <text:p>56</text:p>
          </table:table-cell>
          <table:table-cell table:formula="of:=AVERAGE([.A182:.T182])" office:value-type="float" office:value="60.399" calcext:value-type="float">
            <text:p>60,4</text:p>
          </table:table-cell>
          <table:table-cell table:number-columns-repeated="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6.67" calcext:value-type="float">
            <text:p>56,67</text:p>
          </table:table-cell>
          <table:table-cell office:value-type="float" office:value="65.33" calcext:value-type="float">
            <text:p>65,33</text:p>
          </table:table-cell>
          <table:table-cell table:number-columns-repeated="2" office:value-type="float" office:value="58.67" calcext:value-type="float">
            <text:p>58,67</text:p>
          </table:table-cell>
          <table:table-cell office:value-type="float" office:value="61.33" calcext:value-type="float">
            <text:p>61,33</text:p>
          </table:table-cell>
          <table:table-cell office:value-type="float" office:value="68" calcext:value-type="float">
            <text:p>68</text:p>
          </table:table-cell>
          <table:table-cell office:value-type="float" office:value="58" calcext:value-type="float">
            <text:p>58</text:p>
          </table:table-cell>
          <table:table-cell office:value-type="float" office:value="66.67" calcext:value-type="float">
            <text:p>66,67</text:p>
          </table:table-cell>
          <table:table-cell office:value-type="float" office:value="63.33" calcext:value-type="float">
            <text:p>63,3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65.33" calcext:value-type="float">
            <text:p>65,33</text:p>
          </table:table-cell>
          <table:table-cell office:value-type="float" office:value="60" calcext:value-type="float">
            <text:p>60</text:p>
          </table:table-cell>
          <table:table-cell office:value-type="float" office:value="60.67" calcext:value-type="float">
            <text:p>60,67</text:p>
          </table:table-cell>
          <table:table-cell office:value-type="float" office:value="56" calcext:value-type="float">
            <text:p>56</text:p>
          </table:table-cell>
          <table:table-cell office:value-type="float" office:value="60.67" calcext:value-type="float">
            <text:p>60,67</text:p>
          </table:table-cell>
          <table:table-cell office:value-type="float" office:value="64.67" calcext:value-type="float">
            <text:p>64,67</text:p>
          </table:table-cell>
          <table:table-cell office:value-type="float" office:value="62" calcext:value-type="float">
            <text:p>62</text:p>
          </table:table-cell>
          <table:table-cell office:value-type="float" office:value="63.33" calcext:value-type="float">
            <text:p>63,33</text:p>
          </table:table-cell>
          <table:table-cell table:formula="of:=AVERAGE([.A183:.T183])" office:value-type="float" office:value="61.667" calcext:value-type="float">
            <text:p>61,7</text:p>
          </table:table-cell>
          <table:table-cell table:number-columns-repeated="8"/>
        </table:table-row>
        <table:table-row table:style-name="ro1">
          <table:table-cell office:value-type="float" office:value="56.67" calcext:value-type="float">
            <text:p>56,67</text:p>
          </table:table-cell>
          <table:table-cell office:value-type="float" office:value="62" calcext:value-type="float">
            <text:p>62</text:p>
          </table:table-cell>
          <table:table-cell office:value-type="float" office:value="66.67" calcext:value-type="float">
            <text:p>66,67</text:p>
          </table:table-cell>
          <table:table-cell office:value-type="float" office:value="56.67" calcext:value-type="float">
            <text:p>56,67</text:p>
          </table:table-cell>
          <table:table-cell office:value-type="float" office:value="61.33" calcext:value-type="float">
            <text:p>61,33</text:p>
          </table:table-cell>
          <table:table-cell office:value-type="float" office:value="58.67" calcext:value-type="float">
            <text:p>58,67</text:p>
          </table:table-cell>
          <table:table-cell office:value-type="float" office:value="56.67" calcext:value-type="float">
            <text:p>56,67</text:p>
          </table:table-cell>
          <table:table-cell office:value-type="float" office:value="71.33" calcext:value-type="float">
            <text:p>71,33</text:p>
          </table:table-cell>
          <table:table-cell office:value-type="float" office:value="69.33" calcext:value-type="float">
            <text:p>69,33</text:p>
          </table:table-cell>
          <table:table-cell table:number-columns-repeated="2" office:value-type="float" office:value="61.33" calcext:value-type="float">
            <text:p>61,33</text:p>
          </table:table-cell>
          <table:table-cell office:value-type="float" office:value="59.33" calcext:value-type="float">
            <text:p>59,33</text:p>
          </table:table-cell>
          <table:table-cell office:value-type="float" office:value="64" calcext:value-type="float">
            <text:p>64</text:p>
          </table:table-cell>
          <table:table-cell office:value-type="float" office:value="53.33" calcext:value-type="float">
            <text:p>53,33</text:p>
          </table:table-cell>
          <table:table-cell office:value-type="float" office:value="65.33" calcext:value-type="float">
            <text:p>65,33</text:p>
          </table:table-cell>
          <table:table-cell office:value-type="float" office:value="68" calcext:value-type="float">
            <text:p>68</text:p>
          </table:table-cell>
          <table:table-cell office:value-type="float" office:value="60.67" calcext:value-type="float">
            <text:p>60,67</text:p>
          </table:table-cell>
          <table:table-cell office:value-type="float" office:value="58" calcext:value-type="float">
            <text:p>58</text:p>
          </table:table-cell>
          <table:table-cell office:value-type="float" office:value="59.33" calcext:value-type="float">
            <text:p>59,33</text:p>
          </table:table-cell>
          <table:table-cell office:value-type="float" office:value="64.67" calcext:value-type="float">
            <text:p>64,67</text:p>
          </table:table-cell>
          <table:table-cell table:formula="of:=AVERAGE([.A184:.T184])" office:value-type="float" office:value="61.733" calcext:value-type="float">
            <text:p>61,7</text:p>
          </table:table-cell>
          <table:table-cell table:number-columns-repeated="8"/>
        </table:table-row>
        <table:table-row table:style-name="ro1">
          <table:table-cell office:value-type="float" office:value="60.67" calcext:value-type="float">
            <text:p>60,67</text:p>
          </table:table-cell>
          <table:table-cell office:value-type="float" office:value="62.67" calcext:value-type="float">
            <text:p>62,67</text:p>
          </table:table-cell>
          <table:table-cell office:value-type="float" office:value="61.33" calcext:value-type="float">
            <text:p>61,33</text:p>
          </table:table-cell>
          <table:table-cell office:value-type="float" office:value="60.67" calcext:value-type="float">
            <text:p>60,67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72" calcext:value-type="float">
            <text:p>72</text:p>
          </table:table-cell>
          <table:table-cell office:value-type="float" office:value="55.33" calcext:value-type="float">
            <text:p>55,33</text:p>
          </table:table-cell>
          <table:table-cell office:value-type="float" office:value="63.33" calcext:value-type="float">
            <text:p>63,33</text:p>
          </table:table-cell>
          <table:table-cell office:value-type="float" office:value="67.33" calcext:value-type="float">
            <text:p>67,33</text:p>
          </table:table-cell>
          <table:table-cell office:value-type="float" office:value="54.67" calcext:value-type="float">
            <text:p>54,67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64.67" calcext:value-type="float">
            <text:p>64,67</text:p>
          </table:table-cell>
          <table:table-cell office:value-type="float" office:value="69.33" calcext:value-type="float">
            <text:p>69,33</text:p>
          </table:table-cell>
          <table:table-cell office:value-type="float" office:value="57.33" calcext:value-type="float">
            <text:p>57,33</text:p>
          </table:table-cell>
          <table:table-cell office:value-type="float" office:value="70.67" calcext:value-type="float">
            <text:p>70,67</text:p>
          </table:table-cell>
          <table:table-cell office:value-type="float" office:value="64" calcext:value-type="float">
            <text:p>64</text:p>
          </table:table-cell>
          <table:table-cell office:value-type="float" office:value="63.33" calcext:value-type="float">
            <text:p>63,33</text:p>
          </table:table-cell>
          <table:table-cell table:formula="of:=AVERAGE([.A185:.T185])" office:value-type="float" office:value="63.0665" calcext:value-type="float">
            <text:p>63,1</text:p>
          </table:table-cell>
          <table:table-cell table:number-columns-repeated="8"/>
        </table:table-row>
        <table:table-row table:style-name="ro1">
          <table:table-cell office:value-type="float" office:value="66.67" calcext:value-type="float">
            <text:p>66,67</text:p>
          </table:table-cell>
          <table:table-cell office:value-type="float" office:value="78" calcext:value-type="float">
            <text:p>78</text:p>
          </table:table-cell>
          <table:table-cell office:value-type="float" office:value="60.67" calcext:value-type="float">
            <text:p>60,67</text:p>
          </table:table-cell>
          <table:table-cell office:value-type="float" office:value="68.67" calcext:value-type="float">
            <text:p>68,67</text:p>
          </table:table-cell>
          <table:table-cell office:value-type="float" office:value="69.33" calcext:value-type="float">
            <text:p>69,33</text:p>
          </table:table-cell>
          <table:table-cell office:value-type="float" office:value="58" calcext:value-type="float">
            <text:p>58</text:p>
          </table:table-cell>
          <table:table-cell office:value-type="float" office:value="62" calcext:value-type="float">
            <text:p>62</text:p>
          </table:table-cell>
          <table:table-cell office:value-type="float" office:value="66.67" calcext:value-type="float">
            <text:p>66,67</text:p>
          </table:table-cell>
          <table:table-cell office:value-type="float" office:value="60" calcext:value-type="float">
            <text:p>60</text:p>
          </table:table-cell>
          <table:table-cell office:value-type="float" office:value="67.33" calcext:value-type="float">
            <text:p>67,33</text:p>
          </table:table-cell>
          <table:table-cell office:value-type="float" office:value="59.33" calcext:value-type="float">
            <text:p>59,33</text:p>
          </table:table-cell>
          <table:table-cell office:value-type="float" office:value="66" calcext:value-type="float">
            <text:p>66</text:p>
          </table:table-cell>
          <table:table-cell office:value-type="float" office:value="54.67" calcext:value-type="float">
            <text:p>54,67</text:p>
          </table:table-cell>
          <table:table-cell office:value-type="float" office:value="64.67" calcext:value-type="float">
            <text:p>64,67</text:p>
          </table:table-cell>
          <table:table-cell office:value-type="float" office:value="62.67" calcext:value-type="float">
            <text:p>62,67</text:p>
          </table:table-cell>
          <table:table-cell office:value-type="float" office:value="66.67" calcext:value-type="float">
            <text:p>66,67</text:p>
          </table:table-cell>
          <table:table-cell office:value-type="float" office:value="58" calcext:value-type="float">
            <text:p>58</text:p>
          </table:table-cell>
          <table:table-cell office:value-type="float" office:value="59.33" calcext:value-type="float">
            <text:p>59,33</text:p>
          </table:table-cell>
          <table:table-cell office:value-type="float" office:value="70" calcext:value-type="float">
            <text:p>70</text:p>
          </table:table-cell>
          <table:table-cell office:value-type="float" office:value="57.33" calcext:value-type="float">
            <text:p>57,33</text:p>
          </table:table-cell>
          <table:table-cell table:formula="of:=AVERAGE([.A186:.T186])" office:value-type="float" office:value="63.8005" calcext:value-type="float">
            <text:p>63,8</text:p>
          </table:table-cell>
          <table:table-cell table:number-columns-repeated="8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float" office:value="56.67" calcext:value-type="float">
            <text:p>56,67</text:p>
          </table:table-cell>
          <table:table-cell office:value-type="float" office:value="68.67" calcext:value-type="float">
            <text:p>68,67</text:p>
          </table:table-cell>
          <table:table-cell office:value-type="float" office:value="63.33" calcext:value-type="float">
            <text:p>63,33</text:p>
          </table:table-cell>
          <table:table-cell office:value-type="float" office:value="65.33" calcext:value-type="float">
            <text:p>65,33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64.67" calcext:value-type="float">
            <text:p>64,67</text:p>
          </table:table-cell>
          <table:table-cell office:value-type="float" office:value="62.67" calcext:value-type="float">
            <text:p>62,67</text:p>
          </table:table-cell>
          <table:table-cell office:value-type="float" office:value="63.33" calcext:value-type="float">
            <text:p>63,33</text:p>
          </table:table-cell>
          <table:table-cell office:value-type="float" office:value="57.33" calcext:value-type="float">
            <text:p>57,33</text:p>
          </table:table-cell>
          <table:table-cell office:value-type="float" office:value="63.33" calcext:value-type="float">
            <text:p>63,33</text:p>
          </table:table-cell>
          <table:table-cell office:value-type="float" office:value="58" calcext:value-type="float">
            <text:p>58</text:p>
          </table:table-cell>
          <table:table-cell office:value-type="float" office:value="59.33" calcext:value-type="float">
            <text:p>59,33</text:p>
          </table:table-cell>
          <table:table-cell office:value-type="float" office:value="60.67" calcext:value-type="float">
            <text:p>60,67</text:p>
          </table:table-cell>
          <table:table-cell office:value-type="float" office:value="66" calcext:value-type="float">
            <text:p>66</text:p>
          </table:table-cell>
          <table:table-cell office:value-type="float" office:value="65.33" calcext:value-type="float">
            <text:p>65,33</text:p>
          </table:table-cell>
          <table:table-cell table:formula="of:=AVERAGE([.A187:.T187])" office:value-type="float" office:value="62.533" calcext:value-type="float">
            <text:p>62,5</text:p>
          </table:table-cell>
          <table:table-cell table:number-columns-repeated="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8.67" calcext:value-type="float">
            <text:p>58,67</text:p>
          </table:table-cell>
          <table:table-cell office:value-type="float" office:value="57.33" calcext:value-type="float">
            <text:p>57,33</text:p>
          </table:table-cell>
          <table:table-cell office:value-type="float" office:value="61.33" calcext:value-type="float">
            <text:p>61,33</text:p>
          </table:table-cell>
          <table:table-cell office:value-type="float" office:value="66.67" calcext:value-type="float">
            <text:p>66,67</text:p>
          </table:table-cell>
          <table:table-cell office:value-type="float" office:value="60.67" calcext:value-type="float">
            <text:p>60,67</text:p>
          </table:table-cell>
          <table:table-cell office:value-type="float" office:value="62.67" calcext:value-type="float">
            <text:p>62,67</text:p>
          </table:table-cell>
          <table:table-cell office:value-type="float" office:value="68" calcext:value-type="float">
            <text:p>68</text:p>
          </table:table-cell>
          <table:table-cell office:value-type="float" office:value="64.67" calcext:value-type="float">
            <text:p>64,67</text:p>
          </table:table-cell>
          <table:table-cell office:value-type="float" office:value="63.33" calcext:value-type="float">
            <text:p>63,33</text:p>
          </table:table-cell>
          <table:table-cell office:value-type="float" office:value="70.67" calcext:value-type="float">
            <text:p>70,67</text:p>
          </table:table-cell>
          <table:table-cell office:value-type="float" office:value="62.67" calcext:value-type="float">
            <text:p>62,67</text:p>
          </table:table-cell>
          <table:table-cell office:value-type="float" office:value="64" calcext:value-type="float">
            <text:p>64</text:p>
          </table:table-cell>
          <table:table-cell office:value-type="float" office:value="68.67" calcext:value-type="float">
            <text:p>68,67</text:p>
          </table:table-cell>
          <table:table-cell table:number-columns-repeated="2" office:value-type="float" office:value="67.33" calcext:value-type="float">
            <text:p>67,33</text:p>
          </table:table-cell>
          <table:table-cell office:value-type="float" office:value="69.33" calcext:value-type="float">
            <text:p>69,33</text:p>
          </table:table-cell>
          <table:table-cell office:value-type="float" office:value="70" calcext:value-type="float">
            <text:p>70</text:p>
          </table:table-cell>
          <table:table-cell office:value-type="float" office:value="64.67" calcext:value-type="float">
            <text:p>64,67</text:p>
          </table:table-cell>
          <table:table-cell office:value-type="float" office:value="62.67" calcext:value-type="float">
            <text:p>62,67</text:p>
          </table:table-cell>
          <table:table-cell table:formula="of:=AVERAGE([.A188:.T188])" office:value-type="float" office:value="64.734" calcext:value-type="float">
            <text:p>64,7</text:p>
          </table:table-cell>
          <table:table-cell table:number-columns-repeated="8"/>
        </table:table-row>
        <table:table-row table:style-name="ro1">
          <table:table-cell office:value-type="float" office:value="65.33" calcext:value-type="float">
            <text:p>65,33</text:p>
          </table:table-cell>
          <table:table-cell office:value-type="float" office:value="61.33" calcext:value-type="float">
            <text:p>61,33</text:p>
          </table:table-cell>
          <table:table-cell office:value-type="float" office:value="56" calcext:value-type="float">
            <text:p>56</text:p>
          </table:table-cell>
          <table:table-cell office:value-type="float" office:value="68.67" calcext:value-type="float">
            <text:p>68,67</text:p>
          </table:table-cell>
          <table:table-cell office:value-type="float" office:value="64.67" calcext:value-type="float">
            <text:p>64,67</text:p>
          </table:table-cell>
          <table:table-cell office:value-type="float" office:value="66" calcext:value-type="float">
            <text:p>66</text:p>
          </table:table-cell>
          <table:table-cell office:value-type="float" office:value="69.33" calcext:value-type="float">
            <text:p>69,33</text:p>
          </table:table-cell>
          <table:table-cell office:value-type="float" office:value="64.67" calcext:value-type="float">
            <text:p>64,67</text:p>
          </table:table-cell>
          <table:table-cell office:value-type="float" office:value="64" calcext:value-type="float">
            <text:p>64</text:p>
          </table:table-cell>
          <table:table-cell office:value-type="float" office:value="65.33" calcext:value-type="float">
            <text:p>65,33</text:p>
          </table:table-cell>
          <table:table-cell office:value-type="float" office:value="64" calcext:value-type="float">
            <text:p>64</text:p>
          </table:table-cell>
          <table:table-cell office:value-type="float" office:value="65.33" calcext:value-type="float">
            <text:p>65,33</text:p>
          </table:table-cell>
          <table:table-cell office:value-type="float" office:value="66.67" calcext:value-type="float">
            <text:p>66,67</text:p>
          </table:table-cell>
          <table:table-cell office:value-type="float" office:value="72.67" calcext:value-type="float">
            <text:p>72,67</text:p>
          </table:table-cell>
          <table:table-cell office:value-type="float" office:value="63.33" calcext:value-type="float">
            <text:p>63,33</text:p>
          </table:table-cell>
          <table:table-cell office:value-type="float" office:value="57.33" calcext:value-type="float">
            <text:p>57,33</text:p>
          </table:table-cell>
          <table:table-cell office:value-type="float" office:value="62.67" calcext:value-type="float">
            <text:p>62,67</text:p>
          </table:table-cell>
          <table:table-cell office:value-type="float" office:value="56.67" calcext:value-type="float">
            <text:p>56,67</text:p>
          </table:table-cell>
          <table:table-cell office:value-type="float" office:value="66.67" calcext:value-type="float">
            <text:p>66,67</text:p>
          </table:table-cell>
          <table:table-cell office:value-type="float" office:value="60" calcext:value-type="float">
            <text:p>60</text:p>
          </table:table-cell>
          <table:table-cell table:formula="of:=AVERAGE([.A189:.T189])" office:value-type="float" office:value="64.0335" calcext:value-type="float">
            <text:p>64,0</text:p>
          </table:table-cell>
          <table:table-cell table:number-columns-repeated="8"/>
        </table:table-row>
        <table:table-row table:style-name="ro1">
          <table:table-cell office:value-type="float" office:value="66.67" calcext:value-type="float">
            <text:p>66,67</text:p>
          </table:table-cell>
          <table:table-cell office:value-type="float" office:value="60" calcext:value-type="float">
            <text:p>60</text:p>
          </table:table-cell>
          <table:table-cell office:value-type="float" office:value="72.67" calcext:value-type="float">
            <text:p>72,67</text:p>
          </table:table-cell>
          <table:table-cell office:value-type="float" office:value="62.67" calcext:value-type="float">
            <text:p>62,67</text:p>
          </table:table-cell>
          <table:table-cell office:value-type="float" office:value="67.33" calcext:value-type="float">
            <text:p>67,33</text:p>
          </table:table-cell>
          <table:table-cell office:value-type="float" office:value="61.33" calcext:value-type="float">
            <text:p>61,33</text:p>
          </table:table-cell>
          <table:table-cell office:value-type="float" office:value="67.33" calcext:value-type="float">
            <text:p>67,33</text:p>
          </table:table-cell>
          <table:table-cell office:value-type="float" office:value="62.67" calcext:value-type="float">
            <text:p>62,67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float" office:value="65.33" calcext:value-type="float">
            <text:p>65,33</text:p>
          </table:table-cell>
          <table:table-cell office:value-type="float" office:value="62.67" calcext:value-type="float">
            <text:p>62,67</text:p>
          </table:table-cell>
          <table:table-cell office:value-type="float" office:value="64" calcext:value-type="float">
            <text:p>64</text:p>
          </table:table-cell>
          <table:table-cell office:value-type="float" office:value="68" calcext:value-type="float">
            <text:p>68</text:p>
          </table:table-cell>
          <table:table-cell office:value-type="float" office:value="74.67" calcext:value-type="float">
            <text:p>74,67</text:p>
          </table:table-cell>
          <table:table-cell office:value-type="float" office:value="62" calcext:value-type="float">
            <text:p>62</text:p>
          </table:table-cell>
          <table:table-cell office:value-type="float" office:value="58.67" calcext:value-type="float">
            <text:p>58,67</text:p>
          </table:table-cell>
          <table:table-cell office:value-type="float" office:value="64" calcext:value-type="float">
            <text:p>64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table:formula="of:=AVERAGE([.A190:.T190])" office:value-type="float" office:value="64.3005" calcext:value-type="float">
            <text:p>64,3</text:p>
          </table:table-cell>
          <table:table-cell table:number-columns-repeated="8"/>
        </table:table-row>
        <table:table-row table:style-name="ro1">
          <table:table-cell office:value-type="float" office:value="75.33" calcext:value-type="float">
            <text:p>75,33</text:p>
          </table:table-cell>
          <table:table-cell office:value-type="float" office:value="74" calcext:value-type="float">
            <text:p>74</text:p>
          </table:table-cell>
          <table:table-cell office:value-type="float" office:value="66" calcext:value-type="float">
            <text:p>66</text:p>
          </table:table-cell>
          <table:table-cell office:value-type="float" office:value="63.33" calcext:value-type="float">
            <text:p>63,33</text:p>
          </table:table-cell>
          <table:table-cell office:value-type="float" office:value="66" calcext:value-type="float">
            <text:p>66</text:p>
          </table:table-cell>
          <table:table-cell office:value-type="float" office:value="64" calcext:value-type="float">
            <text:p>64</text:p>
          </table:table-cell>
          <table:table-cell office:value-type="float" office:value="66.67" calcext:value-type="float">
            <text:p>66,67</text:p>
          </table:table-cell>
          <table:table-cell office:value-type="float" office:value="64.67" calcext:value-type="float">
            <text:p>64,67</text:p>
          </table:table-cell>
          <table:table-cell office:value-type="float" office:value="58.67" calcext:value-type="float">
            <text:p>58,67</text:p>
          </table:table-cell>
          <table:table-cell office:value-type="float" office:value="62" calcext:value-type="float">
            <text:p>62</text:p>
          </table:table-cell>
          <table:table-cell office:value-type="float" office:value="72" calcext:value-type="float">
            <text:p>72</text:p>
          </table:table-cell>
          <table:table-cell office:value-type="float" office:value="65.33" calcext:value-type="float">
            <text:p>65,33</text:p>
          </table:table-cell>
          <table:table-cell office:value-type="float" office:value="67.33" calcext:value-type="float">
            <text:p>67,33</text:p>
          </table:table-cell>
          <table:table-cell office:value-type="float" office:value="62.67" calcext:value-type="float">
            <text:p>62,67</text:p>
          </table:table-cell>
          <table:table-cell office:value-type="float" office:value="58.67" calcext:value-type="float">
            <text:p>58,67</text:p>
          </table:table-cell>
          <table:table-cell office:value-type="float" office:value="70.67" calcext:value-type="float">
            <text:p>70,67</text:p>
          </table:table-cell>
          <table:table-cell office:value-type="float" office:value="67.33" calcext:value-type="float">
            <text:p>67,33</text:p>
          </table:table-cell>
          <table:table-cell office:value-type="float" office:value="66" calcext:value-type="float">
            <text:p>66</text:p>
          </table:table-cell>
          <table:table-cell office:value-type="float" office:value="60.67" calcext:value-type="float">
            <text:p>60,67</text:p>
          </table:table-cell>
          <table:table-cell office:value-type="float" office:value="59.33" calcext:value-type="float">
            <text:p>59,33</text:p>
          </table:table-cell>
          <table:table-cell table:formula="of:=AVERAGE([.A191:.T191])" office:value-type="float" office:value="65.5335" calcext:value-type="float">
            <text:p>65,5</text:p>
          </table:table-cell>
          <table:table-cell table:number-columns-repeated="8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4" calcext:value-type="float">
            <text:p>64</text:p>
          </table:table-cell>
          <table:table-cell office:value-type="float" office:value="73.33" calcext:value-type="float">
            <text:p>73,33</text:p>
          </table:table-cell>
          <table:table-cell office:value-type="float" office:value="75.33" calcext:value-type="float">
            <text:p>75,33</text:p>
          </table:table-cell>
          <table:table-cell office:value-type="float" office:value="68.67" calcext:value-type="float">
            <text:p>68,67</text:p>
          </table:table-cell>
          <table:table-cell office:value-type="float" office:value="66.67" calcext:value-type="float">
            <text:p>66,67</text:p>
          </table:table-cell>
          <table:table-cell office:value-type="float" office:value="72" calcext:value-type="float">
            <text:p>72</text:p>
          </table:table-cell>
          <table:table-cell office:value-type="float" office:value="70" calcext:value-type="float">
            <text:p>70</text:p>
          </table:table-cell>
          <table:table-cell office:value-type="float" office:value="65.33" calcext:value-type="float">
            <text:p>65,33</text:p>
          </table:table-cell>
          <table:table-cell office:value-type="float" office:value="69.33" calcext:value-type="float">
            <text:p>69,33</text:p>
          </table:table-cell>
          <table:table-cell table:number-columns-repeated="2" office:value-type="float" office:value="66.67" calcext:value-type="float">
            <text:p>66,67</text:p>
          </table:table-cell>
          <table:table-cell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 office:value-type="float" office:value="56.67" calcext:value-type="float">
            <text:p>56,67</text:p>
          </table:table-cell>
          <table:table-cell office:value-type="float" office:value="67.33" calcext:value-type="float">
            <text:p>67,33</text:p>
          </table:table-cell>
          <table:table-cell office:value-type="float" office:value="59.33" calcext:value-type="float">
            <text:p>59,33</text:p>
          </table:table-cell>
          <table:table-cell office:value-type="float" office:value="64" calcext:value-type="float">
            <text:p>64</text:p>
          </table:table-cell>
          <table:table-cell office:value-type="float" office:value="72.67" calcext:value-type="float">
            <text:p>72,67</text:p>
          </table:table-cell>
          <table:table-cell office:value-type="float" office:value="68" calcext:value-type="float">
            <text:p>68</text:p>
          </table:table-cell>
          <table:table-cell table:formula="of:=AVERAGE([.A192:.T192])" office:value-type="float" office:value="67.1" calcext:value-type="float">
            <text:p>67,1</text:p>
          </table:table-cell>
          <table:table-cell table:number-columns-repeated="8"/>
        </table:table-row>
        <table:table-row table:style-name="ro1">
          <table:table-cell office:value-type="float" office:value="65.33" calcext:value-type="float">
            <text:p>65,33</text:p>
          </table:table-cell>
          <table:table-cell office:value-type="float" office:value="58.67" calcext:value-type="float">
            <text:p>58,67</text:p>
          </table:table-cell>
          <table:table-cell office:value-type="float" office:value="68.67" calcext:value-type="float">
            <text:p>68,67</text:p>
          </table:table-cell>
          <table:table-cell office:value-type="float" office:value="66" calcext:value-type="float">
            <text:p>66</text:p>
          </table:table-cell>
          <table:table-cell office:value-type="float" office:value="59.33" calcext:value-type="float">
            <text:p>59,33</text:p>
          </table:table-cell>
          <table:table-cell office:value-type="float" office:value="67.33" calcext:value-type="float">
            <text:p>67,33</text:p>
          </table:table-cell>
          <table:table-cell office:value-type="float" office:value="70.67" calcext:value-type="float">
            <text:p>70,67</text:p>
          </table:table-cell>
          <table:table-cell office:value-type="float" office:value="74" calcext:value-type="float">
            <text:p>74</text:p>
          </table:table-cell>
          <table:table-cell office:value-type="float" office:value="56.67" calcext:value-type="float">
            <text:p>56,67</text:p>
          </table:table-cell>
          <table:table-cell office:value-type="float" office:value="67.33" calcext:value-type="float">
            <text:p>67,33</text:p>
          </table:table-cell>
          <table:table-cell office:value-type="float" office:value="59.33" calcext:value-type="float">
            <text:p>59,33</text:p>
          </table:table-cell>
          <table:table-cell office:value-type="float" office:value="60.67" calcext:value-type="float">
            <text:p>60,67</text:p>
          </table:table-cell>
          <table:table-cell office:value-type="float" office:value="56" calcext:value-type="float">
            <text:p>56</text:p>
          </table:table-cell>
          <table:table-cell office:value-type="float" office:value="71.33" calcext:value-type="float">
            <text:p>71,33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2" office:value-type="float" office:value="58.67" calcext:value-type="float">
            <text:p>58,67</text:p>
          </table:table-cell>
          <table:table-cell office:value-type="float" office:value="66" calcext:value-type="float">
            <text:p>66</text:p>
          </table:table-cell>
          <table:table-cell office:value-type="float" office:value="61.33" calcext:value-type="float">
            <text:p>61,33</text:p>
          </table:table-cell>
          <table:table-cell table:formula="of:=AVERAGE([.A193:.T193])" office:value-type="float" office:value="63.7" calcext:value-type="float">
            <text:p>63,7</text:p>
          </table:table-cell>
          <table:table-cell table:number-columns-repeated="8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60.67" calcext:value-type="float">
            <text:p>60,67</text:p>
          </table:table-cell>
          <table:table-cell office:value-type="float" office:value="59.33" calcext:value-type="float">
            <text:p>59,33</text:p>
          </table:table-cell>
          <table:table-cell office:value-type="float" office:value="76" calcext:value-type="float">
            <text:p>76</text:p>
          </table:table-cell>
          <table:table-cell office:value-type="float" office:value="59.33" calcext:value-type="float">
            <text:p>59,33</text:p>
          </table:table-cell>
          <table:table-cell office:value-type="float" office:value="66.67" calcext:value-type="float">
            <text:p>66,67</text:p>
          </table:table-cell>
          <table:table-cell office:value-type="float" office:value="63.33" calcext:value-type="float">
            <text:p>63,33</text:p>
          </table:table-cell>
          <table:table-cell office:value-type="float" office:value="60" calcext:value-type="float">
            <text:p>60</text:p>
          </table:table-cell>
          <table:table-cell office:value-type="float" office:value="62.67" calcext:value-type="float">
            <text:p>62,67</text:p>
          </table:table-cell>
          <table:table-cell office:value-type="float" office:value="55.33" calcext:value-type="float">
            <text:p>55,33</text:p>
          </table:table-cell>
          <table:table-cell office:value-type="float" office:value="72" calcext:value-type="float">
            <text:p>72</text:p>
          </table:table-cell>
          <table:table-cell office:value-type="float" office:value="64" calcext:value-type="float">
            <text:p>64</text:p>
          </table:table-cell>
          <table:table-cell office:value-type="float" office:value="59.33" calcext:value-type="float">
            <text:p>59,33</text:p>
          </table:table-cell>
          <table:table-cell office:value-type="float" office:value="67.33" calcext:value-type="float">
            <text:p>67,33</text:p>
          </table:table-cell>
          <table:table-cell office:value-type="float" office:value="68.67" calcext:value-type="float">
            <text:p>68,67</text:p>
          </table:table-cell>
          <table:table-cell office:value-type="float" office:value="72" calcext:value-type="float">
            <text:p>72</text:p>
          </table:table-cell>
          <table:table-cell office:value-type="float" office:value="71.33" calcext:value-type="float">
            <text:p>71,33</text:p>
          </table:table-cell>
          <table:table-cell office:value-type="float" office:value="68" calcext:value-type="float">
            <text:p>68</text:p>
          </table:table-cell>
          <table:table-cell office:value-type="float" office:value="63.33" calcext:value-type="float">
            <text:p>63,33</text:p>
          </table:table-cell>
          <table:table-cell office:value-type="float" office:value="68.67" calcext:value-type="float">
            <text:p>68,67</text:p>
          </table:table-cell>
          <table:table-cell table:formula="of:=AVERAGE([.A194:.T194])" office:value-type="float" office:value="65.2995" calcext:value-type="float">
            <text:p>65,3</text:p>
          </table:table-cell>
          <table:table-cell table:number-columns-repeated="8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69.33" calcext:value-type="float">
            <text:p>69,33</text:p>
          </table:table-cell>
          <table:table-cell office:value-type="float" office:value="64" calcext:value-type="float">
            <text:p>64</text:p>
          </table:table-cell>
          <table:table-cell office:value-type="float" office:value="65.33" calcext:value-type="float">
            <text:p>65,33</text:p>
          </table:table-cell>
          <table:table-cell office:value-type="float" office:value="68.67" calcext:value-type="float">
            <text:p>68,67</text:p>
          </table:table-cell>
          <table:table-cell office:value-type="float" office:value="63.33" calcext:value-type="float">
            <text:p>63,33</text:p>
          </table:table-cell>
          <table:table-cell office:value-type="float" office:value="68.67" calcext:value-type="float">
            <text:p>68,67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float" office:value="68.67" calcext:value-type="float">
            <text:p>68,67</text:p>
          </table:table-cell>
          <table:table-cell office:value-type="float" office:value="69.33" calcext:value-type="float">
            <text:p>69,33</text:p>
          </table:table-cell>
          <table:table-cell office:value-type="float" office:value="64.67" calcext:value-type="float">
            <text:p>64,67</text:p>
          </table:table-cell>
          <table:table-cell office:value-type="float" office:value="61.33" calcext:value-type="float">
            <text:p>61,33</text:p>
          </table:table-cell>
          <table:table-cell office:value-type="float" office:value="63.33" calcext:value-type="float">
            <text:p>63,33</text:p>
          </table:table-cell>
          <table:table-cell office:value-type="float" office:value="68.67" calcext:value-type="float">
            <text:p>68,67</text:p>
          </table:table-cell>
          <table:table-cell office:value-type="float" office:value="58" calcext:value-type="float">
            <text:p>58</text:p>
          </table:table-cell>
          <table:table-cell office:value-type="float" office:value="63.33" calcext:value-type="float">
            <text:p>63,33</text:p>
          </table:table-cell>
          <table:table-cell office:value-type="float" office:value="62" calcext:value-type="float">
            <text:p>62</text:p>
          </table:table-cell>
          <table:table-cell office:value-type="float" office:value="68" calcext:value-type="float">
            <text:p>68</text:p>
          </table:table-cell>
          <table:table-cell office:value-type="float" office:value="63.33" calcext:value-type="float">
            <text:p>63,33</text:p>
          </table:table-cell>
          <table:table-cell table:formula="of:=AVERAGE([.A195:.T195])" office:value-type="float" office:value="65.4995" calcext:value-type="float">
            <text:p>65,5</text:p>
          </table:table-cell>
          <table:table-cell table:number-columns-repeated="8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72.67" calcext:value-type="float">
            <text:p>72,67</text:p>
          </table:table-cell>
          <table:table-cell table:number-columns-repeated="2" office:value-type="float" office:value="71.33" calcext:value-type="float">
            <text:p>71,33</text:p>
          </table:table-cell>
          <table:table-cell office:value-type="float" office:value="70" calcext:value-type="float">
            <text:p>70</text:p>
          </table:table-cell>
          <table:table-cell office:value-type="float" office:value="70.67" calcext:value-type="float">
            <text:p>70,67</text:p>
          </table:table-cell>
          <table:table-cell office:value-type="float" office:value="67.33" calcext:value-type="float">
            <text:p>67,33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62.67" calcext:value-type="float">
            <text:p>62,67</text:p>
          </table:table-cell>
          <table:table-cell office:value-type="float" office:value="70" calcext:value-type="float">
            <text:p>70</text:p>
          </table:table-cell>
          <table:table-cell office:value-type="float" office:value="60.67" calcext:value-type="float">
            <text:p>60,67</text:p>
          </table:table-cell>
          <table:table-cell office:value-type="float" office:value="63.33" calcext:value-type="float">
            <text:p>63,33</text:p>
          </table:table-cell>
          <table:table-cell office:value-type="float" office:value="61.33" calcext:value-type="float">
            <text:p>61,33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70.67" calcext:value-type="float">
            <text:p>70,67</text:p>
          </table:table-cell>
          <table:table-cell office:value-type="float" office:value="68" calcext:value-type="float">
            <text:p>68</text:p>
          </table:table-cell>
          <table:table-cell office:value-type="float" office:value="66.67" calcext:value-type="float">
            <text:p>66,67</text:p>
          </table:table-cell>
          <table:table-cell office:value-type="float" office:value="71.33" calcext:value-type="float">
            <text:p>71,33</text:p>
          </table:table-cell>
          <table:table-cell table:formula="of:=AVERAGE([.A196:.T196])" office:value-type="float" office:value="67.4335" calcext:value-type="float">
            <text:p>67,4</text:p>
          </table:table-cell>
          <table:table-cell table:number-columns-repeated="8"/>
        </table:table-row>
        <table:table-row table:style-name="ro1">
          <table:table-cell office:value-type="float" office:value="68.67" calcext:value-type="float">
            <text:p>68,67</text:p>
          </table:table-cell>
          <table:table-cell office:value-type="float" office:value="68" calcext:value-type="float">
            <text:p>68</text:p>
          </table:table-cell>
          <table:table-cell office:value-type="float" office:value="73.33" calcext:value-type="float">
            <text:p>73,33</text:p>
          </table:table-cell>
          <table:table-cell office:value-type="float" office:value="71.33" calcext:value-type="float">
            <text:p>71,33</text:p>
          </table:table-cell>
          <table:table-cell office:value-type="float" office:value="73.33" calcext:value-type="float">
            <text:p>73,33</text:p>
          </table:table-cell>
          <table:table-cell office:value-type="float" office:value="70.67" calcext:value-type="float">
            <text:p>70,67</text:p>
          </table:table-cell>
          <table:table-cell office:value-type="float" office:value="67.33" calcext:value-type="float">
            <text:p>67,33</text:p>
          </table:table-cell>
          <table:table-cell office:value-type="float" office:value="70" calcext:value-type="float">
            <text:p>70</text:p>
          </table:table-cell>
          <table:table-cell office:value-type="float" office:value="62" calcext:value-type="float">
            <text:p>62</text:p>
          </table:table-cell>
          <table:table-cell office:value-type="float" office:value="70" calcext:value-type="float">
            <text:p>70</text:p>
          </table:table-cell>
          <table:table-cell office:value-type="float" office:value="66" calcext:value-type="float">
            <text:p>66</text:p>
          </table:table-cell>
          <table:table-cell office:value-type="float" office:value="72" calcext:value-type="float">
            <text:p>72</text:p>
          </table:table-cell>
          <table:table-cell office:value-type="float" office:value="66.67" calcext:value-type="float">
            <text:p>66,67</text:p>
          </table:table-cell>
          <table:table-cell office:value-type="float" office:value="69.33" calcext:value-type="float">
            <text:p>69,33</text:p>
          </table:table-cell>
          <table:table-cell office:value-type="float" office:value="64.67" calcext:value-type="float">
            <text:p>64,67</text:p>
          </table:table-cell>
          <table:table-cell office:value-type="float" office:value="66.67" calcext:value-type="float">
            <text:p>66,67</text:p>
          </table:table-cell>
          <table:table-cell office:value-type="float" office:value="64.67" calcext:value-type="float">
            <text:p>64,67</text:p>
          </table:table-cell>
          <table:table-cell office:value-type="float" office:value="67.33" calcext:value-type="float">
            <text:p>67,33</text:p>
          </table:table-cell>
          <table:table-cell office:value-type="float" office:value="68.67" calcext:value-type="float">
            <text:p>68,67</text:p>
          </table:table-cell>
          <table:table-cell office:value-type="float" office:value="62.67" calcext:value-type="float">
            <text:p>62,67</text:p>
          </table:table-cell>
          <table:table-cell table:formula="of:=AVERAGE([.A197:.T197])" office:value-type="float" office:value="68.167" calcext:value-type="float">
            <text:p>68,2</text:p>
          </table:table-cell>
          <table:table-cell table:number-columns-repeated="8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float" office:value="62" calcext:value-type="float">
            <text:p>62</text:p>
          </table:table-cell>
          <table:table-cell office:value-type="float" office:value="54.67" calcext:value-type="float">
            <text:p>54,67</text:p>
          </table:table-cell>
          <table:table-cell office:value-type="float" office:value="69.33" calcext:value-type="float">
            <text:p>69,33</text:p>
          </table:table-cell>
          <table:table-cell office:value-type="float" office:value="55.33" calcext:value-type="float">
            <text:p>55,33</text:p>
          </table:table-cell>
          <table:table-cell office:value-type="float" office:value="68" calcext:value-type="float">
            <text:p>68</text:p>
          </table:table-cell>
          <table:table-cell office:value-type="float" office:value="72" calcext:value-type="float">
            <text:p>72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70.67" calcext:value-type="float">
            <text:p>70,67</text:p>
          </table:table-cell>
          <table:table-cell office:value-type="float" office:value="62.67" calcext:value-type="float">
            <text:p>62,67</text:p>
          </table:table-cell>
          <table:table-cell office:value-type="float" office:value="70.67" calcext:value-type="float">
            <text:p>70,67</text:p>
          </table:table-cell>
          <table:table-cell office:value-type="float" office:value="58" calcext:value-type="float">
            <text:p>58</text:p>
          </table:table-cell>
          <table:table-cell office:value-type="float" office:value="61.33" calcext:value-type="float">
            <text:p>61,33</text:p>
          </table:table-cell>
          <table:table-cell office:value-type="float" office:value="74" calcext:value-type="float">
            <text:p>74</text:p>
          </table:table-cell>
          <table:table-cell office:value-type="float" office:value="63.33" calcext:value-type="float">
            <text:p>63,33</text:p>
          </table:table-cell>
          <table:table-cell office:value-type="float" office:value="60.67" calcext:value-type="float">
            <text:p>60,67</text:p>
          </table:table-cell>
          <table:table-cell office:value-type="float" office:value="69.33" calcext:value-type="float">
            <text:p>69,33</text:p>
          </table:table-cell>
          <table:table-cell table:formula="of:=AVERAGE([.A198:.T198])" office:value-type="float" office:value="65.7335" calcext:value-type="float">
            <text:p>65,7</text:p>
          </table:table-cell>
          <table:table-cell table:number-columns-repeated="8"/>
        </table:table-row>
        <table:table-row table:style-name="ro1">
          <table:table-cell table:style-name="ce3" table:number-columns-repeated="20"/>
          <table:table-cell table:number-columns-repeated="9"/>
        </table:table-row>
        <table:table-row table:style-name="ro1">
          <table:table-cell table:number-columns-repeated="29"/>
        </table:table-row>
        <table:table-row table:style-name="ro1">
          <table:table-cell table:style-name="ce14" office:value-type="string" calcext:value-type="string">
            <text:p>Ipe</text:p>
          </table:table-cell>
          <table:table-cell/>
          <table:table-cell table:style-name="ce13"/>
          <table:table-cell table:number-columns-repeated="26"/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  <table:table-cell table:formula="of:=AVERAGE([.A202:.T202])" office:value-type="float" office:value="0" calcext:value-type="float">
            <text:p>0,0</text:p>
          </table:table-cell>
          <table:table-cell table:number-columns-repeated="8"/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  <table:table-cell table:formula="of:=AVERAGE([.A203:.T203])" office:value-type="float" office:value="0" calcext:value-type="float">
            <text:p>0,0</text:p>
          </table:table-cell>
          <table:table-cell table:number-columns-repeated="8"/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  <table:table-cell table:formula="of:=AVERAGE([.A204:.T204])" office:value-type="float" office:value="0" calcext:value-type="float">
            <text:p>0,0</text:p>
          </table:table-cell>
          <table:table-cell table:number-columns-repeated="8"/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  <table:table-cell table:formula="of:=AVERAGE([.A205:.T205])" office:value-type="float" office:value="0" calcext:value-type="float">
            <text:p>0,0</text:p>
          </table:table-cell>
          <table:table-cell table:number-columns-repeated="8"/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  <table:table-cell table:formula="of:=AVERAGE([.A206:.T206])" office:value-type="float" office:value="0" calcext:value-type="float">
            <text:p>0,0</text:p>
          </table:table-cell>
          <table:table-cell table:number-columns-repeated="8"/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  <table:table-cell table:formula="of:=AVERAGE([.A207:.T207])" office:value-type="float" office:value="0" calcext:value-type="float">
            <text:p>0,0</text:p>
          </table:table-cell>
          <table:table-cell table:number-columns-repeated="8"/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  <table:table-cell table:formula="of:=AVERAGE([.A208:.T208])" office:value-type="float" office:value="0" calcext:value-type="float">
            <text:p>0,0</text:p>
          </table:table-cell>
          <table:table-cell table:number-columns-repeated="8"/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  <table:table-cell table:formula="of:=AVERAGE([.A209:.T209])" office:value-type="float" office:value="0" calcext:value-type="float">
            <text:p>0,0</text:p>
          </table:table-cell>
          <table:table-cell table:number-columns-repeated="8"/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  <table:table-cell table:formula="of:=AVERAGE([.A210:.T210])" office:value-type="float" office:value="0" calcext:value-type="float">
            <text:p>0,0</text:p>
          </table:table-cell>
          <table:table-cell table:number-columns-repeated="8"/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  <table:table-cell table:formula="of:=AVERAGE([.A211:.T211])" office:value-type="float" office:value="0" calcext:value-type="float">
            <text:p>0,0</text:p>
          </table:table-cell>
          <table:table-cell table:number-columns-repeated="8"/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  <table:table-cell table:formula="of:=AVERAGE([.A212:.T212])" office:value-type="float" office:value="0" calcext:value-type="float">
            <text:p>0,0</text:p>
          </table:table-cell>
          <table:table-cell table:number-columns-repeated="8"/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  <table:table-cell table:formula="of:=AVERAGE([.A213:.T213])" office:value-type="float" office:value="0" calcext:value-type="float">
            <text:p>0,0</text:p>
          </table:table-cell>
          <table:table-cell table:number-columns-repeated="8"/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  <table:table-cell table:formula="of:=AVERAGE([.A214:.T214])" office:value-type="float" office:value="0" calcext:value-type="float">
            <text:p>0,0</text:p>
          </table:table-cell>
          <table:table-cell table:number-columns-repeated="8"/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  <table:table-cell table:formula="of:=AVERAGE([.A215:.T215])" office:value-type="float" office:value="0" calcext:value-type="float">
            <text:p>0,0</text:p>
          </table:table-cell>
          <table:table-cell table:number-columns-repeated="8"/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  <table:table-cell table:formula="of:=AVERAGE([.A216:.T216])" office:value-type="float" office:value="0" calcext:value-type="float">
            <text:p>0,0</text:p>
          </table:table-cell>
          <table:table-cell table:number-columns-repeated="8"/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  <table:table-cell table:formula="of:=AVERAGE([.A217:.T217])" office:value-type="float" office:value="0" calcext:value-type="float">
            <text:p>0,0</text:p>
          </table:table-cell>
          <table:table-cell table:number-columns-repeated="8"/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  <table:table-cell table:formula="of:=AVERAGE([.A218:.T218])" office:value-type="float" office:value="0" calcext:value-type="float">
            <text:p>0,0</text:p>
          </table:table-cell>
          <table:table-cell table:number-columns-repeated="8"/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  <table:table-cell table:formula="of:=AVERAGE([.A219:.T219])" office:value-type="float" office:value="0" calcext:value-type="float">
            <text:p>0,0</text:p>
          </table:table-cell>
          <table:table-cell table:number-columns-repeated="8"/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  <table:table-cell table:formula="of:=AVERAGE([.A220:.T220])" office:value-type="float" office:value="0" calcext:value-type="float">
            <text:p>0,0</text:p>
          </table:table-cell>
          <table:table-cell table:number-columns-repeated="8"/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  <table:table-cell table:formula="of:=AVERAGE([.A221:.T221])" office:value-type="float" office:value="0" calcext:value-type="float">
            <text:p>0,0</text:p>
          </table:table-cell>
          <table:table-cell table:number-columns-repeated="8"/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  <table:table-cell table:formula="of:=AVERAGE([.A222:.T222])" office:value-type="float" office:value="0" calcext:value-type="float">
            <text:p>0,0</text:p>
          </table:table-cell>
          <table:table-cell table:number-columns-repeated="8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office:value-type="float" office:value="0.67" calcext:value-type="float">
            <text:p>0,67</text:p>
          </table:table-cell>
          <table:table-cell table:number-columns-repeated="9" office:value-type="float" office:value="0" calcext:value-type="float">
            <text:p>0</text:p>
          </table:table-cell>
          <table:table-cell table:formula="of:=AVERAGE([.A223:.T223])" office:value-type="float" office:value="0.0335" calcext:value-type="float">
            <text:p>0,0</text:p>
          </table:table-cell>
          <table:table-cell table:number-columns-repeated="8"/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  <table:table-cell table:formula="of:=AVERAGE([.A224:.T224])" office:value-type="float" office:value="0" calcext:value-type="float">
            <text:p>0,0</text:p>
          </table:table-cell>
          <table:table-cell table:number-columns-repeated="8"/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  <table:table-cell table:formula="of:=AVERAGE([.A225:.T225])" office:value-type="float" office:value="0" calcext:value-type="float">
            <text:p>0,0</text:p>
          </table:table-cell>
          <table:table-cell table:number-columns-repeated="8"/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  <table:table-cell table:formula="of:=AVERAGE([.A226:.T226])" office:value-type="float" office:value="0" calcext:value-type="float">
            <text:p>0,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67" calcext:value-type="float">
            <text:p>0,6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.33" calcext:value-type="float">
            <text:p>3,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3" calcext:value-type="float">
            <text:p>1,33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AVERAGE([.A227:.T227])" office:value-type="float" office:value="0.2665" calcext:value-type="float">
            <text:p>0,3</text:p>
          </table:table-cell>
          <table:table-cell table:number-columns-repeated="8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3.33" calcext:value-type="float">
            <text:p>3,3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67" calcext:value-type="float">
            <text:p>2,67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AVERAGE([.A228:.T228])" office:value-type="float" office:value="0.3" calcext:value-type="float">
            <text:p>0,3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4.67" calcext:value-type="float">
            <text:p>4,67</text:p>
          </table:table-cell>
          <table:table-cell office:value-type="float" office:value="2.67" calcext:value-type="float">
            <text:p>2,67</text:p>
          </table:table-cell>
          <table:table-cell office:value-type="float" office:value="1.33" calcext:value-type="float">
            <text:p>1,33</text:p>
          </table:table-cell>
          <table:table-cell table:number-columns-repeated="14" office:value-type="float" office:value="0" calcext:value-type="float">
            <text:p>0</text:p>
          </table:table-cell>
          <table:table-cell table:formula="of:=AVERAGE([.A229:.T229])" office:value-type="float" office:value="0.4335" calcext:value-type="float">
            <text:p>0,4</text:p>
          </table:table-cell>
          <table:table-cell table:number-columns-repeated="8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0.67" calcext:value-type="float">
            <text:p>0,6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.33" calcext:value-type="float">
            <text:p>3,33</text:p>
          </table:table-cell>
          <table:table-cell office:value-type="float" office:value="0.67" calcext:value-type="float">
            <text:p>0,6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.67" calcext:value-type="float">
            <text:p>2,67</text:p>
          </table:table-cell>
          <table:table-cell office:value-type="float" office:value="2" calcext:value-type="float">
            <text:p>2</text:p>
          </table:table-cell>
          <table:table-cell office:value-type="float" office:value="1.33" calcext:value-type="float">
            <text:p>1,33</text:p>
          </table:table-cell>
          <table:table-cell office:value-type="float" office:value="0" calcext:value-type="float">
            <text:p>0</text:p>
          </table:table-cell>
          <table:table-cell table:formula="of:=AVERAGE([.A230:.T230])" office:value-type="float" office:value="0.8335" calcext:value-type="float">
            <text:p>0,8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.33" calcext:value-type="float">
            <text:p>1,3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67" calcext:value-type="float">
            <text:p>0,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67" calcext:value-type="float">
            <text:p>0,6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67" calcext:value-type="float">
            <text:p>0,67</text:p>
          </table:table-cell>
          <table:table-cell office:value-type="float" office:value="2.67" calcext:value-type="float">
            <text:p>2,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67" calcext:value-type="float">
            <text:p>2,67</text:p>
          </table:table-cell>
          <table:table-cell table:formula="of:=AVERAGE([.A231:.T231])" office:value-type="float" office:value="0.534" calcext:value-type="float">
            <text:p>0,5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.67" calcext:value-type="float">
            <text:p>2,6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67" calcext:value-type="float">
            <text:p>0,67</text:p>
          </table:table-cell>
          <table:table-cell office:value-type="float" office:value="5.33" calcext:value-type="float">
            <text:p>5,3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AVERAGE([.A232:.T232])" office:value-type="float" office:value="1.0335" calcext:value-type="float">
            <text:p>1,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7" calcext:value-type="float">
            <text:p>0,6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.67" calcext:value-type="float">
            <text:p>2,67</text:p>
          </table:table-cell>
          <table:table-cell office:value-type="float" office:value="0.67" calcext:value-type="float">
            <text:p>0,67</text:p>
          </table:table-cell>
          <table:table-cell office:value-type="float" office:value="5.33" calcext:value-type="float">
            <text:p>5,33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.33" calcext:value-type="float">
            <text:p>1,33</text:p>
          </table:table-cell>
          <table:table-cell table:formula="of:=AVERAGE([.A233:.T233])" office:value-type="float" office:value="1.5335" calcext:value-type="float">
            <text:p>1,5</text:p>
          </table:table-cell>
          <table:table-cell table:number-columns-repeated="8"/>
        </table:table-row>
        <table:table-row table:style-name="ro1">
          <table:table-cell office:value-type="float" office:value="2.67" calcext:value-type="float">
            <text:p>2,6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.67" calcext:value-type="float">
            <text:p>6,67</text:p>
          </table:table-cell>
          <table:table-cell office:value-type="float" office:value="0" calcext:value-type="float">
            <text:p>0</text:p>
          </table:table-cell>
          <table:table-cell office:value-type="float" office:value="14.67" calcext:value-type="float">
            <text:p>14,67</text:p>
          </table:table-cell>
          <table:table-cell office:value-type="float" office:value="8.67" calcext:value-type="float">
            <text:p>8,6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67" calcext:value-type="float">
            <text:p>0,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67" calcext:value-type="float">
            <text:p>2,67</text:p>
          </table:table-cell>
          <table:table-cell office:value-type="float" office:value="0.67" calcext:value-type="float">
            <text:p>0,67</text:p>
          </table:table-cell>
          <table:table-cell office:value-type="float" office:value="0" calcext:value-type="float">
            <text:p>0</text:p>
          </table:table-cell>
          <table:table-cell office:value-type="float" office:value="1.33" calcext:value-type="float">
            <text:p>1,33</text:p>
          </table:table-cell>
          <table:table-cell office:value-type="float" office:value="7.33" calcext:value-type="float">
            <text:p>7,33</text:p>
          </table:table-cell>
          <table:table-cell table:formula="of:=AVERAGE([.A234:.T234])" office:value-type="float" office:value="2.301" calcext:value-type="float">
            <text:p>2,3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9.33" calcext:value-type="float">
            <text:p>9,33</text:p>
          </table:table-cell>
          <table:table-cell office:value-type="float" office:value="0.67" calcext:value-type="float">
            <text:p>0,67</text:p>
          </table:table-cell>
          <table:table-cell office:value-type="float" office:value="1.33" calcext:value-type="float">
            <text:p>1,33</text:p>
          </table:table-cell>
          <table:table-cell office:value-type="float" office:value="0" calcext:value-type="float">
            <text:p>0</text:p>
          </table:table-cell>
          <table:table-cell office:value-type="float" office:value="1.33" calcext:value-type="float">
            <text:p>1,33</text:p>
          </table:table-cell>
          <table:table-cell office:value-type="float" office:value="0" calcext:value-type="float">
            <text:p>0</text:p>
          </table:table-cell>
          <table:table-cell office:value-type="float" office:value="3.33" calcext:value-type="float">
            <text:p>3,33</text:p>
          </table:table-cell>
          <table:table-cell office:value-type="float" office:value="1.33" calcext:value-type="float">
            <text:p>1,33</text:p>
          </table:table-cell>
          <table:table-cell office:value-type="float" office:value="0.67" calcext:value-type="float">
            <text:p>0,67</text:p>
          </table:table-cell>
          <table:table-cell office:value-type="float" office:value="6.67" calcext:value-type="float">
            <text:p>6,67</text:p>
          </table:table-cell>
          <table:table-cell office:value-type="float" office:value="1.33" calcext:value-type="float">
            <text:p>1,3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.33" calcext:value-type="float">
            <text:p>5,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3" calcext:value-type="float">
            <text:p>1,33</text:p>
          </table:table-cell>
          <table:table-cell table:formula="of:=AVERAGE([.A235:.T235])" office:value-type="float" office:value="1.8325" calcext:value-type="float">
            <text:p>1,8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2.67" calcext:value-type="float">
            <text:p>2,67</text:p>
          </table:table-cell>
          <table:table-cell office:value-type="float" office:value="0.67" calcext:value-type="float">
            <text:p>0,67</text:p>
          </table:table-cell>
          <table:table-cell office:value-type="float" office:value="4.67" calcext:value-type="float">
            <text:p>4,67</text:p>
          </table:table-cell>
          <table:table-cell office:value-type="float" office:value="0" calcext:value-type="float">
            <text:p>0</text:p>
          </table:table-cell>
          <table:table-cell office:value-type="float" office:value="0.67" calcext:value-type="float">
            <text:p>0,6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.67" calcext:value-type="float">
            <text:p>4,67</text:p>
          </table:table-cell>
          <table:table-cell office:value-type="float" office:value="3.33" calcext:value-type="float">
            <text:p>3,33</text:p>
          </table:table-cell>
          <table:table-cell office:value-type="float" office:value="7.33" calcext:value-type="float">
            <text:p>7,33</text:p>
          </table:table-cell>
          <table:table-cell office:value-type="float" office:value="4" calcext:value-type="float">
            <text:p>4</text:p>
          </table:table-cell>
          <table:table-cell office:value-type="float" office:value="3.33" calcext:value-type="float">
            <text:p>3,33</text:p>
          </table:table-cell>
          <table:table-cell office:value-type="float" office:value="0" calcext:value-type="float">
            <text:p>0</text:p>
          </table:table-cell>
          <table:table-cell office:value-type="float" office:value="0.67" calcext:value-type="float">
            <text:p>0,67</text:p>
          </table:table-cell>
          <table:table-cell office:value-type="float" office:value="2" calcext:value-type="float">
            <text:p>2</text:p>
          </table:table-cell>
          <table:table-cell table:formula="of:=AVERAGE([.A236:.T236])" office:value-type="float" office:value="2.034" calcext:value-type="float">
            <text:p>2,0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67" calcext:value-type="float">
            <text:p>0,67</text:p>
          </table:table-cell>
          <table:table-cell office:value-type="float" office:value="12.67" calcext:value-type="float">
            <text:p>12,6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1.33" calcext:value-type="float">
            <text:p>11,33</text:p>
          </table:table-cell>
          <table:table-cell office:value-type="float" office:value="8.67" calcext:value-type="float">
            <text:p>8,67</text:p>
          </table:table-cell>
          <table:table-cell office:value-type="float" office:value="4" calcext:value-type="float">
            <text:p>4</text:p>
          </table:table-cell>
          <table:table-cell office:value-type="float" office:value="10.67" calcext:value-type="float">
            <text:p>10,67</text:p>
          </table:table-cell>
          <table:table-cell office:value-type="float" office:value="0.67" calcext:value-type="float">
            <text:p>0,67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9.33" calcext:value-type="float">
            <text:p>9,33</text:p>
          </table:table-cell>
          <table:table-cell office:value-type="float" office:value="1.33" calcext:value-type="float">
            <text:p>1,33</text:p>
          </table:table-cell>
          <table:table-cell office:value-type="float" office:value="5.33" calcext:value-type="float">
            <text:p>5,33</text:p>
          </table:table-cell>
          <table:table-cell office:value-type="float" office:value="2.67" calcext:value-type="float">
            <text:p>2,67</text:p>
          </table:table-cell>
          <table:table-cell table:formula="of:=AVERAGE([.A237:.T237])" office:value-type="float" office:value="5.167" calcext:value-type="float">
            <text:p>5,2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.33" calcext:value-type="float">
            <text:p>3,33</text:p>
          </table:table-cell>
          <table:table-cell office:value-type="float" office:value="2.67" calcext:value-type="float">
            <text:p>2,67</text:p>
          </table:table-cell>
          <table:table-cell office:value-type="float" office:value="4" calcext:value-type="float">
            <text:p>4</text:p>
          </table:table-cell>
          <table:table-cell office:value-type="float" office:value="2.67" calcext:value-type="float">
            <text:p>2,67</text:p>
          </table:table-cell>
          <table:table-cell office:value-type="float" office:value="5.33" calcext:value-type="float">
            <text:p>5,33</text:p>
          </table:table-cell>
          <table:table-cell office:value-type="float" office:value="9.33" calcext:value-type="float">
            <text:p>9,33</text:p>
          </table:table-cell>
          <table:table-cell office:value-type="float" office:value="1.33" calcext:value-type="float">
            <text:p>1,33</text:p>
          </table:table-cell>
          <table:table-cell office:value-type="float" office:value="0.67" calcext:value-type="float">
            <text:p>0,67</text:p>
          </table:table-cell>
          <table:table-cell office:value-type="float" office:value="2.67" calcext:value-type="float">
            <text:p>2,67</text:p>
          </table:table-cell>
          <table:table-cell office:value-type="float" office:value="9.33" calcext:value-type="float">
            <text:p>9,33</text:p>
          </table:table-cell>
          <table:table-cell office:value-type="float" office:value="3.33" calcext:value-type="float">
            <text:p>3,33</text:p>
          </table:table-cell>
          <table:table-cell office:value-type="float" office:value="0" calcext:value-type="float">
            <text:p>0</text:p>
          </table:table-cell>
          <table:table-cell office:value-type="float" office:value="5.33" calcext:value-type="float">
            <text:p>5,3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.67" calcext:value-type="float">
            <text:p>6,67</text:p>
          </table:table-cell>
          <table:table-cell office:value-type="float" office:value="0" calcext:value-type="float">
            <text:p>0</text:p>
          </table:table-cell>
          <table:table-cell office:value-type="float" office:value="2.67" calcext:value-type="float">
            <text:p>2,67</text:p>
          </table:table-cell>
          <table:table-cell office:value-type="float" office:value="3.33" calcext:value-type="float">
            <text:p>3,33</text:p>
          </table:table-cell>
          <table:table-cell table:formula="of:=AVERAGE([.A238:.T238])" office:value-type="float" office:value="3.833" calcext:value-type="float">
            <text:p>3,8</text:p>
          </table:table-cell>
          <table:table-cell table:number-columns-repeated="8"/>
        </table:table-row>
        <table:table-row table:style-name="ro1">
          <table:table-cell office:value-type="float" office:value="4.67" calcext:value-type="float">
            <text:p>4,67</text:p>
          </table:table-cell>
          <table:table-cell office:value-type="float" office:value="0" calcext:value-type="float">
            <text:p>0</text:p>
          </table:table-cell>
          <table:table-cell office:value-type="float" office:value="15.33" calcext:value-type="float">
            <text:p>15,33</text:p>
          </table:table-cell>
          <table:table-cell office:value-type="float" office:value="2" calcext:value-type="float">
            <text:p>2</text:p>
          </table:table-cell>
          <table:table-cell office:value-type="float" office:value="7.33" calcext:value-type="float">
            <text:p>7,33</text:p>
          </table:table-cell>
          <table:table-cell office:value-type="float" office:value="4.67" calcext:value-type="float">
            <text:p>4,67</text:p>
          </table:table-cell>
          <table:table-cell office:value-type="float" office:value="4" calcext:value-type="float">
            <text:p>4</text:p>
          </table:table-cell>
          <table:table-cell office:value-type="float" office:value="7.33" calcext:value-type="float">
            <text:p>7,33</text:p>
          </table:table-cell>
          <table:table-cell office:value-type="float" office:value="6.67" calcext:value-type="float">
            <text:p>6,67</text:p>
          </table:table-cell>
          <table:table-cell office:value-type="float" office:value="5.33" calcext:value-type="float">
            <text:p>5,33</text:p>
          </table:table-cell>
          <table:table-cell office:value-type="float" office:value="1.33" calcext:value-type="float">
            <text:p>1,3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.33" calcext:value-type="float">
            <text:p>7,33</text:p>
          </table:table-cell>
          <table:table-cell office:value-type="float" office:value="1.33" calcext:value-type="float">
            <text:p>1,3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.33" calcext:value-type="float">
            <text:p>3,3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formula="of:=AVERAGE([.A239:.T239])" office:value-type="float" office:value="5.199" calcext:value-type="float">
            <text:p>5,2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.33" calcext:value-type="float">
            <text:p>7,33</text:p>
          </table:table-cell>
          <table:table-cell office:value-type="float" office:value="14.67" calcext:value-type="float">
            <text:p>14,67</text:p>
          </table:table-cell>
          <table:table-cell office:value-type="float" office:value="4.67" calcext:value-type="float">
            <text:p>4,67</text:p>
          </table:table-cell>
          <table:table-cell office:value-type="float" office:value="7.33" calcext:value-type="float">
            <text:p>7,3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6.67" calcext:value-type="float">
            <text:p>6,67</text:p>
          </table:table-cell>
          <table:table-cell office:value-type="float" office:value="0.67" calcext:value-type="float">
            <text:p>0,67</text:p>
          </table:table-cell>
          <table:table-cell office:value-type="float" office:value="1.33" calcext:value-type="float">
            <text:p>1,33</text:p>
          </table:table-cell>
          <table:table-cell office:value-type="float" office:value="6.67" calcext:value-type="float">
            <text:p>6,67</text:p>
          </table:table-cell>
          <table:table-cell office:value-type="float" office:value="0" calcext:value-type="float">
            <text:p>0</text:p>
          </table:table-cell>
          <table:table-cell office:value-type="float" office:value="0.67" calcext:value-type="float">
            <text:p>0,67</text:p>
          </table:table-cell>
          <table:table-cell office:value-type="float" office:value="4" calcext:value-type="float">
            <text:p>4</text:p>
          </table:table-cell>
          <table:table-cell office:value-type="float" office:value="7.33" calcext:value-type="float">
            <text:p>7,33</text:p>
          </table:table-cell>
          <table:table-cell office:value-type="float" office:value="8.67" calcext:value-type="float">
            <text:p>8,6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.33" calcext:value-type="float">
            <text:p>5,33</text:p>
          </table:table-cell>
          <table:table-cell office:value-type="float" office:value="6" calcext:value-type="float">
            <text:p>6</text:p>
          </table:table-cell>
          <table:table-cell table:formula="of:=AVERAGE([.A240:.T240])" office:value-type="float" office:value="5.167" calcext:value-type="float">
            <text:p>5,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.67" calcext:value-type="float">
            <text:p>8,6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.67" calcext:value-type="float">
            <text:p>2,67</text:p>
          </table:table-cell>
          <table:table-cell office:value-type="float" office:value="1.33" calcext:value-type="float">
            <text:p>1,33</text:p>
          </table:table-cell>
          <table:table-cell office:value-type="float" office:value="2" calcext:value-type="float">
            <text:p>2</text:p>
          </table:table-cell>
          <table:table-cell office:value-type="float" office:value="6.67" calcext:value-type="float">
            <text:p>6,67</text:p>
          </table:table-cell>
          <table:table-cell office:value-type="float" office:value="0.67" calcext:value-type="float">
            <text:p>0,67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.67" calcext:value-type="float">
            <text:p>2,67</text:p>
          </table:table-cell>
          <table:table-cell office:value-type="float" office:value="12.67" calcext:value-type="float">
            <text:p>12,67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6.67" calcext:value-type="float">
            <text:p>6,67</text:p>
          </table:table-cell>
          <table:table-cell table:formula="of:=AVERAGE([.A241:.T241])" office:value-type="float" office:value="4.801" calcext:value-type="float">
            <text:p>4,8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.33" calcext:value-type="float">
            <text:p>7,3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.67" calcext:value-type="float">
            <text:p>2,6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0.67" calcext:value-type="float">
            <text:p>10,67</text:p>
          </table:table-cell>
          <table:table-cell office:value-type="float" office:value="17.33" calcext:value-type="float">
            <text:p>17,33</text:p>
          </table:table-cell>
          <table:table-cell office:value-type="float" office:value="14" calcext:value-type="float">
            <text:p>14</text:p>
          </table:table-cell>
          <table:table-cell office:value-type="float" office:value="10.67" calcext:value-type="float">
            <text:p>10,67</text:p>
          </table:table-cell>
          <table:table-cell office:value-type="float" office:value="4" calcext:value-type="float">
            <text:p>4</text:p>
          </table:table-cell>
          <table:table-cell office:value-type="float" office:value="4.67" calcext:value-type="float">
            <text:p>4,67</text:p>
          </table:table-cell>
          <table:table-cell office:value-type="float" office:value="16.67" calcext:value-type="float">
            <text:p>16,67</text:p>
          </table:table-cell>
          <table:table-cell office:value-type="float" office:value="6.67" calcext:value-type="float">
            <text:p>6,67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8.67" calcext:value-type="float">
            <text:p>8,67</text:p>
          </table:table-cell>
          <table:table-cell office:value-type="float" office:value="12" calcext:value-type="float">
            <text:p>12</text:p>
          </table:table-cell>
          <table:table-cell office:value-type="float" office:value="0.67" calcext:value-type="float">
            <text:p>0,67</text:p>
          </table:table-cell>
          <table:table-cell table:formula="of:=AVERAGE([.A242:.T242])" office:value-type="float" office:value="8.101" calcext:value-type="float">
            <text:p>8,1</text:p>
          </table:table-cell>
          <table:table-cell table:number-columns-repeated="8"/>
        </table:table-row>
        <table:table-row table:style-name="ro1">
          <table:table-cell office:value-type="float" office:value="3.33" calcext:value-type="float">
            <text:p>3,33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.33" calcext:value-type="float">
            <text:p>5,3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.33" calcext:value-type="float">
            <text:p>5,33</text:p>
          </table:table-cell>
          <table:table-cell office:value-type="float" office:value="12.67" calcext:value-type="float">
            <text:p>12,67</text:p>
          </table:table-cell>
          <table:table-cell office:value-type="float" office:value="1.33" calcext:value-type="float">
            <text:p>1,33</text:p>
          </table:table-cell>
          <table:table-cell office:value-type="float" office:value="3.33" calcext:value-type="float">
            <text:p>3,3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8.67" calcext:value-type="float">
            <text:p>8,6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formula="of:=AVERAGE([.A243:.T243])" office:value-type="float" office:value="5.6995" calcext:value-type="float">
            <text:p>5,7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6.67" calcext:value-type="float">
            <text:p>16,67</text:p>
          </table:table-cell>
          <table:table-cell office:value-type="float" office:value="5.33" calcext:value-type="float">
            <text:p>5,33</text:p>
          </table:table-cell>
          <table:table-cell office:value-type="float" office:value="24.67" calcext:value-type="float">
            <text:p>24,67</text:p>
          </table:table-cell>
          <table:table-cell office:value-type="float" office:value="2.67" calcext:value-type="float">
            <text:p>2,67</text:p>
          </table:table-cell>
          <table:table-cell office:value-type="float" office:value="29.33" calcext:value-type="float">
            <text:p>29,33</text:p>
          </table:table-cell>
          <table:table-cell office:value-type="float" office:value="14.67" calcext:value-type="float">
            <text:p>14,67</text:p>
          </table:table-cell>
          <table:table-cell office:value-type="float" office:value="1.33" calcext:value-type="float">
            <text:p>1,33</text:p>
          </table:table-cell>
          <table:table-cell office:value-type="float" office:value="11.33" calcext:value-type="float">
            <text:p>11,33</text:p>
          </table:table-cell>
          <table:table-cell office:value-type="float" office:value="25.33" calcext:value-type="float">
            <text:p>25,33</text:p>
          </table:table-cell>
          <table:table-cell office:value-type="float" office:value="10" calcext:value-type="float">
            <text:p>10</text:p>
          </table:table-cell>
          <table:table-cell office:value-type="float" office:value="18.67" calcext:value-type="float">
            <text:p>18,67</text:p>
          </table:table-cell>
          <table:table-cell office:value-type="float" office:value="3.33" calcext:value-type="float">
            <text:p>3,33</text:p>
          </table:table-cell>
          <table:table-cell office:value-type="float" office:value="6" calcext:value-type="float">
            <text:p>6</text:p>
          </table:table-cell>
          <table:table-cell office:value-type="float" office:value="16.67" calcext:value-type="float">
            <text:p>16,67</text:p>
          </table:table-cell>
          <table:table-cell office:value-type="float" office:value="8.67" calcext:value-type="float">
            <text:p>8,6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9.33" calcext:value-type="float">
            <text:p>9,33</text:p>
          </table:table-cell>
          <table:table-cell office:value-type="float" office:value="2" calcext:value-type="float">
            <text:p>2</text:p>
          </table:table-cell>
          <table:table-cell table:formula="of:=AVERAGE([.A244:.T244])" office:value-type="float" office:value="11.3665" calcext:value-type="float">
            <text:p>11,4</text:p>
          </table:table-cell>
          <table:table-cell table:number-columns-repeated="8"/>
        </table:table-row>
        <table:table-row table:style-name="ro1">
          <table:table-cell office:value-type="float" office:value="10.67" calcext:value-type="float">
            <text:p>10,67</text:p>
          </table:table-cell>
          <table:table-cell office:value-type="float" office:value="11.33" calcext:value-type="float">
            <text:p>11,33</text:p>
          </table:table-cell>
          <table:table-cell office:value-type="float" office:value="23.33" calcext:value-type="float">
            <text:p>23,33</text:p>
          </table:table-cell>
          <table:table-cell office:value-type="float" office:value="8.67" calcext:value-type="float">
            <text:p>8,67</text:p>
          </table:table-cell>
          <table:table-cell office:value-type="float" office:value="9.33" calcext:value-type="float">
            <text:p>9,33</text:p>
          </table:table-cell>
          <table:table-cell office:value-type="float" office:value="17.33" calcext:value-type="float">
            <text:p>17,33</text:p>
          </table:table-cell>
          <table:table-cell office:value-type="float" office:value="23.33" calcext:value-type="float">
            <text:p>23,33</text:p>
          </table:table-cell>
          <table:table-cell office:value-type="float" office:value="9.33" calcext:value-type="float">
            <text:p>9,33</text:p>
          </table:table-cell>
          <table:table-cell office:value-type="float" office:value="18.67" calcext:value-type="float">
            <text:p>18,67</text:p>
          </table:table-cell>
          <table:table-cell office:value-type="float" office:value="8.67" calcext:value-type="float">
            <text:p>8,67</text:p>
          </table:table-cell>
          <table:table-cell office:value-type="float" office:value="12" calcext:value-type="float">
            <text:p>12</text:p>
          </table:table-cell>
          <table:table-cell office:value-type="float" office:value="15.33" calcext:value-type="float">
            <text:p>15,33</text:p>
          </table:table-cell>
          <table:table-cell office:value-type="float" office:value="7.33" calcext:value-type="float">
            <text:p>7,33</text:p>
          </table:table-cell>
          <table:table-cell office:value-type="float" office:value="8" calcext:value-type="float">
            <text:p>8</text:p>
          </table:table-cell>
          <table:table-cell office:value-type="float" office:value="7.33" calcext:value-type="float">
            <text:p>7,33</text:p>
          </table:table-cell>
          <table:table-cell office:value-type="float" office:value="16.67" calcext:value-type="float">
            <text:p>16,67</text:p>
          </table:table-cell>
          <table:table-cell office:value-type="float" office:value="15.33" calcext:value-type="float">
            <text:p>15,33</text:p>
          </table:table-cell>
          <table:table-cell office:value-type="float" office:value="1.33" calcext:value-type="float">
            <text:p>1,33</text:p>
          </table:table-cell>
          <table:table-cell office:value-type="float" office:value="10" calcext:value-type="float">
            <text:p>10</text:p>
          </table:table-cell>
          <table:table-cell office:value-type="float" office:value="2.67" calcext:value-type="float">
            <text:p>2,67</text:p>
          </table:table-cell>
          <table:table-cell table:formula="of:=AVERAGE([.A245:.T245])" office:value-type="float" office:value="11.8325" calcext:value-type="float">
            <text:p>11,8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.33" calcext:value-type="float">
            <text:p>15,33</text:p>
          </table:table-cell>
          <table:table-cell office:value-type="float" office:value="4.67" calcext:value-type="float">
            <text:p>4,67</text:p>
          </table:table-cell>
          <table:table-cell office:value-type="float" office:value="16.67" calcext:value-type="float">
            <text:p>16,67</text:p>
          </table:table-cell>
          <table:table-cell office:value-type="float" office:value="12.67" calcext:value-type="float">
            <text:p>12,67</text:p>
          </table:table-cell>
          <table:table-cell office:value-type="float" office:value="14" calcext:value-type="float">
            <text:p>14</text:p>
          </table:table-cell>
          <table:table-cell office:value-type="float" office:value="12.67" calcext:value-type="float">
            <text:p>12,67</text:p>
          </table:table-cell>
          <table:table-cell office:value-type="float" office:value="3.33" calcext:value-type="float">
            <text:p>3,33</text:p>
          </table:table-cell>
          <table:table-cell office:value-type="float" office:value="15.33" calcext:value-type="float">
            <text:p>15,33</text:p>
          </table:table-cell>
          <table:table-cell office:value-type="float" office:value="11.33" calcext:value-type="float">
            <text:p>11,33</text:p>
          </table:table-cell>
          <table:table-cell office:value-type="float" office:value="12.67" calcext:value-type="float">
            <text:p>12,67</text:p>
          </table:table-cell>
          <table:table-cell office:value-type="float" office:value="23.33" calcext:value-type="float">
            <text:p>23,33</text:p>
          </table:table-cell>
          <table:table-cell office:value-type="float" office:value="11.33" calcext:value-type="float">
            <text:p>11,33</text:p>
          </table:table-cell>
          <table:table-cell office:value-type="float" office:value="15.33" calcext:value-type="float">
            <text:p>15,33</text:p>
          </table:table-cell>
          <table:table-cell table:number-columns-repeated="2" office:value-type="float" office:value="10.67" calcext:value-type="float">
            <text:p>10,67</text:p>
          </table:table-cell>
          <table:table-cell office:value-type="float" office:value="29.33" calcext:value-type="float">
            <text:p>29,33</text:p>
          </table:table-cell>
          <table:table-cell office:value-type="float" office:value="16" calcext:value-type="float">
            <text:p>16</text:p>
          </table:table-cell>
          <table:table-cell office:value-type="float" office:value="9.33" calcext:value-type="float">
            <text:p>9,33</text:p>
          </table:table-cell>
          <table:table-cell office:value-type="float" office:value="4.67" calcext:value-type="float">
            <text:p>4,67</text:p>
          </table:table-cell>
          <table:table-cell table:formula="of:=AVERAGE([.A246:.T246])" office:value-type="float" office:value="13.2665" calcext:value-type="float">
            <text:p>13,3</text:p>
          </table:table-cell>
          <table:table-cell table:number-columns-repeated="8"/>
        </table:table-row>
        <table:table-row table:style-name="ro1">
          <table:table-cell office:value-type="float" office:value="19.33" calcext:value-type="float">
            <text:p>19,33</text:p>
          </table:table-cell>
          <table:table-cell office:value-type="float" office:value="23.33" calcext:value-type="float">
            <text:p>23,33</text:p>
          </table:table-cell>
          <table:table-cell office:value-type="float" office:value="14.67" calcext:value-type="float">
            <text:p>14,67</text:p>
          </table:table-cell>
          <table:table-cell office:value-type="float" office:value="4.67" calcext:value-type="float">
            <text:p>4,6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4.67" calcext:value-type="float">
            <text:p>14,67</text:p>
          </table:table-cell>
          <table:table-cell office:value-type="float" office:value="10.67" calcext:value-type="float">
            <text:p>10,67</text:p>
          </table:table-cell>
          <table:table-cell office:value-type="float" office:value="15.33" calcext:value-type="float">
            <text:p>15,33</text:p>
          </table:table-cell>
          <table:table-cell table:number-columns-repeated="3" office:value-type="float" office:value="11.33" calcext:value-type="float">
            <text:p>11,33</text:p>
          </table:table-cell>
          <table:table-cell office:value-type="float" office:value="10" calcext:value-type="float">
            <text:p>10</text:p>
          </table:table-cell>
          <table:table-cell office:value-type="float" office:value="18.67" calcext:value-type="float">
            <text:p>18,67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0.67" calcext:value-type="float">
            <text:p>0,67</text:p>
          </table:table-cell>
          <table:table-cell office:value-type="float" office:value="18.67" calcext:value-type="float">
            <text:p>18,67</text:p>
          </table:table-cell>
          <table:table-cell table:formula="of:=AVERAGE([.A247:.T247])" office:value-type="float" office:value="11.8335" calcext:value-type="float">
            <text:p>11,8</text:p>
          </table:table-cell>
          <table:table-cell table:number-columns-repeated="8"/>
        </table:table-row>
        <table:table-row table:style-name="ro1">
          <table:table-cell office:value-type="float" office:value="11.33" calcext:value-type="float">
            <text:p>11,33</text:p>
          </table:table-cell>
          <table:table-cell office:value-type="float" office:value="9.33" calcext:value-type="float">
            <text:p>9,3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0.67" calcext:value-type="float">
            <text:p>10,67</text:p>
          </table:table-cell>
          <table:table-cell office:value-type="float" office:value="0.67" calcext:value-type="float">
            <text:p>0,67</text:p>
          </table:table-cell>
          <table:table-cell office:value-type="float" office:value="12" calcext:value-type="float">
            <text:p>12</text:p>
          </table:table-cell>
          <table:table-cell office:value-type="float" office:value="21.33" calcext:value-type="float">
            <text:p>21,3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6.67" calcext:value-type="float">
            <text:p>6,67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20.67" calcext:value-type="float">
            <text:p>20,67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4.67" calcext:value-type="float">
            <text:p>14,67</text:p>
          </table:table-cell>
          <table:table-cell table:formula="of:=AVERAGE([.A248:.T248])" office:value-type="float" office:value="11.867" calcext:value-type="float">
            <text:p>11,9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.33" calcext:value-type="float">
            <text:p>7,3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2.67" calcext:value-type="float">
            <text:p>12,67</text:p>
          </table:table-cell>
          <table:table-cell office:value-type="float" office:value="1.33" calcext:value-type="float">
            <text:p>1,33</text:p>
          </table:table-cell>
          <table:table-cell office:value-type="float" office:value="8.67" calcext:value-type="float">
            <text:p>8,67</text:p>
          </table:table-cell>
          <table:table-cell office:value-type="float" office:value="18.67" calcext:value-type="float">
            <text:p>18,67</text:p>
          </table:table-cell>
          <table:table-cell office:value-type="float" office:value="7.33" calcext:value-type="float">
            <text:p>7,33</text:p>
          </table:table-cell>
          <table:table-cell office:value-type="float" office:value="12" calcext:value-type="float">
            <text:p>12</text:p>
          </table:table-cell>
          <table:table-cell office:value-type="float" office:value="11.33" calcext:value-type="float">
            <text:p>11,33</text:p>
          </table:table-cell>
          <table:table-cell office:value-type="float" office:value="6.67" calcext:value-type="float">
            <text:p>6,67</text:p>
          </table:table-cell>
          <table:table-cell office:value-type="float" office:value="25.33" calcext:value-type="float">
            <text:p>25,33</text:p>
          </table:table-cell>
          <table:table-cell office:value-type="float" office:value="22.67" calcext:value-type="float">
            <text:p>22,67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13.33" calcext:value-type="float">
            <text:p>13,33</text:p>
          </table:table-cell>
          <table:table-cell office:value-type="float" office:value="9.33" calcext:value-type="float">
            <text:p>9,33</text:p>
          </table:table-cell>
          <table:table-cell office:value-type="float" office:value="10" calcext:value-type="float">
            <text:p>10</text:p>
          </table:table-cell>
          <table:table-cell office:value-type="float" office:value="14.67" calcext:value-type="float">
            <text:p>14,67</text:p>
          </table:table-cell>
          <table:table-cell table:formula="of:=AVERAGE([.A249:.T249])" office:value-type="float" office:value="12.1665" calcext:value-type="float">
            <text:p>12,2</text:p>
          </table:table-cell>
          <table:table-cell table:number-columns-repeated="8"/>
        </table:table-row>
        <table:table-row table:style-name="ro1">
          <table:table-cell office:value-type="float" office:value="7.33" calcext:value-type="float">
            <text:p>7,33</text:p>
          </table:table-cell>
          <table:table-cell office:value-type="float" office:value="25.33" calcext:value-type="float">
            <text:p>25,33</text:p>
          </table:table-cell>
          <table:table-cell office:value-type="float" office:value="19.33" calcext:value-type="float">
            <text:p>19,33</text:p>
          </table:table-cell>
          <table:table-cell office:value-type="float" office:value="18" calcext:value-type="float">
            <text:p>18</text:p>
          </table:table-cell>
          <table:table-cell office:value-type="float" office:value="9.33" calcext:value-type="float">
            <text:p>9,33</text:p>
          </table:table-cell>
          <table:table-cell office:value-type="float" office:value="18.67" calcext:value-type="float">
            <text:p>18,67</text:p>
          </table:table-cell>
          <table:table-cell office:value-type="float" office:value="5.33" calcext:value-type="float">
            <text:p>5,33</text:p>
          </table:table-cell>
          <table:table-cell office:value-type="float" office:value="9.33" calcext:value-type="float">
            <text:p>9,33</text:p>
          </table:table-cell>
          <table:table-cell office:value-type="float" office:value="20" calcext:value-type="float">
            <text:p>20</text:p>
          </table:table-cell>
          <table:table-cell office:value-type="float" office:value="19.33" calcext:value-type="float">
            <text:p>19,33</text:p>
          </table:table-cell>
          <table:table-cell office:value-type="float" office:value="10.67" calcext:value-type="float">
            <text:p>10,67</text:p>
          </table:table-cell>
          <table:table-cell office:value-type="float" office:value="17.33" calcext:value-type="float">
            <text:p>17,33</text:p>
          </table:table-cell>
          <table:table-cell office:value-type="float" office:value="9.33" calcext:value-type="float">
            <text:p>9,33</text:p>
          </table:table-cell>
          <table:table-cell office:value-type="float" office:value="22" calcext:value-type="float">
            <text:p>22</text:p>
          </table:table-cell>
          <table:table-cell office:value-type="float" office:value="28.67" calcext:value-type="float">
            <text:p>28,67</text:p>
          </table:table-cell>
          <table:table-cell office:value-type="float" office:value="9.33" calcext:value-type="float">
            <text:p>9,33</text:p>
          </table:table-cell>
          <table:table-cell office:value-type="float" office:value="12.67" calcext:value-type="float">
            <text:p>12,67</text:p>
          </table:table-cell>
          <table:table-cell office:value-type="float" office:value="30.67" calcext:value-type="float">
            <text:p>30,67</text:p>
          </table:table-cell>
          <table:table-cell office:value-type="float" office:value="10.67" calcext:value-type="float">
            <text:p>10,67</text:p>
          </table:table-cell>
          <table:table-cell office:value-type="float" office:value="12" calcext:value-type="float">
            <text:p>12</text:p>
          </table:table-cell>
          <table:table-cell table:formula="of:=AVERAGE([.A250:.T250])" office:value-type="float" office:value="15.766" calcext:value-type="float">
            <text:p>15,8</text:p>
          </table:table-cell>
          <table:table-cell table:number-columns-repeated="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3.33" calcext:value-type="float">
            <text:p>13,33</text:p>
          </table:table-cell>
          <table:table-cell office:value-type="float" office:value="24.67" calcext:value-type="float">
            <text:p>24,67</text:p>
          </table:table-cell>
          <table:table-cell office:value-type="float" office:value="15.33" calcext:value-type="float">
            <text:p>15,33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9.33" calcext:value-type="float">
            <text:p>19,33</text:p>
          </table:table-cell>
          <table:table-cell office:value-type="float" office:value="21.33" calcext:value-type="float">
            <text:p>21,33</text:p>
          </table:table-cell>
          <table:table-cell office:value-type="float" office:value="16.67" calcext:value-type="float">
            <text:p>16,67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17.33" calcext:value-type="float">
            <text:p>17,33</text:p>
          </table:table-cell>
          <table:table-cell office:value-type="float" office:value="31.33" calcext:value-type="float">
            <text:p>31,33</text:p>
          </table:table-cell>
          <table:table-cell office:value-type="float" office:value="17.33" calcext:value-type="float">
            <text:p>17,33</text:p>
          </table:table-cell>
          <table:table-cell office:value-type="float" office:value="23.33" calcext:value-type="float">
            <text:p>23,33</text:p>
          </table:table-cell>
          <table:table-cell office:value-type="float" office:value="29.33" calcext:value-type="float">
            <text:p>29,33</text:p>
          </table:table-cell>
          <table:table-cell office:value-type="float" office:value="27.33" calcext:value-type="float">
            <text:p>27,33</text:p>
          </table:table-cell>
          <table:table-cell office:value-type="float" office:value="4" calcext:value-type="float">
            <text:p>4</text:p>
          </table:table-cell>
          <table:table-cell table:formula="of:=AVERAGE([.A251:.T251])" office:value-type="float" office:value="20.032" calcext:value-type="float">
            <text:p>20,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3.33" calcext:value-type="float">
            <text:p>23,33</text:p>
          </table:table-cell>
          <table:table-cell office:value-type="float" office:value="18" calcext:value-type="float">
            <text:p>18</text:p>
          </table:table-cell>
          <table:table-cell office:value-type="float" office:value="20.67" calcext:value-type="float">
            <text:p>20,67</text:p>
          </table:table-cell>
          <table:table-cell office:value-type="float" office:value="19.33" calcext:value-type="float">
            <text:p>19,33</text:p>
          </table:table-cell>
          <table:table-cell office:value-type="float" office:value="16" calcext:value-type="float">
            <text:p>16</text:p>
          </table:table-cell>
          <table:table-cell office:value-type="float" office:value="33.33" calcext:value-type="float">
            <text:p>33,33</text:p>
          </table:table-cell>
          <table:table-cell office:value-type="float" office:value="19.33" calcext:value-type="float">
            <text:p>19,33</text:p>
          </table:table-cell>
          <table:table-cell office:value-type="float" office:value="22.67" calcext:value-type="float">
            <text:p>22,67</text:p>
          </table:table-cell>
          <table:table-cell office:value-type="float" office:value="18" calcext:value-type="float">
            <text:p>18</text:p>
          </table:table-cell>
          <table:table-cell office:value-type="float" office:value="12.67" calcext:value-type="float">
            <text:p>12,67</text:p>
          </table:table-cell>
          <table:table-cell office:value-type="float" office:value="8.67" calcext:value-type="float">
            <text:p>8,67</text:p>
          </table:table-cell>
          <table:table-cell office:value-type="float" office:value="20.67" calcext:value-type="float">
            <text:p>20,67</text:p>
          </table:table-cell>
          <table:table-cell office:value-type="float" office:value="11.33" calcext:value-type="float">
            <text:p>11,33</text:p>
          </table:table-cell>
          <table:table-cell office:value-type="float" office:value="7.33" calcext:value-type="float">
            <text:p>7,33</text:p>
          </table:table-cell>
          <table:table-cell office:value-type="float" office:value="19.33" calcext:value-type="float">
            <text:p>19,33</text:p>
          </table:table-cell>
          <table:table-cell office:value-type="float" office:value="14.67" calcext:value-type="float">
            <text:p>14,67</text:p>
          </table:table-cell>
          <table:table-cell office:value-type="float" office:value="18.67" calcext:value-type="float">
            <text:p>18,67</text:p>
          </table:table-cell>
          <table:table-cell office:value-type="float" office:value="14.67" calcext:value-type="float">
            <text:p>14,67</text:p>
          </table:table-cell>
          <table:table-cell office:value-type="float" office:value="16" calcext:value-type="float">
            <text:p>16</text:p>
          </table:table-cell>
          <table:table-cell table:formula="of:=AVERAGE([.A252:.T252])" office:value-type="float" office:value="17.9" calcext:value-type="float">
            <text:p>17,9</text:p>
          </table:table-cell>
          <table:table-cell table:number-columns-repeated="8"/>
        </table:table-row>
        <table:table-row table:style-name="ro1">
          <table:table-cell office:value-type="float" office:value="0.67" calcext:value-type="float">
            <text:p>0,67</text:p>
          </table:table-cell>
          <table:table-cell office:value-type="float" office:value="24.67" calcext:value-type="float">
            <text:p>24,67</text:p>
          </table:table-cell>
          <table:table-cell office:value-type="float" office:value="14.67" calcext:value-type="float">
            <text:p>14,67</text:p>
          </table:table-cell>
          <table:table-cell office:value-type="float" office:value="9.33" calcext:value-type="float">
            <text:p>9,33</text:p>
          </table:table-cell>
          <table:table-cell office:value-type="float" office:value="14.67" calcext:value-type="float">
            <text:p>14,67</text:p>
          </table:table-cell>
          <table:table-cell office:value-type="float" office:value="27.33" calcext:value-type="float">
            <text:p>27,33</text:p>
          </table:table-cell>
          <table:table-cell office:value-type="float" office:value="17.33" calcext:value-type="float">
            <text:p>17,33</text:p>
          </table:table-cell>
          <table:table-cell office:value-type="float" office:value="20" calcext:value-type="float">
            <text:p>20</text:p>
          </table:table-cell>
          <table:table-cell office:value-type="float" office:value="16.67" calcext:value-type="float">
            <text:p>16,67</text:p>
          </table:table-cell>
          <table:table-cell office:value-type="float" office:value="0" calcext:value-type="float">
            <text:p>0</text:p>
          </table:table-cell>
          <table:table-cell office:value-type="float" office:value="21.33" calcext:value-type="float">
            <text:p>21,33</text:p>
          </table:table-cell>
          <table:table-cell office:value-type="float" office:value="26.67" calcext:value-type="float">
            <text:p>26,67</text:p>
          </table:table-cell>
          <table:table-cell office:value-type="float" office:value="22" calcext:value-type="float">
            <text:p>22</text:p>
          </table:table-cell>
          <table:table-cell office:value-type="float" office:value="16.67" calcext:value-type="float">
            <text:p>16,67</text:p>
          </table:table-cell>
          <table:table-cell office:value-type="float" office:value="21.33" calcext:value-type="float">
            <text:p>21,33</text:p>
          </table:table-cell>
          <table:table-cell office:value-type="float" office:value="18.67" calcext:value-type="float">
            <text:p>18,67</text:p>
          </table:table-cell>
          <table:table-cell office:value-type="float" office:value="23.33" calcext:value-type="float">
            <text:p>23,33</text:p>
          </table:table-cell>
          <table:table-cell office:value-type="float" office:value="17.33" calcext:value-type="float">
            <text:p>17,33</text:p>
          </table:table-cell>
          <table:table-cell office:value-type="float" office:value="16.67" calcext:value-type="float">
            <text:p>16,67</text:p>
          </table:table-cell>
          <table:table-cell office:value-type="float" office:value="31.33" calcext:value-type="float">
            <text:p>31,33</text:p>
          </table:table-cell>
          <table:table-cell table:formula="of:=AVERAGE([.A253:.T253])" office:value-type="float" office:value="18.0335" calcext:value-type="float">
            <text:p>18,0</text:p>
          </table:table-cell>
          <table:table-cell table:number-columns-repeated="8"/>
        </table:table-row>
        <table:table-row table:style-name="ro1">
          <table:table-cell office:value-type="float" office:value="24.67" calcext:value-type="float">
            <text:p>24,67</text:p>
          </table:table-cell>
          <table:table-cell office:value-type="float" office:value="25.33" calcext:value-type="float">
            <text:p>25,33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27.33" calcext:value-type="float">
            <text:p>27,33</text:p>
          </table:table-cell>
          <table:table-cell office:value-type="float" office:value="16.67" calcext:value-type="float">
            <text:p>16,67</text:p>
          </table:table-cell>
          <table:table-cell office:value-type="float" office:value="10" calcext:value-type="float">
            <text:p>10</text:p>
          </table:table-cell>
          <table:table-cell office:value-type="float" office:value="24.67" calcext:value-type="float">
            <text:p>24,67</text:p>
          </table:table-cell>
          <table:table-cell table:number-columns-repeated="2" office:value-type="float" office:value="17.33" calcext:value-type="float">
            <text:p>17,33</text:p>
          </table:table-cell>
          <table:table-cell office:value-type="float" office:value="15.33" calcext:value-type="float">
            <text:p>15,33</text:p>
          </table:table-cell>
          <table:table-cell office:value-type="float" office:value="20.67" calcext:value-type="float">
            <text:p>20,67</text:p>
          </table:table-cell>
          <table:table-cell office:value-type="float" office:value="16.67" calcext:value-type="float">
            <text:p>16,67</text:p>
          </table:table-cell>
          <table:table-cell office:value-type="float" office:value="9.33" calcext:value-type="float">
            <text:p>9,33</text:p>
          </table:table-cell>
          <table:table-cell office:value-type="float" office:value="16.67" calcext:value-type="float">
            <text:p>16,67</text:p>
          </table:table-cell>
          <table:table-cell office:value-type="float" office:value="14.67" calcext:value-type="float">
            <text:p>14,67</text:p>
          </table:table-cell>
          <table:table-cell table:number-columns-repeated="2" office:value-type="float" office:value="12.67" calcext:value-type="float">
            <text:p>12,67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table:formula="of:=AVERAGE([.A254:.T254])" office:value-type="float" office:value="17.2005" calcext:value-type="float">
            <text:p>17,2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7.33" calcext:value-type="float">
            <text:p>17,33</text:p>
          </table:table-cell>
          <table:table-cell office:value-type="float" office:value="20" calcext:value-type="float">
            <text:p>20</text:p>
          </table:table-cell>
          <table:table-cell office:value-type="float" office:value="16.67" calcext:value-type="float">
            <text:p>16,67</text:p>
          </table:table-cell>
          <table:table-cell office:value-type="float" office:value="26" calcext:value-type="float">
            <text:p>26</text:p>
          </table:table-cell>
          <table:table-cell office:value-type="float" office:value="24.67" calcext:value-type="float">
            <text:p>24,67</text:p>
          </table:table-cell>
          <table:table-cell office:value-type="float" office:value="21.33" calcext:value-type="float">
            <text:p>21,33</text:p>
          </table:table-cell>
          <table:table-cell office:value-type="float" office:value="16.67" calcext:value-type="float">
            <text:p>16,67</text:p>
          </table:table-cell>
          <table:table-cell office:value-type="float" office:value="13.33" calcext:value-type="float">
            <text:p>13,33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float" office:value="26.67" calcext:value-type="float">
            <text:p>26,67</text:p>
          </table:table-cell>
          <table:table-cell office:value-type="float" office:value="14.67" calcext:value-type="float">
            <text:p>14,67</text:p>
          </table:table-cell>
          <table:table-cell office:value-type="float" office:value="12" calcext:value-type="float">
            <text:p>12</text:p>
          </table:table-cell>
          <table:table-cell office:value-type="float" office:value="24.67" calcext:value-type="float">
            <text:p>24,67</text:p>
          </table:table-cell>
          <table:table-cell office:value-type="float" office:value="17.33" calcext:value-type="float">
            <text:p>17,33</text:p>
          </table:table-cell>
          <table:table-cell office:value-type="float" office:value="11.33" calcext:value-type="float">
            <text:p>11,33</text:p>
          </table:table-cell>
          <table:table-cell office:value-type="float" office:value="27.33" calcext:value-type="float">
            <text:p>27,33</text:p>
          </table:table-cell>
          <table:table-cell office:value-type="float" office:value="15.33" calcext:value-type="float">
            <text:p>15,33</text:p>
          </table:table-cell>
          <table:table-cell table:formula="of:=AVERAGE([.A255:.T255])" office:value-type="float" office:value="18.4665" calcext:value-type="float">
            <text:p>18,5</text:p>
          </table:table-cell>
          <table:table-cell table:number-columns-repeated="8"/>
        </table:table-row>
        <table:table-row table:style-name="ro1">
          <table:table-cell office:value-type="float" office:value="18.67" calcext:value-type="float">
            <text:p>18,67</text:p>
          </table:table-cell>
          <table:table-cell office:value-type="float" office:value="21.33" calcext:value-type="float">
            <text:p>21,33</text:p>
          </table:table-cell>
          <table:table-cell office:value-type="float" office:value="19.33" calcext:value-type="float">
            <text:p>19,33</text:p>
          </table:table-cell>
          <table:table-cell office:value-type="float" office:value="23.33" calcext:value-type="float">
            <text:p>23,33</text:p>
          </table:table-cell>
          <table:table-cell office:value-type="float" office:value="20" calcext:value-type="float">
            <text:p>20</text:p>
          </table:table-cell>
          <table:table-cell office:value-type="float" office:value="22.67" calcext:value-type="float">
            <text:p>22,67</text:p>
          </table:table-cell>
          <table:table-cell office:value-type="float" office:value="15.33" calcext:value-type="float">
            <text:p>15,33</text:p>
          </table:table-cell>
          <table:table-cell office:value-type="float" office:value="12" calcext:value-type="float">
            <text:p>12</text:p>
          </table:table-cell>
          <table:table-cell office:value-type="float" office:value="38.67" calcext:value-type="float">
            <text:p>38,67</text:p>
          </table:table-cell>
          <table:table-cell office:value-type="float" office:value="10" calcext:value-type="float">
            <text:p>10</text:p>
          </table:table-cell>
          <table:table-cell office:value-type="float" office:value="17.33" calcext:value-type="float">
            <text:p>17,33</text:p>
          </table:table-cell>
          <table:table-cell office:value-type="float" office:value="16" calcext:value-type="float">
            <text:p>16</text:p>
          </table:table-cell>
          <table:table-cell office:value-type="float" office:value="9.33" calcext:value-type="float">
            <text:p>9,33</text:p>
          </table:table-cell>
          <table:table-cell office:value-type="float" office:value="15.33" calcext:value-type="float">
            <text:p>15,33</text:p>
          </table:table-cell>
          <table:table-cell office:value-type="float" office:value="13.33" calcext:value-type="float">
            <text:p>13,33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float" office:value="30.67" calcext:value-type="float">
            <text:p>30,67</text:p>
          </table:table-cell>
          <table:table-cell office:value-type="float" office:value="31.33" calcext:value-type="float">
            <text:p>31,33</text:p>
          </table:table-cell>
          <table:table-cell office:value-type="float" office:value="24.67" calcext:value-type="float">
            <text:p>24,67</text:p>
          </table:table-cell>
          <table:table-cell table:formula="of:=AVERAGE([.A256:.T256])" office:value-type="float" office:value="20.366" calcext:value-type="float">
            <text:p>20,4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24.67" calcext:value-type="float">
            <text:p>24,67</text:p>
          </table:table-cell>
          <table:table-cell office:value-type="float" office:value="8" calcext:value-type="float">
            <text:p>8</text:p>
          </table:table-cell>
          <table:table-cell office:value-type="float" office:value="28.67" calcext:value-type="float">
            <text:p>28,67</text:p>
          </table:table-cell>
          <table:table-cell office:value-type="float" office:value="19.33" calcext:value-type="float">
            <text:p>19,33</text:p>
          </table:table-cell>
          <table:table-cell office:value-type="float" office:value="26.67" calcext:value-type="float">
            <text:p>26,67</text:p>
          </table:table-cell>
          <table:table-cell office:value-type="float" office:value="36" calcext:value-type="float">
            <text:p>36</text:p>
          </table:table-cell>
          <table:table-cell office:value-type="float" office:value="11.33" calcext:value-type="float">
            <text:p>11,33</text:p>
          </table:table-cell>
          <table:table-cell office:value-type="float" office:value="16" calcext:value-type="float">
            <text:p>16</text:p>
          </table:table-cell>
          <table:table-cell office:value-type="float" office:value="19.33" calcext:value-type="float">
            <text:p>19,33</text:p>
          </table:table-cell>
          <table:table-cell office:value-type="float" office:value="28" calcext:value-type="float">
            <text:p>28</text:p>
          </table:table-cell>
          <table:table-cell office:value-type="float" office:value="14.67" calcext:value-type="float">
            <text:p>14,67</text:p>
          </table:table-cell>
          <table:table-cell office:value-type="float" office:value="16.67" calcext:value-type="float">
            <text:p>16,67</text:p>
          </table:table-cell>
          <table:table-cell office:value-type="float" office:value="12.67" calcext:value-type="float">
            <text:p>12,67</text:p>
          </table:table-cell>
          <table:table-cell office:value-type="float" office:value="20.67" calcext:value-type="float">
            <text:p>20,67</text:p>
          </table:table-cell>
          <table:table-cell office:value-type="float" office:value="38.67" calcext:value-type="float">
            <text:p>38,67</text:p>
          </table:table-cell>
          <table:table-cell office:value-type="float" office:value="31.33" calcext:value-type="float">
            <text:p>31,33</text:p>
          </table:table-cell>
          <table:table-cell office:value-type="float" office:value="23.33" calcext:value-type="float">
            <text:p>23,33</text:p>
          </table:table-cell>
          <table:table-cell table:formula="of:=AVERAGE([.A257:.T257])" office:value-type="float" office:value="22.7005" calcext:value-type="float">
            <text:p>22,7</text:p>
          </table:table-cell>
          <table:table-cell table:number-columns-repeated="8"/>
        </table:table-row>
        <table:table-row table:style-name="ro1">
          <table:table-cell office:value-type="float" office:value="16.67" calcext:value-type="float">
            <text:p>16,67</text:p>
          </table:table-cell>
          <table:table-cell office:value-type="float" office:value="32" calcext:value-type="float">
            <text:p>32</text:p>
          </table:table-cell>
          <table:table-cell office:value-type="float" office:value="21.33" calcext:value-type="float">
            <text:p>21,33</text:p>
          </table:table-cell>
          <table:table-cell office:value-type="float" office:value="25.33" calcext:value-type="float">
            <text:p>25,33</text:p>
          </table:table-cell>
          <table:table-cell office:value-type="float" office:value="21.33" calcext:value-type="float">
            <text:p>21,33</text:p>
          </table:table-cell>
          <table:table-cell office:value-type="float" office:value="16.67" calcext:value-type="float">
            <text:p>16,67</text:p>
          </table:table-cell>
          <table:table-cell office:value-type="float" office:value="24.67" calcext:value-type="float">
            <text:p>24,67</text:p>
          </table:table-cell>
          <table:table-cell office:value-type="float" office:value="20.67" calcext:value-type="float">
            <text:p>20,67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15.33" calcext:value-type="float">
            <text:p>15,33</text:p>
          </table:table-cell>
          <table:table-cell office:value-type="float" office:value="27.33" calcext:value-type="float">
            <text:p>27,33</text:p>
          </table:table-cell>
          <table:table-cell office:value-type="float" office:value="34" calcext:value-type="float">
            <text:p>34</text:p>
          </table:table-cell>
          <table:table-cell office:value-type="float" office:value="29.33" calcext:value-type="float">
            <text:p>29,33</text:p>
          </table:table-cell>
          <table:table-cell office:value-type="float" office:value="11.33" calcext:value-type="float">
            <text:p>11,33</text:p>
          </table:table-cell>
          <table:table-cell office:value-type="float" office:value="19.33" calcext:value-type="float">
            <text:p>19,33</text:p>
          </table:table-cell>
          <table:table-cell office:value-type="float" office:value="29.33" calcext:value-type="float">
            <text:p>29,33</text:p>
          </table:table-cell>
          <table:table-cell table:number-columns-repeated="2" office:value-type="float" office:value="19.33" calcext:value-type="float">
            <text:p>19,33</text:p>
          </table:table-cell>
          <table:table-cell office:value-type="float" office:value="13.33" calcext:value-type="float">
            <text:p>13,33</text:p>
          </table:table-cell>
          <table:table-cell table:formula="of:=AVERAGE([.A258:.T258])" office:value-type="float" office:value="21.732" calcext:value-type="float">
            <text:p>21,7</text:p>
          </table:table-cell>
          <table:table-cell table:number-columns-repeated="8"/>
        </table:table-row>
        <table:table-row table:style-name="ro1">
          <table:table-cell office:value-type="float" office:value="20.67" calcext:value-type="float">
            <text:p>20,67</text:p>
          </table:table-cell>
          <table:table-cell office:value-type="float" office:value="16" calcext:value-type="float">
            <text:p>16</text:p>
          </table:table-cell>
          <table:table-cell office:value-type="float" office:value="37.33" calcext:value-type="float">
            <text:p>37,33</text:p>
          </table:table-cell>
          <table:table-cell office:value-type="float" office:value="27.33" calcext:value-type="float">
            <text:p>27,33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20.67" calcext:value-type="float">
            <text:p>20,67</text:p>
          </table:table-cell>
          <table:table-cell office:value-type="float" office:value="22.67" calcext:value-type="float">
            <text:p>22,67</text:p>
          </table:table-cell>
          <table:table-cell office:value-type="float" office:value="17.33" calcext:value-type="float">
            <text:p>17,33</text:p>
          </table:table-cell>
          <table:table-cell office:value-type="float" office:value="24.67" calcext:value-type="float">
            <text:p>24,67</text:p>
          </table:table-cell>
          <table:table-cell office:value-type="float" office:value="16.67" calcext:value-type="float">
            <text:p>16,67</text:p>
          </table:table-cell>
          <table:table-cell office:value-type="float" office:value="22.67" calcext:value-type="float">
            <text:p>22,67</text:p>
          </table:table-cell>
          <table:table-cell office:value-type="float" office:value="33.33" calcext:value-type="float">
            <text:p>33,33</text:p>
          </table:table-cell>
          <table:table-cell office:value-type="float" office:value="9.33" calcext:value-type="float">
            <text:p>9,3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office:value-type="float" office:value="18.67" calcext:value-type="float">
            <text:p>18,67</text:p>
          </table:table-cell>
          <table:table-cell office:value-type="float" office:value="29.33" calcext:value-type="float">
            <text:p>29,33</text:p>
          </table:table-cell>
          <table:table-cell office:value-type="float" office:value="30.67" calcext:value-type="float">
            <text:p>30,67</text:p>
          </table:table-cell>
          <table:table-cell table:formula="of:=AVERAGE([.A259:.T259])" office:value-type="float" office:value="23.267" calcext:value-type="float">
            <text:p>23,3</text:p>
          </table:table-cell>
          <table:table-cell table:number-columns-repeated="8"/>
        </table:table-row>
        <table:table-row table:style-name="ro1">
          <table:table-cell office:value-type="float" office:value="22.67" calcext:value-type="float">
            <text:p>22,67</text:p>
          </table:table-cell>
          <table:table-cell office:value-type="float" office:value="19.33" calcext:value-type="float">
            <text:p>19,33</text:p>
          </table:table-cell>
          <table:table-cell office:value-type="float" office:value="22.67" calcext:value-type="float">
            <text:p>22,67</text:p>
          </table:table-cell>
          <table:table-cell office:value-type="float" office:value="29.33" calcext:value-type="float">
            <text:p>29,33</text:p>
          </table:table-cell>
          <table:table-cell office:value-type="float" office:value="24.67" calcext:value-type="float">
            <text:p>24,67</text:p>
          </table:table-cell>
          <table:table-cell office:value-type="float" office:value="28.67" calcext:value-type="float">
            <text:p>28,67</text:p>
          </table:table-cell>
          <table:table-cell office:value-type="float" office:value="15.33" calcext:value-type="float">
            <text:p>15,33</text:p>
          </table:table-cell>
          <table:table-cell office:value-type="float" office:value="19.33" calcext:value-type="float">
            <text:p>19,33</text:p>
          </table:table-cell>
          <table:table-cell office:value-type="float" office:value="21.33" calcext:value-type="float">
            <text:p>21,33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22.67" calcext:value-type="float">
            <text:p>22,67</text:p>
          </table:table-cell>
          <table:table-cell office:value-type="float" office:value="34.67" calcext:value-type="float">
            <text:p>34,67</text:p>
          </table:table-cell>
          <table:table-cell office:value-type="float" office:value="37.33" calcext:value-type="float">
            <text:p>37,33</text:p>
          </table:table-cell>
          <table:table-cell office:value-type="float" office:value="14.67" calcext:value-type="float">
            <text:p>14,67</text:p>
          </table:table-cell>
          <table:table-cell office:value-type="float" office:value="31.33" calcext:value-type="float">
            <text:p>31,33</text:p>
          </table:table-cell>
          <table:table-cell office:value-type="float" office:value="26.67" calcext:value-type="float">
            <text:p>26,67</text:p>
          </table:table-cell>
          <table:table-cell office:value-type="float" office:value="28.67" calcext:value-type="float">
            <text:p>28,67</text:p>
          </table:table-cell>
          <table:table-cell office:value-type="float" office:value="18" calcext:value-type="float">
            <text:p>18</text:p>
          </table:table-cell>
          <table:table-cell table:formula="of:=AVERAGE([.A260:.T260])" office:value-type="float" office:value="23.267" calcext:value-type="float">
            <text:p>23,3</text:p>
          </table:table-cell>
          <table:table-cell table:number-columns-repeated="8"/>
        </table:table-row>
        <table:table-row table:style-name="ro1">
          <table:table-cell office:value-type="float" office:value="36.67" calcext:value-type="float">
            <text:p>36,67</text:p>
          </table:table-cell>
          <table:table-cell office:value-type="float" office:value="37.33" calcext:value-type="float">
            <text:p>37,33</text:p>
          </table:table-cell>
          <table:table-cell office:value-type="float" office:value="28" calcext:value-type="float">
            <text:p>28</text:p>
          </table:table-cell>
          <table:table-cell office:value-type="float" office:value="29.33" calcext:value-type="float">
            <text:p>29,33</text:p>
          </table:table-cell>
          <table:table-cell office:value-type="float" office:value="35.33" calcext:value-type="float">
            <text:p>35,33</text:p>
          </table:table-cell>
          <table:table-cell office:value-type="float" office:value="25.33" calcext:value-type="float">
            <text:p>25,33</text:p>
          </table:table-cell>
          <table:table-cell office:value-type="float" office:value="17.33" calcext:value-type="float">
            <text:p>17,33</text:p>
          </table:table-cell>
          <table:table-cell office:value-type="float" office:value="29.33" calcext:value-type="float">
            <text:p>29,33</text:p>
          </table:table-cell>
          <table:table-cell office:value-type="float" office:value="28" calcext:value-type="float">
            <text:p>28</text:p>
          </table:table-cell>
          <table:table-cell office:value-type="float" office:value="18.67" calcext:value-type="float">
            <text:p>18,67</text:p>
          </table:table-cell>
          <table:table-cell office:value-type="float" office:value="30.67" calcext:value-type="float">
            <text:p>30,67</text:p>
          </table:table-cell>
          <table:table-cell office:value-type="float" office:value="34.67" calcext:value-type="float">
            <text:p>34,67</text:p>
          </table:table-cell>
          <table:table-cell office:value-type="float" office:value="23.33" calcext:value-type="float">
            <text:p>23,33</text:p>
          </table:table-cell>
          <table:table-cell office:value-type="float" office:value="24.67" calcext:value-type="float">
            <text:p>24,67</text:p>
          </table:table-cell>
          <table:table-cell office:value-type="float" office:value="16" calcext:value-type="float">
            <text:p>16</text:p>
          </table:table-cell>
          <table:table-cell office:value-type="float" office:value="17.33" calcext:value-type="float">
            <text:p>17,33</text:p>
          </table:table-cell>
          <table:table-cell office:value-type="float" office:value="32" calcext:value-type="float">
            <text:p>32</text:p>
          </table:table-cell>
          <table:table-cell office:value-type="float" office:value="35.33" calcext:value-type="float">
            <text:p>35,33</text:p>
          </table:table-cell>
          <table:table-cell office:value-type="float" office:value="18.67" calcext:value-type="float">
            <text:p>18,67</text:p>
          </table:table-cell>
          <table:table-cell office:value-type="float" office:value="32" calcext:value-type="float">
            <text:p>32</text:p>
          </table:table-cell>
          <table:table-cell table:formula="of:=AVERAGE([.A261:.T261])" office:value-type="float" office:value="27.4995" calcext:value-type="float">
            <text:p>27,5</text:p>
          </table:table-cell>
          <table:table-cell table:number-columns-repeated="8"/>
        </table:table-row>
        <table:table-row table:style-name="ro1">
          <table:table-cell office:value-type="float" office:value="29.33" calcext:value-type="float">
            <text:p>29,33</text:p>
          </table:table-cell>
          <table:table-cell office:value-type="float" office:value="21.33" calcext:value-type="float">
            <text:p>21,33</text:p>
          </table:table-cell>
          <table:table-cell office:value-type="float" office:value="18.67" calcext:value-type="float">
            <text:p>18,67</text:p>
          </table:table-cell>
          <table:table-cell office:value-type="float" office:value="32" calcext:value-type="float">
            <text:p>32</text:p>
          </table:table-cell>
          <table:table-cell office:value-type="float" office:value="19.33" calcext:value-type="float">
            <text:p>19,33</text:p>
          </table:table-cell>
          <table:table-cell office:value-type="float" office:value="22" calcext:value-type="float">
            <text:p>22</text:p>
          </table:table-cell>
          <table:table-cell office:value-type="float" office:value="37.33" calcext:value-type="float">
            <text:p>37,33</text:p>
          </table:table-cell>
          <table:table-cell office:value-type="float" office:value="20.67" calcext:value-type="float">
            <text:p>20,67</text:p>
          </table:table-cell>
          <table:table-cell office:value-type="float" office:value="18.67" calcext:value-type="float">
            <text:p>18,67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17.33" calcext:value-type="float">
            <text:p>17,33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10.67" calcext:value-type="float">
            <text:p>10,67</text:p>
          </table:table-cell>
          <table:table-cell office:value-type="float" office:value="25.33" calcext:value-type="float">
            <text:p>25,33</text:p>
          </table:table-cell>
          <table:table-cell office:value-type="float" office:value="36.67" calcext:value-type="float">
            <text:p>36,67</text:p>
          </table:table-cell>
          <table:table-cell table:formula="of:=AVERAGE([.A262:.T262])" office:value-type="float" office:value="23.7665" calcext:value-type="float">
            <text:p>23,8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6" calcext:value-type="float">
            <text:p>26</text:p>
          </table:table-cell>
          <table:table-cell office:value-type="float" office:value="28.67" calcext:value-type="float">
            <text:p>28,67</text:p>
          </table:table-cell>
          <table:table-cell office:value-type="float" office:value="20.67" calcext:value-type="float">
            <text:p>20,67</text:p>
          </table:table-cell>
          <table:table-cell office:value-type="float" office:value="20" calcext:value-type="float">
            <text:p>20</text:p>
          </table:table-cell>
          <table:table-cell office:value-type="float" office:value="27.33" calcext:value-type="float">
            <text:p>27,33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19.33" calcext:value-type="float">
            <text:p>19,33</text:p>
          </table:table-cell>
          <table:table-cell office:value-type="float" office:value="22" calcext:value-type="float">
            <text:p>22</text:p>
          </table:table-cell>
          <table:table-cell office:value-type="float" office:value="21.33" calcext:value-type="float">
            <text:p>21,33</text:p>
          </table:table-cell>
          <table:table-cell office:value-type="float" office:value="17.33" calcext:value-type="float">
            <text:p>17,33</text:p>
          </table:table-cell>
          <table:table-cell office:value-type="float" office:value="21.33" calcext:value-type="float">
            <text:p>21,33</text:p>
          </table:table-cell>
          <table:table-cell office:value-type="float" office:value="26.67" calcext:value-type="float">
            <text:p>26,67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21.33" calcext:value-type="float">
            <text:p>21,33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23.33" calcext:value-type="float">
            <text:p>23,33</text:p>
          </table:table-cell>
          <table:table-cell table:formula="of:=AVERAGE([.A263:.T263])" office:value-type="float" office:value="23.266" calcext:value-type="float">
            <text:p>23,3</text:p>
          </table:table-cell>
          <table:table-cell table:number-columns-repeated="8"/>
        </table:table-row>
        <table:table-row table:style-name="ro1">
          <table:table-cell office:value-type="float" office:value="20.67" calcext:value-type="float">
            <text:p>20,67</text:p>
          </table:table-cell>
          <table:table-cell office:value-type="float" office:value="29.33" calcext:value-type="float">
            <text:p>29,33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21.33" calcext:value-type="float">
            <text:p>21,33</text:p>
          </table:table-cell>
          <table:table-cell office:value-type="float" office:value="26.67" calcext:value-type="float">
            <text:p>26,67</text:p>
          </table:table-cell>
          <table:table-cell office:value-type="float" office:value="38.67" calcext:value-type="float">
            <text:p>38,67</text:p>
          </table:table-cell>
          <table:table-cell office:value-type="float" office:value="22" calcext:value-type="float">
            <text:p>22</text:p>
          </table:table-cell>
          <table:table-cell office:value-type="float" office:value="25.33" calcext:value-type="float">
            <text:p>25,33</text:p>
          </table:table-cell>
          <table:table-cell office:value-type="float" office:value="28" calcext:value-type="float">
            <text:p>28</text:p>
          </table:table-cell>
          <table:table-cell office:value-type="float" office:value="28.67" calcext:value-type="float">
            <text:p>28,67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23.33" calcext:value-type="float">
            <text:p>23,33</text:p>
          </table:table-cell>
          <table:table-cell office:value-type="float" office:value="26.67" calcext:value-type="float">
            <text:p>26,67</text:p>
          </table:table-cell>
          <table:table-cell office:value-type="float" office:value="35.33" calcext:value-type="float">
            <text:p>35,33</text:p>
          </table:table-cell>
          <table:table-cell office:value-type="float" office:value="29.33" calcext:value-type="float">
            <text:p>29,33</text:p>
          </table:table-cell>
          <table:table-cell office:value-type="float" office:value="23.33" calcext:value-type="float">
            <text:p>23,33</text:p>
          </table:table-cell>
          <table:table-cell office:value-type="float" office:value="18" calcext:value-type="float">
            <text:p>18</text:p>
          </table:table-cell>
          <table:table-cell table:formula="of:=AVERAGE([.A264:.T264])" office:value-type="float" office:value="27.033" calcext:value-type="float">
            <text:p>27,0</text:p>
          </table:table-cell>
          <table:table-cell table:number-columns-repeated="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3.33" calcext:value-type="float">
            <text:p>23,33</text:p>
          </table:table-cell>
          <table:table-cell office:value-type="float" office:value="21.33" calcext:value-type="float">
            <text:p>21,33</text:p>
          </table:table-cell>
          <table:table-cell office:value-type="float" office:value="38.67" calcext:value-type="float">
            <text:p>38,67</text:p>
          </table:table-cell>
          <table:table-cell office:value-type="float" office:value="24.67" calcext:value-type="float">
            <text:p>24,67</text:p>
          </table:table-cell>
          <table:table-cell office:value-type="float" office:value="32" calcext:value-type="float">
            <text:p>32</text:p>
          </table:table-cell>
          <table:table-cell office:value-type="float" office:value="25.33" calcext:value-type="float">
            <text:p>25,33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29.33" calcext:value-type="float">
            <text:p>29,33</text:p>
          </table:table-cell>
          <table:table-cell office:value-type="float" office:value="32" calcext:value-type="float">
            <text:p>32</text:p>
          </table:table-cell>
          <table:table-cell office:value-type="float" office:value="31.33" calcext:value-type="float">
            <text:p>31,33</text:p>
          </table:table-cell>
          <table:table-cell office:value-type="float" office:value="28" calcext:value-type="float">
            <text:p>28</text:p>
          </table:table-cell>
          <table:table-cell office:value-type="float" office:value="32.67" calcext:value-type="float">
            <text:p>32,67</text:p>
          </table:table-cell>
          <table:table-cell office:value-type="float" office:value="25.33" calcext:value-type="float">
            <text:p>25,33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22" calcext:value-type="float">
            <text:p>22</text:p>
          </table:table-cell>
          <table:table-cell office:value-type="float" office:value="37.33" calcext:value-type="float">
            <text:p>37,33</text:p>
          </table:table-cell>
          <table:table-cell office:value-type="float" office:value="33.33" calcext:value-type="float">
            <text:p>33,33</text:p>
          </table:table-cell>
          <table:table-cell table:formula="of:=AVERAGE([.A265:.T265])" office:value-type="float" office:value="29.5325" calcext:value-type="float">
            <text:p>29,5</text:p>
          </table:table-cell>
          <table:table-cell table:number-columns-repeated="8"/>
        </table:table-row>
        <table:table-row table:style-name="ro1" table:number-rows-repeated="1048310">
          <table:table-cell table:number-columns-repeated="29"/>
        </table:table-row>
        <table:table-row table:style-name="ro1">
          <table:table-cell table:number-columns-repeated="2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AR PL KaitiM GB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/>
    </number:number-style>
    <number:number-style style:name="N108">
      <number:number number:decimal-places="4" loext:min-decimal-places="4" number:min-integer-digits="1"/>
    </number:number-style>
    <number:number-style style:name="N109">
      <number:number number:decimal-places="3" loext:min-decimal-places="3" number:min-integer-digits="1"/>
    </number:number-style>
    <number:number-style style:name="N110">
      <number:number number:decimal-places="5" loext:min-decimal-places="5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1">00/00/0000</text:date>, <text:time style:data-style-name="N2" text:time-value="17:32:59.612279686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18T23:05:51.619176682</meta:creation-date>
    <dc:date>2021-03-11T17:54:49.203684363</dc:date>
    <meta:editing-duration>P2DT23H54M43S</meta:editing-duration>
    <meta:editing-cycles>230</meta:editing-cycles>
    <meta:generator>LibreOffice/6.4.6.2$Linux_X86_64 LibreOffice_project/40$Build-2</meta:generator>
    <meta:document-statistic meta:table-count="2" meta:cell-count="9656" meta:object-count="2"/>
  </office:meta>
</office:document-meta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07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graphic-properties svg:stroke-color="#b2b2b2" draw:fill="solid" draw:fill-color="#ffffff"/>
      <style:text-properties fo:font-size="11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tick-marks-major-inner="true" chart:tick-marks-major-outer="true" chart:logarithmic="false" chart:text-overlap="true" chart:reverse-direction="false" text:line-break="false" loext:try-staggering-first="false" chart:label-arrangement="side-by-side" chart:link-data-style-to-source="true" chart:axis-position="0"/>
      <style:paragraph-properties style:writing-mode="rl-tb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3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107">
      <style:chart-properties chart:display-label="true" chart:tick-marks-major-inner="true" chart:tick-marks-major-outer="true" chart:logarithmic="false" chart:origin="0" chart:reverse-direction="false" text:line-break="false" loext:try-staggering-first="false" chart:link-data-style-to-source="true" chart:axis-position="1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13pt" style:font-size-asian="9pt" style:font-size-complex="9pt"/>
    </style:style>
    <style:style style:name="ch9" style:family="chart">
      <style:graphic-properties svg:stroke-color="#b2b2b2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07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107">
      <style:chart-properties chart:symbol-type="named-symbol" chart:symbol-name="diamond" chart:symbol-width="0.25cm" chart:symbol-height="0.25cm" chart:link-data-style-to-source="true"/>
      <style:graphic-properties draw:stroke="dash" draw:stroke-dash="Fine_20_Dashed"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107">
      <style:chart-properties chart:symbol-type="named-symbol" chart:symbol-name="circle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7.485cm" svg:height="10.095cm" xlink:href=".." xlink:type="simple" chart:class="chart:line" chart:column-mapping="0 2 1 3" chart:style-name="ch1">
        <chart:legend chart:legend-position="end" svg:x="12.169cm" svg:y="5.433cm" style:legend-expansion="custom" chartooo:width="4.611cm" chartooo:height="2.54cm" style:legend-expansion-aspect-ratio="1.81535433070866" chart:style-name="ch2"/>
        <chart:plot-area chart:style-name="ch3" table:cell-range-address="Erlangs64_4C.Y3:Erlangs64_4C.AA19 Erlangs64_4C.Z2:Erlangs64_4C.AA2 Erlangs64_4C.AB2:Erlangs64_4C.AC19" chart:data-source-has-labels="both" svg:x="1.579cm" svg:y="0.201cm" svg:width="11.352cm" svg:height="8.493cm">
          <chartooo:coordinate-region svg:x="2.491cm" svg:y="0.4cm" svg:width="10.067cm" svg:height="7.568cm"/>
          <chart:axis chart:dimension="x" chart:name="primary-x" chart:style-name="ch4" chartooo:axis-type="text">
            <chart:title svg:x="5.717cm" svg:y="8.896cm" chart:style-name="ch5">
              <text:p>Load (Erlangs)</text:p>
            </chart:title>
            <chart:categories table:cell-range-address="Erlangs64_4C.Y3:Erlangs64_4C.Y19"/>
            <chart:grid chart:style-name="ch6" chart:class="major"/>
          </chart:axis>
          <chart:axis chart:dimension="y" chart:name="primary-y" chart:style-name="ch7">
            <chart:title svg:x="0.451cm" svg:y="6.912cm" chart:style-name="ch8">
              <text:p>Blocking Probability (%)</text:p>
            </chart:title>
            <chart:grid chart:style-name="ch9" chart:class="major"/>
          </chart:axis>
          <chart:series chart:style-name="ch10" chart:values-cell-range-address="Erlangs64_4C.Z3:Erlangs64_4C.Z19" chart:label-cell-address="Erlangs64_4C.Z2:Erlangs64_4C.Z2" chart:class="chart:line">
            <chart:data-point chart:repeated="17"/>
          </chart:series>
          <chart:series chart:style-name="ch11" chart:values-cell-range-address="Erlangs64_4C.AB3:Erlangs64_4C.AB19" chart:label-cell-address="Erlangs64_4C.AB2:Erlangs64_4C.AB2" chart:class="chart:line">
            <chart:data-point chart:repeated="17"/>
          </chart:series>
          <chart:series chart:style-name="ch12" chart:values-cell-range-address="Erlangs64_4C.AA3:Erlangs64_4C.AA19" chart:label-cell-address="Erlangs64_4C.AA2:Erlangs64_4C.AA2" chart:class="chart:line">
            <chart:data-point chart:repeated="17"/>
          </chart:series>
          <chart:series chart:style-name="ch13" chart:values-cell-range-address="Erlangs64_4C.AC3:Erlangs64_4C.AC19" chart:label-cell-address="Erlangs64_4C.AC2:Erlangs64_4C.AC2" chart:class="chart:line">
            <chart:data-point chart:repeated="1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anet</text:p>
                <draw:g>
                  <svg:desc>Erlangs64_4C.Z2:Erlangs64_4C.Z2</svg:desc>
                </draw:g>
              </table:table-cell>
              <table:table-cell office:value-type="string">
                <text:p>NSF</text:p>
                <draw:g>
                  <svg:desc>Erlangs64_4C.AB2:Erlangs64_4C.AB2</svg:desc>
                </draw:g>
              </table:table-cell>
              <table:table-cell office:value-type="string">
                <text:p>RedCLARA</text:p>
                <draw:g>
                  <svg:desc>Erlangs64_4C.AA2:Erlangs64_4C.AA2</svg:desc>
                </draw:g>
              </table:table-cell>
              <table:table-cell office:value-type="string">
                <text:p>Ipê</text:p>
                <draw:g>
                  <svg:desc>Erlangs64_4C.AC2:Erlangs64_4C.AC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Erlangs64_4C.Y3:Erlangs64_4C.Y19</svg:desc>
                </draw:g>
              </table:table-cell>
              <table:table-cell office:value-type="float" office:value="0.201">
                <text:p>0.201</text:p>
                <draw:g>
                  <svg:desc>Erlangs64_4C.Z3:Erlangs64_4C.Z19</svg:desc>
                </draw:g>
              </table:table-cell>
              <table:table-cell office:value-type="float" office:value="NaN">
                <text:p>NaN</text:p>
                <draw:g>
                  <svg:desc>Erlangs64_4C.AB3:Erlangs64_4C.AB19</svg:desc>
                </draw:g>
              </table:table-cell>
              <table:table-cell office:value-type="float" office:value="0.2675">
                <text:p>0.2675</text:p>
                <draw:g>
                  <svg:desc>Erlangs64_4C.AA3:Erlangs64_4C.AA19</svg:desc>
                </draw:g>
              </table:table-cell>
              <table:table-cell office:value-type="float" office:value="0.0335">
                <text:p>0.0335</text:p>
                <draw:g>
                  <svg:desc>Erlangs64_4C.AC3:Erlangs64_4C.AC19</svg:desc>
                </draw:g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6.334">
                <text:p>6.334</text:p>
              </table:table-cell>
              <table:table-cell office:value-type="float" office:value="NaN">
                <text:p>NaN</text:p>
              </table:table-cell>
              <table:table-cell office:value-type="float" office:value="8.0665">
                <text:p>8.0665</text:p>
              </table:table-cell>
              <table:table-cell office:value-type="float" office:value="0.067">
                <text:p>0.06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6.3335">
                <text:p>26.3335</text:p>
              </table:table-cell>
              <table:table-cell office:value-type="float" office:value="NaN">
                <text:p>NaN</text:p>
              </table:table-cell>
              <table:table-cell office:value-type="float" office:value="28.5005">
                <text:p>28.5005</text:p>
              </table:table-cell>
              <table:table-cell office:value-type="float" office:value="0.2335">
                <text:p>0.2335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41.2665">
                <text:p>41.2665</text:p>
              </table:table-cell>
              <table:table-cell office:value-type="float" office:value="NaN">
                <text:p>NaN</text:p>
              </table:table-cell>
              <table:table-cell office:value-type="float" office:value="46.7335">
                <text:p>46.7335</text:p>
              </table:table-cell>
              <table:table-cell office:value-type="float" office:value="1.234">
                <text:p>1.234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55.3345">
                <text:p>55.3345</text:p>
              </table:table-cell>
              <table:table-cell office:value-type="float" office:value="NaN">
                <text:p>NaN</text:p>
              </table:table-cell>
              <table:table-cell office:value-type="float" office:value="55.067">
                <text:p>55.067</text:p>
              </table:table-cell>
              <table:table-cell office:value-type="float" office:value="6.0995">
                <text:p>6.099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59.5675">
                <text:p>59.5675</text:p>
              </table:table-cell>
              <table:table-cell office:value-type="float" office:value="NaN">
                <text:p>NaN</text:p>
              </table:table-cell>
              <table:table-cell office:value-type="float" office:value="62.5985">
                <text:p>62.5985</text:p>
              </table:table-cell>
              <table:table-cell office:value-type="float" office:value="15.8335">
                <text:p>15.8335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68.833">
                <text:p>68.833</text:p>
              </table:table-cell>
              <table:table-cell office:value-type="float" office:value="NaN">
                <text:p>NaN</text:p>
              </table:table-cell>
              <table:table-cell office:value-type="float" office:value="66.5325">
                <text:p>66.5325</text:p>
              </table:table-cell>
              <table:table-cell office:value-type="float" office:value="23.433">
                <text:p>23.433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70.166">
                <text:p>70.166</text:p>
              </table:table-cell>
              <table:table-cell office:value-type="float" office:value="NaN">
                <text:p>NaN</text:p>
              </table:table-cell>
              <table:table-cell office:value-type="float" office:value="70.8665">
                <text:p>70.8665</text:p>
              </table:table-cell>
              <table:table-cell office:value-type="float" office:value="33.266">
                <text:p>33.266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73.9675">
                <text:p>73.9675</text:p>
              </table:table-cell>
              <table:table-cell office:value-type="float" office:value="NaN">
                <text:p>NaN</text:p>
              </table:table-cell>
              <table:table-cell office:value-type="float" office:value="71.599">
                <text:p>71.599</text:p>
              </table:table-cell>
              <table:table-cell office:value-type="float" office:value="33.967">
                <text:p>33.967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75.3675">
                <text:p>75.3675</text:p>
              </table:table-cell>
              <table:table-cell office:value-type="float" office:value="NaN">
                <text:p>NaN</text:p>
              </table:table-cell>
              <table:table-cell office:value-type="float" office:value="75.0665">
                <text:p>75.0665</text:p>
              </table:table-cell>
              <table:table-cell office:value-type="float" office:value="40.5665">
                <text:p>40.5665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78.267">
                <text:p>78.267</text:p>
              </table:table-cell>
              <table:table-cell office:value-type="float" office:value="NaN">
                <text:p>NaN</text:p>
              </table:table-cell>
              <table:table-cell office:value-type="float" office:value="78.8325">
                <text:p>78.8325</text:p>
              </table:table-cell>
              <table:table-cell office:value-type="float" office:value="47.0335">
                <text:p>47.0335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79.2335">
                <text:p>79.2335</text:p>
              </table:table-cell>
              <table:table-cell office:value-type="float" office:value="NaN">
                <text:p>NaN</text:p>
              </table:table-cell>
              <table:table-cell office:value-type="float" office:value="80.4665">
                <text:p>80.4665</text:p>
              </table:table-cell>
              <table:table-cell office:value-type="float" office:value="50.834">
                <text:p>50.834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80.934">
                <text:p>80.934</text:p>
              </table:table-cell>
              <table:table-cell office:value-type="float" office:value="NaN">
                <text:p>NaN</text:p>
              </table:table-cell>
              <table:table-cell office:value-type="float" office:value="79.9655">
                <text:p>79.9655</text:p>
              </table:table-cell>
              <table:table-cell office:value-type="float" office:value="53.6665">
                <text:p>53.6665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84.033">
                <text:p>84.033</text:p>
              </table:table-cell>
              <table:table-cell office:value-type="float" office:value="NaN">
                <text:p>NaN</text:p>
              </table:table-cell>
              <table:table-cell office:value-type="float" office:value="82.0995">
                <text:p>82.0995</text:p>
              </table:table-cell>
              <table:table-cell office:value-type="float" office:value="56.0675">
                <text:p>56.0675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84.367">
                <text:p>84.367</text:p>
              </table:table-cell>
              <table:table-cell office:value-type="float" office:value="NaN">
                <text:p>NaN</text:p>
              </table:table-cell>
              <table:table-cell office:value-type="float" office:value="82.8005">
                <text:p>82.8005</text:p>
              </table:table-cell>
              <table:table-cell office:value-type="float" office:value="59.8995">
                <text:p>59.8995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84.767">
                <text:p>84.767</text:p>
              </table:table-cell>
              <table:table-cell office:value-type="float" office:value="NaN">
                <text:p>NaN</text:p>
              </table:table-cell>
              <table:table-cell office:value-type="float" office:value="83.966">
                <text:p>83.966</text:p>
              </table:table-cell>
              <table:table-cell office:value-type="float" office:value="60.0005">
                <text:p>60.0005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85.866">
                <text:p>85.866</text:p>
              </table:table-cell>
              <table:table-cell office:value-type="float" office:value="NaN">
                <text:p>NaN</text:p>
              </table:table-cell>
              <table:table-cell office:value-type="float" office:value="82.9005">
                <text:p>82.9005</text:p>
              </table:table-cell>
              <table:table-cell office:value-type="float" office:value="61.266">
                <text:p>61.26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07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graphic-properties svg:stroke-color="#b2b2b2" draw:fill="solid" draw:fill-color="#ffffff"/>
      <style:text-properties fo:font-size="11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tick-marks-major-inner="true" chart:tick-marks-major-outer="true" chart:logarithmic="false" chart:text-overlap="true" chart:reverse-direction="false" text:line-break="false" loext:try-staggering-first="false" chart:label-arrangement="side-by-side" chart:link-data-style-to-source="true" chart:axis-position="0"/>
      <style:paragraph-properties style:writing-mode="rl-tb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3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107">
      <style:chart-properties chart:display-label="true" chart:tick-marks-major-inner="true" chart:tick-marks-major-outer="true" chart:logarithmic="false" chart:origin="0" chart:reverse-direction="false" text:line-break="false" loext:try-staggering-first="false" chart:link-data-style-to-source="true" chart:axis-position="1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13pt" style:font-size-asian="9pt" style:font-size-complex="9pt"/>
    </style:style>
    <style:style style:name="ch9" style:family="chart">
      <style:graphic-properties svg:stroke-color="#b2b2b2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07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107">
      <style:chart-properties chart:symbol-type="named-symbol" chart:symbol-name="diamond" chart:symbol-width="0.25cm" chart:symbol-height="0.25cm" chart:link-data-style-to-source="true"/>
      <style:graphic-properties draw:stroke="dash" draw:stroke-dash="Fine_20_Dashed"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107">
      <style:chart-properties chart:symbol-type="named-symbol" chart:symbol-name="circle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7.485cm" svg:height="10.095cm" xlink:href=".." xlink:type="simple" chart:class="chart:line" chart:column-mapping="0 2 1 3" chart:style-name="ch1">
        <chart:legend chart:legend-position="end" svg:x="2.836cm" svg:y="0.585cm" style:legend-expansion="custom" chartooo:width="4.611cm" chartooo:height="2.54cm" style:legend-expansion-aspect-ratio="1.81535433070866" chart:style-name="ch2"/>
        <chart:plot-area chart:style-name="ch3" table:cell-range-address="Erlangs64_8C.Y3:Erlangs64_8C.AA19 Erlangs64_8C.Z2:Erlangs64_8C.AA2 Erlangs64_8C.AB2:Erlangs64_8C.AC19" chart:data-source-has-labels="both" svg:x="1.579cm" svg:y="0.201cm" svg:width="11.352cm" svg:height="8.493cm">
          <chartooo:coordinate-region svg:x="2.491cm" svg:y="0.4cm" svg:width="10.253cm" svg:height="7.568cm"/>
          <chart:axis chart:dimension="x" chart:name="primary-x" chart:style-name="ch4" chartooo:axis-type="text">
            <chart:title svg:x="5.717cm" svg:y="8.896cm" chart:style-name="ch5">
              <text:p>Load (Erlangs)</text:p>
            </chart:title>
            <chart:categories table:cell-range-address="Erlangs64_8C.Y3:Erlangs64_8C.Y19"/>
            <chart:grid chart:style-name="ch6" chart:class="major"/>
          </chart:axis>
          <chart:axis chart:dimension="y" chart:name="primary-y" chart:style-name="ch7">
            <chart:title svg:x="0.451cm" svg:y="6.912cm" chart:style-name="ch8">
              <text:p>Blocking Probability (%)</text:p>
            </chart:title>
            <chart:grid chart:style-name="ch9" chart:class="major"/>
          </chart:axis>
          <chart:series chart:style-name="ch10" chart:values-cell-range-address="Erlangs64_8C.Z3:Erlangs64_8C.Z19" chart:label-cell-address="Erlangs64_8C.Z2:Erlangs64_8C.Z2" chart:class="chart:line">
            <chart:data-point chart:repeated="17"/>
          </chart:series>
          <chart:series chart:style-name="ch11" chart:values-cell-range-address="Erlangs64_8C.AB3:Erlangs64_8C.AB19" chart:label-cell-address="Erlangs64_8C.AB2:Erlangs64_8C.AB2" chart:class="chart:line">
            <chart:data-point chart:repeated="17"/>
          </chart:series>
          <chart:series chart:style-name="ch12" chart:values-cell-range-address="Erlangs64_8C.AA3:Erlangs64_8C.AA19" chart:label-cell-address="Erlangs64_8C.AA2:Erlangs64_8C.AA2" chart:class="chart:line">
            <chart:data-point chart:repeated="17"/>
          </chart:series>
          <chart:series chart:style-name="ch13" chart:values-cell-range-address="Erlangs64_8C.AC3:Erlangs64_8C.AC19" chart:label-cell-address="Erlangs64_8C.AC2:Erlangs64_8C.AC2" chart:class="chart:line">
            <chart:data-point chart:repeated="1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anet</text:p>
                <draw:g>
                  <svg:desc>Erlangs64_8C.Z2:Erlangs64_8C.Z2</svg:desc>
                </draw:g>
              </table:table-cell>
              <table:table-cell office:value-type="string">
                <text:p>NSF</text:p>
                <draw:g>
                  <svg:desc>Erlangs64_8C.AB2:Erlangs64_8C.AB2</svg:desc>
                </draw:g>
              </table:table-cell>
              <table:table-cell office:value-type="string">
                <text:p>RedCLARA</text:p>
                <draw:g>
                  <svg:desc>Erlangs64_8C.AA2:Erlangs64_8C.AA2</svg:desc>
                </draw:g>
              </table:table-cell>
              <table:table-cell office:value-type="string">
                <text:p>Ipê</text:p>
                <draw:g>
                  <svg:desc>Erlangs64_8C.AC2:Erlangs64_8C.AC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Erlangs64_8C.Y3:Erlangs64_8C.Y19</svg:desc>
                </draw:g>
              </table:table-cell>
              <table:table-cell office:value-type="float" office:value="0">
                <text:p>0</text:p>
                <draw:g>
                  <svg:desc>Erlangs64_8C.Z3:Erlangs64_8C.Z19</svg:desc>
                </draw:g>
              </table:table-cell>
              <table:table-cell office:value-type="float" office:value="0.1005">
                <text:p>0.1005</text:p>
                <draw:g>
                  <svg:desc>Erlangs64_8C.AB3:Erlangs64_8C.AB19</svg:desc>
                </draw:g>
              </table:table-cell>
              <table:table-cell office:value-type="float" office:value="0.134">
                <text:p>0.134</text:p>
                <draw:g>
                  <svg:desc>Erlangs64_8C.AA3:Erlangs64_8C.AA19</svg:desc>
                </draw:g>
              </table:table-cell>
              <table:table-cell office:value-type="float" office:value="0">
                <text:p>0</text:p>
                <draw:g>
                  <svg:desc>Erlangs64_8C.AC3:Erlangs64_8C.AC19</svg:desc>
                </draw:g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.067">
                <text:p>0.067</text:p>
              </table:table-cell>
              <table:table-cell office:value-type="float" office:value="0.134">
                <text:p>0.1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9005">
                <text:p>0.9005</text:p>
              </table:table-cell>
              <table:table-cell office:value-type="float" office:value="0.7345">
                <text:p>0.7345</text:p>
              </table:table-cell>
              <table:table-cell office:value-type="float" office:value="1.3675">
                <text:p>1.36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8.3335">
                <text:p>8.3335</text:p>
              </table:table-cell>
              <table:table-cell office:value-type="float" office:value="6.167">
                <text:p>6.167</text:p>
              </table:table-cell>
              <table:table-cell office:value-type="float" office:value="5.4995">
                <text:p>5.49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9.4">
                <text:p>19.4</text:p>
              </table:table-cell>
              <table:table-cell office:value-type="float" office:value="15.7335">
                <text:p>15.7335</text:p>
              </table:table-cell>
              <table:table-cell office:value-type="float" office:value="16.8325">
                <text:p>16.83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9.134">
                <text:p>29.134</text:p>
              </table:table-cell>
              <table:table-cell office:value-type="float" office:value="22.999">
                <text:p>22.999</text:p>
              </table:table-cell>
              <table:table-cell office:value-type="float" office:value="28.167">
                <text:p>28.1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39.5335">
                <text:p>39.5335</text:p>
              </table:table-cell>
              <table:table-cell office:value-type="float" office:value="30.2665">
                <text:p>30.2665</text:p>
              </table:table-cell>
              <table:table-cell office:value-type="float" office:value="37.2335">
                <text:p>37.23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43.5">
                <text:p>43.5</text:p>
              </table:table-cell>
              <table:table-cell office:value-type="float" office:value="40.266">
                <text:p>40.266</text:p>
              </table:table-cell>
              <table:table-cell office:value-type="float" office:value="41.7665">
                <text:p>41.7665</text:p>
              </table:table-cell>
              <table:table-cell office:value-type="float" office:value="0.8335">
                <text:p>0.8335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51.7335">
                <text:p>51.7335</text:p>
              </table:table-cell>
              <table:table-cell office:value-type="float" office:value="45.4335">
                <text:p>45.4335</text:p>
              </table:table-cell>
              <table:table-cell office:value-type="float" office:value="51.033">
                <text:p>51.033</text:p>
              </table:table-cell>
              <table:table-cell office:value-type="float" office:value="2.301">
                <text:p>2.301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54.9655">
                <text:p>54.9655</text:p>
              </table:table-cell>
              <table:table-cell office:value-type="float" office:value="47.2015">
                <text:p>47.2015</text:p>
              </table:table-cell>
              <table:table-cell office:value-type="float" office:value="52.367">
                <text:p>52.367</text:p>
              </table:table-cell>
              <table:table-cell office:value-type="float" office:value="3.833">
                <text:p>3.833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59.134">
                <text:p>59.134</text:p>
              </table:table-cell>
              <table:table-cell office:value-type="float" office:value="54.9">
                <text:p>54.9</text:p>
              </table:table-cell>
              <table:table-cell office:value-type="float" office:value="59.5335">
                <text:p>59.5335</text:p>
              </table:table-cell>
              <table:table-cell office:value-type="float" office:value="8.101">
                <text:p>8.101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60.7325">
                <text:p>60.7325</text:p>
              </table:table-cell>
              <table:table-cell office:value-type="float" office:value="56.7335">
                <text:p>56.7335</text:p>
              </table:table-cell>
              <table:table-cell office:value-type="float" office:value="58.501">
                <text:p>58.501</text:p>
              </table:table-cell>
              <table:table-cell office:value-type="float" office:value="13.2665">
                <text:p>13.2665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63.033">
                <text:p>63.033</text:p>
              </table:table-cell>
              <table:table-cell office:value-type="float" office:value="60.399">
                <text:p>60.399</text:p>
              </table:table-cell>
              <table:table-cell office:value-type="float" office:value="64.8665">
                <text:p>64.8665</text:p>
              </table:table-cell>
              <table:table-cell office:value-type="float" office:value="15.766">
                <text:p>15.766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66.1">
                <text:p>66.1</text:p>
              </table:table-cell>
              <table:table-cell office:value-type="float" office:value="63.8005">
                <text:p>63.8005</text:p>
              </table:table-cell>
              <table:table-cell office:value-type="float" office:value="63.2675">
                <text:p>63.2675</text:p>
              </table:table-cell>
              <table:table-cell office:value-type="float" office:value="17.2005">
                <text:p>17.2005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68.5005">
                <text:p>68.5005</text:p>
              </table:table-cell>
              <table:table-cell office:value-type="float" office:value="64.3005">
                <text:p>64.3005</text:p>
              </table:table-cell>
              <table:table-cell office:value-type="float" office:value="64.0345">
                <text:p>64.0345</text:p>
              </table:table-cell>
              <table:table-cell office:value-type="float" office:value="21.732">
                <text:p>21.732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71.066">
                <text:p>71.066</text:p>
              </table:table-cell>
              <table:table-cell office:value-type="float" office:value="65.2995">
                <text:p>65.2995</text:p>
              </table:table-cell>
              <table:table-cell office:value-type="float" office:value="68.4">
                <text:p>68.4</text:p>
              </table:table-cell>
              <table:table-cell office:value-type="float" office:value="23.7665">
                <text:p>23.7665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70.201">
                <text:p>70.201</text:p>
              </table:table-cell>
              <table:table-cell office:value-type="float" office:value="65.7335">
                <text:p>65.7335</text:p>
              </table:table-cell>
              <table:table-cell office:value-type="float" office:value="68.7005">
                <text:p>68.7005</text:p>
              </table:table-cell>
              <table:table-cell office:value-type="float" office:value="29.5325">
                <text:p>29.532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